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F" svg:font-family="" style:font-family-generic="roman"/>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41cm"/>
    </style:style>
    <style:style style:name="co2" style:family="table-column">
      <style:table-column-properties fo:break-before="auto" style:column-width="3.785cm"/>
    </style:style>
    <style:style style:name="co3" style:family="table-column">
      <style:table-column-properties fo:break-before="auto" style:column-width="13.289cm"/>
    </style:style>
    <style:style style:name="co4" style:family="table-column">
      <style:table-column-properties fo:break-before="auto" style:column-width="2.549cm"/>
    </style:style>
    <style:style style:name="co5" style:family="table-column">
      <style:table-column-properties fo:break-before="auto" style:column-width="3.965cm"/>
    </style:style>
    <style:style style:name="co6" style:family="table-column">
      <style:table-column-properties fo:break-before="auto" style:column-width="2.258cm"/>
    </style:style>
    <style:style style:name="co7" style:family="table-column">
      <style:table-column-properties fo:break-before="auto" style:column-width="4.634cm"/>
    </style:style>
    <style:style style:name="co8" style:family="table-column">
      <style:table-column-properties fo:break-before="auto" style:column-width="4.232cm"/>
    </style:style>
    <style:style style:name="co9" style:family="table-column">
      <style:table-column-properties fo:break-before="auto" style:column-width="3.21cm"/>
    </style:style>
    <style:style style:name="co10" style:family="table-column">
      <style:table-column-properties fo:break-before="auto" style:column-width="4.962cm"/>
    </style:style>
    <style:style style:name="co11" style:family="table-column">
      <style:table-column-properties fo:break-before="auto" style:column-width="11.689cm"/>
    </style:style>
    <style:style style:name="co12" style:family="table-column">
      <style:table-column-properties fo:break-before="auto" style:column-width="4.069cm"/>
    </style:style>
    <style:style style:name="co13" style:family="table-column">
      <style:table-column-properties fo:break-before="auto" style:column-width="8.267cm"/>
    </style:style>
    <style:style style:name="co14" style:family="table-column">
      <style:table-column-properties fo:break-before="auto" style:column-width="7.366cm"/>
    </style:style>
    <style:style style:name="ro1" style:family="table-row">
      <style:table-row-properties style:row-height="0.452cm" fo:break-before="auto" style:use-optimal-row-height="true"/>
    </style:style>
    <style:style style:name="ro2" style:family="table-row">
      <style:table-row-properties style:row-height="1.674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2.074cm" fo:break-before="auto" style:use-optimal-row-height="true"/>
    </style:style>
    <style:style style:name="ro5" style:family="table-row">
      <style:table-row-properties style:row-height="1.274cm" fo:break-before="auto" style:use-optimal-row-height="true"/>
    </style:style>
    <style:style style:name="ro6" style:family="table-row">
      <style:table-row-properties style:row-height="2.05cm" fo:break-before="auto" style:use-optimal-row-height="true"/>
    </style:style>
    <style:style style:name="ro7" style:family="table-row">
      <style:table-row-properties style:row-height="2.475cm" fo:break-before="auto" style:use-optimal-row-height="true"/>
    </style:style>
    <style:style style:name="ro8" style:family="table-row">
      <style:table-row-properties style:row-height="1.649cm" fo:break-before="auto" style:use-optimal-row-height="true"/>
    </style:style>
    <style:style style:name="ro9" style:family="table-row">
      <style:table-row-properties style:row-height="2.875cm" fo:break-before="auto" style:use-optimal-row-height="true"/>
    </style:style>
    <style:style style:name="ro10" style:family="table-row">
      <style:table-row-properties style:row-height="4.099cm" fo:break-before="auto" style:use-optimal-row-height="true"/>
    </style:style>
    <style:style style:name="ro11" style:family="table-row">
      <style:table-row-properties style:row-height="2.45cm" fo:break-before="auto" style:use-optimal-row-height="true"/>
    </style:style>
    <style:style style:name="ro12" style:family="table-row">
      <style:table-row-properties style:row-height="1.24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100"/>
    <style:style style:name="ce3"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fo:wrap-option="wrap" fo:border="0.06pt solid #000000"/>
    </style:style>
    <style:style style:name="ce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8"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Arial1"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transparent" fo:wrap-option="wrap" fo:border="0.06pt solid #000000"/>
      <style:text-properties fo:font-style="italic" style:font-style-asian="italic" style:font-style-complex="italic"/>
    </style:style>
    <style:style style:name="ce1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2"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1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1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background-color="transparent" fo:wrap-option="wrap" fo:border="0.06pt solid #000000"/>
      <style:paragraph-properties fo:text-align="center" fo:margin-left="0cm"/>
    </style:style>
    <style:style style:name="ce18" style:family="table-cell" style:parent-style-name="Default">
      <style:table-cell-properties fo:wrap-option="wrap" fo:border="0.06pt solid #000000"/>
    </style:style>
    <style:style style:name="ce19"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cccccc" fo:wrap-option="wrap" fo:border="0.06pt solid #000000"/>
    </style:style>
    <style:style style:name="ce21" style:family="table-cell" style:parent-style-name="Default">
      <style:table-cell-properties fo:border="0.06pt solid #000000"/>
    </style:style>
    <style:style style:name="ce22" style:family="table-cell" style:parent-style-name="Default">
      <style:table-cell-properties fo:background-color="#000000" fo:wrap-option="wrap" fo:border="0.06pt solid #000000"/>
      <style:text-properties style:font-name="Arial"/>
    </style:style>
    <style:style style:name="ce23" style:family="table-cell" style:parent-style-name="Default">
      <style:table-cell-properties fo:wrap-option="wrap"/>
      <style:text-properties style:font-name="Arial"/>
    </style:style>
    <style:style style:name="ce24" style:family="table-cell" style:parent-style-name="Default">
      <style:table-cell-properties fo:background-color="#cccccc" style:text-align-source="fix" style:repeat-content="false" fo:wrap-option="wrap" fo:border="0.06pt solid #000000"/>
      <style:paragraph-properties fo:text-align="center" fo:margin-left="0cm"/>
    </style:style>
    <style:style style:name="ce25" style:family="table-cell" style:parent-style-name="Default">
      <style:table-cell-properties style:text-align-source="fix" style:repeat-content="false" fo:wrap-option="wrap" fo:border="0.06pt solid #000000"/>
      <style:paragraph-properties fo:text-align="center" fo:margin-left="0cm"/>
    </style:style>
    <style:style style:name="ce26" style:family="table-cell" style:parent-style-name="Default">
      <style:table-cell-properties fo:background-color="#000000" style:text-align-source="fix" style:repeat-content="false" fo:wrap-option="wrap" fo:border="0.06pt solid #000000"/>
      <style:paragraph-properties fo:text-align="center" fo:margin-left="0cm"/>
      <style:text-properties style:font-name="Arial"/>
    </style:style>
    <style:style style:name="ce27" style:family="table-cell" style:parent-style-name="Default">
      <style:table-cell-properties style:text-align-source="fix" style:repeat-content="false" fo:wrap-option="wrap"/>
      <style:paragraph-properties fo:text-align="center" fo:margin-left="0cm"/>
      <style:text-properties style:font-name="Arial"/>
    </style:style>
    <style:style style:name="ce28" style:family="table-cell" style:parent-style-name="Default">
      <style:table-cell-properties fo:background-color="transparent" fo:wrap-option="wrap"/>
    </style:style>
    <style:style style:name="ce29" style:family="table-cell" style:parent-style-name="Default">
      <style:table-cell-properties fo:background-color="#ffffcc" style:text-align-source="fix" style:repeat-content="false" fo:wrap-option="wrap" fo:border="0.06pt solid #000000"/>
      <style:paragraph-properties fo:text-align="center" fo:margin-left="0cm"/>
    </style:style>
    <style:style style:name="ta_extref" style:family="table">
      <style:table-properties table:display="false"/>
    </style:style>
    <style:style style:name="T1" style:family="text">
      <style:text-properties style:font-name="Arial" fo:font-size="10pt" fo:font-style="italic" style:font-style-asian="italic" style:font-style-complex="italic"/>
    </style:style>
    <style:style style:name="T2" style:family="text">
      <style:text-properties style:font-name="Arial" fo:font-size="10pt"/>
    </style:style>
    <style:style style:name="T3" style:family="text">
      <style:text-properties style:font-name="" fo:font-size="12pt" style:font-name-complex="Arial"/>
    </style:style>
    <style:style style:name="T4" style:family="text">
      <style:text-properties style:font-name="" fo:font-size="12pt"/>
    </style:style>
  </office:automatic-styles>
  <office:body>
    <office:spreadsheet>
      <table:table table:name="MCD_Classes"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number-columns-repeated="1019" table:default-cell-style-name="ce7"/>
        <table:table-row table:style-name="ro1">
          <table:table-cell table:style-name="ce3" office:value-type="string" calcext:value-type="string">
            <text:p>Nom de la classe</text:p>
          </table:table-cell>
          <table:table-cell table:style-name="ce3" office:value-type="string" calcext:value-type="string">
            <text:p>Nom de la table</text:p>
          </table:table-cell>
          <table:table-cell table:style-name="ce3" office:value-type="string" calcext:value-type="string">
            <text:p>Définition</text:p>
          </table:table-cell>
          <table:table-cell table:style-name="ce3" office:value-type="string" calcext:value-type="string">
            <text:p>Spatiale ?</text:p>
          </table:table-cell>
          <table:table-cell table:style-name="ce3" office:value-type="string" calcext:value-type="string">
            <text:p>Source principale</text:p>
          </table:table-cell>
          <table:table-cell table:number-columns-repeated="1019"/>
        </table:table-row>
        <table:table-row table:style-name="ro2">
          <table:table-cell table:style-name="ce4" office:value-type="string" calcext:value-type="string">
            <text:p>Cheminement</text:p>
          </table:table-cell>
          <table:table-cell table:style-name="ce5" office:value-type="string" calcext:value-type="string">
            <text:p>t_cheminement</text:p>
          </table:table-cell>
          <table:table-cell table:style-name="ce8"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re. </text:p>
          </table:table-cell>
          <table:table-cell table:style-name="ce15" office:value-type="string" calcext:value-type="string">
            <text:p>oui</text:p>
          </table:table-cell>
          <table:table-cell table:style-name="ce5" office:value-type="string" calcext:value-type="string">
            <text:p>Géostandard ANT v2 (fusion Artere et Tranchee)</text:p>
          </table:table-cell>
          <table:table-cell table:number-columns-repeated="1019"/>
        </table:table-row>
        <table:table-row table:style-name="ro2">
          <table:table-cell table:style-name="ce4" office:value-type="string" calcext:value-type="string">
            <text:p>Conduite</text:p>
          </table:table-cell>
          <table:table-cell table:style-name="ce5" office:value-type="string" calcext:value-type="string">
            <text:p>t_conduite</text:p>
          </table:table-cell>
          <table:table-cell table:style-name="ce8"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15" office:value-type="string" calcext:value-type="string">
            <text:p>héritage cheminement</text:p>
          </table:table-cell>
          <table:table-cell table:style-name="ce5" office:value-type="string" calcext:value-type="string">
            <text:p>Géostandard ANT v1</text:p>
          </table:table-cell>
          <table:table-cell table:number-columns-repeated="1019"/>
        </table:table-row>
        <table:table-row table:style-name="ro3">
          <table:table-cell table:style-name="ce4" office:value-type="string" calcext:value-type="string">
            <text:p>ConduiteCheminement</text:p>
          </table:table-cell>
          <table:table-cell table:style-name="ce5" office:value-type="string" calcext:value-type="string">
            <text:p>t_cond_chem</text:p>
          </table:table-cell>
          <table:table-cell table:style-name="ce4" office:value-type="string" calcext:value-type="string">
            <text:p>Relations entre les conduites (fourreaux, etc.) et les cheminements, modélisant le génie civil. </text:p>
          </table:table-cell>
          <table:table-cell table:style-name="ce15" office:value-type="string" calcext:value-type="string">
            <text:p>non</text:p>
          </table:table-cell>
          <table:table-cell table:style-name="ce5" office:value-type="string" calcext:value-type="string">
            <text:p>Géostandard ANT v2 </text:p>
          </table:table-cell>
          <table:table-cell table:number-columns-repeated="1019"/>
        </table:table-row>
        <table:table-row table:style-name="ro2">
          <table:table-cell table:style-name="ce4" office:value-type="string" calcext:value-type="string">
            <text:p>Cable</text:p>
          </table:table-cell>
          <table:table-cell table:style-name="ce5" office:value-type="string" calcext:value-type="string">
            <text:p>t_cable</text:p>
          </table:table-cell>
          <table:table-cell table:style-name="ce4"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15" office:value-type="string" calcext:value-type="string">
            <text:p>Oui ou héritage artère</text:p>
          </table:table-cell>
          <table:table-cell table:style-name="ce5" office:value-type="string" calcext:value-type="string">
            <text:p>Géostandard ANT v1</text:p>
          </table:table-cell>
          <table:table-cell table:number-columns-repeated="1019"/>
        </table:table-row>
        <table:table-row table:style-name="ro4">
          <table:table-cell table:style-name="ce4" office:value-type="string" calcext:value-type="string">
            <text:p>CableLine</text:p>
          </table:table-cell>
          <table:table-cell table:style-name="ce5" office:value-type="string" calcext:value-type="string">
            <text:p><text:span text:style-name="T3">t_cableline</text:span></text:p>
            <text:p><text:span text:style-name="T4"/></text:p>
          </table:table-cell>
          <table:table-cell table:style-name="ce9" office:value-type="string" calcext:value-type="string">
            <text:p>Câble de type cuivre (réseau ADSL), Fibre optique (très haut débit), Coaxial (technologie peu à peu remplacée par de la fibre optique) circulant en intrasite et ne permettant pas d'être modélisés par une géométrie linéaire. Concerne massivement les jarretières et breakouts mais permet également de modéliser des câbles intrasite. </text:p>
          </table:table-cell>
          <table:table-cell table:style-name="ce16" office:value-type="string" calcext:value-type="string">
            <text:p>Oui</text:p>
          </table:table-cell>
          <table:table-cell table:style-name="ce18" office:value-type="string" calcext:value-type="string">
            <text:p>Géostandard ANT v2 </text:p>
          </table:table-cell>
          <table:table-cell table:number-columns-repeated="1019"/>
        </table:table-row>
        <table:table-row table:style-name="ro1">
          <table:table-cell table:style-name="ce4" office:value-type="string" calcext:value-type="string">
            <text:p>CableConduite</text:p>
          </table:table-cell>
          <table:table-cell table:style-name="ce5" office:value-type="string" calcext:value-type="string">
            <text:p>t_cab_cond</text:p>
          </table:table-cell>
          <table:table-cell table:style-name="ce4" office:value-type="string" calcext:value-type="string">
            <text:p>Relations entre les câbles et les conduites, modélisant les passages de câbles. </text:p>
          </table:table-cell>
          <table:table-cell table:style-name="ce15" office:value-type="string" calcext:value-type="string">
            <text:p>non</text:p>
          </table:table-cell>
          <table:table-cell table:style-name="ce5" office:value-type="string" calcext:value-type="string">
            <text:p>Géostandard ANT v2 </text:p>
          </table:table-cell>
          <table:table-cell table:number-columns-repeated="1019"/>
        </table:table-row>
        <table:table-row table:style-name="ro3">
          <table:table-cell table:style-name="ce5" office:value-type="string" calcext:value-type="string">
            <text:p>Fibre</text:p>
          </table:table-cell>
          <table:table-cell table:style-name="ce5" office:value-type="string" calcext:value-type="string">
            <text:p>t_fibre</text:p>
          </table:table-cell>
          <table:table-cell table:style-name="ce5" office:value-type="string" calcext:value-type="string">
            <text:p>Regroupe l'ensemble des fibres constituant les câbles optiques (1 enregistrement par fibre)</text:p>
          </table:table-cell>
          <table:table-cell table:style-name="ce17" office:value-type="string" calcext:value-type="string">
            <text:p>héritage câble</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Cassette</text:p>
          </table:table-cell>
          <table:table-cell table:style-name="ce5" office:value-type="string" calcext:value-type="string">
            <text:p>t_cassette</text:p>
          </table:table-cell>
          <table:table-cell table:style-name="ce5" office:value-type="string" calcext:value-type="string">
            <text:p>Cassette contenue dans les boitiers d'épissure (1 enregistrement par cassette)</text:p>
          </table:table-cell>
          <table:table-cell table:style-name="ce17" office:value-type="string" calcext:value-type="string">
            <text:p>non</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Position</text:p>
          </table:table-cell>
          <table:table-cell table:style-name="ce5" office:value-type="string" calcext:value-type="string">
            <text:p>t_position</text:p>
          </table:table-cell>
          <table:table-cell table:style-name="ce10" office:value-type="string" calcext:value-type="string">
            <text:p>smoove lorsque la position appartient à une cassette, corps de traversée lorsque la position appartient à un tiroir ou une tête optique.</text:p>
          </table:table-cell>
          <table:table-cell table:style-name="ce17" office:value-type="string" calcext:value-type="string">
            <text:p>non</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RouteOptique</text:p>
          </table:table-cell>
          <table:table-cell table:style-name="ce5" office:value-type="string" calcext:value-type="string">
            <text:p>t_ropt</text:p>
          </table:table-cell>
          <table:table-cell table:style-name="ce10" office:value-type="string" calcext:value-type="string">
            <text:p>Liste de routes optiques du réseau</text:p>
          </table:table-cell>
          <table:table-cell table:style-name="ce17" office:value-type="string" calcext:value-type="string">
            <text:p>non</text:p>
          </table:table-cell>
          <table:table-cell table:style-name="ce5" office:value-type="string" calcext:value-type="string">
            <text:p>Référentiel technique SYANE</text:p>
          </table:table-cell>
          <table:table-cell table:number-columns-repeated="1019"/>
        </table:table-row>
        <table:table-row table:style-name="ro5">
          <table:table-cell table:style-name="ce6" office:value-type="string" calcext:value-type="string">
            <text:p><text:span text:style-name="T1">Nœud</text:span><text:span text:style-name="T2"> (Classe abstraite)</text:span></text:p>
          </table:table-cell>
          <table:table-cell table:style-name="ce5" office:value-type="string" calcext:value-type="string">
            <text:p>t_noeud</text:p>
          </table:table-cell>
          <table:table-cell table:style-name="ce11" office:value-type="string" calcext:value-type="string">
            <text:p>Élément ponctuel de l' infrastructure électronique de télécommunication situé aux extrémités des artères et pouvant accueillir des éléments de branchement passif.</text:p>
          </table:table-cell>
          <table:table-cell table:style-name="ce15" office:value-type="string" calcext:value-type="string">
            <text:p>oui</text:p>
          </table:table-cell>
          <table:table-cell table:style-name="ce5" office:value-type="string" calcext:value-type="string">
            <text:p>Géostandard ANT v1</text:p>
          </table:table-cell>
          <table:table-cell table:number-columns-repeated="1019"/>
        </table:table-row>
        <table:table-row table:style-name="ro2">
          <table:table-cell table:style-name="ce4" office:value-type="string" calcext:value-type="string">
            <text:p>PointTechnique</text:p>
          </table:table-cell>
          <table:table-cell table:style-name="ce5" office:value-type="string" calcext:value-type="string">
            <text:p>t_ptech</text:p>
          </table:table-cell>
          <table:table-cell table:style-name="ce12"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15" office:value-type="string" calcext:value-type="string">
            <text:p>héritage noeud</text:p>
          </table:table-cell>
          <table:table-cell table:style-name="ce5" office:value-type="string" calcext:value-type="string">
            <text:p>Géostandard ANT v1 (chambre) + Référentiel technique Syane</text:p>
          </table:table-cell>
          <table:table-cell table:number-columns-repeated="1019"/>
        </table:table-row>
        <table:table-row table:style-name="ro4">
          <table:table-cell table:style-name="ce5" office:value-type="string" calcext:value-type="string">
            <text:p>Masque</text:p>
          </table:table-cell>
          <table:table-cell table:style-name="ce5" office:value-type="string" calcext:value-type="string">
            <text:p>t_masque</text:p>
          </table:table-cell>
          <table:table-cell table:style-name="ce13"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15" office:value-type="string" calcext:value-type="string">
            <text:p>héritage noeud</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Love</text:p>
          </table:table-cell>
          <table:table-cell table:style-name="ce5" office:value-type="string" calcext:value-type="string">
            <text:p>t_love</text:p>
          </table:table-cell>
          <table:table-cell table:style-name="ce5" office:value-type="string" calcext:value-type="string">
            <text:p>Permet de localiser les loves de câble. Chaque enregistrement associe un câble à un Nœud Physique, ainsi qu'une longueur de love.</text:p>
          </table:table-cell>
          <table:table-cell table:style-name="ce15" office:value-type="string" calcext:value-type="string">
            <text:p>héritage noeud</text:p>
          </table:table-cell>
          <table:table-cell table:style-name="ce5" office:value-type="string" calcext:value-type="string">
            <text:p>Référentiel technique SYANE</text:p>
          </table:table-cell>
          <table:table-cell table:number-columns-repeated="1019"/>
        </table:table-row>
        <table:table-row table:style-name="ro5">
          <table:table-cell table:style-name="ce4" office:value-type="string" calcext:value-type="string">
            <text:p>ElementBranchementPassif</text:p>
          </table:table-cell>
          <table:table-cell table:style-name="ce5" office:value-type="string" calcext:value-type="string">
            <text:p>t_ebp</text:p>
          </table:table-cell>
          <table:table-cell table:style-name="ce14"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15" office:value-type="string" calcext:value-type="string">
            <text:p>héritage noeud</text:p>
          </table:table-cell>
          <table:table-cell table:style-name="ce5" office:value-type="string" calcext:value-type="string">
            <text:p>Géostandard ANT v1 + évolutions</text:p>
          </table:table-cell>
          <table:table-cell table:number-columns-repeated="1019"/>
        </table:table-row>
        <table:table-row table:style-name="ro2">
          <table:table-cell table:style-name="ce4" office:value-type="string" calcext:value-type="string">
            <text:p>SiteTechnique</text:p>
          </table:table-cell>
          <table:table-cell table:style-name="ce5" office:value-type="string" calcext:value-type="string">
            <text:p>t_sitetech</text:p>
          </table:table-cell>
          <table:table-cell table:style-name="ce14"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15" office:value-type="string" calcext:value-type="string">
            <text:p>héritage noeud</text:p>
          </table:table-cell>
          <table:table-cell table:style-name="ce5" office:value-type="string" calcext:value-type="string">
            <text:p>Référentiel technique SYANE (PTSite) + Géostandard ANT v1 (LocalTechnique)</text:p>
          </table:table-cell>
          <table:table-cell table:number-columns-repeated="1019"/>
        </table:table-row>
        <table:table-row table:style-name="ro3">
          <table:table-cell table:style-name="ce4" office:value-type="string" calcext:value-type="string">
            <text:p>LocalTechnique</text:p>
          </table:table-cell>
          <table:table-cell table:style-name="ce5" office:value-type="string" calcext:value-type="string">
            <text:p>t_ltech</text:p>
          </table:table-cell>
          <table:table-cell table:style-name="ce14" office:value-type="string" calcext:value-type="string">
            <text:p>Liste des locaux techniques du réseau, quelque soit leur propriétaire (SYANE ou autre). (1 enregistrement par local).</text:p>
          </table:table-cell>
          <table:table-cell table:style-name="ce15" office:value-type="string" calcext:value-type="string">
            <text:p>héritage noeud</text:p>
          </table:table-cell>
          <table:table-cell table:style-name="ce5" office:value-type="string" calcext:value-type="string">
            <text:p>Référentiel technique SYANE</text:p>
          </table:table-cell>
          <table:table-cell table:number-columns-repeated="1019"/>
        </table:table-row>
        <table:table-row table:style-name="ro3">
          <table:table-cell table:style-name="ce4" office:value-type="string" calcext:value-type="string">
            <text:p>Baie</text:p>
          </table:table-cell>
          <table:table-cell table:style-name="ce5" office:value-type="string" calcext:value-type="string">
            <text:p>t_baie</text:p>
          </table:table-cell>
          <table:table-cell table:style-name="ce14" office:value-type="string" calcext:value-type="string">
            <text:p>Regroupe la liste des baies et des fermes contenus dans les locaux techniques. (1 enregistrement par item).</text:p>
          </table:table-cell>
          <table:table-cell table:style-name="ce15" office:value-type="string" calcext:value-type="string">
            <text:p>héritage noeud</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Tiroir</text:p>
          </table:table-cell>
          <table:table-cell table:style-name="ce5" office:value-type="string" calcext:value-type="string">
            <text:p>t_tiroir</text:p>
          </table:table-cell>
          <table:table-cell table:style-name="ce5" office:value-type="string" calcext:value-type="string">
            <text:p>Regroupe la liste des tiroirs (donc positionnés en baie), et des têtes de câble optiques (positionnées sur des fermes). (1 enregistrement par item).</text:p>
          </table:table-cell>
          <table:table-cell table:style-name="ce15" office:value-type="string" calcext:value-type="string">
            <text:p>héritage noeud</text:p>
          </table:table-cell>
          <table:table-cell table:style-name="ce5" office:value-type="string" calcext:value-type="string">
            <text:p>Référentiel technique SYANE</text:p>
          </table:table-cell>
          <table:table-cell table:number-columns-repeated="1019"/>
        </table:table-row>
        <table:table-row table:style-name="ro5">
          <table:table-cell table:style-name="ce5" office:value-type="string" calcext:value-type="string">
            <text:p>Equipement</text:p>
          </table:table-cell>
          <table:table-cell table:style-name="ce5" office:value-type="string" calcext:value-type="string">
            <text:p>t_equipement</text:p>
          </table:table-cell>
          <table:table-cell table:style-name="ce5"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15" office:value-type="string" calcext:value-type="string">
            <text:p>héritage noeud</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Reference</text:p>
          </table:table-cell>
          <table:table-cell table:style-name="ce5" office:value-type="string" calcext:value-type="string">
            <text:p>t_reference</text:p>
          </table:table-cell>
          <table:table-cell table:style-name="ce5" office:value-type="string" calcext:value-type="string">
            <text:p>Référence de matériel</text:p>
          </table:table-cell>
          <table:table-cell table:style-name="ce17" office:value-type="string" calcext:value-type="string">
            <text:p>non</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SiteUtilisateurFinal</text:p>
          </table:table-cell>
          <table:table-cell table:style-name="ce5" office:value-type="string" calcext:value-type="string">
            <text:p>t_suf</text:p>
          </table:table-cell>
          <table:table-cell table:style-name="ce5" office:value-type="string" calcext:value-type="string">
            <text:p>Table des Sites Utilisateurs Finaux (SUF). La table Adresse peut identifier un bâtiment, un SUF précise le logement (ou local) adductable à cette adresse. </text:p>
          </table:table-cell>
          <table:table-cell table:style-name="ce15" office:value-type="string" calcext:value-type="string">
            <text:p>héritage noeud</text:p>
          </table:table-cell>
          <table:table-cell table:style-name="ce5" office:value-type="string" calcext:value-type="string">
            <text:p>Référentiel technique SYANE (SUF)</text:p>
          </table:table-cell>
          <table:table-cell table:number-columns-repeated="1019"/>
        </table:table-row>
        <table:table-row table:style-name="ro6">
          <table:table-cell table:style-name="ce5" office:value-type="string" calcext:value-type="string">
            <text:p>Adresse</text:p>
          </table:table-cell>
          <table:table-cell table:style-name="ce5" office:value-type="string" calcext:value-type="string">
            <text:p>t_adresse</text:p>
          </table:table-cell>
          <table:table-cell table:style-name="ce5"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17" office:value-type="string" calcext:value-type="string">
            <text:p>oui</text:p>
          </table:table-cell>
          <table:table-cell table:style-name="ce5" office:value-type="string" calcext:value-type="string">
            <text:p>Référentiel technique SYANE</text:p>
          </table:table-cell>
          <table:table-cell table:number-columns-repeated="1019"/>
        </table:table-row>
        <table:table-row table:style-name="ro3">
          <table:table-cell table:style-name="ce5" office:value-type="string" calcext:value-type="string">
            <text:p>SiteEmission</text:p>
          </table:table-cell>
          <table:table-cell table:style-name="ce5" office:value-type="string" calcext:value-type="string">
            <text:p>t_siteemission</text:p>
          </table:table-cell>
          <table:table-cell table:style-name="ce5" office:value-type="string" calcext:value-type="string">
            <text:p>Site d'installation d'un ou plusieurs supports d'installations radioélectriques. </text:p>
          </table:table-cell>
          <table:table-cell table:style-name="ce15" office:value-type="string" calcext:value-type="string">
            <text:p>héritage noeud</text:p>
          </table:table-cell>
          <table:table-cell table:style-name="ce5" office:value-type="string" calcext:value-type="string">
            <text:p>ANFR Cartoradio</text:p>
          </table:table-cell>
          <table:table-cell table:number-columns-repeated="1019"/>
        </table:table-row>
        <table:table-row table:style-name="ro3">
          <table:table-cell table:style-name="ce5" office:value-type="string" calcext:value-type="string">
            <text:p>Organisme</text:p>
          </table:table-cell>
          <table:table-cell table:style-name="ce5" office:value-type="string" calcext:value-type="string">
            <text:p>t_organisme</text:p>
          </table:table-cell>
          <table:table-cell table:style-name="ce4" office:value-type="string" calcext:value-type="string">
            <text:p>Coordonnées et identification d'organismes publics et privés</text:p>
          </table:table-cell>
          <table:table-cell table:style-name="ce17" office:value-type="string" calcext:value-type="string">
            <text:p>non (adresse)</text:p>
          </table:table-cell>
          <table:table-cell table:style-name="ce5" office:value-type="string" calcext:value-type="string">
            <text:p>Geostandard ANT v1 (ACTEUR)</text:p>
          </table:table-cell>
          <table:table-cell table:number-columns-repeated="1019"/>
        </table:table-row>
        <table:table-row table:style-name="ro1">
          <table:table-cell table:style-name="ce5" office:value-type="string" calcext:value-type="string">
            <text:p>ZoneArriereNRO</text:p>
          </table:table-cell>
          <table:table-cell table:style-name="ce5" office:value-type="string" calcext:value-type="string">
            <text:p>t_znro</text:p>
          </table:table-cell>
          <table:table-cell table:style-name="ce4" office:value-type="string" calcext:value-type="string">
            <text:p>Zone arrière d'un Noeud de Raccordement Optique (NRO). </text:p>
          </table:table-cell>
          <table:table-cell table:style-name="ce17" office:value-type="string" calcext:value-type="string">
            <text:p>oui</text:p>
          </table:table-cell>
          <table:table-cell table:style-name="ce5" office:value-type="string" calcext:value-type="string">
            <text:p>Interop</text:p>
          </table:table-cell>
          <table:table-cell table:number-columns-repeated="1019"/>
        </table:table-row>
        <table:table-row table:style-name="ro3">
          <table:table-cell table:style-name="ce5" office:value-type="string" calcext:value-type="string">
            <text:p>ZoneArriereSRO</text:p>
          </table:table-cell>
          <table:table-cell table:style-name="ce5" office:value-type="string" calcext:value-type="string">
            <text:p>t_zsro</text:p>
          </table:table-cell>
          <table:table-cell table:style-name="ce4" office:value-type="string" calcext:value-type="string">
            <text:p>Zone Arrière d'un Sous-Répartiteur Optique (SRO) couramment appelé PM (Point de Mutualisation). </text:p>
          </table:table-cell>
          <table:table-cell table:style-name="ce17" office:value-type="string" calcext:value-type="string">
            <text:p>oui</text:p>
          </table:table-cell>
          <table:table-cell table:style-name="ce5" office:value-type="string" calcext:value-type="string">
            <text:p>Interop</text:p>
          </table:table-cell>
          <table:table-cell table:number-columns-repeated="1019"/>
        </table:table-row>
        <table:table-row table:style-name="ro1">
          <table:table-cell table:style-name="ce5" office:value-type="string" calcext:value-type="string">
            <text:p>ZoneArrierePBO</text:p>
          </table:table-cell>
          <table:table-cell table:style-name="ce5" office:value-type="string" calcext:value-type="string">
            <text:p>t_zpbo</text:p>
          </table:table-cell>
          <table:table-cell table:style-name="ce4" office:value-type="string" calcext:value-type="string">
            <text:p>Zone Arrière d'un Point de Branchement Optique (PBO). </text:p>
          </table:table-cell>
          <table:table-cell table:style-name="ce17" office:value-type="string" calcext:value-type="string">
            <text:p>oui</text:p>
          </table:table-cell>
          <table:table-cell table:style-name="ce5"/>
          <table:table-cell table:number-columns-repeated="1019"/>
        </table:table-row>
        <table:table-row table:style-name="ro3">
          <table:table-cell table:style-name="ce5" office:value-type="string" calcext:value-type="string">
            <text:p>ZoneDeploiement</text:p>
          </table:table-cell>
          <table:table-cell table:style-name="ce5" office:value-type="string" calcext:value-type="string">
            <text:p>t_zdep</text:p>
          </table:table-cell>
          <table:table-cell table:style-name="ce4" office:value-type="string" calcext:value-type="string">
            <text:p>Zone de déploiement. Pour définir des zones correspondant à des phases de déploiement. </text:p>
          </table:table-cell>
          <table:table-cell table:style-name="ce17" office:value-type="string" calcext:value-type="string">
            <text:p>oui</text:p>
          </table:table-cell>
          <table:table-cell table:style-name="ce5"/>
          <table:table-cell table:number-columns-repeated="1019"/>
        </table:table-row>
        <table:table-row table:style-name="ro1">
          <table:table-cell table:style-name="ce5" office:value-type="string" calcext:value-type="string">
            <text:p>ZoneCouvertureCoax</text:p>
          </table:table-cell>
          <table:table-cell table:style-name="ce5" office:value-type="string" calcext:value-type="string">
            <text:p>t_zcoax</text:p>
          </table:table-cell>
          <table:table-cell table:style-name="ce4" office:value-type="string" calcext:value-type="string">
            <text:p>Zone de couverture par un service de cablo-opérateur. </text:p>
          </table:table-cell>
          <table:table-cell table:style-name="ce17" office:value-type="string" calcext:value-type="string">
            <text:p>oui</text:p>
          </table:table-cell>
          <table:table-cell table:style-name="ce5"/>
          <table:table-cell table:number-columns-repeated="1019"/>
        </table:table-row>
        <table:table-row table:style-name="ro3">
          <table:table-cell table:style-name="ce5" office:value-type="string" calcext:value-type="string">
            <text:p>Document</text:p>
          </table:table-cell>
          <table:table-cell table:style-name="ce5" office:value-type="string" calcext:value-type="string">
            <text:p>t_document</text:p>
          </table:table-cell>
          <table:table-cell table:style-name="ce5" office:value-type="string" calcext:value-type="string">
            <text:p>Liste des documents concernant le réseau. </text:p>
          </table:table-cell>
          <table:table-cell table:style-name="ce17" office:value-type="string" calcext:value-type="string">
            <text:p>non</text:p>
          </table:table-cell>
          <table:table-cell table:style-name="ce5" office:value-type="string" calcext:value-type="string">
            <text:p>Référentiel technique SYANE (GED)</text:p>
          </table:table-cell>
          <table:table-cell table:number-columns-repeated="1019"/>
        </table:table-row>
        <table:table-row table:style-name="ro1">
          <table:table-cell table:style-name="ce5" office:value-type="string" calcext:value-type="string">
            <text:p>DocumentObjet</text:p>
          </table:table-cell>
          <table:table-cell table:style-name="ce5" office:value-type="string" calcext:value-type="string">
            <text:p>t_docobj</text:p>
          </table:table-cell>
          <table:table-cell table:style-name="ce5" office:value-type="string" calcext:value-type="string">
            <text:p>Relations entre les objets et la liste des documents concernant le réseau. </text:p>
          </table:table-cell>
          <table:table-cell table:style-name="ce17" office:value-type="string" calcext:value-type="string">
            <text:p>non</text:p>
          </table:table-cell>
          <table:table-cell table:style-name="ce5"/>
          <table:table-cell table:number-columns-repeated="1019"/>
        </table:table-row>
        <table:table-row table:style-name="ro1">
          <table:table-cell table:style-name="ce5" office:value-type="string" calcext:value-type="string">
            <text:p>DocumentEmpreinte</text:p>
          </table:table-cell>
          <table:table-cell table:style-name="ce5" office:value-type="string" calcext:value-type="string">
            <text:p>t_empreinte</text:p>
          </table:table-cell>
          <table:table-cell table:style-name="ce5" office:value-type="string" calcext:value-type="string">
            <text:p>Empreinte des documents couvrant une emprise spatiale. </text:p>
          </table:table-cell>
          <table:table-cell table:style-name="ce17" office:value-type="string" calcext:value-type="string">
            <text:p>Oui</text:p>
          </table:table-cell>
          <table:table-cell table:style-name="ce5"/>
          <table:table-cell table:number-columns-repeated="1019"/>
        </table:table-row>
        <table:table-row table:style-name="ro1" table:number-rows-repeated="1048541">
          <table:table-cell table:number-columns-repeated="1024"/>
        </table:table-row>
        <table:table-row table:style-name="ro1">
          <table:table-cell table:number-columns-repeated="1024"/>
        </table:table-row>
      </table:table>
      <table:table table:name="MCD_Attributs" table:style-name="ta1">
        <office:forms form:automatic-focus="false" form:apply-design-mode="false"/>
        <table:table-column table:style-name="co7" table:default-cell-style-name="ce23"/>
        <table:table-column table:style-name="co8" table:default-cell-style-name="ce23"/>
        <table:table-column table:style-name="co9" table:default-cell-style-name="ce27"/>
        <table:table-column table:style-name="co6" table:default-cell-style-name="ce27"/>
        <table:table-column table:style-name="co10" table:default-cell-style-name="ce27"/>
        <table:table-column table:style-name="co11" table:default-cell-style-name="ce23"/>
        <table:table-column table:style-name="co6" table:number-columns-repeated="1018" table:default-cell-style-name="ce7"/>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number-columns-repeated="1018"/>
        </table:table-row>
        <table:table-row table:style-name="ro1">
          <table:table-cell table:style-name="ce20" office:value-type="string" calcext:value-type="string">
            <text:p>t_adresse</text:p>
          </table:table-cell>
          <table:table-cell table:style-name="ce20" office:value-type="string" calcext:value-type="string">
            <text:p>ad_code</text:p>
          </table:table-cell>
          <table:table-cell table:style-name="ce24" office:value-type="string" calcext:value-type="string">
            <text:p>VARCHAR (254)</text:p>
          </table:table-cell>
          <table:table-cell table:style-name="ce24" office:value-type="string" calcext:value-type="string">
            <text:p>obligatoire</text:p>
          </table:table-cell>
          <table:table-cell table:style-name="ce24"/>
          <table:table-cell table:style-name="ce20" office:value-type="string" calcext:value-type="string">
            <text:p>Code unique de l'adresse. </text:p>
          </table:table-cell>
          <table:table-cell table:number-columns-repeated="1018"/>
        </table:table-row>
        <table:table-row table:style-name="ro1">
          <table:table-cell table:style-name="ce18"/>
          <table:table-cell table:style-name="ce18" office:value-type="string" calcext:value-type="string">
            <text:p>ad_ban_id</text:p>
          </table:table-cell>
          <table:table-cell table:style-name="ce25" office:value-type="string" calcext:value-type="string">
            <text:p>VARCHAR (24)</text:p>
          </table:table-cell>
          <table:table-cell table:style-name="ce25" table:number-columns-repeated="2"/>
          <table:table-cell table:style-name="ce18" office:value-type="string" calcext:value-type="string">
            <text:p>Identifiant Base Adresse Nationale</text:p>
          </table:table-cell>
          <table:table-cell table:style-name="ce28" table:number-columns-repeated="1018"/>
        </table:table-row>
        <table:table-row table:style-name="ro1">
          <table:table-cell table:style-name="ce18"/>
          <table:table-cell table:style-name="ce18" office:value-type="string" calcext:value-type="string">
            <text:p>ad_nomvoie</text:p>
          </table:table-cell>
          <table:table-cell table:style-name="ce25" office:value-type="string" calcext:value-type="string">
            <text:p>VARCHAR (254)</text:p>
          </table:table-cell>
          <table:table-cell table:style-name="ce25" table:number-columns-repeated="2"/>
          <table:table-cell table:style-name="ce18" office:value-type="string" calcext:value-type="string">
            <text:p>Nom de la voie</text:p>
          </table:table-cell>
          <table:table-cell table:style-name="ce28" table:number-columns-repeated="1018"/>
        </table:table-row>
        <table:table-row table:style-name="ro3">
          <table:table-cell table:style-name="ce18"/>
          <table:table-cell table:style-name="ce18" office:value-type="string" calcext:value-type="string">
            <text:p>ad_fantoir</text:p>
          </table:table-cell>
          <table:table-cell table:style-name="ce25" office:value-type="string" calcext:value-type="string">
            <text:p>VARCHAR (10)</text:p>
          </table:table-cell>
          <table:table-cell table:style-name="ce25" table:number-columns-repeated="2"/>
          <table:table-cell table:style-name="ce18" office:value-type="string" calcext:value-type="string">
            <text:p>Identifiant <text:s/>FANTOIR <text:s/>contenu <text:s/>dans <text:s/>le fichier des propriétés bâtis de la DGFiP</text:p>
          </table:table-cell>
          <table:table-cell table:style-name="ce28" table:number-columns-repeated="1018"/>
        </table:table-row>
        <table:table-row table:style-name="ro1">
          <table:table-cell table:style-name="ce18"/>
          <table:table-cell table:style-name="ce18" office:value-type="string" calcext:value-type="string">
            <text:p>ad_numero</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uméro <text:s/>éventuel <text:s/>de <text:s/>l’adresse <text:s/>dans <text:s/>la voie</text:p>
          </table:table-cell>
          <table:table-cell table:style-name="ce28" table:number-columns-repeated="1018"/>
        </table:table-row>
        <table:table-row table:style-name="ro1">
          <table:table-cell table:style-name="ce18"/>
          <table:table-cell table:style-name="ce18" office:value-type="string" calcext:value-type="string">
            <text:p>ad_rep</text:p>
          </table:table-cell>
          <table:table-cell table:style-name="ce25" office:value-type="string" calcext:value-type="string">
            <text:p>VARCHAR (20)</text:p>
          </table:table-cell>
          <table:table-cell table:style-name="ce25" table:number-columns-repeated="2"/>
          <table:table-cell table:style-name="ce18" office:value-type="string" calcext:value-type="string">
            <text:p>Indice de répétition associé au numéro (par exemple Bis, A, 1…)</text:p>
          </table:table-cell>
          <table:table-cell table:style-name="ce28" table:number-columns-repeated="1018"/>
        </table:table-row>
        <table:table-row table:style-name="ro1">
          <table:table-cell table:style-name="ce18"/>
          <table:table-cell table:style-name="ce18" office:value-type="string" calcext:value-type="string">
            <text:p>ad_insee</text:p>
          </table:table-cell>
          <table:table-cell table:style-name="ce25" office:value-type="string" calcext:value-type="string">
            <text:p>VARCHAR(6)</text:p>
          </table:table-cell>
          <table:table-cell table:style-name="ce25" table:number-columns-repeated="2"/>
          <table:table-cell table:style-name="ce18" office:value-type="string" calcext:value-type="string">
            <text:p>Identifiant INSEE de la commune fondé sur le COG en cours</text:p>
          </table:table-cell>
          <table:table-cell table:style-name="ce28" table:number-columns-repeated="1018"/>
        </table:table-row>
        <table:table-row table:style-name="ro1">
          <table:table-cell table:style-name="ce18"/>
          <table:table-cell table:style-name="ce18" office:value-type="string" calcext:value-type="string">
            <text:p>ad_postal</text:p>
          </table:table-cell>
          <table:table-cell table:style-name="ce25" office:value-type="string" calcext:value-type="string">
            <text:p>VARCHAR(20)</text:p>
          </table:table-cell>
          <table:table-cell table:style-name="ce25" table:number-columns-repeated="2"/>
          <table:table-cell table:style-name="ce18" office:value-type="string" calcext:value-type="string">
            <text:p>Code <text:s/>postal <text:s/>du <text:s/>bureau <text:s/>de <text:s/>distribution de la voie</text:p>
          </table:table-cell>
          <table:table-cell table:style-name="ce28" table:number-columns-repeated="1018"/>
        </table:table-row>
        <table:table-row table:style-name="ro3">
          <table:table-cell table:style-name="ce18"/>
          <table:table-cell table:style-name="ce18" office:value-type="string" calcext:value-type="string">
            <text:p>ad_alias</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28" table:number-columns-repeated="1018"/>
        </table:table-row>
        <table:table-row table:style-name="ro1">
          <table:table-cell table:style-name="ce18"/>
          <table:table-cell table:style-name="ce18" office:value-type="string" calcext:value-type="string">
            <text:p>ad_nom_ld</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Nom <text:s/>du <text:s/>lieu-dit <text:s/>qui <text:s/>peut <text:s/>être <text:s/>le <text:s/>nom de la voie parfois</text:p>
          </table:table-cell>
          <table:table-cell table:style-name="ce28" table:number-columns-repeated="1018"/>
        </table:table-row>
        <table:table-row table:style-name="ro1">
          <table:table-cell table:style-name="ce18"/>
          <table:table-cell table:style-name="ce18" office:value-type="string" calcext:value-type="string">
            <text:p>ad_x_ban</text:p>
          </table:table-cell>
          <table:table-cell table:style-name="ce25" office:value-type="string" calcext:value-type="string">
            <text:p>NUMERIC</text:p>
          </table:table-cell>
          <table:table-cell table:style-name="ce25" table:number-columns-repeated="2"/>
          <table:table-cell table:style-name="ce18" office:value-type="string" calcext:value-type="string">
            <text:p>X en lambert 93</text:p>
          </table:table-cell>
          <table:table-cell table:style-name="ce28" table:number-columns-repeated="1018"/>
        </table:table-row>
        <table:table-row table:style-name="ro1">
          <table:table-cell table:style-name="ce18"/>
          <table:table-cell table:style-name="ce18" office:value-type="string" calcext:value-type="string">
            <text:p>ad_y_ban</text:p>
          </table:table-cell>
          <table:table-cell table:style-name="ce25" office:value-type="string" calcext:value-type="string">
            <text:p>NUMERIC</text:p>
          </table:table-cell>
          <table:table-cell table:style-name="ce25" table:number-columns-repeated="2"/>
          <table:table-cell table:style-name="ce18" office:value-type="string" calcext:value-type="string">
            <text:p>Y en lambert 93</text:p>
          </table:table-cell>
          <table:table-cell table:style-name="ce28" table:number-columns-repeated="1018"/>
        </table:table-row>
        <table:table-row table:style-name="ro1">
          <table:table-cell table:style-name="ce18"/>
          <table:table-cell table:style-name="ce18" office:value-type="string" calcext:value-type="string">
            <text:p>ad_commune</text:p>
          </table:table-cell>
          <table:table-cell table:style-name="ce25" office:value-type="string" calcext:value-type="string">
            <text:p>VARCHAR (254)</text:p>
          </table:table-cell>
          <table:table-cell table:style-name="ce25" table:number-columns-repeated="2"/>
          <table:table-cell table:style-name="ce18" office:value-type="string" calcext:value-type="string">
            <text:p>Nom officiel de la commune</text:p>
          </table:table-cell>
          <table:table-cell table:style-name="ce28" table:number-columns-repeated="1018"/>
        </table:table-row>
        <table:table-row table:style-name="ro3">
          <table:table-cell table:style-name="ce18"/>
          <table:table-cell table:style-name="ce18" office:value-type="string" calcext:value-type="string">
            <text:p>ad_section</text:p>
          </table:table-cell>
          <table:table-cell table:style-name="ce25" office:value-type="string" calcext:value-type="string">
            <text:p>VARCHAR (5)</text:p>
          </table:table-cell>
          <table:table-cell table:style-name="ce25" table:number-columns-repeated="2"/>
          <table:table-cell table:style-name="ce18" office:value-type="string" calcext:value-type="string">
            <text:p>Section cadastrale pour ceux qui souhaitent utiliser les numéros de parcelles du PCI. </text:p>
          </table:table-cell>
          <table:table-cell table:style-name="ce28" table:number-columns-repeated="1018"/>
        </table:table-row>
        <table:table-row table:style-name="ro1">
          <table:table-cell table:style-name="ce18"/>
          <table:table-cell table:style-name="ce18" office:value-type="string" calcext:value-type="string">
            <text:p>ad_idpar</text:p>
          </table:table-cell>
          <table:table-cell table:style-name="ce25" office:value-type="string" calcext:value-type="string">
            <text:p>VARCHAR (20)</text:p>
          </table:table-cell>
          <table:table-cell table:style-name="ce25" table:number-columns-repeated="2"/>
          <table:table-cell table:style-name="ce18" office:value-type="string" calcext:value-type="string">
            <text:p>Identifiant de la parcelle de référence. Notion base MAJIC. </text:p>
          </table:table-cell>
          <table:table-cell table:style-name="ce28" table:number-columns-repeated="1018"/>
        </table:table-row>
        <table:table-row table:style-name="ro3">
          <table:table-cell table:style-name="ce18"/>
          <table:table-cell table:style-name="ce18" office:value-type="string" calcext:value-type="string">
            <text:p>ad_x_parc</text:p>
          </table:table-cell>
          <table:table-cell table:style-name="ce25" office:value-type="string" calcext:value-type="string">
            <text:p>NUMERIC</text:p>
          </table:table-cell>
          <table:table-cell table:style-name="ce25" table:number-columns-repeated="2"/>
          <table:table-cell table:style-name="ce18" office:value-type="string" calcext:value-type="string">
            <text:p>X en lambert 93 de la parcelle identifiée comme parcelle de référence (base MAJICIII quand disponible). </text:p>
          </table:table-cell>
          <table:table-cell table:style-name="ce28" table:number-columns-repeated="1018"/>
        </table:table-row>
        <table:table-row table:style-name="ro3">
          <table:table-cell table:style-name="ce18"/>
          <table:table-cell table:style-name="ce18" office:value-type="string" calcext:value-type="string">
            <text:p>ad_y_parc</text:p>
          </table:table-cell>
          <table:table-cell table:style-name="ce25" office:value-type="string" calcext:value-type="string">
            <text:p>NUMERIC</text:p>
          </table:table-cell>
          <table:table-cell table:style-name="ce25" table:number-columns-repeated="2"/>
          <table:table-cell table:style-name="ce18" office:value-type="string" calcext:value-type="string">
            <text:p>Y en lambert 93 de la parcelle identifiée comme parcelle de référence (base MAJICIII quand disponible). </text:p>
          </table:table-cell>
          <table:table-cell table:style-name="ce28" table:number-columns-repeated="1018"/>
        </table:table-row>
        <table:table-row table:style-name="ro1">
          <table:table-cell table:style-name="ce18"/>
          <table:table-cell table:style-name="ce18" office:value-type="string" calcext:value-type="string">
            <text:p>ad_nat</text:p>
          </table:table-cell>
          <table:table-cell table:style-name="ce25" office:value-type="string" calcext:value-type="string">
            <text:p>BOOLEAN</text:p>
          </table:table-cell>
          <table:table-cell table:style-name="ce25" table:number-columns-repeated="2"/>
          <table:table-cell table:style-name="ce18" office:value-type="string" calcext:value-type="string">
            <text:p>Oui si le site n'est pas une propriété privée. </text:p>
          </table:table-cell>
          <table:table-cell table:style-name="ce28" table:number-columns-repeated="1018"/>
        </table:table-row>
        <table:table-row table:style-name="ro1">
          <table:table-cell table:style-name="ce18"/>
          <table:table-cell table:style-name="ce18" office:value-type="string" calcext:value-type="string">
            <text:p>ad_nblhab</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ombre de locaux d'habitation (foyers). </text:p>
          </table:table-cell>
          <table:table-cell table:style-name="ce28" table:number-columns-repeated="1018"/>
        </table:table-row>
        <table:table-row table:style-name="ro1">
          <table:table-cell table:style-name="ce18"/>
          <table:table-cell table:style-name="ce18" office:value-type="string" calcext:value-type="string">
            <text:p>ad_nblpro</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ombre de locaux professionnels. </text:p>
          </table:table-cell>
          <table:table-cell table:style-name="ce28" table:number-columns-repeated="1018"/>
        </table:table-row>
        <table:table-row table:style-name="ro1">
          <table:table-cell table:style-name="ce18"/>
          <table:table-cell table:style-name="ce18" office:value-type="string" calcext:value-type="string">
            <text:p>ad_nbprhab</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ombre de prises habitation. </text:p>
          </table:table-cell>
          <table:table-cell table:style-name="ce28" table:number-columns-repeated="1018"/>
        </table:table-row>
        <table:table-row table:style-name="ro1">
          <table:table-cell table:style-name="ce18"/>
          <table:table-cell table:style-name="ce18" office:value-type="string" calcext:value-type="string">
            <text:p>ad_nbprpro</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ombre de prises professionnelles</text:p>
          </table:table-cell>
          <table:table-cell table:style-name="ce28" table:number-columns-repeated="1018"/>
        </table:table-row>
        <table:table-row table:style-name="ro1">
          <table:table-cell table:style-name="ce18"/>
          <table:table-cell table:style-name="ce18" office:value-type="string" calcext:value-type="string">
            <text:p>ad_rivoli</text:p>
          </table:table-cell>
          <table:table-cell table:style-name="ce25" office:value-type="string" calcext:value-type="string">
            <text:p>VARCHAR (254)</text:p>
          </table:table-cell>
          <table:table-cell table:style-name="ce25" table:number-columns-repeated="2"/>
          <table:table-cell table:style-name="ce18" office:value-type="string" calcext:value-type="string">
            <text:p>Code RIVOLI (source Orange) exploité par certains opérateurs. </text:p>
          </table:table-cell>
          <table:table-cell table:style-name="ce28" table:number-columns-repeated="1018"/>
        </table:table-row>
        <table:table-row table:style-name="ro1">
          <table:table-cell table:style-name="ce18"/>
          <table:table-cell table:style-name="ce18" office:value-type="string" calcext:value-type="string">
            <text:p>ad_hexacle</text:p>
          </table:table-cell>
          <table:table-cell table:style-name="ce25" office:value-type="string" calcext:value-type="string">
            <text:p>VARCHAR (254)</text:p>
          </table:table-cell>
          <table:table-cell table:style-name="ce25" table:number-columns-repeated="2"/>
          <table:table-cell table:style-name="ce18" office:value-type="string" calcext:value-type="string">
            <text:p>Code HEXACLE</text:p>
          </table:table-cell>
          <table:table-cell table:style-name="ce28" table:number-columns-repeated="1018"/>
        </table:table-row>
        <table:table-row table:style-name="ro1">
          <table:table-cell table:style-name="ce18"/>
          <table:table-cell table:style-name="ce18" office:value-type="string" calcext:value-type="string">
            <text:p>ad_distinf</text:p>
          </table:table-cell>
          <table:table-cell table:style-name="ce25" office:value-type="string" calcext:value-type="string">
            <text:p>NUMERIC</text:p>
          </table:table-cell>
          <table:table-cell table:style-name="ce25" table:number-columns-repeated="2"/>
          <table:table-cell table:style-name="ce18" office:value-type="string" calcext:value-type="string">
            <text:p>Distance en mètres de l'infra mobilisable en distribution. (calculable)</text:p>
          </table:table-cell>
          <table:table-cell table:style-name="ce28" table:number-columns-repeated="1018"/>
        </table:table-row>
        <table:table-row table:style-name="ro3">
          <table:table-cell table:style-name="ce18"/>
          <table:table-cell table:style-name="ce18" office:value-type="string" calcext:value-type="string">
            <text:p>ad_isole</text:p>
          </table:table-cell>
          <table:table-cell table:style-name="ce25" office:value-type="string" calcext:value-type="string">
            <text:p>BOOLEAN</text:p>
          </table:table-cell>
          <table:table-cell table:style-name="ce25" table:number-columns-repeated="2"/>
          <table:table-cell table:style-name="ce18" office:value-type="string" calcext:value-type="string">
            <text:p>Pour distinguer les SUF considérés comme isolés (distance supérieure au maximum contractuel) – calculable. </text:p>
          </table:table-cell>
          <table:table-cell table:style-name="ce28" table:number-columns-repeated="1018"/>
        </table:table-row>
        <table:table-row table:style-name="ro1">
          <table:table-cell table:style-name="ce18"/>
          <table:table-cell table:style-name="ce18" office:value-type="string" calcext:value-type="string">
            <text:p>ad_prio</text:p>
          </table:table-cell>
          <table:table-cell table:style-name="ce25" office:value-type="string" calcext:value-type="string">
            <text:p>BOOLEAN</text:p>
          </table:table-cell>
          <table:table-cell table:style-name="ce25" table:number-columns-repeated="2"/>
          <table:table-cell table:style-name="ce18" office:value-type="string" calcext:value-type="string">
            <text:p>Le raccordement du site est-il prioritaire ?</text:p>
          </table:table-cell>
          <table:table-cell table:style-name="ce28" table:number-columns-repeated="1018"/>
        </table:table-row>
        <table:table-row table:style-name="ro3">
          <table:table-cell table:style-name="ce18"/>
          <table:table-cell table:style-name="ce18" office:value-type="string" calcext:value-type="string">
            <text:p>ad_racc</text:p>
          </table:table-cell>
          <table:table-cell table:style-name="ce25" office:value-type="string" calcext:value-type="string">
            <text:p>VARCHAR(1)</text:p>
          </table:table-cell>
          <table:table-cell table:style-name="ce25"/>
          <table:table-cell table:style-name="ce25" office:value-type="string" calcext:value-type="string">
            <text:p>REFERENCES l_implantation_type(code)</text:p>
          </table:table-cell>
          <table:table-cell table:style-name="ce18" office:value-type="string" calcext:value-type="string">
            <text:p>Type de raccordement du site</text:p>
          </table:table-cell>
          <table:table-cell table:style-name="ce28" table:number-columns-repeated="1018"/>
        </table:table-row>
        <table:table-row table:style-name="ro1">
          <table:table-cell table:style-name="ce18"/>
          <table:table-cell table:style-name="ce18" office:value-type="string" calcext:value-type="string">
            <text:p>ad_bat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Identifiant du bâtiment dans une base de données externe. </text:p>
          </table:table-cell>
          <table:table-cell table:style-name="ce28" table:number-columns-repeated="1018"/>
        </table:table-row>
        <table:table-row table:style-name="ro2">
          <table:table-cell table:style-name="ce18"/>
          <table:table-cell table:style-name="ce18" office:value-type="string" calcext:value-type="string">
            <text:p>ad_nomba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28" table:number-columns-repeated="1018"/>
        </table:table-row>
        <table:table-row table:style-name="ro3">
          <table:table-cell table:style-name="ce18"/>
          <table:table-cell table:style-name="ce18" office:value-type="string" calcext:value-type="string">
            <text:p>ad_ietat</text:p>
          </table:table-cell>
          <table:table-cell table:style-name="ce25" office:value-type="string" calcext:value-type="string">
            <text:p>VARCHAR(2)</text:p>
          </table:table-cell>
          <table:table-cell table:style-name="ce25"/>
          <table:table-cell table:style-name="ce25" office:value-type="string" calcext:value-type="string">
            <text:p>REFERENCES l_adresse_etat(code)</text:p>
          </table:table-cell>
          <table:table-cell table:style-name="ce18" office:value-type="string" calcext:value-type="string">
            <text:p>Permet d'indiquer l'avancement du déploiement. (Obligatoire IPE)</text:p>
          </table:table-cell>
          <table:table-cell table:style-name="ce28" table:number-columns-repeated="1018"/>
        </table:table-row>
        <table:table-row table:style-name="ro3">
          <table:table-cell table:style-name="ce18"/>
          <table:table-cell table:style-name="ce18" office:value-type="string" calcext:value-type="string">
            <text:p>ad_itypeim</text:p>
          </table:table-cell>
          <table:table-cell table:style-name="ce25" office:value-type="string" calcext:value-type="string">
            <text:p>VARCHAR (1)</text:p>
          </table:table-cell>
          <table:table-cell table:style-name="ce25"/>
          <table:table-cell table:style-name="ce25" office:value-type="string" calcext:value-type="string">
            <text:p>REFERENCES l_immeuble_type(code)</text:p>
          </table:table-cell>
          <table:table-cell table:style-name="ce18" office:value-type="string" calcext:value-type="string">
            <text:p>Type d'immeuble (IPE O). </text:p>
          </table:table-cell>
          <table:table-cell table:style-name="ce28" table:number-columns-repeated="1018"/>
        </table:table-row>
        <table:table-row table:style-name="ro3">
          <table:table-cell table:style-name="ce18"/>
          <table:table-cell table:style-name="ce18" office:value-type="string" calcext:value-type="string">
            <text:p>ad_prop</text:p>
          </table:table-cell>
          <table:table-cell table:style-name="ce25" office:value-type="string" calcext:value-type="string">
            <text:p>VARCHAR (254)</text:p>
          </table:table-cell>
          <table:table-cell table:style-name="ce25" table:number-columns-repeated="2"/>
          <table:table-cell table:style-name="ce18" office:value-type="string" calcext:value-type="string">
            <text:p>Identifiant du propriétaire de l'immeuble (entreprise ou personne) dans le référentiel des propriétaires. </text:p>
          </table:table-cell>
          <table:table-cell table:style-name="ce28" table:number-columns-repeated="1018"/>
        </table:table-row>
        <table:table-row table:style-name="ro3">
          <table:table-cell table:style-name="ce18"/>
          <table:table-cell table:style-name="ce18" office:value-type="string" calcext:value-type="string">
            <text:p>ad_gest</text:p>
          </table:table-cell>
          <table:table-cell table:style-name="ce25" office:value-type="string" calcext:value-type="string">
            <text:p>VARCHAR (20)</text:p>
          </table:table-cell>
          <table:table-cell table:style-name="ce25" table:number-columns-repeated="2"/>
          <table:table-cell table:style-name="ce18" office:value-type="string" calcext:value-type="string">
            <text:p>Identifiant du gestionnaire d'immeuble (entreprise ou personne) dans le référentiel des gestionnaires. (IPE C)</text:p>
          </table:table-cell>
          <table:table-cell table:style-name="ce28" table:number-columns-repeated="1018"/>
        </table:table-row>
        <table:table-row table:style-name="ro3">
          <table:table-cell table:style-name="ce18"/>
          <table:table-cell table:style-name="ce18" office:value-type="string" calcext:value-type="string">
            <text:p>ad_idatsgn</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la signature de la convention avec le gestionnaire de l'immeuble. (IPE C)</text:p>
          </table:table-cell>
          <table:table-cell table:style-name="ce28" table:number-columns-repeated="1018"/>
        </table:table-row>
        <table:table-row table:style-name="ro5">
          <table:table-cell table:style-name="ce18"/>
          <table:table-cell table:style-name="ce18" office:value-type="string" calcext:value-type="string">
            <text:p>ad_iaccgst</text:p>
          </table:table-cell>
          <table:table-cell table:style-name="ce25" office:value-type="string" calcext:value-type="string">
            <text:p>BOOLEAN</text:p>
          </table:table-cell>
          <table:table-cell table:style-name="ce25" table:number-columns-repeated="2"/>
          <table:table-cell table:style-name="ce18" office:value-type="string" calcext:value-type="string">
            <text:p>Permet de savoir si un accord du gestionnaire d'immeuble (copropriété, syndic, etc.) est nécessaire ou non pour aller raccorder l'adresse. (Obligatoire IPE)</text:p>
          </table:table-cell>
          <table:table-cell table:style-name="ce28" table:number-columns-repeated="1018"/>
        </table:table-row>
        <table:table-row table:style-name="ro2">
          <table:table-cell table:style-name="ce18"/>
          <table:table-cell table:style-name="ce18" office:value-type="string" calcext:value-type="string">
            <text:p>ad_idatcab</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28" table:number-columns-repeated="1018"/>
        </table:table-row>
        <table:table-row table:style-name="ro3">
          <table:table-cell table:style-name="ce18"/>
          <table:table-cell table:style-name="ce18" office:value-type="string" calcext:value-type="string">
            <text:p>ad_typzone</text:p>
          </table:table-cell>
          <table:table-cell table:style-name="ce25" office:value-type="string" calcext:value-type="string">
            <text:p>VARCHAR (1)</text:p>
          </table:table-cell>
          <table:table-cell table:style-name="ce25"/>
          <table:table-cell table:style-name="ce25" office:value-type="string" calcext:value-type="string">
            <text:p>REFERENCES l_zone_densite(code)</text:p>
          </table:table-cell>
          <table:table-cell table:style-name="ce18" office:value-type="string" calcext:value-type="string">
            <text:p>Type de zone de l'adresse desservie. (IPE O)</text:p>
          </table:table-cell>
          <table:table-cell table:style-name="ce28" table:number-columns-repeated="1018"/>
        </table:table-row>
        <table:table-row table:style-name="ro1">
          <table:table-cell table:style-name="ce18"/>
          <table:table-cell table:style-name="ce18" office:value-type="string" calcext:value-type="string">
            <text:p>ad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7">
          <table:table-cell table:style-name="ce18"/>
          <table:table-cell table:style-name="ce18" office:value-type="string" calcext:value-type="string">
            <text:p>ad_geolqlt</text:p>
          </table:table-cell>
          <table:table-cell table:style-name="ce25" office:value-type="string" calcext:value-type="string">
            <text:p>NUMERIC(6,2)</text:p>
          </table:table-cell>
          <table:table-cell table:style-name="ce25" table:number-columns-repeated="2"/>
          <table:table-cell table:style-name="ce18"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28" table:number-columns-repeated="1018"/>
        </table:table-row>
        <table:table-row table:style-name="ro3">
          <table:table-cell table:style-name="ce18"/>
          <table:table-cell table:style-name="ce18" office:value-type="string" calcext:value-type="string">
            <text:p>ad_geolmod</text:p>
          </table:table-cell>
          <table:table-cell table:style-name="ce25" office:value-type="string" calcext:value-type="string">
            <text:p>VARCHAR(4)</text:p>
          </table:table-cell>
          <table:table-cell table:style-name="ce25"/>
          <table:table-cell table:style-name="ce25" office:value-type="string" calcext:value-type="string">
            <text:p>REFERENCES l_geoloc_mode(code)</text:p>
          </table:table-cell>
          <table:table-cell table:style-name="ce18" office:value-type="string" calcext:value-type="string">
            <text:p>Mode d'implantation de l'objet. </text:p>
          </table:table-cell>
          <table:table-cell table:style-name="ce28" table:number-columns-repeated="1018"/>
        </table:table-row>
        <table:table-row table:style-name="ro1">
          <table:table-cell table:style-name="ce18"/>
          <table:table-cell table:style-name="ce18" office:value-type="string" calcext:value-type="string">
            <text:p>ad_geol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de la géolocalisation pour préciser la source si nécessaire</text:p>
          </table:table-cell>
          <table:table-cell table:style-name="ce28" table:number-columns-repeated="1018"/>
        </table:table-row>
        <table:table-row table:style-name="ro1">
          <table:table-cell table:style-name="ce18"/>
          <table:table-cell table:style-name="ce18" office:value-type="string" calcext:value-type="string">
            <text:p>ad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ad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ad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ad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ad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3">
          <table:table-cell table:style-name="ce18"/>
          <table:table-cell table:style-name="ce20" office:value-type="string" calcext:value-type="string">
            <text:p>geom</text:p>
          </table:table-cell>
          <table:table-cell table:style-name="ce24" office:value-type="string" calcext:value-type="string">
            <text:p>Geometry(Point,2154)</text:p>
          </table:table-cell>
          <table:table-cell table:style-name="ce24" office:value-type="string" calcext:value-type="string">
            <text:p>obligatoire</text:p>
          </table:table-cell>
          <table:table-cell table:style-name="ce24"/>
          <table:table-cell table:style-name="ce20" office:value-type="string" calcext:value-type="string">
            <text:p>Point abstrai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number-columns-repeated="1018"/>
        </table:table-row>
        <table:table-row table:style-name="ro1">
          <table:table-cell table:style-name="ce20" office:value-type="string" calcext:value-type="string">
            <text:p>t_organisme</text:p>
          </table:table-cell>
          <table:table-cell table:style-name="ce20" office:value-type="string" calcext:value-type="string">
            <text:p>or_code</text:p>
          </table:table-cell>
          <table:table-cell table:style-name="ce24" office:value-type="string" calcext:value-type="string">
            <text:p>VARCHAR (20)</text:p>
          </table:table-cell>
          <table:table-cell table:style-name="ce24" office:value-type="string" calcext:value-type="string">
            <text:p>obligatoire</text:p>
          </table:table-cell>
          <table:table-cell table:style-name="ce24"/>
          <table:table-cell table:style-name="ce20" office:value-type="string" calcext:value-type="string">
            <text:p>Code de l'organisme</text:p>
          </table:table-cell>
          <table:table-cell table:number-columns-repeated="1018"/>
        </table:table-row>
        <table:table-row table:style-name="ro1">
          <table:table-cell table:style-name="ce18"/>
          <table:table-cell table:style-name="ce18" office:value-type="string" calcext:value-type="string">
            <text:p>or_siren</text:p>
          </table:table-cell>
          <table:table-cell table:style-name="ce25" office:value-type="string" calcext:value-type="string">
            <text:p>VARCHAR(9)</text:p>
          </table:table-cell>
          <table:table-cell table:style-name="ce25" table:number-columns-repeated="2"/>
          <table:table-cell table:style-name="ce18" office:value-type="string" calcext:value-type="string">
            <text:p>numéro SIREN de l'opérateur, de la collectivité, …</text:p>
          </table:table-cell>
          <table:table-cell table:number-columns-repeated="1018"/>
        </table:table-row>
        <table:table-row table:style-name="ro1">
          <table:table-cell table:style-name="ce18"/>
          <table:table-cell table:style-name="ce18" office:value-type="string" calcext:value-type="string">
            <text:p>or_nom</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table:table-cell table:style-name="ce18" office:value-type="string" calcext:value-type="string">
            <text:p>Nom de l'opérateur, de la collectivité, de l'entreprise, etc.</text:p>
          </table:table-cell>
          <table:table-cell table:style-name="ce28" table:number-columns-repeated="1018"/>
        </table:table-row>
        <table:table-row table:style-name="ro1">
          <table:table-cell table:style-name="ce18"/>
          <table:table-cell table:style-name="ce18" office:value-type="string" calcext:value-type="string">
            <text:p>or_type</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lassification juridique. Littéral ou nomenclature INSEE.</text:p>
          </table:table-cell>
          <table:table-cell table:style-name="ce28" table:number-columns-repeated="1018"/>
        </table:table-row>
        <table:table-row table:style-name="ro1">
          <table:table-cell table:style-name="ce18"/>
          <table:table-cell table:style-name="ce18" office:value-type="string" calcext:value-type="string">
            <text:p>or_activ</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Activité principale exercée. Littéral ou Code NAF. </text:p>
          </table:table-cell>
          <table:table-cell table:style-name="ce28" table:number-columns-repeated="1018"/>
        </table:table-row>
        <table:table-row table:style-name="ro3">
          <table:table-cell table:style-name="ce18"/>
          <table:table-cell table:style-name="ce18" office:value-type="string" calcext:value-type="string">
            <text:p>or_l331</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court selon liste opérateurs L33-1 téléchargeable sur le site de l'ARCEP</text:p>
          </table:table-cell>
          <table:table-cell table:style-name="ce28" table:number-columns-repeated="1018"/>
        </table:table-row>
        <table:table-row table:style-name="ro3">
          <table:table-cell table:style-name="ce18"/>
          <table:table-cell table:style-name="ce18" office:value-type="string" calcext:value-type="string">
            <text:p>or_siret</text:p>
          </table:table-cell>
          <table:table-cell table:style-name="ce25" office:value-type="string" calcext:value-type="string">
            <text:p>VARCHAR(14)</text:p>
          </table:table-cell>
          <table:table-cell table:style-name="ce25" table:number-columns-repeated="2"/>
          <table:table-cell table:style-name="ce18" office:value-type="string" calcext:value-type="string">
            <text:p>numéro SIRET dans le cas d'un établissement (sens INSEE, base SIRENE)</text:p>
          </table:table-cell>
          <table:table-cell table:style-name="ce28" table:number-columns-repeated="1018"/>
        </table:table-row>
        <table:table-row table:style-name="ro1">
          <table:table-cell table:style-name="ce18"/>
          <table:table-cell table:style-name="ce18" office:value-type="string" calcext:value-type="string">
            <text:p>or_nometab</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Nom de l'établissement, de l'agence (sens INSEE, base SIRENE)</text:p>
          </table:table-cell>
          <table:table-cell table:style-name="ce28" table:number-columns-repeated="1018"/>
        </table:table-row>
        <table:table-row table:style-name="ro3">
          <table:table-cell table:style-name="ce18"/>
          <table:table-cell table:style-name="ce18" office:value-type="string" calcext:value-type="string">
            <text:p>or_ad_code</text:p>
          </table:table-cell>
          <table:table-cell table:style-name="ce25" office:value-type="string" calcext:value-type="string">
            <text:p>VARCHAR(254)</text:p>
          </table:table-cell>
          <table:table-cell table:style-name="ce25"/>
          <table:table-cell table:style-name="ce25" office:value-type="string" calcext:value-type="string">
            <text:p>REFERENCES t_adresse(ad_code)</text:p>
          </table:table-cell>
          <table:table-cell table:style-name="ce18" office:value-type="string" calcext:value-type="string">
            <text:p>Identifiant de l'adresse dans la table t_adresse. Seulement s'il s'agit d'une adresse référencée dans la table adresse. </text:p>
          </table:table-cell>
          <table:table-cell table:style-name="ce28" table:number-columns-repeated="1018"/>
        </table:table-row>
        <table:table-row table:style-name="ro1">
          <table:table-cell table:style-name="ce18"/>
          <table:table-cell table:style-name="ce18" office:value-type="string" calcext:value-type="string">
            <text:p>or_nomvoie</text:p>
          </table:table-cell>
          <table:table-cell table:style-name="ce25" office:value-type="string" calcext:value-type="string">
            <text:p>VARCHAR (254)</text:p>
          </table:table-cell>
          <table:table-cell table:style-name="ce25" table:number-columns-repeated="2"/>
          <table:table-cell table:style-name="ce18" office:value-type="string" calcext:value-type="string">
            <text:p>Nom de la voie</text:p>
          </table:table-cell>
          <table:table-cell table:style-name="ce28" table:number-columns-repeated="1018"/>
        </table:table-row>
        <table:table-row table:style-name="ro1">
          <table:table-cell table:style-name="ce18"/>
          <table:table-cell table:style-name="ce18" office:value-type="string" calcext:value-type="string">
            <text:p>or_numero</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uméro <text:s/>éventuel <text:s/>de <text:s/>l’adresse <text:s/>dans <text:s/>la voie</text:p>
          </table:table-cell>
          <table:table-cell table:style-name="ce28" table:number-columns-repeated="1018"/>
        </table:table-row>
        <table:table-row table:style-name="ro1">
          <table:table-cell table:style-name="ce18"/>
          <table:table-cell table:style-name="ce18" office:value-type="string" calcext:value-type="string">
            <text:p>or_rep</text:p>
          </table:table-cell>
          <table:table-cell table:style-name="ce25" office:value-type="string" calcext:value-type="string">
            <text:p>VARCHAR (20)</text:p>
          </table:table-cell>
          <table:table-cell table:style-name="ce25" table:number-columns-repeated="2"/>
          <table:table-cell table:style-name="ce18" office:value-type="string" calcext:value-type="string">
            <text:p>Indice de répétition associé au numéro (par exemple Bis, A, 1…)</text:p>
          </table:table-cell>
          <table:table-cell table:style-name="ce28" table:number-columns-repeated="1018"/>
        </table:table-row>
        <table:table-row table:style-name="ro1">
          <table:table-cell table:style-name="ce18"/>
          <table:table-cell table:style-name="ce18" office:value-type="string" calcext:value-type="string">
            <text:p>or_local</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plément d'adresse pour identifier le local. </text:p>
          </table:table-cell>
          <table:table-cell table:style-name="ce28" table:number-columns-repeated="1018"/>
        </table:table-row>
        <table:table-row table:style-name="ro1">
          <table:table-cell table:style-name="ce18"/>
          <table:table-cell table:style-name="ce18" office:value-type="string" calcext:value-type="string">
            <text:p>or_postal</text:p>
          </table:table-cell>
          <table:table-cell table:style-name="ce25" office:value-type="string" calcext:value-type="string">
            <text:p>VARCHAR(20)</text:p>
          </table:table-cell>
          <table:table-cell table:style-name="ce25" table:number-columns-repeated="2"/>
          <table:table-cell table:style-name="ce18" office:value-type="string" calcext:value-type="string">
            <text:p>Code <text:s/>postal <text:s/>du <text:s/>bureau <text:s/>de <text:s/>distribution de la voie</text:p>
          </table:table-cell>
          <table:table-cell table:style-name="ce28" table:number-columns-repeated="1018"/>
        </table:table-row>
        <table:table-row table:style-name="ro1">
          <table:table-cell table:style-name="ce18"/>
          <table:table-cell table:style-name="ce18" office:value-type="string" calcext:value-type="string">
            <text:p>or_commune</text:p>
          </table:table-cell>
          <table:table-cell table:style-name="ce25" office:value-type="string" calcext:value-type="string">
            <text:p>VARCHAR (254)</text:p>
          </table:table-cell>
          <table:table-cell table:style-name="ce25" table:number-columns-repeated="2"/>
          <table:table-cell table:style-name="ce18" office:value-type="string" calcext:value-type="string">
            <text:p>Nom officiel de la commune</text:p>
          </table:table-cell>
          <table:table-cell table:style-name="ce28" table:number-columns-repeated="1018"/>
        </table:table-row>
        <table:table-row table:style-name="ro1">
          <table:table-cell table:style-name="ce18"/>
          <table:table-cell table:style-name="ce18" office:value-type="string" calcext:value-type="string">
            <text:p>or_telfixe</text:p>
          </table:table-cell>
          <table:table-cell table:style-name="ce25" office:value-type="string" calcext:value-type="string">
            <text:p>VARCHAR(20)</text:p>
          </table:table-cell>
          <table:table-cell table:style-name="ce25" table:number-columns-repeated="2"/>
          <table:table-cell table:style-name="ce18" office:value-type="string" calcext:value-type="string">
            <text:p>Téléphone fixe</text:p>
          </table:table-cell>
          <table:table-cell table:style-name="ce28" table:number-columns-repeated="1018"/>
        </table:table-row>
        <table:table-row table:style-name="ro1">
          <table:table-cell table:style-name="ce18"/>
          <table:table-cell table:style-name="ce18" office:value-type="string" calcext:value-type="string">
            <text:p>or_mail</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Mail de contact générique</text:p>
          </table:table-cell>
          <table:table-cell table:style-name="ce28" table:number-columns-repeated="1018"/>
        </table:table-row>
        <table:table-row table:style-name="ro1">
          <table:table-cell table:style-name="ce18"/>
          <table:table-cell table:style-name="ce18" office:value-type="string" calcext:value-type="string">
            <text:p>or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or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or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or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or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or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number-columns-repeated="1018"/>
        </table:table-row>
        <table:table-row table:style-name="ro1">
          <table:table-cell table:style-name="ce20" office:value-type="string" calcext:value-type="string">
            <text:p>t_reference</text:p>
          </table:table-cell>
          <table:table-cell table:style-name="ce20" office:value-type="string" calcext:value-type="string">
            <text:p>rf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permettant d'identifier la référence d'un matériel dans la base. </text:p>
          </table:table-cell>
          <table:table-cell table:number-columns-repeated="1018"/>
        </table:table-row>
        <table:table-row table:style-name="ro3">
          <table:table-cell table:style-name="ce18"/>
          <table:table-cell table:style-name="ce18" office:value-type="string" calcext:value-type="string">
            <text:p>rf_type</text:p>
          </table:table-cell>
          <table:table-cell table:style-name="ce25" office:value-type="string" calcext:value-type="string">
            <text:p>VARCHAR(2)</text:p>
          </table:table-cell>
          <table:table-cell table:style-name="ce25"/>
          <table:table-cell table:style-name="ce25" office:value-type="string" calcext:value-type="string">
            <text:p>REFERENCES l_reference_type (code)</text:p>
          </table:table-cell>
          <table:table-cell table:style-name="ce18" office:value-type="string" calcext:value-type="string">
            <text:p>Type de matériel</text:p>
          </table:table-cell>
          <table:table-cell table:number-columns-repeated="1018"/>
        </table:table-row>
        <table:table-row table:style-name="ro3">
          <table:table-cell table:style-name="ce18"/>
          <table:table-cell table:style-name="ce18" office:value-type="string" calcext:value-type="string">
            <text:p>rf_fabric</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Fabricant</text:p>
          </table:table-cell>
          <table:table-cell table:style-name="ce28" table:number-columns-repeated="1018"/>
        </table:table-row>
        <table:table-row table:style-name="ro1">
          <table:table-cell table:style-name="ce18"/>
          <table:table-cell table:style-name="ce18" office:value-type="string" calcext:value-type="string">
            <text:p>rf_design</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Design</text:p>
          </table:table-cell>
          <table:table-cell table:style-name="ce28" table:number-columns-repeated="1018"/>
        </table:table-row>
        <table:table-row table:style-name="ro3">
          <table:table-cell table:style-name="ce18"/>
          <table:table-cell table:style-name="ce18" office:value-type="string" calcext:value-type="string">
            <text:p>rf_etat</text:p>
          </table:table-cell>
          <table:table-cell table:style-name="ce25" office:value-type="string" calcext:value-type="string">
            <text:p>VARCHAR(1)</text:p>
          </table:table-cell>
          <table:table-cell table:style-name="ce25"/>
          <table:table-cell table:style-name="ce25" office:value-type="string" calcext:value-type="string">
            <text:p>REFERENCES l_reference_etat (code)</text:p>
          </table:table-cell>
          <table:table-cell table:style-name="ce18" office:value-type="string" calcext:value-type="string">
            <text:p>Disponibilité de la référence</text:p>
          </table:table-cell>
          <table:table-cell table:style-name="ce28" table:number-columns-repeated="1018"/>
        </table:table-row>
        <table:table-row table:style-name="ro1">
          <table:table-cell table:style-name="ce18"/>
          <table:table-cell table:style-name="ce18" office:value-type="string" calcext:value-type="string">
            <text:p>rf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s</text:p>
          </table:table-cell>
          <table:table-cell table:style-name="ce28" table:number-columns-repeated="1018"/>
        </table:table-row>
        <table:table-row table:style-name="ro1">
          <table:table-cell table:style-name="ce18"/>
          <table:table-cell table:style-name="ce18" office:value-type="string" calcext:value-type="string">
            <text:p>rf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rf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rf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rf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rf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noeud</text:p>
          </table:table-cell>
          <table:table-cell table:style-name="ce20" office:value-type="string" calcext:value-type="string">
            <text:p>nd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noeud</text:p>
          </table:table-cell>
          <table:table-cell table:number-columns-repeated="1018"/>
        </table:table-row>
        <table:table-row table:style-name="ro1">
          <table:table-cell table:style-name="ce18"/>
          <table:table-cell table:style-name="ce18" office:value-type="string" calcext:value-type="string">
            <text:p>nd_codeex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chez un tiers ou dans une autre base de données. </text:p>
          </table:table-cell>
          <table:table-cell table:number-columns-repeated="1018"/>
        </table:table-row>
        <table:table-row table:style-name="ro1">
          <table:table-cell table:style-name="ce18"/>
          <table:table-cell table:style-name="ce18" office:value-type="string" calcext:value-type="string">
            <text:p>nd_nom</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Nom du nœud (reprendre celui dans la base l'opérateur si il existe)</text:p>
          </table:table-cell>
          <table:table-cell table:number-columns-repeated="1018"/>
        </table:table-row>
        <table:table-row table:style-name="ro3">
          <table:table-cell table:style-name="ce18"/>
          <table:table-cell table:style-name="ce18" office:value-type="string" calcext:value-type="string">
            <text:p>nd_coderat</text:p>
          </table:table-cell>
          <table:table-cell table:style-name="ce25" office:value-type="string" calcext:value-type="string">
            <text:p>VARCHAR(254)</text:p>
          </table:table-cell>
          <table:table-cell table:style-name="ce25"/>
          <table:table-cell table:style-name="ce25" office:value-type="string" calcext:value-type="string">
            <text:p>REFERENCES t_noeud (nd_code)</text:p>
          </table:table-cell>
          <table:table-cell table:style-name="ce18" office:value-type="string" calcext:value-type="string">
            <text:p>Code du noeud de rattachement (NRO, PM, …). Valable pour les réseaux hiérarchiques (principalement pour le FTTH). </text:p>
          </table:table-cell>
          <table:table-cell table:style-name="ce28" table:number-columns-repeated="1018"/>
        </table:table-row>
        <table:table-row table:style-name="ro1">
          <table:table-cell table:style-name="ce18"/>
          <table:table-cell table:style-name="ce18" office:value-type="string" calcext:value-type="string">
            <text:p>nd_r1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1 (plaque, dsp, BM, etc.)</text:p>
          </table:table-cell>
          <table:table-cell table:style-name="ce28" table:number-columns-repeated="1018"/>
        </table:table-row>
        <table:table-row table:style-name="ro1">
          <table:table-cell table:style-name="ce18"/>
          <table:table-cell table:style-name="ce18" office:value-type="string" calcext:value-type="string">
            <text:p>nd_r2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2 (poche, tronçon, etc.)</text:p>
          </table:table-cell>
          <table:table-cell table:style-name="ce28" table:number-columns-repeated="1018"/>
        </table:table-row>
        <table:table-row table:style-name="ro1">
          <table:table-cell table:style-name="ce18"/>
          <table:table-cell table:style-name="ce18" office:value-type="string" calcext:value-type="string">
            <text:p>nd_r3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3 (secteur, etc.)</text:p>
          </table:table-cell>
          <table:table-cell table:style-name="ce28" table:number-columns-repeated="1018"/>
        </table:table-row>
        <table:table-row table:style-name="ro1">
          <table:table-cell table:style-name="ce18"/>
          <table:table-cell table:style-name="ce18" office:value-type="string" calcext:value-type="string">
            <text:p>nd_r4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4</text:p>
          </table:table-cell>
          <table:table-cell table:style-name="ce28" table:number-columns-repeated="1018"/>
        </table:table-row>
        <table:table-row table:style-name="ro3">
          <table:table-cell table:style-name="ce18"/>
          <table:table-cell table:style-name="ce18" office:value-type="string" calcext:value-type="string">
            <text:p>nd_ad_code</text:p>
          </table:table-cell>
          <table:table-cell table:style-name="ce25" office:value-type="string" calcext:value-type="string">
            <text:p>VARCHAR(254)</text:p>
          </table:table-cell>
          <table:table-cell table:style-name="ce25"/>
          <table:table-cell table:style-name="ce25" office:value-type="string" calcext:value-type="string">
            <text:p>REFERENCES t_adresse(ad_code)</text:p>
          </table:table-cell>
          <table:table-cell table:style-name="ce18" office:value-type="string" calcext:value-type="string">
            <text:p>Identifiant unique de l'adresse du noeud (pour les noeuds qui peuvent être associés à une adresse précise). </text:p>
          </table:table-cell>
          <table:table-cell table:style-name="ce28" table:number-columns-repeated="1018"/>
        </table:table-row>
        <table:table-row table:style-name="ro8">
          <table:table-cell table:style-name="ce18"/>
          <table:table-cell table:style-name="ce18" office:value-type="string" calcext:value-type="string">
            <text:p>nd_voie</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style-name="ce28" table:number-columns-repeated="1018"/>
        </table:table-row>
        <table:table-row table:style-name="ro3">
          <table:table-cell table:style-name="ce18"/>
          <table:table-cell table:style-name="ce18" office:value-type="string" calcext:value-type="string">
            <text:p>nd_type</text:p>
          </table:table-cell>
          <table:table-cell table:style-name="ce25" office:value-type="string" calcext:value-type="string">
            <text:p>VARCHAR(2)</text:p>
          </table:table-cell>
          <table:table-cell table:style-name="ce25"/>
          <table:table-cell table:style-name="ce25" office:value-type="string" calcext:value-type="string">
            <text:p>REFERENCES l_noeud_type (code)</text:p>
          </table:table-cell>
          <table:table-cell table:style-name="ce18" office:value-type="string" calcext:value-type="string">
            <text:p>Type du nœud (se déduit de la relation d'héritage)</text:p>
          </table:table-cell>
          <table:table-cell table:style-name="ce28" table:number-columns-repeated="1018"/>
        </table:table-row>
        <table:table-row table:style-name="ro3">
          <table:table-cell table:style-name="ce18"/>
          <table:table-cell table:style-name="ce18" office:value-type="string" calcext:value-type="string">
            <text:p>nd_type_ep</text:p>
          </table:table-cell>
          <table:table-cell table:style-name="ce25" office:value-type="string" calcext:value-type="string">
            <text:p>VARCHAR (10)</text:p>
          </table:table-cell>
          <table:table-cell table:style-name="ce25"/>
          <table:table-cell table:style-name="ce25" office:value-type="string" calcext:value-type="string">
            <text:p>REFERENCES l_technologie_type (code)</text:p>
          </table:table-cell>
          <table:table-cell table:style-name="ce18" office:value-type="string" calcext:value-type="string">
            <text:p>Liste des technologies présentes</text:p>
            <text:p>(1 à 5 occurrences)</text:p>
          </table:table-cell>
          <table:table-cell table:style-name="ce28" table:number-columns-repeated="1018"/>
        </table:table-row>
        <table:table-row table:style-name="ro1">
          <table:table-cell table:style-name="ce18"/>
          <table:table-cell table:style-name="ce18" office:value-type="string" calcext:value-type="string">
            <text:p>nd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s</text:p>
          </table:table-cell>
          <table:table-cell table:style-name="ce28" table:number-columns-repeated="1018"/>
        </table:table-row>
        <table:table-row table:style-name="ro3">
          <table:table-cell table:style-name="ce18"/>
          <table:table-cell table:style-name="ce18" office:value-type="string" calcext:value-type="string">
            <text:p>nd_dtclass</text:p>
          </table:table-cell>
          <table:table-cell table:style-name="ce25" office:value-type="string" calcext:value-type="string">
            <text:p>VARCHAR(2)</text:p>
          </table:table-cell>
          <table:table-cell table:style-name="ce25"/>
          <table:table-cell table:style-name="ce25" office:value-type="string" calcext:value-type="string">
            <text:p>REFERENCES l_geoloc_classe(code)</text:p>
          </table:table-cell>
          <table:table-cell table:style-name="ce18" office:value-type="string" calcext:value-type="string">
            <text:p>Classe de précision au sens du décret DT-DICT</text:p>
          </table:table-cell>
          <table:table-cell table:style-name="ce28" table:number-columns-repeated="1018"/>
        </table:table-row>
        <table:table-row table:style-name="ro7">
          <table:table-cell table:style-name="ce18"/>
          <table:table-cell table:style-name="ce18" office:value-type="string" calcext:value-type="string">
            <text:p>nd_geolqlt</text:p>
          </table:table-cell>
          <table:table-cell table:style-name="ce25" office:value-type="string" calcext:value-type="string">
            <text:p>NUMERIC(6,2)</text:p>
          </table:table-cell>
          <table:table-cell table:style-name="ce25" table:number-columns-repeated="2"/>
          <table:table-cell table:style-name="ce18"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28" table:number-columns-repeated="1018"/>
        </table:table-row>
        <table:table-row table:style-name="ro3">
          <table:table-cell table:style-name="ce18"/>
          <table:table-cell table:style-name="ce18" office:value-type="string" calcext:value-type="string">
            <text:p>nd_geolmod</text:p>
          </table:table-cell>
          <table:table-cell table:style-name="ce25" office:value-type="string" calcext:value-type="string">
            <text:p>VARCHAR(4)</text:p>
          </table:table-cell>
          <table:table-cell table:style-name="ce25"/>
          <table:table-cell table:style-name="ce25" office:value-type="string" calcext:value-type="string">
            <text:p>REFERENCES l_geoloc_mode(code)</text:p>
          </table:table-cell>
          <table:table-cell table:style-name="ce18" office:value-type="string" calcext:value-type="string">
            <text:p>Mode d'implantation de l'objet. </text:p>
          </table:table-cell>
          <table:table-cell table:style-name="ce28" table:number-columns-repeated="1018"/>
        </table:table-row>
        <table:table-row table:style-name="ro1">
          <table:table-cell table:style-name="ce18"/>
          <table:table-cell table:style-name="ce18" office:value-type="string" calcext:value-type="string">
            <text:p>nd_geol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de la géolocalisation pour préciser la source si nécessaire</text:p>
          </table:table-cell>
          <table:table-cell table:style-name="ce28" table:number-columns-repeated="1018"/>
        </table:table-row>
        <table:table-row table:style-name="ro1">
          <table:table-cell table:style-name="ce18"/>
          <table:table-cell table:style-name="ce18" office:value-type="string" calcext:value-type="string">
            <text:p>nd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nd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nd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nd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nd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3">
          <table:table-cell table:style-name="ce18"/>
          <table:table-cell table:style-name="ce20" office:value-type="string" calcext:value-type="string">
            <text:p>geom</text:p>
          </table:table-cell>
          <table:table-cell table:style-name="ce24" office:value-type="string" calcext:value-type="string">
            <text:p>Geometry(Point,2154)</text:p>
          </table:table-cell>
          <table:table-cell table:style-name="ce24" office:value-type="string" calcext:value-type="string">
            <text:p>obligatoire</text:p>
          </table:table-cell>
          <table:table-cell table:style-name="ce24"/>
          <table:table-cell table:style-name="ce20" office:value-type="string" calcext:value-type="string">
            <text:p>Point abstrai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sitetech</text:p>
          </table:table-cell>
          <table:table-cell table:style-name="ce20" office:value-type="string" calcext:value-type="string">
            <text:p>st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du site</text:p>
          </table:table-cell>
          <table:table-cell table:number-columns-repeated="1018"/>
        </table:table-row>
        <table:table-row table:style-name="ro3">
          <table:table-cell table:style-name="ce18"/>
          <table:table-cell table:style-name="ce18" office:value-type="string" calcext:value-type="string">
            <text:p>st_nd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noeud (nd_code)</text:p>
          </table:table-cell>
          <table:table-cell table:style-name="ce18" office:value-type="string" calcext:value-type="string">
            <text:p>Identifiant unique contenu dans la table Noeud</text:p>
          </table:table-cell>
          <table:table-cell table:number-columns-repeated="1018"/>
        </table:table-row>
        <table:table-row table:style-name="ro1">
          <table:table-cell table:style-name="ce18"/>
          <table:table-cell table:style-name="ce18" office:value-type="string" calcext:value-type="string">
            <text:p>st_codeext</text:p>
          </table:table-cell>
          <table:table-cell table:style-name="ce25" office:value-type="string" calcext:value-type="string">
            <text:p>VARCHAR (254)</text:p>
          </table:table-cell>
          <table:table-cell table:style-name="ce25" table:number-columns-repeated="2"/>
          <table:table-cell table:style-name="ce18" office:value-type="string" calcext:value-type="string">
            <text:p>Code chez un tiers ou dans une autre base de données. </text:p>
          </table:table-cell>
          <table:table-cell table:number-columns-repeated="1018"/>
        </table:table-row>
        <table:table-row table:style-name="ro1">
          <table:table-cell table:style-name="ce18"/>
          <table:table-cell table:style-name="ce18" office:value-type="string" calcext:value-type="string">
            <text:p>st_nom</text:p>
          </table:table-cell>
          <table:table-cell table:style-name="ce25" office:value-type="string" calcext:value-type="string">
            <text:p>VARCHAR (254)</text:p>
          </table:table-cell>
          <table:table-cell table:style-name="ce25" table:number-columns-repeated="2"/>
          <table:table-cell table:style-name="ce18" office:value-type="string" calcext:value-type="string">
            <text:p>Nom du site. </text:p>
          </table:table-cell>
          <table:table-cell table:number-columns-repeated="1018"/>
        </table:table-row>
        <table:table-row table:style-name="ro3">
          <table:table-cell table:style-name="ce18"/>
          <table:table-cell table:style-name="ce18" office:value-type="string" calcext:value-type="string">
            <text:p>st_prop</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du propriétaire du site. </text:p>
          </table:table-cell>
          <table:table-cell table:style-name="ce28" table:number-columns-repeated="1018"/>
        </table:table-row>
        <table:table-row table:style-name="ro3">
          <table:table-cell table:style-name="ce18"/>
          <table:table-cell table:style-name="ce18" office:value-type="string" calcext:value-type="string">
            <text:p>st_gest</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du gestionnaire du site. </text:p>
          </table:table-cell>
          <table:table-cell table:style-name="ce28" table:number-columns-repeated="1018"/>
        </table:table-row>
        <table:table-row table:style-name="ro3">
          <table:table-cell table:style-name="ce18"/>
          <table:table-cell table:style-name="ce18" office:value-type="string" calcext:value-type="string">
            <text:p>st_user</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utilisateur du site</text:p>
          </table:table-cell>
          <table:table-cell table:style-name="ce28" table:number-columns-repeated="1018"/>
        </table:table-row>
        <table:table-row table:style-name="ro3">
          <table:table-cell table:style-name="ce18"/>
          <table:table-cell table:style-name="ce18" office:value-type="string" calcext:value-type="string">
            <text:p>st_proptyp</text:p>
          </table:table-cell>
          <table:table-cell table:style-name="ce25" office:value-type="string" calcext:value-type="string">
            <text:p>VARCHAR(3)</text:p>
          </table:table-cell>
          <table:table-cell table:style-name="ce25"/>
          <table:table-cell table:style-name="ce25" office:value-type="string" calcext:value-type="string">
            <text:p>REFERENCES l_propriete_type (code)</text:p>
          </table:table-cell>
          <table:table-cell table:style-name="ce18" office:value-type="string" calcext:value-type="string">
            <text:p>Type de propriété</text:p>
          </table:table-cell>
          <table:table-cell table:style-name="ce28" table:number-columns-repeated="1018"/>
        </table:table-row>
        <table:table-row table:style-name="ro1">
          <table:table-cell table:style-name="ce18"/>
          <table:table-cell table:style-name="ce18" office:value-type="string" calcext:value-type="string">
            <text:p>st_statut</text:p>
          </table:table-cell>
          <table:table-cell table:style-name="ce25" office:value-type="string" calcext:value-type="string">
            <text:p>VARCHAR(3)</text:p>
          </table:table-cell>
          <table:table-cell table:style-name="ce25" office:value-type="string" calcext:value-type="string">
            <text:p>obligatoire</text:p>
          </table:table-cell>
          <table:table-cell table:style-name="ce25" office:value-type="string" calcext:value-type="string">
            <text:p>REFERENCES l_statut (code)</text:p>
          </table:table-cell>
          <table:table-cell table:style-name="ce18" office:value-type="string" calcext:value-type="string">
            <text:p>Phase d'avancement</text:p>
          </table:table-cell>
          <table:table-cell table:style-name="ce28" table:number-columns-repeated="1018"/>
        </table:table-row>
        <table:table-row table:style-name="ro3">
          <table:table-cell table:style-name="ce18"/>
          <table:table-cell table:style-name="ce18" office:value-type="string" calcext:value-type="string">
            <text:p>st_etat</text:p>
          </table:table-cell>
          <table:table-cell table:style-name="ce25" office:value-type="string" calcext:value-type="string">
            <text:p>VARCHAR(3)</text:p>
          </table:table-cell>
          <table:table-cell table:style-name="ce25"/>
          <table:table-cell table:style-name="ce25" office:value-type="string" calcext:value-type="string">
            <text:p>REFERENCES l_etat_type (code)</text:p>
          </table:table-cell>
          <table:table-cell table:style-name="ce18" office:value-type="string" calcext:value-type="string">
            <text:p>Etat du site. </text:p>
          </table:table-cell>
          <table:table-cell table:style-name="ce28" table:number-columns-repeated="1018"/>
        </table:table-row>
        <table:table-row table:style-name="ro1">
          <table:table-cell table:style-name="ce18"/>
          <table:table-cell table:style-name="ce18" office:value-type="string" calcext:value-type="string">
            <text:p>st_datein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installation</text:p>
          </table:table-cell>
          <table:table-cell table:style-name="ce28" table:number-columns-repeated="1018"/>
        </table:table-row>
        <table:table-row table:style-name="ro1">
          <table:table-cell table:style-name="ce18"/>
          <table:table-cell table:style-name="ce18" office:value-type="string" calcext:value-type="string">
            <text:p>st_dt_m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mise en service</text:p>
          </table:table-cell>
          <table:table-cell table:style-name="ce28" table:number-columns-repeated="1018"/>
        </table:table-row>
        <table:table-row table:style-name="ro3">
          <table:table-cell table:style-name="ce18"/>
          <table:table-cell table:style-name="ce18" office:value-type="string" calcext:value-type="string">
            <text:p>st_typephy</text:p>
          </table:table-cell>
          <table:table-cell table:style-name="ce25" office:value-type="string" calcext:value-type="string">
            <text:p>VARCHAR(3)</text:p>
          </table:table-cell>
          <table:table-cell table:style-name="ce25" office:value-type="string" calcext:value-type="string">
            <text:p>obligatoire</text:p>
          </table:table-cell>
          <table:table-cell table:style-name="ce25" office:value-type="string" calcext:value-type="string">
            <text:p>REFERENCES l_site_type_phy (code)</text:p>
          </table:table-cell>
          <table:table-cell table:style-name="ce18" office:value-type="string" calcext:value-type="string">
            <text:p>Type physique du site (shelter, armoire de rue, bâti). </text:p>
          </table:table-cell>
          <table:table-cell table:style-name="ce28" table:number-columns-repeated="1018"/>
        </table:table-row>
        <table:table-row table:style-name="ro3">
          <table:table-cell table:style-name="ce18"/>
          <table:table-cell table:style-name="ce18" office:value-type="string" calcext:value-type="string">
            <text:p>st_typelog</text:p>
          </table:table-cell>
          <table:table-cell table:style-name="ce25" office:value-type="string" calcext:value-type="string">
            <text:p>VARCHAR(10)</text:p>
          </table:table-cell>
          <table:table-cell table:style-name="ce25" office:value-type="string" calcext:value-type="string">
            <text:p>obligatoire</text:p>
          </table:table-cell>
          <table:table-cell table:style-name="ce25" office:value-type="string" calcext:value-type="string">
            <text:p>REFERENCES l_site_type_log (code)</text:p>
          </table:table-cell>
          <table:table-cell table:style-name="ce18" office:value-type="string" calcext:value-type="string">
            <text:p>Type logique du site</text:p>
          </table:table-cell>
          <table:table-cell table:style-name="ce28" table:number-columns-repeated="1018"/>
        </table:table-row>
        <table:table-row table:style-name="ro1">
          <table:table-cell table:style-name="ce18"/>
          <table:table-cell table:style-name="ce18" office:value-type="string" calcext:value-type="string">
            <text:p>st_nblines</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ombre de lignes du site. </text:p>
          </table:table-cell>
          <table:table-cell table:style-name="ce28" table:number-columns-repeated="1018"/>
        </table:table-row>
        <table:table-row table:style-name="ro3">
          <table:table-cell table:style-name="ce18"/>
          <table:table-cell table:style-name="ce18" office:value-type="string" calcext:value-type="string">
            <text:p>st_ad_code</text:p>
          </table:table-cell>
          <table:table-cell table:style-name="ce25" office:value-type="string" calcext:value-type="string">
            <text:p>VARCHAR(254)</text:p>
          </table:table-cell>
          <table:table-cell table:style-name="ce25"/>
          <table:table-cell table:style-name="ce25" office:value-type="string" calcext:value-type="string">
            <text:p>REFERENCES t_adresse (ad_code)</text:p>
          </table:table-cell>
          <table:table-cell table:style-name="ce18" office:value-type="string" calcext:value-type="string">
            <text:p>Identifiant unique contenu dans la table ADRESSE</text:p>
          </table:table-cell>
          <table:table-cell table:style-name="ce28" table:number-columns-repeated="1018"/>
        </table:table-row>
        <table:table-row table:style-name="ro1">
          <table:table-cell table:style-name="ce18"/>
          <table:table-cell table:style-name="ce18" office:value-type="string" calcext:value-type="string">
            <text:p>st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st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st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st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st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st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ltech</text:p>
          </table:table-cell>
          <table:table-cell table:style-name="ce20" office:value-type="string" calcext:value-type="string">
            <text:p>lt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local technique</text:p>
          </table:table-cell>
          <table:table-cell table:style-name="ce28" table:number-columns-repeated="1018"/>
        </table:table-row>
        <table:table-row table:style-name="ro1">
          <table:table-cell table:style-name="ce18"/>
          <table:table-cell table:style-name="ce18" office:value-type="string" calcext:value-type="string">
            <text:p>lt_codeex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chez un tiers ou dans une autre base de données. </text:p>
          </table:table-cell>
          <table:table-cell table:style-name="ce28" table:number-columns-repeated="1018"/>
        </table:table-row>
        <table:table-row table:style-name="ro3">
          <table:table-cell table:style-name="ce18"/>
          <table:table-cell table:style-name="ce18" office:value-type="string" calcext:value-type="string">
            <text:p>lt_etiquet</text:p>
          </table:table-cell>
          <table:table-cell table:style-name="ce25" office:value-type="string" calcext:value-type="string">
            <text:p>VARCHAR(20)</text:p>
          </table:table-cell>
          <table:table-cell table:style-name="ce25" table:number-columns-repeated="2"/>
          <table:table-cell table:style-name="ce18" office:value-type="string" calcext:value-type="string">
            <text:p>Nom du local technique tel qu'étiqueté sur le terrain (selon règles et plages de nommage)</text:p>
          </table:table-cell>
          <table:table-cell table:number-columns-repeated="1018"/>
        </table:table-row>
        <table:table-row table:style-name="ro3">
          <table:table-cell table:style-name="ce18"/>
          <table:table-cell table:style-name="ce18" office:value-type="string" calcext:value-type="string">
            <text:p>lt_st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sitetech (st_code)</text:p>
          </table:table-cell>
          <table:table-cell table:style-name="ce18" office:value-type="string" calcext:value-type="string">
            <text:p>Identifiant unique contenu dans la table SITE_TECHNIQUE</text:p>
          </table:table-cell>
          <table:table-cell table:number-columns-repeated="1018"/>
        </table:table-row>
        <table:table-row table:style-name="ro3">
          <table:table-cell table:style-name="ce18"/>
          <table:table-cell table:style-name="ce18" office:value-type="string" calcext:value-type="string">
            <text:p>lt_prop</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du propriétaire du local technique. </text:p>
          </table:table-cell>
          <table:table-cell table:number-columns-repeated="1018"/>
        </table:table-row>
        <table:table-row table:style-name="ro3">
          <table:table-cell table:style-name="ce18"/>
          <table:table-cell table:style-name="ce18" office:value-type="string" calcext:value-type="string">
            <text:p>lt_gest</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unique du gestionnaire. </text:p>
          </table:table-cell>
          <table:table-cell table:style-name="ce28" table:number-columns-repeated="1018"/>
        </table:table-row>
        <table:table-row table:style-name="ro3">
          <table:table-cell table:style-name="ce18"/>
          <table:table-cell table:style-name="ce18" office:value-type="string" calcext:value-type="string">
            <text:p>lt_user</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de l'utilisateur</text:p>
          </table:table-cell>
          <table:table-cell table:style-name="ce28" table:number-columns-repeated="1018"/>
        </table:table-row>
        <table:table-row table:style-name="ro3">
          <table:table-cell table:style-name="ce18"/>
          <table:table-cell table:style-name="ce18" office:value-type="string" calcext:value-type="string">
            <text:p>lt_proptyp</text:p>
          </table:table-cell>
          <table:table-cell table:style-name="ce25" office:value-type="string" calcext:value-type="string">
            <text:p>VARCHAR(3)</text:p>
          </table:table-cell>
          <table:table-cell table:style-name="ce25"/>
          <table:table-cell table:style-name="ce25" office:value-type="string" calcext:value-type="string">
            <text:p>REFERENCES l_propriete_type (code)</text:p>
          </table:table-cell>
          <table:table-cell table:style-name="ce18" office:value-type="string" calcext:value-type="string">
            <text:p>Type de propriété</text:p>
          </table:table-cell>
          <table:table-cell table:style-name="ce28" table:number-columns-repeated="1018"/>
        </table:table-row>
        <table:table-row table:style-name="ro1">
          <table:table-cell table:style-name="ce18"/>
          <table:table-cell table:style-name="ce18" office:value-type="string" calcext:value-type="string">
            <text:p>lt_statut</text:p>
          </table:table-cell>
          <table:table-cell table:style-name="ce25" office:value-type="string" calcext:value-type="string">
            <text:p>VARCHAR(3)</text:p>
          </table:table-cell>
          <table:table-cell table:style-name="ce25" office:value-type="string" calcext:value-type="string">
            <text:p>obligatoire</text:p>
          </table:table-cell>
          <table:table-cell table:style-name="ce25" office:value-type="string" calcext:value-type="string">
            <text:p>REFERENCES l_statut (code)</text:p>
          </table:table-cell>
          <table:table-cell table:style-name="ce18" office:value-type="string" calcext:value-type="string">
            <text:p>Identifiant unique du statut de déploiement. </text:p>
          </table:table-cell>
          <table:table-cell table:style-name="ce28" table:number-columns-repeated="1018"/>
        </table:table-row>
        <table:table-row table:style-name="ro3">
          <table:table-cell table:style-name="ce18"/>
          <table:table-cell table:style-name="ce18" office:value-type="string" calcext:value-type="string">
            <text:p>lt_etat</text:p>
          </table:table-cell>
          <table:table-cell table:style-name="ce25" office:value-type="string" calcext:value-type="string">
            <text:p>VARCHAR(3)</text:p>
          </table:table-cell>
          <table:table-cell table:style-name="ce25" office:value-type="string" calcext:value-type="string">
            <text:p>obligatoire</text:p>
          </table:table-cell>
          <table:table-cell table:style-name="ce25" office:value-type="string" calcext:value-type="string">
            <text:p>REFERENCES l_etat_type (code)</text:p>
          </table:table-cell>
          <table:table-cell table:style-name="ce18" office:value-type="string" calcext:value-type="string">
            <text:p>Etat du local. </text:p>
          </table:table-cell>
          <table:table-cell table:style-name="ce28" table:number-columns-repeated="1018"/>
        </table:table-row>
        <table:table-row table:style-name="ro1">
          <table:table-cell table:style-name="ce18"/>
          <table:table-cell table:style-name="ce18" office:value-type="string" calcext:value-type="string">
            <text:p>lt_datein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installation</text:p>
          </table:table-cell>
          <table:table-cell table:style-name="ce28" table:number-columns-repeated="1018"/>
        </table:table-row>
        <table:table-row table:style-name="ro1">
          <table:table-cell table:style-name="ce18"/>
          <table:table-cell table:style-name="ce18" office:value-type="string" calcext:value-type="string">
            <text:p>lt_dateme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mise en service du local technique</text:p>
          </table:table-cell>
          <table:table-cell table:style-name="ce28" table:number-columns-repeated="1018"/>
        </table:table-row>
        <table:table-row table:style-name="ro1">
          <table:table-cell table:style-name="ce18"/>
          <table:table-cell table:style-name="ce18" office:value-type="string" calcext:value-type="string">
            <text:p>lt_local</text:p>
          </table:table-cell>
          <table:table-cell table:style-name="ce25" office:value-type="string" calcext:value-type="string">
            <text:p>VARCHAR (254)</text:p>
          </table:table-cell>
          <table:table-cell table:style-name="ce25" table:number-columns-repeated="2"/>
          <table:table-cell table:style-name="ce18" office:value-type="string" calcext:value-type="string">
            <text:p>Informations de localisation</text:p>
          </table:table-cell>
          <table:table-cell table:style-name="ce28" table:number-columns-repeated="1018"/>
        </table:table-row>
        <table:table-row table:style-name="ro1">
          <table:table-cell table:style-name="ce18"/>
          <table:table-cell table:style-name="ce18" office:value-type="string" calcext:value-type="string">
            <text:p>lt_elec</text:p>
          </table:table-cell>
          <table:table-cell table:style-name="ce25" office:value-type="string" calcext:value-type="string">
            <text:p>BOOLEAN</text:p>
          </table:table-cell>
          <table:table-cell table:style-name="ce25" table:number-columns-repeated="2"/>
          <table:table-cell table:style-name="ce18" office:value-type="string" calcext:value-type="string">
            <text:p>Présence d'une alimentation électrique</text:p>
          </table:table-cell>
          <table:table-cell table:style-name="ce28" table:number-columns-repeated="1018"/>
        </table:table-row>
        <table:table-row table:style-name="ro3">
          <table:table-cell table:style-name="ce18"/>
          <table:table-cell table:style-name="ce18" office:value-type="string" calcext:value-type="string">
            <text:p>lt_clim</text:p>
          </table:table-cell>
          <table:table-cell table:style-name="ce25" office:value-type="string" calcext:value-type="string">
            <text:p>VARCHAR(6)</text:p>
          </table:table-cell>
          <table:table-cell table:style-name="ce25"/>
          <table:table-cell table:style-name="ce25" office:value-type="string" calcext:value-type="string">
            <text:p>REFERENCES l_clim_type (code)</text:p>
          </table:table-cell>
          <table:table-cell table:style-name="ce18" office:value-type="string" calcext:value-type="string">
            <text:p>Présence et type du système éventuel de ventilation ou de climatisation. </text:p>
          </table:table-cell>
          <table:table-cell table:style-name="ce28" table:number-columns-repeated="1018"/>
        </table:table-row>
        <table:table-row table:style-name="ro3">
          <table:table-cell table:style-name="ce18"/>
          <table:table-cell table:style-name="ce18" office:value-type="string" calcext:value-type="string">
            <text:p>lt_occp</text:p>
          </table:table-cell>
          <table:table-cell table:style-name="ce25" office:value-type="string" calcext:value-type="string">
            <text:p>VARCHAR(10)</text:p>
          </table:table-cell>
          <table:table-cell table:style-name="ce25"/>
          <table:table-cell table:style-name="ce25" office:value-type="string" calcext:value-type="string">
            <text:p>REFERENCES l_occupation_type (code)</text:p>
          </table:table-cell>
          <table:table-cell table:style-name="ce18" office:value-type="string" calcext:value-type="string">
            <text:p>Occupation. </text:p>
          </table:table-cell>
          <table:table-cell table:style-name="ce28" table:number-columns-repeated="1018"/>
        </table:table-row>
        <table:table-row table:style-name="ro3">
          <table:table-cell table:style-name="ce18"/>
          <table:table-cell table:style-name="ce18" office:value-type="string" calcext:value-type="string">
            <text:p>lt_idmaji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Identifiant du local dans un référentiel comme la base MAJICIII lorsque disponible. </text:p>
          </table:table-cell>
          <table:table-cell table:style-name="ce28" table:number-columns-repeated="1018"/>
        </table:table-row>
        <table:table-row table:style-name="ro1">
          <table:table-cell table:style-name="ce18"/>
          <table:table-cell table:style-name="ce18" office:value-type="string" calcext:value-type="string">
            <text:p>lt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lt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lt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lt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lt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lt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baie</text:p>
          </table:table-cell>
          <table:table-cell table:style-name="ce20" office:value-type="string" calcext:value-type="string">
            <text:p>ba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baie ou ferme</text:p>
          </table:table-cell>
          <table:table-cell table:style-name="ce28" table:number-columns-repeated="1018"/>
        </table:table-row>
        <table:table-row table:style-name="ro1">
          <table:table-cell table:style-name="ce18"/>
          <table:table-cell table:style-name="ce18" office:value-type="string" calcext:value-type="string">
            <text:p>ba_codeex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chez un tiers ou dans une autre base de données. </text:p>
          </table:table-cell>
          <table:table-cell table:style-name="ce28" table:number-columns-repeated="1018"/>
        </table:table-row>
        <table:table-row table:style-name="ro1">
          <table:table-cell table:style-name="ce18"/>
          <table:table-cell table:style-name="ce18" office:value-type="string" calcext:value-type="string">
            <text:p>ba_etique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Etiquette sur le terrain</text:p>
          </table:table-cell>
          <table:table-cell table:style-name="ce28" table:number-columns-repeated="1018"/>
        </table:table-row>
        <table:table-row table:style-name="ro3">
          <table:table-cell table:style-name="ce18"/>
          <table:table-cell table:style-name="ce18" office:value-type="string" calcext:value-type="string">
            <text:p>ba_lt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ltech (lt_code)</text:p>
          </table:table-cell>
          <table:table-cell table:style-name="ce18" office:value-type="string" calcext:value-type="string">
            <text:p>Code du local technique</text:p>
          </table:table-cell>
          <table:table-cell table:number-columns-repeated="1018"/>
        </table:table-row>
        <table:table-row table:style-name="ro3">
          <table:table-cell table:style-name="ce18"/>
          <table:table-cell table:style-name="ce18" office:value-type="string" calcext:value-type="string">
            <text:p>ba_prop</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du propriétaire du tiroir. </text:p>
          </table:table-cell>
          <table:table-cell table:number-columns-repeated="1018"/>
        </table:table-row>
        <table:table-row table:style-name="ro3">
          <table:table-cell table:style-name="ce18"/>
          <table:table-cell table:style-name="ce18" office:value-type="string" calcext:value-type="string">
            <text:p>ba_gest</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unique du gestionnaire. </text:p>
          </table:table-cell>
          <table:table-cell table:number-columns-repeated="1018"/>
        </table:table-row>
        <table:table-row table:style-name="ro3">
          <table:table-cell table:style-name="ce18"/>
          <table:table-cell table:style-name="ce18" office:value-type="string" calcext:value-type="string">
            <text:p>ba_user</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Utilisateur</text:p>
          </table:table-cell>
          <table:table-cell table:style-name="ce28" table:number-columns-repeated="1018"/>
        </table:table-row>
        <table:table-row table:style-name="ro3">
          <table:table-cell table:style-name="ce18"/>
          <table:table-cell table:style-name="ce18" office:value-type="string" calcext:value-type="string">
            <text:p>ba_proptyp</text:p>
          </table:table-cell>
          <table:table-cell table:style-name="ce25" office:value-type="string" calcext:value-type="string">
            <text:p>VARCHAR(3)</text:p>
          </table:table-cell>
          <table:table-cell table:style-name="ce25"/>
          <table:table-cell table:style-name="ce25" office:value-type="string" calcext:value-type="string">
            <text:p>REFERENCES l_propriete_type (code)</text:p>
          </table:table-cell>
          <table:table-cell table:style-name="ce18" office:value-type="string" calcext:value-type="string">
            <text:p>Type de propriété</text:p>
          </table:table-cell>
          <table:table-cell table:style-name="ce28" table:number-columns-repeated="1018"/>
        </table:table-row>
        <table:table-row table:style-name="ro1">
          <table:table-cell table:style-name="ce18"/>
          <table:table-cell table:style-name="ce18" office:value-type="string" calcext:value-type="string">
            <text:p>ba_statut</text:p>
          </table:table-cell>
          <table:table-cell table:style-name="ce25" office:value-type="string" calcext:value-type="string">
            <text:p>VARCHAR(3)</text:p>
          </table:table-cell>
          <table:table-cell table:style-name="ce25"/>
          <table:table-cell table:style-name="ce25" office:value-type="string" calcext:value-type="string">
            <text:p>REFERENCES l_statut (code)</text:p>
          </table:table-cell>
          <table:table-cell table:style-name="ce18" office:value-type="string" calcext:value-type="string">
            <text:p>Identifiant unique du statut de déploiement. </text:p>
          </table:table-cell>
          <table:table-cell table:style-name="ce28" table:number-columns-repeated="1018"/>
        </table:table-row>
        <table:table-row table:style-name="ro3">
          <table:table-cell table:style-name="ce18"/>
          <table:table-cell table:style-name="ce18" office:value-type="string" calcext:value-type="string">
            <text:p>ba_etat</text:p>
          </table:table-cell>
          <table:table-cell table:style-name="ce25" office:value-type="string" calcext:value-type="string">
            <text:p>VARCHAR(3)</text:p>
          </table:table-cell>
          <table:table-cell table:style-name="ce25"/>
          <table:table-cell table:style-name="ce25" office:value-type="string" calcext:value-type="string">
            <text:p>REFERENCES l_etat_type (code)</text:p>
          </table:table-cell>
          <table:table-cell table:style-name="ce18" office:value-type="string" calcext:value-type="string">
            <text:p>Etat de la BAIE</text:p>
          </table:table-cell>
          <table:table-cell table:style-name="ce28" table:number-columns-repeated="1018"/>
        </table:table-row>
        <table:table-row table:style-name="ro3">
          <table:table-cell table:style-name="ce18"/>
          <table:table-cell table:style-name="ce18" office:value-type="string" calcext:value-type="string">
            <text:p>ba_rf_code</text:p>
          </table:table-cell>
          <table:table-cell table:style-name="ce25" office:value-type="string" calcext:value-type="string">
            <text:p>VARCHAR(254)</text:p>
          </table:table-cell>
          <table:table-cell table:style-name="ce25"/>
          <table:table-cell table:style-name="ce25" office:value-type="string" calcext:value-type="string">
            <text:p>REFERENCES t_reference (rf_code)</text:p>
          </table:table-cell>
          <table:table-cell table:style-name="ce18" office:value-type="string" calcext:value-type="string">
            <text:p>Identifiant de la référence de la baie dans la table référence. </text:p>
          </table:table-cell>
          <table:table-cell table:style-name="ce28" table:number-columns-repeated="1018"/>
        </table:table-row>
        <table:table-row table:style-name="ro3">
          <table:table-cell table:style-name="ce18"/>
          <table:table-cell table:style-name="ce18" office:value-type="string" calcext:value-type="string">
            <text:p>ba_type</text:p>
          </table:table-cell>
          <table:table-cell table:style-name="ce25" office:value-type="string" calcext:value-type="string">
            <text:p>VARCHAR(10)</text:p>
          </table:table-cell>
          <table:table-cell table:style-name="ce25"/>
          <table:table-cell table:style-name="ce25" office:value-type="string" calcext:value-type="string">
            <text:p>REFERENCES l_baie_type (code)</text:p>
          </table:table-cell>
          <table:table-cell table:style-name="ce18" office:value-type="string" calcext:value-type="string">
            <text:p>Type du contenant selon qu'il s'agisse d'une BAIE ou d'une FERME. Voir liste de choix </text:p>
          </table:table-cell>
          <table:table-cell table:style-name="ce28" table:number-columns-repeated="1018"/>
        </table:table-row>
        <table:table-row table:style-name="ro1">
          <table:table-cell table:style-name="ce18"/>
          <table:table-cell table:style-name="ce18" office:value-type="string" calcext:value-type="string">
            <text:p>ba_nb_u</text:p>
          </table:table-cell>
          <table:table-cell table:style-name="ce25" office:value-type="string" calcext:value-type="string">
            <text:p>NUMERIC</text:p>
          </table:table-cell>
          <table:table-cell table:style-name="ce25" table:number-columns-repeated="2"/>
          <table:table-cell table:style-name="ce18" office:value-type="string" calcext:value-type="string">
            <text:p>Taille de la baie en nombre de U</text:p>
          </table:table-cell>
          <table:table-cell table:style-name="ce28" table:number-columns-repeated="1018"/>
        </table:table-row>
        <table:table-row table:style-name="ro1">
          <table:table-cell table:style-name="ce18"/>
          <table:table-cell table:style-name="ce18" office:value-type="string" calcext:value-type="string">
            <text:p>ba_haut</text:p>
          </table:table-cell>
          <table:table-cell table:style-name="ce25" office:value-type="string" calcext:value-type="string">
            <text:p>NUMERIC</text:p>
          </table:table-cell>
          <table:table-cell table:style-name="ce25" table:number-columns-repeated="2"/>
          <table:table-cell table:style-name="ce18" office:value-type="string" calcext:value-type="string">
            <text:p>Hauteur en mm</text:p>
          </table:table-cell>
          <table:table-cell table:style-name="ce28" table:number-columns-repeated="1018"/>
        </table:table-row>
        <table:table-row table:style-name="ro1">
          <table:table-cell table:style-name="ce18"/>
          <table:table-cell table:style-name="ce18" office:value-type="string" calcext:value-type="string">
            <text:p>ba_larg</text:p>
          </table:table-cell>
          <table:table-cell table:style-name="ce25" office:value-type="string" calcext:value-type="string">
            <text:p>NUMERIC</text:p>
          </table:table-cell>
          <table:table-cell table:style-name="ce25" table:number-columns-repeated="2"/>
          <table:table-cell table:style-name="ce18" office:value-type="string" calcext:value-type="string">
            <text:p>Largeur en mm</text:p>
          </table:table-cell>
          <table:table-cell table:style-name="ce28" table:number-columns-repeated="1018"/>
        </table:table-row>
        <table:table-row table:style-name="ro1">
          <table:table-cell table:style-name="ce18"/>
          <table:table-cell table:style-name="ce18" office:value-type="string" calcext:value-type="string">
            <text:p>ba_prof</text:p>
          </table:table-cell>
          <table:table-cell table:style-name="ce25" office:value-type="string" calcext:value-type="string">
            <text:p>NUMERIC</text:p>
          </table:table-cell>
          <table:table-cell table:style-name="ce25" table:number-columns-repeated="2"/>
          <table:table-cell table:style-name="ce18" office:value-type="string" calcext:value-type="string">
            <text:p>Profondeur en mm</text:p>
          </table:table-cell>
          <table:table-cell table:style-name="ce28" table:number-columns-repeated="1018"/>
        </table:table-row>
        <table:table-row table:style-name="ro1">
          <table:table-cell table:style-name="ce18"/>
          <table:table-cell table:style-name="ce18" office:value-type="string" calcext:value-type="string">
            <text:p>ba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ba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ba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ba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ba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ba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tiroir</text:p>
          </table:table-cell>
          <table:table-cell table:style-name="ce20" office:value-type="string" calcext:value-type="string">
            <text:p>ti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du tiroir optique</text:p>
          </table:table-cell>
          <table:table-cell table:style-name="ce28" table:number-columns-repeated="1018"/>
        </table:table-row>
        <table:table-row table:style-name="ro1">
          <table:table-cell table:style-name="ce18"/>
          <table:table-cell table:style-name="ce18" office:value-type="string" calcext:value-type="string">
            <text:p>ti_codeex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chez un tiers ou dans une autre base de données. </text:p>
          </table:table-cell>
          <table:table-cell table:style-name="ce28" table:number-columns-repeated="1018"/>
        </table:table-row>
        <table:table-row table:style-name="ro1">
          <table:table-cell table:style-name="ce18"/>
          <table:table-cell table:style-name="ce18" office:value-type="string" calcext:value-type="string">
            <text:p>ti_etique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Etiquette sur le terrain</text:p>
          </table:table-cell>
          <table:table-cell table:style-name="ce28" table:number-columns-repeated="1018"/>
        </table:table-row>
        <table:table-row table:style-name="ro3">
          <table:table-cell table:style-name="ce18"/>
          <table:table-cell table:style-name="ce18" office:value-type="string" calcext:value-type="string">
            <text:p>ti_ba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baie (ba_code)</text:p>
          </table:table-cell>
          <table:table-cell table:style-name="ce18" office:value-type="string" calcext:value-type="string">
            <text:p>Identifiant unique contenu dans la table BAIE</text:p>
          </table:table-cell>
          <table:table-cell table:style-name="ce28" table:number-columns-repeated="1018"/>
        </table:table-row>
        <table:table-row table:style-name="ro3">
          <table:table-cell table:style-name="ce18"/>
          <table:table-cell table:style-name="ce18" office:value-type="string" calcext:value-type="string">
            <text:p>ti_prop</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du propriétaire du tiroir. </text:p>
          </table:table-cell>
          <table:table-cell table:number-columns-repeated="1018"/>
        </table:table-row>
        <table:table-row table:style-name="ro3">
          <table:table-cell table:style-name="ce18"/>
          <table:table-cell table:style-name="ce18" office:value-type="string" calcext:value-type="string">
            <text:p>ti_etat</text:p>
          </table:table-cell>
          <table:table-cell table:style-name="ce25" office:value-type="string" calcext:value-type="string">
            <text:p>VARCHAR(3)</text:p>
          </table:table-cell>
          <table:table-cell table:style-name="ce25"/>
          <table:table-cell table:style-name="ce25" office:value-type="string" calcext:value-type="string">
            <text:p>REFERENCES l_etat_type (code)</text:p>
          </table:table-cell>
          <table:table-cell table:style-name="ce18" office:value-type="string" calcext:value-type="string">
            <text:p>Etat du TIROIR</text:p>
          </table:table-cell>
          <table:table-cell table:number-columns-repeated="1018"/>
        </table:table-row>
        <table:table-row table:style-name="ro3">
          <table:table-cell table:style-name="ce18"/>
          <table:table-cell table:style-name="ce18" office:value-type="string" calcext:value-type="string">
            <text:p>ti_type</text:p>
          </table:table-cell>
          <table:table-cell table:style-name="ce25" office:value-type="string" calcext:value-type="string">
            <text:p>VARCHAR(10)</text:p>
          </table:table-cell>
          <table:table-cell table:style-name="ce25"/>
          <table:table-cell table:style-name="ce25" office:value-type="string" calcext:value-type="string">
            <text:p>REFERENCES l_tiroir_type (code)</text:p>
          </table:table-cell>
          <table:table-cell table:style-name="ce18" office:value-type="string" calcext:value-type="string">
            <text:p>Type du contenant selon qu'il s'agisse d'un TIROIR ou d'une TETE DE CABLE. </text:p>
          </table:table-cell>
          <table:table-cell table:number-columns-repeated="1018"/>
        </table:table-row>
        <table:table-row table:style-name="ro3">
          <table:table-cell table:style-name="ce18"/>
          <table:table-cell table:style-name="ce18" office:value-type="string" calcext:value-type="string">
            <text:p>ti_rf_code</text:p>
          </table:table-cell>
          <table:table-cell table:style-name="ce25" office:value-type="string" calcext:value-type="string">
            <text:p>VARCHAR(254)</text:p>
          </table:table-cell>
          <table:table-cell table:style-name="ce25"/>
          <table:table-cell table:style-name="ce25" office:value-type="string" calcext:value-type="string">
            <text:p>REFERENCES t_reference (rf_code)</text:p>
          </table:table-cell>
          <table:table-cell table:style-name="ce18" office:value-type="string" calcext:value-type="string">
            <text:p>Identifiant de la référence du tiroir dans la table référence. </text:p>
          </table:table-cell>
          <table:table-cell table:style-name="ce28" table:number-columns-repeated="1018"/>
        </table:table-row>
        <table:table-row table:style-name="ro1">
          <table:table-cell table:style-name="ce18"/>
          <table:table-cell table:style-name="ce18" office:value-type="string" calcext:value-type="string">
            <text:p>ti_taille</text:p>
          </table:table-cell>
          <table:table-cell table:style-name="ce25" office:value-type="string" calcext:value-type="string">
            <text:p>NUMERIC</text:p>
          </table:table-cell>
          <table:table-cell table:style-name="ce25" table:number-columns-repeated="2"/>
          <table:table-cell table:style-name="ce18" office:value-type="string" calcext:value-type="string">
            <text:p>Taille du tiroir en nombre de U</text:p>
          </table:table-cell>
          <table:table-cell table:style-name="ce28" table:number-columns-repeated="1018"/>
        </table:table-row>
        <table:table-row table:style-name="ro3">
          <table:table-cell table:style-name="ce18"/>
          <table:table-cell table:style-name="ce18" office:value-type="string" calcext:value-type="string">
            <text:p>ti_placemt</text:p>
          </table:table-cell>
          <table:table-cell table:style-name="ce25" office:value-type="string" calcext:value-type="string">
            <text:p>NUMERIC</text:p>
          </table:table-cell>
          <table:table-cell table:style-name="ce25" table:number-columns-repeated="2"/>
          <table:table-cell table:style-name="ce18" office:value-type="string" calcext:value-type="string">
            <text:p>Position du tiroir en "nombre de U" (Le U numéro 1 est situé en bas de la BAIE)</text:p>
          </table:table-cell>
          <table:table-cell table:style-name="ce28" table:number-columns-repeated="1018"/>
        </table:table-row>
        <table:table-row table:style-name="ro1">
          <table:table-cell table:style-name="ce18"/>
          <table:table-cell table:style-name="ce18" office:value-type="string" calcext:value-type="string">
            <text:p>ti_localis</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Informations de localisation du tiroir</text:p>
          </table:table-cell>
          <table:table-cell table:style-name="ce28" table:number-columns-repeated="1018"/>
        </table:table-row>
        <table:table-row table:style-name="ro1">
          <table:table-cell table:style-name="ce18"/>
          <table:table-cell table:style-name="ce18" office:value-type="string" calcext:value-type="string">
            <text:p>ti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ti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ti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ti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ti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ti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equipement</text:p>
          </table:table-cell>
          <table:table-cell table:style-name="ce20" office:value-type="string" calcext:value-type="string">
            <text:p>eq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de l'équipement actif</text:p>
          </table:table-cell>
          <table:table-cell table:style-name="ce28" table:number-columns-repeated="1018"/>
        </table:table-row>
        <table:table-row table:style-name="ro1">
          <table:table-cell table:style-name="ce18"/>
          <table:table-cell table:style-name="ce18" office:value-type="string" calcext:value-type="string">
            <text:p>eq_codeex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chez un tiers ou dans une autre base de données. </text:p>
          </table:table-cell>
          <table:table-cell table:style-name="ce28" table:number-columns-repeated="1018"/>
        </table:table-row>
        <table:table-row table:style-name="ro1">
          <table:table-cell table:style-name="ce18"/>
          <table:table-cell table:style-name="ce18" office:value-type="string" calcext:value-type="string">
            <text:p>eq_etique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Etiquette sur le terrain</text:p>
          </table:table-cell>
          <table:table-cell table:style-name="ce28" table:number-columns-repeated="1018"/>
        </table:table-row>
        <table:table-row table:style-name="ro3">
          <table:table-cell table:style-name="ce18"/>
          <table:table-cell table:style-name="ce18" office:value-type="string" calcext:value-type="string">
            <text:p>eq_ba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baie (ba_code)</text:p>
          </table:table-cell>
          <table:table-cell table:style-name="ce18" office:value-type="string" calcext:value-type="string">
            <text:p>Identifiant unique de la BAIE contenant l'équipement</text:p>
          </table:table-cell>
          <table:table-cell table:style-name="ce28" table:number-columns-repeated="1018"/>
        </table:table-row>
        <table:table-row table:style-name="ro3">
          <table:table-cell table:style-name="ce18"/>
          <table:table-cell table:style-name="ce18" office:value-type="string" calcext:value-type="string">
            <text:p>eq_prop</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unique du propriétaire de l'équipement, </text:p>
          </table:table-cell>
          <table:table-cell table:style-name="ce28" table:number-columns-repeated="1018"/>
        </table:table-row>
        <table:table-row table:style-name="ro3">
          <table:table-cell table:style-name="ce18"/>
          <table:table-cell table:style-name="ce18" office:value-type="string" calcext:value-type="string">
            <text:p>eq_rf_code</text:p>
          </table:table-cell>
          <table:table-cell table:style-name="ce25" office:value-type="string" calcext:value-type="string">
            <text:p>VARCHAR(254)</text:p>
          </table:table-cell>
          <table:table-cell table:style-name="ce25"/>
          <table:table-cell table:style-name="ce25" office:value-type="string" calcext:value-type="string">
            <text:p>REFERENCES t_reference (rf_code)</text:p>
          </table:table-cell>
          <table:table-cell table:style-name="ce18" office:value-type="string" calcext:value-type="string">
            <text:p>Identifiant unique correspondant à la référence de l'équipement. </text:p>
          </table:table-cell>
          <table:table-cell table:number-columns-repeated="1018"/>
        </table:table-row>
        <table:table-row table:style-name="ro1">
          <table:table-cell table:style-name="ce18"/>
          <table:table-cell table:style-name="ce18" office:value-type="string" calcext:value-type="string">
            <text:p>eq_datein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pose de l'équipement</text:p>
          </table:table-cell>
          <table:table-cell table:number-columns-repeated="1018"/>
        </table:table-row>
        <table:table-row table:style-name="ro1">
          <table:table-cell table:style-name="ce18"/>
          <table:table-cell table:style-name="ce18" office:value-type="string" calcext:value-type="string">
            <text:p>eq_dateme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mise en service</text:p>
          </table:table-cell>
          <table:table-cell table:number-columns-repeated="1018"/>
        </table:table-row>
        <table:table-row table:style-name="ro1">
          <table:table-cell table:style-name="ce18"/>
          <table:table-cell table:style-name="ce18" office:value-type="string" calcext:value-type="string">
            <text:p>eq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eq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eq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eq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eq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eq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suf</text:p>
          </table:table-cell>
          <table:table-cell table:style-name="ce20" office:value-type="string" calcext:value-type="string">
            <text:p>sf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du SUF. </text:p>
          </table:table-cell>
          <table:table-cell table:style-name="ce28" table:number-columns-repeated="1018"/>
        </table:table-row>
        <table:table-row table:style-name="ro3">
          <table:table-cell table:style-name="ce18"/>
          <table:table-cell table:style-name="ce18" office:value-type="string" calcext:value-type="string">
            <text:p>sf_nd_code</text:p>
          </table:table-cell>
          <table:table-cell table:style-name="ce25" office:value-type="string" calcext:value-type="string">
            <text:p>VARCHAR(254)</text:p>
          </table:table-cell>
          <table:table-cell table:style-name="ce25"/>
          <table:table-cell table:style-name="ce25" office:value-type="string" calcext:value-type="string">
            <text:p>REFERENCES t_noeud (nd_code)</text:p>
          </table:table-cell>
          <table:table-cell table:style-name="ce18" office:value-type="string" calcext:value-type="string">
            <text:p>Code du nœud auquel se rattache le SUF. Un nœud peut être partagé avec un site. </text:p>
          </table:table-cell>
          <table:table-cell table:style-name="ce28" table:number-columns-repeated="1018"/>
        </table:table-row>
        <table:table-row table:style-name="ro3">
          <table:table-cell table:style-name="ce18"/>
          <table:table-cell table:style-name="ce18" office:value-type="string" calcext:value-type="string">
            <text:p>sf_ad_code</text:p>
          </table:table-cell>
          <table:table-cell table:style-name="ce25" office:value-type="string" calcext:value-type="string">
            <text:p>VARCHAR(254)</text:p>
          </table:table-cell>
          <table:table-cell table:style-name="ce25"/>
          <table:table-cell table:style-name="ce25" office:value-type="string" calcext:value-type="string">
            <text:p>REFERENCES t_adresse (ad_code)</text:p>
          </table:table-cell>
          <table:table-cell table:style-name="ce18" office:value-type="string" calcext:value-type="string">
            <text:p>Identifiant unique de la table ADRESSE (adresse postale du bâti)</text:p>
          </table:table-cell>
          <table:table-cell table:style-name="ce28" table:number-columns-repeated="1018"/>
        </table:table-row>
        <table:table-row table:style-name="ro1">
          <table:table-cell table:style-name="ce18"/>
          <table:table-cell table:style-name="ce18" office:value-type="string" calcext:value-type="string">
            <text:p>sf_escal</text:p>
          </table:table-cell>
          <table:table-cell table:style-name="ce25" office:value-type="string" calcext:value-type="string">
            <text:p>VARCHAR (20)</text:p>
          </table:table-cell>
          <table:table-cell table:style-name="ce25" table:number-columns-repeated="2"/>
          <table:table-cell table:style-name="ce18" office:value-type="string" calcext:value-type="string">
            <text:p>Escalier, pour les habitats collectifs. </text:p>
          </table:table-cell>
          <table:table-cell table:style-name="ce28" table:number-columns-repeated="1018"/>
        </table:table-row>
        <table:table-row table:style-name="ro1">
          <table:table-cell table:style-name="ce18"/>
          <table:table-cell table:style-name="ce18" office:value-type="string" calcext:value-type="string">
            <text:p>sf_etage</text:p>
          </table:table-cell>
          <table:table-cell table:style-name="ce25" office:value-type="string" calcext:value-type="string">
            <text:p>VARCHAR (20)</text:p>
          </table:table-cell>
          <table:table-cell table:style-name="ce25" table:number-columns-repeated="2"/>
          <table:table-cell table:style-name="ce18" office:value-type="string" calcext:value-type="string">
            <text:p>Etage, pour les habitats collectifs. </text:p>
          </table:table-cell>
          <table:table-cell table:style-name="ce28" table:number-columns-repeated="1018"/>
        </table:table-row>
        <table:table-row table:style-name="ro3">
          <table:table-cell table:style-name="ce18"/>
          <table:table-cell table:style-name="ce18" office:value-type="string" calcext:value-type="string">
            <text:p>sf_oper</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de l'opérateur d'immeuble dans la table organisme. </text:p>
          </table:table-cell>
          <table:table-cell table:style-name="ce28" table:number-columns-repeated="1018"/>
        </table:table-row>
        <table:table-row table:style-name="ro3">
          <table:table-cell table:style-name="ce18"/>
          <table:table-cell table:style-name="ce18" office:value-type="string" calcext:value-type="string">
            <text:p>sf_type</text:p>
          </table:table-cell>
          <table:table-cell table:style-name="ce25" office:value-type="string" calcext:value-type="string">
            <text:p>VARCHAR(1)</text:p>
          </table:table-cell>
          <table:table-cell table:style-name="ce25" office:value-type="string" calcext:value-type="string">
            <text:p>obligatoire</text:p>
          </table:table-cell>
          <table:table-cell table:style-name="ce25" office:value-type="string" calcext:value-type="string">
            <text:p>REFERENCES l_suf_type (code)</text:p>
          </table:table-cell>
          <table:table-cell table:style-name="ce18" office:value-type="string" calcext:value-type="string">
            <text:p>Type de Site Utilisateur Final. </text:p>
          </table:table-cell>
          <table:table-cell table:number-columns-repeated="1018"/>
        </table:table-row>
        <table:table-row table:style-name="ro5">
          <table:table-cell table:style-name="ce18"/>
          <table:table-cell table:style-name="ce18" office:value-type="string" calcext:value-type="string">
            <text:p>sf_prop</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permettant d'identifier le propriétaire dans la base de données interne. Les informations personnelles sont traitées en dehors du standard d'échange. </text:p>
          </table:table-cell>
          <table:table-cell table:number-columns-repeated="1018"/>
        </table:table-row>
        <table:table-row table:style-name="ro5">
          <table:table-cell table:style-name="ce18"/>
          <table:table-cell table:style-name="ce18" office:value-type="string" calcext:value-type="string">
            <text:p>sf_resid</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permettant d'identifier le résidant dans la base de données interne. Les informations personnelles sont traitées en dehors du standard d'échange. </text:p>
          </table:table-cell>
          <table:table-cell table:style-name="ce28" table:number-columns-repeated="1018"/>
        </table:table-row>
        <table:table-row table:style-name="ro1">
          <table:table-cell table:style-name="ce18"/>
          <table:table-cell table:style-name="ce18" office:value-type="string" calcext:value-type="string">
            <text:p>sf_local</text:p>
          </table:table-cell>
          <table:table-cell table:style-name="ce25" office:value-type="string" calcext:value-type="string">
            <text:p>VARCHAR (254)</text:p>
          </table:table-cell>
          <table:table-cell table:style-name="ce25" table:number-columns-repeated="2"/>
          <table:table-cell table:style-name="ce18" office:value-type="string" calcext:value-type="string">
            <text:p>Informations de localisation du Site Utilisateur Final. Champ libre.</text:p>
          </table:table-cell>
          <table:table-cell table:style-name="ce28" table:number-columns-repeated="1018"/>
        </table:table-row>
        <table:table-row table:style-name="ro3">
          <table:table-cell table:style-name="ce18"/>
          <table:table-cell table:style-name="ce18" office:value-type="string" calcext:value-type="string">
            <text:p>sf_racco</text:p>
          </table:table-cell>
          <table:table-cell table:style-name="ce25" office:value-type="string" calcext:value-type="string">
            <text:p>VARCHAR(2)</text:p>
          </table:table-cell>
          <table:table-cell table:style-name="ce25"/>
          <table:table-cell table:style-name="ce25" office:value-type="string" calcext:value-type="string">
            <text:p>REFERENCES l_suf_racco(code)</text:p>
          </table:table-cell>
          <table:table-cell table:style-name="ce18" office:value-type="string" calcext:value-type="string">
            <text:p>Etat du raccordement selon la terminologie du régulateur. </text:p>
          </table:table-cell>
          <table:table-cell table:style-name="ce28" table:number-columns-repeated="1018"/>
        </table:table-row>
        <table:table-row table:style-name="ro1">
          <table:table-cell table:style-name="ce18"/>
          <table:table-cell table:style-name="ce18" office:value-type="string" calcext:value-type="string">
            <text:p>sf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sf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sf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sf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sf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sf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number-rows-repeated="3">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ptech</text:p>
          </table:table-cell>
          <table:table-cell table:style-name="ce20" office:value-type="string" calcext:value-type="string">
            <text:p>pt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du point technique</text:p>
          </table:table-cell>
          <table:table-cell table:style-name="ce28" table:number-columns-repeated="1018"/>
        </table:table-row>
        <table:table-row table:style-name="ro1">
          <table:table-cell table:style-name="ce18"/>
          <table:table-cell table:style-name="ce18" office:value-type="string" calcext:value-type="string">
            <text:p>pt_codeex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chez un tiers ou dans une autre base de données. </text:p>
          </table:table-cell>
          <table:table-cell table:style-name="ce28" table:number-columns-repeated="1018"/>
        </table:table-row>
        <table:table-row table:style-name="ro1">
          <table:table-cell table:style-name="ce18"/>
          <table:table-cell table:style-name="ce18" office:value-type="string" calcext:value-type="string">
            <text:p>pt_etique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Etiquette sur le terrain</text:p>
          </table:table-cell>
          <table:table-cell table:style-name="ce28" table:number-columns-repeated="1018"/>
        </table:table-row>
        <table:table-row table:style-name="ro3">
          <table:table-cell table:style-name="ce18"/>
          <table:table-cell table:style-name="ce18" office:value-type="string" calcext:value-type="string">
            <text:p>pt_nd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noeud (nd_code)</text:p>
          </table:table-cell>
          <table:table-cell table:style-name="ce18" office:value-type="string" calcext:value-type="string">
            <text:p>Code noeud</text:p>
          </table:table-cell>
          <table:table-cell table:style-name="ce28" table:number-columns-repeated="1018"/>
        </table:table-row>
        <table:table-row table:style-name="ro3">
          <table:table-cell table:style-name="ce18"/>
          <table:table-cell table:style-name="ce18" office:value-type="string" calcext:value-type="string">
            <text:p>pt_prop</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Propriétaire</text:p>
          </table:table-cell>
          <table:table-cell table:number-columns-repeated="1018"/>
        </table:table-row>
        <table:table-row table:style-name="ro3">
          <table:table-cell table:style-name="ce18"/>
          <table:table-cell table:style-name="ce18" office:value-type="string" calcext:value-type="string">
            <text:p>pt_gest</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Gestionnaire</text:p>
          </table:table-cell>
          <table:table-cell table:number-columns-repeated="1018"/>
        </table:table-row>
        <table:table-row table:style-name="ro3">
          <table:table-cell table:style-name="ce18"/>
          <table:table-cell table:style-name="ce18" office:value-type="string" calcext:value-type="string">
            <text:p>pt_user</text:p>
          </table:table-cell>
          <table:table-cell table:style-name="ce25" office:value-type="string" calcext:value-type="string">
            <text:p>VARCHAR(254)</text:p>
          </table:table-cell>
          <table:table-cell table:style-name="ce25"/>
          <table:table-cell table:style-name="ce25" office:value-type="string" calcext:value-type="string">
            <text:p>REFERENCES t_organisme (or_code)</text:p>
          </table:table-cell>
          <table:table-cell table:style-name="ce18" office:value-type="string" calcext:value-type="string">
            <text:p>Utilisateur</text:p>
          </table:table-cell>
          <table:table-cell table:number-columns-repeated="1018"/>
        </table:table-row>
        <table:table-row table:style-name="ro3">
          <table:table-cell table:style-name="ce18"/>
          <table:table-cell table:style-name="ce18" office:value-type="string" calcext:value-type="string">
            <text:p>pt_proptyp</text:p>
          </table:table-cell>
          <table:table-cell table:style-name="ce25" office:value-type="string" calcext:value-type="string">
            <text:p>VARCHAR(3)</text:p>
          </table:table-cell>
          <table:table-cell table:style-name="ce25"/>
          <table:table-cell table:style-name="ce25" office:value-type="string" calcext:value-type="string">
            <text:p>REFERENCES l_propriete_type (code)</text:p>
          </table:table-cell>
          <table:table-cell table:style-name="ce18" office:value-type="string" calcext:value-type="string">
            <text:p>Type de propriété</text:p>
          </table:table-cell>
          <table:table-cell table:style-name="ce28" table:number-columns-repeated="1018"/>
        </table:table-row>
        <table:table-row table:style-name="ro1">
          <table:table-cell table:style-name="ce18"/>
          <table:table-cell table:style-name="ce18" office:value-type="string" calcext:value-type="string">
            <text:p>pt_statut</text:p>
          </table:table-cell>
          <table:table-cell table:style-name="ce25" office:value-type="string" calcext:value-type="string">
            <text:p>VARCHAR(3)</text:p>
          </table:table-cell>
          <table:table-cell table:style-name="ce25" office:value-type="string" calcext:value-type="string">
            <text:p>obligatoire</text:p>
          </table:table-cell>
          <table:table-cell table:style-name="ce25" office:value-type="string" calcext:value-type="string">
            <text:p>REFERENCES l_statut (code)</text:p>
          </table:table-cell>
          <table:table-cell table:style-name="ce18" office:value-type="string" calcext:value-type="string">
            <text:p>Phase d'avancement</text:p>
          </table:table-cell>
          <table:table-cell table:style-name="ce28" table:number-columns-repeated="1018"/>
        </table:table-row>
        <table:table-row table:style-name="ro3">
          <table:table-cell table:style-name="ce18"/>
          <table:table-cell table:style-name="ce18" office:value-type="string" calcext:value-type="string">
            <text:p>pt_etat</text:p>
          </table:table-cell>
          <table:table-cell table:style-name="ce25" office:value-type="string" calcext:value-type="string">
            <text:p>VARCHAR(3)</text:p>
          </table:table-cell>
          <table:table-cell table:style-name="ce25"/>
          <table:table-cell table:style-name="ce25" office:value-type="string" calcext:value-type="string">
            <text:p>REFERENCES l_etat_type (code)</text:p>
          </table:table-cell>
          <table:table-cell table:style-name="ce18" office:value-type="string" calcext:value-type="string">
            <text:p>État du nœud</text:p>
          </table:table-cell>
          <table:table-cell table:style-name="ce28" table:number-columns-repeated="1018"/>
        </table:table-row>
        <table:table-row table:style-name="ro1">
          <table:table-cell table:style-name="ce18"/>
          <table:table-cell table:style-name="ce18" office:value-type="string" calcext:value-type="string">
            <text:p>pt_datein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installation</text:p>
          </table:table-cell>
          <table:table-cell table:style-name="ce28" table:number-columns-repeated="1018"/>
        </table:table-row>
        <table:table-row table:style-name="ro1">
          <table:table-cell table:style-name="ce18"/>
          <table:table-cell table:style-name="ce18" office:value-type="string" calcext:value-type="string">
            <text:p>pt_dateme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mise en service</text:p>
          </table:table-cell>
          <table:table-cell table:style-name="ce28" table:number-columns-repeated="1018"/>
        </table:table-row>
        <table:table-row table:style-name="ro3">
          <table:table-cell table:style-name="ce18"/>
          <table:table-cell table:style-name="ce18" office:value-type="string" calcext:value-type="string">
            <text:p>pt_typephy</text:p>
          </table:table-cell>
          <table:table-cell table:style-name="ce25" office:value-type="string" calcext:value-type="string">
            <text:p>VARCHAR(20)</text:p>
          </table:table-cell>
          <table:table-cell table:style-name="ce25" office:value-type="string" calcext:value-type="string">
            <text:p>obligatoire</text:p>
          </table:table-cell>
          <table:table-cell table:style-name="ce25" office:value-type="string" calcext:value-type="string">
            <text:p>REFERENCES l_ptech_type_phy (code)</text:p>
          </table:table-cell>
          <table:table-cell table:style-name="ce18" office:value-type="string" calcext:value-type="string">
            <text:p>Type de point technique</text:p>
          </table:table-cell>
          <table:table-cell table:style-name="ce28" table:number-columns-repeated="1018"/>
        </table:table-row>
        <table:table-row table:style-name="ro3">
          <table:table-cell table:style-name="ce18"/>
          <table:table-cell table:style-name="ce18" office:value-type="string" calcext:value-type="string">
            <text:p>pt_typelog</text:p>
          </table:table-cell>
          <table:table-cell table:style-name="ce25" office:value-type="string" calcext:value-type="string">
            <text:p>VARCHAR(1)</text:p>
          </table:table-cell>
          <table:table-cell table:style-name="ce25" office:value-type="string" calcext:value-type="string">
            <text:p>obligatoire</text:p>
          </table:table-cell>
          <table:table-cell table:style-name="ce25" office:value-type="string" calcext:value-type="string">
            <text:p>REFERENCES l_ptech_type_log (code)</text:p>
          </table:table-cell>
          <table:table-cell table:style-name="ce18" office:value-type="string" calcext:value-type="string">
            <text:p>Usage du point technique</text:p>
          </table:table-cell>
          <table:table-cell table:style-name="ce28" table:number-columns-repeated="1018"/>
        </table:table-row>
        <table:table-row table:style-name="ro3">
          <table:table-cell table:style-name="ce18"/>
          <table:table-cell table:style-name="ce18" office:value-type="string" calcext:value-type="string">
            <text:p>pt_nature</text:p>
          </table:table-cell>
          <table:table-cell table:style-name="ce25" office:value-type="string" calcext:value-type="string">
            <text:p>VARCHAR (20)</text:p>
          </table:table-cell>
          <table:table-cell table:style-name="ce25"/>
          <table:table-cell table:style-name="ce25" office:value-type="string" calcext:value-type="string">
            <text:p>REFERENCES l_ptech_nature (code)</text:p>
          </table:table-cell>
          <table:table-cell table:style-name="ce18" office:value-type="string" calcext:value-type="string">
            <text:p>Nature du point technique. </text:p>
          </table:table-cell>
          <table:table-cell table:style-name="ce28" table:number-columns-repeated="1018"/>
        </table:table-row>
        <table:table-row table:style-name="ro1">
          <table:table-cell table:style-name="ce18"/>
          <table:table-cell table:style-name="ce18" office:value-type="string" calcext:value-type="string">
            <text:p>pt_secu</text:p>
          </table:table-cell>
          <table:table-cell table:style-name="ce25" office:value-type="string" calcext:value-type="string">
            <text:p>BOOLEAN</text:p>
          </table:table-cell>
          <table:table-cell table:style-name="ce25" table:number-columns-repeated="2"/>
          <table:table-cell table:style-name="ce18" office:value-type="string" calcext:value-type="string">
            <text:p>Le point technique est-il sécurisé ? </text:p>
          </table:table-cell>
          <table:table-cell table:style-name="ce28" table:number-columns-repeated="1018"/>
        </table:table-row>
        <table:table-row table:style-name="ro3">
          <table:table-cell table:style-name="ce18"/>
          <table:table-cell table:style-name="ce18" office:value-type="string" calcext:value-type="string">
            <text:p>pt_occp</text:p>
          </table:table-cell>
          <table:table-cell table:style-name="ce25" office:value-type="string" calcext:value-type="string">
            <text:p>VARCHAR(10)</text:p>
          </table:table-cell>
          <table:table-cell table:style-name="ce25"/>
          <table:table-cell table:style-name="ce25" office:value-type="string" calcext:value-type="string">
            <text:p>REFERENCES l_occupation_type (code)</text:p>
          </table:table-cell>
          <table:table-cell table:style-name="ce18" office:value-type="string" calcext:value-type="string">
            <text:p>Occupation. </text:p>
          </table:table-cell>
          <table:table-cell table:style-name="ce28" table:number-columns-repeated="1018"/>
        </table:table-row>
        <table:table-row table:style-name="ro1">
          <table:table-cell table:style-name="ce18"/>
          <table:table-cell table:style-name="ce18" office:value-type="string" calcext:value-type="string">
            <text:p>pt_lignes</text:p>
          </table:table-cell>
          <table:table-cell table:style-name="ce25" office:value-type="string" calcext:value-type="string">
            <text:p>INTEGER</text:p>
          </table:table-cell>
          <table:table-cell table:style-name="ce25" table:number-columns-repeated="2"/>
          <table:table-cell table:style-name="ce18" office:value-type="string" calcext:value-type="string">
            <text:p>Capacité en nombre de lignes (cas d'un PBO)</text:p>
          </table:table-cell>
          <table:table-cell table:style-name="ce28" table:number-columns-repeated="1018"/>
        </table:table-row>
        <table:table-row table:style-name="ro1">
          <table:table-cell table:style-name="ce18"/>
          <table:table-cell table:style-name="ce18" office:value-type="string" calcext:value-type="string">
            <text:p>pt_a_dan</text:p>
          </table:table-cell>
          <table:table-cell table:style-name="ce25" office:value-type="string" calcext:value-type="string">
            <text:p>NUMERIC</text:p>
          </table:table-cell>
          <table:table-cell table:style-name="ce25" table:number-columns-repeated="2"/>
          <table:table-cell table:style-name="ce18" office:value-type="string" calcext:value-type="string">
            <text:p>Effort disponible après pose (exprimé en daN – décanewtons)</text:p>
          </table:table-cell>
          <table:table-cell table:style-name="ce28" table:number-columns-repeated="1018"/>
        </table:table-row>
        <table:table-row table:style-name="ro1">
          <table:table-cell table:style-name="ce18"/>
          <table:table-cell table:style-name="ce18" office:value-type="string" calcext:value-type="string">
            <text:p>pt_a_dtetu</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l'étude de charge</text:p>
          </table:table-cell>
          <table:table-cell table:style-name="ce28" table:number-columns-repeated="1018"/>
        </table:table-row>
        <table:table-row table:style-name="ro1">
          <table:table-cell table:style-name="ce18"/>
          <table:table-cell table:style-name="ce18" office:value-type="string" calcext:value-type="string">
            <text:p>pt_a_struc</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Simple, Moisé, Haubané, Couple, …</text:p>
          </table:table-cell>
          <table:table-cell table:style-name="ce28" table:number-columns-repeated="1018"/>
        </table:table-row>
        <table:table-row table:style-name="ro3">
          <table:table-cell table:style-name="ce18"/>
          <table:table-cell table:style-name="ce18" office:value-type="string" calcext:value-type="string">
            <text:p>pt_a_haut</text:p>
          </table:table-cell>
          <table:table-cell table:style-name="ce25" office:value-type="string" calcext:value-type="string">
            <text:p>NUMERIC(5,2)</text:p>
          </table:table-cell>
          <table:table-cell table:style-name="ce25" table:number-columns-repeated="2"/>
          <table:table-cell table:style-name="ce18" office:value-type="string" calcext:value-type="string">
            <text:p>Hauteur en mètre entre le sol et la base de l'infrastructure (réseau en façade ou aérien) </text:p>
          </table:table-cell>
          <table:table-cell table:style-name="ce28" table:number-columns-repeated="1018"/>
        </table:table-row>
        <table:table-row table:style-name="ro1">
          <table:table-cell table:style-name="ce18"/>
          <table:table-cell table:style-name="ce18" office:value-type="string" calcext:value-type="string">
            <text:p>pt_a_passa</text:p>
          </table:table-cell>
          <table:table-cell table:style-name="ce25" office:value-type="string" calcext:value-type="string">
            <text:p>BOOLEAN</text:p>
          </table:table-cell>
          <table:table-cell table:style-name="ce25" table:number-columns-repeated="2"/>
          <table:table-cell table:style-name="ce18" office:value-type="string" calcext:value-type="string">
            <text:p>0 si uniquement pour passage de câbles</text:p>
          </table:table-cell>
          <table:table-cell table:style-name="ce28" table:number-columns-repeated="1018"/>
        </table:table-row>
        <table:table-row table:style-name="ro3">
          <table:table-cell table:style-name="ce18"/>
          <table:table-cell table:style-name="ce18" office:value-type="string" calcext:value-type="string">
            <text:p>pt_a_strat</text:p>
          </table:table-cell>
          <table:table-cell table:style-name="ce25" office:value-type="string" calcext:value-type="string">
            <text:p>BOOLEAN</text:p>
          </table:table-cell>
          <table:table-cell table:style-name="ce25" table:number-columns-repeated="2"/>
          <table:table-cell table:style-name="ce18" office:value-type="string" calcext:value-type="string">
            <text:p>Notion Orange disponible dans les PIT. Notion potentiellement extensible à d'autres types de réseaux. </text:p>
          </table:table-cell>
          <table:table-cell table:style-name="ce28" table:number-columns-repeated="1018"/>
        </table:table-row>
        <table:table-row table:style-name="ro3">
          <table:table-cell table:style-name="ce18"/>
          <table:table-cell table:style-name="ce18" office:value-type="string" calcext:value-type="string">
            <text:p>pt_rotatio</text:p>
          </table:table-cell>
          <table:table-cell table:style-name="ce25" office:value-type="string" calcext:value-type="string">
            <text:p>NUMERIC(5,2)</text:p>
          </table:table-cell>
          <table:table-cell table:style-name="ce25" table:number-columns-repeated="2"/>
          <table:table-cell table:style-name="ce18" office:value-type="string" calcext:value-type="string">
            <text:p>Angle du grand axe du point technique en degrés dans le sens retrograde (sens des aiguilles d'une montre) à partir du Nord. </text:p>
          </table:table-cell>
          <table:table-cell table:style-name="ce28" table:number-columns-repeated="1018"/>
        </table:table-row>
        <table:table-row table:style-name="ro1">
          <table:table-cell table:style-name="ce18"/>
          <table:table-cell table:style-name="ce18" office:value-type="string" calcext:value-type="string">
            <text:p>pt_detec</text:p>
          </table:table-cell>
          <table:table-cell table:style-name="ce25" office:value-type="string" calcext:value-type="string">
            <text:p>BOOLEAN</text:p>
          </table:table-cell>
          <table:table-cell table:style-name="ce25" table:number-columns-repeated="2"/>
          <table:table-cell table:style-name="ce18" office:value-type="string" calcext:value-type="string">
            <text:p>Présence d'un boitier pour un fil de détection. </text:p>
          </table:table-cell>
          <table:table-cell table:style-name="ce28" table:number-columns-repeated="1018"/>
        </table:table-row>
        <table:table-row table:style-name="ro1">
          <table:table-cell table:style-name="ce18"/>
          <table:table-cell table:style-name="ce18" office:value-type="string" calcext:value-type="string">
            <text:p>pt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pt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pt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pt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pt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pt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ebp</text:p>
          </table:table-cell>
          <table:table-cell table:style-name="ce20" office:value-type="string" calcext:value-type="string">
            <text:p>bp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de la BPE, etc. </text:p>
          </table:table-cell>
          <table:table-cell table:style-name="ce28" table:number-columns-repeated="1018"/>
        </table:table-row>
        <table:table-row table:style-name="ro1">
          <table:table-cell table:style-name="ce18"/>
          <table:table-cell table:style-name="ce18" office:value-type="string" calcext:value-type="string">
            <text:p>bp_etique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Etiquette sur le terrain</text:p>
          </table:table-cell>
          <table:table-cell table:style-name="ce28" table:number-columns-repeated="1018"/>
        </table:table-row>
        <table:table-row table:style-name="ro1">
          <table:table-cell table:style-name="ce18"/>
          <table:table-cell table:style-name="ce18" office:value-type="string" calcext:value-type="string">
            <text:p>bp_codeex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chez un tiers ou dans une autre base de données. </text:p>
          </table:table-cell>
          <table:table-cell table:style-name="ce28" table:number-columns-repeated="1018"/>
        </table:table-row>
        <table:table-row table:style-name="ro3">
          <table:table-cell table:style-name="ce18"/>
          <table:table-cell table:style-name="ce18" office:value-type="string" calcext:value-type="string">
            <text:p>bp_pt_code</text:p>
          </table:table-cell>
          <table:table-cell table:style-name="ce25" office:value-type="string" calcext:value-type="string">
            <text:p>VARCHAR(254)</text:p>
          </table:table-cell>
          <table:table-cell table:style-name="ce25"/>
          <table:table-cell table:style-name="ce25" office:value-type="string" calcext:value-type="string">
            <text:p>REFERENCES t_ptech(pt_code)</text:p>
          </table:table-cell>
          <table:table-cell table:style-name="ce18" office:value-type="string" calcext:value-type="string">
            <text:p>Code point technique</text:p>
          </table:table-cell>
          <table:table-cell table:style-name="ce28" table:number-columns-repeated="1018"/>
        </table:table-row>
        <table:table-row table:style-name="ro5">
          <table:table-cell table:style-name="ce18"/>
          <table:table-cell table:style-name="ce18" office:value-type="string" calcext:value-type="string">
            <text:p>bp_lt_code</text:p>
          </table:table-cell>
          <table:table-cell table:style-name="ce25" office:value-type="string" calcext:value-type="string">
            <text:p>VARCHAR(254)</text:p>
          </table:table-cell>
          <table:table-cell table:style-name="ce25"/>
          <table:table-cell table:style-name="ce25" office:value-type="string" calcext:value-type="string">
            <text:p>REFERENCES t_ltech(lt_code)</text:p>
          </table:table-cell>
          <table:table-cell table:style-name="ce18" office:value-type="string" calcext:value-type="string">
            <text:p>Code de local technique, pour le cas où un élément de branchement passif serait présent dans un site technique et non dans ou sur un point technique. </text:p>
          </table:table-cell>
          <table:table-cell table:style-name="ce28" table:number-columns-repeated="1018"/>
        </table:table-row>
        <table:table-row table:style-name="ro3">
          <table:table-cell table:style-name="ce18"/>
          <table:table-cell table:style-name="ce18" office:value-type="string" calcext:value-type="string">
            <text:p>bp_sf_code</text:p>
          </table:table-cell>
          <table:table-cell table:style-name="ce25" office:value-type="string" calcext:value-type="string">
            <text:p>VARCHAR(254)</text:p>
          </table:table-cell>
          <table:table-cell table:style-name="ce25"/>
          <table:table-cell table:style-name="ce25" office:value-type="string" calcext:value-type="string">
            <text:p>REFERENCES t_suf(sf_code)</text:p>
          </table:table-cell>
          <table:table-cell table:style-name="ce18" office:value-type="string" calcext:value-type="string">
            <text:p>Identifiant unique du SUF dans lequel est installée la PTO. Cas d'une PTO uniquement</text:p>
          </table:table-cell>
          <table:table-cell table:number-columns-repeated="1018"/>
        </table:table-row>
        <table:table-row table:style-name="ro3">
          <table:table-cell table:style-name="ce18"/>
          <table:table-cell table:style-name="ce18" office:value-type="string" calcext:value-type="string">
            <text:p>bp_prop</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Propriétaire de l'élément</text:p>
          </table:table-cell>
          <table:table-cell table:number-columns-repeated="1018"/>
        </table:table-row>
        <table:table-row table:style-name="ro3">
          <table:table-cell table:style-name="ce18"/>
          <table:table-cell table:style-name="ce18" office:value-type="string" calcext:value-type="string">
            <text:p>bp_gest</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Gestionnaire de l'élément</text:p>
          </table:table-cell>
          <table:table-cell table:number-columns-repeated="1018"/>
        </table:table-row>
        <table:table-row table:style-name="ro3">
          <table:table-cell table:style-name="ce18"/>
          <table:table-cell table:style-name="ce18" office:value-type="string" calcext:value-type="string">
            <text:p>bp_user</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Utilisateur de l'élément</text:p>
          </table:table-cell>
          <table:table-cell table:style-name="ce28" table:number-columns-repeated="1018"/>
        </table:table-row>
        <table:table-row table:style-name="ro3">
          <table:table-cell table:style-name="ce18"/>
          <table:table-cell table:style-name="ce18" office:value-type="string" calcext:value-type="string">
            <text:p>bp_proptyp</text:p>
          </table:table-cell>
          <table:table-cell table:style-name="ce25" office:value-type="string" calcext:value-type="string">
            <text:p>VARCHAR(3)</text:p>
          </table:table-cell>
          <table:table-cell table:style-name="ce25"/>
          <table:table-cell table:style-name="ce25" office:value-type="string" calcext:value-type="string">
            <text:p>REFERENCES l_propriete_type (code)</text:p>
          </table:table-cell>
          <table:table-cell table:style-name="ce18" office:value-type="string" calcext:value-type="string">
            <text:p>Type de propriété</text:p>
          </table:table-cell>
          <table:table-cell table:style-name="ce28" table:number-columns-repeated="1018"/>
        </table:table-row>
        <table:table-row table:style-name="ro1">
          <table:table-cell table:style-name="ce18"/>
          <table:table-cell table:style-name="ce18" office:value-type="string" calcext:value-type="string">
            <text:p>bp_statut</text:p>
          </table:table-cell>
          <table:table-cell table:style-name="ce25" office:value-type="string" calcext:value-type="string">
            <text:p>VARCHAR(3)</text:p>
          </table:table-cell>
          <table:table-cell table:style-name="ce25" office:value-type="string" calcext:value-type="string">
            <text:p>obligatoire</text:p>
          </table:table-cell>
          <table:table-cell table:style-name="ce25" office:value-type="string" calcext:value-type="string">
            <text:p>REFERENCES l_statut (code)</text:p>
          </table:table-cell>
          <table:table-cell table:style-name="ce18" office:value-type="string" calcext:value-type="string">
            <text:p>Phase d'avancement</text:p>
          </table:table-cell>
          <table:table-cell table:style-name="ce28" table:number-columns-repeated="1018"/>
        </table:table-row>
        <table:table-row table:style-name="ro3">
          <table:table-cell table:style-name="ce18"/>
          <table:table-cell table:style-name="ce18" office:value-type="string" calcext:value-type="string">
            <text:p>bp_etat</text:p>
          </table:table-cell>
          <table:table-cell table:style-name="ce25" office:value-type="string" calcext:value-type="string">
            <text:p>VARCHAR(3)</text:p>
          </table:table-cell>
          <table:table-cell table:style-name="ce25"/>
          <table:table-cell table:style-name="ce25" office:value-type="string" calcext:value-type="string">
            <text:p>REFERENCES l_etat_type (code)</text:p>
          </table:table-cell>
          <table:table-cell table:style-name="ce18" office:value-type="string" calcext:value-type="string">
            <text:p>État</text:p>
          </table:table-cell>
          <table:table-cell table:style-name="ce28" table:number-columns-repeated="1018"/>
        </table:table-row>
        <table:table-row table:style-name="ro3">
          <table:table-cell table:style-name="ce18"/>
          <table:table-cell table:style-name="ce18" office:value-type="string" calcext:value-type="string">
            <text:p>bp_occp</text:p>
          </table:table-cell>
          <table:table-cell table:style-name="ce25" office:value-type="string" calcext:value-type="string">
            <text:p>VARCHAR(10)</text:p>
          </table:table-cell>
          <table:table-cell table:style-name="ce25"/>
          <table:table-cell table:style-name="ce25" office:value-type="string" calcext:value-type="string">
            <text:p>REFERENCES l_occupation_type (code)</text:p>
          </table:table-cell>
          <table:table-cell table:style-name="ce18" office:value-type="string" calcext:value-type="string">
            <text:p>Occupation. </text:p>
          </table:table-cell>
          <table:table-cell table:style-name="ce28" table:number-columns-repeated="1018"/>
        </table:table-row>
        <table:table-row table:style-name="ro1">
          <table:table-cell table:style-name="ce18"/>
          <table:table-cell table:style-name="ce18" office:value-type="string" calcext:value-type="string">
            <text:p>bp_dateme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mise en service</text:p>
          </table:table-cell>
          <table:table-cell table:style-name="ce28" table:number-columns-repeated="1018"/>
        </table:table-row>
        <table:table-row table:style-name="ro3">
          <table:table-cell table:style-name="ce18"/>
          <table:table-cell table:style-name="ce18" office:value-type="string" calcext:value-type="string">
            <text:p>bp_typephy</text:p>
          </table:table-cell>
          <table:table-cell table:style-name="ce25" office:value-type="string" calcext:value-type="string">
            <text:p>VARCHAR(5)</text:p>
          </table:table-cell>
          <table:table-cell table:style-name="ce25"/>
          <table:table-cell table:style-name="ce25" office:value-type="string" calcext:value-type="string">
            <text:p>REFERENCES l_bp_type_phy (code)</text:p>
          </table:table-cell>
          <table:table-cell table:style-name="ce18" office:value-type="string" calcext:value-type="string">
            <text:p>Type physique d'élément de branchement passif. Capacité de soudure. </text:p>
          </table:table-cell>
          <table:table-cell table:style-name="ce28" table:number-columns-repeated="1018"/>
        </table:table-row>
        <table:table-row table:style-name="ro3">
          <table:table-cell table:style-name="ce18"/>
          <table:table-cell table:style-name="ce18" office:value-type="string" calcext:value-type="string">
            <text:p>bp_typelog</text:p>
          </table:table-cell>
          <table:table-cell table:style-name="ce25" office:value-type="string" calcext:value-type="string">
            <text:p>VARCHAR(3)</text:p>
          </table:table-cell>
          <table:table-cell table:style-name="ce25" office:value-type="string" calcext:value-type="string">
            <text:p>obligatoire</text:p>
          </table:table-cell>
          <table:table-cell table:style-name="ce25" office:value-type="string" calcext:value-type="string">
            <text:p>REFERENCES l_bp_type_log (code)</text:p>
          </table:table-cell>
          <table:table-cell table:style-name="ce18" office:value-type="string" calcext:value-type="string">
            <text:p>Type de l'élément</text:p>
          </table:table-cell>
          <table:table-cell table:style-name="ce28" table:number-columns-repeated="1018"/>
        </table:table-row>
        <table:table-row table:style-name="ro3">
          <table:table-cell table:style-name="ce18"/>
          <table:table-cell table:style-name="ce18" office:value-type="string" calcext:value-type="string">
            <text:p>bp_rf_code</text:p>
          </table:table-cell>
          <table:table-cell table:style-name="ce25" office:value-type="string" calcext:value-type="string">
            <text:p>VARCHAR(254)</text:p>
          </table:table-cell>
          <table:table-cell table:style-name="ce25"/>
          <table:table-cell table:style-name="ce25" office:value-type="string" calcext:value-type="string">
            <text:p>REFERENCES t_reference (rf_code)</text:p>
          </table:table-cell>
          <table:table-cell table:style-name="ce18" office:value-type="string" calcext:value-type="string">
            <text:p>Référence. </text:p>
          </table:table-cell>
          <table:table-cell table:style-name="ce28" table:number-columns-repeated="1018"/>
        </table:table-row>
        <table:table-row table:style-name="ro1">
          <table:table-cell table:style-name="ce18"/>
          <table:table-cell table:style-name="ce18" office:value-type="string" calcext:value-type="string">
            <text:p>bp_entrees</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ombre d'entrées de câbles. </text:p>
          </table:table-cell>
          <table:table-cell table:style-name="ce28" table:number-columns-repeated="1018"/>
        </table:table-row>
        <table:table-row table:style-name="ro1">
          <table:table-cell table:style-name="ce18"/>
          <table:table-cell table:style-name="ce18" office:value-type="string" calcext:value-type="string">
            <text:p>bp_ref_kit</text:p>
          </table:table-cell>
          <table:table-cell table:style-name="ce25" office:value-type="string" calcext:value-type="string">
            <text:p>VARCHAR(30)</text:p>
          </table:table-cell>
          <table:table-cell table:style-name="ce25" table:number-columns-repeated="2"/>
          <table:table-cell table:style-name="ce18" office:value-type="string" calcext:value-type="string">
            <text:p>Référence du kit d'entrée de câble utilisé</text:p>
          </table:table-cell>
          <table:table-cell table:style-name="ce28" table:number-columns-repeated="1018"/>
        </table:table-row>
        <table:table-row table:style-name="ro1">
          <table:table-cell table:style-name="ce18"/>
          <table:table-cell table:style-name="ce18" office:value-type="string" calcext:value-type="string">
            <text:p>bp_ca_nb</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ombre de cassettes contenues dans le BPE</text:p>
          </table:table-cell>
          <table:table-cell table:style-name="ce28" table:number-columns-repeated="1018"/>
        </table:table-row>
        <table:table-row table:style-name="ro1">
          <table:table-cell table:style-name="ce18"/>
          <table:table-cell table:style-name="ce18" office:value-type="string" calcext:value-type="string">
            <text:p>bp_nb_pas</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ombre de pas de l'organiseur du BPE</text:p>
          </table:table-cell>
          <table:table-cell table:style-name="ce28" table:number-columns-repeated="1018"/>
        </table:table-row>
        <table:table-row table:style-name="ro3">
          <table:table-cell table:style-name="ce18"/>
          <table:table-cell table:style-name="ce18" office:value-type="string" calcext:value-type="string">
            <text:p>bp_linecod</text:p>
          </table:table-cell>
          <table:table-cell table:style-name="ce25" office:value-type="string" calcext:value-type="string">
            <text:p>VARCHAR(12)</text:p>
          </table:table-cell>
          <table:table-cell table:style-name="ce25" table:number-columns-repeated="2"/>
          <table:table-cell table:style-name="ce18" office:value-type="string" calcext:value-type="string">
            <text:p>Code d'une ligne (cas FTTH) selon la nomenclature du régulateur. Cas d'un PTO. (OO-XXXX-XXXX)</text:p>
          </table:table-cell>
          <table:table-cell table:style-name="ce28" table:number-columns-repeated="1018"/>
        </table:table-row>
        <table:table-row table:style-name="ro3">
          <table:table-cell table:style-name="ce18"/>
          <table:table-cell table:style-name="ce18" office:value-type="string" calcext:value-type="string">
            <text:p>bp_oc_code</text:p>
          </table:table-cell>
          <table:table-cell table:style-name="ce25" office:value-type="string" calcext:value-type="string">
            <text:p>VARCHAR(50)</text:p>
          </table:table-cell>
          <table:table-cell table:style-name="ce25" table:number-columns-repeated="2"/>
          <table:table-cell table:style-name="ce18" office:value-type="string" calcext:value-type="string">
            <text:p>Référence OC (Opérateur Commercial) de la prise terminale. Différent de BPE_ID. Cas d'une PTO uniquement</text:p>
          </table:table-cell>
          <table:table-cell table:style-name="ce28" table:number-columns-repeated="1018"/>
        </table:table-row>
        <table:table-row table:style-name="ro3">
          <table:table-cell table:style-name="ce18"/>
          <table:table-cell table:style-name="ce18" office:value-type="string" calcext:value-type="string">
            <text:p>bp_racco</text:p>
          </table:table-cell>
          <table:table-cell table:style-name="ce25" office:value-type="string" calcext:value-type="string">
            <text:p>VARCHAR(6)</text:p>
          </table:table-cell>
          <table:table-cell table:style-name="ce25"/>
          <table:table-cell table:style-name="ce25" office:value-type="string" calcext:value-type="string">
            <text:p>REFERENCES l_bp_racco(code)</text:p>
          </table:table-cell>
          <table:table-cell table:style-name="ce18" office:value-type="string" calcext:value-type="string">
            <text:p>Codification de l'échec ou du succès du raccordement (ex: CLI005). Cas d'une PTO uniquement. </text:p>
          </table:table-cell>
          <table:table-cell table:style-name="ce28" table:number-columns-repeated="1018"/>
        </table:table-row>
        <table:table-row table:style-name="ro1">
          <table:table-cell table:style-name="ce18"/>
          <table:table-cell table:style-name="ce18" office:value-type="string" calcext:value-type="string">
            <text:p>bp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s</text:p>
          </table:table-cell>
          <table:table-cell table:style-name="ce28" table:number-columns-repeated="1018"/>
        </table:table-row>
        <table:table-row table:style-name="ro1">
          <table:table-cell table:style-name="ce18"/>
          <table:table-cell table:style-name="ce18" office:value-type="string" calcext:value-type="string">
            <text:p>bp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bp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bp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bp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bp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cassette</text:p>
          </table:table-cell>
          <table:table-cell table:style-name="ce20" office:value-type="string" calcext:value-type="string">
            <text:p>cs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unique de la cassette. </text:p>
          </table:table-cell>
          <table:table-cell table:style-name="ce28" table:number-columns-repeated="1018"/>
        </table:table-row>
        <table:table-row table:style-name="ro3">
          <table:table-cell table:style-name="ce18"/>
          <table:table-cell table:style-name="ce18" office:value-type="string" calcext:value-type="string">
            <text:p>cs_nb_pas</text:p>
          </table:table-cell>
          <table:table-cell table:style-name="ce25" office:value-type="string" calcext:value-type="string">
            <text:p>INTEGER</text:p>
          </table:table-cell>
          <table:table-cell table:style-name="ce25" table:number-columns-repeated="2"/>
          <table:table-cell table:style-name="ce18" office:value-type="string" calcext:value-type="string">
            <text:p>Taille de la cassette lorsqu'elle est placée dans un BPE (en nombre de pas)</text:p>
          </table:table-cell>
          <table:table-cell table:style-name="ce28" table:number-columns-repeated="1018"/>
        </table:table-row>
        <table:table-row table:style-name="ro3">
          <table:table-cell table:style-name="ce18"/>
          <table:table-cell table:style-name="ce18" office:value-type="string" calcext:value-type="string">
            <text:p>cs_bp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ebp (bp_code)</text:p>
          </table:table-cell>
          <table:table-cell table:style-name="ce18" office:value-type="string" calcext:value-type="string">
            <text:p>Identifiant unique du BPE à laquelle appartient la cassette</text:p>
          </table:table-cell>
          <table:table-cell table:style-name="ce28" table:number-columns-repeated="1018"/>
        </table:table-row>
        <table:table-row table:style-name="ro1">
          <table:table-cell table:style-name="ce18"/>
          <table:table-cell table:style-name="ce18" office:value-type="string" calcext:value-type="string">
            <text:p>cs_num</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uméro de la cassette dans l'organiseur de la BPE.</text:p>
          </table:table-cell>
          <table:table-cell table:style-name="ce28" table:number-columns-repeated="1018"/>
        </table:table-row>
        <table:table-row table:style-name="ro3">
          <table:table-cell table:style-name="ce18"/>
          <table:table-cell table:style-name="ce18" office:value-type="string" calcext:value-type="string">
            <text:p>cs_type</text:p>
          </table:table-cell>
          <table:table-cell table:style-name="ce25" office:value-type="string" calcext:value-type="string">
            <text:p>VARCHAR(10)</text:p>
          </table:table-cell>
          <table:table-cell table:style-name="ce25"/>
          <table:table-cell table:style-name="ce25" office:value-type="string" calcext:value-type="string">
            <text:p>REFERENCES l_cassette_type (code)</text:p>
          </table:table-cell>
          <table:table-cell table:style-name="ce18" office:value-type="string" calcext:value-type="string">
            <text:p>Type de cassette (SOUDURE, LOVAGE, SPLITTER, CONNECTEUR, …) </text:p>
          </table:table-cell>
          <table:table-cell table:style-name="ce28" table:number-columns-repeated="1018"/>
        </table:table-row>
        <table:table-row table:style-name="ro1">
          <table:table-cell table:style-name="ce18"/>
          <table:table-cell table:style-name="ce18" office:value-type="string" calcext:value-type="string">
            <text:p>cs_face</text:p>
          </table:table-cell>
          <table:table-cell table:style-name="ce25" office:value-type="string" calcext:value-type="string">
            <text:p>VARCHAR(20)</text:p>
          </table:table-cell>
          <table:table-cell table:style-name="ce25" table:number-columns-repeated="2"/>
          <table:table-cell table:style-name="ce18" office:value-type="string" calcext:value-type="string">
            <text:p>Face du BPE sur laquelle est enfichée la cassette (défaut = Face A)</text:p>
          </table:table-cell>
          <table:table-cell table:style-name="ce28" table:number-columns-repeated="1018"/>
        </table:table-row>
        <table:table-row table:style-name="ro3">
          <table:table-cell table:style-name="ce18"/>
          <table:table-cell table:style-name="ce18" office:value-type="string" calcext:value-type="string">
            <text:p>cs_rf_code</text:p>
          </table:table-cell>
          <table:table-cell table:style-name="ce25" office:value-type="string" calcext:value-type="string">
            <text:p>VARCHAR(254)</text:p>
          </table:table-cell>
          <table:table-cell table:style-name="ce25"/>
          <table:table-cell table:style-name="ce25" office:value-type="string" calcext:value-type="string">
            <text:p>REFERENCES t_reference (rf_code)</text:p>
          </table:table-cell>
          <table:table-cell table:style-name="ce18" office:value-type="string" calcext:value-type="string">
            <text:p>Identifiant unique dans la table référence. </text:p>
          </table:table-cell>
          <table:table-cell table:style-name="ce28" table:number-columns-repeated="1018"/>
        </table:table-row>
        <table:table-row table:style-name="ro1">
          <table:table-cell table:style-name="ce18"/>
          <table:table-cell table:style-name="ce18" office:value-type="string" calcext:value-type="string">
            <text:p>cs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number-columns-repeated="1018"/>
        </table:table-row>
        <table:table-row table:style-name="ro1">
          <table:table-cell table:style-name="ce18"/>
          <table:table-cell table:style-name="ce18" office:value-type="string" calcext:value-type="string">
            <text:p>cs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number-columns-repeated="1018"/>
        </table:table-row>
        <table:table-row table:style-name="ro1">
          <table:table-cell table:style-name="ce18"/>
          <table:table-cell table:style-name="ce18" office:value-type="string" calcext:value-type="string">
            <text:p>cs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number-columns-repeated="1018"/>
        </table:table-row>
        <table:table-row table:style-name="ro1">
          <table:table-cell table:style-name="ce18"/>
          <table:table-cell table:style-name="ce18" office:value-type="string" calcext:value-type="string">
            <text:p>cs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cs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cs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cheminement</text:p>
          </table:table-cell>
          <table:table-cell table:style-name="ce20" office:value-type="string" calcext:value-type="string">
            <text:p>cm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du cheminement. </text:p>
          </table:table-cell>
          <table:table-cell table:style-name="ce28" table:number-columns-repeated="1018"/>
        </table:table-row>
        <table:table-row table:style-name="ro1">
          <table:table-cell table:style-name="ce18"/>
          <table:table-cell table:style-name="ce18" office:value-type="string" calcext:value-type="string">
            <text:p>cm_codeex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chez un tiers ou dans une autre base de données. </text:p>
          </table:table-cell>
          <table:table-cell table:style-name="ce28" table:number-columns-repeated="1018"/>
        </table:table-row>
        <table:table-row table:style-name="ro3">
          <table:table-cell table:style-name="ce18"/>
          <table:table-cell table:style-name="ce18" office:value-type="string" calcext:value-type="string">
            <text:p>cm_ndcode1</text:p>
          </table:table-cell>
          <table:table-cell table:style-name="ce25" office:value-type="string" calcext:value-type="string">
            <text:p>VARCHAR(254)</text:p>
          </table:table-cell>
          <table:table-cell table:style-name="ce25"/>
          <table:table-cell table:style-name="ce25" office:value-type="string" calcext:value-type="string">
            <text:p>REFERENCES t_noeud(nd_code)</text:p>
          </table:table-cell>
          <table:table-cell table:style-name="ce18" office:value-type="string" calcext:value-type="string">
            <text:p>Code du Noeud à une extrêmité de la séquence de cheminements. </text:p>
          </table:table-cell>
          <table:table-cell table:style-name="ce28" table:number-columns-repeated="1018"/>
        </table:table-row>
        <table:table-row table:style-name="ro3">
          <table:table-cell table:style-name="ce18"/>
          <table:table-cell table:style-name="ce18" office:value-type="string" calcext:value-type="string">
            <text:p>cm_ndcode2</text:p>
          </table:table-cell>
          <table:table-cell table:style-name="ce25" office:value-type="string" calcext:value-type="string">
            <text:p>VARCHAR(254)</text:p>
          </table:table-cell>
          <table:table-cell table:style-name="ce25"/>
          <table:table-cell table:style-name="ce25" office:value-type="string" calcext:value-type="string">
            <text:p>REFERENCES t_noeud(nd_code)</text:p>
          </table:table-cell>
          <table:table-cell table:style-name="ce18" office:value-type="string" calcext:value-type="string">
            <text:p>Code du Noeud à l'autre extrêmité de la séquence de cheminements. </text:p>
          </table:table-cell>
          <table:table-cell table:style-name="ce28" table:number-columns-repeated="1018"/>
        </table:table-row>
        <table:table-row table:style-name="ro1">
          <table:table-cell table:style-name="ce18"/>
          <table:table-cell table:style-name="ce18" office:value-type="string" calcext:value-type="string">
            <text:p>cm_cm1</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du cheminement à une extrêmité (déductible de la géométrie). </text:p>
          </table:table-cell>
          <table:table-cell table:style-name="ce28" table:number-columns-repeated="1018"/>
        </table:table-row>
        <table:table-row table:style-name="ro1">
          <table:table-cell table:style-name="ce18"/>
          <table:table-cell table:style-name="ce18" office:value-type="string" calcext:value-type="string">
            <text:p>cm_cm2</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du cheminement à l'autre extrêmité (déduit de la géométrie)</text:p>
          </table:table-cell>
          <table:table-cell table:style-name="ce28" table:number-columns-repeated="1018"/>
        </table:table-row>
        <table:table-row table:style-name="ro1">
          <table:table-cell table:style-name="ce18"/>
          <table:table-cell table:style-name="ce18" office:value-type="string" calcext:value-type="string">
            <text:p>cm_r1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1 (plaque, dsp, BM, etc.)</text:p>
          </table:table-cell>
          <table:table-cell table:style-name="ce28" table:number-columns-repeated="1018"/>
        </table:table-row>
        <table:table-row table:style-name="ro1">
          <table:table-cell table:style-name="ce18"/>
          <table:table-cell table:style-name="ce18" office:value-type="string" calcext:value-type="string">
            <text:p>cm_r2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2 (poche, tronçon, etc.)</text:p>
          </table:table-cell>
          <table:table-cell table:style-name="ce28" table:number-columns-repeated="1018"/>
        </table:table-row>
        <table:table-row table:style-name="ro1">
          <table:table-cell table:style-name="ce18"/>
          <table:table-cell table:style-name="ce18" office:value-type="string" calcext:value-type="string">
            <text:p>cm_r3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3 (secteur, etc.)</text:p>
          </table:table-cell>
          <table:table-cell table:number-columns-repeated="1018"/>
        </table:table-row>
        <table:table-row table:style-name="ro1">
          <table:table-cell table:style-name="ce18"/>
          <table:table-cell table:style-name="ce18" office:value-type="string" calcext:value-type="string">
            <text:p>cm_r4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4</text:p>
          </table:table-cell>
          <table:table-cell table:number-columns-repeated="1018"/>
        </table:table-row>
        <table:table-row table:style-name="ro3">
          <table:table-cell table:style-name="ce18"/>
          <table:table-cell table:style-name="ce18" office:value-type="string" calcext:value-type="string">
            <text:p>cm_voie</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Adresse de la voie dans laquelle est implantée l'artère (notion utilisée pour la dénomination de l'artère et non pour sa géolocalisation)</text:p>
          </table:table-cell>
          <table:table-cell table:number-columns-repeated="1018"/>
        </table:table-row>
        <table:table-row table:style-name="ro3">
          <table:table-cell table:style-name="ce18"/>
          <table:table-cell table:style-name="ce18" office:value-type="string" calcext:value-type="string">
            <text:p>cm_gest_vo</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Gestionnaire de la voirie empruntée par le cheminement</text:p>
          </table:table-cell>
          <table:table-cell table:style-name="ce28" table:number-columns-repeated="1018"/>
        </table:table-row>
        <table:table-row table:style-name="ro3">
          <table:table-cell table:style-name="ce18"/>
          <table:table-cell table:style-name="ce18" office:value-type="string" calcext:value-type="string">
            <text:p>cm_pro_voi</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Propriétaire de la voirie empruntée par le cheminement</text:p>
          </table:table-cell>
          <table:table-cell table:style-name="ce28" table:number-columns-repeated="1018"/>
        </table:table-row>
        <table:table-row table:style-name="ro1">
          <table:table-cell table:style-name="ce18"/>
          <table:table-cell table:style-name="ce18" office:value-type="string" calcext:value-type="string">
            <text:p>cm_statut</text:p>
          </table:table-cell>
          <table:table-cell table:style-name="ce25" office:value-type="string" calcext:value-type="string">
            <text:p>VARCHAR(3)</text:p>
          </table:table-cell>
          <table:table-cell table:style-name="ce25"/>
          <table:table-cell table:style-name="ce25" office:value-type="string" calcext:value-type="string">
            <text:p>REFERENCES l_statut (code)</text:p>
          </table:table-cell>
          <table:table-cell table:style-name="ce18" office:value-type="string" calcext:value-type="string">
            <text:p>Phase d'avancement</text:p>
          </table:table-cell>
          <table:table-cell table:style-name="ce28" table:number-columns-repeated="1018"/>
        </table:table-row>
        <table:table-row table:style-name="ro3">
          <table:table-cell table:style-name="ce18"/>
          <table:table-cell table:style-name="ce18" office:value-type="string" calcext:value-type="string">
            <text:p>cm_etat</text:p>
          </table:table-cell>
          <table:table-cell table:style-name="ce25" office:value-type="string" calcext:value-type="string">
            <text:p>VARCHAR(3)</text:p>
          </table:table-cell>
          <table:table-cell table:style-name="ce25"/>
          <table:table-cell table:style-name="ce25" office:value-type="string" calcext:value-type="string">
            <text:p>REFERENCES l_etat_type (code)</text:p>
          </table:table-cell>
          <table:table-cell table:style-name="ce18" office:value-type="string" calcext:value-type="string">
            <text:p>Etat général de l'infrastructure</text:p>
          </table:table-cell>
          <table:table-cell table:style-name="ce28" table:number-columns-repeated="1018"/>
        </table:table-row>
        <table:table-row table:style-name="ro1">
          <table:table-cell table:style-name="ce18"/>
          <table:table-cell table:style-name="ce18" office:value-type="string" calcext:value-type="string">
            <text:p>cm_datcon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construction</text:p>
          </table:table-cell>
          <table:table-cell table:style-name="ce28" table:number-columns-repeated="1018"/>
        </table:table-row>
        <table:table-row table:style-name="ro1">
          <table:table-cell table:style-name="ce18"/>
          <table:table-cell table:style-name="ce18" office:value-type="string" calcext:value-type="string">
            <text:p>cm_dateme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mise en service</text:p>
          </table:table-cell>
          <table:table-cell table:style-name="ce28" table:number-columns-repeated="1018"/>
        </table:table-row>
        <table:table-row table:style-name="ro3">
          <table:table-cell table:style-name="ce18"/>
          <table:table-cell table:style-name="ce18" office:value-type="string" calcext:value-type="string">
            <text:p>cm_typelog</text:p>
          </table:table-cell>
          <table:table-cell table:style-name="ce25" office:value-type="string" calcext:value-type="string">
            <text:p>VARCHAR(2)</text:p>
          </table:table-cell>
          <table:table-cell table:style-name="ce25"/>
          <table:table-cell table:style-name="ce25" office:value-type="string" calcext:value-type="string">
            <text:p>REFERENCES l_infra_type_log (code)</text:p>
          </table:table-cell>
          <table:table-cell table:style-name="ce18" office:value-type="string" calcext:value-type="string">
            <text:p>Type logique de l'infrastructure</text:p>
          </table:table-cell>
          <table:table-cell table:style-name="ce28" table:number-columns-repeated="1018"/>
        </table:table-row>
        <table:table-row table:style-name="ro3">
          <table:table-cell table:style-name="ce18"/>
          <table:table-cell table:style-name="ce18" office:value-type="string" calcext:value-type="string">
            <text:p>cm_typ_imp</text:p>
          </table:table-cell>
          <table:table-cell table:style-name="ce25" office:value-type="string" calcext:value-type="string">
            <text:p>VARCHAR(2)</text:p>
          </table:table-cell>
          <table:table-cell table:style-name="ce25"/>
          <table:table-cell table:style-name="ce25" office:value-type="string" calcext:value-type="string">
            <text:p>REFERENCES l_implantation_type (code)</text:p>
          </table:table-cell>
          <table:table-cell table:style-name="ce18" office:value-type="string" calcext:value-type="string">
            <text:p>Type d'implantation</text:p>
          </table:table-cell>
          <table:table-cell table:style-name="ce28" table:number-columns-repeated="1018"/>
        </table:table-row>
        <table:table-row table:style-name="ro3">
          <table:table-cell table:style-name="ce18"/>
          <table:table-cell table:style-name="ce18" office:value-type="string" calcext:value-type="string">
            <text:p>cm_nature</text:p>
          </table:table-cell>
          <table:table-cell table:style-name="ce25" office:value-type="string" calcext:value-type="string">
            <text:p>VARCHAR(3)</text:p>
          </table:table-cell>
          <table:table-cell table:style-name="ce25"/>
          <table:table-cell table:style-name="ce25" office:value-type="string" calcext:value-type="string">
            <text:p>REFERENCES l_infra_nature (code)</text:p>
          </table:table-cell>
          <table:table-cell table:style-name="ce18" office:value-type="string" calcext:value-type="string">
            <text:p>Télécom, eau, gaz, électricité, assainissement, NC</text:p>
          </table:table-cell>
          <table:table-cell table:style-name="ce28" table:number-columns-repeated="1018"/>
        </table:table-row>
        <table:table-row table:style-name="ro3">
          <table:table-cell table:style-name="ce18"/>
          <table:table-cell table:style-name="ce18" office:value-type="string" calcext:value-type="string">
            <text:p>cm_compo</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Attribut d'aggrégation décrivant la composition du multitubulaire. Codification Orange conseillée. </text:p>
          </table:table-cell>
          <table:table-cell table:style-name="ce28" table:number-columns-repeated="1018"/>
        </table:table-row>
        <table:table-row table:style-name="ro3">
          <table:table-cell table:style-name="ce18"/>
          <table:table-cell table:style-name="ce18" office:value-type="string" calcext:value-type="string">
            <text:p>cm_cddispo</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ombre de fourreaux disponibles dans l'artère. Calculable si les relations conduite/cheminement et câble/conduite sont modélisées. <text:s/></text:p>
          </table:table-cell>
          <table:table-cell table:style-name="ce28" table:number-columns-repeated="1018"/>
        </table:table-row>
        <table:table-row table:style-name="ro3">
          <table:table-cell table:style-name="ce18"/>
          <table:table-cell table:style-name="ce18" office:value-type="string" calcext:value-type="string">
            <text:p>cm_mod_pos</text:p>
          </table:table-cell>
          <table:table-cell table:style-name="ce25" office:value-type="string" calcext:value-type="string">
            <text:p>VARCHAR(254)</text:p>
          </table:table-cell>
          <table:table-cell table:style-name="ce25"/>
          <table:table-cell table:style-name="ce25" office:value-type="string" calcext:value-type="string">
            <text:p>REFERENCES l_pose_type(code)</text:p>
          </table:table-cell>
          <table:table-cell table:style-name="ce18" office:value-type="string" calcext:value-type="string">
            <text:p>Technique mise en place pour faire la tranchée. Spécifique aux tranchées. </text:p>
          </table:table-cell>
          <table:table-cell table:style-name="ce28" table:number-columns-repeated="1018"/>
        </table:table-row>
        <table:table-row table:style-name="ro3">
          <table:table-cell table:style-name="ce18"/>
          <table:table-cell table:style-name="ce18" office:value-type="string" calcext:value-type="string">
            <text:p>cm_passage</text:p>
          </table:table-cell>
          <table:table-cell table:style-name="ce25" office:value-type="string" calcext:value-type="string">
            <text:p>VARCHAR(254)</text:p>
          </table:table-cell>
          <table:table-cell table:style-name="ce25"/>
          <table:table-cell table:style-name="ce25" office:value-type="string" calcext:value-type="string">
            <text:p>REFERENCES l_passage_type(code)</text:p>
          </table:table-cell>
          <table:table-cell table:style-name="ce18" office:value-type="string" calcext:value-type="string">
            <text:p>Type d'implantation de la tranchée. Spécifique aux tranchées. </text:p>
          </table:table-cell>
          <table:table-cell table:style-name="ce28" table:number-columns-repeated="1018"/>
        </table:table-row>
        <table:table-row table:style-name="ro1">
          <table:table-cell table:style-name="ce18"/>
          <table:table-cell table:style-name="ce18" office:value-type="string" calcext:value-type="string">
            <text:p>cm_reve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Type de revêtement de la chaussée. Spécifique aux tranchées. </text:p>
          </table:table-cell>
          <table:table-cell table:style-name="ce28" table:number-columns-repeated="1018"/>
        </table:table-row>
        <table:table-row table:style-name="ro3">
          <table:table-cell table:style-name="ce18"/>
          <table:table-cell table:style-name="ce18" office:value-type="string" calcext:value-type="string">
            <text:p>cm_remblai</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Type du remblais. Spécifique aux tranchées. Possibilité de faire référence à un code de coupe de tranchée. </text:p>
          </table:table-cell>
          <table:table-cell table:style-name="ce28" table:number-columns-repeated="1018"/>
        </table:table-row>
        <table:table-row table:style-name="ro1">
          <table:table-cell table:style-name="ce18"/>
          <table:table-cell table:style-name="ce18" office:value-type="string" calcext:value-type="string">
            <text:p>cm_charge</text:p>
          </table:table-cell>
          <table:table-cell table:style-name="ce25" office:value-type="string" calcext:value-type="string">
            <text:p>NUMERIC(5,2)</text:p>
          </table:table-cell>
          <table:table-cell table:style-name="ce25" table:number-columns-repeated="2"/>
          <table:table-cell table:style-name="ce18" office:value-type="string" calcext:value-type="string">
            <text:p>Hauteur de charge en mètre. Spécifique aux tranchées. </text:p>
          </table:table-cell>
          <table:table-cell table:style-name="ce28" table:number-columns-repeated="1018"/>
        </table:table-row>
        <table:table-row table:style-name="ro1">
          <table:table-cell table:style-name="ce18"/>
          <table:table-cell table:style-name="ce18" office:value-type="string" calcext:value-type="string">
            <text:p>cm_larg</text:p>
          </table:table-cell>
          <table:table-cell table:style-name="ce25" office:value-type="string" calcext:value-type="string">
            <text:p>NUMERIC(4,2)</text:p>
          </table:table-cell>
          <table:table-cell table:style-name="ce25" table:number-columns-repeated="2"/>
          <table:table-cell table:style-name="ce18" office:value-type="string" calcext:value-type="string">
            <text:p>Largeur de la tranchée en mètre. Spécifique aux tranchées. </text:p>
          </table:table-cell>
          <table:table-cell table:style-name="ce28" table:number-columns-repeated="1018"/>
        </table:table-row>
        <table:table-row table:style-name="ro3">
          <table:table-cell table:style-name="ce18"/>
          <table:table-cell table:style-name="ce18" office:value-type="string" calcext:value-type="string">
            <text:p>cm_fildtec</text:p>
          </table:table-cell>
          <table:table-cell table:style-name="ce25" office:value-type="string" calcext:value-type="string">
            <text:p>BOOLEAN</text:p>
          </table:table-cell>
          <table:table-cell table:style-name="ce25" table:number-columns-repeated="2"/>
          <table:table-cell table:style-name="ce18" office:value-type="string" calcext:value-type="string">
            <text:p>Présence ou non du fil de détection en fond de fouille dans la tranchée. Spécifique aux tranchées. </text:p>
          </table:table-cell>
          <table:table-cell table:style-name="ce28" table:number-columns-repeated="1018"/>
        </table:table-row>
        <table:table-row table:style-name="ro5">
          <table:table-cell table:style-name="ce18"/>
          <table:table-cell table:style-name="ce18" office:value-type="string" calcext:value-type="string">
            <text:p>cm_mut_org</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Nom de l'entité à l'origine des travaux (Opérateurs, FT, Syndicats…) dans le cas d'une construction mutualisée (L49 ou non). Si c'est une co-construction, saisir le leader. </text:p>
          </table:table-cell>
          <table:table-cell table:style-name="ce28" table:number-columns-repeated="1018"/>
        </table:table-row>
        <table:table-row table:style-name="ro1">
          <table:table-cell table:style-name="ce18"/>
          <table:table-cell table:style-name="ce18" office:value-type="string" calcext:value-type="string">
            <text:p>cm_long</text:p>
          </table:table-cell>
          <table:table-cell table:style-name="ce25" office:value-type="string" calcext:value-type="string">
            <text:p>NUMERIC(8,2)</text:p>
          </table:table-cell>
          <table:table-cell table:style-name="ce25" table:number-columns-repeated="2"/>
          <table:table-cell table:style-name="ce18" office:value-type="string" calcext:value-type="string">
            <text:p>Longueur en mètres (déduite de sa géométrie)</text:p>
          </table:table-cell>
          <table:table-cell table:style-name="ce28" table:number-columns-repeated="1018"/>
        </table:table-row>
        <table:table-row table:style-name="ro1">
          <table:table-cell table:style-name="ce18"/>
          <table:table-cell table:style-name="ce18" office:value-type="string" calcext:value-type="string">
            <text:p>cm_lgreel</text:p>
          </table:table-cell>
          <table:table-cell table:style-name="ce25" office:value-type="string" calcext:value-type="string">
            <text:p>NUMERIC(8,2)</text:p>
          </table:table-cell>
          <table:table-cell table:style-name="ce25" table:number-columns-repeated="2"/>
          <table:table-cell table:style-name="ce18" office:value-type="string" calcext:value-type="string">
            <text:p>Longueur en mètres mesurée sur le terrain ou estimée. </text:p>
          </table:table-cell>
          <table:table-cell table:style-name="ce28" table:number-columns-repeated="1018"/>
        </table:table-row>
        <table:table-row table:style-name="ro1">
          <table:table-cell table:style-name="ce18"/>
          <table:table-cell table:style-name="ce18" office:value-type="string" calcext:value-type="string">
            <text:p>cm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s</text:p>
          </table:table-cell>
          <table:table-cell table:style-name="ce28" table:number-columns-repeated="1018"/>
        </table:table-row>
        <table:table-row table:style-name="ro3">
          <table:table-cell table:style-name="ce18"/>
          <table:table-cell table:style-name="ce18" office:value-type="string" calcext:value-type="string">
            <text:p>cm_dtclass</text:p>
          </table:table-cell>
          <table:table-cell table:style-name="ce25" office:value-type="string" calcext:value-type="string">
            <text:p>VARCHAR(2)</text:p>
          </table:table-cell>
          <table:table-cell table:style-name="ce25"/>
          <table:table-cell table:style-name="ce25" office:value-type="string" calcext:value-type="string">
            <text:p>REFERENCES l_geoloc_classe(code)</text:p>
          </table:table-cell>
          <table:table-cell table:style-name="ce18" office:value-type="string" calcext:value-type="string">
            <text:p>Classe de précision au sens du décret DT-DICT</text:p>
          </table:table-cell>
          <table:table-cell table:style-name="ce28" table:number-columns-repeated="1018"/>
        </table:table-row>
        <table:table-row table:style-name="ro7">
          <table:table-cell table:style-name="ce18"/>
          <table:table-cell table:style-name="ce18" office:value-type="string" calcext:value-type="string">
            <text:p>cm_geolqlt</text:p>
          </table:table-cell>
          <table:table-cell table:style-name="ce25" office:value-type="string" calcext:value-type="string">
            <text:p>NUMERIC(6,2)</text:p>
          </table:table-cell>
          <table:table-cell table:style-name="ce25" table:number-columns-repeated="2"/>
          <table:table-cell table:style-name="ce18"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28" table:number-columns-repeated="1018"/>
        </table:table-row>
        <table:table-row table:style-name="ro3">
          <table:table-cell table:style-name="ce18"/>
          <table:table-cell table:style-name="ce18" office:value-type="string" calcext:value-type="string">
            <text:p>cm_geolmod</text:p>
          </table:table-cell>
          <table:table-cell table:style-name="ce25" office:value-type="string" calcext:value-type="string">
            <text:p>VARCHAR(4)</text:p>
          </table:table-cell>
          <table:table-cell table:style-name="ce25"/>
          <table:table-cell table:style-name="ce25" office:value-type="string" calcext:value-type="string">
            <text:p>REFERENCES l_geoloc_mode(code)</text:p>
          </table:table-cell>
          <table:table-cell table:style-name="ce18" office:value-type="string" calcext:value-type="string">
            <text:p>Mode d'implantation de l'objet. </text:p>
          </table:table-cell>
          <table:table-cell table:style-name="ce28" table:number-columns-repeated="1018"/>
        </table:table-row>
        <table:table-row table:style-name="ro1">
          <table:table-cell table:style-name="ce18"/>
          <table:table-cell table:style-name="ce18" office:value-type="string" calcext:value-type="string">
            <text:p>cm_geol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de la géolocalisation pour préciser la source si nécessaire</text:p>
          </table:table-cell>
          <table:table-cell table:style-name="ce28" table:number-columns-repeated="1018"/>
        </table:table-row>
        <table:table-row table:style-name="ro1">
          <table:table-cell table:style-name="ce18"/>
          <table:table-cell table:style-name="ce18" office:value-type="string" calcext:value-type="string">
            <text:p>cm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cm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cm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cm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cm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3">
          <table:table-cell table:style-name="ce18"/>
          <table:table-cell table:style-name="ce20" office:value-type="string" calcext:value-type="string">
            <text:p>geom</text:p>
          </table:table-cell>
          <table:table-cell table:style-name="ce24" office:value-type="string" calcext:value-type="string">
            <text:p>Geometry(Linestring,2154)</text:p>
          </table:table-cell>
          <table:table-cell table:style-name="ce24" office:value-type="string" calcext:value-type="string">
            <text:p>obligatoire</text:p>
          </table:table-cell>
          <table:table-cell table:style-name="ce24"/>
          <table:table-cell table:style-name="ce20" office:value-type="string" calcext:value-type="string">
            <text:p>Ligne</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conduite</text:p>
          </table:table-cell>
          <table:table-cell table:style-name="ce20" office:value-type="string" calcext:value-type="string">
            <text:p>cd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de la conduite</text:p>
          </table:table-cell>
          <table:table-cell table:style-name="ce28" table:number-columns-repeated="1018"/>
        </table:table-row>
        <table:table-row table:style-name="ro1">
          <table:table-cell table:style-name="ce18"/>
          <table:table-cell table:style-name="ce18" office:value-type="string" calcext:value-type="string">
            <text:p>cd_codeex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chez un tiers ou dans une autre base de données. </text:p>
          </table:table-cell>
          <table:table-cell table:style-name="ce28" table:number-columns-repeated="1018"/>
        </table:table-row>
        <table:table-row table:style-name="ro1">
          <table:table-cell table:style-name="ce18"/>
          <table:table-cell table:style-name="ce18" office:value-type="string" calcext:value-type="string">
            <text:p>cd_etique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Etiquette sur le terrain</text:p>
          </table:table-cell>
          <table:table-cell table:style-name="ce28" table:number-columns-repeated="1018"/>
        </table:table-row>
        <table:table-row table:style-name="ro3">
          <table:table-cell table:style-name="ce18"/>
          <table:table-cell table:style-name="ce18" office:value-type="string" calcext:value-type="string">
            <text:p>cd_cd_code</text:p>
          </table:table-cell>
          <table:table-cell table:style-name="ce25" office:value-type="string" calcext:value-type="string">
            <text:p>VARCHAR(254)</text:p>
          </table:table-cell>
          <table:table-cell table:style-name="ce25"/>
          <table:table-cell table:style-name="ce25" office:value-type="string" calcext:value-type="string">
            <text:p>REFERENCES t_conduite (cd_code)</text:p>
          </table:table-cell>
          <table:table-cell table:style-name="ce18" office:value-type="string" calcext:value-type="string">
            <text:p>Code du fourreau qui accueille le fourreau si celui-ci est un sous-tube. </text:p>
          </table:table-cell>
          <table:table-cell table:style-name="ce28" table:number-columns-repeated="1018"/>
        </table:table-row>
        <table:table-row table:style-name="ro1">
          <table:table-cell table:style-name="ce18"/>
          <table:table-cell table:style-name="ce18" office:value-type="string" calcext:value-type="string">
            <text:p>cd_r1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1 (plaque, dsp, BM, etc.)</text:p>
          </table:table-cell>
          <table:table-cell table:style-name="ce28" table:number-columns-repeated="1018"/>
        </table:table-row>
        <table:table-row table:style-name="ro1">
          <table:table-cell table:style-name="ce18"/>
          <table:table-cell table:style-name="ce18" office:value-type="string" calcext:value-type="string">
            <text:p>cd_r2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2 (poche, tronçon, etc.)</text:p>
          </table:table-cell>
          <table:table-cell table:style-name="ce28" table:number-columns-repeated="1018"/>
        </table:table-row>
        <table:table-row table:style-name="ro1">
          <table:table-cell table:style-name="ce18"/>
          <table:table-cell table:style-name="ce18" office:value-type="string" calcext:value-type="string">
            <text:p>cd_r3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3 (secteur, etc.)</text:p>
          </table:table-cell>
          <table:table-cell table:style-name="ce28" table:number-columns-repeated="1018"/>
        </table:table-row>
        <table:table-row table:style-name="ro1">
          <table:table-cell table:style-name="ce18"/>
          <table:table-cell table:style-name="ce18" office:value-type="string" calcext:value-type="string">
            <text:p>cd_r4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4</text:p>
          </table:table-cell>
          <table:table-cell table:style-name="ce28" table:number-columns-repeated="1018"/>
        </table:table-row>
        <table:table-row table:style-name="ro3">
          <table:table-cell table:style-name="ce18"/>
          <table:table-cell table:style-name="ce18" office:value-type="string" calcext:value-type="string">
            <text:p>cd_prop</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Propriétaire du fourreau</text:p>
          </table:table-cell>
          <table:table-cell table:number-columns-repeated="1018"/>
        </table:table-row>
        <table:table-row table:style-name="ro3">
          <table:table-cell table:style-name="ce18"/>
          <table:table-cell table:style-name="ce18" office:value-type="string" calcext:value-type="string">
            <text:p>cd_gest</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Gestionnaire du fourreau</text:p>
          </table:table-cell>
          <table:table-cell table:number-columns-repeated="1018"/>
        </table:table-row>
        <table:table-row table:style-name="ro3">
          <table:table-cell table:style-name="ce18"/>
          <table:table-cell table:style-name="ce18" office:value-type="string" calcext:value-type="string">
            <text:p>cd_user</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Utilisateur du fourreau</text:p>
          </table:table-cell>
          <table:table-cell table:number-columns-repeated="1018"/>
        </table:table-row>
        <table:table-row table:style-name="ro3">
          <table:table-cell table:style-name="ce18"/>
          <table:table-cell table:style-name="ce18" office:value-type="string" calcext:value-type="string">
            <text:p>cd_proptyp</text:p>
          </table:table-cell>
          <table:table-cell table:style-name="ce25" office:value-type="string" calcext:value-type="string">
            <text:p>VARCHAR(3)</text:p>
          </table:table-cell>
          <table:table-cell table:style-name="ce25"/>
          <table:table-cell table:style-name="ce25" office:value-type="string" calcext:value-type="string">
            <text:p>REFERENCES l_propriete_type (code)</text:p>
          </table:table-cell>
          <table:table-cell table:style-name="ce18" office:value-type="string" calcext:value-type="string">
            <text:p>Type de propriété</text:p>
          </table:table-cell>
          <table:table-cell table:number-columns-repeated="1018"/>
        </table:table-row>
        <table:table-row table:style-name="ro1">
          <table:table-cell table:style-name="ce18"/>
          <table:table-cell table:style-name="ce18" office:value-type="string" calcext:value-type="string">
            <text:p>cd_statut</text:p>
          </table:table-cell>
          <table:table-cell table:style-name="ce25" office:value-type="string" calcext:value-type="string">
            <text:p>VARCHAR(3)</text:p>
          </table:table-cell>
          <table:table-cell table:style-name="ce25" office:value-type="string" calcext:value-type="string">
            <text:p>obligatoire</text:p>
          </table:table-cell>
          <table:table-cell table:style-name="ce25" office:value-type="string" calcext:value-type="string">
            <text:p>REFERENCES l_statut (code)</text:p>
          </table:table-cell>
          <table:table-cell table:style-name="ce18" office:value-type="string" calcext:value-type="string">
            <text:p>Phase d'avancement</text:p>
          </table:table-cell>
          <table:table-cell table:style-name="ce28" table:number-columns-repeated="1018"/>
        </table:table-row>
        <table:table-row table:style-name="ro3">
          <table:table-cell table:style-name="ce18"/>
          <table:table-cell table:style-name="ce18" office:value-type="string" calcext:value-type="string">
            <text:p>cd_etat</text:p>
          </table:table-cell>
          <table:table-cell table:style-name="ce25" office:value-type="string" calcext:value-type="string">
            <text:p>VARCHAR(3)</text:p>
          </table:table-cell>
          <table:table-cell table:style-name="ce25"/>
          <table:table-cell table:style-name="ce25" office:value-type="string" calcext:value-type="string">
            <text:p>REFERENCES l_etat_type (code)</text:p>
          </table:table-cell>
          <table:table-cell table:style-name="ce18" office:value-type="string" calcext:value-type="string">
            <text:p>État</text:p>
          </table:table-cell>
          <table:table-cell table:style-name="ce28" table:number-columns-repeated="1018"/>
        </table:table-row>
        <table:table-row table:style-name="ro1">
          <table:table-cell table:style-name="ce18"/>
          <table:table-cell table:style-name="ce18" office:value-type="string" calcext:value-type="string">
            <text:p>cd_dateaig</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la dernière opération d'aiguillage. Spécifique aux fourreaux. </text:p>
          </table:table-cell>
          <table:table-cell table:style-name="ce28" table:number-columns-repeated="1018"/>
        </table:table-row>
        <table:table-row table:style-name="ro3">
          <table:table-cell table:style-name="ce18"/>
          <table:table-cell table:style-name="ce18" office:value-type="string" calcext:value-type="string">
            <text:p>cd_dateman</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la dernière opération de mandrinage. Spécifique aux fourreaux. </text:p>
          </table:table-cell>
          <table:table-cell table:style-name="ce28" table:number-columns-repeated="1018"/>
        </table:table-row>
        <table:table-row table:style-name="ro1">
          <table:table-cell table:style-name="ce18"/>
          <table:table-cell table:style-name="ce18" office:value-type="string" calcext:value-type="string">
            <text:p>cd_dateme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mise en service</text:p>
          </table:table-cell>
          <table:table-cell table:style-name="ce28" table:number-columns-repeated="1018"/>
        </table:table-row>
        <table:table-row table:style-name="ro3">
          <table:table-cell table:style-name="ce18"/>
          <table:table-cell table:style-name="ce18" office:value-type="string" calcext:value-type="string">
            <text:p>cd_typ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l_conduite_type (code)</text:p>
          </table:table-cell>
          <table:table-cell table:style-name="ce18" office:value-type="string" calcext:value-type="string">
            <text:p>Type de conduite. </text:p>
          </table:table-cell>
          <table:table-cell table:style-name="ce28" table:number-columns-repeated="1018"/>
        </table:table-row>
        <table:table-row table:style-name="ro1">
          <table:table-cell table:style-name="ce18"/>
          <table:table-cell table:style-name="ce18" office:value-type="string" calcext:value-type="string">
            <text:p>cd_dia_int</text:p>
          </table:table-cell>
          <table:table-cell table:style-name="ce25" office:value-type="string" calcext:value-type="string">
            <text:p>INTEGER</text:p>
          </table:table-cell>
          <table:table-cell table:style-name="ce25" table:number-columns-repeated="2"/>
          <table:table-cell table:style-name="ce18" office:value-type="string" calcext:value-type="string">
            <text:p>Diamètre intérieur du fourreau en mm</text:p>
          </table:table-cell>
          <table:table-cell table:style-name="ce28" table:number-columns-repeated="1018"/>
        </table:table-row>
        <table:table-row table:style-name="ro1">
          <table:table-cell table:style-name="ce18"/>
          <table:table-cell table:style-name="ce18" office:value-type="string" calcext:value-type="string">
            <text:p>cd_dia_ext</text:p>
          </table:table-cell>
          <table:table-cell table:style-name="ce25" office:value-type="string" calcext:value-type="string">
            <text:p>INTEGER</text:p>
          </table:table-cell>
          <table:table-cell table:style-name="ce25" table:number-columns-repeated="2"/>
          <table:table-cell table:style-name="ce18" office:value-type="string" calcext:value-type="string">
            <text:p>Diamètre extérieur du fourreau en mm</text:p>
          </table:table-cell>
          <table:table-cell table:style-name="ce28" table:number-columns-repeated="1018"/>
        </table:table-row>
        <table:table-row table:style-name="ro1">
          <table:table-cell table:style-name="ce18"/>
          <table:table-cell table:style-name="ce18" office:value-type="string" calcext:value-type="string">
            <text:p>cd_color</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uleur du fourreau</text:p>
          </table:table-cell>
          <table:table-cell table:style-name="ce28" table:number-columns-repeated="1018"/>
        </table:table-row>
        <table:table-row table:style-name="ro1">
          <table:table-cell table:style-name="ce18"/>
          <table:table-cell table:style-name="ce18" office:value-type="string" calcext:value-type="string">
            <text:p>cd_long</text:p>
          </table:table-cell>
          <table:table-cell table:style-name="ce25" office:value-type="string" calcext:value-type="string">
            <text:p>NUMERIC(8,2)</text:p>
          </table:table-cell>
          <table:table-cell table:style-name="ce25" table:number-columns-repeated="2"/>
          <table:table-cell table:style-name="ce18" office:value-type="string" calcext:value-type="string">
            <text:p>Longueur en mètres (calculable depuis artère)</text:p>
          </table:table-cell>
          <table:table-cell table:style-name="ce28" table:number-columns-repeated="1018"/>
        </table:table-row>
        <table:table-row table:style-name="ro1">
          <table:table-cell table:style-name="ce18"/>
          <table:table-cell table:style-name="ce18" office:value-type="string" calcext:value-type="string">
            <text:p>cd_nbcable</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ombre de câbles (attribut calculable)</text:p>
          </table:table-cell>
          <table:table-cell table:style-name="ce28" table:number-columns-repeated="1018"/>
        </table:table-row>
        <table:table-row table:style-name="ro1">
          <table:table-cell table:style-name="ce18"/>
          <table:table-cell table:style-name="ce18" office:value-type="string" calcext:value-type="string">
            <text:p>cd_occup</text:p>
          </table:table-cell>
          <table:table-cell table:style-name="ce25" office:value-type="string" calcext:value-type="string">
            <text:p>NUMERIC(3,0)</text:p>
          </table:table-cell>
          <table:table-cell table:style-name="ce25" table:number-columns-repeated="2"/>
          <table:table-cell table:style-name="ce18" office:value-type="string" calcext:value-type="string">
            <text:p>Occupation du fourreau en pourcentage</text:p>
          </table:table-cell>
          <table:table-cell table:style-name="ce28" table:number-columns-repeated="1018"/>
        </table:table-row>
        <table:table-row table:style-name="ro1">
          <table:table-cell table:style-name="ce18"/>
          <table:table-cell table:style-name="ce18" office:value-type="string" calcext:value-type="string">
            <text:p>cd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s</text:p>
          </table:table-cell>
          <table:table-cell table:style-name="ce28" table:number-columns-repeated="1018"/>
        </table:table-row>
        <table:table-row table:style-name="ro1">
          <table:table-cell table:style-name="ce18"/>
          <table:table-cell table:style-name="ce18" office:value-type="string" calcext:value-type="string">
            <text:p>cd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cd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cd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cd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cd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3">
          <table:table-cell table:style-name="ce20" office:value-type="string" calcext:value-type="string">
            <text:p>t_cond_chem</text:p>
          </table:table-cell>
          <table:table-cell table:style-name="ce20" office:value-type="string" calcext:value-type="string">
            <text:p>dm_cd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office:value-type="string" calcext:value-type="string">
            <text:p>REFERENCES t_conduite(cd_code)</text:p>
          </table:table-cell>
          <table:table-cell table:style-name="ce20" office:value-type="string" calcext:value-type="string">
            <text:p>Code conduite</text:p>
          </table:table-cell>
          <table:table-cell table:style-name="ce28" table:number-columns-repeated="1018"/>
        </table:table-row>
        <table:table-row table:style-name="ro3">
          <table:table-cell table:style-name="ce18"/>
          <table:table-cell table:style-name="ce20" office:value-type="string" calcext:value-type="string">
            <text:p>dm_cm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office:value-type="string" calcext:value-type="string">
            <text:p>REFERENCES t_cheminement(cm_code)</text:p>
          </table:table-cell>
          <table:table-cell table:style-name="ce20" office:value-type="string" calcext:value-type="string">
            <text:p>Code de cheminement. </text:p>
          </table:table-cell>
          <table:table-cell table:style-name="ce28" table:number-columns-repeated="1018"/>
        </table:table-row>
        <table:table-row table:style-name="ro1">
          <table:table-cell table:style-name="ce18"/>
          <table:table-cell table:style-name="ce18" office:value-type="string" calcext:value-type="string">
            <text:p>dm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dm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dm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dm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dm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3">
          <table:table-cell table:style-name="ce20" office:value-type="string" calcext:value-type="string">
            <text:p>t_masque</text:p>
          </table:table-cell>
          <table:table-cell table:style-name="ce20" office:value-type="string" calcext:value-type="string">
            <text:p>mq_id</text:p>
          </table:table-cell>
          <table:table-cell table:style-name="ce24" office:value-type="string" calcext:value-type="string">
            <text:p>BIGINT</text:p>
          </table:table-cell>
          <table:table-cell table:style-name="ce24" office:value-type="string" calcext:value-type="string">
            <text:p>obligatoire</text:p>
          </table:table-cell>
          <table:table-cell table:style-name="ce24"/>
          <table:table-cell table:style-name="ce20" office:value-type="string" calcext:value-type="string">
            <text:p>Identifiant unique pouvant être auto-incrémenté (selon plages d'identitifiants)</text:p>
          </table:table-cell>
          <table:table-cell table:style-name="ce28" table:number-columns-repeated="1018"/>
        </table:table-row>
        <table:table-row table:style-name="ro3">
          <table:table-cell table:style-name="ce18"/>
          <table:table-cell table:style-name="ce18" office:value-type="string" calcext:value-type="string">
            <text:p>mq_nd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noeud (nd_code)</text:p>
          </table:table-cell>
          <table:table-cell table:style-name="ce18" office:value-type="string" calcext:value-type="string">
            <text:p>Code de la chambre à laquelle appartient le masque</text:p>
          </table:table-cell>
          <table:table-cell table:number-columns-repeated="1018"/>
        </table:table-row>
        <table:table-row table:style-name="ro3">
          <table:table-cell table:style-name="ce18"/>
          <table:table-cell table:style-name="ce18" office:value-type="string" calcext:value-type="string">
            <text:p>mq_face</text:p>
          </table:table-cell>
          <table:table-cell table:style-name="ce25" office:value-type="string" calcext:value-type="string">
            <text:p>VARCHAR(1)</text:p>
          </table:table-cell>
          <table:table-cell table:style-name="ce25" office:value-type="string" calcext:value-type="string">
            <text:p>obligatoire</text:p>
          </table:table-cell>
          <table:table-cell table:style-name="ce25" office:value-type="string" calcext:value-type="string">
            <text:p>REFERENCES l_masque_face (code)</text:p>
          </table:table-cell>
          <table:table-cell table:style-name="ce18" office:value-type="string" calcext:value-type="string">
            <text:p>Face de la chambre (A, B, C, D, …)</text:p>
          </table:table-cell>
          <table:table-cell table:number-columns-repeated="1018"/>
        </table:table-row>
        <table:table-row table:style-name="ro1">
          <table:table-cell table:style-name="ce18"/>
          <table:table-cell table:style-name="ce18" office:value-type="string" calcext:value-type="string">
            <text:p>mq_col</text:p>
          </table:table-cell>
          <table:table-cell table:style-name="ce25" office:value-type="string" calcext:value-type="string">
            <text:p>INTEGER</text:p>
          </table:table-cell>
          <table:table-cell table:style-name="ce25" office:value-type="string" calcext:value-type="string">
            <text:p>obligatoire</text:p>
          </table:table-cell>
          <table:table-cell table:style-name="ce25"/>
          <table:table-cell table:style-name="ce18" office:value-type="string" calcext:value-type="string">
            <text:p>Numéro de colonne de l'alvéole concernée</text:p>
          </table:table-cell>
          <table:table-cell table:number-columns-repeated="1018"/>
        </table:table-row>
        <table:table-row table:style-name="ro1">
          <table:table-cell table:style-name="ce18"/>
          <table:table-cell table:style-name="ce18" office:value-type="string" calcext:value-type="string">
            <text:p>mq_ligne</text:p>
          </table:table-cell>
          <table:table-cell table:style-name="ce25" office:value-type="string" calcext:value-type="string">
            <text:p>INTEGER</text:p>
          </table:table-cell>
          <table:table-cell table:style-name="ce25" office:value-type="string" calcext:value-type="string">
            <text:p>obligatoire</text:p>
          </table:table-cell>
          <table:table-cell table:style-name="ce25"/>
          <table:table-cell table:style-name="ce18" office:value-type="string" calcext:value-type="string">
            <text:p>Numéro de ligne de l'alvéole concernée</text:p>
          </table:table-cell>
          <table:table-cell table:number-columns-repeated="1018"/>
        </table:table-row>
        <table:table-row table:style-name="ro3">
          <table:table-cell table:style-name="ce18"/>
          <table:table-cell table:style-name="ce18" office:value-type="string" calcext:value-type="string">
            <text:p>mq_cd_code</text:p>
          </table:table-cell>
          <table:table-cell table:style-name="ce25" office:value-type="string" calcext:value-type="string">
            <text:p>VARCHAR(254)</text:p>
          </table:table-cell>
          <table:table-cell table:style-name="ce25"/>
          <table:table-cell table:style-name="ce25" office:value-type="string" calcext:value-type="string">
            <text:p>REFERENCES t_conduite (cd_code)</text:p>
          </table:table-cell>
          <table:table-cell table:style-name="ce18" office:value-type="string" calcext:value-type="string">
            <text:p>Code de la conduite attachée à l'alvéole du masque. </text:p>
          </table:table-cell>
          <table:table-cell table:style-name="ce28" table:number-columns-repeated="1018"/>
        </table:table-row>
        <table:table-row table:style-name="ro3">
          <table:table-cell table:style-name="ce18"/>
          <table:table-cell table:style-name="ce18" office:value-type="string" calcext:value-type="string">
            <text:p>mq_qualinf</text:p>
          </table:table-cell>
          <table:table-cell table:style-name="ce25" office:value-type="string" calcext:value-type="string">
            <text:p>VARCHAR(3)</text:p>
          </table:table-cell>
          <table:table-cell table:style-name="ce25"/>
          <table:table-cell table:style-name="ce25" office:value-type="string" calcext:value-type="string">
            <text:p>REFERENCES l_qualite_info(code)</text:p>
          </table:table-cell>
          <table:table-cell table:style-name="ce18" office:value-type="string" calcext:value-type="string">
            <text:p>Qualité de l'information</text:p>
          </table:table-cell>
          <table:table-cell table:style-name="ce28" table:number-columns-repeated="1018"/>
        </table:table-row>
        <table:table-row table:style-name="ro1">
          <table:table-cell table:style-name="ce18"/>
          <table:table-cell table:style-name="ce18" office:value-type="string" calcext:value-type="string">
            <text:p>mq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mq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mq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mq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number-columns-repeated="1018"/>
        </table:table-row>
        <table:table-row table:style-name="ro1">
          <table:table-cell table:style-name="ce18"/>
          <table:table-cell table:style-name="ce18" office:value-type="string" calcext:value-type="string">
            <text:p>mq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number-columns-repeated="1018"/>
        </table:table-row>
        <table:table-row table:style-name="ro1">
          <table:table-cell table:style-name="ce18"/>
          <table:table-cell table:style-name="ce18" office:value-type="string" calcext:value-type="string">
            <text:p>mq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cable</text:p>
          </table:table-cell>
          <table:table-cell table:style-name="ce20" office:value-type="string" calcext:value-type="string">
            <text:p>cb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câble</text:p>
          </table:table-cell>
          <table:table-cell table:style-name="ce28" table:number-columns-repeated="1018"/>
        </table:table-row>
        <table:table-row table:style-name="ro1">
          <table:table-cell table:style-name="ce18"/>
          <table:table-cell table:style-name="ce18" office:value-type="string" calcext:value-type="string">
            <text:p>cb_codeex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chez un tiers ou dans une autre base de données. </text:p>
          </table:table-cell>
          <table:table-cell table:style-name="ce28" table:number-columns-repeated="1018"/>
        </table:table-row>
        <table:table-row table:style-name="ro1">
          <table:table-cell table:style-name="ce18"/>
          <table:table-cell table:style-name="ce18" office:value-type="string" calcext:value-type="string">
            <text:p>cb_etique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Etiquette sur le terrain</text:p>
          </table:table-cell>
          <table:table-cell table:style-name="ce28" table:number-columns-repeated="1018"/>
        </table:table-row>
        <table:table-row table:style-name="ro3">
          <table:table-cell table:style-name="ce18"/>
          <table:table-cell table:style-name="ce18" office:value-type="string" calcext:value-type="string">
            <text:p>cb_nd1</text:p>
          </table:table-cell>
          <table:table-cell table:style-name="ce25" office:value-type="string" calcext:value-type="string">
            <text:p>VARCHAR(254)</text:p>
          </table:table-cell>
          <table:table-cell table:style-name="ce25"/>
          <table:table-cell table:style-name="ce25" office:value-type="string" calcext:value-type="string">
            <text:p>REFERENCES t_ebp(bp_code)</text:p>
          </table:table-cell>
          <table:table-cell table:style-name="ce18" office:value-type="string" calcext:value-type="string">
            <text:p>Code du noeud à l'extrêmité 1 du câble. Pour un cable intrasite (jarretière, etc.) cb_nd1 et cb_nd2 seront identiques. </text:p>
          </table:table-cell>
          <table:table-cell table:style-name="ce28" table:number-columns-repeated="1018"/>
        </table:table-row>
        <table:table-row table:style-name="ro3">
          <table:table-cell table:style-name="ce18"/>
          <table:table-cell table:style-name="ce18" office:value-type="string" calcext:value-type="string">
            <text:p>cb_nd2</text:p>
          </table:table-cell>
          <table:table-cell table:style-name="ce25" office:value-type="string" calcext:value-type="string">
            <text:p>VARCHAR(254)</text:p>
          </table:table-cell>
          <table:table-cell table:style-name="ce25"/>
          <table:table-cell table:style-name="ce25" office:value-type="string" calcext:value-type="string">
            <text:p>REFERENCES t_ebp(bp_code)</text:p>
          </table:table-cell>
          <table:table-cell table:style-name="ce18" office:value-type="string" calcext:value-type="string">
            <text:p>Code du noeud à l'extrêmité 2 du câble. Pour un cable intrasite (jarretière, etc.) cb_nd1 et cb_nd2 seront identiques. </text:p>
          </table:table-cell>
          <table:table-cell table:style-name="ce28" table:number-columns-repeated="1018"/>
        </table:table-row>
        <table:table-row table:style-name="ro1">
          <table:table-cell table:style-name="ce18"/>
          <table:table-cell table:style-name="ce18" office:value-type="string" calcext:value-type="string">
            <text:p>cb_r1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1 (plaque, dsp, BM, etc.)</text:p>
          </table:table-cell>
          <table:table-cell table:style-name="ce28" table:number-columns-repeated="1018"/>
        </table:table-row>
        <table:table-row table:style-name="ro1">
          <table:table-cell table:style-name="ce18"/>
          <table:table-cell table:style-name="ce18" office:value-type="string" calcext:value-type="string">
            <text:p>cb_r2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2 (poche, tronçon, etc.)</text:p>
          </table:table-cell>
          <table:table-cell table:style-name="ce28" table:number-columns-repeated="1018"/>
        </table:table-row>
        <table:table-row table:style-name="ro1">
          <table:table-cell table:style-name="ce18"/>
          <table:table-cell table:style-name="ce18" office:value-type="string" calcext:value-type="string">
            <text:p>cb_r3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3 (secteur, etc.)</text:p>
          </table:table-cell>
          <table:table-cell table:style-name="ce28" table:number-columns-repeated="1018"/>
        </table:table-row>
        <table:table-row table:style-name="ro1">
          <table:table-cell table:style-name="ce18"/>
          <table:table-cell table:style-name="ce18" office:value-type="string" calcext:value-type="string">
            <text:p>cb_r4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4</text:p>
          </table:table-cell>
          <table:table-cell table:style-name="ce28" table:number-columns-repeated="1018"/>
        </table:table-row>
        <table:table-row table:style-name="ro3">
          <table:table-cell table:style-name="ce18"/>
          <table:table-cell table:style-name="ce18" office:value-type="string" calcext:value-type="string">
            <text:p>cb_prop</text:p>
          </table:table-cell>
          <table:table-cell table:style-name="ce25" office:value-type="string" calcext:value-type="string">
            <text:p>VARCHAR(254)</text:p>
          </table:table-cell>
          <table:table-cell table:style-name="ce25"/>
          <table:table-cell table:style-name="ce25" office:value-type="string" calcext:value-type="string">
            <text:p>REFERENCES t_organisme (or_code)</text:p>
          </table:table-cell>
          <table:table-cell table:style-name="ce18" office:value-type="string" calcext:value-type="string">
            <text:p>Propriétaire du câble</text:p>
          </table:table-cell>
          <table:table-cell table:style-name="ce28" table:number-columns-repeated="1018"/>
        </table:table-row>
        <table:table-row table:style-name="ro3">
          <table:table-cell table:style-name="ce18"/>
          <table:table-cell table:style-name="ce18" office:value-type="string" calcext:value-type="string">
            <text:p>cb_gest</text:p>
          </table:table-cell>
          <table:table-cell table:style-name="ce25" office:value-type="string" calcext:value-type="string">
            <text:p>VARCHAR(254)</text:p>
          </table:table-cell>
          <table:table-cell table:style-name="ce25"/>
          <table:table-cell table:style-name="ce25" office:value-type="string" calcext:value-type="string">
            <text:p>REFERENCES t_organisme (or_code)</text:p>
          </table:table-cell>
          <table:table-cell table:style-name="ce18" office:value-type="string" calcext:value-type="string">
            <text:p>Gestionnaire du câble</text:p>
          </table:table-cell>
          <table:table-cell table:number-columns-repeated="1018"/>
        </table:table-row>
        <table:table-row table:style-name="ro3">
          <table:table-cell table:style-name="ce18"/>
          <table:table-cell table:style-name="ce18" office:value-type="string" calcext:value-type="string">
            <text:p>cb_user</text:p>
          </table:table-cell>
          <table:table-cell table:style-name="ce25" office:value-type="string" calcext:value-type="string">
            <text:p>VARCHAR(254)</text:p>
          </table:table-cell>
          <table:table-cell table:style-name="ce25"/>
          <table:table-cell table:style-name="ce25" office:value-type="string" calcext:value-type="string">
            <text:p>REFERENCES t_organisme (or_code)</text:p>
          </table:table-cell>
          <table:table-cell table:style-name="ce18" office:value-type="string" calcext:value-type="string">
            <text:p>Utilisateur du câble</text:p>
          </table:table-cell>
          <table:table-cell table:number-columns-repeated="1018"/>
        </table:table-row>
        <table:table-row table:style-name="ro3">
          <table:table-cell table:style-name="ce18"/>
          <table:table-cell table:style-name="ce18" office:value-type="string" calcext:value-type="string">
            <text:p>cb_proptyp</text:p>
          </table:table-cell>
          <table:table-cell table:style-name="ce25" office:value-type="string" calcext:value-type="string">
            <text:p>VARCHAR(3)</text:p>
          </table:table-cell>
          <table:table-cell table:style-name="ce25"/>
          <table:table-cell table:style-name="ce25" office:value-type="string" calcext:value-type="string">
            <text:p>REFERENCES l_propriete_type (code)</text:p>
          </table:table-cell>
          <table:table-cell table:style-name="ce18" office:value-type="string" calcext:value-type="string">
            <text:p>Type de propriété</text:p>
          </table:table-cell>
          <table:table-cell table:number-columns-repeated="1018"/>
        </table:table-row>
        <table:table-row table:style-name="ro1">
          <table:table-cell table:style-name="ce18"/>
          <table:table-cell table:style-name="ce18" office:value-type="string" calcext:value-type="string">
            <text:p>cb_statut</text:p>
          </table:table-cell>
          <table:table-cell table:style-name="ce25" office:value-type="string" calcext:value-type="string">
            <text:p>VARCHAR(3)</text:p>
          </table:table-cell>
          <table:table-cell table:style-name="ce25" office:value-type="string" calcext:value-type="string">
            <text:p>obligatoire</text:p>
          </table:table-cell>
          <table:table-cell table:style-name="ce25" office:value-type="string" calcext:value-type="string">
            <text:p>REFERENCES l_statut (code)</text:p>
          </table:table-cell>
          <table:table-cell table:style-name="ce18" office:value-type="string" calcext:value-type="string">
            <text:p>Phase d'avancement</text:p>
          </table:table-cell>
          <table:table-cell table:style-name="ce28" table:number-columns-repeated="1018"/>
        </table:table-row>
        <table:table-row table:style-name="ro3">
          <table:table-cell table:style-name="ce18"/>
          <table:table-cell table:style-name="ce18" office:value-type="string" calcext:value-type="string">
            <text:p>cb_etat</text:p>
          </table:table-cell>
          <table:table-cell table:style-name="ce25" office:value-type="string" calcext:value-type="string">
            <text:p>VARCHAR(3)</text:p>
          </table:table-cell>
          <table:table-cell table:style-name="ce25"/>
          <table:table-cell table:style-name="ce25" office:value-type="string" calcext:value-type="string">
            <text:p>REFERENCES l_etat_type (code)</text:p>
          </table:table-cell>
          <table:table-cell table:style-name="ce18" office:value-type="string" calcext:value-type="string">
            <text:p>Etat du câble</text:p>
          </table:table-cell>
          <table:table-cell table:style-name="ce28" table:number-columns-repeated="1018"/>
        </table:table-row>
        <table:table-row table:style-name="ro1">
          <table:table-cell table:style-name="ce18"/>
          <table:table-cell table:style-name="ce18" office:value-type="string" calcext:value-type="string">
            <text:p>cb_datein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pose du câble</text:p>
          </table:table-cell>
          <table:table-cell table:style-name="ce28" table:number-columns-repeated="1018"/>
        </table:table-row>
        <table:table-row table:style-name="ro1">
          <table:table-cell table:style-name="ce18"/>
          <table:table-cell table:style-name="ce18" office:value-type="string" calcext:value-type="string">
            <text:p>cb_dateme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mise en service</text:p>
          </table:table-cell>
          <table:table-cell table:style-name="ce28" table:number-columns-repeated="1018"/>
        </table:table-row>
        <table:table-row table:style-name="ro3">
          <table:table-cell table:style-name="ce18"/>
          <table:table-cell table:style-name="ce18" office:value-type="string" calcext:value-type="string">
            <text:p>cb_tech</text:p>
          </table:table-cell>
          <table:table-cell table:style-name="ce25" office:value-type="string" calcext:value-type="string">
            <text:p>VARCHAR(3)</text:p>
          </table:table-cell>
          <table:table-cell table:style-name="ce25"/>
          <table:table-cell table:style-name="ce25" office:value-type="string" calcext:value-type="string">
            <text:p>REFERENCES l_technologie_type (code)</text:p>
          </table:table-cell>
          <table:table-cell table:style-name="ce18" office:value-type="string" calcext:value-type="string">
            <text:p>Technologie du câble</text:p>
          </table:table-cell>
          <table:table-cell table:style-name="ce28" table:number-columns-repeated="1018"/>
        </table:table-row>
        <table:table-row table:style-name="ro3">
          <table:table-cell table:style-name="ce18"/>
          <table:table-cell table:style-name="ce18" office:value-type="string" calcext:value-type="string">
            <text:p>cb_type</text:p>
          </table:table-cell>
          <table:table-cell table:style-name="ce25" office:value-type="string" calcext:value-type="string">
            <text:p>VARCHAR(1)</text:p>
          </table:table-cell>
          <table:table-cell table:style-name="ce25" office:value-type="string" calcext:value-type="string">
            <text:p>obligatoire</text:p>
          </table:table-cell>
          <table:table-cell table:style-name="ce25" office:value-type="string" calcext:value-type="string">
            <text:p>REFERENCES l_cable_type (code)</text:p>
          </table:table-cell>
          <table:table-cell table:style-name="ce18" office:value-type="string" calcext:value-type="string">
            <text:p>Type de câble. </text:p>
          </table:table-cell>
          <table:table-cell table:style-name="ce28" table:number-columns-repeated="1018"/>
        </table:table-row>
        <table:table-row table:style-name="ro3">
          <table:table-cell table:style-name="ce18"/>
          <table:table-cell table:style-name="ce18" office:value-type="string" calcext:value-type="string">
            <text:p>cb_rf_code</text:p>
          </table:table-cell>
          <table:table-cell table:style-name="ce25" office:value-type="string" calcext:value-type="string">
            <text:p>VARCHAR(254)</text:p>
          </table:table-cell>
          <table:table-cell table:style-name="ce25"/>
          <table:table-cell table:style-name="ce25" office:value-type="string" calcext:value-type="string">
            <text:p>REFERENCES t_reference (rf_code)</text:p>
          </table:table-cell>
          <table:table-cell table:style-name="ce18" office:value-type="string" calcext:value-type="string">
            <text:p>Identifiant de la référence du câble dans la table référence. </text:p>
          </table:table-cell>
          <table:table-cell table:style-name="ce28" table:number-columns-repeated="1018"/>
        </table:table-row>
        <table:table-row table:style-name="ro1">
          <table:table-cell table:style-name="ce18"/>
          <table:table-cell table:style-name="ce18" office:value-type="string" calcext:value-type="string">
            <text:p>cb_capafo</text:p>
          </table:table-cell>
          <table:table-cell table:style-name="ce25" office:value-type="string" calcext:value-type="string">
            <text:p>INTEGER</text:p>
          </table:table-cell>
          <table:table-cell table:style-name="ce25" table:number-columns-repeated="2"/>
          <table:table-cell table:style-name="ce18" office:value-type="string" calcext:value-type="string">
            <text:p>Capacité du câble (Nombre total de fibres présentes). </text:p>
          </table:table-cell>
          <table:table-cell table:style-name="ce28" table:number-columns-repeated="1018"/>
        </table:table-row>
        <table:table-row table:style-name="ro5">
          <table:table-cell table:style-name="ce18"/>
          <table:table-cell table:style-name="ce18" office:value-type="string" calcext:value-type="string">
            <text:p>cb_fo_disp</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ombre de fibres présentes dans le câble et encore disponibles (différence entre le nombre total de fibres et le nombre de fibres utilisées) </text:p>
          </table:table-cell>
          <table:table-cell table:style-name="ce28" table:number-columns-repeated="1018"/>
        </table:table-row>
        <table:table-row table:style-name="ro2">
          <table:table-cell table:style-name="ce18"/>
          <table:table-cell table:style-name="ce18" office:value-type="string" calcext:value-type="string">
            <text:p>cb_fo_util</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28" table:number-columns-repeated="1018"/>
        </table:table-row>
        <table:table-row table:style-name="ro1">
          <table:table-cell table:style-name="ce18"/>
          <table:table-cell table:style-name="ce18" office:value-type="string" calcext:value-type="string">
            <text:p>cb_modulo</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ombre de fibres par tube (6, 12)</text:p>
          </table:table-cell>
          <table:table-cell table:style-name="ce28" table:number-columns-repeated="1018"/>
        </table:table-row>
        <table:table-row table:style-name="ro1">
          <table:table-cell table:style-name="ce18"/>
          <table:table-cell table:style-name="ce18" office:value-type="string" calcext:value-type="string">
            <text:p>cb_diam</text:p>
          </table:table-cell>
          <table:table-cell table:style-name="ce25" office:value-type="string" calcext:value-type="string">
            <text:p>NUMERIC</text:p>
          </table:table-cell>
          <table:table-cell table:style-name="ce25" table:number-columns-repeated="2"/>
          <table:table-cell table:style-name="ce18" office:value-type="string" calcext:value-type="string">
            <text:p>Diamètre du câble en millimètres </text:p>
          </table:table-cell>
          <table:table-cell table:style-name="ce28" table:number-columns-repeated="1018"/>
        </table:table-row>
        <table:table-row table:style-name="ro1">
          <table:table-cell table:style-name="ce18"/>
          <table:table-cell table:style-name="ce18" office:value-type="string" calcext:value-type="string">
            <text:p>cb_color</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uleur du câble</text:p>
          </table:table-cell>
          <table:table-cell table:style-name="ce28" table:number-columns-repeated="1018"/>
        </table:table-row>
        <table:table-row table:style-name="ro1">
          <table:table-cell table:style-name="ce18"/>
          <table:table-cell table:style-name="ce18" office:value-type="string" calcext:value-type="string">
            <text:p>cb_lgreel</text:p>
          </table:table-cell>
          <table:table-cell table:style-name="ce25" office:value-type="string" calcext:value-type="string">
            <text:p>NUMERIC</text:p>
          </table:table-cell>
          <table:table-cell table:style-name="ce25" table:number-columns-repeated="2"/>
          <table:table-cell table:style-name="ce18" office:value-type="string" calcext:value-type="string">
            <text:p>Longueur réelle du câble en mètres (selon retours terrain)</text:p>
          </table:table-cell>
          <table:table-cell table:style-name="ce28" table:number-columns-repeated="1018"/>
        </table:table-row>
        <table:table-row table:style-name="ro5">
          <table:table-cell table:style-name="ce18"/>
          <table:table-cell table:style-name="ce18" office:value-type="string" calcext:value-type="string">
            <text:p>cb_localis</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28" table:number-columns-repeated="1018"/>
        </table:table-row>
        <table:table-row table:style-name="ro1">
          <table:table-cell table:style-name="ce18"/>
          <table:table-cell table:style-name="ce18" office:value-type="string" calcext:value-type="string">
            <text:p>cb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cb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cb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cb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cb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3">
          <table:table-cell table:style-name="ce20" office:value-type="string" calcext:value-type="string">
            <text:p>t_cableline</text:p>
          </table:table-cell>
          <table:table-cell table:style-name="ce20" office:value-type="string" calcext:value-type="string">
            <text:p>cl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office:value-type="string" calcext:value-type="string">
            <text:p>REFERENCES t_cable(cb_code)</text:p>
          </table:table-cell>
          <table:table-cell table:style-name="ce20" office:value-type="string" calcext:value-type="string">
            <text:p>Code unique du câble tel que saisi dans cb_code. </text:p>
          </table:table-cell>
          <table:table-cell table:style-name="ce28" table:number-columns-repeated="1018"/>
        </table:table-row>
        <table:table-row table:style-name="ro1">
          <table:table-cell table:style-name="ce18"/>
          <table:table-cell table:style-name="ce18" office:value-type="string" calcext:value-type="string">
            <text:p>cl_long</text:p>
          </table:table-cell>
          <table:table-cell table:style-name="ce25" office:value-type="string" calcext:value-type="string">
            <text:p>NUMERIC</text:p>
          </table:table-cell>
          <table:table-cell table:style-name="ce25" table:number-columns-repeated="2"/>
          <table:table-cell table:style-name="ce18" office:value-type="string" calcext:value-type="string">
            <text:p>Longueur totale du câble (hérité de la géométrie)</text:p>
          </table:table-cell>
          <table:table-cell table:style-name="ce28" table:number-columns-repeated="1018"/>
        </table:table-row>
        <table:table-row table:style-name="ro1">
          <table:table-cell table:style-name="ce18"/>
          <table:table-cell table:style-name="ce18" office:value-type="string" calcext:value-type="string">
            <text:p>cl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3">
          <table:table-cell table:style-name="ce18"/>
          <table:table-cell table:style-name="ce18" office:value-type="string" calcext:value-type="string">
            <text:p>cl_dtclass</text:p>
          </table:table-cell>
          <table:table-cell table:style-name="ce25" office:value-type="string" calcext:value-type="string">
            <text:p>VARCHAR(2)</text:p>
          </table:table-cell>
          <table:table-cell table:style-name="ce25"/>
          <table:table-cell table:style-name="ce25" office:value-type="string" calcext:value-type="string">
            <text:p>REFERENCES l_geoloc_classe(code)</text:p>
          </table:table-cell>
          <table:table-cell table:style-name="ce18" office:value-type="string" calcext:value-type="string">
            <text:p>Classe de précision au sens du décret DT-DICT</text:p>
          </table:table-cell>
          <table:table-cell table:style-name="ce28" table:number-columns-repeated="1018"/>
        </table:table-row>
        <table:table-row table:style-name="ro7">
          <table:table-cell table:style-name="ce18"/>
          <table:table-cell table:style-name="ce18" office:value-type="string" calcext:value-type="string">
            <text:p>cl_geolqlt</text:p>
          </table:table-cell>
          <table:table-cell table:style-name="ce25" office:value-type="string" calcext:value-type="string">
            <text:p>NUMERIC(6,2)</text:p>
          </table:table-cell>
          <table:table-cell table:style-name="ce25" table:number-columns-repeated="2"/>
          <table:table-cell table:style-name="ce18"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28" table:number-columns-repeated="1018"/>
        </table:table-row>
        <table:table-row table:style-name="ro3">
          <table:table-cell table:style-name="ce18"/>
          <table:table-cell table:style-name="ce18" office:value-type="string" calcext:value-type="string">
            <text:p>cl_geolmod</text:p>
          </table:table-cell>
          <table:table-cell table:style-name="ce25" office:value-type="string" calcext:value-type="string">
            <text:p>VARCHAR(4)</text:p>
          </table:table-cell>
          <table:table-cell table:style-name="ce25"/>
          <table:table-cell table:style-name="ce25" office:value-type="string" calcext:value-type="string">
            <text:p>REFERENCES l_geoloc_mode(code)</text:p>
          </table:table-cell>
          <table:table-cell table:style-name="ce18" office:value-type="string" calcext:value-type="string">
            <text:p>Mode d'implantation de l'objet. </text:p>
          </table:table-cell>
          <table:table-cell table:style-name="ce28" table:number-columns-repeated="1018"/>
        </table:table-row>
        <table:table-row table:style-name="ro1">
          <table:table-cell table:style-name="ce18"/>
          <table:table-cell table:style-name="ce18" office:value-type="string" calcext:value-type="string">
            <text:p>cl_geol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de la géolocalisation pour préciser la source si nécessaire</text:p>
          </table:table-cell>
          <table:table-cell table:style-name="ce28" table:number-columns-repeated="1018"/>
        </table:table-row>
        <table:table-row table:style-name="ro1">
          <table:table-cell table:style-name="ce18"/>
          <table:table-cell table:style-name="ce18" office:value-type="string" calcext:value-type="string">
            <text:p>cl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cl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cl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cl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cl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3">
          <table:table-cell table:style-name="ce18"/>
          <table:table-cell table:style-name="ce20" office:value-type="string" calcext:value-type="string">
            <text:p>geom</text:p>
          </table:table-cell>
          <table:table-cell table:style-name="ce24" office:value-type="string" calcext:value-type="string">
            <text:p>Geometry(Linestring,2154)</text:p>
          </table:table-cell>
          <table:table-cell table:style-name="ce24" office:value-type="string" calcext:value-type="string">
            <text:p>obligatoire</text:p>
          </table:table-cell>
          <table:table-cell table:style-name="ce24"/>
          <table:table-cell table:style-name="ce20" office:value-type="string" calcext:value-type="string">
            <text:p>Ligne</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3">
          <table:table-cell table:style-name="ce20" office:value-type="string" calcext:value-type="string">
            <text:p>t_cab_cond</text:p>
          </table:table-cell>
          <table:table-cell table:style-name="ce20" office:value-type="string" calcext:value-type="string">
            <text:p>cc_cb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office:value-type="string" calcext:value-type="string">
            <text:p>REFERENCES t_cable(cb_code)</text:p>
          </table:table-cell>
          <table:table-cell table:style-name="ce20" office:value-type="string" calcext:value-type="string">
            <text:p>Code câble</text:p>
          </table:table-cell>
          <table:table-cell table:number-columns-repeated="1018"/>
        </table:table-row>
        <table:table-row table:style-name="ro3">
          <table:table-cell table:style-name="ce18"/>
          <table:table-cell table:style-name="ce20" office:value-type="string" calcext:value-type="string">
            <text:p>cc_cd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office:value-type="string" calcext:value-type="string">
            <text:p>REFERENCES t_conduite(cd_code)</text:p>
          </table:table-cell>
          <table:table-cell table:style-name="ce20" office:value-type="string" calcext:value-type="string">
            <text:p>Code d'une conduite accueillant le câble. </text:p>
          </table:table-cell>
          <table:table-cell table:number-columns-repeated="1018"/>
        </table:table-row>
        <table:table-row table:style-name="ro1">
          <table:table-cell table:style-name="ce18"/>
          <table:table-cell table:style-name="ce18" office:value-type="string" calcext:value-type="string">
            <text:p>cc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number-columns-repeated="1018"/>
        </table:table-row>
        <table:table-row table:style-name="ro1">
          <table:table-cell table:style-name="ce18"/>
          <table:table-cell table:style-name="ce18" office:value-type="string" calcext:value-type="string">
            <text:p>cc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number-columns-repeated="1018"/>
        </table:table-row>
        <table:table-row table:style-name="ro1">
          <table:table-cell table:style-name="ce18"/>
          <table:table-cell table:style-name="ce18" office:value-type="string" calcext:value-type="string">
            <text:p>cc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number-columns-repeated="1018"/>
        </table:table-row>
        <table:table-row table:style-name="ro1">
          <table:table-cell table:style-name="ce18"/>
          <table:table-cell table:style-name="ce18" office:value-type="string" calcext:value-type="string">
            <text:p>cc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cc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3">
          <table:table-cell table:style-name="ce20" office:value-type="string" calcext:value-type="string">
            <text:p>t_love</text:p>
          </table:table-cell>
          <table:table-cell table:style-name="ce20" office:value-type="string" calcext:value-type="string">
            <text:p>lv_id</text:p>
          </table:table-cell>
          <table:table-cell table:style-name="ce24" office:value-type="string" calcext:value-type="string">
            <text:p>BIGINT</text:p>
          </table:table-cell>
          <table:table-cell table:style-name="ce24" office:value-type="string" calcext:value-type="string">
            <text:p>obligatoire</text:p>
          </table:table-cell>
          <table:table-cell table:style-name="ce24"/>
          <table:table-cell table:style-name="ce20" office:value-type="string" calcext:value-type="string">
            <text:p>Identifiant unique pouvant être auto-incrémenté (selon plages d'identitifiants)</text:p>
          </table:table-cell>
          <table:table-cell table:style-name="ce28" table:number-columns-repeated="1018"/>
        </table:table-row>
        <table:table-row table:style-name="ro3">
          <table:table-cell table:style-name="ce18"/>
          <table:table-cell table:style-name="ce18" office:value-type="string" calcext:value-type="string">
            <text:p>lv_cb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cable (cb_code)</text:p>
          </table:table-cell>
          <table:table-cell table:style-name="ce18" office:value-type="string" calcext:value-type="string">
            <text:p>Code du câble</text:p>
          </table:table-cell>
          <table:table-cell table:number-columns-repeated="1018"/>
        </table:table-row>
        <table:table-row table:style-name="ro3">
          <table:table-cell table:style-name="ce18"/>
          <table:table-cell table:style-name="ce18" office:value-type="string" calcext:value-type="string">
            <text:p>lv_nd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noeud (nd_code)</text:p>
          </table:table-cell>
          <table:table-cell table:style-name="ce18" office:value-type="string" calcext:value-type="string">
            <text:p>Code du nœud dans lequel est positionné ce love</text:p>
          </table:table-cell>
          <table:table-cell table:number-columns-repeated="1018"/>
        </table:table-row>
        <table:table-row table:style-name="ro1">
          <table:table-cell table:style-name="ce18"/>
          <table:table-cell table:style-name="ce18" office:value-type="string" calcext:value-type="string">
            <text:p>lv_long</text:p>
          </table:table-cell>
          <table:table-cell table:style-name="ce25" office:value-type="string" calcext:value-type="string">
            <text:p>INTEGER</text:p>
          </table:table-cell>
          <table:table-cell table:style-name="ce25" table:number-columns-repeated="2"/>
          <table:table-cell table:style-name="ce18" office:value-type="string" calcext:value-type="string">
            <text:p>longueur du love du câble dans le nœud en mètre</text:p>
          </table:table-cell>
          <table:table-cell table:number-columns-repeated="1018"/>
        </table:table-row>
        <table:table-row table:style-name="ro1">
          <table:table-cell table:style-name="ce18"/>
          <table:table-cell table:style-name="ce18" office:value-type="string" calcext:value-type="string">
            <text:p>lv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lv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lv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lv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lv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fibre</text:p>
          </table:table-cell>
          <table:table-cell table:style-name="ce20" office:value-type="string" calcext:value-type="string">
            <text:p>fo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Identifiant unique de la fibre</text:p>
          </table:table-cell>
          <table:table-cell table:style-name="ce28" table:number-columns-repeated="1018"/>
        </table:table-row>
        <table:table-row table:style-name="ro1">
          <table:table-cell table:style-name="ce18"/>
          <table:table-cell table:style-name="ce18" office:value-type="string" calcext:value-type="string">
            <text:p>fo_code_ex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chez un tiers ou dans une autre base de données. </text:p>
          </table:table-cell>
          <table:table-cell table:number-columns-repeated="1018"/>
        </table:table-row>
        <table:table-row table:style-name="ro3">
          <table:table-cell table:style-name="ce18"/>
          <table:table-cell table:style-name="ce18" office:value-type="string" calcext:value-type="string">
            <text:p>fo_cb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cable (cb_code)</text:p>
          </table:table-cell>
          <table:table-cell table:style-name="ce18" office:value-type="string" calcext:value-type="string">
            <text:p>Identifiant unique du câble auquel la fibre appartient</text:p>
          </table:table-cell>
          <table:table-cell table:number-columns-repeated="1018"/>
        </table:table-row>
        <table:table-row table:style-name="ro1">
          <table:table-cell table:style-name="ce18"/>
          <table:table-cell table:style-name="ce18" office:value-type="string" calcext:value-type="string">
            <text:p>fo_nincab</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uméro de fibre dans le câble</text:p>
          </table:table-cell>
          <table:table-cell table:number-columns-repeated="1018"/>
        </table:table-row>
        <table:table-row table:style-name="ro1">
          <table:table-cell table:style-name="ce18"/>
          <table:table-cell table:style-name="ce18" office:value-type="string" calcext:value-type="string">
            <text:p>fo_numtub</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uméro du tube auquel appartient la fibre</text:p>
          </table:table-cell>
          <table:table-cell table:style-name="ce28" table:number-columns-repeated="1018"/>
        </table:table-row>
        <table:table-row table:style-name="ro1">
          <table:table-cell table:style-name="ce18"/>
          <table:table-cell table:style-name="ce18" office:value-type="string" calcext:value-type="string">
            <text:p>fo_nintub</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uméro de la fibre dans le tube (1 à 12, …)</text:p>
          </table:table-cell>
          <table:table-cell table:style-name="ce28" table:number-columns-repeated="1018"/>
        </table:table-row>
        <table:table-row table:style-name="ro3">
          <table:table-cell table:style-name="ce18"/>
          <table:table-cell table:style-name="ce18" office:value-type="string" calcext:value-type="string">
            <text:p>fo_type</text:p>
          </table:table-cell>
          <table:table-cell table:style-name="ce25" office:value-type="string" calcext:value-type="string">
            <text:p>VARCHAR(20)</text:p>
          </table:table-cell>
          <table:table-cell table:style-name="ce25"/>
          <table:table-cell table:style-name="ce25" office:value-type="string" calcext:value-type="string">
            <text:p>REFERENCES l_fo_type (code)</text:p>
          </table:table-cell>
          <table:table-cell table:style-name="ce18" office:value-type="string" calcext:value-type="string">
            <text:p>Type de fibre (G652, G655, G657)</text:p>
          </table:table-cell>
          <table:table-cell table:style-name="ce28" table:number-columns-repeated="1018"/>
        </table:table-row>
        <table:table-row table:style-name="ro3">
          <table:table-cell table:style-name="ce18"/>
          <table:table-cell table:style-name="ce18" office:value-type="string" calcext:value-type="string">
            <text:p>fo_etat</text:p>
          </table:table-cell>
          <table:table-cell table:style-name="ce25" office:value-type="string" calcext:value-type="string">
            <text:p>VARCHAR(3)</text:p>
          </table:table-cell>
          <table:table-cell table:style-name="ce25"/>
          <table:table-cell table:style-name="ce25" office:value-type="string" calcext:value-type="string">
            <text:p>REFERENCES l_etat_type (code)</text:p>
          </table:table-cell>
          <table:table-cell table:style-name="ce18" office:value-type="string" calcext:value-type="string">
            <text:p>Etat de fonctionnement de la fibre. </text:p>
          </table:table-cell>
          <table:table-cell table:style-name="ce28" table:number-columns-repeated="1018"/>
        </table:table-row>
        <table:table-row table:style-name="ro2">
          <table:table-cell table:style-name="ce18"/>
          <table:table-cell table:style-name="ce18" office:value-type="string" calcext:value-type="string">
            <text:p>fo_color</text:p>
          </table:table-cell>
          <table:table-cell table:style-name="ce25" office:value-type="string" calcext:value-type="string">
            <text:p>VARCHAR(7)</text:p>
          </table:table-cell>
          <table:table-cell table:style-name="ce25"/>
          <table:table-cell table:style-name="ce25" office:value-type="string" calcext:value-type="string">
            <text:p>REFERENCES l_fo_color(code)</text:p>
          </table:table-cell>
          <table:table-cell table:style-name="ce18"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28" table:number-columns-repeated="1018"/>
        </table:table-row>
        <table:table-row table:style-name="ro1">
          <table:table-cell table:style-name="ce18"/>
          <table:table-cell table:style-name="ce18" office:value-type="string" calcext:value-type="string">
            <text:p>fo_reper</text:p>
          </table:table-cell>
          <table:table-cell table:style-name="ce25" office:value-type="string" calcext:value-type="string">
            <text:p>VARCHAR(5)</text:p>
          </table:table-cell>
          <table:table-cell table:style-name="ce25"/>
          <table:table-cell table:style-name="ce25" office:value-type="string" calcext:value-type="string">
            <text:p>REFERENCES l_tube (code)</text:p>
          </table:table-cell>
          <table:table-cell table:style-name="ce18" office:value-type="string" calcext:value-type="string">
            <text:p>Repérage du tube </text:p>
          </table:table-cell>
          <table:table-cell table:style-name="ce28" table:number-columns-repeated="1018"/>
        </table:table-row>
        <table:table-row table:style-name="ro3">
          <table:table-cell table:style-name="ce18"/>
          <table:table-cell table:style-name="ce18" office:value-type="string" calcext:value-type="string">
            <text:p>fo_proptyp</text:p>
          </table:table-cell>
          <table:table-cell table:style-name="ce25" office:value-type="string" calcext:value-type="string">
            <text:p>VARCHAR(3)</text:p>
          </table:table-cell>
          <table:table-cell table:style-name="ce25"/>
          <table:table-cell table:style-name="ce25" office:value-type="string" calcext:value-type="string">
            <text:p>REFERENCES l_propriete_type (code)</text:p>
          </table:table-cell>
          <table:table-cell table:style-name="ce18" office:value-type="string" calcext:value-type="string">
            <text:p>Type de propriété</text:p>
          </table:table-cell>
          <table:table-cell table:style-name="ce28" table:number-columns-repeated="1018"/>
        </table:table-row>
        <table:table-row table:style-name="ro1">
          <table:table-cell table:style-name="ce18"/>
          <table:table-cell table:style-name="ce18" office:value-type="string" calcext:value-type="string">
            <text:p>fo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fo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fo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fo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fo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fo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position</text:p>
          </table:table-cell>
          <table:table-cell table:style-name="ce20" office:value-type="string" calcext:value-type="string">
            <text:p>ps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unique. </text:p>
          </table:table-cell>
          <table:table-cell table:style-name="ce28" table:number-columns-repeated="1018"/>
        </table:table-row>
        <table:table-row table:style-name="ro1">
          <table:table-cell table:style-name="ce18"/>
          <table:table-cell table:style-name="ce18" office:value-type="string" calcext:value-type="string">
            <text:p>ps_numero</text:p>
          </table:table-cell>
          <table:table-cell table:style-name="ce25" office:value-type="string" calcext:value-type="string">
            <text:p>INTEGER</text:p>
          </table:table-cell>
          <table:table-cell table:style-name="ce25" table:number-columns-repeated="2"/>
          <table:table-cell table:style-name="ce18" office:value-type="string" calcext:value-type="string">
            <text:p>Position (numéro de compartiment) du smoove ou du connecteur</text:p>
          </table:table-cell>
          <table:table-cell table:style-name="ce28" table:number-columns-repeated="1018"/>
        </table:table-row>
        <table:table-row table:style-name="ro3">
          <table:table-cell table:style-name="ce18"/>
          <table:table-cell table:style-name="ce18" office:value-type="string" calcext:value-type="string">
            <text:p>ps_1</text:p>
          </table:table-cell>
          <table:table-cell table:style-name="ce25" office:value-type="string" calcext:value-type="string">
            <text:p>VARCHAR (254)</text:p>
          </table:table-cell>
          <table:table-cell table:style-name="ce25"/>
          <table:table-cell table:style-name="ce25" office:value-type="string" calcext:value-type="string">
            <text:p>REFERENCES t_fibre (fo_code)</text:p>
          </table:table-cell>
          <table:table-cell table:style-name="ce18" office:value-type="string" calcext:value-type="string">
            <text:p>Code unique d'une fibre de la table FIBRE. (pour continuité route optique)</text:p>
          </table:table-cell>
          <table:table-cell table:number-columns-repeated="1018"/>
        </table:table-row>
        <table:table-row table:style-name="ro3">
          <table:table-cell table:style-name="ce18"/>
          <table:table-cell table:style-name="ce18" office:value-type="string" calcext:value-type="string">
            <text:p>ps_2</text:p>
          </table:table-cell>
          <table:table-cell table:style-name="ce25" office:value-type="string" calcext:value-type="string">
            <text:p>VARCHAR (254)</text:p>
          </table:table-cell>
          <table:table-cell table:style-name="ce25"/>
          <table:table-cell table:style-name="ce25" office:value-type="string" calcext:value-type="string">
            <text:p>REFERENCES t_fibre (fo_code)</text:p>
          </table:table-cell>
          <table:table-cell table:style-name="ce18" office:value-type="string" calcext:value-type="string">
            <text:p>Code unique d'une fibre de la table FIBRE. (pour continuité route optique)</text:p>
          </table:table-cell>
          <table:table-cell table:number-columns-repeated="1018"/>
        </table:table-row>
        <table:table-row table:style-name="ro3">
          <table:table-cell table:style-name="ce18"/>
          <table:table-cell table:style-name="ce18" office:value-type="string" calcext:value-type="string">
            <text:p>ps_cs_code</text:p>
          </table:table-cell>
          <table:table-cell table:style-name="ce25" office:value-type="string" calcext:value-type="string">
            <text:p>VARCHAR(254)</text:p>
          </table:table-cell>
          <table:table-cell table:style-name="ce25"/>
          <table:table-cell table:style-name="ce25" office:value-type="string" calcext:value-type="string">
            <text:p>REFERENCES t_cassette (cs_code)</text:p>
          </table:table-cell>
          <table:table-cell table:style-name="ce18" office:value-type="string" calcext:value-type="string">
            <text:p>Identifiant unique de la CASSETTE à laquelle appartient la position. (le cas échéant)</text:p>
          </table:table-cell>
          <table:table-cell table:number-columns-repeated="1018"/>
        </table:table-row>
        <table:table-row table:style-name="ro3">
          <table:table-cell table:style-name="ce18"/>
          <table:table-cell table:style-name="ce18" office:value-type="string" calcext:value-type="string">
            <text:p>ps_ti_code</text:p>
          </table:table-cell>
          <table:table-cell table:style-name="ce25" office:value-type="string" calcext:value-type="string">
            <text:p>VARCHAR(254)</text:p>
          </table:table-cell>
          <table:table-cell table:style-name="ce25"/>
          <table:table-cell table:style-name="ce25" office:value-type="string" calcext:value-type="string">
            <text:p>REFERENCES t_tiroir (ti_code)</text:p>
          </table:table-cell>
          <table:table-cell table:style-name="ce18" office:value-type="string" calcext:value-type="string">
            <text:p>Identifiant unique du TIROIR / de la TCOP à laquelle appartient la position. (cas échéant)</text:p>
          </table:table-cell>
          <table:table-cell table:style-name="ce28" table:number-columns-repeated="1018"/>
        </table:table-row>
        <table:table-row table:style-name="ro3">
          <table:table-cell table:style-name="ce18"/>
          <table:table-cell table:style-name="ce18" office:value-type="string" calcext:value-type="string">
            <text:p>ps_type</text:p>
          </table:table-cell>
          <table:table-cell table:style-name="ce25" office:value-type="string" calcext:value-type="string">
            <text:p>VARCHAR(10)</text:p>
          </table:table-cell>
          <table:table-cell table:style-name="ce25"/>
          <table:table-cell table:style-name="ce25" office:value-type="string" calcext:value-type="string">
            <text:p>REFERENCES l_position_type (code)</text:p>
          </table:table-cell>
          <table:table-cell table:style-name="ce18" office:value-type="string" calcext:value-type="string">
            <text:p>Type de connecteur / soudure. </text:p>
          </table:table-cell>
          <table:table-cell table:style-name="ce28" table:number-columns-repeated="1018"/>
        </table:table-row>
        <table:table-row table:style-name="ro3">
          <table:table-cell table:style-name="ce18"/>
          <table:table-cell table:style-name="ce18" office:value-type="string" calcext:value-type="string">
            <text:p>ps_fonct</text:p>
          </table:table-cell>
          <table:table-cell table:style-name="ce25" office:value-type="string" calcext:value-type="string">
            <text:p>VARCHAR(3)</text:p>
          </table:table-cell>
          <table:table-cell table:style-name="ce25"/>
          <table:table-cell table:style-name="ce25" office:value-type="string" calcext:value-type="string">
            <text:p>REFERENCES l_position_fonction (code)</text:p>
          </table:table-cell>
          <table:table-cell table:style-name="ce18" office:value-type="string" calcext:value-type="string">
            <text:p>Type de connectorisation (Connecteur, epissure, pigtail, ….) </text:p>
          </table:table-cell>
          <table:table-cell table:style-name="ce28" table:number-columns-repeated="1018"/>
        </table:table-row>
        <table:table-row table:style-name="ro3">
          <table:table-cell table:style-name="ce18"/>
          <table:table-cell table:style-name="ce18" office:value-type="string" calcext:value-type="string">
            <text:p>ps_etat</text:p>
          </table:table-cell>
          <table:table-cell table:style-name="ce25" office:value-type="string" calcext:value-type="string">
            <text:p>VARCHAR(2)</text:p>
          </table:table-cell>
          <table:table-cell table:style-name="ce25"/>
          <table:table-cell table:style-name="ce25" office:value-type="string" calcext:value-type="string">
            <text:p>REFERENCES l_etat_type (code)</text:p>
          </table:table-cell>
          <table:table-cell table:style-name="ce18" office:value-type="string" calcext:value-type="string">
            <text:p>Etat de fonctionnement de la position / du corps de traversée, </text:p>
          </table:table-cell>
          <table:table-cell table:style-name="ce28" table:number-columns-repeated="1018"/>
        </table:table-row>
        <table:table-row table:style-name="ro3">
          <table:table-cell table:style-name="ce18"/>
          <table:table-cell table:style-name="ce18" office:value-type="string" calcext:value-type="string">
            <text:p>ps_preaff</text:p>
          </table:table-cell>
          <table:table-cell table:style-name="ce25" office:value-type="string" calcext:value-type="string">
            <text:p>VARCHAR(50)</text:p>
          </table:table-cell>
          <table:table-cell table:style-name="ce25" table:number-columns-repeated="2"/>
          <table:table-cell table:style-name="ce18" office:value-type="string" calcext:value-type="string">
            <text:p>Pré-affectation de la route optique au SUF de l'IP, ou de l'IPE ou à l'Infrastructure d'Imbrication.</text:p>
          </table:table-cell>
          <table:table-cell table:style-name="ce28" table:number-columns-repeated="1018"/>
        </table:table-row>
        <table:table-row table:style-name="ro1">
          <table:table-cell table:style-name="ce18"/>
          <table:table-cell table:style-name="ce18" office:value-type="string" calcext:value-type="string">
            <text:p>ps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ps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ps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ps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ps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ps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ropt</text:p>
          </table:table-cell>
          <table:table-cell table:style-name="ce20" office:value-type="string" calcext:value-type="string">
            <text:p>rt_id</text:p>
          </table:table-cell>
          <table:table-cell table:style-name="ce24" office:value-type="string" calcext:value-type="string">
            <text:p>BIGINT</text:p>
          </table:table-cell>
          <table:table-cell table:style-name="ce24" office:value-type="string" calcext:value-type="string">
            <text:p>obligatoire</text:p>
          </table:table-cell>
          <table:table-cell table:style-name="ce24"/>
          <table:table-cell table:style-name="ce20" office:value-type="string" calcext:value-type="string">
            <text:p>Identifiant unique pouvant être auto-incrémenté</text:p>
          </table:table-cell>
          <table:table-cell table:style-name="ce28" table:number-columns-repeated="1018"/>
        </table:table-row>
        <table:table-row table:style-name="ro5">
          <table:table-cell table:style-name="ce18"/>
          <table:table-cell table:style-name="ce18" office:value-type="string" calcext:value-type="string">
            <text:p>rt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table:table-cell table:style-name="ce18" office:value-type="string" calcext:value-type="string">
            <text:p>Code de la route optique. Se conformer aux règles de nommage. Ce code n'est pas unique puisqu'il est à répéter autant de fois qu'il y a de fibres constituant la route optique. </text:p>
          </table:table-cell>
          <table:table-cell table:style-name="ce28" table:number-columns-repeated="1018"/>
        </table:table-row>
        <table:table-row table:style-name="ro1">
          <table:table-cell table:style-name="ce18"/>
          <table:table-cell table:style-name="ce18" office:value-type="string" calcext:value-type="string">
            <text:p>rt_code_ex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Nom de la route optique dans un système d'information externe. </text:p>
          </table:table-cell>
          <table:table-cell table:style-name="ce28" table:number-columns-repeated="1018"/>
        </table:table-row>
        <table:table-row table:style-name="ro3">
          <table:table-cell table:style-name="ce18"/>
          <table:table-cell table:style-name="ce18" office:value-type="string" calcext:value-type="string">
            <text:p>rt_fo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fibre (fo_code)</text:p>
          </table:table-cell>
          <table:table-cell table:style-name="ce18" office:value-type="string" calcext:value-type="string">
            <text:p>Code de la fibre. </text:p>
          </table:table-cell>
          <table:table-cell table:number-columns-repeated="1018"/>
        </table:table-row>
        <table:table-row table:style-name="ro5">
          <table:table-cell table:style-name="ce18"/>
          <table:table-cell table:style-name="ce18" office:value-type="string" calcext:value-type="string">
            <text:p>rt_fo_ordr</text:p>
          </table:table-cell>
          <table:table-cell table:style-name="ce25" office:value-type="string" calcext:value-type="string">
            <text:p>INTEGER</text:p>
          </table:table-cell>
          <table:table-cell table:style-name="ce25" table:number-columns-repeated="2"/>
          <table:table-cell table:style-name="ce18" office:value-type="string" calcext:value-type="string">
            <text:p>Numéro d'ordre de la fibre pour la composition de la route optique. Cette valeur peut être calculée, le renseignement de cet attribut est à réserver à des usages spécifiques. </text:p>
          </table:table-cell>
          <table:table-cell table:number-columns-repeated="1018"/>
        </table:table-row>
        <table:table-row table:style-name="ro1">
          <table:table-cell table:style-name="ce18"/>
          <table:table-cell table:style-name="ce18" office:value-type="string" calcext:value-type="string">
            <text:p>rt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number-columns-repeated="1018"/>
        </table:table-row>
        <table:table-row table:style-name="ro1">
          <table:table-cell table:style-name="ce18"/>
          <table:table-cell table:style-name="ce18" office:value-type="string" calcext:value-type="string">
            <text:p>rt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rt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rt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rt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rt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siteemission</text:p>
          </table:table-cell>
          <table:table-cell table:style-name="ce20" office:value-type="string" calcext:value-type="string">
            <text:p>se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unique d'un site radio. </text:p>
          </table:table-cell>
          <table:table-cell table:style-name="ce28" table:number-columns-repeated="1018"/>
        </table:table-row>
        <table:table-row table:style-name="ro3">
          <table:table-cell table:style-name="ce18"/>
          <table:table-cell table:style-name="ce18" office:value-type="string" calcext:value-type="string">
            <text:p>se_nd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noeud (nd_code)</text:p>
          </table:table-cell>
          <table:table-cell table:style-name="ce18" office:value-type="string" calcext:value-type="string">
            <text:p>Code du noeud</text:p>
          </table:table-cell>
          <table:table-cell table:style-name="ce28" table:number-columns-repeated="1018"/>
        </table:table-row>
        <table:table-row table:style-name="ro1">
          <table:table-cell table:style-name="ce18"/>
          <table:table-cell table:style-name="ce18" office:value-type="string" calcext:value-type="string">
            <text:p>se_anfr</text:p>
          </table:table-cell>
          <table:table-cell table:style-name="ce25" office:value-type="string" calcext:value-type="string">
            <text:p>VARCHAR(50)</text:p>
          </table:table-cell>
          <table:table-cell table:style-name="ce25" table:number-columns-repeated="2"/>
          <table:table-cell table:style-name="ce18" office:value-type="string" calcext:value-type="string">
            <text:p>Code délivré par l'ANFR</text:p>
          </table:table-cell>
          <table:table-cell table:number-columns-repeated="1018"/>
        </table:table-row>
        <table:table-row table:style-name="ro3">
          <table:table-cell table:style-name="ce18"/>
          <table:table-cell table:style-name="ce18" office:value-type="string" calcext:value-type="string">
            <text:p>se_prop</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Propriétaire</text:p>
          </table:table-cell>
          <table:table-cell table:number-columns-repeated="1018"/>
        </table:table-row>
        <table:table-row table:style-name="ro3">
          <table:table-cell table:style-name="ce18"/>
          <table:table-cell table:style-name="ce18" office:value-type="string" calcext:value-type="string">
            <text:p>se_gest</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Gestionnaire</text:p>
          </table:table-cell>
          <table:table-cell table:number-columns-repeated="1018"/>
        </table:table-row>
        <table:table-row table:style-name="ro3">
          <table:table-cell table:style-name="ce18"/>
          <table:table-cell table:style-name="ce18" office:value-type="string" calcext:value-type="string">
            <text:p>se_user</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Utilisateur</text:p>
          </table:table-cell>
          <table:table-cell table:style-name="ce28" table:number-columns-repeated="1018"/>
        </table:table-row>
        <table:table-row table:style-name="ro3">
          <table:table-cell table:style-name="ce18"/>
          <table:table-cell table:style-name="ce18" office:value-type="string" calcext:value-type="string">
            <text:p>se_proptyp</text:p>
          </table:table-cell>
          <table:table-cell table:style-name="ce25" office:value-type="string" calcext:value-type="string">
            <text:p>VARCHAR(3)</text:p>
          </table:table-cell>
          <table:table-cell table:style-name="ce25"/>
          <table:table-cell table:style-name="ce25" office:value-type="string" calcext:value-type="string">
            <text:p>REFERENCES l_propriete_type (code)</text:p>
          </table:table-cell>
          <table:table-cell table:style-name="ce18" office:value-type="string" calcext:value-type="string">
            <text:p>Type de propriété</text:p>
          </table:table-cell>
          <table:table-cell table:style-name="ce28" table:number-columns-repeated="1018"/>
        </table:table-row>
        <table:table-row table:style-name="ro1">
          <table:table-cell table:style-name="ce18"/>
          <table:table-cell table:style-name="ce18" office:value-type="string" calcext:value-type="string">
            <text:p>se_statut</text:p>
          </table:table-cell>
          <table:table-cell table:style-name="ce25" office:value-type="string" calcext:value-type="string">
            <text:p>VARCHAR(3)</text:p>
          </table:table-cell>
          <table:table-cell table:style-name="ce25" office:value-type="string" calcext:value-type="string">
            <text:p>obligatoire</text:p>
          </table:table-cell>
          <table:table-cell table:style-name="ce25" office:value-type="string" calcext:value-type="string">
            <text:p>REFERENCES l_statut (code)</text:p>
          </table:table-cell>
          <table:table-cell table:style-name="ce18" office:value-type="string" calcext:value-type="string">
            <text:p>Identifiant unique du statut de déploiement. </text:p>
          </table:table-cell>
          <table:table-cell table:style-name="ce28" table:number-columns-repeated="1018"/>
        </table:table-row>
        <table:table-row table:style-name="ro3">
          <table:table-cell table:style-name="ce18"/>
          <table:table-cell table:style-name="ce18" office:value-type="string" calcext:value-type="string">
            <text:p>se_etat</text:p>
          </table:table-cell>
          <table:table-cell table:style-name="ce25" office:value-type="string" calcext:value-type="string">
            <text:p>VARCHAR(3)</text:p>
          </table:table-cell>
          <table:table-cell table:style-name="ce25" office:value-type="string" calcext:value-type="string">
            <text:p>obligatoire</text:p>
          </table:table-cell>
          <table:table-cell table:style-name="ce25" office:value-type="string" calcext:value-type="string">
            <text:p>REFERENCES l_etat_type (code)</text:p>
          </table:table-cell>
          <table:table-cell table:style-name="ce18" office:value-type="string" calcext:value-type="string">
            <text:p>Etat du site. </text:p>
          </table:table-cell>
          <table:table-cell table:style-name="ce28" table:number-columns-repeated="1018"/>
        </table:table-row>
        <table:table-row table:style-name="ro3">
          <table:table-cell table:style-name="ce18"/>
          <table:table-cell table:style-name="ce18" office:value-type="string" calcext:value-type="string">
            <text:p>se_occp</text:p>
          </table:table-cell>
          <table:table-cell table:style-name="ce25" office:value-type="string" calcext:value-type="string">
            <text:p>VARCHAR(10)</text:p>
          </table:table-cell>
          <table:table-cell table:style-name="ce25"/>
          <table:table-cell table:style-name="ce25" office:value-type="string" calcext:value-type="string">
            <text:p>REFERENCES l_occupation_type (code)</text:p>
          </table:table-cell>
          <table:table-cell table:style-name="ce18" office:value-type="string" calcext:value-type="string">
            <text:p>Occupation. </text:p>
          </table:table-cell>
          <table:table-cell table:style-name="ce28" table:number-columns-repeated="1018"/>
        </table:table-row>
        <table:table-row table:style-name="ro1">
          <table:table-cell table:style-name="ce18"/>
          <table:table-cell table:style-name="ce18" office:value-type="string" calcext:value-type="string">
            <text:p>se_datein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installation</text:p>
          </table:table-cell>
          <table:table-cell table:style-name="ce28" table:number-columns-repeated="1018"/>
        </table:table-row>
        <table:table-row table:style-name="ro1">
          <table:table-cell table:style-name="ce18"/>
          <table:table-cell table:style-name="ce18" office:value-type="string" calcext:value-type="string">
            <text:p>se_datemes</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mise en service</text:p>
          </table:table-cell>
          <table:table-cell table:style-name="ce28" table:number-columns-repeated="1018"/>
        </table:table-row>
        <table:table-row table:style-name="ro3">
          <table:table-cell table:style-name="ce18"/>
          <table:table-cell table:style-name="ce18" office:value-type="string" calcext:value-type="string">
            <text:p>se_typ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l_site_emission_type (code)</text:p>
          </table:table-cell>
          <table:table-cell table:style-name="ce18" office:value-type="string" calcext:value-type="string">
            <text:p>Type du site d'émission</text:p>
          </table:table-cell>
          <table:table-cell table:style-name="ce28" table:number-columns-repeated="1018"/>
        </table:table-row>
        <table:table-row table:style-name="ro1">
          <table:table-cell table:style-name="ce18"/>
          <table:table-cell table:style-name="ce18" office:value-type="string" calcext:value-type="string">
            <text:p>se_haut</text:p>
          </table:table-cell>
          <table:table-cell table:style-name="ce25" office:value-type="string" calcext:value-type="string">
            <text:p>NUMERIC(5,2)</text:p>
          </table:table-cell>
          <table:table-cell table:style-name="ce25" table:number-columns-repeated="2"/>
          <table:table-cell table:style-name="ce18" office:value-type="string" calcext:value-type="string">
            <text:p>Hauteur en mètre entre le sol et la base de l'infrastructure. </text:p>
          </table:table-cell>
          <table:table-cell table:style-name="ce28" table:number-columns-repeated="1018"/>
        </table:table-row>
        <table:table-row table:style-name="ro3">
          <table:table-cell table:style-name="ce18"/>
          <table:table-cell table:style-name="ce18" office:value-type="string" calcext:value-type="string">
            <text:p>se_ad_code</text:p>
          </table:table-cell>
          <table:table-cell table:style-name="ce25" office:value-type="string" calcext:value-type="string">
            <text:p>VARCHAR(254)</text:p>
          </table:table-cell>
          <table:table-cell table:style-name="ce25"/>
          <table:table-cell table:style-name="ce25" office:value-type="string" calcext:value-type="string">
            <text:p>REFERENCES t_adresse(ad_code)</text:p>
          </table:table-cell>
          <table:table-cell table:style-name="ce18" office:value-type="string" calcext:value-type="string">
            <text:p>Adresse</text:p>
          </table:table-cell>
          <table:table-cell table:style-name="ce28" table:number-columns-repeated="1018"/>
        </table:table-row>
        <table:table-row table:style-name="ro1">
          <table:table-cell table:style-name="ce18"/>
          <table:table-cell table:style-name="ce18" office:value-type="string" calcext:value-type="string">
            <text:p>se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se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se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se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se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znro</text:p>
          </table:table-cell>
          <table:table-cell table:style-name="ce20" office:value-type="string" calcext:value-type="string">
            <text:p>zn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la zone arrière de NRO</text:p>
          </table:table-cell>
          <table:table-cell table:style-name="ce28" table:number-columns-repeated="1018"/>
        </table:table-row>
        <table:table-row table:style-name="ro3">
          <table:table-cell table:style-name="ce18"/>
          <table:table-cell table:style-name="ce18" office:value-type="string" calcext:value-type="string">
            <text:p>zn_nd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noeud (nd_code)</text:p>
          </table:table-cell>
          <table:table-cell table:style-name="ce18" office:value-type="string" calcext:value-type="string">
            <text:p>Code interne hérité du Noeud</text:p>
          </table:table-cell>
          <table:table-cell table:style-name="ce28" table:number-columns-repeated="1018"/>
        </table:table-row>
        <table:table-row table:style-name="ro1">
          <table:table-cell table:style-name="ce18"/>
          <table:table-cell table:style-name="ce18" office:value-type="string" calcext:value-type="string">
            <text:p>zn_r1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1 (plaque, dsp, BM, etc.)</text:p>
          </table:table-cell>
          <table:table-cell table:number-columns-repeated="1018"/>
        </table:table-row>
        <table:table-row table:style-name="ro1">
          <table:table-cell table:style-name="ce18"/>
          <table:table-cell table:style-name="ce18" office:value-type="string" calcext:value-type="string">
            <text:p>zn_r2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2 (poche, tronçon, etc.)</text:p>
          </table:table-cell>
          <table:table-cell table:number-columns-repeated="1018"/>
        </table:table-row>
        <table:table-row table:style-name="ro1">
          <table:table-cell table:style-name="ce18"/>
          <table:table-cell table:style-name="ce18" office:value-type="string" calcext:value-type="string">
            <text:p>zn_r3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3 (secteur, etc.)</text:p>
          </table:table-cell>
          <table:table-cell table:number-columns-repeated="1018"/>
        </table:table-row>
        <table:table-row table:style-name="ro1">
          <table:table-cell table:style-name="ce18"/>
          <table:table-cell table:style-name="ce18" office:value-type="string" calcext:value-type="string">
            <text:p>zn_r4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4</text:p>
          </table:table-cell>
          <table:table-cell table:style-name="ce28" table:number-columns-repeated="1018"/>
        </table:table-row>
        <table:table-row table:style-name="ro1">
          <table:table-cell table:style-name="ce18"/>
          <table:table-cell table:style-name="ce18" office:value-type="string" calcext:value-type="string">
            <text:p>zn_nroref</text:p>
          </table:table-cell>
          <table:table-cell table:style-name="ce25" office:value-type="string" calcext:value-type="string">
            <text:p>VARCHAR(15)</text:p>
          </table:table-cell>
          <table:table-cell table:style-name="ce25" table:number-columns-repeated="2"/>
          <table:table-cell table:style-name="ce18" office:value-type="string" calcext:value-type="string">
            <text:p>Référence du NRO (Interop CPN)</text:p>
          </table:table-cell>
          <table:table-cell table:style-name="ce28" table:number-columns-repeated="1018"/>
        </table:table-row>
        <table:table-row table:style-name="ro3">
          <table:table-cell table:style-name="ce18"/>
          <table:table-cell table:style-name="ce18" office:value-type="string" calcext:value-type="string">
            <text:p>zn_nrotype</text:p>
          </table:table-cell>
          <table:table-cell table:style-name="ce25" office:value-type="string" calcext:value-type="string">
            <text:p>VARCHAR(7)</text:p>
          </table:table-cell>
          <table:table-cell table:style-name="ce25"/>
          <table:table-cell table:style-name="ce25" office:value-type="string" calcext:value-type="string">
            <text:p>REFERENCES l_nro_type(code)</text:p>
          </table:table-cell>
          <table:table-cell table:style-name="ce18" office:value-type="string" calcext:value-type="string">
            <text:p>Type de NRO (Interop CPN). </text:p>
          </table:table-cell>
          <table:table-cell table:style-name="ce28" table:number-columns-repeated="1018"/>
        </table:table-row>
        <table:table-row table:style-name="ro3">
          <table:table-cell table:style-name="ce18"/>
          <table:table-cell table:style-name="ce18" office:value-type="string" calcext:value-type="string">
            <text:p>zn_etat</text:p>
          </table:table-cell>
          <table:table-cell table:style-name="ce25" office:value-type="string" calcext:value-type="string">
            <text:p>VARCHAR(2)</text:p>
          </table:table-cell>
          <table:table-cell table:style-name="ce25"/>
          <table:table-cell table:style-name="ce25" office:value-type="string" calcext:value-type="string">
            <text:p>REFERENCES l_nro_etat(code)</text:p>
          </table:table-cell>
          <table:table-cell table:style-name="ce18" office:value-type="string" calcext:value-type="string">
            <text:p>Etat d'avancement du NRO (Interop CPN)</text:p>
          </table:table-cell>
          <table:table-cell table:style-name="ce28" table:number-columns-repeated="1018"/>
        </table:table-row>
        <table:table-row table:style-name="ro3">
          <table:table-cell table:style-name="ce18"/>
          <table:table-cell table:style-name="ce18" office:value-type="string" calcext:value-type="string">
            <text:p>zn_etatlpm</text:p>
          </table:table-cell>
          <table:table-cell table:style-name="ce25" office:value-type="string" calcext:value-type="string">
            <text:p>VARCHAR(2)</text:p>
          </table:table-cell>
          <table:table-cell table:style-name="ce25"/>
          <table:table-cell table:style-name="ce25" office:value-type="string" calcext:value-type="string">
            <text:p>REFERENCES l_nro_etat(code)</text:p>
          </table:table-cell>
          <table:table-cell table:style-name="ce18" office:value-type="string" calcext:value-type="string">
            <text:p>Etat d'avancement du lien entre le NRO et le SRO (Interop CPN). </text:p>
          </table:table-cell>
          <table:table-cell table:style-name="ce28" table:number-columns-repeated="1018"/>
        </table:table-row>
        <table:table-row table:style-name="ro1">
          <table:table-cell table:style-name="ce18"/>
          <table:table-cell table:style-name="ce18" office:value-type="string" calcext:value-type="string">
            <text:p>zn_datelpm</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installation du lien entre le NRO et le SRO (Interop CPN)</text:p>
          </table:table-cell>
          <table:table-cell table:style-name="ce28" table:number-columns-repeated="1018"/>
        </table:table-row>
        <table:table-row table:style-name="ro1">
          <table:table-cell table:style-name="ce18"/>
          <table:table-cell table:style-name="ce18" office:value-type="string" calcext:value-type="string">
            <text:p>zn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zn_geol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de la géolocalisation pour préciser la source si nécessaire</text:p>
          </table:table-cell>
          <table:table-cell table:style-name="ce28" table:number-columns-repeated="1018"/>
        </table:table-row>
        <table:table-row table:style-name="ro1">
          <table:table-cell table:style-name="ce18"/>
          <table:table-cell table:style-name="ce18" office:value-type="string" calcext:value-type="string">
            <text:p>zn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zn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zn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zn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zn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3">
          <table:table-cell table:style-name="ce18"/>
          <table:table-cell table:style-name="ce20" office:value-type="string" calcext:value-type="string">
            <text:p>geom</text:p>
          </table:table-cell>
          <table:table-cell table:style-name="ce24" office:value-type="string" calcext:value-type="string">
            <text:p>geometry(MultiPolygon,2154)</text:p>
          </table:table-cell>
          <table:table-cell table:style-name="ce24" table:number-columns-repeated="2"/>
          <table:table-cell table:style-name="ce20" office:value-type="string" calcext:value-type="string">
            <text:p>Surface de couverture</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zsro</text:p>
          </table:table-cell>
          <table:table-cell table:style-name="ce20" office:value-type="string" calcext:value-type="string">
            <text:p>zs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la zone arrière de SRO</text:p>
          </table:table-cell>
          <table:table-cell table:style-name="ce28" table:number-columns-repeated="1018"/>
        </table:table-row>
        <table:table-row table:style-name="ro3">
          <table:table-cell table:style-name="ce18"/>
          <table:table-cell table:style-name="ce18" office:value-type="string" calcext:value-type="string">
            <text:p>zs_nd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noeud (nd_code)</text:p>
          </table:table-cell>
          <table:table-cell table:style-name="ce18" office:value-type="string" calcext:value-type="string">
            <text:p>Code interne hérité du Noeud</text:p>
          </table:table-cell>
          <table:table-cell table:style-name="ce28" table:number-columns-repeated="1018"/>
        </table:table-row>
        <table:table-row table:style-name="ro1">
          <table:table-cell table:style-name="ce18"/>
          <table:table-cell table:style-name="ce18" office:value-type="string" calcext:value-type="string">
            <text:p>zs_r1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1 (plaque, dsp, BM, etc.)</text:p>
          </table:table-cell>
          <table:table-cell table:number-columns-repeated="1018"/>
        </table:table-row>
        <table:table-row table:style-name="ro1">
          <table:table-cell table:style-name="ce18"/>
          <table:table-cell table:style-name="ce18" office:value-type="string" calcext:value-type="string">
            <text:p>zs_r2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2 (poche, tronçon, etc.)</text:p>
          </table:table-cell>
          <table:table-cell table:number-columns-repeated="1018"/>
        </table:table-row>
        <table:table-row table:style-name="ro1">
          <table:table-cell table:style-name="ce18"/>
          <table:table-cell table:style-name="ce18" office:value-type="string" calcext:value-type="string">
            <text:p>zs_r3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3 (secteur, etc.)</text:p>
          </table:table-cell>
          <table:table-cell table:number-columns-repeated="1018"/>
        </table:table-row>
        <table:table-row table:style-name="ro1">
          <table:table-cell table:style-name="ce18"/>
          <table:table-cell table:style-name="ce18" office:value-type="string" calcext:value-type="string">
            <text:p>zs_r4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4</text:p>
          </table:table-cell>
          <table:table-cell table:number-columns-repeated="1018"/>
        </table:table-row>
        <table:table-row table:style-name="ro6">
          <table:table-cell table:style-name="ce18"/>
          <table:table-cell table:style-name="ce18" office:value-type="string" calcext:value-type="string">
            <text:p>zs_refpm</text:p>
          </table:table-cell>
          <table:table-cell table:style-name="ce25" office:value-type="string" calcext:value-type="string">
            <text:p>VARCHAR(20)</text:p>
          </table:table-cell>
          <table:table-cell table:style-name="ce25" table:number-columns-repeated="2"/>
          <table:table-cell table:style-name="ce18" office:value-type="string" calcext:value-type="string">
            <text:p>IPE : Référence PM propre à chaque OI et pérenne. La referencePM est obligatoire dès lors que le PM est en cours de déploiement et ne peut apparaître avant. La référence PM est celle du PM de Regroupement dans le cas de plusieurs PMTechniques rattachés au même PM. </text:p>
          </table:table-cell>
          <table:table-cell table:style-name="ce28" table:number-columns-repeated="1018"/>
        </table:table-row>
        <table:table-row table:style-name="ro3">
          <table:table-cell table:style-name="ce18"/>
          <table:table-cell table:style-name="ce18" office:value-type="string" calcext:value-type="string">
            <text:p>zs_etatpm</text:p>
          </table:table-cell>
          <table:table-cell table:style-name="ce25" office:value-type="string" calcext:value-type="string">
            <text:p>VARCHAR(2)</text:p>
          </table:table-cell>
          <table:table-cell table:style-name="ce25"/>
          <table:table-cell table:style-name="ce25" office:value-type="string" calcext:value-type="string">
            <text:p>REFERENCES l_sro_etat(code)</text:p>
          </table:table-cell>
          <table:table-cell table:style-name="ce18" office:value-type="string" calcext:value-type="string">
            <text:p>IPE : Doit être renseigné dès lors que le PM apparait dans l'IPE. </text:p>
          </table:table-cell>
          <table:table-cell table:style-name="ce28" table:number-columns-repeated="1018"/>
        </table:table-row>
        <table:table-row table:style-name="ro4">
          <table:table-cell table:style-name="ce18"/>
          <table:table-cell table:style-name="ce18" office:value-type="string" calcext:value-type="string">
            <text:p>zs_dateins</text:p>
          </table:table-cell>
          <table:table-cell table:style-name="ce25" office:value-type="string" calcext:value-type="string">
            <text:p>DATE</text:p>
          </table:table-cell>
          <table:table-cell table:style-name="ce25" table:number-columns-repeated="2"/>
          <table:table-cell table:style-name="ce18"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28" table:number-columns-repeated="1018"/>
        </table:table-row>
        <table:table-row table:style-name="ro5">
          <table:table-cell table:style-name="ce18"/>
          <table:table-cell table:style-name="ce18" office:value-type="string" calcext:value-type="string">
            <text:p>zs_typeemp</text:p>
          </table:table-cell>
          <table:table-cell table:style-name="ce25" office:value-type="string" calcext:value-type="string">
            <text:p>VARCHAR(3)</text:p>
          </table:table-cell>
          <table:table-cell table:style-name="ce25"/>
          <table:table-cell table:style-name="ce25" office:value-type="string" calcext:value-type="string">
            <text:p>REFERENCES l_sro_emplacement(code)</text:p>
          </table:table-cell>
          <table:table-cell table:style-name="ce18" office:value-type="string" calcext:value-type="string">
            <text:p>IPE : Ce champ permet de décrire la localisation physique du PM (façade, poteau, chambre, intérieur…) et/ou type de PM (shelter, armoire de rue, en sous-sol….).</text:p>
          </table:table-cell>
          <table:table-cell table:style-name="ce28" table:number-columns-repeated="1018"/>
        </table:table-row>
        <table:table-row table:style-name="ro1">
          <table:table-cell table:style-name="ce18"/>
          <table:table-cell table:style-name="ce18" office:value-type="string" calcext:value-type="string">
            <text:p>zs_capamax</text:p>
          </table:table-cell>
          <table:table-cell table:style-name="ce25" office:value-type="string" calcext:value-type="string">
            <text:p>INTEGER</text:p>
          </table:table-cell>
          <table:table-cell table:style-name="ce25" table:number-columns-repeated="2"/>
          <table:table-cell table:style-name="ce18" office:value-type="string" calcext:value-type="string">
            <text:p>IPE : Capacité maximum théorique du SRO. </text:p>
          </table:table-cell>
          <table:table-cell table:style-name="ce28" table:number-columns-repeated="1018"/>
        </table:table-row>
        <table:table-row table:style-name="ro3">
          <table:table-cell table:style-name="ce18"/>
          <table:table-cell table:style-name="ce18" office:value-type="string" calcext:value-type="string">
            <text:p>zs_ad_code</text:p>
          </table:table-cell>
          <table:table-cell table:style-name="ce25" office:value-type="string" calcext:value-type="string">
            <text:p>VARCHAR(100)</text:p>
          </table:table-cell>
          <table:table-cell table:style-name="ce25"/>
          <table:table-cell table:style-name="ce25" office:value-type="string" calcext:value-type="string">
            <text:p>REFERENCES t_adresse(ad_code)</text:p>
          </table:table-cell>
          <table:table-cell table:style-name="ce18" office:value-type="string" calcext:value-type="string">
            <text:p>IPE : Code de l'adresse dans la table adresse. </text:p>
          </table:table-cell>
          <table:table-cell table:style-name="ce28" table:number-columns-repeated="1018"/>
        </table:table-row>
        <table:table-row table:style-name="ro4">
          <table:table-cell table:style-name="ce18"/>
          <table:table-cell table:style-name="ce18" office:value-type="string" calcext:value-type="string">
            <text:p>zs_typeing</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28" table:number-columns-repeated="1018"/>
        </table:table-row>
        <table:table-row table:style-name="ro7">
          <table:table-cell table:style-name="ce18"/>
          <table:table-cell table:style-name="ce18" office:value-type="string" calcext:value-type="string">
            <text:p>zs_nblogmt</text:p>
          </table:table-cell>
          <table:table-cell table:style-name="ce25" office:value-type="string" calcext:value-type="string">
            <text:p>INTEGER</text:p>
          </table:table-cell>
          <table:table-cell table:style-name="ce25" table:number-columns-repeated="2"/>
          <table:table-cell table:style-name="ce18"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28" table:number-columns-repeated="1018"/>
        </table:table-row>
        <table:table-row table:style-name="ro5">
          <table:table-cell table:style-name="ce18"/>
          <table:table-cell table:style-name="ce18" office:value-type="string" calcext:value-type="string">
            <text:p>zs_nbcolmt</text:p>
          </table:table-cell>
          <table:table-cell table:style-name="ce25" office:value-type="string" calcext:value-type="string">
            <text:p>INTEGER</text:p>
          </table:table-cell>
          <table:table-cell table:style-name="ce25" table:number-columns-repeated="2"/>
          <table:table-cell table:style-name="ce18" office:value-type="string" calcext:value-type="string">
            <text:p>IPE : Nombre de colonnes montantes associées au PM dans les cas de PM Intérieur. Il est facultatif et renseigné par certains l'opérateur d'immeuble à des fins de facturation. </text:p>
          </table:table-cell>
          <table:table-cell table:style-name="ce28" table:number-columns-repeated="1018"/>
        </table:table-row>
        <table:table-row table:style-name="ro2">
          <table:table-cell table:style-name="ce18"/>
          <table:table-cell table:style-name="ce18" office:value-type="string" calcext:value-type="string">
            <text:p>zs_datcomr</text:p>
          </table:table-cell>
          <table:table-cell table:style-name="ce25" office:value-type="string" calcext:value-type="string">
            <text:p>DATE</text:p>
          </table:table-cell>
          <table:table-cell table:style-name="ce25" table:number-columns-repeated="2"/>
          <table:table-cell table:style-name="ce18"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28" table:number-columns-repeated="1018"/>
        </table:table-row>
        <table:table-row table:style-name="ro8">
          <table:table-cell table:style-name="ce18"/>
          <table:table-cell table:style-name="ce18" office:value-type="string" calcext:value-type="string">
            <text:p>zs_actif</text:p>
          </table:table-cell>
          <table:table-cell table:style-name="ce25" office:value-type="string" calcext:value-type="string">
            <text:p>BOOLEAN</text:p>
          </table:table-cell>
          <table:table-cell table:style-name="ce25" table:number-columns-repeated="2"/>
          <table:table-cell table:style-name="ce18"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28" table:number-columns-repeated="1018"/>
        </table:table-row>
        <table:table-row table:style-name="ro9">
          <table:table-cell table:style-name="ce18"/>
          <table:table-cell table:style-name="ce18" office:value-type="string" calcext:value-type="string">
            <text:p>zs_datemad</text:p>
          </table:table-cell>
          <table:table-cell table:style-name="ce25" office:value-type="string" calcext:value-type="string">
            <text:p>DATE</text:p>
          </table:table-cell>
          <table:table-cell table:style-name="ce25" table:number-columns-repeated="2"/>
          <table:table-cell table:style-name="ce18"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28" table:number-columns-repeated="1018"/>
        </table:table-row>
        <table:table-row table:style-name="ro5">
          <table:table-cell table:style-name="ce18"/>
          <table:table-cell table:style-name="ce18" office:value-type="string" calcext:value-type="string">
            <text:p>zs_accgest</text:p>
          </table:table-cell>
          <table:table-cell table:style-name="ce25" office:value-type="string" calcext:value-type="string">
            <text:p>BOOLEAN</text:p>
          </table:table-cell>
          <table:table-cell table:style-name="ce25" table:number-columns-repeated="2"/>
          <table:table-cell table:style-name="ce18" office:value-type="string" calcext:value-type="string">
            <text:p>IPE : permet de savoir si un accord du gestionnaire d'immeuble (copropriété, syndic, etc.) est nécessaire ou non pour aller raccorder l'adresse. </text:p>
          </table:table-cell>
          <table:table-cell table:style-name="ce28" table:number-columns-repeated="1018"/>
        </table:table-row>
        <table:table-row table:style-name="ro1">
          <table:table-cell table:style-name="ce18"/>
          <table:table-cell table:style-name="ce18" office:value-type="string" calcext:value-type="string">
            <text:p>zs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zs_geol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de la géolocalisation pour préciser la source si nécessaire</text:p>
          </table:table-cell>
          <table:table-cell table:style-name="ce28" table:number-columns-repeated="1018"/>
        </table:table-row>
        <table:table-row table:style-name="ro1">
          <table:table-cell table:style-name="ce18"/>
          <table:table-cell table:style-name="ce18" office:value-type="string" calcext:value-type="string">
            <text:p>zs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zs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zs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zs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zs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3">
          <table:table-cell table:style-name="ce18"/>
          <table:table-cell table:style-name="ce20" office:value-type="string" calcext:value-type="string">
            <text:p>geom</text:p>
          </table:table-cell>
          <table:table-cell table:style-name="ce24" office:value-type="string" calcext:value-type="string">
            <text:p>geometry(MultiPolygon,2154)</text:p>
          </table:table-cell>
          <table:table-cell table:style-name="ce24" table:number-columns-repeated="2"/>
          <table:table-cell table:style-name="ce20" office:value-type="string" calcext:value-type="string">
            <text:p>Surface de couverture</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18" office:value-type="string" calcext:value-type="string">
            <text:p>t_zpbo</text:p>
          </table:table-cell>
          <table:table-cell table:style-name="ce18" office:value-type="string" calcext:value-type="string">
            <text:p>zp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table:table-cell table:style-name="ce18" office:value-type="string" calcext:value-type="string">
            <text:p>Code la zone arrière de PBO</text:p>
          </table:table-cell>
          <table:table-cell table:style-name="ce28" table:number-columns-repeated="1018"/>
        </table:table-row>
        <table:table-row table:style-name="ro3">
          <table:table-cell table:style-name="ce18"/>
          <table:table-cell table:style-name="ce18" office:value-type="string" calcext:value-type="string">
            <text:p>zp_nd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noeud (nd_code)</text:p>
          </table:table-cell>
          <table:table-cell table:style-name="ce18" office:value-type="string" calcext:value-type="string">
            <text:p>Code interne hérité du Noeud</text:p>
          </table:table-cell>
          <table:table-cell table:style-name="ce28" table:number-columns-repeated="1018"/>
        </table:table-row>
        <table:table-row table:style-name="ro3">
          <table:table-cell table:style-name="ce18"/>
          <table:table-cell table:style-name="ce18" office:value-type="string" calcext:value-type="string">
            <text:p>zp_zs_code</text:p>
          </table:table-cell>
          <table:table-cell table:style-name="ce25" office:value-type="string" calcext:value-type="string">
            <text:p>VARCHAR(254)</text:p>
          </table:table-cell>
          <table:table-cell table:style-name="ce25"/>
          <table:table-cell table:style-name="ce25" office:value-type="string" calcext:value-type="string">
            <text:p>REFERENCES t_zsro (zs_code)</text:p>
          </table:table-cell>
          <table:table-cell table:style-name="ce18" office:value-type="string" calcext:value-type="string">
            <text:p>Code de la Zone Arrière de SRO correspondante. </text:p>
          </table:table-cell>
          <table:table-cell table:style-name="ce28" table:number-columns-repeated="1018"/>
        </table:table-row>
        <table:table-row table:style-name="ro1">
          <table:table-cell table:style-name="ce18"/>
          <table:table-cell table:style-name="ce18" office:value-type="string" calcext:value-type="string">
            <text:p>zp_r1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1 (plaque, dsp, BM, etc.)</text:p>
          </table:table-cell>
          <table:table-cell table:number-columns-repeated="1018"/>
        </table:table-row>
        <table:table-row table:style-name="ro1">
          <table:table-cell table:style-name="ce18"/>
          <table:table-cell table:style-name="ce18" office:value-type="string" calcext:value-type="string">
            <text:p>zp_r2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2 (poche, tronçon, etc.)</text:p>
          </table:table-cell>
          <table:table-cell table:number-columns-repeated="1018"/>
        </table:table-row>
        <table:table-row table:style-name="ro1">
          <table:table-cell table:style-name="ce18"/>
          <table:table-cell table:style-name="ce18" office:value-type="string" calcext:value-type="string">
            <text:p>zp_r3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3 (secteur, etc.)</text:p>
          </table:table-cell>
          <table:table-cell table:number-columns-repeated="1018"/>
        </table:table-row>
        <table:table-row table:style-name="ro1">
          <table:table-cell table:style-name="ce18"/>
          <table:table-cell table:style-name="ce18" office:value-type="string" calcext:value-type="string">
            <text:p>zp_r4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4</text:p>
          </table:table-cell>
          <table:table-cell table:number-columns-repeated="1018"/>
        </table:table-row>
        <table:table-row table:style-name="ro1">
          <table:table-cell table:style-name="ce18"/>
          <table:table-cell table:style-name="ce18" office:value-type="string" calcext:value-type="string">
            <text:p>zp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zp_geol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de la géolocalisation pour préciser la source si nécessaire</text:p>
          </table:table-cell>
          <table:table-cell table:style-name="ce28" table:number-columns-repeated="1018"/>
        </table:table-row>
        <table:table-row table:style-name="ro1">
          <table:table-cell table:style-name="ce18"/>
          <table:table-cell table:style-name="ce18" office:value-type="string" calcext:value-type="string">
            <text:p>zp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zp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zp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zp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zp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3">
          <table:table-cell table:style-name="ce18"/>
          <table:table-cell table:style-name="ce18" office:value-type="string" calcext:value-type="string">
            <text:p>geom</text:p>
          </table:table-cell>
          <table:table-cell table:style-name="ce25" office:value-type="string" calcext:value-type="string">
            <text:p>geometry(MultiPolygon,2154)</text:p>
          </table:table-cell>
          <table:table-cell table:style-name="ce25" table:number-columns-repeated="2"/>
          <table:table-cell table:style-name="ce18" office:value-type="string" calcext:value-type="string">
            <text:p>Surface de couverture</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zdep</text:p>
          </table:table-cell>
          <table:table-cell table:style-name="ce20" office:value-type="string" calcext:value-type="string">
            <text:p>zd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de zone de déploiement d'infrastructure. </text:p>
          </table:table-cell>
          <table:table-cell table:style-name="ce28" table:number-columns-repeated="1018"/>
        </table:table-row>
        <table:table-row table:style-name="ro3">
          <table:table-cell table:style-name="ce18"/>
          <table:table-cell table:style-name="ce18" office:value-type="string" calcext:value-type="string">
            <text:p>zd_nd_code</text:p>
          </table:table-cell>
          <table:table-cell table:style-name="ce25" office:value-type="string" calcext:value-type="string">
            <text:p>VARCHAR(254)</text:p>
          </table:table-cell>
          <table:table-cell table:style-name="ce25"/>
          <table:table-cell table:style-name="ce25" office:value-type="string" calcext:value-type="string">
            <text:p>REFERENCES t_noeud (nd_code)</text:p>
          </table:table-cell>
          <table:table-cell table:style-name="ce18" office:value-type="string" calcext:value-type="string">
            <text:p>Code interne hérité du Noeud</text:p>
          </table:table-cell>
          <table:table-cell table:style-name="ce28" table:number-columns-repeated="1018"/>
        </table:table-row>
        <table:table-row table:style-name="ro3">
          <table:table-cell table:style-name="ce18"/>
          <table:table-cell table:style-name="ce18" office:value-type="string" calcext:value-type="string">
            <text:p>zd_zs_code</text:p>
          </table:table-cell>
          <table:table-cell table:style-name="ce25" office:value-type="string" calcext:value-type="string">
            <text:p>VARCHAR(254)</text:p>
          </table:table-cell>
          <table:table-cell table:style-name="ce25"/>
          <table:table-cell table:style-name="ce25" office:value-type="string" calcext:value-type="string">
            <text:p>REFERENCES t_zsro (zs_code)</text:p>
          </table:table-cell>
          <table:table-cell table:style-name="ce18" office:value-type="string" calcext:value-type="string">
            <text:p>Code de la Zone arrière de SRO parente s'il s'agit d'une subdivision. </text:p>
          </table:table-cell>
          <table:table-cell table:style-name="ce28" table:number-columns-repeated="1018"/>
        </table:table-row>
        <table:table-row table:style-name="ro1">
          <table:table-cell table:style-name="ce18"/>
          <table:table-cell table:style-name="ce18" office:value-type="string" calcext:value-type="string">
            <text:p>zd_r1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1 (plaque, dsp, BM, etc.)</text:p>
          </table:table-cell>
          <table:table-cell table:style-name="ce28" table:number-columns-repeated="1018"/>
        </table:table-row>
        <table:table-row table:style-name="ro1">
          <table:table-cell table:style-name="ce18"/>
          <table:table-cell table:style-name="ce18" office:value-type="string" calcext:value-type="string">
            <text:p>zd_r2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2 (poche, tronçon, etc.)</text:p>
          </table:table-cell>
          <table:table-cell table:number-columns-repeated="1018"/>
        </table:table-row>
        <table:table-row table:style-name="ro1">
          <table:table-cell table:style-name="ce18"/>
          <table:table-cell table:style-name="ce18" office:value-type="string" calcext:value-type="string">
            <text:p>zd_r3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3 (secteur, etc.)</text:p>
          </table:table-cell>
          <table:table-cell table:number-columns-repeated="1018"/>
        </table:table-row>
        <table:table-row table:style-name="ro1">
          <table:table-cell table:style-name="ce18"/>
          <table:table-cell table:style-name="ce18" office:value-type="string" calcext:value-type="string">
            <text:p>zd_r4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4</text:p>
          </table:table-cell>
          <table:table-cell table:number-columns-repeated="1018"/>
        </table:table-row>
        <table:table-row table:style-name="ro3">
          <table:table-cell table:style-name="ce18"/>
          <table:table-cell table:style-name="ce18" office:value-type="string" calcext:value-type="string">
            <text:p>zd_prop</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du propriétaire du site. </text:p>
          </table:table-cell>
          <table:table-cell table:number-columns-repeated="1018"/>
        </table:table-row>
        <table:table-row table:style-name="ro3">
          <table:table-cell table:style-name="ce18"/>
          <table:table-cell table:style-name="ce18" office:value-type="string" calcext:value-type="string">
            <text:p>zd_gest</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du gestionnaire du site. </text:p>
          </table:table-cell>
          <table:table-cell table:style-name="ce28" table:number-columns-repeated="1018"/>
        </table:table-row>
        <table:table-row table:style-name="ro1">
          <table:table-cell table:style-name="ce18"/>
          <table:table-cell table:style-name="ce18" office:value-type="string" calcext:value-type="string">
            <text:p>zd_statut</text:p>
          </table:table-cell>
          <table:table-cell table:style-name="ce25" office:value-type="string" calcext:value-type="string">
            <text:p>VARCHAR(3)</text:p>
          </table:table-cell>
          <table:table-cell table:style-name="ce25" office:value-type="string" calcext:value-type="string">
            <text:p>obligatoire</text:p>
          </table:table-cell>
          <table:table-cell table:style-name="ce25" office:value-type="string" calcext:value-type="string">
            <text:p>REFERENCES l_statut (code)</text:p>
          </table:table-cell>
          <table:table-cell table:style-name="ce18" office:value-type="string" calcext:value-type="string">
            <text:p>Phase d'avancement</text:p>
          </table:table-cell>
          <table:table-cell table:style-name="ce28" table:number-columns-repeated="1018"/>
        </table:table-row>
        <table:table-row table:style-name="ro1">
          <table:table-cell table:style-name="ce18"/>
          <table:table-cell table:style-name="ce18" office:value-type="string" calcext:value-type="string">
            <text:p>zd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zd_geol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de la géolocalisation pour préciser la source si nécessaire</text:p>
          </table:table-cell>
          <table:table-cell table:style-name="ce28" table:number-columns-repeated="1018"/>
        </table:table-row>
        <table:table-row table:style-name="ro1">
          <table:table-cell table:style-name="ce18"/>
          <table:table-cell table:style-name="ce18" office:value-type="string" calcext:value-type="string">
            <text:p>zd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zd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zd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zd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zd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3">
          <table:table-cell table:style-name="ce18"/>
          <table:table-cell table:style-name="ce20" office:value-type="string" calcext:value-type="string">
            <text:p>geom</text:p>
          </table:table-cell>
          <table:table-cell table:style-name="ce24" office:value-type="string" calcext:value-type="string">
            <text:p>geometry(MultiPolygon,2154)</text:p>
          </table:table-cell>
          <table:table-cell table:style-name="ce24" table:number-columns-repeated="2"/>
          <table:table-cell table:style-name="ce20" office:value-type="string" calcext:value-type="string">
            <text:p>Surface de couverture</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zcoax</text:p>
          </table:table-cell>
          <table:table-cell table:style-name="ce20" office:value-type="string" calcext:value-type="string">
            <text:p>zc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la zone de couverture de service cablé (COAX). </text:p>
          </table:table-cell>
          <table:table-cell table:style-name="ce28" table:number-columns-repeated="1018"/>
        </table:table-row>
        <table:table-row table:style-name="ro1">
          <table:table-cell table:style-name="ce18"/>
          <table:table-cell table:style-name="ce18" office:value-type="string" calcext:value-type="string">
            <text:p>zc_codeex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de de la zone dans une base de données externe. </text:p>
          </table:table-cell>
          <table:table-cell table:style-name="ce28" table:number-columns-repeated="1018"/>
        </table:table-row>
        <table:table-row table:style-name="ro3">
          <table:table-cell table:style-name="ce18"/>
          <table:table-cell table:style-name="ce18" office:value-type="string" calcext:value-type="string">
            <text:p>zc_nd_code</text:p>
          </table:table-cell>
          <table:table-cell table:style-name="ce25" office:value-type="string" calcext:value-type="string">
            <text:p>VARCHAR(254)</text:p>
          </table:table-cell>
          <table:table-cell table:style-name="ce25"/>
          <table:table-cell table:style-name="ce25" office:value-type="string" calcext:value-type="string">
            <text:p>REFERENCES t_noeud (nd_code)</text:p>
          </table:table-cell>
          <table:table-cell table:style-name="ce18" office:value-type="string" calcext:value-type="string">
            <text:p>Code interne hérité du Noeud. Permet de rattacher la zone à un noeud si l'information est disponible. </text:p>
          </table:table-cell>
          <table:table-cell table:style-name="ce28" table:number-columns-repeated="1018"/>
        </table:table-row>
        <table:table-row table:style-name="ro1">
          <table:table-cell table:style-name="ce18"/>
          <table:table-cell table:style-name="ce18" office:value-type="string" calcext:value-type="string">
            <text:p>zc_r1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1 (plaque, dsp, BM, etc.)</text:p>
          </table:table-cell>
          <table:table-cell table:style-name="ce28" table:number-columns-repeated="1018"/>
        </table:table-row>
        <table:table-row table:style-name="ro1">
          <table:table-cell table:style-name="ce18"/>
          <table:table-cell table:style-name="ce18" office:value-type="string" calcext:value-type="string">
            <text:p>zc_r2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2 (poche, tronçon, etc.)</text:p>
          </table:table-cell>
          <table:table-cell table:style-name="ce28" table:number-columns-repeated="1018"/>
        </table:table-row>
        <table:table-row table:style-name="ro1">
          <table:table-cell table:style-name="ce18"/>
          <table:table-cell table:style-name="ce18" office:value-type="string" calcext:value-type="string">
            <text:p>zc_r3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3 (secteur, etc.)</text:p>
          </table:table-cell>
          <table:table-cell table:number-columns-repeated="1018"/>
        </table:table-row>
        <table:table-row table:style-name="ro1">
          <table:table-cell table:style-name="ce18"/>
          <table:table-cell table:style-name="ce18" office:value-type="string" calcext:value-type="string">
            <text:p>zc_r4_code</text:p>
          </table:table-cell>
          <table:table-cell table:style-name="ce25" office:value-type="string" calcext:value-type="string">
            <text:p>VARCHAR(100)</text:p>
          </table:table-cell>
          <table:table-cell table:style-name="ce25" table:number-columns-repeated="2"/>
          <table:table-cell table:style-name="ce18" office:value-type="string" calcext:value-type="string">
            <text:p>Code d'un référencement du réseau 4</text:p>
          </table:table-cell>
          <table:table-cell table:number-columns-repeated="1018"/>
        </table:table-row>
        <table:table-row table:style-name="ro3">
          <table:table-cell table:style-name="ce18"/>
          <table:table-cell table:style-name="ce18" office:value-type="string" calcext:value-type="string">
            <text:p>zc_prop</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du propriétaire du site. </text:p>
          </table:table-cell>
          <table:table-cell table:number-columns-repeated="1018"/>
        </table:table-row>
        <table:table-row table:style-name="ro3">
          <table:table-cell table:style-name="ce18"/>
          <table:table-cell table:style-name="ce18" office:value-type="string" calcext:value-type="string">
            <text:p>zc_gest</text:p>
          </table:table-cell>
          <table:table-cell table:style-name="ce25" office:value-type="string" calcext:value-type="string">
            <text:p>VARCHAR(20)</text:p>
          </table:table-cell>
          <table:table-cell table:style-name="ce25"/>
          <table:table-cell table:style-name="ce25" office:value-type="string" calcext:value-type="string">
            <text:p>REFERENCES t_organisme (or_code)</text:p>
          </table:table-cell>
          <table:table-cell table:style-name="ce18" office:value-type="string" calcext:value-type="string">
            <text:p>Identifiant du gestionnaire du site. </text:p>
          </table:table-cell>
          <table:table-cell table:number-columns-repeated="1018"/>
        </table:table-row>
        <table:table-row table:style-name="ro1">
          <table:table-cell table:style-name="ce18"/>
          <table:table-cell table:style-name="ce18" office:value-type="string" calcext:value-type="string">
            <text:p>zc_statut</text:p>
          </table:table-cell>
          <table:table-cell table:style-name="ce25" office:value-type="string" calcext:value-type="string">
            <text:p>VARCHAR(3)</text:p>
          </table:table-cell>
          <table:table-cell table:style-name="ce25" office:value-type="string" calcext:value-type="string">
            <text:p>obligatoire</text:p>
          </table:table-cell>
          <table:table-cell table:style-name="ce25" office:value-type="string" calcext:value-type="string">
            <text:p>REFERENCES l_statut (code)</text:p>
          </table:table-cell>
          <table:table-cell table:style-name="ce18" office:value-type="string" calcext:value-type="string">
            <text:p>Phase d'avancement</text:p>
          </table:table-cell>
          <table:table-cell table:style-name="ce28" table:number-columns-repeated="1018"/>
        </table:table-row>
        <table:table-row table:style-name="ro1">
          <table:table-cell table:style-name="ce18"/>
          <table:table-cell table:style-name="ce18" office:value-type="string" calcext:value-type="string">
            <text:p>zc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style-name="ce28" table:number-columns-repeated="1018"/>
        </table:table-row>
        <table:table-row table:style-name="ro1">
          <table:table-cell table:style-name="ce18"/>
          <table:table-cell table:style-name="ce18" office:value-type="string" calcext:value-type="string">
            <text:p>zc_geol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de la géolocalisation pour préciser la source si nécessaire</text:p>
          </table:table-cell>
          <table:table-cell table:style-name="ce28" table:number-columns-repeated="1018"/>
        </table:table-row>
        <table:table-row table:style-name="ro1">
          <table:table-cell table:style-name="ce18"/>
          <table:table-cell table:style-name="ce18" office:value-type="string" calcext:value-type="string">
            <text:p>zc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zc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zc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zc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zc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3">
          <table:table-cell table:style-name="ce18"/>
          <table:table-cell table:style-name="ce20" office:value-type="string" calcext:value-type="string">
            <text:p>geom</text:p>
          </table:table-cell>
          <table:table-cell table:style-name="ce24" office:value-type="string" calcext:value-type="string">
            <text:p>geometry(MultiPolygon,2154)</text:p>
          </table:table-cell>
          <table:table-cell table:style-name="ce24" table:number-columns-repeated="2"/>
          <table:table-cell table:style-name="ce20" office:value-type="string" calcext:value-type="string">
            <text:p>Surface de couverture</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3">
          <table:table-cell table:style-name="ce20" office:value-type="string" calcext:value-type="string">
            <text:p>t_document</text:p>
          </table:table-cell>
          <table:table-cell table:style-name="ce20" office:value-type="string" calcext:value-type="string">
            <text:p>do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unique pouvant être auto-incrémenté (selon plages d'identifiants). Peut-être une valeur </text:p>
          </table:table-cell>
          <table:table-cell table:style-name="ce28" table:number-columns-repeated="1018"/>
        </table:table-row>
        <table:table-row table:style-name="ro1">
          <table:table-cell table:style-name="ce18"/>
          <table:table-cell table:style-name="ce18" office:value-type="string" calcext:value-type="string">
            <text:p>do_ref</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table:table-cell table:style-name="ce18" office:value-type="string" calcext:value-type="string">
            <text:p>Référence du document</text:p>
          </table:table-cell>
          <table:table-cell table:style-name="ce28" table:number-columns-repeated="1018"/>
        </table:table-row>
        <table:table-row table:style-name="ro3">
          <table:table-cell table:style-name="ce18"/>
          <table:table-cell table:style-name="ce18" office:value-type="string" calcext:value-type="string">
            <text:p>do_reftier</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Référence du document chez un tiers ou dans une autre base de données. </text:p>
          </table:table-cell>
          <table:table-cell table:style-name="ce28" table:number-columns-repeated="1018"/>
        </table:table-row>
        <table:table-row table:style-name="ro3">
          <table:table-cell table:style-name="ce18"/>
          <table:table-cell table:style-name="ce18" office:value-type="string" calcext:value-type="string">
            <text:p>do_type</text:p>
          </table:table-cell>
          <table:table-cell table:style-name="ce25" office:value-type="string" calcext:value-type="string">
            <text:p>VARCHAR(3)</text:p>
          </table:table-cell>
          <table:table-cell table:style-name="ce25"/>
          <table:table-cell table:style-name="ce25" office:value-type="string" calcext:value-type="string">
            <text:p>REFERENCES l_doc_type (code)</text:p>
          </table:table-cell>
          <table:table-cell table:style-name="ce18" office:value-type="string" calcext:value-type="string">
            <text:p>Type de document</text:p>
          </table:table-cell>
          <table:table-cell table:style-name="ce28" table:number-columns-repeated="1018"/>
        </table:table-row>
        <table:table-row table:style-name="ro1">
          <table:table-cell table:style-name="ce18"/>
          <table:table-cell table:style-name="ce18" office:value-type="string" calcext:value-type="string">
            <text:p>do_indice</text:p>
          </table:table-cell>
          <table:table-cell table:style-name="ce25" office:value-type="string" calcext:value-type="string">
            <text:p>VARCHAR(3)</text:p>
          </table:table-cell>
          <table:table-cell table:style-name="ce25" table:number-columns-repeated="2"/>
          <table:table-cell table:style-name="ce18" office:value-type="string" calcext:value-type="string">
            <text:p>Indice du document</text:p>
          </table:table-cell>
          <table:table-cell table:style-name="ce28" table:number-columns-repeated="1018"/>
        </table:table-row>
        <table:table-row table:style-name="ro1">
          <table:table-cell table:style-name="ce18"/>
          <table:table-cell table:style-name="ce18" office:value-type="string" calcext:value-type="string">
            <text:p>do_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e l'indice du document</text:p>
          </table:table-cell>
          <table:table-cell table:style-name="ce28" table:number-columns-repeated="1018"/>
        </table:table-row>
        <table:table-row table:style-name="ro3">
          <table:table-cell table:style-name="ce18"/>
          <table:table-cell table:style-name="ce18" office:value-type="string" calcext:value-type="string">
            <text:p>do_classe</text:p>
          </table:table-cell>
          <table:table-cell table:style-name="ce25" office:value-type="string" calcext:value-type="string">
            <text:p>VARCHAR(2)</text:p>
          </table:table-cell>
          <table:table-cell table:style-name="ce25" table:number-columns-repeated="2"/>
          <table:table-cell table:style-name="ce18" office:value-type="string" calcext:value-type="string">
            <text:p>Classe de précision cartographique (pour les documents cartographiques soumis au décret DT-DICT). </text:p>
          </table:table-cell>
          <table:table-cell table:number-columns-repeated="1018"/>
        </table:table-row>
        <table:table-row table:style-name="ro1">
          <table:table-cell table:style-name="ce18"/>
          <table:table-cell table:style-name="ce18" office:value-type="string" calcext:value-type="string">
            <text:p>do_url1</text:p>
          </table:table-cell>
          <table:table-cell table:style-name="ce25" office:value-type="string" calcext:value-type="string">
            <text:p>VARCHAR (254)</text:p>
          </table:table-cell>
          <table:table-cell table:style-name="ce25" table:number-columns-repeated="2"/>
          <table:table-cell table:style-name="ce18" office:value-type="string" calcext:value-type="string">
            <text:p>URL du fichier éditable</text:p>
          </table:table-cell>
          <table:table-cell table:number-columns-repeated="1018"/>
        </table:table-row>
        <table:table-row table:style-name="ro1">
          <table:table-cell table:style-name="ce18"/>
          <table:table-cell table:style-name="ce18" office:value-type="string" calcext:value-type="string">
            <text:p>do_url2</text:p>
          </table:table-cell>
          <table:table-cell table:style-name="ce25" office:value-type="string" calcext:value-type="string">
            <text:p>VARCHAR (254)</text:p>
          </table:table-cell>
          <table:table-cell table:style-name="ce25" table:number-columns-repeated="2"/>
          <table:table-cell table:style-name="ce18" office:value-type="string" calcext:value-type="string">
            <text:p>URL du fichier publiable (PDF, etc.)</text:p>
          </table:table-cell>
          <table:table-cell table:number-columns-repeated="1018"/>
        </table:table-row>
        <table:table-row table:style-name="ro1">
          <table:table-cell table:style-name="ce18"/>
          <table:table-cell table:style-name="ce18" office:value-type="string" calcext:value-type="string">
            <text:p>do_comment</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ommentaire</text:p>
          </table:table-cell>
          <table:table-cell table:number-columns-repeated="1018"/>
        </table:table-row>
        <table:table-row table:style-name="ro1">
          <table:table-cell table:style-name="ce18"/>
          <table:table-cell table:style-name="ce18" office:value-type="string" calcext:value-type="string">
            <text:p>do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do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do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do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do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style-name="ce28" table:number-columns-repeated="1018"/>
        </table:table-row>
        <table:table-row table:style-name="ro1">
          <table:table-cell table:style-name="ce18" table:number-columns-repeated="2"/>
          <table:table-cell table:style-name="ce25" table:number-columns-repeated="3"/>
          <table:table-cell table:style-name="ce18"/>
          <table:table-cell table:style-name="ce28"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3">
          <table:table-cell table:style-name="ce20" office:value-type="string" calcext:value-type="string">
            <text:p>t_docobj</text:p>
          </table:table-cell>
          <table:table-cell table:style-name="ce20" office:value-type="string" calcext:value-type="string">
            <text:p>od_id</text:p>
          </table:table-cell>
          <table:table-cell table:style-name="ce24" office:value-type="string" calcext:value-type="string">
            <text:p>BIGINT</text:p>
          </table:table-cell>
          <table:table-cell table:style-name="ce24" office:value-type="string" calcext:value-type="string">
            <text:p>obligatoire</text:p>
          </table:table-cell>
          <table:table-cell table:style-name="ce24"/>
          <table:table-cell table:style-name="ce20" office:value-type="string" calcext:value-type="string">
            <text:p>Identifiant unique pouvant être auto-incrémenté (selon plages d'identifiants)</text:p>
          </table:table-cell>
          <table:table-cell table:style-name="ce28" table:number-columns-repeated="1018"/>
        </table:table-row>
        <table:table-row table:style-name="ro3">
          <table:table-cell table:style-name="ce18"/>
          <table:table-cell table:style-name="ce18" office:value-type="string" calcext:value-type="string">
            <text:p>od_do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document (do_ref)</text:p>
          </table:table-cell>
          <table:table-cell table:style-name="ce18" office:value-type="string" calcext:value-type="string">
            <text:p>Code du document</text:p>
          </table:table-cell>
          <table:table-cell table:style-name="ce28" table:number-columns-repeated="1018"/>
        </table:table-row>
        <table:table-row table:style-name="ro3">
          <table:table-cell table:style-name="ce18"/>
          <table:table-cell table:style-name="ce18" office:value-type="string" calcext:value-type="string">
            <text:p>od_tbltype</text:p>
          </table:table-cell>
          <table:table-cell table:style-name="ce25" office:value-type="string" calcext:value-type="string">
            <text:p>VARCHAR(10)</text:p>
          </table:table-cell>
          <table:table-cell table:style-name="ce25" office:value-type="string" calcext:value-type="string">
            <text:p>obligatoire</text:p>
          </table:table-cell>
          <table:table-cell table:style-name="ce25" office:value-type="string" calcext:value-type="string">
            <text:p>REFERENCES l_doc_tab (code)</text:p>
          </table:table-cell>
          <table:table-cell table:style-name="ce18" office:value-type="string" calcext:value-type="string">
            <text:p>Code du type d'objets auxquels sont rattachés des documents. </text:p>
          </table:table-cell>
          <table:table-cell table:style-name="ce28" table:number-columns-repeated="1018"/>
        </table:table-row>
        <table:table-row table:style-name="ro3">
          <table:table-cell table:style-name="ce18"/>
          <table:table-cell table:style-name="ce18" office:value-type="string" calcext:value-type="string">
            <text:p>od_codeobj</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table:table-cell table:style-name="ce18" office:value-type="string" calcext:value-type="string">
            <text:p>Identifiant faisant référence aux identifiants des objets Cable, fourreau, chambre, …</text:p>
          </table:table-cell>
          <table:table-cell table:style-name="ce28" table:number-columns-repeated="1018"/>
        </table:table-row>
        <table:table-row table:style-name="ro1">
          <table:table-cell table:style-name="ce18"/>
          <table:table-cell table:style-name="ce18" office:value-type="string" calcext:value-type="string">
            <text:p>od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od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od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od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number-columns-repeated="1018"/>
        </table:table-row>
        <table:table-row table:style-name="ro1">
          <table:table-cell table:style-name="ce18"/>
          <table:table-cell table:style-name="ce18" office:value-type="string" calcext:value-type="string">
            <text:p>od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number-columns-repeated="1018"/>
        </table:table-row>
        <table:table-row table:style-name="ro1">
          <table:table-cell table:style-name="ce18" table:number-columns-repeated="2"/>
          <table:table-cell table:style-name="ce25" table:number-columns-repeated="3"/>
          <table:table-cell table:style-name="ce18"/>
          <table:table-cell table:number-columns-repeated="1018"/>
        </table:table-row>
        <table:table-row table:style-name="ro3">
          <table:table-cell table:style-name="ce19" office:value-type="string" calcext:value-type="string">
            <text:p>TABLE</text:p>
          </table:table-cell>
          <table:table-cell table:style-name="ce19" office:value-type="string" calcext:value-type="string">
            <text:p>Nom court de l'attribut</text:p>
          </table:table-cell>
          <table:table-cell table:style-name="ce19" office:value-type="string" calcext:value-type="string">
            <text:p>TypeSQL (Postgres)</text:p>
          </table:table-cell>
          <table:table-cell table:style-name="ce19" office:value-type="string" calcext:value-type="string">
            <text:p>Contraintes sur l’attribut</text:p>
          </table:table-cell>
          <table:table-cell table:style-name="ce19" office:value-type="string" calcext:value-type="string">
            <text:p>Relation</text:p>
          </table:table-cell>
          <table:table-cell table:style-name="ce19" office:value-type="string" calcext:value-type="string">
            <text:p>Définition</text:p>
          </table:table-cell>
          <table:table-cell table:style-name="ce28" table:number-columns-repeated="1018"/>
        </table:table-row>
        <table:table-row table:style-name="ro1">
          <table:table-cell table:style-name="ce20" office:value-type="string" calcext:value-type="string">
            <text:p>t_empreinte</text:p>
          </table:table-cell>
          <table:table-cell table:style-name="ce20" office:value-type="string" calcext:value-type="string">
            <text:p>em_code</text:p>
          </table:table-cell>
          <table:table-cell table:style-name="ce24" office:value-type="string" calcext:value-type="string">
            <text:p>VARCHAR(254)</text:p>
          </table:table-cell>
          <table:table-cell table:style-name="ce24" office:value-type="string" calcext:value-type="string">
            <text:p>obligatoire</text:p>
          </table:table-cell>
          <table:table-cell table:style-name="ce24"/>
          <table:table-cell table:style-name="ce20" office:value-type="string" calcext:value-type="string">
            <text:p>Code unique pour une empreinte de document. </text:p>
          </table:table-cell>
          <table:table-cell table:style-name="ce28" table:number-columns-repeated="1018"/>
        </table:table-row>
        <table:table-row table:style-name="ro3">
          <table:table-cell table:style-name="ce18"/>
          <table:table-cell table:style-name="ce18" office:value-type="string" calcext:value-type="string">
            <text:p>em_do_code</text:p>
          </table:table-cell>
          <table:table-cell table:style-name="ce25" office:value-type="string" calcext:value-type="string">
            <text:p>VARCHAR(254)</text:p>
          </table:table-cell>
          <table:table-cell table:style-name="ce25" office:value-type="string" calcext:value-type="string">
            <text:p>obligatoire</text:p>
          </table:table-cell>
          <table:table-cell table:style-name="ce25" office:value-type="string" calcext:value-type="string">
            <text:p>REFERENCES t_document (do_ref)</text:p>
          </table:table-cell>
          <table:table-cell table:style-name="ce18" office:value-type="string" calcext:value-type="string">
            <text:p>Code d'un document. </text:p>
          </table:table-cell>
          <table:table-cell table:style-name="ce28" table:number-columns-repeated="1018"/>
        </table:table-row>
        <table:table-row table:style-name="ro1">
          <table:table-cell table:style-name="ce18"/>
          <table:table-cell table:style-name="ce18" office:value-type="string" calcext:value-type="string">
            <text:p>em_geol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de la géolocalisation pour préciser la source si nécessaire</text:p>
          </table:table-cell>
          <table:table-cell table:style-name="ce28" table:number-columns-repeated="1018"/>
        </table:table-row>
        <table:table-row table:style-name="ro1">
          <table:table-cell table:style-name="ce18"/>
          <table:table-cell table:style-name="ce18" office:value-type="string" calcext:value-type="string">
            <text:p>em_creadat</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création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em_majdate</text:p>
          </table:table-cell>
          <table:table-cell table:style-name="ce25" office:value-type="string" calcext:value-type="string">
            <text:p>TIMESTAMP</text:p>
          </table:table-cell>
          <table:table-cell table:style-name="ce25" table:number-columns-repeated="2"/>
          <table:table-cell table:style-name="ce18" office:value-type="string" calcext:value-type="string">
            <text:p>Date de la mise à jour de l'objet en base (peut être calculé)</text:p>
          </table:table-cell>
          <table:table-cell table:style-name="ce28" table:number-columns-repeated="1018"/>
        </table:table-row>
        <table:table-row table:style-name="ro1">
          <table:table-cell table:style-name="ce18"/>
          <table:table-cell table:style-name="ce18" office:value-type="string" calcext:value-type="string">
            <text:p>em_maj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Source utilisée pour la mise à jour</text:p>
          </table:table-cell>
          <table:table-cell table:style-name="ce28" table:number-columns-repeated="1018"/>
        </table:table-row>
        <table:table-row table:style-name="ro1">
          <table:table-cell table:style-name="ce18"/>
          <table:table-cell table:style-name="ce18" office:value-type="string" calcext:value-type="string">
            <text:p>em_abddate</text:p>
          </table:table-cell>
          <table:table-cell table:style-name="ce25" office:value-type="string" calcext:value-type="string">
            <text:p>DATE</text:p>
          </table:table-cell>
          <table:table-cell table:style-name="ce25" table:number-columns-repeated="2"/>
          <table:table-cell table:style-name="ce18" office:value-type="string" calcext:value-type="string">
            <text:p>Date d'abandon de l'objet</text:p>
          </table:table-cell>
          <table:table-cell table:style-name="ce28" table:number-columns-repeated="1018"/>
        </table:table-row>
        <table:table-row table:style-name="ro1">
          <table:table-cell table:style-name="ce18"/>
          <table:table-cell table:style-name="ce18" office:value-type="string" calcext:value-type="string">
            <text:p>em_abdsrc</text:p>
          </table:table-cell>
          <table:table-cell table:style-name="ce25" office:value-type="string" calcext:value-type="string">
            <text:p>VARCHAR(254)</text:p>
          </table:table-cell>
          <table:table-cell table:style-name="ce25" table:number-columns-repeated="2"/>
          <table:table-cell table:style-name="ce18" office:value-type="string" calcext:value-type="string">
            <text:p>Cause de l'abandon de l'objet</text:p>
          </table:table-cell>
          <table:table-cell table:number-columns-repeated="1018"/>
        </table:table-row>
        <table:table-row table:style-name="ro3">
          <table:table-cell table:style-name="ce18"/>
          <table:table-cell table:style-name="ce20" office:value-type="string" calcext:value-type="string">
            <text:p>geom</text:p>
          </table:table-cell>
          <table:table-cell table:style-name="ce24" office:value-type="string" calcext:value-type="string">
            <text:p>geometry(MultiPolygon,2154)</text:p>
          </table:table-cell>
          <table:table-cell table:style-name="ce24" table:number-columns-repeated="2"/>
          <table:table-cell table:style-name="ce20" office:value-type="string" calcext:value-type="string">
            <text:p>Polygone d'empreinte du document</text:p>
          </table:table-cell>
          <table:table-cell table:number-columns-repeated="1018"/>
        </table:table-row>
        <table:table-row table:style-name="ro1">
          <table:table-cell table:style-name="ce21" table:number-columns-repeated="6"/>
          <table:table-cell table:style-name="Default" table:number-columns-repeated="1018"/>
        </table:table-row>
        <table:table-row table:style-name="ro1" table:number-rows-repeated="2">
          <table:table-cell table:style-name="ce22" table:number-columns-repeated="2"/>
          <table:table-cell table:style-name="ce26" table:number-columns-repeated="3"/>
          <table:table-cell table:style-name="ce22"/>
          <table:table-cell table:number-columns-repeated="1018"/>
        </table:table-row>
        <table:table-row table:style-name="ro1" table:number-rows-repeated="2">
          <table:table-cell table:number-columns-repeated="1024"/>
        </table:table-row>
        <table:table-row table:style-name="ro1" table:number-rows-repeated="16">
          <table:table-cell table:style-name="Default" table:number-columns-repeated="6"/>
          <table:table-cell table:number-columns-repeated="1018"/>
        </table:table-row>
        <table:table-row table:style-name="ro1" table:number-rows-repeated="1047843">
          <table:table-cell table:number-columns-repeated="1024"/>
        </table:table-row>
        <table:table-row table:style-name="ro1">
          <table:table-cell table:number-columns-repeated="1024"/>
        </table:table-row>
      </table:table>
      <table:table table:name="MCD_Valeurs" table:style-name="ta1">
        <office:forms form:automatic-focus="false" form:apply-design-mode="false"/>
        <table:table-column table:style-name="co12" table:default-cell-style-name="ce7"/>
        <table:table-column table:style-name="co6" table:default-cell-style-name="ce7"/>
        <table:table-column table:style-name="co13" table:default-cell-style-name="ce7"/>
        <table:table-column table:style-name="co14" table:default-cell-style-name="ce7"/>
        <table:table-column table:style-name="co6" table:number-columns-repeated="1019" table:default-cell-style-name="ce7"/>
        <table:table-row table:style-name="ro1">
          <table:table-cell table:style-name="ce29" table:formula="of:=['file:///D:/cglocal/sync/cg01/Prod/A431_Avicca_gracev2/060_Prod/mission2/GraceTHD-MCD/sources/gracethd-mcd-v2beta2b.ods'#$Valeurs.$D$1]" office:value-type="string" office:string-value="TABLE" calcext:value-type="string">
            <text:p>TABLE</text:p>
          </table:table-cell>
          <table:table-cell table:style-name="ce29" table:formula="of:=['file:///D:/cglocal/sync/cg01/Prod/A431_Avicca_gracev2/060_Prod/mission2/GraceTHD-MCD/sources/gracethd-mcd-v2beta2b.ods'#$Valeurs.$E$1]" office:value-type="string" office:string-value="code" calcext:value-type="string">
            <text:p>code</text:p>
          </table:table-cell>
          <table:table-cell table:style-name="ce29" table:formula="of:=['file:///D:/cglocal/sync/cg01/Prod/A431_Avicca_gracev2/060_Prod/mission2/GraceTHD-MCD/sources/gracethd-mcd-v2beta2b.ods'#$Valeurs.$F$1]" office:value-type="string" office:string-value="libelle" calcext:value-type="string">
            <text:p>libelle</text:p>
          </table:table-cell>
          <table:table-cell table:style-name="ce29" table:formula="of:=['file:///D:/cglocal/sync/cg01/Prod/A431_Avicca_gracev2/060_Prod/mission2/GraceTHD-MCD/sources/gracethd-mcd-v2beta2b.ods'#$Valeurs.$G$1]" office:value-type="string" office:string-value="definition" calcext:value-type="string">
            <text:p>definition</text:p>
          </table:table-cell>
          <table:table-cell table:number-columns-repeated="1019"/>
        </table:table-row>
        <table:table-row table:style-name="ro1">
          <table:table-cell table:style-name="ce18" table:formula="of:=['file:///D:/cglocal/sync/cg01/Prod/A431_Avicca_gracev2/060_Prod/mission2/GraceTHD-MCD/sources/gracethd-mcd-v2beta2b.ods'#$Valeurs.$D$2]" office:value-type="string" office:string-value="l_adresse_etat" calcext:value-type="string">
            <text:p>l_adresse_etat</text:p>
          </table:table-cell>
          <table:table-cell table:style-name="ce18" table:formula="of:=['file:///D:/cglocal/sync/cg01/Prod/A431_Avicca_gracev2/060_Prod/mission2/GraceTHD-MCD/sources/gracethd-mcd-v2beta2b.ods'#$Valeurs.$E$2]" office:value-type="string" office:string-value="CI" calcext:value-type="string">
            <text:p>CI</text:p>
          </table:table-cell>
          <table:table-cell table:style-name="ce18" table:formula="of:=['file:///D:/cglocal/sync/cg01/Prod/A431_Avicca_gracev2/060_Prod/mission2/GraceTHD-MCD/sources/gracethd-mcd-v2beta2b.ods'#$Valeurs.$F$2]" office:value-type="string" office:string-value="CIBLE" calcext:value-type="string">
            <text:p>CIBL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 office:value-type="string" office:string-value="l_adresse_etat" calcext:value-type="string">
            <text:p>l_adresse_etat</text:p>
          </table:table-cell>
          <table:table-cell table:style-name="ce18" table:formula="of:=['file:///D:/cglocal/sync/cg01/Prod/A431_Avicca_gracev2/060_Prod/mission2/GraceTHD-MCD/sources/gracethd-mcd-v2beta2b.ods'#$Valeurs.$E$3]" office:value-type="string" office:string-value="SI" calcext:value-type="string">
            <text:p>SI</text:p>
          </table:table-cell>
          <table:table-cell table:style-name="ce18" table:formula="of:=['file:///D:/cglocal/sync/cg01/Prod/A431_Avicca_gracev2/060_Prod/mission2/GraceTHD-MCD/sources/gracethd-mcd-v2beta2b.ods'#$Valeurs.$F$3]" office:value-type="string" office:string-value="SIGNE" calcext:value-type="string">
            <text:p>SIGN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 office:value-type="string" office:string-value="l_adresse_etat" calcext:value-type="string">
            <text:p>l_adresse_etat</text:p>
          </table:table-cell>
          <table:table-cell table:style-name="ce18" table:formula="of:=['file:///D:/cglocal/sync/cg01/Prod/A431_Avicca_gracev2/060_Prod/mission2/GraceTHD-MCD/sources/gracethd-mcd-v2beta2b.ods'#$Valeurs.$E$4]" office:value-type="string" office:string-value="EC" calcext:value-type="string">
            <text:p>EC</text:p>
          </table:table-cell>
          <table:table-cell table:style-name="ce18" table:formula="of:=['file:///D:/cglocal/sync/cg01/Prod/A431_Avicca_gracev2/060_Prod/mission2/GraceTHD-MCD/sources/gracethd-mcd-v2beta2b.ods'#$Valeurs.$F$4]" office:value-type="string" office:string-value="EN COURS DE DEPLOIEMENT" calcext:value-type="string">
            <text:p>EN COURS DE DEPLOIEMEN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5]" office:value-type="string" office:string-value="l_adresse_etat" calcext:value-type="string">
            <text:p>l_adresse_etat</text:p>
          </table:table-cell>
          <table:table-cell table:style-name="ce18" table:formula="of:=['file:///D:/cglocal/sync/cg01/Prod/A431_Avicca_gracev2/060_Prod/mission2/GraceTHD-MCD/sources/gracethd-mcd-v2beta2b.ods'#$Valeurs.$E$5]" office:value-type="string" office:string-value="DE" calcext:value-type="string">
            <text:p>DE</text:p>
          </table:table-cell>
          <table:table-cell table:style-name="ce18" table:formula="of:=['file:///D:/cglocal/sync/cg01/Prod/A431_Avicca_gracev2/060_Prod/mission2/GraceTHD-MCD/sources/gracethd-mcd-v2beta2b.ods'#$Valeurs.$F$5]" office:value-type="string" office:string-value="DEPLOYE" calcext:value-type="string">
            <text:p>DEPLOY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6]" office:value-type="string" office:string-value="l_adresse_etat" calcext:value-type="string">
            <text:p>l_adresse_etat</text:p>
          </table:table-cell>
          <table:table-cell table:style-name="ce18" table:formula="of:=['file:///D:/cglocal/sync/cg01/Prod/A431_Avicca_gracev2/060_Prod/mission2/GraceTHD-MCD/sources/gracethd-mcd-v2beta2b.ods'#$Valeurs.$E$6]" office:value-type="string" office:string-value="AB" calcext:value-type="string">
            <text:p>AB</text:p>
          </table:table-cell>
          <table:table-cell table:style-name="ce18" table:formula="of:=['file:///D:/cglocal/sync/cg01/Prod/A431_Avicca_gracev2/060_Prod/mission2/GraceTHD-MCD/sources/gracethd-mcd-v2beta2b.ods'#$Valeurs.$F$6]" office:value-type="string" office:string-value="ABANDONNE" calcext:value-type="string">
            <text:p>ABANDONN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7]" office:value-type="string" office:string-value="l_baie_type" calcext:value-type="string">
            <text:p>l_baie_type</text:p>
          </table:table-cell>
          <table:table-cell table:style-name="ce18" table:formula="of:=['file:///D:/cglocal/sync/cg01/Prod/A431_Avicca_gracev2/060_Prod/mission2/GraceTHD-MCD/sources/gracethd-mcd-v2beta2b.ods'#$Valeurs.$E$7]" office:value-type="string" office:string-value="BAIE" calcext:value-type="string">
            <text:p>BAIE</text:p>
          </table:table-cell>
          <table:table-cell table:style-name="ce18" table:formula="of:=['file:///D:/cglocal/sync/cg01/Prod/A431_Avicca_gracev2/060_Prod/mission2/GraceTHD-MCD/sources/gracethd-mcd-v2beta2b.ods'#$Valeurs.$F$7]" office:value-type="string" office:string-value="BAIE" calcext:value-type="string">
            <text:p>BAI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8]" office:value-type="string" office:string-value="l_baie_type" calcext:value-type="string">
            <text:p>l_baie_type</text:p>
          </table:table-cell>
          <table:table-cell table:style-name="ce18" table:formula="of:=['file:///D:/cglocal/sync/cg01/Prod/A431_Avicca_gracev2/060_Prod/mission2/GraceTHD-MCD/sources/gracethd-mcd-v2beta2b.ods'#$Valeurs.$E$8]" office:value-type="string" office:string-value="FERME" calcext:value-type="string">
            <text:p>FERME</text:p>
          </table:table-cell>
          <table:table-cell table:style-name="ce18" table:formula="of:=['file:///D:/cglocal/sync/cg01/Prod/A431_Avicca_gracev2/060_Prod/mission2/GraceTHD-MCD/sources/gracethd-mcd-v2beta2b.ods'#$Valeurs.$F$8]" office:value-type="string" office:string-value="FERME" calcext:value-type="string">
            <text:p>FERME</text:p>
          </table:table-cell>
          <table:table-cell table:style-name="ce18"/>
          <table:table-cell table:number-columns-repeated="1019"/>
        </table:table-row>
        <table:table-row table:style-name="ro2">
          <table:table-cell table:style-name="ce18" table:formula="of:=['file:///D:/cglocal/sync/cg01/Prod/A431_Avicca_gracev2/060_Prod/mission2/GraceTHD-MCD/sources/gracethd-mcd-v2beta2b.ods'#$Valeurs.$D$9]" office:value-type="string" office:string-value="l_bp_racco" calcext:value-type="string">
            <text:p>l_bp_racco</text:p>
          </table:table-cell>
          <table:table-cell table:style-name="ce18" table:formula="of:=['file:///D:/cglocal/sync/cg01/Prod/A431_Avicca_gracev2/060_Prod/mission2/GraceTHD-MCD/sources/gracethd-mcd-v2beta2b.ods'#$Valeurs.$E$9]" office:value-type="string" office:string-value="FCLI01" calcext:value-type="string">
            <text:p>FCLI01</text:p>
          </table:table-cell>
          <table:table-cell table:style-name="ce18" table:formula="of:=['file:///D:/cglocal/sync/cg01/Prod/A431_Avicca_gracev2/060_Prod/mission2/GraceTHD-MCD/sources/gracethd-mcd-v2beta2b.ods'#$Valeurs.$F$9]" office:value-type="string" office:string-value="CLIENT : CONTACT ERRONE" calcext:value-type="string">
            <text:p>CLIENT : CONTACT ERRONE</text:p>
          </table:table-cell>
          <table:table-cell table:style-name="ce18" table:formula="of:=['file:///D:/cglocal/sync/cg01/Prod/A431_Avicca_gracev2/060_Prod/mission2/GraceTHD-MCD/sources/gracethd-mcd-v2beta2b.ods'#$Valeurs.$G$9]" office:value-type="string" office:string-value="Le client ne peut être joint, exemple son nom ou ses coordonnées téléphoniques sont erronnées&#10;Utilisé dans le cas de raccordement par l OI" calcext:value-type="string">
            <text:p>Le client ne peut être joint, exemple son nom ou ses coordonnées téléphoniques sont erronnées</text:p>
            <text:p>Utilisé dans le cas de raccordement par l OI</text:p>
          </table:table-cell>
          <table:table-cell table:number-columns-repeated="1019"/>
        </table:table-row>
        <table:table-row table:style-name="ro7">
          <table:table-cell table:style-name="ce18" table:formula="of:=['file:///D:/cglocal/sync/cg01/Prod/A431_Avicca_gracev2/060_Prod/mission2/GraceTHD-MCD/sources/gracethd-mcd-v2beta2b.ods'#$Valeurs.$D$10]" office:value-type="string" office:string-value="l_bp_racco" calcext:value-type="string">
            <text:p>l_bp_racco</text:p>
          </table:table-cell>
          <table:table-cell table:style-name="ce18" table:formula="of:=['file:///D:/cglocal/sync/cg01/Prod/A431_Avicca_gracev2/060_Prod/mission2/GraceTHD-MCD/sources/gracethd-mcd-v2beta2b.ods'#$Valeurs.$E$10]" office:value-type="string" office:string-value="FCLI02" calcext:value-type="string">
            <text:p>FCLI02</text:p>
          </table:table-cell>
          <table:table-cell table:style-name="ce18" table:formula="of:=['file:///D:/cglocal/sync/cg01/Prod/A431_Avicca_gracev2/060_Prod/mission2/GraceTHD-MCD/sources/gracethd-mcd-v2beta2b.ods'#$Valeurs.$F$10]" office:value-type="string" office:string-value="CLIENT : CLIENT INJOIGNABLE IMPOSSIBLE DE PRENDRE RDV" calcext:value-type="string">
            <text:p>CLIENT : CLIENT INJOIGNABLE IMPOSSIBLE DE PRENDRE RDV</text:p>
          </table:table-cell>
          <table:table-cell table:style-name="ce18" table:formula="of:=['file:///D:/cglocal/sync/cg01/Prod/A431_Avicca_gracev2/060_Prod/mission2/GraceTHD-MCD/sources/gracethd-mcd-v2beta2b.ods'#$Valeurs.$G$10]" office:value-type="string" office:string-value="Les coordonnées ne sont pas nécessairement erronnées mais le client n est pas joignable (ne répond pas). La définition précise de ne répond pas n est pas normalisée Interop&#10;Utilisé dans le cas de raccordement par l OI"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number-columns-repeated="1019"/>
        </table:table-row>
        <table:table-row table:style-name="ro5">
          <table:table-cell table:style-name="ce18" table:formula="of:=['file:///D:/cglocal/sync/cg01/Prod/A431_Avicca_gracev2/060_Prod/mission2/GraceTHD-MCD/sources/gracethd-mcd-v2beta2b.ods'#$Valeurs.$D$11]" office:value-type="string" office:string-value="l_bp_racco" calcext:value-type="string">
            <text:p>l_bp_racco</text:p>
          </table:table-cell>
          <table:table-cell table:style-name="ce18" table:formula="of:=['file:///D:/cglocal/sync/cg01/Prod/A431_Avicca_gracev2/060_Prod/mission2/GraceTHD-MCD/sources/gracethd-mcd-v2beta2b.ods'#$Valeurs.$E$11]" office:value-type="string" office:string-value="FCLI03" calcext:value-type="string">
            <text:p>FCLI03</text:p>
          </table:table-cell>
          <table:table-cell table:style-name="ce18" table:formula="of:=['file:///D:/cglocal/sync/cg01/Prod/A431_Avicca_gracev2/060_Prod/mission2/GraceTHD-MCD/sources/gracethd-mcd-v2beta2b.ods'#$Valeurs.$F$11]" office:value-type="string" office:string-value="CLIENT : CLIENT N HABITE PAS A L ADRESSE INDIQUEE" calcext:value-type="string">
            <text:p>CLIENT : CLIENT N HABITE PAS A L ADRESSE INDIQUEE</text:p>
          </table:table-cell>
          <table:table-cell table:style-name="ce18" table:formula="of:=['file:///D:/cglocal/sync/cg01/Prod/A431_Avicca_gracev2/060_Prod/mission2/GraceTHD-MCD/sources/gracethd-mcd-v2beta2b.ods'#$Valeurs.$G$11]" office:value-type="string" office:string-value="Le RDV a été pris, lors du déplacement le technicien constate que le client n habite pas à l adresse indiquée par l OC" calcext:value-type="string">
            <text:p>Le RDV a été pris, lors du déplacement le technicien constate que le client n habite pas à l adresse indiquée par l OC</text:p>
          </table:table-cell>
          <table:table-cell table:number-columns-repeated="1019"/>
        </table:table-row>
        <table:table-row table:style-name="ro2">
          <table:table-cell table:style-name="ce18" table:formula="of:=['file:///D:/cglocal/sync/cg01/Prod/A431_Avicca_gracev2/060_Prod/mission2/GraceTHD-MCD/sources/gracethd-mcd-v2beta2b.ods'#$Valeurs.$D$12]" office:value-type="string" office:string-value="l_bp_racco" calcext:value-type="string">
            <text:p>l_bp_racco</text:p>
          </table:table-cell>
          <table:table-cell table:style-name="ce18" table:formula="of:=['file:///D:/cglocal/sync/cg01/Prod/A431_Avicca_gracev2/060_Prod/mission2/GraceTHD-MCD/sources/gracethd-mcd-v2beta2b.ods'#$Valeurs.$E$12]" office:value-type="string" office:string-value="FCLI04" calcext:value-type="string">
            <text:p>FCLI04</text:p>
          </table:table-cell>
          <table:table-cell table:style-name="ce18" table:formula="of:=['file:///D:/cglocal/sync/cg01/Prod/A431_Avicca_gracev2/060_Prod/mission2/GraceTHD-MCD/sources/gracethd-mcd-v2beta2b.ods'#$Valeurs.$F$12]" office:value-type="string" office:string-value="CLIENT : DEMANDE ANNULATION DE LA COMMANDE PAR LE CLIENT FINAL" calcext:value-type="string">
            <text:p>CLIENT : DEMANDE ANNULATION DE LA COMMANDE PAR LE CLIENT FINAL</text:p>
          </table:table-cell>
          <table:table-cell table:style-name="ce18" table:formula="of:=['file:///D:/cglocal/sync/cg01/Prod/A431_Avicca_gracev2/060_Prod/mission2/GraceTHD-MCD/sources/gracethd-mcd-v2beta2b.ods'#$Valeurs.$G$12]" office:value-type="string" office:string-value="Que ce soit en amont du RDV ou lors du RDV, le client demande à annuler sa commande&#10;Utilisé dans le cas de raccordement par l OI" calcext:value-type="string">
            <text:p>Que ce soit en amont du RDV ou lors du RDV, le client demande à annuler sa commande</text:p>
            <text:p>Utilisé dans le cas de raccordement par l OI</text:p>
          </table:table-cell>
          <table:table-cell table:number-columns-repeated="1019"/>
        </table:table-row>
        <table:table-row table:style-name="ro2">
          <table:table-cell table:style-name="ce18" table:formula="of:=['file:///D:/cglocal/sync/cg01/Prod/A431_Avicca_gracev2/060_Prod/mission2/GraceTHD-MCD/sources/gracethd-mcd-v2beta2b.ods'#$Valeurs.$D$13]" office:value-type="string" office:string-value="l_bp_racco" calcext:value-type="string">
            <text:p>l_bp_racco</text:p>
          </table:table-cell>
          <table:table-cell table:style-name="ce18" table:formula="of:=['file:///D:/cglocal/sync/cg01/Prod/A431_Avicca_gracev2/060_Prod/mission2/GraceTHD-MCD/sources/gracethd-mcd-v2beta2b.ods'#$Valeurs.$E$13]" office:value-type="string" office:string-value="FCLI05" calcext:value-type="string">
            <text:p>FCLI05</text:p>
          </table:table-cell>
          <table:table-cell table:style-name="ce18" table:formula="of:=['file:///D:/cglocal/sync/cg01/Prod/A431_Avicca_gracev2/060_Prod/mission2/GraceTHD-MCD/sources/gracethd-mcd-v2beta2b.ods'#$Valeurs.$F$13]" office:value-type="string" office:string-value="CLIENT : REFUS TRAVAUX CLIENT " calcext:value-type="string">
            <text:p>CLIENT : REFUS TRAVAUX CLIENT </text:p>
          </table:table-cell>
          <table:table-cell table:style-name="ce18" table:formula="of:=['file:///D:/cglocal/sync/cg01/Prod/A431_Avicca_gracev2/060_Prod/mission2/GraceTHD-MCD/sources/gracethd-mcd-v2beta2b.ods'#$Valeurs.$G$13]" office:value-type="string" office:string-value="Que ce soit en amont du RDV ou lors du RDV, le client refuse les travaux (percement, etc.) &#10;Utilisé dans le cas de raccordement par l OI" calcext:value-type="string">
            <text:p>Que ce soit en amont du RDV ou lors du RDV, le client refuse les travaux (percement, etc.) </text:p>
            <text:p>Utilisé dans le cas de raccordement par l OI</text:p>
          </table:table-cell>
          <table:table-cell table:number-columns-repeated="1019"/>
        </table:table-row>
        <table:table-row table:style-name="ro4">
          <table:table-cell table:style-name="ce18" table:formula="of:=['file:///D:/cglocal/sync/cg01/Prod/A431_Avicca_gracev2/060_Prod/mission2/GraceTHD-MCD/sources/gracethd-mcd-v2beta2b.ods'#$Valeurs.$D$14]" office:value-type="string" office:string-value="l_bp_racco" calcext:value-type="string">
            <text:p>l_bp_racco</text:p>
          </table:table-cell>
          <table:table-cell table:style-name="ce18" table:formula="of:=['file:///D:/cglocal/sync/cg01/Prod/A431_Avicca_gracev2/060_Prod/mission2/GraceTHD-MCD/sources/gracethd-mcd-v2beta2b.ods'#$Valeurs.$E$14]" office:value-type="string" office:string-value="FCLI06" calcext:value-type="string">
            <text:p>FCLI06</text:p>
          </table:table-cell>
          <table:table-cell table:style-name="ce18" table:formula="of:=['file:///D:/cglocal/sync/cg01/Prod/A431_Avicca_gracev2/060_Prod/mission2/GraceTHD-MCD/sources/gracethd-mcd-v2beta2b.ods'#$Valeurs.$F$14]" office:value-type="string" office:string-value="CLIENT : REFUS GESTIONNAIRE IMMEUBLE" calcext:value-type="string">
            <text:p>CLIENT : REFUS GESTIONNAIRE IMMEUBLE</text:p>
          </table:table-cell>
          <table:table-cell table:style-name="ce18" table:formula="of:=['file:///D:/cglocal/sync/cg01/Prod/A431_Avicca_gracev2/060_Prod/mission2/GraceTHD-MCD/sources/gracethd-mcd-v2beta2b.ods'#$Valeurs.$G$14]" office:value-type="string" office:string-value="Lors du raccordement client, un passage en apparent sur le palier est nécessaire et a été refusé par le gestionnaire (par exemple car les goulottes sont saturées ou le palier a été refait)" calcext:value-type="string">
            <text:p>Lors du raccordement client, un passage en apparent sur le palier est nécessaire et a été refusé par le gestionnaire (par exemple car les goulottes sont saturées ou le palier a été refait)</text:p>
          </table:table-cell>
          <table:table-cell table:number-columns-repeated="1019"/>
        </table:table-row>
        <table:table-row table:style-name="ro3">
          <table:table-cell table:style-name="ce18" table:formula="of:=['file:///D:/cglocal/sync/cg01/Prod/A431_Avicca_gracev2/060_Prod/mission2/GraceTHD-MCD/sources/gracethd-mcd-v2beta2b.ods'#$Valeurs.$D$15]" office:value-type="string" office:string-value="l_bp_racco" calcext:value-type="string">
            <text:p>l_bp_racco</text:p>
          </table:table-cell>
          <table:table-cell table:style-name="ce18" table:formula="of:=['file:///D:/cglocal/sync/cg01/Prod/A431_Avicca_gracev2/060_Prod/mission2/GraceTHD-MCD/sources/gracethd-mcd-v2beta2b.ods'#$Valeurs.$E$15]" office:value-type="string" office:string-value="FCLI07" calcext:value-type="string">
            <text:p>FCLI07</text:p>
          </table:table-cell>
          <table:table-cell table:style-name="ce18" table:formula="of:=['file:///D:/cglocal/sync/cg01/Prod/A431_Avicca_gracev2/060_Prod/mission2/GraceTHD-MCD/sources/gracethd-mcd-v2beta2b.ods'#$Valeurs.$F$15]" office:value-type="string" office:string-value="CLIENT : CLIENT ABSENT LORS DE L INTERVENTION" calcext:value-type="string">
            <text:p>CLIENT : CLIENT ABSENT LORS DE L INTERVENTION</text:p>
          </table:table-cell>
          <table:table-cell table:style-name="ce18" table:formula="of:=['file:///D:/cglocal/sync/cg01/Prod/A431_Avicca_gracev2/060_Prod/mission2/GraceTHD-MCD/sources/gracethd-mcd-v2beta2b.ods'#$Valeurs.$G$15]" office:value-type="string" office:string-value="Lors du RDV, le client est absent&#10;Utilisé dans le cas de raccordement par l OI" calcext:value-type="string">
            <text:p>Lors du RDV, le client est absent</text:p>
            <text:p>Utilisé dans le cas de raccordement par l OI</text:p>
          </table:table-cell>
          <table:table-cell table:number-columns-repeated="1019"/>
        </table:table-row>
        <table:table-row table:style-name="ro10">
          <table:table-cell table:style-name="ce18" table:formula="of:=['file:///D:/cglocal/sync/cg01/Prod/A431_Avicca_gracev2/060_Prod/mission2/GraceTHD-MCD/sources/gracethd-mcd-v2beta2b.ods'#$Valeurs.$D$16]" office:value-type="string" office:string-value="l_bp_racco" calcext:value-type="string">
            <text:p>l_bp_racco</text:p>
          </table:table-cell>
          <table:table-cell table:style-name="ce18" table:formula="of:=['file:///D:/cglocal/sync/cg01/Prod/A431_Avicca_gracev2/060_Prod/mission2/GraceTHD-MCD/sources/gracethd-mcd-v2beta2b.ods'#$Valeurs.$E$16]" office:value-type="string" office:string-value="FADR01" calcext:value-type="string">
            <text:p>FADR01</text:p>
          </table:table-cell>
          <table:table-cell table:style-name="ce18" table:formula="of:=['file:///D:/cglocal/sync/cg01/Prod/A431_Avicca_gracev2/060_Prod/mission2/GraceTHD-MCD/sources/gracethd-mcd-v2beta2b.ods'#$Valeurs.$F$16]" office:value-type="string" office:string-value="ADRESSE : CODE ADRESSE IMMEUBLE INEXISTANT DANS LE REFERENTIEL OI" calcext:value-type="string">
            <text:p>ADRESSE : CODE ADRESSE IMMEUBLE INEXISTANT DANS LE REFERENTIEL OI</text:p>
          </table:table-cell>
          <table:table-cell table:style-name="ce18" table:formula="of:=['file:///D:/cglocal/sync/cg01/Prod/A431_Avicca_gracev2/060_Prod/mission2/GraceTHD-MCD/sources/gracethd-mcd-v2beta2b.ods'#$Valeurs.$G$16]" office:value-type="string" office:string-value="L OC envoie des codes adresses inexistants de l OI&#10;Les informations d adresse sont contrôlées dans l ordre suivant :&#10;1 Hexaclé &#10;2 INSEE/RIVOLI/NUM VOIE/ COMPL VOIE&#10;3 Triplet Hexavia/numéro de voie /complément de voie &#10;4 coordonnées xy &#10;… (cf Interop)"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 </text:p>
            <text:p>… (cf Interop)</text:p>
          </table:table-cell>
          <table:table-cell table:number-columns-repeated="1019"/>
        </table:table-row>
        <table:table-row table:style-name="ro5">
          <table:table-cell table:style-name="ce18" table:formula="of:=['file:///D:/cglocal/sync/cg01/Prod/A431_Avicca_gracev2/060_Prod/mission2/GraceTHD-MCD/sources/gracethd-mcd-v2beta2b.ods'#$Valeurs.$D$17]" office:value-type="string" office:string-value="l_bp_racco" calcext:value-type="string">
            <text:p>l_bp_racco</text:p>
          </table:table-cell>
          <table:table-cell table:style-name="ce18" table:formula="of:=['file:///D:/cglocal/sync/cg01/Prod/A431_Avicca_gracev2/060_Prod/mission2/GraceTHD-MCD/sources/gracethd-mcd-v2beta2b.ods'#$Valeurs.$E$17]" office:value-type="string" office:string-value="FADR02" calcext:value-type="string">
            <text:p>FADR02</text:p>
          </table:table-cell>
          <table:table-cell table:style-name="ce18" table:formula="of:=['file:///D:/cglocal/sync/cg01/Prod/A431_Avicca_gracev2/060_Prod/mission2/GraceTHD-MCD/sources/gracethd-mcd-v2beta2b.ods'#$Valeurs.$F$17]" office:value-type="string" office:string-value="ADRESSE : BATIMENT MANQUANT OU INEXISTANT DANS LE REFERENTIEL OI" calcext:value-type="string">
            <text:p>ADRESSE : BATIMENT MANQUANT OU INEXISTANT DANS LE REFERENTIEL OI</text:p>
          </table:table-cell>
          <table:table-cell table:style-name="ce18" table:formula="of:=['file:///D:/cglocal/sync/cg01/Prod/A431_Avicca_gracev2/060_Prod/mission2/GraceTHD-MCD/sources/gracethd-mcd-v2beta2b.ods'#$Valeurs.$G$17]" office:value-type="string" office:string-value="L adresse a été reconnue mais le batiment est manquant ou inexistant dans le référentiel de l OI" calcext:value-type="string">
            <text:p>L adresse a été reconnue mais le batiment est manquant ou inexistant dans le référentiel de l OI</text:p>
          </table:table-cell>
          <table:table-cell table:number-columns-repeated="1019"/>
        </table:table-row>
        <table:table-row table:style-name="ro5">
          <table:table-cell table:style-name="ce18" table:formula="of:=['file:///D:/cglocal/sync/cg01/Prod/A431_Avicca_gracev2/060_Prod/mission2/GraceTHD-MCD/sources/gracethd-mcd-v2beta2b.ods'#$Valeurs.$D$18]" office:value-type="string" office:string-value="l_bp_racco" calcext:value-type="string">
            <text:p>l_bp_racco</text:p>
          </table:table-cell>
          <table:table-cell table:style-name="ce18" table:formula="of:=['file:///D:/cglocal/sync/cg01/Prod/A431_Avicca_gracev2/060_Prod/mission2/GraceTHD-MCD/sources/gracethd-mcd-v2beta2b.ods'#$Valeurs.$E$18]" office:value-type="string" office:string-value="FADR03" calcext:value-type="string">
            <text:p>FADR03</text:p>
          </table:table-cell>
          <table:table-cell table:style-name="ce18" table:formula="of:=['file:///D:/cglocal/sync/cg01/Prod/A431_Avicca_gracev2/060_Prod/mission2/GraceTHD-MCD/sources/gracethd-mcd-v2beta2b.ods'#$Valeurs.$F$18]" office:value-type="string" office:string-value="ADRESSE : ESCALIER MANQUANT OU INEXISTANT DANS LE REFERENTIEL OI" calcext:value-type="string">
            <text:p>ADRESSE : ESCALIER MANQUANT OU INEXISTANT DANS LE REFERENTIEL OI</text:p>
          </table:table-cell>
          <table:table-cell table:style-name="ce18" table:formula="of:=['file:///D:/cglocal/sync/cg01/Prod/A431_Avicca_gracev2/060_Prod/mission2/GraceTHD-MCD/sources/gracethd-mcd-v2beta2b.ods'#$Valeurs.$G$18]" office:value-type="string" office:string-value="L adresse et le batiment ont été reconnus mais l escalier est manquant ou inexistant dans le référentiel de l OI" calcext:value-type="string">
            <text:p>L adresse et le batiment ont été reconnus mais l escalier est manquant ou inexistant dans le référentiel de l OI</text:p>
          </table:table-cell>
          <table:table-cell table:number-columns-repeated="1019"/>
        </table:table-row>
        <table:table-row table:style-name="ro5">
          <table:table-cell table:style-name="ce18" table:formula="of:=['file:///D:/cglocal/sync/cg01/Prod/A431_Avicca_gracev2/060_Prod/mission2/GraceTHD-MCD/sources/gracethd-mcd-v2beta2b.ods'#$Valeurs.$D$19]" office:value-type="string" office:string-value="l_bp_racco" calcext:value-type="string">
            <text:p>l_bp_racco</text:p>
          </table:table-cell>
          <table:table-cell table:style-name="ce18" table:formula="of:=['file:///D:/cglocal/sync/cg01/Prod/A431_Avicca_gracev2/060_Prod/mission2/GraceTHD-MCD/sources/gracethd-mcd-v2beta2b.ods'#$Valeurs.$E$19]" office:value-type="string" office:string-value="FADR04" calcext:value-type="string">
            <text:p>FADR04</text:p>
          </table:table-cell>
          <table:table-cell table:style-name="ce18" table:formula="of:=['file:///D:/cglocal/sync/cg01/Prod/A431_Avicca_gracev2/060_Prod/mission2/GraceTHD-MCD/sources/gracethd-mcd-v2beta2b.ods'#$Valeurs.$F$19]" office:value-type="string" office:string-value="ADRESSE : ETAGE MANQUANT OU INEXISTANT DANS LE REFERENTIEL OI" calcext:value-type="string">
            <text:p>ADRESSE : ETAGE MANQUANT OU INEXISTANT DANS LE REFERENTIEL OI</text:p>
          </table:table-cell>
          <table:table-cell table:style-name="ce18" table:formula="of:=['file:///D:/cglocal/sync/cg01/Prod/A431_Avicca_gracev2/060_Prod/mission2/GraceTHD-MCD/sources/gracethd-mcd-v2beta2b.ods'#$Valeurs.$G$19]" office:value-type="string" office:string-value="L adresse, le batiment et l escalier ont été reconnus mais l étage est manquant ou inexistant dans le référentiel de l OI" calcext:value-type="string">
            <text:p>L adresse, le batiment et l escalier ont été reconnus mais l étage est manquant ou inexistant dans le référentiel de l OI</text:p>
          </table:table-cell>
          <table:table-cell table:number-columns-repeated="1019"/>
        </table:table-row>
        <table:table-row table:style-name="ro5">
          <table:table-cell table:style-name="ce18" table:formula="of:=['file:///D:/cglocal/sync/cg01/Prod/A431_Avicca_gracev2/060_Prod/mission2/GraceTHD-MCD/sources/gracethd-mcd-v2beta2b.ods'#$Valeurs.$D$20]" office:value-type="string" office:string-value="l_bp_racco" calcext:value-type="string">
            <text:p>l_bp_racco</text:p>
          </table:table-cell>
          <table:table-cell table:style-name="ce18" table:formula="of:=['file:///D:/cglocal/sync/cg01/Prod/A431_Avicca_gracev2/060_Prod/mission2/GraceTHD-MCD/sources/gracethd-mcd-v2beta2b.ods'#$Valeurs.$E$20]" office:value-type="string" office:string-value="FIMP01" calcext:value-type="string">
            <text:p>FIMP01</text:p>
          </table:table-cell>
          <table:table-cell table:style-name="ce18" table:formula="of:=['file:///D:/cglocal/sync/cg01/Prod/A431_Avicca_gracev2/060_Prod/mission2/GraceTHD-MCD/sources/gracethd-mcd-v2beta2b.ods'#$Valeurs.$F$20]" office:value-type="string" office:string-value="TRAITEMENT IMPOSSIBLE : PTO REQUISE" calcext:value-type="string">
            <text:p>TRAITEMENT IMPOSSIBLE : PTO REQUISE</text:p>
          </table:table-cell>
          <table:table-cell table:style-name="ce18" table:formula="of:=['file:///D:/cglocal/sync/cg01/Prod/A431_Avicca_gracev2/060_Prod/mission2/GraceTHD-MCD/sources/gracethd-mcd-v2beta2b.ods'#$Valeurs.$G$20]" office:value-type="string" office:string-value="L OC est tenu de passer une référence PTO dans sa commande. L OI refuse la commande." calcext:value-type="string">
            <text:p>L OC est tenu de passer une référence PTO dans sa commande. L OI refuse la commande.</text:p>
          </table:table-cell>
          <table:table-cell table:number-columns-repeated="1019"/>
        </table:table-row>
        <table:table-row table:style-name="ro3">
          <table:table-cell table:style-name="ce18" table:formula="of:=['file:///D:/cglocal/sync/cg01/Prod/A431_Avicca_gracev2/060_Prod/mission2/GraceTHD-MCD/sources/gracethd-mcd-v2beta2b.ods'#$Valeurs.$D$21]" office:value-type="string" office:string-value="l_bp_racco" calcext:value-type="string">
            <text:p>l_bp_racco</text:p>
          </table:table-cell>
          <table:table-cell table:style-name="ce18" table:formula="of:=['file:///D:/cglocal/sync/cg01/Prod/A431_Avicca_gracev2/060_Prod/mission2/GraceTHD-MCD/sources/gracethd-mcd-v2beta2b.ods'#$Valeurs.$E$21]" office:value-type="string" office:string-value="FIMP02" calcext:value-type="string">
            <text:p>FIMP02</text:p>
          </table:table-cell>
          <table:table-cell table:style-name="ce18" table:formula="of:=['file:///D:/cglocal/sync/cg01/Prod/A431_Avicca_gracev2/060_Prod/mission2/GraceTHD-MCD/sources/gracethd-mcd-v2beta2b.ods'#$Valeurs.$F$21]" office:value-type="string" office:string-value="TRAITEMENT IMPOSSIBLE : PTO INEXISTANTE DANS LE REFERENTIEL OI" calcext:value-type="string">
            <text:p>TRAITEMENT IMPOSSIBLE : PTO INEXISTANTE DANS LE REFERENTIEL OI</text:p>
          </table:table-cell>
          <table:table-cell table:style-name="ce18" table:formula="of:=['file:///D:/cglocal/sync/cg01/Prod/A431_Avicca_gracev2/060_Prod/mission2/GraceTHD-MCD/sources/gracethd-mcd-v2beta2b.ods'#$Valeurs.$G$21]" office:value-type="string" office:string-value="L OC a fourni une référence PTO dans sa commande mais elle est inconnue de l OI" calcext:value-type="string">
            <text:p>L OC a fourni une référence PTO dans sa commande mais elle est inconnue de l OI</text:p>
          </table:table-cell>
          <table:table-cell table:number-columns-repeated="1019"/>
        </table:table-row>
        <table:table-row table:style-name="ro11">
          <table:table-cell table:style-name="ce18" table:formula="of:=['file:///D:/cglocal/sync/cg01/Prod/A431_Avicca_gracev2/060_Prod/mission2/GraceTHD-MCD/sources/gracethd-mcd-v2beta2b.ods'#$Valeurs.$D$22]" office:value-type="string" office:string-value="l_bp_racco" calcext:value-type="string">
            <text:p>l_bp_racco</text:p>
          </table:table-cell>
          <table:table-cell table:style-name="ce18" table:formula="of:=['file:///D:/cglocal/sync/cg01/Prod/A431_Avicca_gracev2/060_Prod/mission2/GraceTHD-MCD/sources/gracethd-mcd-v2beta2b.ods'#$Valeurs.$E$22]" office:value-type="string" office:string-value="FIMP03" calcext:value-type="string">
            <text:p>FIMP03</text:p>
          </table:table-cell>
          <table:table-cell table:style-name="ce18" table:formula="of:=['file:///D:/cglocal/sync/cg01/Prod/A431_Avicca_gracev2/060_Prod/mission2/GraceTHD-MCD/sources/gracethd-mcd-v2beta2b.ods'#$Valeurs.$F$22]" office:value-type="string" office:string-value="TRAITEMENT IMPOSSIBLE : PTO INCONNUE A L ADRESSE" calcext:value-type="string">
            <text:p>TRAITEMENT IMPOSSIBLE : PTO INCONNUE A L ADRESSE</text:p>
          </table:table-cell>
          <table:table-cell table:style-name="ce18" table:formula="of:=['file:///D:/cglocal/sync/cg01/Prod/A431_Avicca_gracev2/060_Prod/mission2/GraceTHD-MCD/sources/gracethd-mcd-v2beta2b.ods'#$Valeurs.$G$22]" office:value-type="string" office:string-value="L OC a fourni une référence PTO dans sa commande, elle est connue de l OI mais est incohérente par rapport à l adresse complète (y compris batiment/escalier/étage) dans le référentiel de l OI" calcext:value-type="string">
            <text:p>L OC a fourni une référence PTO dans sa commande, elle est connue de l OI mais est incohérente par rapport à l adresse complète (y compris batiment/escalier/étage) dans le référentiel de l OI</text:p>
          </table:table-cell>
          <table:table-cell table:number-columns-repeated="1019"/>
        </table:table-row>
        <table:table-row table:style-name="ro4">
          <table:table-cell table:style-name="ce18" table:formula="of:=['file:///D:/cglocal/sync/cg01/Prod/A431_Avicca_gracev2/060_Prod/mission2/GraceTHD-MCD/sources/gracethd-mcd-v2beta2b.ods'#$Valeurs.$D$23]" office:value-type="string" office:string-value="l_bp_racco" calcext:value-type="string">
            <text:p>l_bp_racco</text:p>
          </table:table-cell>
          <table:table-cell table:style-name="ce18" table:formula="of:=['file:///D:/cglocal/sync/cg01/Prod/A431_Avicca_gracev2/060_Prod/mission2/GraceTHD-MCD/sources/gracethd-mcd-v2beta2b.ods'#$Valeurs.$E$23]" office:value-type="string" office:string-value="FIMP04" calcext:value-type="string">
            <text:p>FIMP04</text:p>
          </table:table-cell>
          <table:table-cell table:style-name="ce18" table:formula="of:=['file:///D:/cglocal/sync/cg01/Prod/A431_Avicca_gracev2/060_Prod/mission2/GraceTHD-MCD/sources/gracethd-mcd-v2beta2b.ods'#$Valeurs.$F$23]" office:value-type="string" office:string-value="TRAITEMENT IMPOSSIBLE : REF PRESTATION PM INEXISTANTE DANS LE REFERENTIEL OI" calcext:value-type="string">
            <text:p>TRAITEMENT IMPOSSIBLE : REF PRESTATION PM INEXISTANTE DANS LE REFERENTIEL OI</text:p>
          </table:table-cell>
          <table:table-cell table:style-name="ce18" table:formula="of:=['file:///D:/cglocal/sync/cg01/Prod/A431_Avicca_gracev2/060_Prod/mission2/GraceTHD-MCD/sources/gracethd-mcd-v2beta2b.ods'#$Valeurs.$G$23]" office:value-type="string" office:string-value="L OC a renvoyé une référence prestation PM inconnue de l OI (exemple l OC se trompe dans la référence PM ou l OI n a pas communiqué un changement de référence PM)" calcext:value-type="string">
            <text:p>L OC a renvoyé une référence prestation PM inconnue de l OI (exemple l OC se trompe dans la référence PM ou l OI n a pas communiqué un changement de référence PM)</text:p>
          </table:table-cell>
          <table:table-cell table:number-columns-repeated="1019"/>
        </table:table-row>
        <table:table-row table:style-name="ro3">
          <table:table-cell table:style-name="ce18" table:formula="of:=['file:///D:/cglocal/sync/cg01/Prod/A431_Avicca_gracev2/060_Prod/mission2/GraceTHD-MCD/sources/gracethd-mcd-v2beta2b.ods'#$Valeurs.$D$24]" office:value-type="string" office:string-value="l_bp_racco" calcext:value-type="string">
            <text:p>l_bp_racco</text:p>
          </table:table-cell>
          <table:table-cell table:style-name="ce18" table:formula="of:=['file:///D:/cglocal/sync/cg01/Prod/A431_Avicca_gracev2/060_Prod/mission2/GraceTHD-MCD/sources/gracethd-mcd-v2beta2b.ods'#$Valeurs.$E$24]" office:value-type="string" office:string-value="FIMP05" calcext:value-type="string">
            <text:p>FIMP05</text:p>
          </table:table-cell>
          <table:table-cell table:style-name="ce18" table:formula="of:=['file:///D:/cglocal/sync/cg01/Prod/A431_Avicca_gracev2/060_Prod/mission2/GraceTHD-MCD/sources/gracethd-mcd-v2beta2b.ods'#$Valeurs.$F$24]" office:value-type="string" office:string-value="TRAITEMENT IMPOSSIBLE : REF PRESTATION PM ET ADRESSE INCOHERENTES" calcext:value-type="string">
            <text:p>TRAITEMENT IMPOSSIBLE : REF PRESTATION PM ET ADRESSE INCOHERENTES</text:p>
          </table:table-cell>
          <table:table-cell table:style-name="ce18" table:formula="of:=['file:///D:/cglocal/sync/cg01/Prod/A431_Avicca_gracev2/060_Prod/mission2/GraceTHD-MCD/sources/gracethd-mcd-v2beta2b.ods'#$Valeurs.$G$24]" office:value-type="string" office:string-value="La reference prestation PM existe mais n est pas cohérente avec l adresse communiquée" calcext:value-type="string">
            <text:p>La reference prestation PM existe mais n est pas cohérente avec l adresse communiquée</text:p>
          </table:table-cell>
          <table:table-cell table:number-columns-repeated="1019"/>
        </table:table-row>
        <table:table-row table:style-name="ro11">
          <table:table-cell table:style-name="ce18" table:formula="of:=['file:///D:/cglocal/sync/cg01/Prod/A431_Avicca_gracev2/060_Prod/mission2/GraceTHD-MCD/sources/gracethd-mcd-v2beta2b.ods'#$Valeurs.$D$25]" office:value-type="string" office:string-value="l_bp_racco" calcext:value-type="string">
            <text:p>l_bp_racco</text:p>
          </table:table-cell>
          <table:table-cell table:style-name="ce18" table:formula="of:=['file:///D:/cglocal/sync/cg01/Prod/A431_Avicca_gracev2/060_Prod/mission2/GraceTHD-MCD/sources/gracethd-mcd-v2beta2b.ods'#$Valeurs.$E$25]" office:value-type="string" office:string-value="FIMP06" calcext:value-type="string">
            <text:p>FIMP06</text:p>
          </table:table-cell>
          <table:table-cell table:style-name="ce18" table:formula="of:=['file:///D:/cglocal/sync/cg01/Prod/A431_Avicca_gracev2/060_Prod/mission2/GraceTHD-MCD/sources/gracethd-mcd-v2beta2b.ods'#$Valeurs.$F$25]" office:value-type="string" office:string-value="TRAITEMENT IMPOSSIBLE : TYPE DE COMMANDE IRRECEVABLE SUR CETTE REF PRESTATION PM" calcext:value-type="string">
            <text:p>TRAITEMENT IMPOSSIBLE : TYPE DE COMMANDE IRRECEVABLE SUR CETTE REF PRESTATION PM</text:p>
          </table:table-cell>
          <table:table-cell table:style-name="ce18" table:formula="of:=['file:///D:/cglocal/sync/cg01/Prod/A431_Avicca_gracev2/060_Prod/mission2/GraceTHD-MCD/sources/gracethd-mcd-v2beta2b.ods'#$Valeurs.$G$25]" office:value-type="string" office:string-value="La reference prestation PM existe, elle est cohérente avec l adresse communiquée mais elle est irrecevable (par exemple le type de commande est incompatible avec le choix de cofinancement ou de location du PM)" calcext:value-type="string">
            <text:p>La reference prestation PM existe, elle est cohérente avec l adresse communiquée mais elle est irrecevable (par exemple le type de commande est incompatible avec le choix de cofinancement ou de location du PM)</text:p>
          </table:table-cell>
          <table:table-cell table:number-columns-repeated="1019"/>
        </table:table-row>
        <table:table-row table:style-name="ro4">
          <table:table-cell table:style-name="ce18" table:formula="of:=['file:///D:/cglocal/sync/cg01/Prod/A431_Avicca_gracev2/060_Prod/mission2/GraceTHD-MCD/sources/gracethd-mcd-v2beta2b.ods'#$Valeurs.$D$26]" office:value-type="string" office:string-value="l_bp_racco" calcext:value-type="string">
            <text:p>l_bp_racco</text:p>
          </table:table-cell>
          <table:table-cell table:style-name="ce18" table:formula="of:=['file:///D:/cglocal/sync/cg01/Prod/A431_Avicca_gracev2/060_Prod/mission2/GraceTHD-MCD/sources/gracethd-mcd-v2beta2b.ods'#$Valeurs.$E$26]" office:value-type="string" office:string-value="FIMP07" calcext:value-type="string">
            <text:p>FIMP07</text:p>
          </table:table-cell>
          <table:table-cell table:style-name="ce18" table:formula="of:=['file:///D:/cglocal/sync/cg01/Prod/A431_Avicca_gracev2/060_Prod/mission2/GraceTHD-MCD/sources/gracethd-mcd-v2beta2b.ods'#$Valeurs.$F$26]" office:value-type="string" office:string-value="TRAITEMENT IMPOSSIBLE : PM INEXISTANT DANS LE REFERENTIEL OI" calcext:value-type="string">
            <text:p>TRAITEMENT IMPOSSIBLE : PM INEXISTANT DANS LE REFERENTIEL OI</text:p>
          </table:table-cell>
          <table:table-cell table:style-name="ce18" table:formula="of:=['file:///D:/cglocal/sync/cg01/Prod/A431_Avicca_gracev2/060_Prod/mission2/GraceTHD-MCD/sources/gracethd-mcd-v2beta2b.ods'#$Valeurs.$G$26]" office:value-type="string" office:string-value="L OC envoie une commande d accès sur un PM inexistant dans le référentiel de l OI (exemple changement de reference PM par l OI non communiqué à l OC ou erreur de l OC dans l envoi de la référence)" calcext:value-type="string">
            <text:p>L OC envoie une commande d accès sur un PM inexistant dans le référentiel de l OI (exemple changement de reference PM par l OI non communiqué à l OC ou erreur de l OC dans l envoi de la référence)</text:p>
          </table:table-cell>
          <table:table-cell table:number-columns-repeated="1019"/>
        </table:table-row>
        <table:table-row table:style-name="ro5">
          <table:table-cell table:style-name="ce18" table:formula="of:=['file:///D:/cglocal/sync/cg01/Prod/A431_Avicca_gracev2/060_Prod/mission2/GraceTHD-MCD/sources/gracethd-mcd-v2beta2b.ods'#$Valeurs.$D$27]" office:value-type="string" office:string-value="l_bp_racco" calcext:value-type="string">
            <text:p>l_bp_racco</text:p>
          </table:table-cell>
          <table:table-cell table:style-name="ce18" table:formula="of:=['file:///D:/cglocal/sync/cg01/Prod/A431_Avicca_gracev2/060_Prod/mission2/GraceTHD-MCD/sources/gracethd-mcd-v2beta2b.ods'#$Valeurs.$E$27]" office:value-type="string" office:string-value="FIMP08" calcext:value-type="string">
            <text:p>FIMP08</text:p>
          </table:table-cell>
          <table:table-cell table:style-name="ce18" table:formula="of:=['file:///D:/cglocal/sync/cg01/Prod/A431_Avicca_gracev2/060_Prod/mission2/GraceTHD-MCD/sources/gracethd-mcd-v2beta2b.ods'#$Valeurs.$F$27]" office:value-type="string" office:string-value="TRAITEMENT IMPOSSIBLE : PM ET ADRESSE INCOHERENTS" calcext:value-type="string">
            <text:p>TRAITEMENT IMPOSSIBLE : PM ET ADRESSE INCOHERENTS</text:p>
          </table:table-cell>
          <table:table-cell table:style-name="ce18" table:formula="of:=['file:///D:/cglocal/sync/cg01/Prod/A431_Avicca_gracev2/060_Prod/mission2/GraceTHD-MCD/sources/gracethd-mcd-v2beta2b.ods'#$Valeurs.$G$27]" office:value-type="string" office:string-value="L OC envoie une commande d accès sur un PM connu dans le référentiel de l OI mais incohérent avec l adresse" calcext:value-type="string">
            <text:p>L OC envoie une commande d accès sur un PM connu dans le référentiel de l OI mais incohérent avec l adresse</text:p>
          </table:table-cell>
          <table:table-cell table:number-columns-repeated="1019"/>
        </table:table-row>
        <table:table-row table:style-name="ro7">
          <table:table-cell table:style-name="ce18" table:formula="of:=['file:///D:/cglocal/sync/cg01/Prod/A431_Avicca_gracev2/060_Prod/mission2/GraceTHD-MCD/sources/gracethd-mcd-v2beta2b.ods'#$Valeurs.$D$28]" office:value-type="string" office:string-value="l_bp_racco" calcext:value-type="string">
            <text:p>l_bp_racco</text:p>
          </table:table-cell>
          <table:table-cell table:style-name="ce18" table:formula="of:=['file:///D:/cglocal/sync/cg01/Prod/A431_Avicca_gracev2/060_Prod/mission2/GraceTHD-MCD/sources/gracethd-mcd-v2beta2b.ods'#$Valeurs.$E$28]" office:value-type="string" office:string-value="FIMP09" calcext:value-type="string">
            <text:p>FIMP09</text:p>
          </table:table-cell>
          <table:table-cell table:style-name="ce18" table:formula="of:=['file:///D:/cglocal/sync/cg01/Prod/A431_Avicca_gracev2/060_Prod/mission2/GraceTHD-MCD/sources/gracethd-mcd-v2beta2b.ods'#$Valeurs.$F$28]" office:value-type="string" office:string-value="TRAITEMENT IMPOSSIBLE : COMMANDE IRRECEVABLE SUR CE PM" calcext:value-type="string">
            <text:p>TRAITEMENT IMPOSSIBLE : COMMANDE IRRECEVABLE SUR CE PM</text:p>
          </table:table-cell>
          <table:table-cell table:style-name="ce18" table:formula="of:=['file:///D:/cglocal/sync/cg01/Prod/A431_Avicca_gracev2/060_Prod/mission2/GraceTHD-MCD/sources/gracethd-mcd-v2beta2b.ods'#$Valeurs.$G$28]" office:value-type="string" office:string-value="L OC n est pas adducté au PM ou il n a pas retourné toutes les infos ou documents attendus ou l OI n a pas intégré les données retournées par l OC ou l OI rejette la commande qui est passée avant la date de MESC ARCEP"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number-columns-repeated="1019"/>
        </table:table-row>
        <table:table-row table:style-name="ro5">
          <table:table-cell table:style-name="ce18" table:formula="of:=['file:///D:/cglocal/sync/cg01/Prod/A431_Avicca_gracev2/060_Prod/mission2/GraceTHD-MCD/sources/gracethd-mcd-v2beta2b.ods'#$Valeurs.$D$29]" office:value-type="string" office:string-value="l_bp_racco" calcext:value-type="string">
            <text:p>l_bp_racco</text:p>
          </table:table-cell>
          <table:table-cell table:style-name="ce18" table:formula="of:=['file:///D:/cglocal/sync/cg01/Prod/A431_Avicca_gracev2/060_Prod/mission2/GraceTHD-MCD/sources/gracethd-mcd-v2beta2b.ods'#$Valeurs.$E$29]" office:value-type="string" office:string-value="FIMP10" calcext:value-type="string">
            <text:p>FIMP10</text:p>
          </table:table-cell>
          <table:table-cell table:style-name="ce18" table:formula="of:=['file:///D:/cglocal/sync/cg01/Prod/A431_Avicca_gracev2/060_Prod/mission2/GraceTHD-MCD/sources/gracethd-mcd-v2beta2b.ods'#$Valeurs.$F$29]" office:value-type="string" office:string-value="TRAITEMENT IMPOSSIBLE : COMMANDE IRRECEVABLE SUR CETTE ADRESSE" calcext:value-type="string">
            <text:p>TRAITEMENT IMPOSSIBLE : COMMANDE IRRECEVABLE SUR CETTE ADRESSE</text:p>
          </table:table-cell>
          <table:table-cell table:style-name="ce18" table:formula="of:=['file:///D:/cglocal/sync/cg01/Prod/A431_Avicca_gracev2/060_Prod/mission2/GraceTHD-MCD/sources/gracethd-mcd-v2beta2b.ods'#$Valeurs.$G$29]" office:value-type="string" office:string-value="L adresse n a pas été mise à disposition à l OC (le CR MAD n a pas été emis sur cette adresse)" calcext:value-type="string">
            <text:p>L adresse n a pas été mise à disposition à l OC (le CR MAD n a pas été emis sur cette adresse)</text:p>
          </table:table-cell>
          <table:table-cell table:number-columns-repeated="1019"/>
        </table:table-row>
        <table:table-row table:style-name="ro3">
          <table:table-cell table:style-name="ce18" table:formula="of:=['file:///D:/cglocal/sync/cg01/Prod/A431_Avicca_gracev2/060_Prod/mission2/GraceTHD-MCD/sources/gracethd-mcd-v2beta2b.ods'#$Valeurs.$D$30]" office:value-type="string" office:string-value="l_bp_racco" calcext:value-type="string">
            <text:p>l_bp_racco</text:p>
          </table:table-cell>
          <table:table-cell table:style-name="ce18" table:formula="of:=['file:///D:/cglocal/sync/cg01/Prod/A431_Avicca_gracev2/060_Prod/mission2/GraceTHD-MCD/sources/gracethd-mcd-v2beta2b.ods'#$Valeurs.$E$30]" office:value-type="string" office:string-value="FIMP11" calcext:value-type="string">
            <text:p>FIMP11</text:p>
          </table:table-cell>
          <table:table-cell table:style-name="ce18" table:formula="of:=['file:///D:/cglocal/sync/cg01/Prod/A431_Avicca_gracev2/060_Prod/mission2/GraceTHD-MCD/sources/gracethd-mcd-v2beta2b.ods'#$Valeurs.$F$30]" office:value-type="string" office:string-value="TRAITEMENT IMPOSSIBLE : ADRESSE INELIGIBLE TEMPORAIREMENT" calcext:value-type="string">
            <text:p>TRAITEMENT IMPOSSIBLE : ADRESSE INELIGIBLE TEMPORAIREMENT</text:p>
          </table:table-cell>
          <table:table-cell table:style-name="ce18" table:formula="of:=['file:///D:/cglocal/sync/cg01/Prod/A431_Avicca_gracev2/060_Prod/mission2/GraceTHD-MCD/sources/gracethd-mcd-v2beta2b.ods'#$Valeurs.$G$30]" office:value-type="string" office:string-value="Le site est temporairement ineligible par exemple en maintenance" calcext:value-type="string">
            <text:p>Le site est temporairement ineligible par exemple en maintenance</text:p>
          </table:table-cell>
          <table:table-cell table:number-columns-repeated="1019"/>
        </table:table-row>
        <table:table-row table:style-name="ro5">
          <table:table-cell table:style-name="ce18" table:formula="of:=['file:///D:/cglocal/sync/cg01/Prod/A431_Avicca_gracev2/060_Prod/mission2/GraceTHD-MCD/sources/gracethd-mcd-v2beta2b.ods'#$Valeurs.$D$31]" office:value-type="string" office:string-value="l_bp_racco" calcext:value-type="string">
            <text:p>l_bp_racco</text:p>
          </table:table-cell>
          <table:table-cell table:style-name="ce18" table:formula="of:=['file:///D:/cglocal/sync/cg01/Prod/A431_Avicca_gracev2/060_Prod/mission2/GraceTHD-MCD/sources/gracethd-mcd-v2beta2b.ods'#$Valeurs.$E$31]" office:value-type="string" office:string-value="FIMP12" calcext:value-type="string">
            <text:p>FIMP12</text:p>
          </table:table-cell>
          <table:table-cell table:style-name="ce18" table:formula="of:=['file:///D:/cglocal/sync/cg01/Prod/A431_Avicca_gracev2/060_Prod/mission2/GraceTHD-MCD/sources/gracethd-mcd-v2beta2b.ods'#$Valeurs.$F$31]" office:value-type="string" office:string-value="TRAITEMENT IMPOSSIBLE : TYPE COMMANDE ERRONNE" calcext:value-type="string">
            <text:p>TRAITEMENT IMPOSSIBLE : TYPE COMMANDE ERRONNE</text:p>
          </table:table-cell>
          <table:table-cell table:style-name="ce18" table:formula="of:=['file:///D:/cglocal/sync/cg01/Prod/A431_Avicca_gracev2/060_Prod/mission2/GraceTHD-MCD/sources/gracethd-mcd-v2beta2b.ods'#$Valeurs.$G$31]" office:value-type="string" office:string-value="La valeur du champ TypeCommandeDemande n est pas une des valeurs attendues " calcext:value-type="string">
            <text:p>La valeur du champ TypeCommandeDemande n est pas une des valeurs attendues </text:p>
          </table:table-cell>
          <table:table-cell table:number-columns-repeated="1019"/>
        </table:table-row>
        <table:table-row table:style-name="ro5">
          <table:table-cell table:style-name="ce18" table:formula="of:=['file:///D:/cglocal/sync/cg01/Prod/A431_Avicca_gracev2/060_Prod/mission2/GraceTHD-MCD/sources/gracethd-mcd-v2beta2b.ods'#$Valeurs.$D$32]" office:value-type="string" office:string-value="l_bp_racco" calcext:value-type="string">
            <text:p>l_bp_racco</text:p>
          </table:table-cell>
          <table:table-cell table:style-name="ce18" table:formula="of:=['file:///D:/cglocal/sync/cg01/Prod/A431_Avicca_gracev2/060_Prod/mission2/GraceTHD-MCD/sources/gracethd-mcd-v2beta2b.ods'#$Valeurs.$E$32]" office:value-type="string" office:string-value="FIMP13" calcext:value-type="string">
            <text:p>FIMP13</text:p>
          </table:table-cell>
          <table:table-cell table:style-name="ce18" table:formula="of:=['file:///D:/cglocal/sync/cg01/Prod/A431_Avicca_gracev2/060_Prod/mission2/GraceTHD-MCD/sources/gracethd-mcd-v2beta2b.ods'#$Valeurs.$F$32]" office:value-type="string" office:string-value="TRAITEMENT IMPOSSIBLE : IDENTIFIANT COMMANDE INTERNE OC DEJA UTILISE" calcext:value-type="string">
            <text:p>TRAITEMENT IMPOSSIBLE : IDENTIFIANT COMMANDE INTERNE OC DEJA UTILISE</text:p>
          </table:table-cell>
          <table:table-cell table:style-name="ce18" table:formula="of:=['file:///D:/cglocal/sync/cg01/Prod/A431_Avicca_gracev2/060_Prod/mission2/GraceTHD-MCD/sources/gracethd-mcd-v2beta2b.ods'#$Valeurs.$G$32]" office:value-type="string" office:string-value="L OC envoie une commande en utilisant une commande interne déjà envoyée. Il s agit potentiellement d un doublon de commande" calcext:value-type="string">
            <text:p>L OC envoie une commande en utilisant une commande interne déjà envoyée. Il s agit potentiellement d un doublon de commande</text:p>
          </table:table-cell>
          <table:table-cell table:number-columns-repeated="1019"/>
        </table:table-row>
        <table:table-row table:style-name="ro3">
          <table:table-cell table:style-name="ce18" table:formula="of:=['file:///D:/cglocal/sync/cg01/Prod/A431_Avicca_gracev2/060_Prod/mission2/GraceTHD-MCD/sources/gracethd-mcd-v2beta2b.ods'#$Valeurs.$D$33]" office:value-type="string" office:string-value="l_bp_racco" calcext:value-type="string">
            <text:p>l_bp_racco</text:p>
          </table:table-cell>
          <table:table-cell table:style-name="ce18" table:formula="of:=['file:///D:/cglocal/sync/cg01/Prod/A431_Avicca_gracev2/060_Prod/mission2/GraceTHD-MCD/sources/gracethd-mcd-v2beta2b.ods'#$Valeurs.$E$33]" office:value-type="string" office:string-value="FIMP14" calcext:value-type="string">
            <text:p>FIMP14</text:p>
          </table:table-cell>
          <table:table-cell table:style-name="ce18" table:formula="of:=['file:///D:/cglocal/sync/cg01/Prod/A431_Avicca_gracev2/060_Prod/mission2/GraceTHD-MCD/sources/gracethd-mcd-v2beta2b.ods'#$Valeurs.$F$33]" office:value-type="string" office:string-value="TRAITEMENT IMPOSSIBLE : IDENTIFIANT COMMANDE INTERNE OC INCONNUE" calcext:value-type="string">
            <text:p>TRAITEMENT IMPOSSIBLE : IDENTIFIANT COMMANDE INTERNE OC INCONNUE</text:p>
          </table:table-cell>
          <table:table-cell table:style-name="ce18" table:formula="of:=['file:///D:/cglocal/sync/cg01/Prod/A431_Avicca_gracev2/060_Prod/mission2/GraceTHD-MCD/sources/gracethd-mcd-v2beta2b.ods'#$Valeurs.$G$33]" office:value-type="string" office:string-value="L OC annule ou résilie une commande en utilisant un identifiant inconnu de l OI " calcext:value-type="string">
            <text:p>L OC annule ou résilie une commande en utilisant un identifiant inconnu de l OI </text:p>
          </table:table-cell>
          <table:table-cell table:number-columns-repeated="1019"/>
        </table:table-row>
        <table:table-row table:style-name="ro4">
          <table:table-cell table:style-name="ce18" table:formula="of:=['file:///D:/cglocal/sync/cg01/Prod/A431_Avicca_gracev2/060_Prod/mission2/GraceTHD-MCD/sources/gracethd-mcd-v2beta2b.ods'#$Valeurs.$D$34]" office:value-type="string" office:string-value="l_bp_racco" calcext:value-type="string">
            <text:p>l_bp_racco</text:p>
          </table:table-cell>
          <table:table-cell table:style-name="ce18" table:formula="of:=['file:///D:/cglocal/sync/cg01/Prod/A431_Avicca_gracev2/060_Prod/mission2/GraceTHD-MCD/sources/gracethd-mcd-v2beta2b.ods'#$Valeurs.$E$34]" office:value-type="string" office:string-value="FIMP15" calcext:value-type="string">
            <text:p>FIMP15</text:p>
          </table:table-cell>
          <table:table-cell table:style-name="ce18" table:formula="of:=['file:///D:/cglocal/sync/cg01/Prod/A431_Avicca_gracev2/060_Prod/mission2/GraceTHD-MCD/sources/gracethd-mcd-v2beta2b.ods'#$Valeurs.$F$34]" office:value-type="string" office:string-value="TRAITEMENT IMPOSSIBLE : CHAMPS OBLIGATOIRES MANQUANTS" calcext:value-type="string">
            <text:p>TRAITEMENT IMPOSSIBLE : CHAMPS OBLIGATOIRES MANQUANTS</text:p>
          </table:table-cell>
          <table:table-cell table:style-name="ce18" table:formula="of:=['file:///D:/cglocal/sync/cg01/Prod/A431_Avicca_gracev2/060_Prod/mission2/GraceTHD-MCD/sources/gracethd-mcd-v2beta2b.ods'#$Valeurs.$G$34]" office:value-type="string" office:string-value="L OC envoie une commande incomplète &#10;Bonne pratique : l opérateur emetteur du flux de rejet indique dans le champ commentaire du rejet le premier champ obligatoire manquant" calcext:value-type="string">
            <text:p>L OC envoie une commande incomplète </text:p>
            <text:p>Bonne pratique : l opérateur emetteur du flux de rejet indique dans le champ commentaire du rejet le premier champ obligatoire manquant</text:p>
          </table:table-cell>
          <table:table-cell table:number-columns-repeated="1019"/>
        </table:table-row>
        <table:table-row table:style-name="ro2">
          <table:table-cell table:style-name="ce18" table:formula="of:=['file:///D:/cglocal/sync/cg01/Prod/A431_Avicca_gracev2/060_Prod/mission2/GraceTHD-MCD/sources/gracethd-mcd-v2beta2b.ods'#$Valeurs.$D$35]" office:value-type="string" office:string-value="l_bp_racco" calcext:value-type="string">
            <text:p>l_bp_racco</text:p>
          </table:table-cell>
          <table:table-cell table:style-name="ce18" table:formula="of:=['file:///D:/cglocal/sync/cg01/Prod/A431_Avicca_gracev2/060_Prod/mission2/GraceTHD-MCD/sources/gracethd-mcd-v2beta2b.ods'#$Valeurs.$E$35]" office:value-type="string" office:string-value="FIMP16" calcext:value-type="string">
            <text:p>FIMP16</text:p>
          </table:table-cell>
          <table:table-cell table:style-name="ce18" table:formula="of:=['file:///D:/cglocal/sync/cg01/Prod/A431_Avicca_gracev2/060_Prod/mission2/GraceTHD-MCD/sources/gracethd-mcd-v2beta2b.ods'#$Valeurs.$F$35]" office:value-type="string" office:string-value="TRAITEMENT IMPOSSIBLE : CHAMPS INCOHERENTS" calcext:value-type="string">
            <text:p>TRAITEMENT IMPOSSIBLE : CHAMPS INCOHERENTS</text:p>
          </table:table-cell>
          <table:table-cell table:style-name="ce18" table:formula="of:=['file:///D:/cglocal/sync/cg01/Prod/A431_Avicca_gracev2/060_Prod/mission2/GraceTHD-MCD/sources/gracethd-mcd-v2beta2b.ods'#$Valeurs.$G$35]" office:value-type="string" office:string-value="L OC envoie la commande avec une erreur de format (exemple chaine de caractère envoyée vs date attendue, champ présent non attendu...) ... (cf Interop)" calcext:value-type="string">
            <text:p>L OC envoie la commande avec une erreur de format (exemple chaine de caractère envoyée vs date attendue, champ présent non attendu...) ... (cf Interop)</text:p>
          </table:table-cell>
          <table:table-cell table:number-columns-repeated="1019"/>
        </table:table-row>
        <table:table-row table:style-name="ro2">
          <table:table-cell table:style-name="ce18" table:formula="of:=['file:///D:/cglocal/sync/cg01/Prod/A431_Avicca_gracev2/060_Prod/mission2/GraceTHD-MCD/sources/gracethd-mcd-v2beta2b.ods'#$Valeurs.$D$36]" office:value-type="string" office:string-value="l_bp_racco" calcext:value-type="string">
            <text:p>l_bp_racco</text:p>
          </table:table-cell>
          <table:table-cell table:style-name="ce18" table:formula="of:=['file:///D:/cglocal/sync/cg01/Prod/A431_Avicca_gracev2/060_Prod/mission2/GraceTHD-MCD/sources/gracethd-mcd-v2beta2b.ods'#$Valeurs.$E$36]" office:value-type="string" office:string-value="FIMP17" calcext:value-type="string">
            <text:p>FIMP17</text:p>
          </table:table-cell>
          <table:table-cell table:style-name="ce18" table:formula="of:=['file:///D:/cglocal/sync/cg01/Prod/A431_Avicca_gracev2/060_Prod/mission2/GraceTHD-MCD/sources/gracethd-mcd-v2beta2b.ods'#$Valeurs.$F$36]" office:value-type="string" office:string-value="TRAITEMENT IMPOSSIBLE : PTO INEXISTANTE" calcext:value-type="string">
            <text:p>TRAITEMENT IMPOSSIBLE : PTO INEXISTANTE</text:p>
          </table:table-cell>
          <table:table-cell table:style-name="ce18" table:formula="of:=['file:///D:/cglocal/sync/cg01/Prod/A431_Avicca_gracev2/060_Prod/mission2/GraceTHD-MCD/sources/gracethd-mcd-v2beta2b.ods'#$Valeurs.$G$36]" office:value-type="string" office:string-value="Lorsqu une commande a été passée avec PTO posée, qu elle n exite pas dans le logement et que le problème n a pas pu être résolu par un reprovisionning à chaud. " calcext:value-type="string">
            <text:p>Lorsqu une commande a été passée avec PTO posée, qu elle n exite pas dans le logement et que le problème n a pas pu être résolu par un reprovisionning à chaud. </text:p>
          </table:table-cell>
          <table:table-cell table:number-columns-repeated="1019"/>
        </table:table-row>
        <table:table-row table:style-name="ro7">
          <table:table-cell table:style-name="ce18" table:formula="of:=['file:///D:/cglocal/sync/cg01/Prod/A431_Avicca_gracev2/060_Prod/mission2/GraceTHD-MCD/sources/gracethd-mcd-v2beta2b.ods'#$Valeurs.$D$37]" office:value-type="string" office:string-value="l_bp_racco" calcext:value-type="string">
            <text:p>l_bp_racco</text:p>
          </table:table-cell>
          <table:table-cell table:style-name="ce18" table:formula="of:=['file:///D:/cglocal/sync/cg01/Prod/A431_Avicca_gracev2/060_Prod/mission2/GraceTHD-MCD/sources/gracethd-mcd-v2beta2b.ods'#$Valeurs.$E$37]" office:value-type="string" office:string-value="FIMP18" calcext:value-type="string">
            <text:p>FIMP18</text:p>
          </table:table-cell>
          <table:table-cell table:style-name="ce18" table:formula="of:=['file:///D:/cglocal/sync/cg01/Prod/A431_Avicca_gracev2/060_Prod/mission2/GraceTHD-MCD/sources/gracethd-mcd-v2beta2b.ods'#$Valeurs.$F$37]" office:value-type="string" office:string-value="TRAITEMENT IMPOSSIBLE : PTO EXISTANTE" calcext:value-type="string">
            <text:p>TRAITEMENT IMPOSSIBLE : PTO EXISTANTE</text:p>
          </table:table-cell>
          <table:table-cell table:style-name="ce18" table:formula="of:=['file:///D:/cglocal/sync/cg01/Prod/A431_Avicca_gracev2/060_Prod/mission2/GraceTHD-MCD/sources/gracethd-mcd-v2beta2b.ods'#$Valeurs.$G$37]" office:value-type="string" office:string-value="Lorsqu une commande a été passée sans PTO (construction de ligne), qu il s avère qu elle existait le logement et que le problème n a pas pu être résolu par un reprovisionning à chaud. La référence de la PTO doit alors être indiquée... (cf Interop)"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number-columns-repeated="1019"/>
        </table:table-row>
        <table:table-row table:style-name="ro7">
          <table:table-cell table:style-name="ce18" table:formula="of:=['file:///D:/cglocal/sync/cg01/Prod/A431_Avicca_gracev2/060_Prod/mission2/GraceTHD-MCD/sources/gracethd-mcd-v2beta2b.ods'#$Valeurs.$D$38]" office:value-type="string" office:string-value="l_bp_racco" calcext:value-type="string">
            <text:p>l_bp_racco</text:p>
          </table:table-cell>
          <table:table-cell table:style-name="ce18" table:formula="of:=['file:///D:/cglocal/sync/cg01/Prod/A431_Avicca_gracev2/060_Prod/mission2/GraceTHD-MCD/sources/gracethd-mcd-v2beta2b.ods'#$Valeurs.$E$38]" office:value-type="string" office:string-value="FIMP19" calcext:value-type="string">
            <text:p>FIMP19</text:p>
          </table:table-cell>
          <table:table-cell table:style-name="ce18" table:formula="of:=['file:///D:/cglocal/sync/cg01/Prod/A431_Avicca_gracev2/060_Prod/mission2/GraceTHD-MCD/sources/gracethd-mcd-v2beta2b.ods'#$Valeurs.$F$38]" office:value-type="string" office:string-value="TRAITEMENT IMPOSSIBLE : PTO DEJA AFFECTEE A L OC" calcext:value-type="string">
            <text:p>TRAITEMENT IMPOSSIBLE : PTO DEJA AFFECTEE A L OC</text:p>
          </table:table-cell>
          <table:table-cell table:style-name="ce18" table:formula="of:=['file:///D:/cglocal/sync/cg01/Prod/A431_Avicca_gracev2/060_Prod/mission2/GraceTHD-MCD/sources/gracethd-mcd-v2beta2b.ods'#$Valeurs.$G$38]" office:value-type="string" office:string-value="Lorsque d un OC détient déjà une ligne FTTH sur une PTO et repasse une commande d accès sur cette même PTO. L OI répond alors, s il refues ce cas de gestion, par un CR de commande KO, avec le motif PTO déjà affectée à l OC "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number-columns-repeated="1019"/>
        </table:table-row>
        <table:table-row table:style-name="ro5">
          <table:table-cell table:style-name="ce18" table:formula="of:=['file:///D:/cglocal/sync/cg01/Prod/A431_Avicca_gracev2/060_Prod/mission2/GraceTHD-MCD/sources/gracethd-mcd-v2beta2b.ods'#$Valeurs.$D$39]" office:value-type="string" office:string-value="l_bp_racco" calcext:value-type="string">
            <text:p>l_bp_racco</text:p>
          </table:table-cell>
          <table:table-cell table:style-name="ce18" table:formula="of:=['file:///D:/cglocal/sync/cg01/Prod/A431_Avicca_gracev2/060_Prod/mission2/GraceTHD-MCD/sources/gracethd-mcd-v2beta2b.ods'#$Valeurs.$E$39]" office:value-type="string" office:string-value="FINT01" calcext:value-type="string">
            <text:p>FINT01</text:p>
          </table:table-cell>
          <table:table-cell table:style-name="ce18" table:formula="of:=['file:///D:/cglocal/sync/cg01/Prod/A431_Avicca_gracev2/060_Prod/mission2/GraceTHD-MCD/sources/gracethd-mcd-v2beta2b.ods'#$Valeurs.$F$39]" office:value-type="string" office:string-value="ECHEC PRODUCTION : PB OU PM SATURE" calcext:value-type="string">
            <text:p>ECHEC PRODUCTION : PB OU PM SATURE</text:p>
          </table:table-cell>
          <table:table-cell table:style-name="ce18" table:formula="of:=['file:///D:/cglocal/sync/cg01/Prod/A431_Avicca_gracev2/060_Prod/mission2/GraceTHD-MCD/sources/gracethd-mcd-v2beta2b.ods'#$Valeurs.$G$39]" office:value-type="string" office:string-value="L OI signifie à l OC qu il n est pas en mesure de fournir une route optique parce que vu de son SI le PB ou le PM est saturé" calcext:value-type="string">
            <text:p>L OI signifie à l OC qu il n est pas en mesure de fournir une route optique parce que vu de son SI le PB ou le PM est saturé</text:p>
          </table:table-cell>
          <table:table-cell table:number-columns-repeated="1019"/>
        </table:table-row>
        <table:table-row table:style-name="ro2">
          <table:table-cell table:style-name="ce18" table:formula="of:=['file:///D:/cglocal/sync/cg01/Prod/A431_Avicca_gracev2/060_Prod/mission2/GraceTHD-MCD/sources/gracethd-mcd-v2beta2b.ods'#$Valeurs.$D$40]" office:value-type="string" office:string-value="l_bp_racco" calcext:value-type="string">
            <text:p>l_bp_racco</text:p>
          </table:table-cell>
          <table:table-cell table:style-name="ce18" table:formula="of:=['file:///D:/cglocal/sync/cg01/Prod/A431_Avicca_gracev2/060_Prod/mission2/GraceTHD-MCD/sources/gracethd-mcd-v2beta2b.ods'#$Valeurs.$E$40]" office:value-type="string" office:string-value="FINT02" calcext:value-type="string">
            <text:p>FINT02</text:p>
          </table:table-cell>
          <table:table-cell table:style-name="ce18" table:formula="of:=['file:///D:/cglocal/sync/cg01/Prod/A431_Avicca_gracev2/060_Prod/mission2/GraceTHD-MCD/sources/gracethd-mcd-v2beta2b.ods'#$Valeurs.$F$40]" office:value-type="string" office:string-value="ECHEC PRODUCTION : SATURATION VIRTUELLE PB OU PM" calcext:value-type="string">
            <text:p>ECHEC PRODUCTION : SATURATION VIRTUELLE PB OU PM</text:p>
          </table:table-cell>
          <table:table-cell table:style-name="ce18" table:formula="of:=['file:///D:/cglocal/sync/cg01/Prod/A431_Avicca_gracev2/060_Prod/mission2/GraceTHD-MCD/sources/gracethd-mcd-v2beta2b.ods'#$Valeurs.$G$40]" office:value-type="string" office:string-value="L OI signifie à l OC qu il n est pas en mesure de fournir une route optique en raison d une saturation virtuelle identifiée mais non traitée simultanément. ... (cf Interop)" calcext:value-type="string">
            <text:p>L OI signifie à l OC qu il n est pas en mesure de fournir une route optique en raison d une saturation virtuelle identifiée mais non traitée simultanément. ... (cf Interop)</text:p>
          </table:table-cell>
          <table:table-cell table:number-columns-repeated="1019"/>
        </table:table-row>
        <table:table-row table:style-name="ro5">
          <table:table-cell table:style-name="ce18" table:formula="of:=['file:///D:/cglocal/sync/cg01/Prod/A431_Avicca_gracev2/060_Prod/mission2/GraceTHD-MCD/sources/gracethd-mcd-v2beta2b.ods'#$Valeurs.$D$41]" office:value-type="string" office:string-value="l_bp_racco" calcext:value-type="string">
            <text:p>l_bp_racco</text:p>
          </table:table-cell>
          <table:table-cell table:style-name="ce18" table:formula="of:=['file:///D:/cglocal/sync/cg01/Prod/A431_Avicca_gracev2/060_Prod/mission2/GraceTHD-MCD/sources/gracethd-mcd-v2beta2b.ods'#$Valeurs.$E$41]" office:value-type="string" office:string-value="FINT03" calcext:value-type="string">
            <text:p>FINT03</text:p>
          </table:table-cell>
          <table:table-cell table:style-name="ce18" table:formula="of:=['file:///D:/cglocal/sync/cg01/Prod/A431_Avicca_gracev2/060_Prod/mission2/GraceTHD-MCD/sources/gracethd-mcd-v2beta2b.ods'#$Valeurs.$F$41]" office:value-type="string" office:string-value="ECHEC PRODUCTION : HOTLINE OI INJOIGNABLE" calcext:value-type="string">
            <text:p>ECHEC PRODUCTION : HOTLINE OI INJOIGNABLE</text:p>
          </table:table-cell>
          <table:table-cell table:style-name="ce18" table:formula="of:=['file:///D:/cglocal/sync/cg01/Prod/A431_Avicca_gracev2/060_Prod/mission2/GraceTHD-MCD/sources/gracethd-mcd-v2beta2b.ods'#$Valeurs.$G$41]" office:value-type="string" office:string-value="L OC n a pas réussi à joindre la hotline sur le terrain et envoi un code rejet à l OI pour passer en reprovisionning à froid. " calcext:value-type="string">
            <text:p>L OC n a pas réussi à joindre la hotline sur le terrain et envoi un code rejet à l OI pour passer en reprovisionning à froid. </text:p>
          </table:table-cell>
          <table:table-cell table:number-columns-repeated="1019"/>
        </table:table-row>
        <table:table-row table:style-name="ro8">
          <table:table-cell table:style-name="ce18" table:formula="of:=['file:///D:/cglocal/sync/cg01/Prod/A431_Avicca_gracev2/060_Prod/mission2/GraceTHD-MCD/sources/gracethd-mcd-v2beta2b.ods'#$Valeurs.$D$42]" office:value-type="string" office:string-value="l_bp_racco" calcext:value-type="string">
            <text:p>l_bp_racco</text:p>
          </table:table-cell>
          <table:table-cell table:style-name="ce18" table:formula="of:=['file:///D:/cglocal/sync/cg01/Prod/A431_Avicca_gracev2/060_Prod/mission2/GraceTHD-MCD/sources/gracethd-mcd-v2beta2b.ods'#$Valeurs.$E$42]" office:value-type="string" office:string-value="FINT04" calcext:value-type="string">
            <text:p>FINT04</text:p>
          </table:table-cell>
          <table:table-cell table:style-name="ce18" table:formula="of:=['file:///D:/cglocal/sync/cg01/Prod/A431_Avicca_gracev2/060_Prod/mission2/GraceTHD-MCD/sources/gracethd-mcd-v2beta2b.ods'#$Valeurs.$F$42]" office:value-type="string" office:string-value="ECHEC PRODUCTION : ABSENCE DE CONTINUITE OPTIQUE" calcext:value-type="string">
            <text:p>ECHEC PRODUCTION : ABSENCE DE CONTINUITE OPTIQUE</text:p>
          </table:table-cell>
          <table:table-cell table:style-name="ce18" table:formula="of:=['file:///D:/cglocal/sync/cg01/Prod/A431_Avicca_gracev2/060_Prod/mission2/GraceTHD-MCD/sources/gracethd-mcd-v2beta2b.ods'#$Valeurs.$G$42]" office:value-type="string" office:string-value="L OC constate sur le terrain qu il n y a pas de continuité sur la fibre et n a pas pu obtenir une nouvelle route optique via la hotline" calcext:value-type="string">
            <text:p>L OC constate sur le terrain qu il n y a pas de continuité sur la fibre et n a pas pu obtenir une nouvelle route optique via la hotline</text:p>
          </table:table-cell>
          <table:table-cell table:number-columns-repeated="1019"/>
        </table:table-row>
        <table:table-row table:style-name="ro5">
          <table:table-cell table:style-name="ce18" table:formula="of:=['file:///D:/cglocal/sync/cg01/Prod/A431_Avicca_gracev2/060_Prod/mission2/GraceTHD-MCD/sources/gracethd-mcd-v2beta2b.ods'#$Valeurs.$D$43]" office:value-type="string" office:string-value="l_bp_racco" calcext:value-type="string">
            <text:p>l_bp_racco</text:p>
          </table:table-cell>
          <table:table-cell table:style-name="ce18" table:formula="of:=['file:///D:/cglocal/sync/cg01/Prod/A431_Avicca_gracev2/060_Prod/mission2/GraceTHD-MCD/sources/gracethd-mcd-v2beta2b.ods'#$Valeurs.$E$43]" office:value-type="string" office:string-value="FINT05" calcext:value-type="string">
            <text:p>FINT05</text:p>
          </table:table-cell>
          <table:table-cell table:style-name="ce18" table:formula="of:=['file:///D:/cglocal/sync/cg01/Prod/A431_Avicca_gracev2/060_Prod/mission2/GraceTHD-MCD/sources/gracethd-mcd-v2beta2b.ods'#$Valeurs.$F$43]" office:value-type="string" office:string-value="ECHEC PRODUCTION : AFFAIBLISSEMENT TROP IMPORTANT" calcext:value-type="string">
            <text:p>ECHEC PRODUCTION : AFFAIBLISSEMENT TROP IMPORTANT</text:p>
          </table:table-cell>
          <table:table-cell table:style-name="ce18" table:formula="of:=['file:///D:/cglocal/sync/cg01/Prod/A431_Avicca_gracev2/060_Prod/mission2/GraceTHD-MCD/sources/gracethd-mcd-v2beta2b.ods'#$Valeurs.$G$43]" office:value-type="string" office:string-value="L OC constate sur le terrain que l affaiblissement sur la fibre est hors norme et n a pas pu obtenir correction via la hotline" calcext:value-type="string">
            <text:p>L OC constate sur le terrain que l affaiblissement sur la fibre est hors norme et n a pas pu obtenir correction via la hotline</text:p>
          </table:table-cell>
          <table:table-cell table:number-columns-repeated="1019"/>
        </table:table-row>
        <table:table-row table:style-name="ro2">
          <table:table-cell table:style-name="ce18" table:formula="of:=['file:///D:/cglocal/sync/cg01/Prod/A431_Avicca_gracev2/060_Prod/mission2/GraceTHD-MCD/sources/gracethd-mcd-v2beta2b.ods'#$Valeurs.$D$44]" office:value-type="string" office:string-value="l_bp_racco" calcext:value-type="string">
            <text:p>l_bp_racco</text:p>
          </table:table-cell>
          <table:table-cell table:style-name="ce18" table:formula="of:=['file:///D:/cglocal/sync/cg01/Prod/A431_Avicca_gracev2/060_Prod/mission2/GraceTHD-MCD/sources/gracethd-mcd-v2beta2b.ods'#$Valeurs.$E$44]" office:value-type="string" office:string-value="FINT06" calcext:value-type="string">
            <text:p>FINT06</text:p>
          </table:table-cell>
          <table:table-cell table:style-name="ce18" table:formula="of:=['file:///D:/cglocal/sync/cg01/Prod/A431_Avicca_gracev2/060_Prod/mission2/GraceTHD-MCD/sources/gracethd-mcd-v2beta2b.ods'#$Valeurs.$F$44]" office:value-type="string" office:string-value="ECHEC PRODUCTION : ROUTE OPTIQUE DEJA UTILISEE" calcext:value-type="string">
            <text:p>ECHEC PRODUCTION : ROUTE OPTIQUE DEJA UTILISEE</text:p>
          </table:table-cell>
          <table:table-cell table:style-name="ce18" table:formula="of:=['file:///D:/cglocal/sync/cg01/Prod/A431_Avicca_gracev2/060_Prod/mission2/GraceTHD-MCD/sources/gracethd-mcd-v2beta2b.ods'#$Valeurs.$G$44]" office:value-type="string" office:string-value="L OC constate sur le terrain que la route qui lui a été transmise est déjà soudée pour un autre raccordement et n a pas pu obtenir une route optique appropriée via la hotline" calcext:value-type="string">
            <text:p>L OC constate sur le terrain que la route qui lui a été transmise est déjà soudée pour un autre raccordement et n a pas pu obtenir une route optique appropriée via la hotline</text:p>
          </table:table-cell>
          <table:table-cell table:number-columns-repeated="1019"/>
        </table:table-row>
        <table:table-row table:style-name="ro5">
          <table:table-cell table:style-name="ce18" table:formula="of:=['file:///D:/cglocal/sync/cg01/Prod/A431_Avicca_gracev2/060_Prod/mission2/GraceTHD-MCD/sources/gracethd-mcd-v2beta2b.ods'#$Valeurs.$D$45]" office:value-type="string" office:string-value="l_bp_racco" calcext:value-type="string">
            <text:p>l_bp_racco</text:p>
          </table:table-cell>
          <table:table-cell table:style-name="ce18" table:formula="of:=['file:///D:/cglocal/sync/cg01/Prod/A431_Avicca_gracev2/060_Prod/mission2/GraceTHD-MCD/sources/gracethd-mcd-v2beta2b.ods'#$Valeurs.$E$45]" office:value-type="string" office:string-value="FINT07" calcext:value-type="string">
            <text:p>FINT07</text:p>
          </table:table-cell>
          <table:table-cell table:style-name="ce18" table:formula="of:=['file:///D:/cglocal/sync/cg01/Prod/A431_Avicca_gracev2/060_Prod/mission2/GraceTHD-MCD/sources/gracethd-mcd-v2beta2b.ods'#$Valeurs.$F$45]" office:value-type="string" office:string-value="ECHEC PRODUCTION : INFORMATIONS ROUTE OPTIQUE ERRONEES" calcext:value-type="string">
            <text:p>ECHEC PRODUCTION : INFORMATIONS ROUTE OPTIQUE ERRONEES</text:p>
          </table:table-cell>
          <table:table-cell table:style-name="ce18" table:formula="of:=['file:///D:/cglocal/sync/cg01/Prod/A431_Avicca_gracev2/060_Prod/mission2/GraceTHD-MCD/sources/gracethd-mcd-v2beta2b.ods'#$Valeurs.$G$45]" office:value-type="string" office:string-value="L OC constate sur le terrain que la route optique donnée n existe pas et n a pas pu obtenir une route optique appropriée" calcext:value-type="string">
            <text:p>L OC constate sur le terrain que la route optique donnée n existe pas et n a pas pu obtenir une route optique appropriée</text:p>
          </table:table-cell>
          <table:table-cell table:number-columns-repeated="1019"/>
        </table:table-row>
        <table:table-row table:style-name="ro5">
          <table:table-cell table:style-name="ce18" table:formula="of:=['file:///D:/cglocal/sync/cg01/Prod/A431_Avicca_gracev2/060_Prod/mission2/GraceTHD-MCD/sources/gracethd-mcd-v2beta2b.ods'#$Valeurs.$D$46]" office:value-type="string" office:string-value="l_bp_racco" calcext:value-type="string">
            <text:p>l_bp_racco</text:p>
          </table:table-cell>
          <table:table-cell table:style-name="ce18" table:formula="of:=['file:///D:/cglocal/sync/cg01/Prod/A431_Avicca_gracev2/060_Prod/mission2/GraceTHD-MCD/sources/gracethd-mcd-v2beta2b.ods'#$Valeurs.$E$46]" office:value-type="string" office:string-value="FINT08" calcext:value-type="string">
            <text:p>FINT08</text:p>
          </table:table-cell>
          <table:table-cell table:style-name="ce18" table:formula="of:=['file:///D:/cglocal/sync/cg01/Prod/A431_Avicca_gracev2/060_Prod/mission2/GraceTHD-MCD/sources/gracethd-mcd-v2beta2b.ods'#$Valeurs.$F$46]" office:value-type="string" office:string-value="ECHEC PRODUCTION : POSITION BRASSAGE BAIE OPERATEUR INTROUVABLE" calcext:value-type="string">
            <text:p>ECHEC PRODUCTION : POSITION BRASSAGE BAIE OPERATEUR INTROUVABLE</text:p>
          </table:table-cell>
          <table:table-cell table:style-name="ce18" table:formula="of:=['file:///D:/cglocal/sync/cg01/Prod/A431_Avicca_gracev2/060_Prod/mission2/GraceTHD-MCD/sources/gracethd-mcd-v2beta2b.ods'#$Valeurs.$G$46]" office:value-type="string" office:string-value="Dans le cas d un brassage par l OI, l OI signale à l OC une position de brassage introuvable" calcext:value-type="string">
            <text:p>Dans le cas d un brassage par l OI, l OI signale à l OC une position de brassage introuvable</text:p>
          </table:table-cell>
          <table:table-cell table:number-columns-repeated="1019"/>
        </table:table-row>
        <table:table-row table:style-name="ro5">
          <table:table-cell table:style-name="ce18" table:formula="of:=['file:///D:/cglocal/sync/cg01/Prod/A431_Avicca_gracev2/060_Prod/mission2/GraceTHD-MCD/sources/gracethd-mcd-v2beta2b.ods'#$Valeurs.$D$47]" office:value-type="string" office:string-value="l_bp_racco" calcext:value-type="string">
            <text:p>l_bp_racco</text:p>
          </table:table-cell>
          <table:table-cell table:style-name="ce18" table:formula="of:=['file:///D:/cglocal/sync/cg01/Prod/A431_Avicca_gracev2/060_Prod/mission2/GraceTHD-MCD/sources/gracethd-mcd-v2beta2b.ods'#$Valeurs.$E$47]" office:value-type="string" office:string-value="FINT09" calcext:value-type="string">
            <text:p>FINT09</text:p>
          </table:table-cell>
          <table:table-cell table:style-name="ce18" table:formula="of:=['file:///D:/cglocal/sync/cg01/Prod/A431_Avicca_gracev2/060_Prod/mission2/GraceTHD-MCD/sources/gracethd-mcd-v2beta2b.ods'#$Valeurs.$F$47]" office:value-type="string" office:string-value="ECHEC PRODUCTION : POSITION BRASSAGE BAIE OPERATEUR DÉJÀ UTILISEE" calcext:value-type="string">
            <text:p>ECHEC PRODUCTION : POSITION BRASSAGE BAIE OPERATEUR DÉJÀ UTILISEE</text:p>
          </table:table-cell>
          <table:table-cell table:style-name="ce18" table:formula="of:=['file:///D:/cglocal/sync/cg01/Prod/A431_Avicca_gracev2/060_Prod/mission2/GraceTHD-MCD/sources/gracethd-mcd-v2beta2b.ods'#$Valeurs.$G$47]" office:value-type="string" office:string-value="Dans le cas d un brassage par l OI, l OI signale à l OC une position de brassage déjà utilisée" calcext:value-type="string">
            <text:p>Dans le cas d un brassage par l OI, l OI signale à l OC une position de brassage déjà utilisée</text:p>
          </table:table-cell>
          <table:table-cell table:number-columns-repeated="1019"/>
        </table:table-row>
        <table:table-row table:style-name="ro5">
          <table:table-cell table:style-name="ce18" table:formula="of:=['file:///D:/cglocal/sync/cg01/Prod/A431_Avicca_gracev2/060_Prod/mission2/GraceTHD-MCD/sources/gracethd-mcd-v2beta2b.ods'#$Valeurs.$D$48]" office:value-type="string" office:string-value="l_bp_racco" calcext:value-type="string">
            <text:p>l_bp_racco</text:p>
          </table:table-cell>
          <table:table-cell table:style-name="ce18" table:formula="of:=['file:///D:/cglocal/sync/cg01/Prod/A431_Avicca_gracev2/060_Prod/mission2/GraceTHD-MCD/sources/gracethd-mcd-v2beta2b.ods'#$Valeurs.$E$48]" office:value-type="string" office:string-value="FINT10" calcext:value-type="string">
            <text:p>FINT10</text:p>
          </table:table-cell>
          <table:table-cell table:style-name="ce18" table:formula="of:=['file:///D:/cglocal/sync/cg01/Prod/A431_Avicca_gracev2/060_Prod/mission2/GraceTHD-MCD/sources/gracethd-mcd-v2beta2b.ods'#$Valeurs.$F$48]" office:value-type="string" office:string-value="ECHEC PRODUCTION : AUTRE PROBLEME TECHNIQUE" calcext:value-type="string">
            <text:p>ECHEC PRODUCTION : AUTRE PROBLEME TECHNIQUE</text:p>
          </table:table-cell>
          <table:table-cell table:style-name="ce18" table:formula="of:=['file:///D:/cglocal/sync/cg01/Prod/A431_Avicca_gracev2/060_Prod/mission2/GraceTHD-MCD/sources/gracethd-mcd-v2beta2b.ods'#$Valeurs.$G$48]" office:value-type="string" office:string-value="Autre problème technique constaté lors de l intervention de raccordement et n étant pas référencé dans les motifs de rejets" calcext:value-type="string">
            <text:p>Autre problème technique constaté lors de l intervention de raccordement et n étant pas référencé dans les motifs de rejets</text:p>
          </table:table-cell>
          <table:table-cell table:number-columns-repeated="1019"/>
        </table:table-row>
        <table:table-row table:style-name="ro4">
          <table:table-cell table:style-name="ce18" table:formula="of:=['file:///D:/cglocal/sync/cg01/Prod/A431_Avicca_gracev2/060_Prod/mission2/GraceTHD-MCD/sources/gracethd-mcd-v2beta2b.ods'#$Valeurs.$D$49]" office:value-type="string" office:string-value="l_bp_racco" calcext:value-type="string">
            <text:p>l_bp_racco</text:p>
          </table:table-cell>
          <table:table-cell table:style-name="ce18" table:formula="of:=['file:///D:/cglocal/sync/cg01/Prod/A431_Avicca_gracev2/060_Prod/mission2/GraceTHD-MCD/sources/gracethd-mcd-v2beta2b.ods'#$Valeurs.$E$49]" office:value-type="string" office:string-value="FINT11" calcext:value-type="string">
            <text:p>FINT11</text:p>
          </table:table-cell>
          <table:table-cell table:style-name="ce18" table:formula="of:=['file:///D:/cglocal/sync/cg01/Prod/A431_Avicca_gracev2/060_Prod/mission2/GraceTHD-MCD/sources/gracethd-mcd-v2beta2b.ods'#$Valeurs.$F$49]" office:value-type="string" office:string-value="ECHEC PRODUCTION : INFRA TIERS INDISPONIBLE OU DELAI" calcext:value-type="string">
            <text:p>ECHEC PRODUCTION : INFRA TIERS INDISPONIBLE OU DELAI</text:p>
          </table:table-cell>
          <table:table-cell table:style-name="ce18" table:formula="of:=['file:///D:/cglocal/sync/cg01/Prod/A431_Avicca_gracev2/060_Prod/mission2/GraceTHD-MCD/sources/gracethd-mcd-v2beta2b.ods'#$Valeurs.$G$49]" office:value-type="string" office:string-value="Dans le cas d un raccordement necessitant l utilisation d infrastructure tiers (poteau, fourreau), ces infra ne sont pas utilisable (bouchée, cassée, …) ou le délais de mise à disposition de ces infra est très important"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number-columns-repeated="1019"/>
        </table:table-row>
        <table:table-row table:style-name="ro2">
          <table:table-cell table:style-name="ce18" table:formula="of:=['file:///D:/cglocal/sync/cg01/Prod/A431_Avicca_gracev2/060_Prod/mission2/GraceTHD-MCD/sources/gracethd-mcd-v2beta2b.ods'#$Valeurs.$D$50]" office:value-type="string" office:string-value="l_bp_racco" calcext:value-type="string">
            <text:p>l_bp_racco</text:p>
          </table:table-cell>
          <table:table-cell table:style-name="ce18" table:formula="of:=['file:///D:/cglocal/sync/cg01/Prod/A431_Avicca_gracev2/060_Prod/mission2/GraceTHD-MCD/sources/gracethd-mcd-v2beta2b.ods'#$Valeurs.$E$50]" office:value-type="string" office:string-value="FINT12" calcext:value-type="string">
            <text:p>FINT12</text:p>
          </table:table-cell>
          <table:table-cell table:style-name="ce18" table:formula="of:=['file:///D:/cglocal/sync/cg01/Prod/A431_Avicca_gracev2/060_Prod/mission2/GraceTHD-MCD/sources/gracethd-mcd-v2beta2b.ods'#$Valeurs.$F$50]" office:value-type="string" office:string-value="ECHEC PRODUCTION : PBO NON CONFORME" calcext:value-type="string">
            <text:p>ECHEC PRODUCTION : PBO NON CONFORME</text:p>
          </table:table-cell>
          <table:table-cell table:style-name="ce18" table:formula="of:=['file:///D:/cglocal/sync/cg01/Prod/A431_Avicca_gracev2/060_Prod/mission2/GraceTHD-MCD/sources/gracethd-mcd-v2beta2b.ods'#$Valeurs.$G$50]" office:value-type="string" office:string-value="Dans le cas où le raccordement est impossible en raison d un problème lié au PBO (exemple : PBO mal fixé, fibre trop courte pour souder..)" calcext:value-type="string">
            <text:p>Dans le cas où le raccordement est impossible en raison d un problème lié au PBO (exemple : PBO mal fixé, fibre trop courte pour souder..)</text:p>
          </table:table-cell>
          <table:table-cell table:number-columns-repeated="1019"/>
        </table:table-row>
        <table:table-row table:style-name="ro4">
          <table:table-cell table:style-name="ce18" table:formula="of:=['file:///D:/cglocal/sync/cg01/Prod/A431_Avicca_gracev2/060_Prod/mission2/GraceTHD-MCD/sources/gracethd-mcd-v2beta2b.ods'#$Valeurs.$D$51]" office:value-type="string" office:string-value="l_bp_racco" calcext:value-type="string">
            <text:p>l_bp_racco</text:p>
          </table:table-cell>
          <table:table-cell table:style-name="ce18" table:formula="of:=['file:///D:/cglocal/sync/cg01/Prod/A431_Avicca_gracev2/060_Prod/mission2/GraceTHD-MCD/sources/gracethd-mcd-v2beta2b.ods'#$Valeurs.$E$51]" office:value-type="string" office:string-value="FINT13" calcext:value-type="string">
            <text:p>FINT13</text:p>
          </table:table-cell>
          <table:table-cell table:style-name="ce18" table:formula="of:=['file:///D:/cglocal/sync/cg01/Prod/A431_Avicca_gracev2/060_Prod/mission2/GraceTHD-MCD/sources/gracethd-mcd-v2beta2b.ods'#$Valeurs.$F$51]" office:value-type="string" office:string-value="ECHEC PRODUCTION : DEFAUT DE VERTICALITE" calcext:value-type="string">
            <text:p>ECHEC PRODUCTION : DEFAUT DE VERTICALITE</text:p>
          </table:table-cell>
          <table:table-cell table:style-name="ce18" table:formula="of:=['file:///D:/cglocal/sync/cg01/Prod/A431_Avicca_gracev2/060_Prod/mission2/GraceTHD-MCD/sources/gracethd-mcd-v2beta2b.ods'#$Valeurs.$G$51]" office:value-type="string" office:string-value="Dans le cas d un problème physique identifié sur la colonne montante (exemple colonne HS, vandalisme…). Ce code permet de qualifier les problèmes collectifs c est-à-dire pouvant impacter plusieurs fibres." calcext:value-type="string">
            <text:p>Dans le cas d un problème physique identifié sur la colonne montante (exemple colonne HS, vandalisme…). Ce code permet de qualifier les problèmes collectifs c est-à-dire pouvant impacter plusieurs fibres.</text:p>
          </table:table-cell>
          <table:table-cell table:number-columns-repeated="1019"/>
        </table:table-row>
        <table:table-row table:style-name="ro3">
          <table:table-cell table:style-name="ce18" table:formula="of:=['file:///D:/cglocal/sync/cg01/Prod/A431_Avicca_gracev2/060_Prod/mission2/GraceTHD-MCD/sources/gracethd-mcd-v2beta2b.ods'#$Valeurs.$D$52]" office:value-type="string" office:string-value="l_bp_racco" calcext:value-type="string">
            <text:p>l_bp_racco</text:p>
          </table:table-cell>
          <table:table-cell table:style-name="ce18" table:formula="of:=['file:///D:/cglocal/sync/cg01/Prod/A431_Avicca_gracev2/060_Prod/mission2/GraceTHD-MCD/sources/gracethd-mcd-v2beta2b.ods'#$Valeurs.$E$52]" office:value-type="string" office:string-value="FAUT01" calcext:value-type="string">
            <text:p>FAUT01</text:p>
          </table:table-cell>
          <table:table-cell table:style-name="ce18" table:formula="of:=['file:///D:/cglocal/sync/cg01/Prod/A431_Avicca_gracev2/060_Prod/mission2/GraceTHD-MCD/sources/gracethd-mcd-v2beta2b.ods'#$Valeurs.$F$52]" office:value-type="string" office:string-value="AUTRE MOTIF : COMMENTAIRES LIBRES" calcext:value-type="string">
            <text:p>AUTRE MOTIF : COMMENTAIRES LIBRES</text:p>
          </table:table-cell>
          <table:table-cell table:style-name="ce18" table:formula="of:=['file:///D:/cglocal/sync/cg01/Prod/A431_Avicca_gracev2/060_Prod/mission2/GraceTHD-MCD/sources/gracethd-mcd-v2beta2b.ods'#$Valeurs.$G$52]" office:value-type="string" office:string-value="Autre motif technique hors constatation de problème sur le terrain" calcext:value-type="string">
            <text:p>Autre motif technique hors constatation de problème sur le terrain</text:p>
          </table:table-cell>
          <table:table-cell table:number-columns-repeated="1019"/>
        </table:table-row>
        <table:table-row table:style-name="ro4">
          <table:table-cell table:style-name="ce18" table:formula="of:=['file:///D:/cglocal/sync/cg01/Prod/A431_Avicca_gracev2/060_Prod/mission2/GraceTHD-MCD/sources/gracethd-mcd-v2beta2b.ods'#$Valeurs.$D$53]" office:value-type="string" office:string-value="l_bp_racco" calcext:value-type="string">
            <text:p>l_bp_racco</text:p>
          </table:table-cell>
          <table:table-cell table:style-name="ce18" table:formula="of:=['file:///D:/cglocal/sync/cg01/Prod/A431_Avicca_gracev2/060_Prod/mission2/GraceTHD-MCD/sources/gracethd-mcd-v2beta2b.ods'#$Valeurs.$E$53]" office:value-type="string" office:string-value="FRDV01" calcext:value-type="string">
            <text:p>FRDV01</text:p>
          </table:table-cell>
          <table:table-cell table:style-name="ce18" table:formula="of:=['file:///D:/cglocal/sync/cg01/Prod/A431_Avicca_gracev2/060_Prod/mission2/GraceTHD-MCD/sources/gracethd-mcd-v2beta2b.ods'#$Valeurs.$F$53]" office:value-type="string" office:string-value="RDV : NOMBRE MAX DE MODIFICATIONS DE RDV DEPASSE" calcext:value-type="string">
            <text:p>RDV : NOMBRE MAX DE MODIFICATIONS DE RDV DEPASSE</text:p>
          </table:table-cell>
          <table:table-cell table:style-name="ce18" table:formula="of:=['file:///D:/cglocal/sync/cg01/Prod/A431_Avicca_gracev2/060_Prod/mission2/GraceTHD-MCD/sources/gracethd-mcd-v2beta2b.ods'#$Valeurs.$G$53]" office:value-type="string" office:string-value="Dans le cas d un raccordment par l OI et d une demande de RDV manuelle, l OC a dépassé le nombre maximum de modifications de RDV autorisé contractuellement par l OI... (cf Interop)" calcext:value-type="string">
            <text:p>Dans le cas d un raccordment par l OI et d une demande de RDV manuelle, l OC a dépassé le nombre maximum de modifications de RDV autorisé contractuellement par l OI... (cf Interop)</text:p>
          </table:table-cell>
          <table:table-cell table:number-columns-repeated="1019"/>
        </table:table-row>
        <table:table-row table:style-name="ro7">
          <table:table-cell table:style-name="ce18" table:formula="of:=['file:///D:/cglocal/sync/cg01/Prod/A431_Avicca_gracev2/060_Prod/mission2/GraceTHD-MCD/sources/gracethd-mcd-v2beta2b.ods'#$Valeurs.$D$54]" office:value-type="string" office:string-value="l_bp_racco" calcext:value-type="string">
            <text:p>l_bp_racco</text:p>
          </table:table-cell>
          <table:table-cell table:style-name="ce18" table:formula="of:=['file:///D:/cglocal/sync/cg01/Prod/A431_Avicca_gracev2/060_Prod/mission2/GraceTHD-MCD/sources/gracethd-mcd-v2beta2b.ods'#$Valeurs.$E$54]" office:value-type="string" office:string-value="FRDV02" calcext:value-type="string">
            <text:p>FRDV02</text:p>
          </table:table-cell>
          <table:table-cell table:style-name="ce18" table:formula="of:=['file:///D:/cglocal/sync/cg01/Prod/A431_Avicca_gracev2/060_Prod/mission2/GraceTHD-MCD/sources/gracethd-mcd-v2beta2b.ods'#$Valeurs.$F$54]" office:value-type="string" office:string-value="RDV : PAS DE PLAGES DE RDV DISPONIBLES SUR CES CRENEAUX" calcext:value-type="string">
            <text:p>RDV : PAS DE PLAGES DE RDV DISPONIBLES SUR CES CRENEAUX</text:p>
          </table:table-cell>
          <table:table-cell table:style-name="ce18" table:formula="of:=['file:///D:/cglocal/sync/cg01/Prod/A431_Avicca_gracev2/060_Prod/mission2/GraceTHD-MCD/sources/gracethd-mcd-v2beta2b.ods'#$Valeurs.$G$54]" office:value-type="string" office:string-value="Dans le cas d un raccordement par OI, et d une demande de RDV manuelle, l OC indique des créneaux à l aveugle à l OI. Ce rejet indique que les créneaux proposés par l OC ne sont pas disponibles dans le plan de charge de l OI.... (cf Interop)"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number-columns-repeated="1019"/>
        </table:table-row>
        <table:table-row table:style-name="ro2">
          <table:table-cell table:style-name="ce18" table:formula="of:=['file:///D:/cglocal/sync/cg01/Prod/A431_Avicca_gracev2/060_Prod/mission2/GraceTHD-MCD/sources/gracethd-mcd-v2beta2b.ods'#$Valeurs.$D$55]" office:value-type="string" office:string-value="l_bp_racco" calcext:value-type="string">
            <text:p>l_bp_racco</text:p>
          </table:table-cell>
          <table:table-cell table:style-name="ce18" table:formula="of:=['file:///D:/cglocal/sync/cg01/Prod/A431_Avicca_gracev2/060_Prod/mission2/GraceTHD-MCD/sources/gracethd-mcd-v2beta2b.ods'#$Valeurs.$E$55]" office:value-type="string" office:string-value="FRDV03" calcext:value-type="string">
            <text:p>FRDV03</text:p>
          </table:table-cell>
          <table:table-cell table:style-name="ce18" table:formula="of:=['file:///D:/cglocal/sync/cg01/Prod/A431_Avicca_gracev2/060_Prod/mission2/GraceTHD-MCD/sources/gracethd-mcd-v2beta2b.ods'#$Valeurs.$F$55]" office:value-type="string" office:string-value="RDV : PLAGE DE RDV NON RESERVEE" calcext:value-type="string">
            <text:p>RDV : PLAGE DE RDV NON RESERVEE</text:p>
          </table:table-cell>
          <table:table-cell table:style-name="ce18" table:formula="of:=['file:///D:/cglocal/sync/cg01/Prod/A431_Avicca_gracev2/060_Prod/mission2/GraceTHD-MCD/sources/gracethd-mcd-v2beta2b.ods'#$Valeurs.$G$55]" office:value-type="string" office:string-value="Dans le cas d un raccordement par l OI, l OC a dépassé le délai pour passer sa commande. La réservation du RDV n a donc pas été confirmée par l OI" calcext:value-type="string">
            <text:p>Dans le cas d un raccordement par l OI, l OC a dépassé le délai pour passer sa commande. La réservation du RDV n a donc pas été confirmée par l OI</text:p>
          </table:table-cell>
          <table:table-cell table:number-columns-repeated="1019"/>
        </table:table-row>
        <table:table-row table:style-name="ro2">
          <table:table-cell table:style-name="ce18" table:formula="of:=['file:///D:/cglocal/sync/cg01/Prod/A431_Avicca_gracev2/060_Prod/mission2/GraceTHD-MCD/sources/gracethd-mcd-v2beta2b.ods'#$Valeurs.$D$56]" office:value-type="string" office:string-value="l_bp_racco" calcext:value-type="string">
            <text:p>l_bp_racco</text:p>
          </table:table-cell>
          <table:table-cell table:style-name="ce18" table:formula="of:=['file:///D:/cglocal/sync/cg01/Prod/A431_Avicca_gracev2/060_Prod/mission2/GraceTHD-MCD/sources/gracethd-mcd-v2beta2b.ods'#$Valeurs.$E$56]" office:value-type="string" office:string-value="FRDV04" calcext:value-type="string">
            <text:p>FRDV04</text:p>
          </table:table-cell>
          <table:table-cell table:style-name="ce18" table:formula="of:=['file:///D:/cglocal/sync/cg01/Prod/A431_Avicca_gracev2/060_Prod/mission2/GraceTHD-MCD/sources/gracethd-mcd-v2beta2b.ods'#$Valeurs.$F$56]" office:value-type="string" office:string-value="RDV : ETAT RDV NON VALIDE " calcext:value-type="string">
            <text:p>RDV : ETAT RDV NON VALIDE </text:p>
          </table:table-cell>
          <table:table-cell table:style-name="ce18" table:formula="of:=['file:///D:/cglocal/sync/cg01/Prod/A431_Avicca_gracev2/060_Prod/mission2/GraceTHD-MCD/sources/gracethd-mcd-v2beta2b.ods'#$Valeurs.$G$56]" office:value-type="string" office:string-value="Dans le cas où la commande est passée avec un rdv dont l’état n’est pas valide, par exemple annulé, terminé, ...&#10;" calcext:value-type="string">
            <text:p>Dans le cas où la commande est passée avec un rdv dont l’état n’est pas valide, par exemple annulé, terminé, ...</text:p>
            <text:p/>
          </table:table-cell>
          <table:table-cell table:number-columns-repeated="1019"/>
        </table:table-row>
        <table:table-row table:style-name="ro5">
          <table:table-cell table:style-name="ce18" table:formula="of:=['file:///D:/cglocal/sync/cg01/Prod/A431_Avicca_gracev2/060_Prod/mission2/GraceTHD-MCD/sources/gracethd-mcd-v2beta2b.ods'#$Valeurs.$D$57]" office:value-type="string" office:string-value="l_bp_racco" calcext:value-type="string">
            <text:p>l_bp_racco</text:p>
          </table:table-cell>
          <table:table-cell table:style-name="ce18" table:formula="of:=['file:///D:/cglocal/sync/cg01/Prod/A431_Avicca_gracev2/060_Prod/mission2/GraceTHD-MCD/sources/gracethd-mcd-v2beta2b.ods'#$Valeurs.$E$57]" office:value-type="string" office:string-value="FRDV05" calcext:value-type="string">
            <text:p>FRDV05</text:p>
          </table:table-cell>
          <table:table-cell table:style-name="ce18" table:formula="of:=['file:///D:/cglocal/sync/cg01/Prod/A431_Avicca_gracev2/060_Prod/mission2/GraceTHD-MCD/sources/gracethd-mcd-v2beta2b.ods'#$Valeurs.$F$57]" office:value-type="string" office:string-value="RDV : RDV SUR PRODUIT NON FTTH " calcext:value-type="string">
            <text:p>RDV : RDV SUR PRODUIT NON FTTH </text:p>
          </table:table-cell>
          <table:table-cell table:style-name="ce18" table:formula="of:=['file:///D:/cglocal/sync/cg01/Prod/A431_Avicca_gracev2/060_Prod/mission2/GraceTHD-MCD/sources/gracethd-mcd-v2beta2b.ods'#$Valeurs.$G$57]" office:value-type="string" office:string-value="Dans le cas où la commande est passée avec un rdv qui a été pris sur un produit autre que le produit accès FTTH" calcext:value-type="string">
            <text:p>Dans le cas où la commande est passée avec un rdv qui a été pris sur un produit autre que le produit accès FTTH</text:p>
          </table:table-cell>
          <table:table-cell table:number-columns-repeated="1019"/>
        </table:table-row>
        <table:table-row table:style-name="ro4">
          <table:table-cell table:style-name="ce18" table:formula="of:=['file:///D:/cglocal/sync/cg01/Prod/A431_Avicca_gracev2/060_Prod/mission2/GraceTHD-MCD/sources/gracethd-mcd-v2beta2b.ods'#$Valeurs.$D$58]" office:value-type="string" office:string-value="l_bp_racco" calcext:value-type="string">
            <text:p>l_bp_racco</text:p>
          </table:table-cell>
          <table:table-cell table:style-name="ce18" table:formula="of:=['file:///D:/cglocal/sync/cg01/Prod/A431_Avicca_gracev2/060_Prod/mission2/GraceTHD-MCD/sources/gracethd-mcd-v2beta2b.ods'#$Valeurs.$E$58]" office:value-type="string" office:string-value="FRDV06" calcext:value-type="string">
            <text:p>FRDV06</text:p>
          </table:table-cell>
          <table:table-cell table:style-name="ce18" table:formula="of:=['file:///D:/cglocal/sync/cg01/Prod/A431_Avicca_gracev2/060_Prod/mission2/GraceTHD-MCD/sources/gracethd-mcd-v2beta2b.ods'#$Valeurs.$F$58]" office:value-type="string" office:string-value="RDV : RDV SUR ADRESSE DIFFERENTE" calcext:value-type="string">
            <text:p>RDV : RDV SUR ADRESSE DIFFERENTE</text:p>
          </table:table-cell>
          <table:table-cell table:style-name="ce18" table:formula="of:=['file:///D:/cglocal/sync/cg01/Prod/A431_Avicca_gracev2/060_Prod/mission2/GraceTHD-MCD/sources/gracethd-mcd-v2beta2b.ods'#$Valeurs.$G$58]" office:value-type="string" office:string-value="Dans le cas où la commande est passée avec un rdv qui a été pris sur une autre adresse que celle de la commande (exemple n° ou nom de rue différents de l adresse de la commande)" calcext:value-type="string">
            <text:p>Dans le cas où la commande est passée avec un rdv qui a été pris sur une autre adresse que celle de la commande (exemple n° ou nom de rue différents de l adresse de la commande)</text:p>
          </table:table-cell>
          <table:table-cell table:number-columns-repeated="1019"/>
        </table:table-row>
        <table:table-row table:style-name="ro1">
          <table:table-cell table:style-name="ce18" table:formula="of:=['file:///D:/cglocal/sync/cg01/Prod/A431_Avicca_gracev2/060_Prod/mission2/GraceTHD-MCD/sources/gracethd-mcd-v2beta2b.ods'#$Valeurs.$D$59]" office:value-type="string" office:string-value="l_bp_type_log" calcext:value-type="string">
            <text:p>l_bp_type_log</text:p>
          </table:table-cell>
          <table:table-cell table:style-name="ce18" table:formula="of:=['file:///D:/cglocal/sync/cg01/Prod/A431_Avicca_gracev2/060_Prod/mission2/GraceTHD-MCD/sources/gracethd-mcd-v2beta2b.ods'#$Valeurs.$E$59]" office:value-type="string" office:string-value="BPE" calcext:value-type="string">
            <text:p>BPE</text:p>
          </table:table-cell>
          <table:table-cell table:style-name="ce18" table:formula="of:=['file:///D:/cglocal/sync/cg01/Prod/A431_Avicca_gracev2/060_Prod/mission2/GraceTHD-MCD/sources/gracethd-mcd-v2beta2b.ods'#$Valeurs.$F$59]" office:value-type="string" office:string-value="BOITIER PROTECTION EPISSURE" calcext:value-type="string">
            <text:p>BOITIER PROTECTION EPISSU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60]" office:value-type="string" office:string-value="l_bp_type_log" calcext:value-type="string">
            <text:p>l_bp_type_log</text:p>
          </table:table-cell>
          <table:table-cell table:style-name="ce18" table:formula="of:=['file:///D:/cglocal/sync/cg01/Prod/A431_Avicca_gracev2/060_Prod/mission2/GraceTHD-MCD/sources/gracethd-mcd-v2beta2b.ods'#$Valeurs.$E$60]" office:value-type="string" office:string-value="PTO" calcext:value-type="string">
            <text:p>PTO</text:p>
          </table:table-cell>
          <table:table-cell table:style-name="ce18" table:formula="of:=['file:///D:/cglocal/sync/cg01/Prod/A431_Avicca_gracev2/060_Prod/mission2/GraceTHD-MCD/sources/gracethd-mcd-v2beta2b.ods'#$Valeurs.$F$60]" office:value-type="string" office:string-value="POINT DE TERMINAISON OPTIQUE" calcext:value-type="string">
            <text:p>POINT DE TERMINAISON OPT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61]" office:value-type="string" office:string-value="l_bp_type_log" calcext:value-type="string">
            <text:p>l_bp_type_log</text:p>
          </table:table-cell>
          <table:table-cell table:style-name="ce18" table:formula="of:=['file:///D:/cglocal/sync/cg01/Prod/A431_Avicca_gracev2/060_Prod/mission2/GraceTHD-MCD/sources/gracethd-mcd-v2beta2b.ods'#$Valeurs.$E$61]" office:value-type="string" office:string-value="PBO" calcext:value-type="string">
            <text:p>PBO</text:p>
          </table:table-cell>
          <table:table-cell table:style-name="ce18" table:formula="of:=['file:///D:/cglocal/sync/cg01/Prod/A431_Avicca_gracev2/060_Prod/mission2/GraceTHD-MCD/sources/gracethd-mcd-v2beta2b.ods'#$Valeurs.$F$61]" office:value-type="string" office:string-value="POINT DE BRANCHEMENT OPTIQUE" calcext:value-type="string">
            <text:p>POINT DE BRANCHEMENT OPTIQUE</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62]" office:value-type="string" office:string-value="l_bp_type_log" calcext:value-type="string">
            <text:p>l_bp_type_log</text:p>
          </table:table-cell>
          <table:table-cell table:style-name="ce18" table:formula="of:=['file:///D:/cglocal/sync/cg01/Prod/A431_Avicca_gracev2/060_Prod/mission2/GraceTHD-MCD/sources/gracethd-mcd-v2beta2b.ods'#$Valeurs.$E$62]" office:value-type="string" office:string-value="DTI" calcext:value-type="string">
            <text:p>DTI</text:p>
          </table:table-cell>
          <table:table-cell table:style-name="ce18" table:formula="of:=['file:///D:/cglocal/sync/cg01/Prod/A431_Avicca_gracev2/060_Prod/mission2/GraceTHD-MCD/sources/gracethd-mcd-v2beta2b.ods'#$Valeurs.$F$62]" office:value-type="string" office:string-value="DISPOSITIF DE TERMINAISON INTERIEUR OPTIQUE" calcext:value-type="string">
            <text:p>DISPOSITIF DE TERMINAISON INTERIEUR OPTIQUE</text:p>
          </table:table-cell>
          <table:table-cell table:style-name="ce18" table:formula="of:=['file:///D:/cglocal/sync/cg01/Prod/A431_Avicca_gracev2/060_Prod/mission2/GraceTHD-MCD/sources/gracethd-mcd-v2beta2b.ods'#$Valeurs.$G$62]" office:value-type="string" office:string-value="PTO pose par le constructeur d immeuble. " calcext:value-type="string">
            <text:p>PTO pose par le constructeur d immeuble. </text:p>
          </table:table-cell>
          <table:table-cell table:number-columns-repeated="1019"/>
        </table:table-row>
        <table:table-row table:style-name="ro1">
          <table:table-cell table:style-name="ce18" table:formula="of:=['file:///D:/cglocal/sync/cg01/Prod/A431_Avicca_gracev2/060_Prod/mission2/GraceTHD-MCD/sources/gracethd-mcd-v2beta2b.ods'#$Valeurs.$D$63]" office:value-type="string" office:string-value="l_bp_type_phy" calcext:value-type="string">
            <text:p>l_bp_type_phy</text:p>
          </table:table-cell>
          <table:table-cell table:style-name="ce18" table:formula="of:=['file:///D:/cglocal/sync/cg01/Prod/A431_Avicca_gracev2/060_Prod/mission2/GraceTHD-MCD/sources/gracethd-mcd-v2beta2b.ods'#$Valeurs.$E$63]" office:value-type="string" office:string-value="B006" calcext:value-type="string">
            <text:p>B006</text:p>
          </table:table-cell>
          <table:table-cell table:style-name="ce18" table:formula="of:=['file:///D:/cglocal/sync/cg01/Prod/A431_Avicca_gracev2/060_Prod/mission2/GraceTHD-MCD/sources/gracethd-mcd-v2beta2b.ods'#$Valeurs.$F$63]" office:value-type="string" office:string-value="BPE 6FO" calcext:value-type="string">
            <text:p>BPE 6F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64]" office:value-type="string" office:string-value="l_bp_type_phy" calcext:value-type="string">
            <text:p>l_bp_type_phy</text:p>
          </table:table-cell>
          <table:table-cell table:style-name="ce18" table:formula="of:=['file:///D:/cglocal/sync/cg01/Prod/A431_Avicca_gracev2/060_Prod/mission2/GraceTHD-MCD/sources/gracethd-mcd-v2beta2b.ods'#$Valeurs.$E$64]" office:value-type="string" office:string-value="B012" calcext:value-type="string">
            <text:p>B012</text:p>
          </table:table-cell>
          <table:table-cell table:style-name="ce18" table:formula="of:=['file:///D:/cglocal/sync/cg01/Prod/A431_Avicca_gracev2/060_Prod/mission2/GraceTHD-MCD/sources/gracethd-mcd-v2beta2b.ods'#$Valeurs.$F$64]" office:value-type="string" office:string-value="BPE 12FO" calcext:value-type="string">
            <text:p>BPE 12F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65]" office:value-type="string" office:string-value="l_bp_type_phy" calcext:value-type="string">
            <text:p>l_bp_type_phy</text:p>
          </table:table-cell>
          <table:table-cell table:style-name="ce18" table:formula="of:=['file:///D:/cglocal/sync/cg01/Prod/A431_Avicca_gracev2/060_Prod/mission2/GraceTHD-MCD/sources/gracethd-mcd-v2beta2b.ods'#$Valeurs.$E$65]" office:value-type="string" office:string-value="B024" calcext:value-type="string">
            <text:p>B024</text:p>
          </table:table-cell>
          <table:table-cell table:style-name="ce18" table:formula="of:=['file:///D:/cglocal/sync/cg01/Prod/A431_Avicca_gracev2/060_Prod/mission2/GraceTHD-MCD/sources/gracethd-mcd-v2beta2b.ods'#$Valeurs.$F$65]" office:value-type="string" office:string-value="BPE 24FO" calcext:value-type="string">
            <text:p>BPE 24F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66]" office:value-type="string" office:string-value="l_bp_type_phy" calcext:value-type="string">
            <text:p>l_bp_type_phy</text:p>
          </table:table-cell>
          <table:table-cell table:style-name="ce18" table:formula="of:=['file:///D:/cglocal/sync/cg01/Prod/A431_Avicca_gracev2/060_Prod/mission2/GraceTHD-MCD/sources/gracethd-mcd-v2beta2b.ods'#$Valeurs.$E$66]" office:value-type="string" office:string-value="B048" calcext:value-type="string">
            <text:p>B048</text:p>
          </table:table-cell>
          <table:table-cell table:style-name="ce18" table:formula="of:=['file:///D:/cglocal/sync/cg01/Prod/A431_Avicca_gracev2/060_Prod/mission2/GraceTHD-MCD/sources/gracethd-mcd-v2beta2b.ods'#$Valeurs.$F$66]" office:value-type="string" office:string-value="BPE 48FO" calcext:value-type="string">
            <text:p>BPE 48F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67]" office:value-type="string" office:string-value="l_bp_type_phy" calcext:value-type="string">
            <text:p>l_bp_type_phy</text:p>
          </table:table-cell>
          <table:table-cell table:style-name="ce18" table:formula="of:=['file:///D:/cglocal/sync/cg01/Prod/A431_Avicca_gracev2/060_Prod/mission2/GraceTHD-MCD/sources/gracethd-mcd-v2beta2b.ods'#$Valeurs.$E$67]" office:value-type="string" office:string-value="B072" calcext:value-type="string">
            <text:p>B072</text:p>
          </table:table-cell>
          <table:table-cell table:style-name="ce18" table:formula="of:=['file:///D:/cglocal/sync/cg01/Prod/A431_Avicca_gracev2/060_Prod/mission2/GraceTHD-MCD/sources/gracethd-mcd-v2beta2b.ods'#$Valeurs.$F$67]" office:value-type="string" office:string-value="BPE 72FO" calcext:value-type="string">
            <text:p>BPE 72F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68]" office:value-type="string" office:string-value="l_bp_type_phy" calcext:value-type="string">
            <text:p>l_bp_type_phy</text:p>
          </table:table-cell>
          <table:table-cell table:style-name="ce18" table:formula="of:=['file:///D:/cglocal/sync/cg01/Prod/A431_Avicca_gracev2/060_Prod/mission2/GraceTHD-MCD/sources/gracethd-mcd-v2beta2b.ods'#$Valeurs.$E$68]" office:value-type="string" office:string-value="B096" calcext:value-type="string">
            <text:p>B096</text:p>
          </table:table-cell>
          <table:table-cell table:style-name="ce18" table:formula="of:=['file:///D:/cglocal/sync/cg01/Prod/A431_Avicca_gracev2/060_Prod/mission2/GraceTHD-MCD/sources/gracethd-mcd-v2beta2b.ods'#$Valeurs.$F$68]" office:value-type="string" office:string-value="BPE 96FO" calcext:value-type="string">
            <text:p>BPE 96F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69]" office:value-type="string" office:string-value="l_bp_type_phy" calcext:value-type="string">
            <text:p>l_bp_type_phy</text:p>
          </table:table-cell>
          <table:table-cell table:style-name="ce18" table:formula="of:=['file:///D:/cglocal/sync/cg01/Prod/A431_Avicca_gracev2/060_Prod/mission2/GraceTHD-MCD/sources/gracethd-mcd-v2beta2b.ods'#$Valeurs.$E$69]" office:value-type="string" office:string-value="B144" calcext:value-type="string">
            <text:p>B144</text:p>
          </table:table-cell>
          <table:table-cell table:style-name="ce18" table:formula="of:=['file:///D:/cglocal/sync/cg01/Prod/A431_Avicca_gracev2/060_Prod/mission2/GraceTHD-MCD/sources/gracethd-mcd-v2beta2b.ods'#$Valeurs.$F$69]" office:value-type="string" office:string-value="BPE 144FO" calcext:value-type="string">
            <text:p>BPE 144F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70]" office:value-type="string" office:string-value="l_bp_type_phy" calcext:value-type="string">
            <text:p>l_bp_type_phy</text:p>
          </table:table-cell>
          <table:table-cell table:style-name="ce18" table:formula="of:=['file:///D:/cglocal/sync/cg01/Prod/A431_Avicca_gracev2/060_Prod/mission2/GraceTHD-MCD/sources/gracethd-mcd-v2beta2b.ods'#$Valeurs.$E$70]" office:value-type="string" office:string-value="B288" calcext:value-type="string">
            <text:p>B288</text:p>
          </table:table-cell>
          <table:table-cell table:style-name="ce18" table:formula="of:=['file:///D:/cglocal/sync/cg01/Prod/A431_Avicca_gracev2/060_Prod/mission2/GraceTHD-MCD/sources/gracethd-mcd-v2beta2b.ods'#$Valeurs.$F$70]" office:value-type="string" office:string-value="BPE 288FO" calcext:value-type="string">
            <text:p>BPE 288F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71]" office:value-type="string" office:string-value="l_bp_type_phy" calcext:value-type="string">
            <text:p>l_bp_type_phy</text:p>
          </table:table-cell>
          <table:table-cell table:style-name="ce18" table:formula="of:=['file:///D:/cglocal/sync/cg01/Prod/A431_Avicca_gracev2/060_Prod/mission2/GraceTHD-MCD/sources/gracethd-mcd-v2beta2b.ods'#$Valeurs.$E$71]" office:value-type="string" office:string-value="B576" calcext:value-type="string">
            <text:p>B576</text:p>
          </table:table-cell>
          <table:table-cell table:style-name="ce18" table:formula="of:=['file:///D:/cglocal/sync/cg01/Prod/A431_Avicca_gracev2/060_Prod/mission2/GraceTHD-MCD/sources/gracethd-mcd-v2beta2b.ods'#$Valeurs.$F$71]" office:value-type="string" office:string-value="BPE 576FO" calcext:value-type="string">
            <text:p>BPE 576F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72]" office:value-type="string" office:string-value="l_bp_type_phy" calcext:value-type="string">
            <text:p>l_bp_type_phy</text:p>
          </table:table-cell>
          <table:table-cell table:style-name="ce18" table:formula="of:=['file:///D:/cglocal/sync/cg01/Prod/A431_Avicca_gracev2/060_Prod/mission2/GraceTHD-MCD/sources/gracethd-mcd-v2beta2b.ods'#$Valeurs.$E$72]" office:value-type="string" office:string-value="COF" calcext:value-type="string">
            <text:p>COF</text:p>
          </table:table-cell>
          <table:table-cell table:style-name="ce18" table:formula="of:=['file:///D:/cglocal/sync/cg01/Prod/A431_Avicca_gracev2/060_Prod/mission2/GraceTHD-MCD/sources/gracethd-mcd-v2beta2b.ods'#$Valeurs.$F$72]" office:value-type="string" office:string-value="COFFRET" calcext:value-type="string">
            <text:p>COFFRE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73]" office:value-type="string" office:string-value="l_bp_type_phy" calcext:value-type="string">
            <text:p>l_bp_type_phy</text:p>
          </table:table-cell>
          <table:table-cell table:style-name="ce18" table:formula="of:=['file:///D:/cglocal/sync/cg01/Prod/A431_Avicca_gracev2/060_Prod/mission2/GraceTHD-MCD/sources/gracethd-mcd-v2beta2b.ods'#$Valeurs.$E$73]" office:value-type="string" office:string-value="AUTR" calcext:value-type="string">
            <text:p>AUTR</text:p>
          </table:table-cell>
          <table:table-cell table:style-name="ce18" table:formula="of:=['file:///D:/cglocal/sync/cg01/Prod/A431_Avicca_gracev2/060_Prod/mission2/GraceTHD-MCD/sources/gracethd-mcd-v2beta2b.ods'#$Valeurs.$F$73]" office:value-type="string" office:string-value="AUTRE" calcext:value-type="string">
            <text:p>AUT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74]" office:value-type="string" office:string-value="l_cable_type" calcext:value-type="string">
            <text:p>l_cable_type</text:p>
          </table:table-cell>
          <table:table-cell table:style-name="ce18" table:formula="of:=['file:///D:/cglocal/sync/cg01/Prod/A431_Avicca_gracev2/060_Prod/mission2/GraceTHD-MCD/sources/gracethd-mcd-v2beta2b.ods'#$Valeurs.$E$74]" office:value-type="string" office:string-value="C" calcext:value-type="string">
            <text:p>C</text:p>
          </table:table-cell>
          <table:table-cell table:style-name="ce18" table:formula="of:=['file:///D:/cglocal/sync/cg01/Prod/A431_Avicca_gracev2/060_Prod/mission2/GraceTHD-MCD/sources/gracethd-mcd-v2beta2b.ods'#$Valeurs.$F$74]" office:value-type="string" office:string-value="CABLE" calcext:value-type="string">
            <text:p>CABL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75]" office:value-type="string" office:string-value="l_cable_type" calcext:value-type="string">
            <text:p>l_cable_type</text:p>
          </table:table-cell>
          <table:table-cell table:style-name="ce18" table:formula="of:=['file:///D:/cglocal/sync/cg01/Prod/A431_Avicca_gracev2/060_Prod/mission2/GraceTHD-MCD/sources/gracethd-mcd-v2beta2b.ods'#$Valeurs.$E$75]" office:value-type="string" office:string-value="B" calcext:value-type="string">
            <text:p>B</text:p>
          </table:table-cell>
          <table:table-cell table:style-name="ce18" table:formula="of:=['file:///D:/cglocal/sync/cg01/Prod/A431_Avicca_gracev2/060_Prod/mission2/GraceTHD-MCD/sources/gracethd-mcd-v2beta2b.ods'#$Valeurs.$F$75]" office:value-type="string" office:string-value="BREAKOUT" calcext:value-type="string">
            <text:p>BREAKOU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76]" office:value-type="string" office:string-value="l_cable_type" calcext:value-type="string">
            <text:p>l_cable_type</text:p>
          </table:table-cell>
          <table:table-cell table:style-name="ce18" table:formula="of:=['file:///D:/cglocal/sync/cg01/Prod/A431_Avicca_gracev2/060_Prod/mission2/GraceTHD-MCD/sources/gracethd-mcd-v2beta2b.ods'#$Valeurs.$E$76]" office:value-type="string" office:string-value="J" calcext:value-type="string">
            <text:p>J</text:p>
          </table:table-cell>
          <table:table-cell table:style-name="ce18" table:formula="of:=['file:///D:/cglocal/sync/cg01/Prod/A431_Avicca_gracev2/060_Prod/mission2/GraceTHD-MCD/sources/gracethd-mcd-v2beta2b.ods'#$Valeurs.$F$76]" office:value-type="string" office:string-value="JARRETIERE" calcext:value-type="string">
            <text:p>JARRETIE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77]" office:value-type="string" office:string-value="l_cassette_type" calcext:value-type="string">
            <text:p>l_cassette_type</text:p>
          </table:table-cell>
          <table:table-cell table:style-name="ce18" table:formula="of:=['file:///D:/cglocal/sync/cg01/Prod/A431_Avicca_gracev2/060_Prod/mission2/GraceTHD-MCD/sources/gracethd-mcd-v2beta2b.ods'#$Valeurs.$E$77]" office:value-type="string" office:string-value="P" calcext:value-type="string">
            <text:p>P</text:p>
          </table:table-cell>
          <table:table-cell table:style-name="ce18" table:formula="of:=['file:///D:/cglocal/sync/cg01/Prod/A431_Avicca_gracev2/060_Prod/mission2/GraceTHD-MCD/sources/gracethd-mcd-v2beta2b.ods'#$Valeurs.$F$77]" office:value-type="string" office:string-value="PLATEAU DE LOVAGE BPE" calcext:value-type="string">
            <text:p>PLATEAU DE LOVAGE BP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78]" office:value-type="string" office:string-value="l_cassette_type" calcext:value-type="string">
            <text:p>l_cassette_type</text:p>
          </table:table-cell>
          <table:table-cell table:style-name="ce18" table:formula="of:=['file:///D:/cglocal/sync/cg01/Prod/A431_Avicca_gracev2/060_Prod/mission2/GraceTHD-MCD/sources/gracethd-mcd-v2beta2b.ods'#$Valeurs.$E$78]" office:value-type="string" office:string-value="E" calcext:value-type="string">
            <text:p>E</text:p>
          </table:table-cell>
          <table:table-cell table:style-name="ce18" table:formula="of:=['file:///D:/cglocal/sync/cg01/Prod/A431_Avicca_gracev2/060_Prod/mission2/GraceTHD-MCD/sources/gracethd-mcd-v2beta2b.ods'#$Valeurs.$F$78]" office:value-type="string" office:string-value="EPISSURE" calcext:value-type="string">
            <text:p>EPISSU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79]" office:value-type="string" office:string-value="l_cassette_type" calcext:value-type="string">
            <text:p>l_cassette_type</text:p>
          </table:table-cell>
          <table:table-cell table:style-name="ce18" table:formula="of:=['file:///D:/cglocal/sync/cg01/Prod/A431_Avicca_gracev2/060_Prod/mission2/GraceTHD-MCD/sources/gracethd-mcd-v2beta2b.ods'#$Valeurs.$E$79]" office:value-type="string" office:string-value="S" calcext:value-type="string">
            <text:p>S</text:p>
          </table:table-cell>
          <table:table-cell table:style-name="ce18" table:formula="of:=['file:///D:/cglocal/sync/cg01/Prod/A431_Avicca_gracev2/060_Prod/mission2/GraceTHD-MCD/sources/gracethd-mcd-v2beta2b.ods'#$Valeurs.$F$79]" office:value-type="string" office:string-value="SPLITTER" calcext:value-type="string">
            <text:p>SPLITTER</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80]" office:value-type="string" office:string-value="l_cassette_type" calcext:value-type="string">
            <text:p>l_cassette_type</text:p>
          </table:table-cell>
          <table:table-cell table:style-name="ce18" table:formula="of:=['file:///D:/cglocal/sync/cg01/Prod/A431_Avicca_gracev2/060_Prod/mission2/GraceTHD-MCD/sources/gracethd-mcd-v2beta2b.ods'#$Valeurs.$E$80]" office:value-type="string" office:string-value="C" calcext:value-type="string">
            <text:p>C</text:p>
          </table:table-cell>
          <table:table-cell table:style-name="ce18" table:formula="of:=['file:///D:/cglocal/sync/cg01/Prod/A431_Avicca_gracev2/060_Prod/mission2/GraceTHD-MCD/sources/gracethd-mcd-v2beta2b.ods'#$Valeurs.$F$80]" office:value-type="string" office:string-value="CONNECTEUR" calcext:value-type="string">
            <text:p>CONNECTEUR</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81]" office:value-type="string" office:string-value="l_clim_type" calcext:value-type="string">
            <text:p>l_clim_type</text:p>
          </table:table-cell>
          <table:table-cell table:style-name="ce18" table:formula="of:=['file:///D:/cglocal/sync/cg01/Prod/A431_Avicca_gracev2/060_Prod/mission2/GraceTHD-MCD/sources/gracethd-mcd-v2beta2b.ods'#$Valeurs.$E$81]" office:value-type="string" office:string-value="SANS" calcext:value-type="string">
            <text:p>SANS</text:p>
          </table:table-cell>
          <table:table-cell table:style-name="ce18" table:formula="of:=['file:///D:/cglocal/sync/cg01/Prod/A431_Avicca_gracev2/060_Prod/mission2/GraceTHD-MCD/sources/gracethd-mcd-v2beta2b.ods'#$Valeurs.$F$81]" office:value-type="string" office:string-value="SANS" calcext:value-type="string">
            <text:p>SANS</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82]" office:value-type="string" office:string-value="l_clim_type" calcext:value-type="string">
            <text:p>l_clim_type</text:p>
          </table:table-cell>
          <table:table-cell table:style-name="ce18" table:formula="of:=['file:///D:/cglocal/sync/cg01/Prod/A431_Avicca_gracev2/060_Prod/mission2/GraceTHD-MCD/sources/gracethd-mcd-v2beta2b.ods'#$Valeurs.$E$82]" office:value-type="string" office:string-value="VENTIL" calcext:value-type="string">
            <text:p>VENTIL</text:p>
          </table:table-cell>
          <table:table-cell table:style-name="ce18" table:formula="of:=['file:///D:/cglocal/sync/cg01/Prod/A431_Avicca_gracev2/060_Prod/mission2/GraceTHD-MCD/sources/gracethd-mcd-v2beta2b.ods'#$Valeurs.$F$82]" office:value-type="string" office:string-value="VENTILLATION" calcext:value-type="string">
            <text:p>VENTILLATI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83]" office:value-type="string" office:string-value="l_clim_type" calcext:value-type="string">
            <text:p>l_clim_type</text:p>
          </table:table-cell>
          <table:table-cell table:style-name="ce18" table:formula="of:=['file:///D:/cglocal/sync/cg01/Prod/A431_Avicca_gracev2/060_Prod/mission2/GraceTHD-MCD/sources/gracethd-mcd-v2beta2b.ods'#$Valeurs.$E$83]" office:value-type="string" office:string-value="CLIM" calcext:value-type="string">
            <text:p>CLIM</text:p>
          </table:table-cell>
          <table:table-cell table:style-name="ce18" table:formula="of:=['file:///D:/cglocal/sync/cg01/Prod/A431_Avicca_gracev2/060_Prod/mission2/GraceTHD-MCD/sources/gracethd-mcd-v2beta2b.ods'#$Valeurs.$F$83]" office:value-type="string" office:string-value="CLIMATISATION" calcext:value-type="string">
            <text:p>CLIMATISATI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84]" office:value-type="string" office:string-value="l_conduite_type" calcext:value-type="string">
            <text:p>l_conduite_type</text:p>
          </table:table-cell>
          <table:table-cell table:style-name="ce18" table:formula="of:=['file:///D:/cglocal/sync/cg01/Prod/A431_Avicca_gracev2/060_Prod/mission2/GraceTHD-MCD/sources/gracethd-mcd-v2beta2b.ods'#$Valeurs.$E$84]" office:value-type="string" office:string-value="PEHD" calcext:value-type="string">
            <text:p>PEHD</text:p>
          </table:table-cell>
          <table:table-cell table:style-name="ce18" table:formula="of:=['file:///D:/cglocal/sync/cg01/Prod/A431_Avicca_gracev2/060_Prod/mission2/GraceTHD-MCD/sources/gracethd-mcd-v2beta2b.ods'#$Valeurs.$F$84]" office:value-type="string" office:string-value="PEHD" calcext:value-type="string">
            <text:p>PEHD</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85]" office:value-type="string" office:string-value="l_conduite_type" calcext:value-type="string">
            <text:p>l_conduite_type</text:p>
          </table:table-cell>
          <table:table-cell table:style-name="ce18" table:formula="of:=['file:///D:/cglocal/sync/cg01/Prod/A431_Avicca_gracev2/060_Prod/mission2/GraceTHD-MCD/sources/gracethd-mcd-v2beta2b.ods'#$Valeurs.$E$85]" office:value-type="string" office:string-value="PVC" calcext:value-type="string">
            <text:p>PVC</text:p>
          </table:table-cell>
          <table:table-cell table:style-name="ce18" table:formula="of:=['file:///D:/cglocal/sync/cg01/Prod/A431_Avicca_gracev2/060_Prod/mission2/GraceTHD-MCD/sources/gracethd-mcd-v2beta2b.ods'#$Valeurs.$F$85]" office:value-type="string" office:string-value="PVC" calcext:value-type="string">
            <text:p>PV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86]" office:value-type="string" office:string-value="l_conduite_type" calcext:value-type="string">
            <text:p>l_conduite_type</text:p>
          </table:table-cell>
          <table:table-cell table:style-name="ce18" table:formula="of:=['file:///D:/cglocal/sync/cg01/Prod/A431_Avicca_gracev2/060_Prod/mission2/GraceTHD-MCD/sources/gracethd-mcd-v2beta2b.ods'#$Valeurs.$E$86]" office:value-type="string" office:string-value="TPC" calcext:value-type="string">
            <text:p>TPC</text:p>
          </table:table-cell>
          <table:table-cell table:style-name="ce18" table:formula="of:=['file:///D:/cglocal/sync/cg01/Prod/A431_Avicca_gracev2/060_Prod/mission2/GraceTHD-MCD/sources/gracethd-mcd-v2beta2b.ods'#$Valeurs.$F$86]" office:value-type="string" office:string-value="TPC" calcext:value-type="string">
            <text:p>TP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87]" office:value-type="string" office:string-value="l_conduite_type" calcext:value-type="string">
            <text:p>l_conduite_type</text:p>
          </table:table-cell>
          <table:table-cell table:style-name="ce18" table:formula="of:=['file:///D:/cglocal/sync/cg01/Prod/A431_Avicca_gracev2/060_Prod/mission2/GraceTHD-MCD/sources/gracethd-mcd-v2beta2b.ods'#$Valeurs.$E$87]" office:value-type="string" office:string-value="CUC" calcext:value-type="string">
            <text:p>CUC</text:p>
          </table:table-cell>
          <table:table-cell table:style-name="ce18" table:formula="of:=['file:///D:/cglocal/sync/cg01/Prod/A431_Avicca_gracev2/060_Prod/mission2/GraceTHD-MCD/sources/gracethd-mcd-v2beta2b.ods'#$Valeurs.$F$87]" office:value-type="string" office:string-value="CONDUITE UNITAIRE CIMENT" calcext:value-type="string">
            <text:p>CONDUITE UNITAIRE CIMENT</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88]" office:value-type="string" office:string-value="l_conduite_type" calcext:value-type="string">
            <text:p>l_conduite_type</text:p>
          </table:table-cell>
          <table:table-cell table:style-name="ce18" table:formula="of:=['file:///D:/cglocal/sync/cg01/Prod/A431_Avicca_gracev2/060_Prod/mission2/GraceTHD-MCD/sources/gracethd-mcd-v2beta2b.ods'#$Valeurs.$E$88]" office:value-type="string" office:string-value="CAN" calcext:value-type="string">
            <text:p>CAN</text:p>
          </table:table-cell>
          <table:table-cell table:style-name="ce18" table:formula="of:=['file:///D:/cglocal/sync/cg01/Prod/A431_Avicca_gracev2/060_Prod/mission2/GraceTHD-MCD/sources/gracethd-mcd-v2beta2b.ods'#$Valeurs.$F$88]" office:value-type="string" office:string-value="ALVEOLE DE CANIVEAU" calcext:value-type="string">
            <text:p>ALVEOLE DE CANIVEAU</text:p>
          </table:table-cell>
          <table:table-cell table:style-name="ce18" table:formula="of:=['file:///D:/cglocal/sync/cg01/Prod/A431_Avicca_gracev2/060_Prod/mission2/GraceTHD-MCD/sources/gracethd-mcd-v2beta2b.ods'#$Valeurs.$G$88]" office:value-type="string" office:string-value="Possibilite de realiser des masques pour les caniveaux. " calcext:value-type="string">
            <text:p>Possibilite de realiser des masques pour les caniveaux. </text:p>
          </table:table-cell>
          <table:table-cell table:number-columns-repeated="1019"/>
        </table:table-row>
        <table:table-row table:style-name="ro3">
          <table:table-cell table:style-name="ce18" table:formula="of:=['file:///D:/cglocal/sync/cg01/Prod/A431_Avicca_gracev2/060_Prod/mission2/GraceTHD-MCD/sources/gracethd-mcd-v2beta2b.ods'#$Valeurs.$D$89]" office:value-type="string" office:string-value="l_conduite_type" calcext:value-type="string">
            <text:p>l_conduite_type</text:p>
          </table:table-cell>
          <table:table-cell table:style-name="ce18" table:formula="of:=['file:///D:/cglocal/sync/cg01/Prod/A431_Avicca_gracev2/060_Prod/mission2/GraceTHD-MCD/sources/gracethd-mcd-v2beta2b.ods'#$Valeurs.$E$89]" office:value-type="string" office:string-value="GOU" calcext:value-type="string">
            <text:p>GOU</text:p>
          </table:table-cell>
          <table:table-cell table:style-name="ce18" table:formula="of:=['file:///D:/cglocal/sync/cg01/Prod/A431_Avicca_gracev2/060_Prod/mission2/GraceTHD-MCD/sources/gracethd-mcd-v2beta2b.ods'#$Valeurs.$F$89]" office:value-type="string" office:string-value="ALVEOLE DE GOULOTTE" calcext:value-type="string">
            <text:p>ALVEOLE DE GOULOTTE</text:p>
          </table:table-cell>
          <table:table-cell table:style-name="ce18" table:formula="of:=['file:///D:/cglocal/sync/cg01/Prod/A431_Avicca_gracev2/060_Prod/mission2/GraceTHD-MCD/sources/gracethd-mcd-v2beta2b.ods'#$Valeurs.$G$89]" office:value-type="string" office:string-value="Possibilite de realiser des masques pour les goulottes avec multiples alveoles. " calcext:value-type="string">
            <text:p>Possibilite de realiser des masques pour les goulottes avec multiples alveoles. </text:p>
          </table:table-cell>
          <table:table-cell table:number-columns-repeated="1019"/>
        </table:table-row>
        <table:table-row table:style-name="ro5">
          <table:table-cell table:style-name="ce18" table:formula="of:=['file:///D:/cglocal/sync/cg01/Prod/A431_Avicca_gracev2/060_Prod/mission2/GraceTHD-MCD/sources/gracethd-mcd-v2beta2b.ods'#$Valeurs.$D$90]" office:value-type="string" office:string-value="l_conduite_type" calcext:value-type="string">
            <text:p>l_conduite_type</text:p>
          </table:table-cell>
          <table:table-cell table:style-name="ce18" table:formula="of:=['file:///D:/cglocal/sync/cg01/Prod/A431_Avicca_gracev2/060_Prod/mission2/GraceTHD-MCD/sources/gracethd-mcd-v2beta2b.ods'#$Valeurs.$E$90]" office:value-type="string" office:string-value="AER" calcext:value-type="string">
            <text:p>AER</text:p>
          </table:table-cell>
          <table:table-cell table:style-name="ce18" table:formula="of:=['file:///D:/cglocal/sync/cg01/Prod/A431_Avicca_gracev2/060_Prod/mission2/GraceTHD-MCD/sources/gracethd-mcd-v2beta2b.ods'#$Valeurs.$F$90]" office:value-type="string" office:string-value="CONDUITE AERIENNE VIRTUELLE" calcext:value-type="string">
            <text:p>CONDUITE AERIENNE VIRTUELLE</text:p>
          </table:table-cell>
          <table:table-cell table:style-name="ce18" table:formula="of:=['file:///D:/cglocal/sync/cg01/Prod/A431_Avicca_gracev2/060_Prod/mission2/GraceTHD-MCD/sources/gracethd-mcd-v2beta2b.ods'#$Valeurs.$G$90]" office:value-type="string" office:string-value="Utilise pour creer la relation entre le cable et le cheminement dans le cas de cheminement aerien. " calcext:value-type="string">
            <text:p>Utilise pour creer la relation entre le cable et le cheminement dans le cas de cheminement aerien. </text:p>
          </table:table-cell>
          <table:table-cell table:number-columns-repeated="1019"/>
        </table:table-row>
        <table:table-row table:style-name="ro1">
          <table:table-cell table:style-name="ce18" table:formula="of:=['file:///D:/cglocal/sync/cg01/Prod/A431_Avicca_gracev2/060_Prod/mission2/GraceTHD-MCD/sources/gracethd-mcd-v2beta2b.ods'#$Valeurs.$D$91]" office:value-type="string" office:string-value="l_conduite_type" calcext:value-type="string">
            <text:p>l_conduite_type</text:p>
          </table:table-cell>
          <table:table-cell table:style-name="ce18" table:formula="of:=['file:///D:/cglocal/sync/cg01/Prod/A431_Avicca_gracev2/060_Prod/mission2/GraceTHD-MCD/sources/gracethd-mcd-v2beta2b.ods'#$Valeurs.$E$91]" office:value-type="string" office:string-value="AUTRE" calcext:value-type="string">
            <text:p>AUTRE</text:p>
          </table:table-cell>
          <table:table-cell table:style-name="ce18" table:formula="of:=['file:///D:/cglocal/sync/cg01/Prod/A431_Avicca_gracev2/060_Prod/mission2/GraceTHD-MCD/sources/gracethd-mcd-v2beta2b.ods'#$Valeurs.$F$91]" office:value-type="string" office:string-value="AUTRE" calcext:value-type="string">
            <text:p>AUT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92]" office:value-type="string" office:string-value="l_conduite_type" calcext:value-type="string">
            <text:p>l_conduite_type</text:p>
          </table:table-cell>
          <table:table-cell table:style-name="ce18" table:formula="of:=['file:///D:/cglocal/sync/cg01/Prod/A431_Avicca_gracev2/060_Prod/mission2/GraceTHD-MCD/sources/gracethd-mcd-v2beta2b.ods'#$Valeurs.$E$92]" office:value-type="string" office:string-value="NC" calcext:value-type="string">
            <text:p>NC</text:p>
          </table:table-cell>
          <table:table-cell table:style-name="ce18" table:formula="of:=['file:///D:/cglocal/sync/cg01/Prod/A431_Avicca_gracev2/060_Prod/mission2/GraceTHD-MCD/sources/gracethd-mcd-v2beta2b.ods'#$Valeurs.$F$92]" office:value-type="string" office:string-value="NON COMMUNIQUE" calcext:value-type="string">
            <text:p>NON COMMU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93]" office:value-type="string" office:string-value="l_doc_tab" calcext:value-type="string">
            <text:p>l_doc_tab</text:p>
          </table:table-cell>
          <table:table-cell table:style-name="ce18" table:formula="of:=['file:///D:/cglocal/sync/cg01/Prod/A431_Avicca_gracev2/060_Prod/mission2/GraceTHD-MCD/sources/gracethd-mcd-v2beta2b.ods'#$Valeurs.$E$93]" office:value-type="string" office:string-value="CB" calcext:value-type="string">
            <text:p>CB</text:p>
          </table:table-cell>
          <table:table-cell table:style-name="ce18" table:formula="of:=['file:///D:/cglocal/sync/cg01/Prod/A431_Avicca_gracev2/060_Prod/mission2/GraceTHD-MCD/sources/gracethd-mcd-v2beta2b.ods'#$Valeurs.$F$93]" office:value-type="string" office:string-value="CABLE" calcext:value-type="string">
            <text:p>CABL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94]" office:value-type="string" office:string-value="l_doc_tab" calcext:value-type="string">
            <text:p>l_doc_tab</text:p>
          </table:table-cell>
          <table:table-cell table:style-name="ce18" table:formula="of:=['file:///D:/cglocal/sync/cg01/Prod/A431_Avicca_gracev2/060_Prod/mission2/GraceTHD-MCD/sources/gracethd-mcd-v2beta2b.ods'#$Valeurs.$E$94]" office:value-type="string" office:string-value="CD" calcext:value-type="string">
            <text:p>CD</text:p>
          </table:table-cell>
          <table:table-cell table:style-name="ce18" table:formula="of:=['file:///D:/cglocal/sync/cg01/Prod/A431_Avicca_gracev2/060_Prod/mission2/GraceTHD-MCD/sources/gracethd-mcd-v2beta2b.ods'#$Valeurs.$F$94]" office:value-type="string" office:string-value="CONDUITE" calcext:value-type="string">
            <text:p>CONDUIT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95]" office:value-type="string" office:string-value="l_doc_tab" calcext:value-type="string">
            <text:p>l_doc_tab</text:p>
          </table:table-cell>
          <table:table-cell table:style-name="ce18" table:formula="of:=['file:///D:/cglocal/sync/cg01/Prod/A431_Avicca_gracev2/060_Prod/mission2/GraceTHD-MCD/sources/gracethd-mcd-v2beta2b.ods'#$Valeurs.$E$95]" office:value-type="string" office:string-value="BP" calcext:value-type="string">
            <text:p>BP</text:p>
          </table:table-cell>
          <table:table-cell table:style-name="ce18" table:formula="of:=['file:///D:/cglocal/sync/cg01/Prod/A431_Avicca_gracev2/060_Prod/mission2/GraceTHD-MCD/sources/gracethd-mcd-v2beta2b.ods'#$Valeurs.$F$95]" office:value-type="string" office:string-value="ELEMENT BRANCHEMENT PASSIF" calcext:value-type="string">
            <text:p>ELEMENT BRANCHEMENT PASSIF</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96]" office:value-type="string" office:string-value="l_doc_tab" calcext:value-type="string">
            <text:p>l_doc_tab</text:p>
          </table:table-cell>
          <table:table-cell table:style-name="ce18" table:formula="of:=['file:///D:/cglocal/sync/cg01/Prod/A431_Avicca_gracev2/060_Prod/mission2/GraceTHD-MCD/sources/gracethd-mcd-v2beta2b.ods'#$Valeurs.$E$96]" office:value-type="string" office:string-value="MQ" calcext:value-type="string">
            <text:p>MQ</text:p>
          </table:table-cell>
          <table:table-cell table:style-name="ce18" table:formula="of:=['file:///D:/cglocal/sync/cg01/Prod/A431_Avicca_gracev2/060_Prod/mission2/GraceTHD-MCD/sources/gracethd-mcd-v2beta2b.ods'#$Valeurs.$F$96]" office:value-type="string" office:string-value="MASQUE" calcext:value-type="string">
            <text:p>MAS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97]" office:value-type="string" office:string-value="l_doc_tab" calcext:value-type="string">
            <text:p>l_doc_tab</text:p>
          </table:table-cell>
          <table:table-cell table:style-name="ce18" table:formula="of:=['file:///D:/cglocal/sync/cg01/Prod/A431_Avicca_gracev2/060_Prod/mission2/GraceTHD-MCD/sources/gracethd-mcd-v2beta2b.ods'#$Valeurs.$E$97]" office:value-type="string" office:string-value="ND" calcext:value-type="string">
            <text:p>ND</text:p>
          </table:table-cell>
          <table:table-cell table:style-name="ce18" table:formula="of:=['file:///D:/cglocal/sync/cg01/Prod/A431_Avicca_gracev2/060_Prod/mission2/GraceTHD-MCD/sources/gracethd-mcd-v2beta2b.ods'#$Valeurs.$F$97]" office:value-type="string" office:string-value="NOEUD" calcext:value-type="string">
            <text:p>NOEUD</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98]" office:value-type="string" office:string-value="l_doc_tab" calcext:value-type="string">
            <text:p>l_doc_tab</text:p>
          </table:table-cell>
          <table:table-cell table:style-name="ce18" table:formula="of:=['file:///D:/cglocal/sync/cg01/Prod/A431_Avicca_gracev2/060_Prod/mission2/GraceTHD-MCD/sources/gracethd-mcd-v2beta2b.ods'#$Valeurs.$E$98]" office:value-type="string" office:string-value="PT" calcext:value-type="string">
            <text:p>PT</text:p>
          </table:table-cell>
          <table:table-cell table:style-name="ce18" table:formula="of:=['file:///D:/cglocal/sync/cg01/Prod/A431_Avicca_gracev2/060_Prod/mission2/GraceTHD-MCD/sources/gracethd-mcd-v2beta2b.ods'#$Valeurs.$F$98]" office:value-type="string" office:string-value="POINT TECHNIQUE" calcext:value-type="string">
            <text:p>POINT TECH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99]" office:value-type="string" office:string-value="l_doc_tab" calcext:value-type="string">
            <text:p>l_doc_tab</text:p>
          </table:table-cell>
          <table:table-cell table:style-name="ce18" table:formula="of:=['file:///D:/cglocal/sync/cg01/Prod/A431_Avicca_gracev2/060_Prod/mission2/GraceTHD-MCD/sources/gracethd-mcd-v2beta2b.ods'#$Valeurs.$E$99]" office:value-type="string" office:string-value="ST" calcext:value-type="string">
            <text:p>ST</text:p>
          </table:table-cell>
          <table:table-cell table:style-name="ce18" table:formula="of:=['file:///D:/cglocal/sync/cg01/Prod/A431_Avicca_gracev2/060_Prod/mission2/GraceTHD-MCD/sources/gracethd-mcd-v2beta2b.ods'#$Valeurs.$F$99]" office:value-type="string" office:string-value="SITE TECHNIQUE" calcext:value-type="string">
            <text:p>SITE TECH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00]" office:value-type="string" office:string-value="l_doc_tab" calcext:value-type="string">
            <text:p>l_doc_tab</text:p>
          </table:table-cell>
          <table:table-cell table:style-name="ce18" table:formula="of:=['file:///D:/cglocal/sync/cg01/Prod/A431_Avicca_gracev2/060_Prod/mission2/GraceTHD-MCD/sources/gracethd-mcd-v2beta2b.ods'#$Valeurs.$E$100]" office:value-type="string" office:string-value="SF" calcext:value-type="string">
            <text:p>SF</text:p>
          </table:table-cell>
          <table:table-cell table:style-name="ce18" table:formula="of:=['file:///D:/cglocal/sync/cg01/Prod/A431_Avicca_gracev2/060_Prod/mission2/GraceTHD-MCD/sources/gracethd-mcd-v2beta2b.ods'#$Valeurs.$F$100]" office:value-type="string" office:string-value="SITEUTILISATEUR FINAL" calcext:value-type="string">
            <text:p>SITEUTILISATEUR FINAL</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01]" office:value-type="string" office:string-value="l_doc_tab" calcext:value-type="string">
            <text:p>l_doc_tab</text:p>
          </table:table-cell>
          <table:table-cell table:style-name="ce18" table:formula="of:=['file:///D:/cglocal/sync/cg01/Prod/A431_Avicca_gracev2/060_Prod/mission2/GraceTHD-MCD/sources/gracethd-mcd-v2beta2b.ods'#$Valeurs.$E$101]" office:value-type="string" office:string-value="LT" calcext:value-type="string">
            <text:p>LT</text:p>
          </table:table-cell>
          <table:table-cell table:style-name="ce18" table:formula="of:=['file:///D:/cglocal/sync/cg01/Prod/A431_Avicca_gracev2/060_Prod/mission2/GraceTHD-MCD/sources/gracethd-mcd-v2beta2b.ods'#$Valeurs.$F$101]" office:value-type="string" office:string-value="LOCAL TECHNIQUE" calcext:value-type="string">
            <text:p>LOCAL TECH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02]" office:value-type="string" office:string-value="l_doc_tab" calcext:value-type="string">
            <text:p>l_doc_tab</text:p>
          </table:table-cell>
          <table:table-cell table:style-name="ce18" table:formula="of:=['file:///D:/cglocal/sync/cg01/Prod/A431_Avicca_gracev2/060_Prod/mission2/GraceTHD-MCD/sources/gracethd-mcd-v2beta2b.ods'#$Valeurs.$E$102]" office:value-type="string" office:string-value="AD" calcext:value-type="string">
            <text:p>AD</text:p>
          </table:table-cell>
          <table:table-cell table:style-name="ce18" table:formula="of:=['file:///D:/cglocal/sync/cg01/Prod/A431_Avicca_gracev2/060_Prod/mission2/GraceTHD-MCD/sources/gracethd-mcd-v2beta2b.ods'#$Valeurs.$F$102]" office:value-type="string" office:string-value="ADRESSE" calcext:value-type="string">
            <text:p>ADRESS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03]" office:value-type="string" office:string-value="l_doc_tab" calcext:value-type="string">
            <text:p>l_doc_tab</text:p>
          </table:table-cell>
          <table:table-cell table:style-name="ce18" table:formula="of:=['file:///D:/cglocal/sync/cg01/Prod/A431_Avicca_gracev2/060_Prod/mission2/GraceTHD-MCD/sources/gracethd-mcd-v2beta2b.ods'#$Valeurs.$E$103]" office:value-type="string" office:string-value="BA" calcext:value-type="string">
            <text:p>BA</text:p>
          </table:table-cell>
          <table:table-cell table:style-name="ce18" table:formula="of:=['file:///D:/cglocal/sync/cg01/Prod/A431_Avicca_gracev2/060_Prod/mission2/GraceTHD-MCD/sources/gracethd-mcd-v2beta2b.ods'#$Valeurs.$F$103]" office:value-type="string" office:string-value="BAIE" calcext:value-type="string">
            <text:p>BAI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04]" office:value-type="string" office:string-value="l_doc_tab" calcext:value-type="string">
            <text:p>l_doc_tab</text:p>
          </table:table-cell>
          <table:table-cell table:style-name="ce18" table:formula="of:=['file:///D:/cglocal/sync/cg01/Prod/A431_Avicca_gracev2/060_Prod/mission2/GraceTHD-MCD/sources/gracethd-mcd-v2beta2b.ods'#$Valeurs.$E$104]" office:value-type="string" office:string-value="CS" calcext:value-type="string">
            <text:p>CS</text:p>
          </table:table-cell>
          <table:table-cell table:style-name="ce18" table:formula="of:=['file:///D:/cglocal/sync/cg01/Prod/A431_Avicca_gracev2/060_Prod/mission2/GraceTHD-MCD/sources/gracethd-mcd-v2beta2b.ods'#$Valeurs.$F$104]" office:value-type="string" office:string-value="CASSETTE" calcext:value-type="string">
            <text:p>CASSETT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05]" office:value-type="string" office:string-value="l_doc_tab" calcext:value-type="string">
            <text:p>l_doc_tab</text:p>
          </table:table-cell>
          <table:table-cell table:style-name="ce18" table:formula="of:=['file:///D:/cglocal/sync/cg01/Prod/A431_Avicca_gracev2/060_Prod/mission2/GraceTHD-MCD/sources/gracethd-mcd-v2beta2b.ods'#$Valeurs.$E$105]" office:value-type="string" office:string-value="EQ" calcext:value-type="string">
            <text:p>EQ</text:p>
          </table:table-cell>
          <table:table-cell table:style-name="ce18" table:formula="of:=['file:///D:/cglocal/sync/cg01/Prod/A431_Avicca_gracev2/060_Prod/mission2/GraceTHD-MCD/sources/gracethd-mcd-v2beta2b.ods'#$Valeurs.$F$105]" office:value-type="string" office:string-value="EQUIPEMENT" calcext:value-type="string">
            <text:p>EQUIPEMEN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06]" office:value-type="string" office:string-value="l_doc_tab" calcext:value-type="string">
            <text:p>l_doc_tab</text:p>
          </table:table-cell>
          <table:table-cell table:style-name="ce18" table:formula="of:=['file:///D:/cglocal/sync/cg01/Prod/A431_Avicca_gracev2/060_Prod/mission2/GraceTHD-MCD/sources/gracethd-mcd-v2beta2b.ods'#$Valeurs.$E$106]" office:value-type="string" office:string-value="TI" calcext:value-type="string">
            <text:p>TI</text:p>
          </table:table-cell>
          <table:table-cell table:style-name="ce18" table:formula="of:=['file:///D:/cglocal/sync/cg01/Prod/A431_Avicca_gracev2/060_Prod/mission2/GraceTHD-MCD/sources/gracethd-mcd-v2beta2b.ods'#$Valeurs.$F$106]" office:value-type="string" office:string-value="TIROIR" calcext:value-type="string">
            <text:p>TIROIR</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07]" office:value-type="string" office:string-value="l_doc_tab" calcext:value-type="string">
            <text:p>l_doc_tab</text:p>
          </table:table-cell>
          <table:table-cell table:style-name="ce18" table:formula="of:=['file:///D:/cglocal/sync/cg01/Prod/A431_Avicca_gracev2/060_Prod/mission2/GraceTHD-MCD/sources/gracethd-mcd-v2beta2b.ods'#$Valeurs.$E$107]" office:value-type="string" office:string-value="OR" calcext:value-type="string">
            <text:p>OR</text:p>
          </table:table-cell>
          <table:table-cell table:style-name="ce18" table:formula="of:=['file:///D:/cglocal/sync/cg01/Prod/A431_Avicca_gracev2/060_Prod/mission2/GraceTHD-MCD/sources/gracethd-mcd-v2beta2b.ods'#$Valeurs.$F$107]" office:value-type="string" office:string-value="ORGANISME" calcext:value-type="string">
            <text:p>ORGANISM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08]" office:value-type="string" office:string-value="l_doc_tab" calcext:value-type="string">
            <text:p>l_doc_tab</text:p>
          </table:table-cell>
          <table:table-cell table:style-name="ce18" table:formula="of:=['file:///D:/cglocal/sync/cg01/Prod/A431_Avicca_gracev2/060_Prod/mission2/GraceTHD-MCD/sources/gracethd-mcd-v2beta2b.ods'#$Valeurs.$E$108]" office:value-type="string" office:string-value="ZN" calcext:value-type="string">
            <text:p>ZN</text:p>
          </table:table-cell>
          <table:table-cell table:style-name="ce18" table:formula="of:=['file:///D:/cglocal/sync/cg01/Prod/A431_Avicca_gracev2/060_Prod/mission2/GraceTHD-MCD/sources/gracethd-mcd-v2beta2b.ods'#$Valeurs.$F$108]" office:value-type="string" office:string-value="ZONE DE NRO" calcext:value-type="string">
            <text:p>ZONE DE NR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09]" office:value-type="string" office:string-value="l_doc_tab" calcext:value-type="string">
            <text:p>l_doc_tab</text:p>
          </table:table-cell>
          <table:table-cell table:style-name="ce18" table:formula="of:=['file:///D:/cglocal/sync/cg01/Prod/A431_Avicca_gracev2/060_Prod/mission2/GraceTHD-MCD/sources/gracethd-mcd-v2beta2b.ods'#$Valeurs.$E$109]" office:value-type="string" office:string-value="ZD" calcext:value-type="string">
            <text:p>ZD</text:p>
          </table:table-cell>
          <table:table-cell table:style-name="ce18" table:formula="of:=['file:///D:/cglocal/sync/cg01/Prod/A431_Avicca_gracev2/060_Prod/mission2/GraceTHD-MCD/sources/gracethd-mcd-v2beta2b.ods'#$Valeurs.$F$109]" office:value-type="string" office:string-value="ZONE DE DEPLOIEMENT" calcext:value-type="string">
            <text:p>ZONE DE DEPLOIEMEN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10]" office:value-type="string" office:string-value="l_doc_tab" calcext:value-type="string">
            <text:p>l_doc_tab</text:p>
          </table:table-cell>
          <table:table-cell table:style-name="ce18" table:formula="of:=['file:///D:/cglocal/sync/cg01/Prod/A431_Avicca_gracev2/060_Prod/mission2/GraceTHD-MCD/sources/gracethd-mcd-v2beta2b.ods'#$Valeurs.$E$110]" office:value-type="string" office:string-value="ZS" calcext:value-type="string">
            <text:p>ZS</text:p>
          </table:table-cell>
          <table:table-cell table:style-name="ce18" table:formula="of:=['file:///D:/cglocal/sync/cg01/Prod/A431_Avicca_gracev2/060_Prod/mission2/GraceTHD-MCD/sources/gracethd-mcd-v2beta2b.ods'#$Valeurs.$F$110]" office:value-type="string" office:string-value="ZONE DE SRO" calcext:value-type="string">
            <text:p>ZONE DE SR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11]" office:value-type="string" office:string-value="l_doc_tab" calcext:value-type="string">
            <text:p>l_doc_tab</text:p>
          </table:table-cell>
          <table:table-cell table:style-name="ce18" table:formula="of:=['file:///D:/cglocal/sync/cg01/Prod/A431_Avicca_gracev2/060_Prod/mission2/GraceTHD-MCD/sources/gracethd-mcd-v2beta2b.ods'#$Valeurs.$E$111]" office:value-type="string" office:string-value="RF" calcext:value-type="string">
            <text:p>RF</text:p>
          </table:table-cell>
          <table:table-cell table:style-name="ce18" table:formula="of:=['file:///D:/cglocal/sync/cg01/Prod/A431_Avicca_gracev2/060_Prod/mission2/GraceTHD-MCD/sources/gracethd-mcd-v2beta2b.ods'#$Valeurs.$F$111]" office:value-type="string" office:string-value="REFERENCE" calcext:value-type="string">
            <text:p>REFERENC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12]" office:value-type="string" office:string-value="l_doc_tab" calcext:value-type="string">
            <text:p>l_doc_tab</text:p>
          </table:table-cell>
          <table:table-cell table:style-name="ce18" table:formula="of:=['file:///D:/cglocal/sync/cg01/Prod/A431_Avicca_gracev2/060_Prod/mission2/GraceTHD-MCD/sources/gracethd-mcd-v2beta2b.ods'#$Valeurs.$E$112]" office:value-type="string" office:string-value="RT" calcext:value-type="string">
            <text:p>RT</text:p>
          </table:table-cell>
          <table:table-cell table:style-name="ce18" table:formula="of:=['file:///D:/cglocal/sync/cg01/Prod/A431_Avicca_gracev2/060_Prod/mission2/GraceTHD-MCD/sources/gracethd-mcd-v2beta2b.ods'#$Valeurs.$F$112]" office:value-type="string" office:string-value="ROUTE OPTIQUE" calcext:value-type="string">
            <text:p>ROUTE OPT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13]" office:value-type="string" office:string-value="l_doc_tab" calcext:value-type="string">
            <text:p>l_doc_tab</text:p>
          </table:table-cell>
          <table:table-cell table:style-name="ce18" table:formula="of:=['file:///D:/cglocal/sync/cg01/Prod/A431_Avicca_gracev2/060_Prod/mission2/GraceTHD-MCD/sources/gracethd-mcd-v2beta2b.ods'#$Valeurs.$E$113]" office:value-type="string" office:string-value="CM" calcext:value-type="string">
            <text:p>CM</text:p>
          </table:table-cell>
          <table:table-cell table:style-name="ce18" table:formula="of:=['file:///D:/cglocal/sync/cg01/Prod/A431_Avicca_gracev2/060_Prod/mission2/GraceTHD-MCD/sources/gracethd-mcd-v2beta2b.ods'#$Valeurs.$F$113]" office:value-type="string" office:string-value="CHEMINEMENT" calcext:value-type="string">
            <text:p>CHEMINEMEN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14]" office:value-type="string" office:string-value="l_doc_tab" calcext:value-type="string">
            <text:p>l_doc_tab</text:p>
          </table:table-cell>
          <table:table-cell table:style-name="ce18" table:formula="of:=['file:///D:/cglocal/sync/cg01/Prod/A431_Avicca_gracev2/060_Prod/mission2/GraceTHD-MCD/sources/gracethd-mcd-v2beta2b.ods'#$Valeurs.$E$114]" office:value-type="string" office:string-value="FO" calcext:value-type="string">
            <text:p>FO</text:p>
          </table:table-cell>
          <table:table-cell table:style-name="ce18" table:formula="of:=['file:///D:/cglocal/sync/cg01/Prod/A431_Avicca_gracev2/060_Prod/mission2/GraceTHD-MCD/sources/gracethd-mcd-v2beta2b.ods'#$Valeurs.$F$114]" office:value-type="string" office:string-value="FIBRE" calcext:value-type="string">
            <text:p>FIB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15]" office:value-type="string" office:string-value="l_doc_tab" calcext:value-type="string">
            <text:p>l_doc_tab</text:p>
          </table:table-cell>
          <table:table-cell table:style-name="ce18" table:formula="of:=['file:///D:/cglocal/sync/cg01/Prod/A431_Avicca_gracev2/060_Prod/mission2/GraceTHD-MCD/sources/gracethd-mcd-v2beta2b.ods'#$Valeurs.$E$115]" office:value-type="string" office:string-value="PS" calcext:value-type="string">
            <text:p>PS</text:p>
          </table:table-cell>
          <table:table-cell table:style-name="ce18" table:formula="of:=['file:///D:/cglocal/sync/cg01/Prod/A431_Avicca_gracev2/060_Prod/mission2/GraceTHD-MCD/sources/gracethd-mcd-v2beta2b.ods'#$Valeurs.$F$115]" office:value-type="string" office:string-value="POSITION" calcext:value-type="string">
            <text:p>POSITI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16]" office:value-type="string" office:string-value="l_doc_tab" calcext:value-type="string">
            <text:p>l_doc_tab</text:p>
          </table:table-cell>
          <table:table-cell table:style-name="ce18" table:formula="of:=['file:///D:/cglocal/sync/cg01/Prod/A431_Avicca_gracev2/060_Prod/mission2/GraceTHD-MCD/sources/gracethd-mcd-v2beta2b.ods'#$Valeurs.$E$116]" office:value-type="string" office:string-value="SE" calcext:value-type="string">
            <text:p>SE</text:p>
          </table:table-cell>
          <table:table-cell table:style-name="ce18" table:formula="of:=['file:///D:/cglocal/sync/cg01/Prod/A431_Avicca_gracev2/060_Prod/mission2/GraceTHD-MCD/sources/gracethd-mcd-v2beta2b.ods'#$Valeurs.$F$116]" office:value-type="string" office:string-value="SITE EMISSION" calcext:value-type="string">
            <text:p>SITE EMISSI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17]" office:value-type="string" office:string-value="l_doc_tab" calcext:value-type="string">
            <text:p>l_doc_tab</text:p>
          </table:table-cell>
          <table:table-cell table:style-name="ce18" table:formula="of:=['file:///D:/cglocal/sync/cg01/Prod/A431_Avicca_gracev2/060_Prod/mission2/GraceTHD-MCD/sources/gracethd-mcd-v2beta2b.ods'#$Valeurs.$E$117]" office:value-type="string" office:string-value="LV" calcext:value-type="string">
            <text:p>LV</text:p>
          </table:table-cell>
          <table:table-cell table:style-name="ce18" table:formula="of:=['file:///D:/cglocal/sync/cg01/Prod/A431_Avicca_gracev2/060_Prod/mission2/GraceTHD-MCD/sources/gracethd-mcd-v2beta2b.ods'#$Valeurs.$F$117]" office:value-type="string" office:string-value="LOVE" calcext:value-type="string">
            <text:p>LOV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18]" office:value-type="string" office:string-value="l_doc_tab" calcext:value-type="string">
            <text:p>l_doc_tab</text:p>
          </table:table-cell>
          <table:table-cell table:style-name="ce18" table:formula="of:=['file:///D:/cglocal/sync/cg01/Prod/A431_Avicca_gracev2/060_Prod/mission2/GraceTHD-MCD/sources/gracethd-mcd-v2beta2b.ods'#$Valeurs.$E$118]" office:value-type="string" office:string-value="ZP" calcext:value-type="string">
            <text:p>ZP</text:p>
          </table:table-cell>
          <table:table-cell table:style-name="ce18" table:formula="of:=['file:///D:/cglocal/sync/cg01/Prod/A431_Avicca_gracev2/060_Prod/mission2/GraceTHD-MCD/sources/gracethd-mcd-v2beta2b.ods'#$Valeurs.$F$118]" office:value-type="string" office:string-value="ZONE ARRIERE DE PBO" calcext:value-type="string">
            <text:p>ZONE ARRIERE DE PB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19]" office:value-type="string" office:string-value="l_doc_tab" calcext:value-type="string">
            <text:p>l_doc_tab</text:p>
          </table:table-cell>
          <table:table-cell table:style-name="ce18" table:formula="of:=['file:///D:/cglocal/sync/cg01/Prod/A431_Avicca_gracev2/060_Prod/mission2/GraceTHD-MCD/sources/gracethd-mcd-v2beta2b.ods'#$Valeurs.$E$119]" office:value-type="string" office:string-value="ZC" calcext:value-type="string">
            <text:p>ZC</text:p>
          </table:table-cell>
          <table:table-cell table:style-name="ce18" table:formula="of:=['file:///D:/cglocal/sync/cg01/Prod/A431_Avicca_gracev2/060_Prod/mission2/GraceTHD-MCD/sources/gracethd-mcd-v2beta2b.ods'#$Valeurs.$F$119]" office:value-type="string" office:string-value="ZONE COAX" calcext:value-type="string">
            <text:p>ZONE COAX</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120]" office:value-type="string" office:string-value="l_doc_type" calcext:value-type="string">
            <text:p>l_doc_type</text:p>
          </table:table-cell>
          <table:table-cell table:style-name="ce18" table:formula="of:=['file:///D:/cglocal/sync/cg01/Prod/A431_Avicca_gracev2/060_Prod/mission2/GraceTHD-MCD/sources/gracethd-mcd-v2beta2b.ods'#$Valeurs.$E$120]" office:value-type="string" office:string-value="DIG" calcext:value-type="string">
            <text:p>DIG</text:p>
          </table:table-cell>
          <table:table-cell table:style-name="ce18" table:formula="of:=['file:///D:/cglocal/sync/cg01/Prod/A431_Avicca_gracev2/060_Prod/mission2/GraceTHD-MCD/sources/gracethd-mcd-v2beta2b.ods'#$Valeurs.$F$120]" office:value-type="string" office:string-value="DOSSIER D INGENIERIE : REGLES D INGENIERIE UTILISEES" calcext:value-type="string">
            <text:p>DOSSIER D INGENIERIE : REGLES D INGENIERIE UTILISEES</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21]" office:value-type="string" office:string-value="l_doc_type" calcext:value-type="string">
            <text:p>l_doc_type</text:p>
          </table:table-cell>
          <table:table-cell table:style-name="ce18" table:formula="of:=['file:///D:/cglocal/sync/cg01/Prod/A431_Avicca_gracev2/060_Prod/mission2/GraceTHD-MCD/sources/gracethd-mcd-v2beta2b.ods'#$Valeurs.$E$121]" office:value-type="string" office:string-value="ETU" calcext:value-type="string">
            <text:p>ETU</text:p>
          </table:table-cell>
          <table:table-cell table:style-name="ce18" table:formula="of:=['file:///D:/cglocal/sync/cg01/Prod/A431_Avicca_gracev2/060_Prod/mission2/GraceTHD-MCD/sources/gracethd-mcd-v2beta2b.ods'#$Valeurs.$F$121]" office:value-type="string" office:string-value="RAPPORT D ETUDE" calcext:value-type="string">
            <text:p>RAPPORT D ETUDE</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122]" office:value-type="string" office:string-value="l_doc_type" calcext:value-type="string">
            <text:p>l_doc_type</text:p>
          </table:table-cell>
          <table:table-cell table:style-name="ce18" table:formula="of:=['file:///D:/cglocal/sync/cg01/Prod/A431_Avicca_gracev2/060_Prod/mission2/GraceTHD-MCD/sources/gracethd-mcd-v2beta2b.ods'#$Valeurs.$E$122]" office:value-type="string" office:string-value="PSI" calcext:value-type="string">
            <text:p>PSI</text:p>
          </table:table-cell>
          <table:table-cell table:style-name="ce18" table:formula="of:=['file:///D:/cglocal/sync/cg01/Prod/A431_Avicca_gracev2/060_Prod/mission2/GraceTHD-MCD/sources/gracethd-mcd-v2beta2b.ods'#$Valeurs.$F$122]" office:value-type="string" office:string-value="PLAN DE SITUATION, SYNOPTIQUE GEOGRAPHIQUE" calcext:value-type="string">
            <text:p>PLAN DE SITUATION, SYNOPTIQUE GEOGRAPH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23]" office:value-type="string" office:string-value="l_doc_type" calcext:value-type="string">
            <text:p>l_doc_type</text:p>
          </table:table-cell>
          <table:table-cell table:style-name="ce18" table:formula="of:=['file:///D:/cglocal/sync/cg01/Prod/A431_Avicca_gracev2/060_Prod/mission2/GraceTHD-MCD/sources/gracethd-mcd-v2beta2b.ods'#$Valeurs.$E$123]" office:value-type="string" office:string-value="PPH" calcext:value-type="string">
            <text:p>PPH</text:p>
          </table:table-cell>
          <table:table-cell table:style-name="ce18" table:formula="of:=['file:///D:/cglocal/sync/cg01/Prod/A431_Avicca_gracev2/060_Prod/mission2/GraceTHD-MCD/sources/gracethd-mcd-v2beta2b.ods'#$Valeurs.$F$123]" office:value-type="string" office:string-value="PLAN DE PHASAGE" calcext:value-type="string">
            <text:p>PLAN DE PHASAG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24]" office:value-type="string" office:string-value="l_doc_type" calcext:value-type="string">
            <text:p>l_doc_type</text:p>
          </table:table-cell>
          <table:table-cell table:style-name="ce18" table:formula="of:=['file:///D:/cglocal/sync/cg01/Prod/A431_Avicca_gracev2/060_Prod/mission2/GraceTHD-MCD/sources/gracethd-mcd-v2beta2b.ods'#$Valeurs.$E$124]" office:value-type="string" office:string-value="PCB" calcext:value-type="string">
            <text:p>PCB</text:p>
          </table:table-cell>
          <table:table-cell table:style-name="ce18" table:formula="of:=['file:///D:/cglocal/sync/cg01/Prod/A431_Avicca_gracev2/060_Prod/mission2/GraceTHD-MCD/sources/gracethd-mcd-v2beta2b.ods'#$Valeurs.$F$124]" office:value-type="string" office:string-value="PLAN DE CABLAGE" calcext:value-type="string">
            <text:p>PLAN DE CABLAG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25]" office:value-type="string" office:string-value="l_doc_type" calcext:value-type="string">
            <text:p>l_doc_type</text:p>
          </table:table-cell>
          <table:table-cell table:style-name="ce18" table:formula="of:=['file:///D:/cglocal/sync/cg01/Prod/A431_Avicca_gracev2/060_Prod/mission2/GraceTHD-MCD/sources/gracethd-mcd-v2beta2b.ods'#$Valeurs.$E$125]" office:value-type="string" office:string-value="PMQ" calcext:value-type="string">
            <text:p>PMQ</text:p>
          </table:table-cell>
          <table:table-cell table:style-name="ce18" table:formula="of:=['file:///D:/cglocal/sync/cg01/Prod/A431_Avicca_gracev2/060_Prod/mission2/GraceTHD-MCD/sources/gracethd-mcd-v2beta2b.ods'#$Valeurs.$F$125]" office:value-type="string" office:string-value="PLAN DE MASQUE OU FICHE FOA" calcext:value-type="string">
            <text:p>PLAN DE MASQUE OU FICHE FOA</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26]" office:value-type="string" office:string-value="l_doc_type" calcext:value-type="string">
            <text:p>l_doc_type</text:p>
          </table:table-cell>
          <table:table-cell table:style-name="ce18" table:formula="of:=['file:///D:/cglocal/sync/cg01/Prod/A431_Avicca_gracev2/060_Prod/mission2/GraceTHD-MCD/sources/gracethd-mcd-v2beta2b.ods'#$Valeurs.$E$126]" office:value-type="string" office:string-value="DPO" calcext:value-type="string">
            <text:p>DPO</text:p>
          </table:table-cell>
          <table:table-cell table:style-name="ce18" table:formula="of:=['file:///D:/cglocal/sync/cg01/Prod/A431_Avicca_gracev2/060_Prod/mission2/GraceTHD-MCD/sources/gracethd-mcd-v2beta2b.ods'#$Valeurs.$F$126]" office:value-type="string" office:string-value="DOSSIER APPUIS AERIENS" calcext:value-type="string">
            <text:p>DOSSIER APPUIS AERIENS</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27]" office:value-type="string" office:string-value="l_doc_type" calcext:value-type="string">
            <text:p>l_doc_type</text:p>
          </table:table-cell>
          <table:table-cell table:style-name="ce18" table:formula="of:=['file:///D:/cglocal/sync/cg01/Prod/A431_Avicca_gracev2/060_Prod/mission2/GraceTHD-MCD/sources/gracethd-mcd-v2beta2b.ods'#$Valeurs.$E$127]" office:value-type="string" office:string-value="FOT" calcext:value-type="string">
            <text:p>FOT</text:p>
          </table:table-cell>
          <table:table-cell table:style-name="ce18" table:formula="of:=['file:///D:/cglocal/sync/cg01/Prod/A431_Avicca_gracev2/060_Prod/mission2/GraceTHD-MCD/sources/gracethd-mcd-v2beta2b.ods'#$Valeurs.$F$127]" office:value-type="string" office:string-value="PHOTO" calcext:value-type="string">
            <text:p>PHOT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28]" office:value-type="string" office:string-value="l_doc_type" calcext:value-type="string">
            <text:p>l_doc_type</text:p>
          </table:table-cell>
          <table:table-cell table:style-name="ce18" table:formula="of:=['file:///D:/cglocal/sync/cg01/Prod/A431_Avicca_gracev2/060_Prod/mission2/GraceTHD-MCD/sources/gracethd-mcd-v2beta2b.ods'#$Valeurs.$E$128]" office:value-type="string" office:string-value="PGC" calcext:value-type="string">
            <text:p>PGC</text:p>
          </table:table-cell>
          <table:table-cell table:style-name="ce18" table:formula="of:=['file:///D:/cglocal/sync/cg01/Prod/A431_Avicca_gracev2/060_Prod/mission2/GraceTHD-MCD/sources/gracethd-mcd-v2beta2b.ods'#$Valeurs.$F$128]" office:value-type="string" office:string-value="PLAN DE GENIE CIVIL" calcext:value-type="string">
            <text:p>PLAN DE GENIE CIVIL</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129]" office:value-type="string" office:string-value="l_doc_type" calcext:value-type="string">
            <text:p>l_doc_type</text:p>
          </table:table-cell>
          <table:table-cell table:style-name="ce18" table:formula="of:=['file:///D:/cglocal/sync/cg01/Prod/A431_Avicca_gracev2/060_Prod/mission2/GraceTHD-MCD/sources/gracethd-mcd-v2beta2b.ods'#$Valeurs.$E$129]" office:value-type="string" office:string-value="DLV" calcext:value-type="string">
            <text:p>DLV</text:p>
          </table:table-cell>
          <table:table-cell table:style-name="ce18" table:formula="of:=['file:///D:/cglocal/sync/cg01/Prod/A431_Avicca_gracev2/060_Prod/mission2/GraceTHD-MCD/sources/gracethd-mcd-v2beta2b.ods'#$Valeurs.$F$129]" office:value-type="string" office:string-value="DOSSIER DE LEVE OU D INVESTIGATIONS COMPLEMENTAIRES" calcext:value-type="string">
            <text:p>DOSSIER DE LEVE OU D INVESTIGATIONS COMPLEMENTAIRES</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30]" office:value-type="string" office:string-value="l_doc_type" calcext:value-type="string">
            <text:p>l_doc_type</text:p>
          </table:table-cell>
          <table:table-cell table:style-name="ce18" table:formula="of:=['file:///D:/cglocal/sync/cg01/Prod/A431_Avicca_gracev2/060_Prod/mission2/GraceTHD-MCD/sources/gracethd-mcd-v2beta2b.ods'#$Valeurs.$E$130]" office:value-type="string" office:string-value="SGC" calcext:value-type="string">
            <text:p>SGC</text:p>
          </table:table-cell>
          <table:table-cell table:style-name="ce18" table:formula="of:=['file:///D:/cglocal/sync/cg01/Prod/A431_Avicca_gracev2/060_Prod/mission2/GraceTHD-MCD/sources/gracethd-mcd-v2beta2b.ods'#$Valeurs.$F$130]" office:value-type="string" office:string-value="DETAIL OU SCHEMA DE GENIE CIVIL" calcext:value-type="string">
            <text:p>DETAIL OU SCHEMA DE GENIE CIVIL</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31]" office:value-type="string" office:string-value="l_doc_type" calcext:value-type="string">
            <text:p>l_doc_type</text:p>
          </table:table-cell>
          <table:table-cell table:style-name="ce18" table:formula="of:=['file:///D:/cglocal/sync/cg01/Prod/A431_Avicca_gracev2/060_Prod/mission2/GraceTHD-MCD/sources/gracethd-mcd-v2beta2b.ods'#$Valeurs.$E$131]" office:value-type="string" office:string-value="DPI" calcext:value-type="string">
            <text:p>DPI</text:p>
          </table:table-cell>
          <table:table-cell table:style-name="ce18" table:formula="of:=['file:///D:/cglocal/sync/cg01/Prod/A431_Avicca_gracev2/060_Prod/mission2/GraceTHD-MCD/sources/gracethd-mcd-v2beta2b.ods'#$Valeurs.$F$131]" office:value-type="string" office:string-value="DOSSIER DE PIQUETAGE" calcext:value-type="string">
            <text:p>DOSSIER DE PIQUETAG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32]" office:value-type="string" office:string-value="l_doc_type" calcext:value-type="string">
            <text:p>l_doc_type</text:p>
          </table:table-cell>
          <table:table-cell table:style-name="ce18" table:formula="of:=['file:///D:/cglocal/sync/cg01/Prod/A431_Avicca_gracev2/060_Prod/mission2/GraceTHD-MCD/sources/gracethd-mcd-v2beta2b.ods'#$Valeurs.$E$132]" office:value-type="string" office:string-value="DBL" calcext:value-type="string">
            <text:p>DBL</text:p>
          </table:table-cell>
          <table:table-cell table:style-name="ce18" table:formula="of:=['file:///D:/cglocal/sync/cg01/Prod/A431_Avicca_gracev2/060_Prod/mission2/GraceTHD-MCD/sources/gracethd-mcd-v2beta2b.ods'#$Valeurs.$F$132]" office:value-type="string" office:string-value="DOSSIER DE RELEVE BOITES AUX LETTRES" calcext:value-type="string">
            <text:p>DOSSIER DE RELEVE BOITES AUX LETTRES</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33]" office:value-type="string" office:string-value="l_doc_type" calcext:value-type="string">
            <text:p>l_doc_type</text:p>
          </table:table-cell>
          <table:table-cell table:style-name="ce18" table:formula="of:=['file:///D:/cglocal/sync/cg01/Prod/A431_Avicca_gracev2/060_Prod/mission2/GraceTHD-MCD/sources/gracethd-mcd-v2beta2b.ods'#$Valeurs.$E$133]" office:value-type="string" office:string-value="KRV" calcext:value-type="string">
            <text:p>KRV</text:p>
          </table:table-cell>
          <table:table-cell table:style-name="ce18" table:formula="of:=['file:///D:/cglocal/sync/cg01/Prod/A431_Avicca_gracev2/060_Prod/mission2/GraceTHD-MCD/sources/gracethd-mcd-v2beta2b.ods'#$Valeurs.$F$133]" office:value-type="string" office:string-value="RÈGLEMENT DE VOIRIE" calcext:value-type="string">
            <text:p>RÈGLEMENT DE VOIRI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34]" office:value-type="string" office:string-value="l_doc_type" calcext:value-type="string">
            <text:p>l_doc_type</text:p>
          </table:table-cell>
          <table:table-cell table:style-name="ce18" table:formula="of:=['file:///D:/cglocal/sync/cg01/Prod/A431_Avicca_gracev2/060_Prod/mission2/GraceTHD-MCD/sources/gracethd-mcd-v2beta2b.ods'#$Valeurs.$E$134]" office:value-type="string" office:string-value="CPV" calcext:value-type="string">
            <text:p>CPV</text:p>
          </table:table-cell>
          <table:table-cell table:style-name="ce18" table:formula="of:=['file:///D:/cglocal/sync/cg01/Prod/A431_Avicca_gracev2/060_Prod/mission2/GraceTHD-MCD/sources/gracethd-mcd-v2beta2b.ods'#$Valeurs.$F$134]" office:value-type="string" office:string-value="PERMISSION OU AUTORISATION DE VOIRIE" calcext:value-type="string">
            <text:p>PERMISSION OU AUTORISATION DE VOIRIE</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135]" office:value-type="string" office:string-value="l_doc_type" calcext:value-type="string">
            <text:p>l_doc_type</text:p>
          </table:table-cell>
          <table:table-cell table:style-name="ce18" table:formula="of:=['file:///D:/cglocal/sync/cg01/Prod/A431_Avicca_gracev2/060_Prod/mission2/GraceTHD-MCD/sources/gracethd-mcd-v2beta2b.ods'#$Valeurs.$E$135]" office:value-type="string" office:string-value="DTT" calcext:value-type="string">
            <text:p>DTT</text:p>
          </table:table-cell>
          <table:table-cell table:style-name="ce18" table:formula="of:=['file:///D:/cglocal/sync/cg01/Prod/A431_Avicca_gracev2/060_Prod/mission2/GraceTHD-MCD/sources/gracethd-mcd-v2beta2b.ods'#$Valeurs.$F$135]" office:value-type="string" office:string-value="DT EMISES DANS LE CADRE DU PROJET DE DEPLOIEMENT" calcext:value-type="string">
            <text:p>DT EMISES DANS LE CADRE DU PROJET DE DEPLOIEMENT</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136]" office:value-type="string" office:string-value="l_doc_type" calcext:value-type="string">
            <text:p>l_doc_type</text:p>
          </table:table-cell>
          <table:table-cell table:style-name="ce18" table:formula="of:=['file:///D:/cglocal/sync/cg01/Prod/A431_Avicca_gracev2/060_Prod/mission2/GraceTHD-MCD/sources/gracethd-mcd-v2beta2b.ods'#$Valeurs.$E$136]" office:value-type="string" office:string-value="DIT" calcext:value-type="string">
            <text:p>DIT</text:p>
          </table:table-cell>
          <table:table-cell table:style-name="ce18" table:formula="of:=['file:///D:/cglocal/sync/cg01/Prod/A431_Avicca_gracev2/060_Prod/mission2/GraceTHD-MCD/sources/gracethd-mcd-v2beta2b.ods'#$Valeurs.$F$136]" office:value-type="string" office:string-value="DICT EMISES DANS LE CADRE DU PROJET DE DEPLOIEMENT" calcext:value-type="string">
            <text:p>DICT EMISES DANS LE CADRE DU PROJET DE DEPLOIEMEN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37]" office:value-type="string" office:string-value="l_doc_type" calcext:value-type="string">
            <text:p>l_doc_type</text:p>
          </table:table-cell>
          <table:table-cell table:style-name="ce18" table:formula="of:=['file:///D:/cglocal/sync/cg01/Prod/A431_Avicca_gracev2/060_Prod/mission2/GraceTHD-MCD/sources/gracethd-mcd-v2beta2b.ods'#$Valeurs.$E$137]" office:value-type="string" office:string-value="DAM" calcext:value-type="string">
            <text:p>DAM</text:p>
          </table:table-cell>
          <table:table-cell table:style-name="ce18" table:formula="of:=['file:///D:/cglocal/sync/cg01/Prod/A431_Avicca_gracev2/060_Prod/mission2/GraceTHD-MCD/sources/gracethd-mcd-v2beta2b.ods'#$Valeurs.$F$137]" office:value-type="string" office:string-value="DIAGNOSTIC AMIANTE ENROBE" calcext:value-type="string">
            <text:p>DIAGNOSTIC AMIANTE ENROBE</text:p>
          </table:table-cell>
          <table:table-cell table:style-name="ce18"/>
          <table:table-cell table:number-columns-repeated="1019"/>
        </table:table-row>
        <table:table-row table:style-name="ro5">
          <table:table-cell table:style-name="ce18" table:formula="of:=['file:///D:/cglocal/sync/cg01/Prod/A431_Avicca_gracev2/060_Prod/mission2/GraceTHD-MCD/sources/gracethd-mcd-v2beta2b.ods'#$Valeurs.$D$138]" office:value-type="string" office:string-value="l_doc_type" calcext:value-type="string">
            <text:p>l_doc_type</text:p>
          </table:table-cell>
          <table:table-cell table:style-name="ce18" table:formula="of:=['file:///D:/cglocal/sync/cg01/Prod/A431_Avicca_gracev2/060_Prod/mission2/GraceTHD-MCD/sources/gracethd-mcd-v2beta2b.ods'#$Valeurs.$E$138]" office:value-type="string" office:string-value="CIN" calcext:value-type="string">
            <text:p>CIN</text:p>
          </table:table-cell>
          <table:table-cell table:style-name="ce18" table:formula="of:=['file:///D:/cglocal/sync/cg01/Prod/A431_Avicca_gracev2/060_Prod/mission2/GraceTHD-MCD/sources/gracethd-mcd-v2beta2b.ods'#$Valeurs.$F$138]" office:value-type="string" office:string-value="CONTRAT OU CONVENTION DE LOCATION/CESSION/ACHAT/OCCUPATION D INFRASTRUCTURE" calcext:value-type="string">
            <text:p>CONTRAT OU CONVENTION DE LOCATION/CESSION/ACHAT/OCCUPATION D INFRASTRUCTURE</text:p>
          </table:table-cell>
          <table:table-cell table:style-name="ce18"/>
          <table:table-cell table:number-columns-repeated="1019"/>
        </table:table-row>
        <table:table-row table:style-name="ro5">
          <table:table-cell table:style-name="ce18" table:formula="of:=['file:///D:/cglocal/sync/cg01/Prod/A431_Avicca_gracev2/060_Prod/mission2/GraceTHD-MCD/sources/gracethd-mcd-v2beta2b.ods'#$Valeurs.$D$139]" office:value-type="string" office:string-value="l_doc_type" calcext:value-type="string">
            <text:p>l_doc_type</text:p>
          </table:table-cell>
          <table:table-cell table:style-name="ce18" table:formula="of:=['file:///D:/cglocal/sync/cg01/Prod/A431_Avicca_gracev2/060_Prod/mission2/GraceTHD-MCD/sources/gracethd-mcd-v2beta2b.ods'#$Valeurs.$E$139]" office:value-type="string" office:string-value="CMU" calcext:value-type="string">
            <text:p>CMU</text:p>
          </table:table-cell>
          <table:table-cell table:style-name="ce18" table:formula="of:=['file:///D:/cglocal/sync/cg01/Prod/A431_Avicca_gracev2/060_Prod/mission2/GraceTHD-MCD/sources/gracethd-mcd-v2beta2b.ods'#$Valeurs.$F$139]" office:value-type="string" office:string-value="CONTRAT OU CONVENTION DE CO-CONSTRUCTION OU MUTUALISATION DE TRAVAUX" calcext:value-type="string">
            <text:p>CONTRAT OU CONVENTION DE CO-CONSTRUCTION OU MUTUALISATION DE TRAVAUX</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40]" office:value-type="string" office:string-value="l_doc_type" calcext:value-type="string">
            <text:p>l_doc_type</text:p>
          </table:table-cell>
          <table:table-cell table:style-name="ce18" table:formula="of:=['file:///D:/cglocal/sync/cg01/Prod/A431_Avicca_gracev2/060_Prod/mission2/GraceTHD-MCD/sources/gracethd-mcd-v2beta2b.ods'#$Valeurs.$E$140]" office:value-type="string" office:string-value="DIP" calcext:value-type="string">
            <text:p>DIP</text:p>
          </table:table-cell>
          <table:table-cell table:style-name="ce18" table:formula="of:=['file:///D:/cglocal/sync/cg01/Prod/A431_Avicca_gracev2/060_Prod/mission2/GraceTHD-MCD/sources/gracethd-mcd-v2beta2b.ods'#$Valeurs.$F$140]" office:value-type="string" office:string-value="DOSSIER D IMPLANTATION (SRO, NRO, BPI…)" calcext:value-type="string">
            <text:p>DOSSIER D IMPLANTATION (SRO, NRO, BPI…)</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41]" office:value-type="string" office:string-value="l_doc_type" calcext:value-type="string">
            <text:p>l_doc_type</text:p>
          </table:table-cell>
          <table:table-cell table:style-name="ce18" table:formula="of:=['file:///D:/cglocal/sync/cg01/Prod/A431_Avicca_gracev2/060_Prod/mission2/GraceTHD-MCD/sources/gracethd-mcd-v2beta2b.ods'#$Valeurs.$E$141]" office:value-type="string" office:string-value="SOP" calcext:value-type="string">
            <text:p>SOP</text:p>
          </table:table-cell>
          <table:table-cell table:style-name="ce18" table:formula="of:=['file:///D:/cglocal/sync/cg01/Prod/A431_Avicca_gracev2/060_Prod/mission2/GraceTHD-MCD/sources/gracethd-mcd-v2beta2b.ods'#$Valeurs.$F$141]" office:value-type="string" office:string-value="SYNOPTIQUE OPTIQUE" calcext:value-type="string">
            <text:p>SYNOPTIQUE OPTIQUE</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142]" office:value-type="string" office:string-value="l_doc_type" calcext:value-type="string">
            <text:p>l_doc_type</text:p>
          </table:table-cell>
          <table:table-cell table:style-name="ce18" table:formula="of:=['file:///D:/cglocal/sync/cg01/Prod/A431_Avicca_gracev2/060_Prod/mission2/GraceTHD-MCD/sources/gracethd-mcd-v2beta2b.ods'#$Valeurs.$E$142]" office:value-type="string" office:string-value="SBP" calcext:value-type="string">
            <text:p>SBP</text:p>
          </table:table-cell>
          <table:table-cell table:style-name="ce18" table:formula="of:=['file:///D:/cglocal/sync/cg01/Prod/A431_Avicca_gracev2/060_Prod/mission2/GraceTHD-MCD/sources/gracethd-mcd-v2beta2b.ods'#$Valeurs.$F$142]" office:value-type="string" office:string-value="PLAN DE BOITE, OU AUTRE ELEMENT DE BRANCHEMENT PASSIF" calcext:value-type="string">
            <text:p>PLAN DE BOITE, OU AUTRE ELEMENT DE BRANCHEMENT PASSIF</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143]" office:value-type="string" office:string-value="l_doc_type" calcext:value-type="string">
            <text:p>l_doc_type</text:p>
          </table:table-cell>
          <table:table-cell table:style-name="ce18" table:formula="of:=['file:///D:/cglocal/sync/cg01/Prod/A431_Avicca_gracev2/060_Prod/mission2/GraceTHD-MCD/sources/gracethd-mcd-v2beta2b.ods'#$Valeurs.$E$143]" office:value-type="string" office:string-value="SRA" calcext:value-type="string">
            <text:p>SRA</text:p>
          </table:table-cell>
          <table:table-cell table:style-name="ce18" table:formula="of:=['file:///D:/cglocal/sync/cg01/Prod/A431_Avicca_gracev2/060_Prod/mission2/GraceTHD-MCD/sources/gracethd-mcd-v2beta2b.ods'#$Valeurs.$F$143]" office:value-type="string" office:string-value="SCHEMA DE RACCORDEMENT (BAIE, ARMOIRE, REPARTITEUR…)" calcext:value-type="string">
            <text:p>SCHEMA DE RACCORDEMENT (BAIE, ARMOIRE, REPARTITEUR…)</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44]" office:value-type="string" office:string-value="l_doc_type" calcext:value-type="string">
            <text:p>l_doc_type</text:p>
          </table:table-cell>
          <table:table-cell table:style-name="ce18" table:formula="of:=['file:///D:/cglocal/sync/cg01/Prod/A431_Avicca_gracev2/060_Prod/mission2/GraceTHD-MCD/sources/gracethd-mcd-v2beta2b.ods'#$Valeurs.$E$144]" office:value-type="string" office:string-value="KEQ" calcext:value-type="string">
            <text:p>KEQ</text:p>
          </table:table-cell>
          <table:table-cell table:style-name="ce18" table:formula="of:=['file:///D:/cglocal/sync/cg01/Prod/A431_Avicca_gracev2/060_Prod/mission2/GraceTHD-MCD/sources/gracethd-mcd-v2beta2b.ods'#$Valeurs.$F$144]" office:value-type="string" office:string-value="DOCUMENTATION TECHNIQUE D EQUIPEMENT" calcext:value-type="string">
            <text:p>DOCUMENTATION TECHNIQUE D EQUIPEMEN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45]" office:value-type="string" office:string-value="l_doc_type" calcext:value-type="string">
            <text:p>l_doc_type</text:p>
          </table:table-cell>
          <table:table-cell table:style-name="ce18" table:formula="of:=['file:///D:/cglocal/sync/cg01/Prod/A431_Avicca_gracev2/060_Prod/mission2/GraceTHD-MCD/sources/gracethd-mcd-v2beta2b.ods'#$Valeurs.$E$145]" office:value-type="string" office:string-value="CIM" calcext:value-type="string">
            <text:p>CIM</text:p>
          </table:table-cell>
          <table:table-cell table:style-name="ce18" table:formula="of:=['file:///D:/cglocal/sync/cg01/Prod/A431_Avicca_gracev2/060_Prod/mission2/GraceTHD-MCD/sources/gracethd-mcd-v2beta2b.ods'#$Valeurs.$F$145]" office:value-type="string" office:string-value="CONVENTION THD IMMEUBLE" calcext:value-type="string">
            <text:p>CONVENTION THD IMMEUBL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46]" office:value-type="string" office:string-value="l_doc_type" calcext:value-type="string">
            <text:p>l_doc_type</text:p>
          </table:table-cell>
          <table:table-cell table:style-name="ce18" table:formula="of:=['file:///D:/cglocal/sync/cg01/Prod/A431_Avicca_gracev2/060_Prod/mission2/GraceTHD-MCD/sources/gracethd-mcd-v2beta2b.ods'#$Valeurs.$E$146]" office:value-type="string" office:string-value="CIS" calcext:value-type="string">
            <text:p>CIS</text:p>
          </table:table-cell>
          <table:table-cell table:style-name="ce18" table:formula="of:=['file:///D:/cglocal/sync/cg01/Prod/A431_Avicca_gracev2/060_Prod/mission2/GraceTHD-MCD/sources/gracethd-mcd-v2beta2b.ods'#$Valeurs.$F$146]" office:value-type="string" office:string-value="CONVENTION CADRE BAILLEUR SOCIAL" calcext:value-type="string">
            <text:p>CONVENTION CADRE BAILLEUR SOCIAL</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47]" office:value-type="string" office:string-value="l_doc_type" calcext:value-type="string">
            <text:p>l_doc_type</text:p>
          </table:table-cell>
          <table:table-cell table:style-name="ce18" table:formula="of:=['file:///D:/cglocal/sync/cg01/Prod/A431_Avicca_gracev2/060_Prod/mission2/GraceTHD-MCD/sources/gracethd-mcd-v2beta2b.ods'#$Valeurs.$E$147]" office:value-type="string" office:string-value="CDS" calcext:value-type="string">
            <text:p>CDS</text:p>
          </table:table-cell>
          <table:table-cell table:style-name="ce18" table:formula="of:=['file:///D:/cglocal/sync/cg01/Prod/A431_Avicca_gracev2/060_Prod/mission2/GraceTHD-MCD/sources/gracethd-mcd-v2beta2b.ods'#$Valeurs.$F$147]" office:value-type="string" office:string-value="RÈGLEMENT DE SERVICE" calcext:value-type="string">
            <text:p>RÈGLEMENT DE SERVICE</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148]" office:value-type="string" office:string-value="l_doc_type" calcext:value-type="string">
            <text:p>l_doc_type</text:p>
          </table:table-cell>
          <table:table-cell table:style-name="ce18" table:formula="of:=['file:///D:/cglocal/sync/cg01/Prod/A431_Avicca_gracev2/060_Prod/mission2/GraceTHD-MCD/sources/gracethd-mcd-v2beta2b.ods'#$Valeurs.$E$148]" office:value-type="string" office:string-value="COC" calcext:value-type="string">
            <text:p>COC</text:p>
          </table:table-cell>
          <table:table-cell table:style-name="ce18" table:formula="of:=['file:///D:/cglocal/sync/cg01/Prod/A431_Avicca_gracev2/060_Prod/mission2/GraceTHD-MCD/sources/gracethd-mcd-v2beta2b.ods'#$Valeurs.$F$148]" office:value-type="string" office:string-value="AUTRE CONVENTION D OCCUPATION EMPRISE PRIVEE" calcext:value-type="string">
            <text:p>AUTRE CONVENTION D OCCUPATION EMPRISE PRIV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49]" office:value-type="string" office:string-value="l_doc_type" calcext:value-type="string">
            <text:p>l_doc_type</text:p>
          </table:table-cell>
          <table:table-cell table:style-name="ce18" table:formula="of:=['file:///D:/cglocal/sync/cg01/Prod/A431_Avicca_gracev2/060_Prod/mission2/GraceTHD-MCD/sources/gracethd-mcd-v2beta2b.ods'#$Valeurs.$E$149]" office:value-type="string" office:string-value="MRF" calcext:value-type="string">
            <text:p>MRF</text:p>
          </table:table-cell>
          <table:table-cell table:style-name="ce18" table:formula="of:=['file:///D:/cglocal/sync/cg01/Prod/A431_Avicca_gracev2/060_Prod/mission2/GraceTHD-MCD/sources/gracethd-mcd-v2beta2b.ods'#$Valeurs.$F$149]" office:value-type="string" office:string-value="MESURE DE REFLECTOMETRIE" calcext:value-type="string">
            <text:p>MESURE DE REFLECTOMETRIE</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150]" office:value-type="string" office:string-value="l_doc_type" calcext:value-type="string">
            <text:p>l_doc_type</text:p>
          </table:table-cell>
          <table:table-cell table:style-name="ce18" table:formula="of:=['file:///D:/cglocal/sync/cg01/Prod/A431_Avicca_gracev2/060_Prod/mission2/GraceTHD-MCD/sources/gracethd-mcd-v2beta2b.ods'#$Valeurs.$E$150]" office:value-type="string" office:string-value="MFX" calcext:value-type="string">
            <text:p>MFX</text:p>
          </table:table-cell>
          <table:table-cell table:style-name="ce18" table:formula="of:=['file:///D:/cglocal/sync/cg01/Prod/A431_Avicca_gracev2/060_Prod/mission2/GraceTHD-MCD/sources/gracethd-mcd-v2beta2b.ods'#$Valeurs.$F$150]" office:value-type="string" office:string-value="TEST D ETANCHEITE DE FOURREAUX ET/OU TESTS DE MANDRINAGE, AIGUILLAGE" calcext:value-type="string">
            <text:p>TEST D ETANCHEITE DE FOURREAUX ET/OU TESTS DE MANDRINAGE, AIGUILLAG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51]" office:value-type="string" office:string-value="l_doc_type" calcext:value-type="string">
            <text:p>l_doc_type</text:p>
          </table:table-cell>
          <table:table-cell table:style-name="ce18" table:formula="of:=['file:///D:/cglocal/sync/cg01/Prod/A431_Avicca_gracev2/060_Prod/mission2/GraceTHD-MCD/sources/gracethd-mcd-v2beta2b.ods'#$Valeurs.$E$151]" office:value-type="string" office:string-value="RGC" calcext:value-type="string">
            <text:p>RGC</text:p>
          </table:table-cell>
          <table:table-cell table:style-name="ce18" table:formula="of:=['file:///D:/cglocal/sync/cg01/Prod/A431_Avicca_gracev2/060_Prod/mission2/GraceTHD-MCD/sources/gracethd-mcd-v2beta2b.ods'#$Valeurs.$F$151]" office:value-type="string" office:string-value="PV DE RECEPTION GENIE CIVIL" calcext:value-type="string">
            <text:p>PV DE RECEPTION GENIE CIVIL</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52]" office:value-type="string" office:string-value="l_doc_type" calcext:value-type="string">
            <text:p>l_doc_type</text:p>
          </table:table-cell>
          <table:table-cell table:style-name="ce18" table:formula="of:=['file:///D:/cglocal/sync/cg01/Prod/A431_Avicca_gracev2/060_Prod/mission2/GraceTHD-MCD/sources/gracethd-mcd-v2beta2b.ods'#$Valeurs.$E$152]" office:value-type="string" office:string-value="DIF" calcext:value-type="string">
            <text:p>DIF</text:p>
          </table:table-cell>
          <table:table-cell table:style-name="ce18" table:formula="of:=['file:///D:/cglocal/sync/cg01/Prod/A431_Avicca_gracev2/060_Prod/mission2/GraceTHD-MCD/sources/gracethd-mcd-v2beta2b.ods'#$Valeurs.$F$152]" office:value-type="string" office:string-value="DOSSIER INFRASTRUCTURE D ACCUEIL" calcext:value-type="string">
            <text:p>DOSSIER INFRASTRUCTURE D ACCUEIL</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53]" office:value-type="string" office:string-value="l_doc_type" calcext:value-type="string">
            <text:p>l_doc_type</text:p>
          </table:table-cell>
          <table:table-cell table:style-name="ce18" table:formula="of:=['file:///D:/cglocal/sync/cg01/Prod/A431_Avicca_gracev2/060_Prod/mission2/GraceTHD-MCD/sources/gracethd-mcd-v2beta2b.ods'#$Valeurs.$E$153]" office:value-type="string" office:string-value="DCB" calcext:value-type="string">
            <text:p>DCB</text:p>
          </table:table-cell>
          <table:table-cell table:style-name="ce18" table:formula="of:=['file:///D:/cglocal/sync/cg01/Prod/A431_Avicca_gracev2/060_Prod/mission2/GraceTHD-MCD/sources/gracethd-mcd-v2beta2b.ods'#$Valeurs.$F$153]" office:value-type="string" office:string-value="DOSSIER DE CABLAGE" calcext:value-type="string">
            <text:p>DOSSIER DE CABLAG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54]" office:value-type="string" office:string-value="l_doc_type" calcext:value-type="string">
            <text:p>l_doc_type</text:p>
          </table:table-cell>
          <table:table-cell table:style-name="ce18" table:formula="of:=['file:///D:/cglocal/sync/cg01/Prod/A431_Avicca_gracev2/060_Prod/mission2/GraceTHD-MCD/sources/gracethd-mcd-v2beta2b.ods'#$Valeurs.$E$154]" office:value-type="string" office:string-value="DOP" calcext:value-type="string">
            <text:p>DOP</text:p>
          </table:table-cell>
          <table:table-cell table:style-name="ce18" table:formula="of:=['file:///D:/cglocal/sync/cg01/Prod/A431_Avicca_gracev2/060_Prod/mission2/GraceTHD-MCD/sources/gracethd-mcd-v2beta2b.ods'#$Valeurs.$F$154]" office:value-type="string" office:string-value="DOSSIER OPTIQUE" calcext:value-type="string">
            <text:p>DOSSIER OPT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55]" office:value-type="string" office:string-value="l_doc_type" calcext:value-type="string">
            <text:p>l_doc_type</text:p>
          </table:table-cell>
          <table:table-cell table:style-name="ce18" table:formula="of:=['file:///D:/cglocal/sync/cg01/Prod/A431_Avicca_gracev2/060_Prod/mission2/GraceTHD-MCD/sources/gracethd-mcd-v2beta2b.ods'#$Valeurs.$E$155]" office:value-type="string" office:string-value="DPR" calcext:value-type="string">
            <text:p>DPR</text:p>
          </table:table-cell>
          <table:table-cell table:style-name="ce18" table:formula="of:=['file:///D:/cglocal/sync/cg01/Prod/A431_Avicca_gracev2/060_Prod/mission2/GraceTHD-MCD/sources/gracethd-mcd-v2beta2b.ods'#$Valeurs.$F$155]" office:value-type="string" office:string-value="DOSSIER DE PROJET" calcext:value-type="string">
            <text:p>DOSSIER DE PROJE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56]" office:value-type="string" office:string-value="l_doc_type" calcext:value-type="string">
            <text:p>l_doc_type</text:p>
          </table:table-cell>
          <table:table-cell table:style-name="ce18" table:formula="of:=['file:///D:/cglocal/sync/cg01/Prod/A431_Avicca_gracev2/060_Prod/mission2/GraceTHD-MCD/sources/gracethd-mcd-v2beta2b.ods'#$Valeurs.$E$156]" office:value-type="string" office:string-value="DLG" calcext:value-type="string">
            <text:p>DLG</text:p>
          </table:table-cell>
          <table:table-cell table:style-name="ce18" table:formula="of:=['file:///D:/cglocal/sync/cg01/Prod/A431_Avicca_gracev2/060_Prod/mission2/GraceTHD-MCD/sources/gracethd-mcd-v2beta2b.ods'#$Valeurs.$F$156]" office:value-type="string" office:string-value="DOSSIER DE LIVRABLES GRACETHD" calcext:value-type="string">
            <text:p>DOSSIER DE LIVRABLES GRACETHD</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157]" office:value-type="string" office:string-value="l_doc_type" calcext:value-type="string">
            <text:p>l_doc_type</text:p>
          </table:table-cell>
          <table:table-cell table:style-name="ce18" table:formula="of:=['file:///D:/cglocal/sync/cg01/Prod/A431_Avicca_gracev2/060_Prod/mission2/GraceTHD-MCD/sources/gracethd-mcd-v2beta2b.ods'#$Valeurs.$E$157]" office:value-type="string" office:string-value="DCI" calcext:value-type="string">
            <text:p>DCI</text:p>
          </table:table-cell>
          <table:table-cell table:style-name="ce18" table:formula="of:=['file:///D:/cglocal/sync/cg01/Prod/A431_Avicca_gracev2/060_Prod/mission2/GraceTHD-MCD/sources/gracethd-mcd-v2beta2b.ods'#$Valeurs.$F$157]" office:value-type="string" office:string-value="DOSSIER DE COMMANDE POUR LOCATION/OCCUPATION D INFRASTRUCTURE" calcext:value-type="string">
            <text:p>DOSSIER DE COMMANDE POUR LOCATION/OCCUPATION D INFRASTRUCTU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58]" office:value-type="string" office:string-value="l_doc_type" calcext:value-type="string">
            <text:p>l_doc_type</text:p>
          </table:table-cell>
          <table:table-cell table:style-name="ce18" table:formula="of:=['file:///D:/cglocal/sync/cg01/Prod/A431_Avicca_gracev2/060_Prod/mission2/GraceTHD-MCD/sources/gracethd-mcd-v2beta2b.ods'#$Valeurs.$E$158]" office:value-type="string" office:string-value="DCS" calcext:value-type="string">
            <text:p>DCS</text:p>
          </table:table-cell>
          <table:table-cell table:style-name="ce18" table:formula="of:=['file:///D:/cglocal/sync/cg01/Prod/A431_Avicca_gracev2/060_Prod/mission2/GraceTHD-MCD/sources/gracethd-mcd-v2beta2b.ods'#$Valeurs.$F$158]" office:value-type="string" office:string-value="DOSSIER DE CREATION DE SITE" calcext:value-type="string">
            <text:p>DOSSIER DE CREATION DE SIT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59]" office:value-type="string" office:string-value="l_doc_type" calcext:value-type="string">
            <text:p>l_doc_type</text:p>
          </table:table-cell>
          <table:table-cell table:style-name="ce18" table:formula="of:=['file:///D:/cglocal/sync/cg01/Prod/A431_Avicca_gracev2/060_Prod/mission2/GraceTHD-MCD/sources/gracethd-mcd-v2beta2b.ods'#$Valeurs.$E$159]" office:value-type="string" office:string-value="DRS" calcext:value-type="string">
            <text:p>DRS</text:p>
          </table:table-cell>
          <table:table-cell table:style-name="ce18" table:formula="of:=['file:///D:/cglocal/sync/cg01/Prod/A431_Avicca_gracev2/060_Prod/mission2/GraceTHD-MCD/sources/gracethd-mcd-v2beta2b.ods'#$Valeurs.$F$159]" office:value-type="string" office:string-value="DOSSIER DE RACCORDEMENT DE SITE" calcext:value-type="string">
            <text:p>DOSSIER DE RACCORDEMENT DE SIT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60]" office:value-type="string" office:string-value="l_doc_type" calcext:value-type="string">
            <text:p>l_doc_type</text:p>
          </table:table-cell>
          <table:table-cell table:style-name="ce18" table:formula="of:=['file:///D:/cglocal/sync/cg01/Prod/A431_Avicca_gracev2/060_Prod/mission2/GraceTHD-MCD/sources/gracethd-mcd-v2beta2b.ods'#$Valeurs.$E$160]" office:value-type="string" office:string-value="KPL" calcext:value-type="string">
            <text:p>KPL</text:p>
          </table:table-cell>
          <table:table-cell table:style-name="ce18" table:formula="of:=['file:///D:/cglocal/sync/cg01/Prod/A431_Avicca_gracev2/060_Prod/mission2/GraceTHD-MCD/sources/gracethd-mcd-v2beta2b.ods'#$Valeurs.$F$160]" office:value-type="string" office:string-value="PLAN LOCAL D URBANISME" calcext:value-type="string">
            <text:p>PLAN LOCAL D URBANISM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61]" office:value-type="string" office:string-value="l_doc_type" calcext:value-type="string">
            <text:p>l_doc_type</text:p>
          </table:table-cell>
          <table:table-cell table:style-name="ce18" table:formula="of:=['file:///D:/cglocal/sync/cg01/Prod/A431_Avicca_gracev2/060_Prod/mission2/GraceTHD-MCD/sources/gracethd-mcd-v2beta2b.ods'#$Valeurs.$E$161]" office:value-type="string" office:string-value="RFR" calcext:value-type="string">
            <text:p>RFR</text:p>
          </table:table-cell>
          <table:table-cell table:style-name="ce18" table:formula="of:=['file:///D:/cglocal/sync/cg01/Prod/A431_Avicca_gracev2/060_Prod/mission2/GraceTHD-MCD/sources/gracethd-mcd-v2beta2b.ods'#$Valeurs.$F$161]" office:value-type="string" office:string-value="FICHE DE RECETTE" calcext:value-type="string">
            <text:p>FICHE DE RECETT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62]" office:value-type="string" office:string-value="l_doc_type" calcext:value-type="string">
            <text:p>l_doc_type</text:p>
          </table:table-cell>
          <table:table-cell table:style-name="ce18" table:formula="of:=['file:///D:/cglocal/sync/cg01/Prod/A431_Avicca_gracev2/060_Prod/mission2/GraceTHD-MCD/sources/gracethd-mcd-v2beta2b.ods'#$Valeurs.$E$162]" office:value-type="string" office:string-value="RVR" calcext:value-type="string">
            <text:p>RVR</text:p>
          </table:table-cell>
          <table:table-cell table:style-name="ce18" table:formula="of:=['file:///D:/cglocal/sync/cg01/Prod/A431_Avicca_gracev2/060_Prod/mission2/GraceTHD-MCD/sources/gracethd-mcd-v2beta2b.ods'#$Valeurs.$F$162]" office:value-type="string" office:string-value="PV DE RECEPTION DE VOIRIE" calcext:value-type="string">
            <text:p>PV DE RECEPTION DE VOIRIE</text:p>
          </table:table-cell>
          <table:table-cell table:style-name="ce18"/>
          <table:table-cell table:number-columns-repeated="1019"/>
        </table:table-row>
        <table:table-row table:style-name="ro5">
          <table:table-cell table:style-name="ce18" table:formula="of:=['file:///D:/cglocal/sync/cg01/Prod/A431_Avicca_gracev2/060_Prod/mission2/GraceTHD-MCD/sources/gracethd-mcd-v2beta2b.ods'#$Valeurs.$D$163]" office:value-type="string" office:string-value="l_etat_type" calcext:value-type="string">
            <text:p>l_etat_type</text:p>
          </table:table-cell>
          <table:table-cell table:style-name="ce18" table:formula="of:=['file:///D:/cglocal/sync/cg01/Prod/A431_Avicca_gracev2/060_Prod/mission2/GraceTHD-MCD/sources/gracethd-mcd-v2beta2b.ods'#$Valeurs.$E$163]" office:value-type="string" office:string-value="HS" calcext:value-type="string">
            <text:p>HS</text:p>
          </table:table-cell>
          <table:table-cell table:style-name="ce18" table:formula="of:=['file:///D:/cglocal/sync/cg01/Prod/A431_Avicca_gracev2/060_Prod/mission2/GraceTHD-MCD/sources/gracethd-mcd-v2beta2b.ods'#$Valeurs.$F$163]" office:value-type="string" office:string-value="A CHANGER" calcext:value-type="string">
            <text:p>A CHANGER</text:p>
          </table:table-cell>
          <table:table-cell table:style-name="ce18" table:formula="of:=['file:///D:/cglocal/sync/cg01/Prod/A431_Avicca_gracev2/060_Prod/mission2/GraceTHD-MCD/sources/gracethd-mcd-v2beta2b.ods'#$Valeurs.$G$163]" office:value-type="string" office:string-value="L infrastructure doit etre changee car la moindre intervention peut etre prejudiciable a la fourniture du service" calcext:value-type="string">
            <text:p>L infrastructure doit etre changee car la moindre intervention peut etre prejudiciable a la fourniture du service</text:p>
          </table:table-cell>
          <table:table-cell table:number-columns-repeated="1019"/>
        </table:table-row>
        <table:table-row table:style-name="ro3">
          <table:table-cell table:style-name="ce18" table:formula="of:=['file:///D:/cglocal/sync/cg01/Prod/A431_Avicca_gracev2/060_Prod/mission2/GraceTHD-MCD/sources/gracethd-mcd-v2beta2b.ods'#$Valeurs.$D$164]" office:value-type="string" office:string-value="l_etat_type" calcext:value-type="string">
            <text:p>l_etat_type</text:p>
          </table:table-cell>
          <table:table-cell table:style-name="ce18" table:formula="of:=['file:///D:/cglocal/sync/cg01/Prod/A431_Avicca_gracev2/060_Prod/mission2/GraceTHD-MCD/sources/gracethd-mcd-v2beta2b.ods'#$Valeurs.$E$164]" office:value-type="string" office:string-value="ME" calcext:value-type="string">
            <text:p>ME</text:p>
          </table:table-cell>
          <table:table-cell table:style-name="ce18" table:formula="of:=['file:///D:/cglocal/sync/cg01/Prod/A431_Avicca_gracev2/060_Prod/mission2/GraceTHD-MCD/sources/gracethd-mcd-v2beta2b.ods'#$Valeurs.$F$164]" office:value-type="string" office:string-value="MAUVAIS ETAT" calcext:value-type="string">
            <text:p>MAUVAIS ETAT</text:p>
          </table:table-cell>
          <table:table-cell table:style-name="ce18" table:formula="of:=['file:///D:/cglocal/sync/cg01/Prod/A431_Avicca_gracev2/060_Prod/mission2/GraceTHD-MCD/sources/gracethd-mcd-v2beta2b.ods'#$Valeurs.$G$164]" office:value-type="string" office:string-value="Mauvais etat general de l infrastructure qui ne permet pas certaines interventions" calcext:value-type="string">
            <text:p>Mauvais etat general de l infrastructure qui ne permet pas certaines interventions</text:p>
          </table:table-cell>
          <table:table-cell table:number-columns-repeated="1019"/>
        </table:table-row>
        <table:table-row table:style-name="ro5">
          <table:table-cell table:style-name="ce18" table:formula="of:=['file:///D:/cglocal/sync/cg01/Prod/A431_Avicca_gracev2/060_Prod/mission2/GraceTHD-MCD/sources/gracethd-mcd-v2beta2b.ods'#$Valeurs.$D$165]" office:value-type="string" office:string-value="l_etat_type" calcext:value-type="string">
            <text:p>l_etat_type</text:p>
          </table:table-cell>
          <table:table-cell table:style-name="ce18" table:formula="of:=['file:///D:/cglocal/sync/cg01/Prod/A431_Avicca_gracev2/060_Prod/mission2/GraceTHD-MCD/sources/gracethd-mcd-v2beta2b.ods'#$Valeurs.$E$165]" office:value-type="string" office:string-value="OK" calcext:value-type="string">
            <text:p>OK</text:p>
          </table:table-cell>
          <table:table-cell table:style-name="ce18" table:formula="of:=['file:///D:/cglocal/sync/cg01/Prod/A431_Avicca_gracev2/060_Prod/mission2/GraceTHD-MCD/sources/gracethd-mcd-v2beta2b.ods'#$Valeurs.$F$165]" office:value-type="string" office:string-value="BON ETAT" calcext:value-type="string">
            <text:p>BON ETAT</text:p>
          </table:table-cell>
          <table:table-cell table:style-name="ce18" table:formula="of:=['file:///D:/cglocal/sync/cg01/Prod/A431_Avicca_gracev2/060_Prod/mission2/GraceTHD-MCD/sources/gracethd-mcd-v2beta2b.ods'#$Valeurs.$G$165]" office:value-type="string" office:string-value="Bon etat general qui permet de realiser toute operation de maintenance, d exploitation ou d evolution" calcext:value-type="string">
            <text:p>Bon etat general qui permet de realiser toute operation de maintenance, d exploitation ou d evolution</text:p>
          </table:table-cell>
          <table:table-cell table:number-columns-repeated="1019"/>
        </table:table-row>
        <table:table-row table:style-name="ro1">
          <table:table-cell table:style-name="ce18" table:formula="of:=['file:///D:/cglocal/sync/cg01/Prod/A431_Avicca_gracev2/060_Prod/mission2/GraceTHD-MCD/sources/gracethd-mcd-v2beta2b.ods'#$Valeurs.$D$166]" office:value-type="string" office:string-value="l_etat_type" calcext:value-type="string">
            <text:p>l_etat_type</text:p>
          </table:table-cell>
          <table:table-cell table:style-name="ce18" table:formula="of:=['file:///D:/cglocal/sync/cg01/Prod/A431_Avicca_gracev2/060_Prod/mission2/GraceTHD-MCD/sources/gracethd-mcd-v2beta2b.ods'#$Valeurs.$E$166]" office:value-type="string" office:string-value="NC" calcext:value-type="string">
            <text:p>NC</text:p>
          </table:table-cell>
          <table:table-cell table:style-name="ce18" table:formula="of:=['file:///D:/cglocal/sync/cg01/Prod/A431_Avicca_gracev2/060_Prod/mission2/GraceTHD-MCD/sources/gracethd-mcd-v2beta2b.ods'#$Valeurs.$F$166]" office:value-type="string" office:string-value="NON CONCERNE" calcext:value-type="string">
            <text:p>NON CONCERN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67]" office:value-type="string" office:string-value="l_fo_color" calcext:value-type="string">
            <text:p>l_fo_color</text:p>
          </table:table-cell>
          <table:table-cell table:style-name="ce18" table:formula="of:=['file:///D:/cglocal/sync/cg01/Prod/A431_Avicca_gracev2/060_Prod/mission2/GraceTHD-MCD/sources/gracethd-mcd-v2beta2b.ods'#$Valeurs.$E$167]" office:value-type="float" office:value="1" calcext:value-type="float">
            <text:p>1</text:p>
          </table:table-cell>
          <table:table-cell table:style-name="ce18" table:formula="of:=['file:///D:/cglocal/sync/cg01/Prod/A431_Avicca_gracev2/060_Prod/mission2/GraceTHD-MCD/sources/gracethd-mcd-v2beta2b.ods'#$Valeurs.$F$167]" office:value-type="string" office:string-value="ROUGE (R)" calcext:value-type="string">
            <text:p>ROUGE (R)</text:p>
          </table:table-cell>
          <table:table-cell table:style-name="ce18" table:formula="of:=['file:///D:/cglocal/sync/cg01/Prod/A431_Avicca_gracev2/060_Prod/mission2/GraceTHD-MCD/sources/gracethd-mcd-v2beta2b.ods'#$Valeurs.$G$167]" office:value-type="string" office:string-value="#FF0000" calcext:value-type="string">
            <text:p>#FF0000</text:p>
          </table:table-cell>
          <table:table-cell table:number-columns-repeated="1019"/>
        </table:table-row>
        <table:table-row table:style-name="ro1">
          <table:table-cell table:style-name="ce18" table:formula="of:=['file:///D:/cglocal/sync/cg01/Prod/A431_Avicca_gracev2/060_Prod/mission2/GraceTHD-MCD/sources/gracethd-mcd-v2beta2b.ods'#$Valeurs.$D$168]" office:value-type="string" office:string-value="l_fo_color" calcext:value-type="string">
            <text:p>l_fo_color</text:p>
          </table:table-cell>
          <table:table-cell table:style-name="ce18" table:formula="of:=['file:///D:/cglocal/sync/cg01/Prod/A431_Avicca_gracev2/060_Prod/mission2/GraceTHD-MCD/sources/gracethd-mcd-v2beta2b.ods'#$Valeurs.$E$168]" office:value-type="float" office:value="2" calcext:value-type="float">
            <text:p>2</text:p>
          </table:table-cell>
          <table:table-cell table:style-name="ce18" table:formula="of:=['file:///D:/cglocal/sync/cg01/Prod/A431_Avicca_gracev2/060_Prod/mission2/GraceTHD-MCD/sources/gracethd-mcd-v2beta2b.ods'#$Valeurs.$F$168]" office:value-type="string" office:string-value="BLEU (BL)" calcext:value-type="string">
            <text:p>BLEU (BL)</text:p>
          </table:table-cell>
          <table:table-cell table:style-name="ce18" table:formula="of:=['file:///D:/cglocal/sync/cg01/Prod/A431_Avicca_gracev2/060_Prod/mission2/GraceTHD-MCD/sources/gracethd-mcd-v2beta2b.ods'#$Valeurs.$G$168]" office:value-type="string" office:string-value="#0070C0" calcext:value-type="string">
            <text:p>#0070C0</text:p>
          </table:table-cell>
          <table:table-cell table:number-columns-repeated="1019"/>
        </table:table-row>
        <table:table-row table:style-name="ro1">
          <table:table-cell table:style-name="ce18" table:formula="of:=['file:///D:/cglocal/sync/cg01/Prod/A431_Avicca_gracev2/060_Prod/mission2/GraceTHD-MCD/sources/gracethd-mcd-v2beta2b.ods'#$Valeurs.$D$169]" office:value-type="string" office:string-value="l_fo_color" calcext:value-type="string">
            <text:p>l_fo_color</text:p>
          </table:table-cell>
          <table:table-cell table:style-name="ce18" table:formula="of:=['file:///D:/cglocal/sync/cg01/Prod/A431_Avicca_gracev2/060_Prod/mission2/GraceTHD-MCD/sources/gracethd-mcd-v2beta2b.ods'#$Valeurs.$E$169]" office:value-type="float" office:value="3" calcext:value-type="float">
            <text:p>3</text:p>
          </table:table-cell>
          <table:table-cell table:style-name="ce18" table:formula="of:=['file:///D:/cglocal/sync/cg01/Prod/A431_Avicca_gracev2/060_Prod/mission2/GraceTHD-MCD/sources/gracethd-mcd-v2beta2b.ods'#$Valeurs.$F$169]" office:value-type="string" office:string-value="VERT (VE)" calcext:value-type="string">
            <text:p>VERT (VE)</text:p>
          </table:table-cell>
          <table:table-cell table:style-name="ce18" table:formula="of:=['file:///D:/cglocal/sync/cg01/Prod/A431_Avicca_gracev2/060_Prod/mission2/GraceTHD-MCD/sources/gracethd-mcd-v2beta2b.ods'#$Valeurs.$G$169]" office:value-type="string" office:string-value="#92D050" calcext:value-type="string">
            <text:p>#92D050</text:p>
          </table:table-cell>
          <table:table-cell table:number-columns-repeated="1019"/>
        </table:table-row>
        <table:table-row table:style-name="ro1">
          <table:table-cell table:style-name="ce18" table:formula="of:=['file:///D:/cglocal/sync/cg01/Prod/A431_Avicca_gracev2/060_Prod/mission2/GraceTHD-MCD/sources/gracethd-mcd-v2beta2b.ods'#$Valeurs.$D$170]" office:value-type="string" office:string-value="l_fo_color" calcext:value-type="string">
            <text:p>l_fo_color</text:p>
          </table:table-cell>
          <table:table-cell table:style-name="ce18" table:formula="of:=['file:///D:/cglocal/sync/cg01/Prod/A431_Avicca_gracev2/060_Prod/mission2/GraceTHD-MCD/sources/gracethd-mcd-v2beta2b.ods'#$Valeurs.$E$170]" office:value-type="float" office:value="4" calcext:value-type="float">
            <text:p>4</text:p>
          </table:table-cell>
          <table:table-cell table:style-name="ce18" table:formula="of:=['file:///D:/cglocal/sync/cg01/Prod/A431_Avicca_gracev2/060_Prod/mission2/GraceTHD-MCD/sources/gracethd-mcd-v2beta2b.ods'#$Valeurs.$F$170]" office:value-type="string" office:string-value="JAUNE (J)" calcext:value-type="string">
            <text:p>JAUNE (J)</text:p>
          </table:table-cell>
          <table:table-cell table:style-name="ce18" table:formula="of:=['file:///D:/cglocal/sync/cg01/Prod/A431_Avicca_gracev2/060_Prod/mission2/GraceTHD-MCD/sources/gracethd-mcd-v2beta2b.ods'#$Valeurs.$G$170]" office:value-type="string" office:string-value="#FFFF00" calcext:value-type="string">
            <text:p>#FFFF00</text:p>
          </table:table-cell>
          <table:table-cell table:number-columns-repeated="1019"/>
        </table:table-row>
        <table:table-row table:style-name="ro1">
          <table:table-cell table:style-name="ce18" table:formula="of:=['file:///D:/cglocal/sync/cg01/Prod/A431_Avicca_gracev2/060_Prod/mission2/GraceTHD-MCD/sources/gracethd-mcd-v2beta2b.ods'#$Valeurs.$D$171]" office:value-type="string" office:string-value="l_fo_color" calcext:value-type="string">
            <text:p>l_fo_color</text:p>
          </table:table-cell>
          <table:table-cell table:style-name="ce18" table:formula="of:=['file:///D:/cglocal/sync/cg01/Prod/A431_Avicca_gracev2/060_Prod/mission2/GraceTHD-MCD/sources/gracethd-mcd-v2beta2b.ods'#$Valeurs.$E$171]" office:value-type="float" office:value="5" calcext:value-type="float">
            <text:p>5</text:p>
          </table:table-cell>
          <table:table-cell table:style-name="ce18" table:formula="of:=['file:///D:/cglocal/sync/cg01/Prod/A431_Avicca_gracev2/060_Prod/mission2/GraceTHD-MCD/sources/gracethd-mcd-v2beta2b.ods'#$Valeurs.$F$171]" office:value-type="string" office:string-value="VIOLET (V)" calcext:value-type="string">
            <text:p>VIOLET (V)</text:p>
          </table:table-cell>
          <table:table-cell table:style-name="ce18" table:formula="of:=['file:///D:/cglocal/sync/cg01/Prod/A431_Avicca_gracev2/060_Prod/mission2/GraceTHD-MCD/sources/gracethd-mcd-v2beta2b.ods'#$Valeurs.$G$171]" office:value-type="string" office:string-value="#7638A3" calcext:value-type="string">
            <text:p>#7638A3</text:p>
          </table:table-cell>
          <table:table-cell table:number-columns-repeated="1019"/>
        </table:table-row>
        <table:table-row table:style-name="ro1">
          <table:table-cell table:style-name="ce18" table:formula="of:=['file:///D:/cglocal/sync/cg01/Prod/A431_Avicca_gracev2/060_Prod/mission2/GraceTHD-MCD/sources/gracethd-mcd-v2beta2b.ods'#$Valeurs.$D$172]" office:value-type="string" office:string-value="l_fo_color" calcext:value-type="string">
            <text:p>l_fo_color</text:p>
          </table:table-cell>
          <table:table-cell table:style-name="ce18" table:formula="of:=['file:///D:/cglocal/sync/cg01/Prod/A431_Avicca_gracev2/060_Prod/mission2/GraceTHD-MCD/sources/gracethd-mcd-v2beta2b.ods'#$Valeurs.$E$172]" office:value-type="float" office:value="6" calcext:value-type="float">
            <text:p>6</text:p>
          </table:table-cell>
          <table:table-cell table:style-name="ce18" table:formula="of:=['file:///D:/cglocal/sync/cg01/Prod/A431_Avicca_gracev2/060_Prod/mission2/GraceTHD-MCD/sources/gracethd-mcd-v2beta2b.ods'#$Valeurs.$F$172]" office:value-type="string" office:string-value="BLANC (B)" calcext:value-type="string">
            <text:p>BLANC (B)</text:p>
          </table:table-cell>
          <table:table-cell table:style-name="ce18" table:formula="of:=['file:///D:/cglocal/sync/cg01/Prod/A431_Avicca_gracev2/060_Prod/mission2/GraceTHD-MCD/sources/gracethd-mcd-v2beta2b.ods'#$Valeurs.$G$172]" office:value-type="string" office:string-value="#FFFFFF" calcext:value-type="string">
            <text:p>#FFFFFF</text:p>
          </table:table-cell>
          <table:table-cell table:number-columns-repeated="1019"/>
        </table:table-row>
        <table:table-row table:style-name="ro1">
          <table:table-cell table:style-name="ce18" table:formula="of:=['file:///D:/cglocal/sync/cg01/Prod/A431_Avicca_gracev2/060_Prod/mission2/GraceTHD-MCD/sources/gracethd-mcd-v2beta2b.ods'#$Valeurs.$D$173]" office:value-type="string" office:string-value="l_fo_color" calcext:value-type="string">
            <text:p>l_fo_color</text:p>
          </table:table-cell>
          <table:table-cell table:style-name="ce18" table:formula="of:=['file:///D:/cglocal/sync/cg01/Prod/A431_Avicca_gracev2/060_Prod/mission2/GraceTHD-MCD/sources/gracethd-mcd-v2beta2b.ods'#$Valeurs.$E$173]" office:value-type="float" office:value="7" calcext:value-type="float">
            <text:p>7</text:p>
          </table:table-cell>
          <table:table-cell table:style-name="ce18" table:formula="of:=['file:///D:/cglocal/sync/cg01/Prod/A431_Avicca_gracev2/060_Prod/mission2/GraceTHD-MCD/sources/gracethd-mcd-v2beta2b.ods'#$Valeurs.$F$173]" office:value-type="string" office:string-value="ORANGE (OR)" calcext:value-type="string">
            <text:p>ORANGE (OR)</text:p>
          </table:table-cell>
          <table:table-cell table:style-name="ce18" table:formula="of:=['file:///D:/cglocal/sync/cg01/Prod/A431_Avicca_gracev2/060_Prod/mission2/GraceTHD-MCD/sources/gracethd-mcd-v2beta2b.ods'#$Valeurs.$G$173]" office:value-type="string" office:string-value="#FFC000" calcext:value-type="string">
            <text:p>#FFC000</text:p>
          </table:table-cell>
          <table:table-cell table:number-columns-repeated="1019"/>
        </table:table-row>
        <table:table-row table:style-name="ro1">
          <table:table-cell table:style-name="ce18" table:formula="of:=['file:///D:/cglocal/sync/cg01/Prod/A431_Avicca_gracev2/060_Prod/mission2/GraceTHD-MCD/sources/gracethd-mcd-v2beta2b.ods'#$Valeurs.$D$174]" office:value-type="string" office:string-value="l_fo_color" calcext:value-type="string">
            <text:p>l_fo_color</text:p>
          </table:table-cell>
          <table:table-cell table:style-name="ce18" table:formula="of:=['file:///D:/cglocal/sync/cg01/Prod/A431_Avicca_gracev2/060_Prod/mission2/GraceTHD-MCD/sources/gracethd-mcd-v2beta2b.ods'#$Valeurs.$E$174]" office:value-type="float" office:value="8" calcext:value-type="float">
            <text:p>8</text:p>
          </table:table-cell>
          <table:table-cell table:style-name="ce18" table:formula="of:=['file:///D:/cglocal/sync/cg01/Prod/A431_Avicca_gracev2/060_Prod/mission2/GraceTHD-MCD/sources/gracethd-mcd-v2beta2b.ods'#$Valeurs.$F$174]" office:value-type="string" office:string-value="GRIS (GR)" calcext:value-type="string">
            <text:p>GRIS (GR)</text:p>
          </table:table-cell>
          <table:table-cell table:style-name="ce18" table:formula="of:=['file:///D:/cglocal/sync/cg01/Prod/A431_Avicca_gracev2/060_Prod/mission2/GraceTHD-MCD/sources/gracethd-mcd-v2beta2b.ods'#$Valeurs.$G$174]" office:value-type="string" office:string-value="#C1C1C1" calcext:value-type="string">
            <text:p>#C1C1C1</text:p>
          </table:table-cell>
          <table:table-cell table:number-columns-repeated="1019"/>
        </table:table-row>
        <table:table-row table:style-name="ro1">
          <table:table-cell table:style-name="ce18" table:formula="of:=['file:///D:/cglocal/sync/cg01/Prod/A431_Avicca_gracev2/060_Prod/mission2/GraceTHD-MCD/sources/gracethd-mcd-v2beta2b.ods'#$Valeurs.$D$175]" office:value-type="string" office:string-value="l_fo_color" calcext:value-type="string">
            <text:p>l_fo_color</text:p>
          </table:table-cell>
          <table:table-cell table:style-name="ce18" table:formula="of:=['file:///D:/cglocal/sync/cg01/Prod/A431_Avicca_gracev2/060_Prod/mission2/GraceTHD-MCD/sources/gracethd-mcd-v2beta2b.ods'#$Valeurs.$E$175]" office:value-type="float" office:value="9" calcext:value-type="float">
            <text:p>9</text:p>
          </table:table-cell>
          <table:table-cell table:style-name="ce18" table:formula="of:=['file:///D:/cglocal/sync/cg01/Prod/A431_Avicca_gracev2/060_Prod/mission2/GraceTHD-MCD/sources/gracethd-mcd-v2beta2b.ods'#$Valeurs.$F$175]" office:value-type="string" office:string-value="MARRON (BR)" calcext:value-type="string">
            <text:p>MARRON (BR)</text:p>
          </table:table-cell>
          <table:table-cell table:style-name="ce18" table:formula="of:=['file:///D:/cglocal/sync/cg01/Prod/A431_Avicca_gracev2/060_Prod/mission2/GraceTHD-MCD/sources/gracethd-mcd-v2beta2b.ods'#$Valeurs.$G$175]" office:value-type="string" office:string-value="#993300" calcext:value-type="string">
            <text:p>#993300</text:p>
          </table:table-cell>
          <table:table-cell table:number-columns-repeated="1019"/>
        </table:table-row>
        <table:table-row table:style-name="ro1">
          <table:table-cell table:style-name="ce18" table:formula="of:=['file:///D:/cglocal/sync/cg01/Prod/A431_Avicca_gracev2/060_Prod/mission2/GraceTHD-MCD/sources/gracethd-mcd-v2beta2b.ods'#$Valeurs.$D$176]" office:value-type="string" office:string-value="l_fo_color" calcext:value-type="string">
            <text:p>l_fo_color</text:p>
          </table:table-cell>
          <table:table-cell table:style-name="ce18" table:formula="of:=['file:///D:/cglocal/sync/cg01/Prod/A431_Avicca_gracev2/060_Prod/mission2/GraceTHD-MCD/sources/gracethd-mcd-v2beta2b.ods'#$Valeurs.$E$176]" office:value-type="float" office:value="10" calcext:value-type="float">
            <text:p>10</text:p>
          </table:table-cell>
          <table:table-cell table:style-name="ce18" table:formula="of:=['file:///D:/cglocal/sync/cg01/Prod/A431_Avicca_gracev2/060_Prod/mission2/GraceTHD-MCD/sources/gracethd-mcd-v2beta2b.ods'#$Valeurs.$F$176]" office:value-type="string" office:string-value="NOIR (N)" calcext:value-type="string">
            <text:p>NOIR (N)</text:p>
          </table:table-cell>
          <table:table-cell table:style-name="ce18" table:formula="of:=['file:///D:/cglocal/sync/cg01/Prod/A431_Avicca_gracev2/060_Prod/mission2/GraceTHD-MCD/sources/gracethd-mcd-v2beta2b.ods'#$Valeurs.$G$176]" office:value-type="string" office:string-value="#000000" calcext:value-type="string">
            <text:p>#000000</text:p>
          </table:table-cell>
          <table:table-cell table:number-columns-repeated="1019"/>
        </table:table-row>
        <table:table-row table:style-name="ro1">
          <table:table-cell table:style-name="ce18" table:formula="of:=['file:///D:/cglocal/sync/cg01/Prod/A431_Avicca_gracev2/060_Prod/mission2/GraceTHD-MCD/sources/gracethd-mcd-v2beta2b.ods'#$Valeurs.$D$177]" office:value-type="string" office:string-value="l_fo_color" calcext:value-type="string">
            <text:p>l_fo_color</text:p>
          </table:table-cell>
          <table:table-cell table:style-name="ce18" table:formula="of:=['file:///D:/cglocal/sync/cg01/Prod/A431_Avicca_gracev2/060_Prod/mission2/GraceTHD-MCD/sources/gracethd-mcd-v2beta2b.ods'#$Valeurs.$E$177]" office:value-type="float" office:value="11" calcext:value-type="float">
            <text:p>11</text:p>
          </table:table-cell>
          <table:table-cell table:style-name="ce18" table:formula="of:=['file:///D:/cglocal/sync/cg01/Prod/A431_Avicca_gracev2/060_Prod/mission2/GraceTHD-MCD/sources/gracethd-mcd-v2beta2b.ods'#$Valeurs.$F$177]" office:value-type="string" office:string-value="TURQUOISE (TU)" calcext:value-type="string">
            <text:p>TURQUOISE (TU)</text:p>
          </table:table-cell>
          <table:table-cell table:style-name="ce18" table:formula="of:=['file:///D:/cglocal/sync/cg01/Prod/A431_Avicca_gracev2/060_Prod/mission2/GraceTHD-MCD/sources/gracethd-mcd-v2beta2b.ods'#$Valeurs.$G$177]" office:value-type="string" office:string-value="#00B0F0" calcext:value-type="string">
            <text:p>#00B0F0</text:p>
          </table:table-cell>
          <table:table-cell table:number-columns-repeated="1019"/>
        </table:table-row>
        <table:table-row table:style-name="ro1">
          <table:table-cell table:style-name="ce18" table:formula="of:=['file:///D:/cglocal/sync/cg01/Prod/A431_Avicca_gracev2/060_Prod/mission2/GraceTHD-MCD/sources/gracethd-mcd-v2beta2b.ods'#$Valeurs.$D$178]" office:value-type="string" office:string-value="l_fo_color" calcext:value-type="string">
            <text:p>l_fo_color</text:p>
          </table:table-cell>
          <table:table-cell table:style-name="ce18" table:formula="of:=['file:///D:/cglocal/sync/cg01/Prod/A431_Avicca_gracev2/060_Prod/mission2/GraceTHD-MCD/sources/gracethd-mcd-v2beta2b.ods'#$Valeurs.$E$178]" office:value-type="float" office:value="12" calcext:value-type="float">
            <text:p>12</text:p>
          </table:table-cell>
          <table:table-cell table:style-name="ce18" table:formula="of:=['file:///D:/cglocal/sync/cg01/Prod/A431_Avicca_gracev2/060_Prod/mission2/GraceTHD-MCD/sources/gracethd-mcd-v2beta2b.ods'#$Valeurs.$F$178]" office:value-type="string" office:string-value="ROSE (RS)" calcext:value-type="string">
            <text:p>ROSE (RS)</text:p>
          </table:table-cell>
          <table:table-cell table:style-name="ce18" table:formula="of:=['file:///D:/cglocal/sync/cg01/Prod/A431_Avicca_gracev2/060_Prod/mission2/GraceTHD-MCD/sources/gracethd-mcd-v2beta2b.ods'#$Valeurs.$G$178]" office:value-type="string" office:string-value="#FF65CC" calcext:value-type="string">
            <text:p>#FF65CC</text:p>
          </table:table-cell>
          <table:table-cell table:number-columns-repeated="1019"/>
        </table:table-row>
        <table:table-row table:style-name="ro1">
          <table:table-cell table:style-name="ce18" table:formula="of:=['file:///D:/cglocal/sync/cg01/Prod/A431_Avicca_gracev2/060_Prod/mission2/GraceTHD-MCD/sources/gracethd-mcd-v2beta2b.ods'#$Valeurs.$D$179]" office:value-type="string" office:string-value="l_fo_type" calcext:value-type="string">
            <text:p>l_fo_type</text:p>
          </table:table-cell>
          <table:table-cell table:style-name="ce18" table:formula="of:=['file:///D:/cglocal/sync/cg01/Prod/A431_Avicca_gracev2/060_Prod/mission2/GraceTHD-MCD/sources/gracethd-mcd-v2beta2b.ods'#$Valeurs.$E$179]" office:value-type="string" office:string-value="G651" calcext:value-type="string">
            <text:p>G651</text:p>
          </table:table-cell>
          <table:table-cell table:style-name="ce18" table:formula="of:=['file:///D:/cglocal/sync/cg01/Prod/A431_Avicca_gracev2/060_Prod/mission2/GraceTHD-MCD/sources/gracethd-mcd-v2beta2b.ods'#$Valeurs.$F$179]" office:value-type="string" office:string-value="G651" calcext:value-type="string">
            <text:p>G651</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80]" office:value-type="string" office:string-value="l_fo_type" calcext:value-type="string">
            <text:p>l_fo_type</text:p>
          </table:table-cell>
          <table:table-cell table:style-name="ce18" table:formula="of:=['file:///D:/cglocal/sync/cg01/Prod/A431_Avicca_gracev2/060_Prod/mission2/GraceTHD-MCD/sources/gracethd-mcd-v2beta2b.ods'#$Valeurs.$E$180]" office:value-type="string" office:string-value="G652A" calcext:value-type="string">
            <text:p>G652A</text:p>
          </table:table-cell>
          <table:table-cell table:style-name="ce18" table:formula="of:=['file:///D:/cglocal/sync/cg01/Prod/A431_Avicca_gracev2/060_Prod/mission2/GraceTHD-MCD/sources/gracethd-mcd-v2beta2b.ods'#$Valeurs.$F$180]" office:value-type="string" office:string-value="G652A" calcext:value-type="string">
            <text:p>G652A</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81]" office:value-type="string" office:string-value="l_fo_type" calcext:value-type="string">
            <text:p>l_fo_type</text:p>
          </table:table-cell>
          <table:table-cell table:style-name="ce18" table:formula="of:=['file:///D:/cglocal/sync/cg01/Prod/A431_Avicca_gracev2/060_Prod/mission2/GraceTHD-MCD/sources/gracethd-mcd-v2beta2b.ods'#$Valeurs.$E$181]" office:value-type="string" office:string-value="G652B" calcext:value-type="string">
            <text:p>G652B</text:p>
          </table:table-cell>
          <table:table-cell table:style-name="ce18" table:formula="of:=['file:///D:/cglocal/sync/cg01/Prod/A431_Avicca_gracev2/060_Prod/mission2/GraceTHD-MCD/sources/gracethd-mcd-v2beta2b.ods'#$Valeurs.$F$181]" office:value-type="string" office:string-value="G652B" calcext:value-type="string">
            <text:p>G652B</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82]" office:value-type="string" office:string-value="l_fo_type" calcext:value-type="string">
            <text:p>l_fo_type</text:p>
          </table:table-cell>
          <table:table-cell table:style-name="ce18" table:formula="of:=['file:///D:/cglocal/sync/cg01/Prod/A431_Avicca_gracev2/060_Prod/mission2/GraceTHD-MCD/sources/gracethd-mcd-v2beta2b.ods'#$Valeurs.$E$182]" office:value-type="string" office:string-value="G652C" calcext:value-type="string">
            <text:p>G652C</text:p>
          </table:table-cell>
          <table:table-cell table:style-name="ce18" table:formula="of:=['file:///D:/cglocal/sync/cg01/Prod/A431_Avicca_gracev2/060_Prod/mission2/GraceTHD-MCD/sources/gracethd-mcd-v2beta2b.ods'#$Valeurs.$F$182]" office:value-type="string" office:string-value="G652C" calcext:value-type="string">
            <text:p>G652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83]" office:value-type="string" office:string-value="l_fo_type" calcext:value-type="string">
            <text:p>l_fo_type</text:p>
          </table:table-cell>
          <table:table-cell table:style-name="ce18" table:formula="of:=['file:///D:/cglocal/sync/cg01/Prod/A431_Avicca_gracev2/060_Prod/mission2/GraceTHD-MCD/sources/gracethd-mcd-v2beta2b.ods'#$Valeurs.$E$183]" office:value-type="string" office:string-value="G652D" calcext:value-type="string">
            <text:p>G652D</text:p>
          </table:table-cell>
          <table:table-cell table:style-name="ce18" table:formula="of:=['file:///D:/cglocal/sync/cg01/Prod/A431_Avicca_gracev2/060_Prod/mission2/GraceTHD-MCD/sources/gracethd-mcd-v2beta2b.ods'#$Valeurs.$F$183]" office:value-type="string" office:string-value="G652D" calcext:value-type="string">
            <text:p>G652D</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84]" office:value-type="string" office:string-value="l_fo_type" calcext:value-type="string">
            <text:p>l_fo_type</text:p>
          </table:table-cell>
          <table:table-cell table:style-name="ce18" table:formula="of:=['file:///D:/cglocal/sync/cg01/Prod/A431_Avicca_gracev2/060_Prod/mission2/GraceTHD-MCD/sources/gracethd-mcd-v2beta2b.ods'#$Valeurs.$E$184]" office:value-type="string" office:string-value="G653" calcext:value-type="string">
            <text:p>G653</text:p>
          </table:table-cell>
          <table:table-cell table:style-name="ce18" table:formula="of:=['file:///D:/cglocal/sync/cg01/Prod/A431_Avicca_gracev2/060_Prod/mission2/GraceTHD-MCD/sources/gracethd-mcd-v2beta2b.ods'#$Valeurs.$F$184]" office:value-type="string" office:string-value="G653" calcext:value-type="string">
            <text:p>G653</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85]" office:value-type="string" office:string-value="l_fo_type" calcext:value-type="string">
            <text:p>l_fo_type</text:p>
          </table:table-cell>
          <table:table-cell table:style-name="ce18" table:formula="of:=['file:///D:/cglocal/sync/cg01/Prod/A431_Avicca_gracev2/060_Prod/mission2/GraceTHD-MCD/sources/gracethd-mcd-v2beta2b.ods'#$Valeurs.$E$185]" office:value-type="string" office:string-value="G655" calcext:value-type="string">
            <text:p>G655</text:p>
          </table:table-cell>
          <table:table-cell table:style-name="ce18" table:formula="of:=['file:///D:/cglocal/sync/cg01/Prod/A431_Avicca_gracev2/060_Prod/mission2/GraceTHD-MCD/sources/gracethd-mcd-v2beta2b.ods'#$Valeurs.$F$185]" office:value-type="string" office:string-value="G655" calcext:value-type="string">
            <text:p>G655</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86]" office:value-type="string" office:string-value="l_fo_type" calcext:value-type="string">
            <text:p>l_fo_type</text:p>
          </table:table-cell>
          <table:table-cell table:style-name="ce18" table:formula="of:=['file:///D:/cglocal/sync/cg01/Prod/A431_Avicca_gracev2/060_Prod/mission2/GraceTHD-MCD/sources/gracethd-mcd-v2beta2b.ods'#$Valeurs.$E$186]" office:value-type="string" office:string-value="G656" calcext:value-type="string">
            <text:p>G656</text:p>
          </table:table-cell>
          <table:table-cell table:style-name="ce18" table:formula="of:=['file:///D:/cglocal/sync/cg01/Prod/A431_Avicca_gracev2/060_Prod/mission2/GraceTHD-MCD/sources/gracethd-mcd-v2beta2b.ods'#$Valeurs.$F$186]" office:value-type="string" office:string-value="G656" calcext:value-type="string">
            <text:p>G656</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87]" office:value-type="string" office:string-value="l_fo_type" calcext:value-type="string">
            <text:p>l_fo_type</text:p>
          </table:table-cell>
          <table:table-cell table:style-name="ce18" table:formula="of:=['file:///D:/cglocal/sync/cg01/Prod/A431_Avicca_gracev2/060_Prod/mission2/GraceTHD-MCD/sources/gracethd-mcd-v2beta2b.ods'#$Valeurs.$E$187]" office:value-type="string" office:string-value="G657" calcext:value-type="string">
            <text:p>G657</text:p>
          </table:table-cell>
          <table:table-cell table:style-name="ce18" table:formula="of:=['file:///D:/cglocal/sync/cg01/Prod/A431_Avicca_gracev2/060_Prod/mission2/GraceTHD-MCD/sources/gracethd-mcd-v2beta2b.ods'#$Valeurs.$F$187]" office:value-type="string" office:string-value="G657" calcext:value-type="string">
            <text:p>G657</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88]" office:value-type="string" office:string-value="l_fo_type" calcext:value-type="string">
            <text:p>l_fo_type</text:p>
          </table:table-cell>
          <table:table-cell table:style-name="ce18" table:formula="of:=['file:///D:/cglocal/sync/cg01/Prod/A431_Avicca_gracev2/060_Prod/mission2/GraceTHD-MCD/sources/gracethd-mcd-v2beta2b.ods'#$Valeurs.$E$188]" office:value-type="string" office:string-value="G657A" calcext:value-type="string">
            <text:p>G657A</text:p>
          </table:table-cell>
          <table:table-cell table:style-name="ce18" table:formula="of:=['file:///D:/cglocal/sync/cg01/Prod/A431_Avicca_gracev2/060_Prod/mission2/GraceTHD-MCD/sources/gracethd-mcd-v2beta2b.ods'#$Valeurs.$F$188]" office:value-type="string" office:string-value="G657A" calcext:value-type="string">
            <text:p>G657A</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89]" office:value-type="string" office:string-value="l_fo_type" calcext:value-type="string">
            <text:p>l_fo_type</text:p>
          </table:table-cell>
          <table:table-cell table:style-name="ce18" table:formula="of:=['file:///D:/cglocal/sync/cg01/Prod/A431_Avicca_gracev2/060_Prod/mission2/GraceTHD-MCD/sources/gracethd-mcd-v2beta2b.ods'#$Valeurs.$E$189]" office:value-type="string" office:string-value="G657B" calcext:value-type="string">
            <text:p>G657B</text:p>
          </table:table-cell>
          <table:table-cell table:style-name="ce18" table:formula="of:=['file:///D:/cglocal/sync/cg01/Prod/A431_Avicca_gracev2/060_Prod/mission2/GraceTHD-MCD/sources/gracethd-mcd-v2beta2b.ods'#$Valeurs.$F$189]" office:value-type="string" office:string-value="G657B" calcext:value-type="string">
            <text:p>G657B</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190]" office:value-type="string" office:string-value="l_fo_type" calcext:value-type="string">
            <text:p>l_fo_type</text:p>
          </table:table-cell>
          <table:table-cell table:style-name="ce18" table:formula="of:=['file:///D:/cglocal/sync/cg01/Prod/A431_Avicca_gracev2/060_Prod/mission2/GraceTHD-MCD/sources/gracethd-mcd-v2beta2b.ods'#$Valeurs.$E$190]" office:value-type="string" office:string-value="G657A2" calcext:value-type="string">
            <text:p>G657A2</text:p>
          </table:table-cell>
          <table:table-cell table:style-name="ce18" table:formula="of:=['file:///D:/cglocal/sync/cg01/Prod/A431_Avicca_gracev2/060_Prod/mission2/GraceTHD-MCD/sources/gracethd-mcd-v2beta2b.ods'#$Valeurs.$F$190]" office:value-type="string" office:string-value="G657A2" calcext:value-type="string">
            <text:p>G657A2</text:p>
          </table:table-cell>
          <table:table-cell table:style-name="ce18"/>
          <table:table-cell table:number-columns-repeated="1019"/>
        </table:table-row>
        <table:table-row table:style-name="ro7">
          <table:table-cell table:style-name="ce18" table:formula="of:=['file:///D:/cglocal/sync/cg01/Prod/A431_Avicca_gracev2/060_Prod/mission2/GraceTHD-MCD/sources/gracethd-mcd-v2beta2b.ods'#$Valeurs.$D$191]" office:value-type="string" office:string-value="l_geoloc_classe" calcext:value-type="string">
            <text:p>l_geoloc_classe</text:p>
          </table:table-cell>
          <table:table-cell table:style-name="ce18" table:formula="of:=['file:///D:/cglocal/sync/cg01/Prod/A431_Avicca_gracev2/060_Prod/mission2/GraceTHD-MCD/sources/gracethd-mcd-v2beta2b.ods'#$Valeurs.$E$191]" office:value-type="string" office:string-value="A" calcext:value-type="string">
            <text:p>A</text:p>
          </table:table-cell>
          <table:table-cell table:style-name="ce18" table:formula="of:=['file:///D:/cglocal/sync/cg01/Prod/A431_Avicca_gracev2/060_Prod/mission2/GraceTHD-MCD/sources/gracethd-mcd-v2beta2b.ods'#$Valeurs.$F$191]" office:value-type="string" office:string-value="Classe de précision A" calcext:value-type="string">
            <text:p>Classe de précision A</text:p>
          </table:table-cell>
          <table:table-cell table:style-name="ce18" table:formula="of:=['file:///D:/cglocal/sync/cg01/Prod/A431_Avicca_gracev2/060_Prod/mission2/GraceTHD-MCD/sources/gracethd-mcd-v2beta2b.ods'#$Valeurs.$G$191]" office:value-type="string" office:string-value="Décret du 15 février 2012 : un ouvrage ou tronçon d ouvrage est rangé dans la classe A si l incertitude maximale de localisation indiquée par son exploitant est inférieure ou égale à 40 cm et s il est rigide, ou à 50 cm s il est flexible. "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3">
          <table:table-cell table:style-name="ce18" table:formula="of:=['file:///D:/cglocal/sync/cg01/Prod/A431_Avicca_gracev2/060_Prod/mission2/GraceTHD-MCD/sources/gracethd-mcd-v2beta2b.ods'#$Valeurs.$D$192]" office:value-type="string" office:string-value="l_geoloc_classe" calcext:value-type="string">
            <text:p>l_geoloc_classe</text:p>
          </table:table-cell>
          <table:table-cell table:style-name="ce18" table:formula="of:=['file:///D:/cglocal/sync/cg01/Prod/A431_Avicca_gracev2/060_Prod/mission2/GraceTHD-MCD/sources/gracethd-mcd-v2beta2b.ods'#$Valeurs.$E$192]" office:value-type="string" office:string-value="AP" calcext:value-type="string">
            <text:p>AP</text:p>
          </table:table-cell>
          <table:table-cell table:style-name="ce18" table:formula="of:=['file:///D:/cglocal/sync/cg01/Prod/A431_Avicca_gracev2/060_Prod/mission2/GraceTHD-MCD/sources/gracethd-mcd-v2beta2b.ods'#$Valeurs.$F$192]" office:value-type="string" office:string-value="Classe de précision A, en planimétrie uniquement" calcext:value-type="string">
            <text:p>Classe de précision A, en planimétrie uniquement</text:p>
          </table:table-cell>
          <table:table-cell table:style-name="ce18" table:formula="of:=['file:///D:/cglocal/sync/cg01/Prod/A431_Avicca_gracev2/060_Prod/mission2/GraceTHD-MCD/sources/gracethd-mcd-v2beta2b.ods'#$Valeurs.$G$192]" office:value-type="string" office:string-value="Idem classe A, mais uniquement pour les valeurs x et y (hors z)" calcext:value-type="string">
            <text:p>Idem classe A, mais uniquement pour les valeurs x et y (hors z)</text:p>
          </table:table-cell>
          <table:table-cell table:number-columns-repeated="1019"/>
        </table:table-row>
        <table:table-row table:style-name="ro7">
          <table:table-cell table:style-name="ce18" table:formula="of:=['file:///D:/cglocal/sync/cg01/Prod/A431_Avicca_gracev2/060_Prod/mission2/GraceTHD-MCD/sources/gracethd-mcd-v2beta2b.ods'#$Valeurs.$D$193]" office:value-type="string" office:string-value="l_geoloc_classe" calcext:value-type="string">
            <text:p>l_geoloc_classe</text:p>
          </table:table-cell>
          <table:table-cell table:style-name="ce18" table:formula="of:=['file:///D:/cglocal/sync/cg01/Prod/A431_Avicca_gracev2/060_Prod/mission2/GraceTHD-MCD/sources/gracethd-mcd-v2beta2b.ods'#$Valeurs.$E$193]" office:value-type="string" office:string-value="B" calcext:value-type="string">
            <text:p>B</text:p>
          </table:table-cell>
          <table:table-cell table:style-name="ce18" table:formula="of:=['file:///D:/cglocal/sync/cg01/Prod/A431_Avicca_gracev2/060_Prod/mission2/GraceTHD-MCD/sources/gracethd-mcd-v2beta2b.ods'#$Valeurs.$F$193]" office:value-type="string" office:string-value="Classe de précision B" calcext:value-type="string">
            <text:p>Classe de précision B</text:p>
          </table:table-cell>
          <table:table-cell table:style-name="ce18" table:formula="of:=['file:///D:/cglocal/sync/cg01/Prod/A431_Avicca_gracev2/060_Prod/mission2/GraceTHD-MCD/sources/gracethd-mcd-v2beta2b.ods'#$Valeurs.$G$193]" office:value-type="string" office:string-value="Décret du 15 février 2012 : un ouvrage ou tronçon d ouvrage est rangé dans la classe B si l incertitude maximale de localisation indiquée par son exploitant est supérieure à celle relative à la classe A et inférieure ou égale à 1,5 mètre."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7">
          <table:table-cell table:style-name="ce18" table:formula="of:=['file:///D:/cglocal/sync/cg01/Prod/A431_Avicca_gracev2/060_Prod/mission2/GraceTHD-MCD/sources/gracethd-mcd-v2beta2b.ods'#$Valeurs.$D$194]" office:value-type="string" office:string-value="l_geoloc_classe" calcext:value-type="string">
            <text:p>l_geoloc_classe</text:p>
          </table:table-cell>
          <table:table-cell table:style-name="ce18" table:formula="of:=['file:///D:/cglocal/sync/cg01/Prod/A431_Avicca_gracev2/060_Prod/mission2/GraceTHD-MCD/sources/gracethd-mcd-v2beta2b.ods'#$Valeurs.$E$194]" office:value-type="string" office:string-value="C" calcext:value-type="string">
            <text:p>C</text:p>
          </table:table-cell>
          <table:table-cell table:style-name="ce18" table:formula="of:=['file:///D:/cglocal/sync/cg01/Prod/A431_Avicca_gracev2/060_Prod/mission2/GraceTHD-MCD/sources/gracethd-mcd-v2beta2b.ods'#$Valeurs.$F$194]" office:value-type="string" office:string-value="Classe de précision C" calcext:value-type="string">
            <text:p>Classe de précision C</text:p>
          </table:table-cell>
          <table:table-cell table:style-name="ce18" table:formula="of:=['file:///D:/cglocal/sync/cg01/Prod/A431_Avicca_gracev2/060_Prod/mission2/GraceTHD-MCD/sources/gracethd-mcd-v2beta2b.ods'#$Valeurs.$G$194]" office:value-type="string" office:string-value="Décret du 15 février 2012 : un ouvrage ou tronçon d ouvrage est rangé dans la classe C si l incertitude maximale de localisation indiquée par son exploitant est supérieure à 1,5 mètre, ou si son exploitant n est pas en mesure de fournir la localisation."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5">
          <table:table-cell table:style-name="ce18" table:formula="of:=['file:///D:/cglocal/sync/cg01/Prod/A431_Avicca_gracev2/060_Prod/mission2/GraceTHD-MCD/sources/gracethd-mcd-v2beta2b.ods'#$Valeurs.$D$195]" office:value-type="string" office:string-value="l_geoloc_mode" calcext:value-type="string">
            <text:p>l_geoloc_mode</text:p>
          </table:table-cell>
          <table:table-cell table:style-name="ce18" table:formula="of:=['file:///D:/cglocal/sync/cg01/Prod/A431_Avicca_gracev2/060_Prod/mission2/GraceTHD-MCD/sources/gracethd-mcd-v2beta2b.ods'#$Valeurs.$E$195]" office:value-type="string" office:string-value="LTRO" calcext:value-type="string">
            <text:p>LTRO</text:p>
          </table:table-cell>
          <table:table-cell table:style-name="ce18" table:formula="of:=['file:///D:/cglocal/sync/cg01/Prod/A431_Avicca_gracev2/060_Prod/mission2/GraceTHD-MCD/sources/gracethd-mcd-v2beta2b.ods'#$Valeurs.$F$195]" office:value-type="string" office:string-value="LEVE DURANT LA POSE" calcext:value-type="string">
            <text:p>LEVE DURANT LA POSE</text:p>
          </table:table-cell>
          <table:table-cell table:style-name="ce18" table:formula="of:=['file:///D:/cglocal/sync/cg01/Prod/A431_Avicca_gracev2/060_Prod/mission2/GraceTHD-MCD/sources/gracethd-mcd-v2beta2b.ods'#$Valeurs.$G$195]" office:value-type="string" office:string-value="Objet positionne grace à un leve durant la phase travaux. Dans le cas de tranchee, ce leve a ete realise tranchee ouverte." calcext:value-type="string">
            <text:p>Objet positionne grace à un leve durant la phase travaux. Dans le cas de tranchee, ce leve a ete realise tranchee ouverte.</text:p>
          </table:table-cell>
          <table:table-cell table:number-columns-repeated="1019"/>
        </table:table-row>
        <table:table-row table:style-name="ro7">
          <table:table-cell table:style-name="ce18" table:formula="of:=['file:///D:/cglocal/sync/cg01/Prod/A431_Avicca_gracev2/060_Prod/mission2/GraceTHD-MCD/sources/gracethd-mcd-v2beta2b.ods'#$Valeurs.$D$196]" office:value-type="string" office:string-value="l_geoloc_mode" calcext:value-type="string">
            <text:p>l_geoloc_mode</text:p>
          </table:table-cell>
          <table:table-cell table:style-name="ce18" table:formula="of:=['file:///D:/cglocal/sync/cg01/Prod/A431_Avicca_gracev2/060_Prod/mission2/GraceTHD-MCD/sources/gracethd-mcd-v2beta2b.ods'#$Valeurs.$E$196]" office:value-type="string" office:string-value="LVIS" calcext:value-type="string">
            <text:p>LVIS</text:p>
          </table:table-cell>
          <table:table-cell table:style-name="ce18" table:formula="of:=['file:///D:/cglocal/sync/cg01/Prod/A431_Avicca_gracev2/060_Prod/mission2/GraceTHD-MCD/sources/gracethd-mcd-v2beta2b.ods'#$Valeurs.$F$196]" office:value-type="string" office:string-value="LEVE APRES LA POSE" calcext:value-type="string">
            <text:p>LEVE APRES LA POSE</text:p>
          </table:table-cell>
          <table:table-cell table:style-name="ce18" table:formula="of:=['file:///D:/cglocal/sync/cg01/Prod/A431_Avicca_gracev2/060_Prod/mission2/GraceTHD-MCD/sources/gracethd-mcd-v2beta2b.ods'#$Valeurs.$G$196]" office:value-type="string" office:string-value="Objet positionne grace a un leve. Dans le cas d une tranchee, uniquement les elements visibles ont ete leves (rustines sur le revetement, chambres encadrantes). Des cotations prises pendant la pose ont permis de completer ce lever."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3">
          <table:table-cell table:style-name="ce18" table:formula="of:=['file:///D:/cglocal/sync/cg01/Prod/A431_Avicca_gracev2/060_Prod/mission2/GraceTHD-MCD/sources/gracethd-mcd-v2beta2b.ods'#$Valeurs.$D$197]" office:value-type="string" office:string-value="l_geoloc_mode" calcext:value-type="string">
            <text:p>l_geoloc_mode</text:p>
          </table:table-cell>
          <table:table-cell table:style-name="ce18" table:formula="of:=['file:///D:/cglocal/sync/cg01/Prod/A431_Avicca_gracev2/060_Prod/mission2/GraceTHD-MCD/sources/gracethd-mcd-v2beta2b.ods'#$Valeurs.$E$197]" office:value-type="string" office:string-value="DETC" calcext:value-type="string">
            <text:p>DETC</text:p>
          </table:table-cell>
          <table:table-cell table:style-name="ce18" table:formula="of:=['file:///D:/cglocal/sync/cg01/Prod/A431_Avicca_gracev2/060_Prod/mission2/GraceTHD-MCD/sources/gracethd-mcd-v2beta2b.ods'#$Valeurs.$F$197]" office:value-type="string" office:string-value="LEVE AVEC DETECTION" calcext:value-type="string">
            <text:p>LEVE AVEC DETECTION</text:p>
          </table:table-cell>
          <table:table-cell table:style-name="ce18" table:formula="of:=['file:///D:/cglocal/sync/cg01/Prod/A431_Avicca_gracev2/060_Prod/mission2/GraceTHD-MCD/sources/gracethd-mcd-v2beta2b.ods'#$Valeurs.$G$197]" office:value-type="string" office:string-value="Un appareil de detection a ete utilise pour positionner les elements à lever." calcext:value-type="string">
            <text:p>Un appareil de detection a ete utilise pour positionner les elements à lever.</text:p>
          </table:table-cell>
          <table:table-cell table:number-columns-repeated="1019"/>
        </table:table-row>
        <table:table-row table:style-name="ro5">
          <table:table-cell table:style-name="ce18" table:formula="of:=['file:///D:/cglocal/sync/cg01/Prod/A431_Avicca_gracev2/060_Prod/mission2/GraceTHD-MCD/sources/gracethd-mcd-v2beta2b.ods'#$Valeurs.$D$198]" office:value-type="string" office:string-value="l_geoloc_mode" calcext:value-type="string">
            <text:p>l_geoloc_mode</text:p>
          </table:table-cell>
          <table:table-cell table:style-name="ce18" table:formula="of:=['file:///D:/cglocal/sync/cg01/Prod/A431_Avicca_gracev2/060_Prod/mission2/GraceTHD-MCD/sources/gracethd-mcd-v2beta2b.ods'#$Valeurs.$E$198]" office:value-type="string" office:string-value="FDPL" calcext:value-type="string">
            <text:p>FDPL</text:p>
          </table:table-cell>
          <table:table-cell table:style-name="ce18" table:formula="of:=['file:///D:/cglocal/sync/cg01/Prod/A431_Avicca_gracev2/060_Prod/mission2/GraceTHD-MCD/sources/gracethd-mcd-v2beta2b.ods'#$Valeurs.$F$198]" office:value-type="string" office:string-value="COTATION PAR RAPPORT A UN LEVE DE GEOMETRE" calcext:value-type="string">
            <text:p>COTATION PAR RAPPORT A UN LEVE DE GEOMETRE</text:p>
          </table:table-cell>
          <table:table-cell table:style-name="ce18" table:formula="of:=['file:///D:/cglocal/sync/cg01/Prod/A431_Avicca_gracev2/060_Prod/mission2/GraceTHD-MCD/sources/gracethd-mcd-v2beta2b.ods'#$Valeurs.$G$198]" office:value-type="string" office:string-value="Objet implante en reportant des cotations prises par rapport à un fond de plan precedemment leve." calcext:value-type="string">
            <text:p>Objet implante en reportant des cotations prises par rapport à un fond de plan precedemment leve.</text:p>
          </table:table-cell>
          <table:table-cell table:number-columns-repeated="1019"/>
        </table:table-row>
        <table:table-row table:style-name="ro5">
          <table:table-cell table:style-name="ce18" table:formula="of:=['file:///D:/cglocal/sync/cg01/Prod/A431_Avicca_gracev2/060_Prod/mission2/GraceTHD-MCD/sources/gracethd-mcd-v2beta2b.ods'#$Valeurs.$D$199]" office:value-type="string" office:string-value="l_geoloc_mode" calcext:value-type="string">
            <text:p>l_geoloc_mode</text:p>
          </table:table-cell>
          <table:table-cell table:style-name="ce18" table:formula="of:=['file:///D:/cglocal/sync/cg01/Prod/A431_Avicca_gracev2/060_Prod/mission2/GraceTHD-MCD/sources/gracethd-mcd-v2beta2b.ods'#$Valeurs.$E$199]" office:value-type="string" office:string-value="CBDU" calcext:value-type="string">
            <text:p>CBDU</text:p>
          </table:table-cell>
          <table:table-cell table:style-name="ce18" table:formula="of:=['file:///D:/cglocal/sync/cg01/Prod/A431_Avicca_gracev2/060_Prod/mission2/GraceTHD-MCD/sources/gracethd-mcd-v2beta2b.ods'#$Valeurs.$F$199]" office:value-type="string" office:string-value="COTATION PAR RAPPORT A UN FOND DE PLAN TIERS TYPE BDU" calcext:value-type="string">
            <text:p>COTATION PAR RAPPORT A UN FOND DE PLAN TIERS TYPE BDU</text:p>
          </table:table-cell>
          <table:table-cell table:style-name="ce18" table:formula="of:=['file:///D:/cglocal/sync/cg01/Prod/A431_Avicca_gracev2/060_Prod/mission2/GraceTHD-MCD/sources/gracethd-mcd-v2beta2b.ods'#$Valeurs.$G$199]" office:value-type="string" office:string-value="Objet implante en reportant des cotations prises par rapport au meilleur fond de plan actuellement disponible." calcext:value-type="string">
            <text:p>Objet implante en reportant des cotations prises par rapport au meilleur fond de plan actuellement disponible.</text:p>
          </table:table-cell>
          <table:table-cell table:number-columns-repeated="1019"/>
        </table:table-row>
        <table:table-row table:style-name="ro3">
          <table:table-cell table:style-name="ce18" table:formula="of:=['file:///D:/cglocal/sync/cg01/Prod/A431_Avicca_gracev2/060_Prod/mission2/GraceTHD-MCD/sources/gracethd-mcd-v2beta2b.ods'#$Valeurs.$D$200]" office:value-type="string" office:string-value="l_geoloc_mode" calcext:value-type="string">
            <text:p>l_geoloc_mode</text:p>
          </table:table-cell>
          <table:table-cell table:style-name="ce18" table:formula="of:=['file:///D:/cglocal/sync/cg01/Prod/A431_Avicca_gracev2/060_Prod/mission2/GraceTHD-MCD/sources/gracethd-mcd-v2beta2b.ods'#$Valeurs.$E$200]" office:value-type="string" office:string-value="CADA" calcext:value-type="string">
            <text:p>CADA</text:p>
          </table:table-cell>
          <table:table-cell table:style-name="ce18" table:formula="of:=['file:///D:/cglocal/sync/cg01/Prod/A431_Avicca_gracev2/060_Prod/mission2/GraceTHD-MCD/sources/gracethd-mcd-v2beta2b.ods'#$Valeurs.$F$200]" office:value-type="string" office:string-value="POSITIONNEMENT SUR CADASTRE" calcext:value-type="string">
            <text:p>POSITIONNEMENT SUR CADASTRE</text:p>
          </table:table-cell>
          <table:table-cell table:style-name="ce18" table:formula="of:=['file:///D:/cglocal/sync/cg01/Prod/A431_Avicca_gracev2/060_Prod/mission2/GraceTHD-MCD/sources/gracethd-mcd-v2beta2b.ods'#$Valeurs.$G$200]" office:value-type="string" office:string-value="Objet positionne par rapport aux planches cadastrales." calcext:value-type="string">
            <text:p>Objet positionne par rapport aux planches cadastrales.</text:p>
          </table:table-cell>
          <table:table-cell table:number-columns-repeated="1019"/>
        </table:table-row>
        <table:table-row table:style-name="ro5">
          <table:table-cell table:style-name="ce18" table:formula="of:=['file:///D:/cglocal/sync/cg01/Prod/A431_Avicca_gracev2/060_Prod/mission2/GraceTHD-MCD/sources/gracethd-mcd-v2beta2b.ods'#$Valeurs.$D$201]" office:value-type="string" office:string-value="l_geoloc_mode" calcext:value-type="string">
            <text:p>l_geoloc_mode</text:p>
          </table:table-cell>
          <table:table-cell table:style-name="ce18" table:formula="of:=['file:///D:/cglocal/sync/cg01/Prod/A431_Avicca_gracev2/060_Prod/mission2/GraceTHD-MCD/sources/gracethd-mcd-v2beta2b.ods'#$Valeurs.$E$201]" office:value-type="string" office:string-value="ORTO" calcext:value-type="string">
            <text:p>ORTO</text:p>
          </table:table-cell>
          <table:table-cell table:style-name="ce18" table:formula="of:=['file:///D:/cglocal/sync/cg01/Prod/A431_Avicca_gracev2/060_Prod/mission2/GraceTHD-MCD/sources/gracethd-mcd-v2beta2b.ods'#$Valeurs.$F$201]" office:value-type="string" office:string-value="POSITIONNEMENT SUR ORTHOPHOTOGRAPHIE OU FOND DE PLAN CARTOGRAPHIQUE" calcext:value-type="string">
            <text:p>POSITIONNEMENT SUR ORTHOPHOTOGRAPHIE OU FOND DE PLAN CARTOGRAPHIQUE</text:p>
          </table:table-cell>
          <table:table-cell table:style-name="ce18" table:formula="of:=['file:///D:/cglocal/sync/cg01/Prod/A431_Avicca_gracev2/060_Prod/mission2/GraceTHD-MCD/sources/gracethd-mcd-v2beta2b.ods'#$Valeurs.$G$201]" office:value-type="string" office:string-value="Objet positionne par rapport à des orthophotos, ou des fonds cartographiques type RGE, FRANCE RASTER, OSM ou Bing" calcext:value-type="string">
            <text:p>Objet positionne par rapport à des orthophotos, ou des fonds cartographiques type RGE, FRANCE RASTER, OSM ou Bing</text:p>
          </table:table-cell>
          <table:table-cell table:number-columns-repeated="1019"/>
        </table:table-row>
        <table:table-row table:style-name="ro1">
          <table:table-cell table:style-name="ce18" table:formula="of:=['file:///D:/cglocal/sync/cg01/Prod/A431_Avicca_gracev2/060_Prod/mission2/GraceTHD-MCD/sources/gracethd-mcd-v2beta2b.ods'#$Valeurs.$D$202]" office:value-type="string" office:string-value="l_geoloc_mode" calcext:value-type="string">
            <text:p>l_geoloc_mode</text:p>
          </table:table-cell>
          <table:table-cell table:style-name="ce18" table:formula="of:=['file:///D:/cglocal/sync/cg01/Prod/A431_Avicca_gracev2/060_Prod/mission2/GraceTHD-MCD/sources/gracethd-mcd-v2beta2b.ods'#$Valeurs.$E$202]" office:value-type="string" office:string-value="INDT" calcext:value-type="string">
            <text:p>INDT</text:p>
          </table:table-cell>
          <table:table-cell table:style-name="ce18" table:formula="of:=['file:///D:/cglocal/sync/cg01/Prod/A431_Avicca_gracev2/060_Prod/mission2/GraceTHD-MCD/sources/gracethd-mcd-v2beta2b.ods'#$Valeurs.$F$202]" office:value-type="string" office:string-value="INDETERMINE" calcext:value-type="string">
            <text:p>INDETERMIN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03]" office:value-type="string" office:string-value="l_immeuble_type" calcext:value-type="string">
            <text:p>l_immeuble_type</text:p>
          </table:table-cell>
          <table:table-cell table:style-name="ce18" table:formula="of:=['file:///D:/cglocal/sync/cg01/Prod/A431_Avicca_gracev2/060_Prod/mission2/GraceTHD-MCD/sources/gracethd-mcd-v2beta2b.ods'#$Valeurs.$E$203]" office:value-type="string" office:string-value="P" calcext:value-type="string">
            <text:p>P</text:p>
          </table:table-cell>
          <table:table-cell table:style-name="ce18" table:formula="of:=['file:///D:/cglocal/sync/cg01/Prod/A431_Avicca_gracev2/060_Prod/mission2/GraceTHD-MCD/sources/gracethd-mcd-v2beta2b.ods'#$Valeurs.$F$203]" office:value-type="string" office:string-value="PAVILLON" calcext:value-type="string">
            <text:p>PAVILL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04]" office:value-type="string" office:string-value="l_immeuble_type" calcext:value-type="string">
            <text:p>l_immeuble_type</text:p>
          </table:table-cell>
          <table:table-cell table:style-name="ce18" table:formula="of:=['file:///D:/cglocal/sync/cg01/Prod/A431_Avicca_gracev2/060_Prod/mission2/GraceTHD-MCD/sources/gracethd-mcd-v2beta2b.ods'#$Valeurs.$E$204]" office:value-type="string" office:string-value="I" calcext:value-type="string">
            <text:p>I</text:p>
          </table:table-cell>
          <table:table-cell table:style-name="ce18" table:formula="of:=['file:///D:/cglocal/sync/cg01/Prod/A431_Avicca_gracev2/060_Prod/mission2/GraceTHD-MCD/sources/gracethd-mcd-v2beta2b.ods'#$Valeurs.$F$204]" office:value-type="string" office:string-value="IMMEUBLE" calcext:value-type="string">
            <text:p>IMMEUBL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05]" office:value-type="string" office:string-value="l_implantation_type" calcext:value-type="string">
            <text:p>l_implantation_type</text:p>
          </table:table-cell>
          <table:table-cell table:style-name="ce18" table:formula="of:=['file:///D:/cglocal/sync/cg01/Prod/A431_Avicca_gracev2/060_Prod/mission2/GraceTHD-MCD/sources/gracethd-mcd-v2beta2b.ods'#$Valeurs.$E$205]" office:value-type="string" office:string-value="0" calcext:value-type="string">
            <text:p>0</text:p>
          </table:table-cell>
          <table:table-cell table:style-name="ce18" table:formula="of:=['file:///D:/cglocal/sync/cg01/Prod/A431_Avicca_gracev2/060_Prod/mission2/GraceTHD-MCD/sources/gracethd-mcd-v2beta2b.ods'#$Valeurs.$F$205]" office:value-type="string" office:string-value="AERIEN TELECOM" calcext:value-type="string">
            <text:p>AERIEN TELECOM</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06]" office:value-type="string" office:string-value="l_implantation_type" calcext:value-type="string">
            <text:p>l_implantation_type</text:p>
          </table:table-cell>
          <table:table-cell table:style-name="ce18" table:formula="of:=['file:///D:/cglocal/sync/cg01/Prod/A431_Avicca_gracev2/060_Prod/mission2/GraceTHD-MCD/sources/gracethd-mcd-v2beta2b.ods'#$Valeurs.$E$206]" office:value-type="string" office:string-value="1" calcext:value-type="string">
            <text:p>1</text:p>
          </table:table-cell>
          <table:table-cell table:style-name="ce18" table:formula="of:=['file:///D:/cglocal/sync/cg01/Prod/A431_Avicca_gracev2/060_Prod/mission2/GraceTHD-MCD/sources/gracethd-mcd-v2beta2b.ods'#$Valeurs.$F$206]" office:value-type="string" office:string-value="AERIEN ENERGIE" calcext:value-type="string">
            <text:p>AERIEN ENERGI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07]" office:value-type="string" office:string-value="l_implantation_type" calcext:value-type="string">
            <text:p>l_implantation_type</text:p>
          </table:table-cell>
          <table:table-cell table:style-name="ce18" table:formula="of:=['file:///D:/cglocal/sync/cg01/Prod/A431_Avicca_gracev2/060_Prod/mission2/GraceTHD-MCD/sources/gracethd-mcd-v2beta2b.ods'#$Valeurs.$E$207]" office:value-type="string" office:string-value="2" calcext:value-type="string">
            <text:p>2</text:p>
          </table:table-cell>
          <table:table-cell table:style-name="ce18" table:formula="of:=['file:///D:/cglocal/sync/cg01/Prod/A431_Avicca_gracev2/060_Prod/mission2/GraceTHD-MCD/sources/gracethd-mcd-v2beta2b.ods'#$Valeurs.$F$207]" office:value-type="string" office:string-value="FACADE" calcext:value-type="string">
            <text:p>FACAD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08]" office:value-type="string" office:string-value="l_implantation_type" calcext:value-type="string">
            <text:p>l_implantation_type</text:p>
          </table:table-cell>
          <table:table-cell table:style-name="ce18" table:formula="of:=['file:///D:/cglocal/sync/cg01/Prod/A431_Avicca_gracev2/060_Prod/mission2/GraceTHD-MCD/sources/gracethd-mcd-v2beta2b.ods'#$Valeurs.$E$208]" office:value-type="string" office:string-value="3" calcext:value-type="string">
            <text:p>3</text:p>
          </table:table-cell>
          <table:table-cell table:style-name="ce18" table:formula="of:=['file:///D:/cglocal/sync/cg01/Prod/A431_Avicca_gracev2/060_Prod/mission2/GraceTHD-MCD/sources/gracethd-mcd-v2beta2b.ods'#$Valeurs.$F$208]" office:value-type="string" office:string-value="IMMEUBLE" calcext:value-type="string">
            <text:p>IMMEUBL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09]" office:value-type="string" office:string-value="l_implantation_type" calcext:value-type="string">
            <text:p>l_implantation_type</text:p>
          </table:table-cell>
          <table:table-cell table:style-name="ce18" table:formula="of:=['file:///D:/cglocal/sync/cg01/Prod/A431_Avicca_gracev2/060_Prod/mission2/GraceTHD-MCD/sources/gracethd-mcd-v2beta2b.ods'#$Valeurs.$E$209]" office:value-type="string" office:string-value="4" calcext:value-type="string">
            <text:p>4</text:p>
          </table:table-cell>
          <table:table-cell table:style-name="ce18" table:formula="of:=['file:///D:/cglocal/sync/cg01/Prod/A431_Avicca_gracev2/060_Prod/mission2/GraceTHD-MCD/sources/gracethd-mcd-v2beta2b.ods'#$Valeurs.$F$209]" office:value-type="string" office:string-value="PLEINE TERRE" calcext:value-type="string">
            <text:p>PLEINE TER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10]" office:value-type="string" office:string-value="l_implantation_type" calcext:value-type="string">
            <text:p>l_implantation_type</text:p>
          </table:table-cell>
          <table:table-cell table:style-name="ce18" table:formula="of:=['file:///D:/cglocal/sync/cg01/Prod/A431_Avicca_gracev2/060_Prod/mission2/GraceTHD-MCD/sources/gracethd-mcd-v2beta2b.ods'#$Valeurs.$E$210]" office:value-type="string" office:string-value="5" calcext:value-type="string">
            <text:p>5</text:p>
          </table:table-cell>
          <table:table-cell table:style-name="ce18" table:formula="of:=['file:///D:/cglocal/sync/cg01/Prod/A431_Avicca_gracev2/060_Prod/mission2/GraceTHD-MCD/sources/gracethd-mcd-v2beta2b.ods'#$Valeurs.$F$210]" office:value-type="string" office:string-value="CANIVEAU" calcext:value-type="string">
            <text:p>CANIVEAU</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11]" office:value-type="string" office:string-value="l_implantation_type" calcext:value-type="string">
            <text:p>l_implantation_type</text:p>
          </table:table-cell>
          <table:table-cell table:style-name="ce18" table:formula="of:=['file:///D:/cglocal/sync/cg01/Prod/A431_Avicca_gracev2/060_Prod/mission2/GraceTHD-MCD/sources/gracethd-mcd-v2beta2b.ods'#$Valeurs.$E$211]" office:value-type="string" office:string-value="6" calcext:value-type="string">
            <text:p>6</text:p>
          </table:table-cell>
          <table:table-cell table:style-name="ce18" table:formula="of:=['file:///D:/cglocal/sync/cg01/Prod/A431_Avicca_gracev2/060_Prod/mission2/GraceTHD-MCD/sources/gracethd-mcd-v2beta2b.ods'#$Valeurs.$F$211]" office:value-type="string" office:string-value="GALERIE" calcext:value-type="string">
            <text:p>GALERI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12]" office:value-type="string" office:string-value="l_implantation_type" calcext:value-type="string">
            <text:p>l_implantation_type</text:p>
          </table:table-cell>
          <table:table-cell table:style-name="ce18" table:formula="of:=['file:///D:/cglocal/sync/cg01/Prod/A431_Avicca_gracev2/060_Prod/mission2/GraceTHD-MCD/sources/gracethd-mcd-v2beta2b.ods'#$Valeurs.$E$212]" office:value-type="string" office:string-value="7" calcext:value-type="string">
            <text:p>7</text:p>
          </table:table-cell>
          <table:table-cell table:style-name="ce18" table:formula="of:=['file:///D:/cglocal/sync/cg01/Prod/A431_Avicca_gracev2/060_Prod/mission2/GraceTHD-MCD/sources/gracethd-mcd-v2beta2b.ods'#$Valeurs.$F$212]" office:value-type="string" office:string-value="CONDUITE" calcext:value-type="string">
            <text:p>CONDUIT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13]" office:value-type="string" office:string-value="l_implantation_type" calcext:value-type="string">
            <text:p>l_implantation_type</text:p>
          </table:table-cell>
          <table:table-cell table:style-name="ce18" table:formula="of:=['file:///D:/cglocal/sync/cg01/Prod/A431_Avicca_gracev2/060_Prod/mission2/GraceTHD-MCD/sources/gracethd-mcd-v2beta2b.ods'#$Valeurs.$E$213]" office:value-type="string" office:string-value="8" calcext:value-type="string">
            <text:p>8</text:p>
          </table:table-cell>
          <table:table-cell table:style-name="ce18" table:formula="of:=['file:///D:/cglocal/sync/cg01/Prod/A431_Avicca_gracev2/060_Prod/mission2/GraceTHD-MCD/sources/gracethd-mcd-v2beta2b.ods'#$Valeurs.$F$213]" office:value-type="string" office:string-value="EGOUT" calcext:value-type="string">
            <text:p>EGOU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14]" office:value-type="string" office:string-value="l_implantation_type" calcext:value-type="string">
            <text:p>l_implantation_type</text:p>
          </table:table-cell>
          <table:table-cell table:style-name="ce18" table:formula="of:=['file:///D:/cglocal/sync/cg01/Prod/A431_Avicca_gracev2/060_Prod/mission2/GraceTHD-MCD/sources/gracethd-mcd-v2beta2b.ods'#$Valeurs.$E$214]" office:value-type="string" office:string-value="9" calcext:value-type="string">
            <text:p>9</text:p>
          </table:table-cell>
          <table:table-cell table:style-name="ce18" table:formula="of:=['file:///D:/cglocal/sync/cg01/Prod/A431_Avicca_gracev2/060_Prod/mission2/GraceTHD-MCD/sources/gracethd-mcd-v2beta2b.ods'#$Valeurs.$F$214]" office:value-type="string" office:string-value="SPECIFIQUE" calcext:value-type="string">
            <text:p>SPECIF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15]" office:value-type="string" office:string-value="l_infra_nature" calcext:value-type="string">
            <text:p>l_infra_nature</text:p>
          </table:table-cell>
          <table:table-cell table:style-name="ce18" table:formula="of:=['file:///D:/cglocal/sync/cg01/Prod/A431_Avicca_gracev2/060_Prod/mission2/GraceTHD-MCD/sources/gracethd-mcd-v2beta2b.ods'#$Valeurs.$E$215]" office:value-type="string" office:string-value="ASS" calcext:value-type="string">
            <text:p>ASS</text:p>
          </table:table-cell>
          <table:table-cell table:style-name="ce18" table:formula="of:=['file:///D:/cglocal/sync/cg01/Prod/A431_Avicca_gracev2/060_Prod/mission2/GraceTHD-MCD/sources/gracethd-mcd-v2beta2b.ods'#$Valeurs.$F$215]" office:value-type="string" office:string-value="ASSAINISSEMENT" calcext:value-type="string">
            <text:p>ASSAINISSEMEN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16]" office:value-type="string" office:string-value="l_infra_nature" calcext:value-type="string">
            <text:p>l_infra_nature</text:p>
          </table:table-cell>
          <table:table-cell table:style-name="ce18" table:formula="of:=['file:///D:/cglocal/sync/cg01/Prod/A431_Avicca_gracev2/060_Prod/mission2/GraceTHD-MCD/sources/gracethd-mcd-v2beta2b.ods'#$Valeurs.$E$216]" office:value-type="string" office:string-value="EAU" calcext:value-type="string">
            <text:p>EAU</text:p>
          </table:table-cell>
          <table:table-cell table:style-name="ce18" table:formula="of:=['file:///D:/cglocal/sync/cg01/Prod/A431_Avicca_gracev2/060_Prod/mission2/GraceTHD-MCD/sources/gracethd-mcd-v2beta2b.ods'#$Valeurs.$F$216]" office:value-type="string" office:string-value="EAU" calcext:value-type="string">
            <text:p>EAU</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17]" office:value-type="string" office:string-value="l_infra_nature" calcext:value-type="string">
            <text:p>l_infra_nature</text:p>
          </table:table-cell>
          <table:table-cell table:style-name="ce18" table:formula="of:=['file:///D:/cglocal/sync/cg01/Prod/A431_Avicca_gracev2/060_Prod/mission2/GraceTHD-MCD/sources/gracethd-mcd-v2beta2b.ods'#$Valeurs.$E$217]" office:value-type="string" office:string-value="ELE" calcext:value-type="string">
            <text:p>ELE</text:p>
          </table:table-cell>
          <table:table-cell table:style-name="ce18" table:formula="of:=['file:///D:/cglocal/sync/cg01/Prod/A431_Avicca_gracev2/060_Prod/mission2/GraceTHD-MCD/sources/gracethd-mcd-v2beta2b.ods'#$Valeurs.$F$217]" office:value-type="string" office:string-value="ELECTRICITE" calcext:value-type="string">
            <text:p>ELECTRICIT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18]" office:value-type="string" office:string-value="l_infra_nature" calcext:value-type="string">
            <text:p>l_infra_nature</text:p>
          </table:table-cell>
          <table:table-cell table:style-name="ce18" table:formula="of:=['file:///D:/cglocal/sync/cg01/Prod/A431_Avicca_gracev2/060_Prod/mission2/GraceTHD-MCD/sources/gracethd-mcd-v2beta2b.ods'#$Valeurs.$E$218]" office:value-type="string" office:string-value="GAZ" calcext:value-type="string">
            <text:p>GAZ</text:p>
          </table:table-cell>
          <table:table-cell table:style-name="ce18" table:formula="of:=['file:///D:/cglocal/sync/cg01/Prod/A431_Avicca_gracev2/060_Prod/mission2/GraceTHD-MCD/sources/gracethd-mcd-v2beta2b.ods'#$Valeurs.$F$218]" office:value-type="string" office:string-value="GAZ" calcext:value-type="string">
            <text:p>GAZ</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19]" office:value-type="string" office:string-value="l_infra_nature" calcext:value-type="string">
            <text:p>l_infra_nature</text:p>
          </table:table-cell>
          <table:table-cell table:style-name="ce18" table:formula="of:=['file:///D:/cglocal/sync/cg01/Prod/A431_Avicca_gracev2/060_Prod/mission2/GraceTHD-MCD/sources/gracethd-mcd-v2beta2b.ods'#$Valeurs.$E$219]" office:value-type="string" office:string-value="NC" calcext:value-type="string">
            <text:p>NC</text:p>
          </table:table-cell>
          <table:table-cell table:style-name="ce18" table:formula="of:=['file:///D:/cglocal/sync/cg01/Prod/A431_Avicca_gracev2/060_Prod/mission2/GraceTHD-MCD/sources/gracethd-mcd-v2beta2b.ods'#$Valeurs.$F$219]" office:value-type="string" office:string-value="NON COMMUNIQUE" calcext:value-type="string">
            <text:p>NON COMMU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20]" office:value-type="string" office:string-value="l_infra_nature" calcext:value-type="string">
            <text:p>l_infra_nature</text:p>
          </table:table-cell>
          <table:table-cell table:style-name="ce18" table:formula="of:=['file:///D:/cglocal/sync/cg01/Prod/A431_Avicca_gracev2/060_Prod/mission2/GraceTHD-MCD/sources/gracethd-mcd-v2beta2b.ods'#$Valeurs.$E$220]" office:value-type="string" office:string-value="TEL" calcext:value-type="string">
            <text:p>TEL</text:p>
          </table:table-cell>
          <table:table-cell table:style-name="ce18" table:formula="of:=['file:///D:/cglocal/sync/cg01/Prod/A431_Avicca_gracev2/060_Prod/mission2/GraceTHD-MCD/sources/gracethd-mcd-v2beta2b.ods'#$Valeurs.$F$220]" office:value-type="string" office:string-value="TELECOM" calcext:value-type="string">
            <text:p>TELECOM</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21]" office:value-type="string" office:string-value="l_infra_nature" calcext:value-type="string">
            <text:p>l_infra_nature</text:p>
          </table:table-cell>
          <table:table-cell table:style-name="ce18" table:formula="of:=['file:///D:/cglocal/sync/cg01/Prod/A431_Avicca_gracev2/060_Prod/mission2/GraceTHD-MCD/sources/gracethd-mcd-v2beta2b.ods'#$Valeurs.$E$221]" office:value-type="string" office:string-value="HTZ" calcext:value-type="string">
            <text:p>HTZ</text:p>
          </table:table-cell>
          <table:table-cell table:style-name="ce18" table:formula="of:=['file:///D:/cglocal/sync/cg01/Prod/A431_Avicca_gracev2/060_Prod/mission2/GraceTHD-MCD/sources/gracethd-mcd-v2beta2b.ods'#$Valeurs.$F$221]" office:value-type="string" office:string-value="HERZIEN" calcext:value-type="string">
            <text:p>HERZIEN</text:p>
          </table:table-cell>
          <table:table-cell table:style-name="ce18" table:formula="of:=['file:///D:/cglocal/sync/cg01/Prod/A431_Avicca_gracev2/060_Prod/mission2/GraceTHD-MCD/sources/gracethd-mcd-v2beta2b.ods'#$Valeurs.$G$221]" office:value-type="string" office:string-value="Faisceau hertzien. " calcext:value-type="string">
            <text:p>Faisceau hertzien. </text:p>
          </table:table-cell>
          <table:table-cell table:number-columns-repeated="1019"/>
        </table:table-row>
        <table:table-row table:style-name="ro1">
          <table:table-cell table:style-name="ce18" table:formula="of:=['file:///D:/cglocal/sync/cg01/Prod/A431_Avicca_gracev2/060_Prod/mission2/GraceTHD-MCD/sources/gracethd-mcd-v2beta2b.ods'#$Valeurs.$D$222]" office:value-type="string" office:string-value="l_infra_type_log" calcext:value-type="string">
            <text:p>l_infra_type_log</text:p>
          </table:table-cell>
          <table:table-cell table:style-name="ce18" table:formula="of:=['file:///D:/cglocal/sync/cg01/Prod/A431_Avicca_gracev2/060_Prod/mission2/GraceTHD-MCD/sources/gracethd-mcd-v2beta2b.ods'#$Valeurs.$E$222]" office:value-type="string" office:string-value="CX" calcext:value-type="string">
            <text:p>CX</text:p>
          </table:table-cell>
          <table:table-cell table:style-name="ce18" table:formula="of:=['file:///D:/cglocal/sync/cg01/Prod/A431_Avicca_gracev2/060_Prod/mission2/GraceTHD-MCD/sources/gracethd-mcd-v2beta2b.ods'#$Valeurs.$F$222]" office:value-type="string" office:string-value="COLLECTE TRANSPORT DISTRIBUTION" calcext:value-type="string">
            <text:p>COLLECTE TRANSPORT DISTRIBUTI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23]" office:value-type="string" office:string-value="l_infra_type_log" calcext:value-type="string">
            <text:p>l_infra_type_log</text:p>
          </table:table-cell>
          <table:table-cell table:style-name="ce18" table:formula="of:=['file:///D:/cglocal/sync/cg01/Prod/A431_Avicca_gracev2/060_Prod/mission2/GraceTHD-MCD/sources/gracethd-mcd-v2beta2b.ods'#$Valeurs.$E$223]" office:value-type="string" office:string-value="CO" calcext:value-type="string">
            <text:p>CO</text:p>
          </table:table-cell>
          <table:table-cell table:style-name="ce18" table:formula="of:=['file:///D:/cglocal/sync/cg01/Prod/A431_Avicca_gracev2/060_Prod/mission2/GraceTHD-MCD/sources/gracethd-mcd-v2beta2b.ods'#$Valeurs.$F$223]" office:value-type="string" office:string-value="COLLECTE" calcext:value-type="string">
            <text:p>COLLECTE</text:p>
          </table:table-cell>
          <table:table-cell table:style-name="ce18" table:formula="of:=['file:///D:/cglocal/sync/cg01/Prod/A431_Avicca_gracev2/060_Prod/mission2/GraceTHD-MCD/sources/gracethd-mcd-v2beta2b.ods'#$Valeurs.$G$223]" office:value-type="string" office:string-value="Liaison entre les PM" calcext:value-type="string">
            <text:p>Liaison entre les PM</text:p>
          </table:table-cell>
          <table:table-cell table:number-columns-repeated="1019"/>
        </table:table-row>
        <table:table-row table:style-name="ro1">
          <table:table-cell table:style-name="ce18" table:formula="of:=['file:///D:/cglocal/sync/cg01/Prod/A431_Avicca_gracev2/060_Prod/mission2/GraceTHD-MCD/sources/gracethd-mcd-v2beta2b.ods'#$Valeurs.$D$224]" office:value-type="string" office:string-value="l_infra_type_log" calcext:value-type="string">
            <text:p>l_infra_type_log</text:p>
          </table:table-cell>
          <table:table-cell table:style-name="ce18" table:formula="of:=['file:///D:/cglocal/sync/cg01/Prod/A431_Avicca_gracev2/060_Prod/mission2/GraceTHD-MCD/sources/gracethd-mcd-v2beta2b.ods'#$Valeurs.$E$224]" office:value-type="string" office:string-value="CT" calcext:value-type="string">
            <text:p>CT</text:p>
          </table:table-cell>
          <table:table-cell table:style-name="ce18" table:formula="of:=['file:///D:/cglocal/sync/cg01/Prod/A431_Avicca_gracev2/060_Prod/mission2/GraceTHD-MCD/sources/gracethd-mcd-v2beta2b.ods'#$Valeurs.$F$224]" office:value-type="string" office:string-value="COLLECTE TRANSPORT" calcext:value-type="string">
            <text:p>COLLECTE TRANSPOR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25]" office:value-type="string" office:string-value="l_infra_type_log" calcext:value-type="string">
            <text:p>l_infra_type_log</text:p>
          </table:table-cell>
          <table:table-cell table:style-name="ce18" table:formula="of:=['file:///D:/cglocal/sync/cg01/Prod/A431_Avicca_gracev2/060_Prod/mission2/GraceTHD-MCD/sources/gracethd-mcd-v2beta2b.ods'#$Valeurs.$E$225]" office:value-type="string" office:string-value="CD" calcext:value-type="string">
            <text:p>CD</text:p>
          </table:table-cell>
          <table:table-cell table:style-name="ce18" table:formula="of:=['file:///D:/cglocal/sync/cg01/Prod/A431_Avicca_gracev2/060_Prod/mission2/GraceTHD-MCD/sources/gracethd-mcd-v2beta2b.ods'#$Valeurs.$F$225]" office:value-type="string" office:string-value="COLLECTE DISTRIBUTION" calcext:value-type="string">
            <text:p>COLLECTE DISTRIBUTION</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226]" office:value-type="string" office:string-value="l_infra_type_log" calcext:value-type="string">
            <text:p>l_infra_type_log</text:p>
          </table:table-cell>
          <table:table-cell table:style-name="ce18" table:formula="of:=['file:///D:/cglocal/sync/cg01/Prod/A431_Avicca_gracev2/060_Prod/mission2/GraceTHD-MCD/sources/gracethd-mcd-v2beta2b.ods'#$Valeurs.$E$226]" office:value-type="string" office:string-value="TD" calcext:value-type="string">
            <text:p>TD</text:p>
          </table:table-cell>
          <table:table-cell table:style-name="ce18" table:formula="of:=['file:///D:/cglocal/sync/cg01/Prod/A431_Avicca_gracev2/060_Prod/mission2/GraceTHD-MCD/sources/gracethd-mcd-v2beta2b.ods'#$Valeurs.$F$226]" office:value-type="string" office:string-value="TRANSPORT DISTRIBUTION" calcext:value-type="string">
            <text:p>TRANSPORT DISTRIBUTION</text:p>
          </table:table-cell>
          <table:table-cell table:style-name="ce18" table:formula="of:=['file:///D:/cglocal/sync/cg01/Prod/A431_Avicca_gracev2/060_Prod/mission2/GraceTHD-MCD/sources/gracethd-mcd-v2beta2b.ods'#$Valeurs.$G$226]" office:value-type="string" office:string-value="Mutualisation des fonctions transport et distribution" calcext:value-type="string">
            <text:p>Mutualisation des fonctions transport et distribution</text:p>
          </table:table-cell>
          <table:table-cell table:number-columns-repeated="1019"/>
        </table:table-row>
        <table:table-row table:style-name="ro1">
          <table:table-cell table:style-name="ce18" table:formula="of:=['file:///D:/cglocal/sync/cg01/Prod/A431_Avicca_gracev2/060_Prod/mission2/GraceTHD-MCD/sources/gracethd-mcd-v2beta2b.ods'#$Valeurs.$D$227]" office:value-type="string" office:string-value="l_infra_type_log" calcext:value-type="string">
            <text:p>l_infra_type_log</text:p>
          </table:table-cell>
          <table:table-cell table:style-name="ce18" table:formula="of:=['file:///D:/cglocal/sync/cg01/Prod/A431_Avicca_gracev2/060_Prod/mission2/GraceTHD-MCD/sources/gracethd-mcd-v2beta2b.ods'#$Valeurs.$E$227]" office:value-type="string" office:string-value="TR" calcext:value-type="string">
            <text:p>TR</text:p>
          </table:table-cell>
          <table:table-cell table:style-name="ce18" table:formula="of:=['file:///D:/cglocal/sync/cg01/Prod/A431_Avicca_gracev2/060_Prod/mission2/GraceTHD-MCD/sources/gracethd-mcd-v2beta2b.ods'#$Valeurs.$F$227]" office:value-type="string" office:string-value="TRANSPORT" calcext:value-type="string">
            <text:p>TRANSPORT</text:p>
          </table:table-cell>
          <table:table-cell table:style-name="ce18" table:formula="of:=['file:///D:/cglocal/sync/cg01/Prod/A431_Avicca_gracev2/060_Prod/mission2/GraceTHD-MCD/sources/gracethd-mcd-v2beta2b.ods'#$Valeurs.$G$227]" office:value-type="string" office:string-value="&gt; 144Fo" calcext:value-type="string">
            <text:p>&gt; 144Fo</text:p>
          </table:table-cell>
          <table:table-cell table:number-columns-repeated="1019"/>
        </table:table-row>
        <table:table-row table:style-name="ro1">
          <table:table-cell table:style-name="ce18" table:formula="of:=['file:///D:/cglocal/sync/cg01/Prod/A431_Avicca_gracev2/060_Prod/mission2/GraceTHD-MCD/sources/gracethd-mcd-v2beta2b.ods'#$Valeurs.$D$228]" office:value-type="string" office:string-value="l_infra_type_log" calcext:value-type="string">
            <text:p>l_infra_type_log</text:p>
          </table:table-cell>
          <table:table-cell table:style-name="ce18" table:formula="of:=['file:///D:/cglocal/sync/cg01/Prod/A431_Avicca_gracev2/060_Prod/mission2/GraceTHD-MCD/sources/gracethd-mcd-v2beta2b.ods'#$Valeurs.$E$228]" office:value-type="string" office:string-value="DI" calcext:value-type="string">
            <text:p>DI</text:p>
          </table:table-cell>
          <table:table-cell table:style-name="ce18" table:formula="of:=['file:///D:/cglocal/sync/cg01/Prod/A431_Avicca_gracev2/060_Prod/mission2/GraceTHD-MCD/sources/gracethd-mcd-v2beta2b.ods'#$Valeurs.$F$228]" office:value-type="string" office:string-value="DISTRIBUTION" calcext:value-type="string">
            <text:p>DISTRIBUTION</text:p>
          </table:table-cell>
          <table:table-cell table:style-name="ce18" table:formula="of:=['file:///D:/cglocal/sync/cg01/Prod/A431_Avicca_gracev2/060_Prod/mission2/GraceTHD-MCD/sources/gracethd-mcd-v2beta2b.ods'#$Valeurs.$G$228]" office:value-type="string" office:string-value="&lt;= 144Fo" calcext:value-type="string">
            <text:p>&lt;= 144Fo</text:p>
          </table:table-cell>
          <table:table-cell table:number-columns-repeated="1019"/>
        </table:table-row>
        <table:table-row table:style-name="ro3">
          <table:table-cell table:style-name="ce18" table:formula="of:=['file:///D:/cglocal/sync/cg01/Prod/A431_Avicca_gracev2/060_Prod/mission2/GraceTHD-MCD/sources/gracethd-mcd-v2beta2b.ods'#$Valeurs.$D$229]" office:value-type="string" office:string-value="l_infra_type_log" calcext:value-type="string">
            <text:p>l_infra_type_log</text:p>
          </table:table-cell>
          <table:table-cell table:style-name="ce18" table:formula="of:=['file:///D:/cglocal/sync/cg01/Prod/A431_Avicca_gracev2/060_Prod/mission2/GraceTHD-MCD/sources/gracethd-mcd-v2beta2b.ods'#$Valeurs.$E$229]" office:value-type="string" office:string-value="RA" calcext:value-type="string">
            <text:p>RA</text:p>
          </table:table-cell>
          <table:table-cell table:style-name="ce18" table:formula="of:=['file:///D:/cglocal/sync/cg01/Prod/A431_Avicca_gracev2/060_Prod/mission2/GraceTHD-MCD/sources/gracethd-mcd-v2beta2b.ods'#$Valeurs.$F$229]" office:value-type="string" office:string-value="RACCORDEMENT FINAL" calcext:value-type="string">
            <text:p>RACCORDEMENT FINAL</text:p>
          </table:table-cell>
          <table:table-cell table:style-name="ce18" table:formula="of:=['file:///D:/cglocal/sync/cg01/Prod/A431_Avicca_gracev2/060_Prod/mission2/GraceTHD-MCD/sources/gracethd-mcd-v2beta2b.ods'#$Valeurs.$G$229]" office:value-type="string" office:string-value="Entre le client et le point de branchement optique" calcext:value-type="string">
            <text:p>Entre le client et le point de branchement optique</text:p>
          </table:table-cell>
          <table:table-cell table:number-columns-repeated="1019"/>
        </table:table-row>
        <table:table-row table:style-name="ro1">
          <table:table-cell table:style-name="ce18" table:formula="of:=['file:///D:/cglocal/sync/cg01/Prod/A431_Avicca_gracev2/060_Prod/mission2/GraceTHD-MCD/sources/gracethd-mcd-v2beta2b.ods'#$Valeurs.$D$230]" office:value-type="string" office:string-value="l_infra_type_log" calcext:value-type="string">
            <text:p>l_infra_type_log</text:p>
          </table:table-cell>
          <table:table-cell table:style-name="ce18" table:formula="of:=['file:///D:/cglocal/sync/cg01/Prod/A431_Avicca_gracev2/060_Prod/mission2/GraceTHD-MCD/sources/gracethd-mcd-v2beta2b.ods'#$Valeurs.$E$230]" office:value-type="string" office:string-value="BM" calcext:value-type="string">
            <text:p>BM</text:p>
          </table:table-cell>
          <table:table-cell table:style-name="ce18" table:formula="of:=['file:///D:/cglocal/sync/cg01/Prod/A431_Avicca_gracev2/060_Prod/mission2/GraceTHD-MCD/sources/gracethd-mcd-v2beta2b.ods'#$Valeurs.$F$230]" office:value-type="string" office:string-value="BOUCLE METROPOLITAINE" calcext:value-type="string">
            <text:p>BOUCLE METROPOLITAIN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31]" office:value-type="string" office:string-value="l_infra_type_log" calcext:value-type="string">
            <text:p>l_infra_type_log</text:p>
          </table:table-cell>
          <table:table-cell table:style-name="ce18" table:formula="of:=['file:///D:/cglocal/sync/cg01/Prod/A431_Avicca_gracev2/060_Prod/mission2/GraceTHD-MCD/sources/gracethd-mcd-v2beta2b.ods'#$Valeurs.$E$231]" office:value-type="string" office:string-value="LH" calcext:value-type="string">
            <text:p>LH</text:p>
          </table:table-cell>
          <table:table-cell table:style-name="ce18" table:formula="of:=['file:///D:/cglocal/sync/cg01/Prod/A431_Avicca_gracev2/060_Prod/mission2/GraceTHD-MCD/sources/gracethd-mcd-v2beta2b.ods'#$Valeurs.$F$231]" office:value-type="string" office:string-value="LONGUE DISTANCE (LONG HAUL)" calcext:value-type="string">
            <text:p>LONGUE DISTANCE (LONG HAUL)</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32]" office:value-type="string" office:string-value="l_infra_type_log" calcext:value-type="string">
            <text:p>l_infra_type_log</text:p>
          </table:table-cell>
          <table:table-cell table:style-name="ce18" table:formula="of:=['file:///D:/cglocal/sync/cg01/Prod/A431_Avicca_gracev2/060_Prod/mission2/GraceTHD-MCD/sources/gracethd-mcd-v2beta2b.ods'#$Valeurs.$E$232]" office:value-type="string" office:string-value="NC" calcext:value-type="string">
            <text:p>NC</text:p>
          </table:table-cell>
          <table:table-cell table:style-name="ce18" table:formula="of:=['file:///D:/cglocal/sync/cg01/Prod/A431_Avicca_gracev2/060_Prod/mission2/GraceTHD-MCD/sources/gracethd-mcd-v2beta2b.ods'#$Valeurs.$F$232]" office:value-type="string" office:string-value="NON COMMUNIQUE" calcext:value-type="string">
            <text:p>NON COMMU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33]" office:value-type="string" office:string-value="l_masque_face" calcext:value-type="string">
            <text:p>l_masque_face</text:p>
          </table:table-cell>
          <table:table-cell table:style-name="ce18" table:formula="of:=['file:///D:/cglocal/sync/cg01/Prod/A431_Avicca_gracev2/060_Prod/mission2/GraceTHD-MCD/sources/gracethd-mcd-v2beta2b.ods'#$Valeurs.$E$233]" office:value-type="string" office:string-value="A" calcext:value-type="string">
            <text:p>A</text:p>
          </table:table-cell>
          <table:table-cell table:style-name="ce18" table:formula="of:=['file:///D:/cglocal/sync/cg01/Prod/A431_Avicca_gracev2/060_Prod/mission2/GraceTHD-MCD/sources/gracethd-mcd-v2beta2b.ods'#$Valeurs.$F$233]" office:value-type="string" office:string-value="A" calcext:value-type="string">
            <text:p>A</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34]" office:value-type="string" office:string-value="l_masque_face" calcext:value-type="string">
            <text:p>l_masque_face</text:p>
          </table:table-cell>
          <table:table-cell table:style-name="ce18" table:formula="of:=['file:///D:/cglocal/sync/cg01/Prod/A431_Avicca_gracev2/060_Prod/mission2/GraceTHD-MCD/sources/gracethd-mcd-v2beta2b.ods'#$Valeurs.$E$234]" office:value-type="string" office:string-value="B" calcext:value-type="string">
            <text:p>B</text:p>
          </table:table-cell>
          <table:table-cell table:style-name="ce18" table:formula="of:=['file:///D:/cglocal/sync/cg01/Prod/A431_Avicca_gracev2/060_Prod/mission2/GraceTHD-MCD/sources/gracethd-mcd-v2beta2b.ods'#$Valeurs.$F$234]" office:value-type="string" office:string-value="B" calcext:value-type="string">
            <text:p>B</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35]" office:value-type="string" office:string-value="l_masque_face" calcext:value-type="string">
            <text:p>l_masque_face</text:p>
          </table:table-cell>
          <table:table-cell table:style-name="ce18" table:formula="of:=['file:///D:/cglocal/sync/cg01/Prod/A431_Avicca_gracev2/060_Prod/mission2/GraceTHD-MCD/sources/gracethd-mcd-v2beta2b.ods'#$Valeurs.$E$235]" office:value-type="string" office:string-value="C" calcext:value-type="string">
            <text:p>C</text:p>
          </table:table-cell>
          <table:table-cell table:style-name="ce18" table:formula="of:=['file:///D:/cglocal/sync/cg01/Prod/A431_Avicca_gracev2/060_Prod/mission2/GraceTHD-MCD/sources/gracethd-mcd-v2beta2b.ods'#$Valeurs.$F$235]" office:value-type="string" office:string-value="C" calcext:value-type="string">
            <text:p>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36]" office:value-type="string" office:string-value="l_masque_face" calcext:value-type="string">
            <text:p>l_masque_face</text:p>
          </table:table-cell>
          <table:table-cell table:style-name="ce18" table:formula="of:=['file:///D:/cglocal/sync/cg01/Prod/A431_Avicca_gracev2/060_Prod/mission2/GraceTHD-MCD/sources/gracethd-mcd-v2beta2b.ods'#$Valeurs.$E$236]" office:value-type="string" office:string-value="D" calcext:value-type="string">
            <text:p>D</text:p>
          </table:table-cell>
          <table:table-cell table:style-name="ce18" table:formula="of:=['file:///D:/cglocal/sync/cg01/Prod/A431_Avicca_gracev2/060_Prod/mission2/GraceTHD-MCD/sources/gracethd-mcd-v2beta2b.ods'#$Valeurs.$F$236]" office:value-type="string" office:string-value="D" calcext:value-type="string">
            <text:p>D</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37]" office:value-type="string" office:string-value="l_masque_face" calcext:value-type="string">
            <text:p>l_masque_face</text:p>
          </table:table-cell>
          <table:table-cell table:style-name="ce18" table:formula="of:=['file:///D:/cglocal/sync/cg01/Prod/A431_Avicca_gracev2/060_Prod/mission2/GraceTHD-MCD/sources/gracethd-mcd-v2beta2b.ods'#$Valeurs.$E$237]" office:value-type="string" office:string-value="E" calcext:value-type="string">
            <text:p>E</text:p>
          </table:table-cell>
          <table:table-cell table:style-name="ce18" table:formula="of:=['file:///D:/cglocal/sync/cg01/Prod/A431_Avicca_gracev2/060_Prod/mission2/GraceTHD-MCD/sources/gracethd-mcd-v2beta2b.ods'#$Valeurs.$F$237]" office:value-type="string" office:string-value="E" calcext:value-type="string">
            <text:p>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38]" office:value-type="string" office:string-value="l_masque_face" calcext:value-type="string">
            <text:p>l_masque_face</text:p>
          </table:table-cell>
          <table:table-cell table:style-name="ce18" table:formula="of:=['file:///D:/cglocal/sync/cg01/Prod/A431_Avicca_gracev2/060_Prod/mission2/GraceTHD-MCD/sources/gracethd-mcd-v2beta2b.ods'#$Valeurs.$E$238]" office:value-type="string" office:string-value="F" calcext:value-type="string">
            <text:p>F</text:p>
          </table:table-cell>
          <table:table-cell table:style-name="ce18" table:formula="of:=['file:///D:/cglocal/sync/cg01/Prod/A431_Avicca_gracev2/060_Prod/mission2/GraceTHD-MCD/sources/gracethd-mcd-v2beta2b.ods'#$Valeurs.$F$238]" office:value-type="string" office:string-value="F" calcext:value-type="string">
            <text:p>F</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39]" office:value-type="string" office:string-value="l_masque_face" calcext:value-type="string">
            <text:p>l_masque_face</text:p>
          </table:table-cell>
          <table:table-cell table:style-name="ce18" table:formula="of:=['file:///D:/cglocal/sync/cg01/Prod/A431_Avicca_gracev2/060_Prod/mission2/GraceTHD-MCD/sources/gracethd-mcd-v2beta2b.ods'#$Valeurs.$E$239]" office:value-type="string" office:string-value="G" calcext:value-type="string">
            <text:p>G</text:p>
          </table:table-cell>
          <table:table-cell table:style-name="ce18" table:formula="of:=['file:///D:/cglocal/sync/cg01/Prod/A431_Avicca_gracev2/060_Prod/mission2/GraceTHD-MCD/sources/gracethd-mcd-v2beta2b.ods'#$Valeurs.$F$239]" office:value-type="string" office:string-value="G" calcext:value-type="string">
            <text:p>G</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40]" office:value-type="string" office:string-value="l_masque_face" calcext:value-type="string">
            <text:p>l_masque_face</text:p>
          </table:table-cell>
          <table:table-cell table:style-name="ce18" table:formula="of:=['file:///D:/cglocal/sync/cg01/Prod/A431_Avicca_gracev2/060_Prod/mission2/GraceTHD-MCD/sources/gracethd-mcd-v2beta2b.ods'#$Valeurs.$E$240]" office:value-type="string" office:string-value="H" calcext:value-type="string">
            <text:p>H</text:p>
          </table:table-cell>
          <table:table-cell table:style-name="ce18" table:formula="of:=['file:///D:/cglocal/sync/cg01/Prod/A431_Avicca_gracev2/060_Prod/mission2/GraceTHD-MCD/sources/gracethd-mcd-v2beta2b.ods'#$Valeurs.$F$240]" office:value-type="string" office:string-value="H" calcext:value-type="string">
            <text:p>H</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41]" office:value-type="string" office:string-value="l_masque_face" calcext:value-type="string">
            <text:p>l_masque_face</text:p>
          </table:table-cell>
          <table:table-cell table:style-name="ce18" table:formula="of:=['file:///D:/cglocal/sync/cg01/Prod/A431_Avicca_gracev2/060_Prod/mission2/GraceTHD-MCD/sources/gracethd-mcd-v2beta2b.ods'#$Valeurs.$E$241]" office:value-type="string" office:string-value="I" calcext:value-type="string">
            <text:p>I</text:p>
          </table:table-cell>
          <table:table-cell table:style-name="ce18" table:formula="of:=['file:///D:/cglocal/sync/cg01/Prod/A431_Avicca_gracev2/060_Prod/mission2/GraceTHD-MCD/sources/gracethd-mcd-v2beta2b.ods'#$Valeurs.$F$241]" office:value-type="string" office:string-value="I" calcext:value-type="string">
            <text:p>I</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42]" office:value-type="string" office:string-value="l_masque_face" calcext:value-type="string">
            <text:p>l_masque_face</text:p>
          </table:table-cell>
          <table:table-cell table:style-name="ce18" table:formula="of:=['file:///D:/cglocal/sync/cg01/Prod/A431_Avicca_gracev2/060_Prod/mission2/GraceTHD-MCD/sources/gracethd-mcd-v2beta2b.ods'#$Valeurs.$E$242]" office:value-type="string" office:string-value="J" calcext:value-type="string">
            <text:p>J</text:p>
          </table:table-cell>
          <table:table-cell table:style-name="ce18" table:formula="of:=['file:///D:/cglocal/sync/cg01/Prod/A431_Avicca_gracev2/060_Prod/mission2/GraceTHD-MCD/sources/gracethd-mcd-v2beta2b.ods'#$Valeurs.$F$242]" office:value-type="string" office:string-value="J" calcext:value-type="string">
            <text:p>J</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43]" office:value-type="string" office:string-value="l_noeud_type" calcext:value-type="string">
            <text:p>l_noeud_type</text:p>
          </table:table-cell>
          <table:table-cell table:style-name="ce18" table:formula="of:=['file:///D:/cglocal/sync/cg01/Prod/A431_Avicca_gracev2/060_Prod/mission2/GraceTHD-MCD/sources/gracethd-mcd-v2beta2b.ods'#$Valeurs.$E$243]" office:value-type="string" office:string-value="PT" calcext:value-type="string">
            <text:p>PT</text:p>
          </table:table-cell>
          <table:table-cell table:style-name="ce18" table:formula="of:=['file:///D:/cglocal/sync/cg01/Prod/A431_Avicca_gracev2/060_Prod/mission2/GraceTHD-MCD/sources/gracethd-mcd-v2beta2b.ods'#$Valeurs.$F$243]" office:value-type="string" office:string-value="POINT TECHNIQUE" calcext:value-type="string">
            <text:p>POINT TECH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44]" office:value-type="string" office:string-value="l_noeud_type" calcext:value-type="string">
            <text:p>l_noeud_type</text:p>
          </table:table-cell>
          <table:table-cell table:style-name="ce18" table:formula="of:=['file:///D:/cglocal/sync/cg01/Prod/A431_Avicca_gracev2/060_Prod/mission2/GraceTHD-MCD/sources/gracethd-mcd-v2beta2b.ods'#$Valeurs.$E$244]" office:value-type="string" office:string-value="ST" calcext:value-type="string">
            <text:p>ST</text:p>
          </table:table-cell>
          <table:table-cell table:style-name="ce18" table:formula="of:=['file:///D:/cglocal/sync/cg01/Prod/A431_Avicca_gracev2/060_Prod/mission2/GraceTHD-MCD/sources/gracethd-mcd-v2beta2b.ods'#$Valeurs.$F$244]" office:value-type="string" office:string-value="SITE TECHNIQUE" calcext:value-type="string">
            <text:p>SITE TECH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45]" office:value-type="string" office:string-value="l_noeud_type" calcext:value-type="string">
            <text:p>l_noeud_type</text:p>
          </table:table-cell>
          <table:table-cell table:style-name="ce18" table:formula="of:=['file:///D:/cglocal/sync/cg01/Prod/A431_Avicca_gracev2/060_Prod/mission2/GraceTHD-MCD/sources/gracethd-mcd-v2beta2b.ods'#$Valeurs.$E$245]" office:value-type="string" office:string-value="SF" calcext:value-type="string">
            <text:p>SF</text:p>
          </table:table-cell>
          <table:table-cell table:style-name="ce18" table:formula="of:=['file:///D:/cglocal/sync/cg01/Prod/A431_Avicca_gracev2/060_Prod/mission2/GraceTHD-MCD/sources/gracethd-mcd-v2beta2b.ods'#$Valeurs.$F$245]" office:value-type="string" office:string-value="SITE UTILISATEUR FINAL" calcext:value-type="string">
            <text:p>SITE UTILISATEUR FINAL</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46]" office:value-type="string" office:string-value="l_noeud_type" calcext:value-type="string">
            <text:p>l_noeud_type</text:p>
          </table:table-cell>
          <table:table-cell table:style-name="ce18" table:formula="of:=['file:///D:/cglocal/sync/cg01/Prod/A431_Avicca_gracev2/060_Prod/mission2/GraceTHD-MCD/sources/gracethd-mcd-v2beta2b.ods'#$Valeurs.$E$246]" office:value-type="string" office:string-value="SE" calcext:value-type="string">
            <text:p>SE</text:p>
          </table:table-cell>
          <table:table-cell table:style-name="ce18" table:formula="of:=['file:///D:/cglocal/sync/cg01/Prod/A431_Avicca_gracev2/060_Prod/mission2/GraceTHD-MCD/sources/gracethd-mcd-v2beta2b.ods'#$Valeurs.$F$246]" office:value-type="string" office:string-value="SITE EMISSION" calcext:value-type="string">
            <text:p>SITE EMISSI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47]" office:value-type="string" office:string-value="l_noeud_type" calcext:value-type="string">
            <text:p>l_noeud_type</text:p>
          </table:table-cell>
          <table:table-cell table:style-name="ce18" table:formula="of:=['file:///D:/cglocal/sync/cg01/Prod/A431_Avicca_gracev2/060_Prod/mission2/GraceTHD-MCD/sources/gracethd-mcd-v2beta2b.ods'#$Valeurs.$E$247]" office:value-type="string" office:string-value="SP" calcext:value-type="string">
            <text:p>SP</text:p>
          </table:table-cell>
          <table:table-cell table:style-name="ce18" table:formula="of:=['file:///D:/cglocal/sync/cg01/Prod/A431_Avicca_gracev2/060_Prod/mission2/GraceTHD-MCD/sources/gracethd-mcd-v2beta2b.ods'#$Valeurs.$F$247]" office:value-type="string" office:string-value="SPECIFIQUE" calcext:value-type="string">
            <text:p>SPECIF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48]" office:value-type="string" office:string-value="l_nro_type" calcext:value-type="string">
            <text:p>l_nro_type</text:p>
          </table:table-cell>
          <table:table-cell table:style-name="ce18" table:formula="of:=['file:///D:/cglocal/sync/cg01/Prod/A431_Avicca_gracev2/060_Prod/mission2/GraceTHD-MCD/sources/gracethd-mcd-v2beta2b.ods'#$Valeurs.$E$248]" office:value-type="string" office:string-value="PON" calcext:value-type="string">
            <text:p>PON</text:p>
          </table:table-cell>
          <table:table-cell table:style-name="ce18" table:formula="of:=['file:///D:/cglocal/sync/cg01/Prod/A431_Avicca_gracev2/060_Prod/mission2/GraceTHD-MCD/sources/gracethd-mcd-v2beta2b.ods'#$Valeurs.$F$248]" office:value-type="string" office:string-value="NRO-PON" calcext:value-type="string">
            <text:p>NRO-P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49]" office:value-type="string" office:string-value="l_nro_type" calcext:value-type="string">
            <text:p>l_nro_type</text:p>
          </table:table-cell>
          <table:table-cell table:style-name="ce18" table:formula="of:=['file:///D:/cglocal/sync/cg01/Prod/A431_Avicca_gracev2/060_Prod/mission2/GraceTHD-MCD/sources/gracethd-mcd-v2beta2b.ods'#$Valeurs.$E$249]" office:value-type="string" office:string-value="PTP" calcext:value-type="string">
            <text:p>PTP</text:p>
          </table:table-cell>
          <table:table-cell table:style-name="ce18" table:formula="of:=['file:///D:/cglocal/sync/cg01/Prod/A431_Avicca_gracev2/060_Prod/mission2/GraceTHD-MCD/sources/gracethd-mcd-v2beta2b.ods'#$Valeurs.$F$249]" office:value-type="string" office:string-value="NRO-PTP" calcext:value-type="string">
            <text:p>NRO-PTP</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50]" office:value-type="string" office:string-value="l_nro_type" calcext:value-type="string">
            <text:p>l_nro_type</text:p>
          </table:table-cell>
          <table:table-cell table:style-name="ce18" table:formula="of:=['file:///D:/cglocal/sync/cg01/Prod/A431_Avicca_gracev2/060_Prod/mission2/GraceTHD-MCD/sources/gracethd-mcd-v2beta2b.ods'#$Valeurs.$E$250]" office:value-type="string" office:string-value="PON-PTP" calcext:value-type="string">
            <text:p>PON-PTP</text:p>
          </table:table-cell>
          <table:table-cell table:style-name="ce18" table:formula="of:=['file:///D:/cglocal/sync/cg01/Prod/A431_Avicca_gracev2/060_Prod/mission2/GraceTHD-MCD/sources/gracethd-mcd-v2beta2b.ods'#$Valeurs.$F$250]" office:value-type="string" office:string-value="NRO-PON-PTP" calcext:value-type="string">
            <text:p>NRO-PON-PTP</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51]" office:value-type="string" office:string-value="l_nro_etat" calcext:value-type="string">
            <text:p>l_nro_etat</text:p>
          </table:table-cell>
          <table:table-cell table:style-name="ce18" table:formula="of:=['file:///D:/cglocal/sync/cg01/Prod/A431_Avicca_gracev2/060_Prod/mission2/GraceTHD-MCD/sources/gracethd-mcd-v2beta2b.ods'#$Valeurs.$E$251]" office:value-type="string" office:string-value="PL" calcext:value-type="string">
            <text:p>PL</text:p>
          </table:table-cell>
          <table:table-cell table:style-name="ce18" table:formula="of:=['file:///D:/cglocal/sync/cg01/Prod/A431_Avicca_gracev2/060_Prod/mission2/GraceTHD-MCD/sources/gracethd-mcd-v2beta2b.ods'#$Valeurs.$F$251]" office:value-type="string" office:string-value="PLANIFIE" calcext:value-type="string">
            <text:p>PLANIFIE</text:p>
          </table:table-cell>
          <table:table-cell table:style-name="ce18"/>
          <table:table-cell table:number-columns-repeated="1019"/>
        </table:table-row>
        <table:table-row table:style-name="ro12">
          <table:table-cell table:style-name="ce18" table:formula="of:=['file:///D:/cglocal/sync/cg01/Prod/A431_Avicca_gracev2/060_Prod/mission2/GraceTHD-MCD/sources/gracethd-mcd-v2beta2b.ods'#$Valeurs.$D$252]" office:value-type="string" office:string-value="l_nro_etat" calcext:value-type="string">
            <text:p>l_nro_etat</text:p>
          </table:table-cell>
          <table:table-cell table:style-name="ce18" table:formula="of:=['file:///D:/cglocal/sync/cg01/Prod/A431_Avicca_gracev2/060_Prod/mission2/GraceTHD-MCD/sources/gracethd-mcd-v2beta2b.ods'#$Valeurs.$E$252]" office:value-type="string" office:string-value="EC" calcext:value-type="string">
            <text:p>EC</text:p>
          </table:table-cell>
          <table:table-cell table:style-name="ce18" table:formula="of:=['file:///D:/cglocal/sync/cg01/Prod/A431_Avicca_gracev2/060_Prod/mission2/GraceTHD-MCD/sources/gracethd-mcd-v2beta2b.ods'#$Valeurs.$F$252]" office:value-type="string" office:string-value="EN COURS DE DEPLOIEMENT" calcext:value-type="string">
            <text:p>EN COURS DE DEPLOIEMENT</text:p>
          </table:table-cell>
          <table:table-cell table:style-name="ce18" table:formula="of:=['file:///D:/cglocal/sync/cg01/Prod/A431_Avicca_gracev2/060_Prod/mission2/GraceTHD-MCD/sources/gracethd-mcd-v2beta2b.ods'#$Valeurs.$G$252]" office:value-type="string" office:string-value="En cours d installation, sans qu une definition precise n ait ete partagee en Interop. " calcext:value-type="string">
            <text:p>En cours d installation, sans qu une definition precise n ait ete partagee en Interop. </text:p>
          </table:table-cell>
          <table:table-cell table:number-columns-repeated="1019"/>
        </table:table-row>
        <table:table-row table:style-name="ro3">
          <table:table-cell table:style-name="ce18" table:formula="of:=['file:///D:/cglocal/sync/cg01/Prod/A431_Avicca_gracev2/060_Prod/mission2/GraceTHD-MCD/sources/gracethd-mcd-v2beta2b.ods'#$Valeurs.$D$253]" office:value-type="string" office:string-value="l_nro_etat" calcext:value-type="string">
            <text:p>l_nro_etat</text:p>
          </table:table-cell>
          <table:table-cell table:style-name="ce18" table:formula="of:=['file:///D:/cglocal/sync/cg01/Prod/A431_Avicca_gracev2/060_Prod/mission2/GraceTHD-MCD/sources/gracethd-mcd-v2beta2b.ods'#$Valeurs.$E$253]" office:value-type="string" office:string-value="DP" calcext:value-type="string">
            <text:p>DP</text:p>
          </table:table-cell>
          <table:table-cell table:style-name="ce18" table:formula="of:=['file:///D:/cglocal/sync/cg01/Prod/A431_Avicca_gracev2/060_Prod/mission2/GraceTHD-MCD/sources/gracethd-mcd-v2beta2b.ods'#$Valeurs.$F$253]" office:value-type="string" office:string-value="DEPLOYE" calcext:value-type="string">
            <text:p>DEPLOYE</text:p>
          </table:table-cell>
          <table:table-cell table:style-name="ce18" table:formula="of:=['file:///D:/cglocal/sync/cg01/Prod/A431_Avicca_gracev2/060_Prod/mission2/GraceTHD-MCD/sources/gracethd-mcd-v2beta2b.ods'#$Valeurs.$G$253]" office:value-type="string" office:string-value="Installe. Doit alors etre mis a disposition des operateurs ayant achete le PM. " calcext:value-type="string">
            <text:p>Installe. Doit alors etre mis a disposition des operateurs ayant achete le PM. </text:p>
          </table:table-cell>
          <table:table-cell table:number-columns-repeated="1019"/>
        </table:table-row>
        <table:table-row table:style-name="ro3">
          <table:table-cell table:style-name="ce18" table:formula="of:=['file:///D:/cglocal/sync/cg01/Prod/A431_Avicca_gracev2/060_Prod/mission2/GraceTHD-MCD/sources/gracethd-mcd-v2beta2b.ods'#$Valeurs.$D$254]" office:value-type="string" office:string-value="l_nro_etat" calcext:value-type="string">
            <text:p>l_nro_etat</text:p>
          </table:table-cell>
          <table:table-cell table:style-name="ce18" table:formula="of:=['file:///D:/cglocal/sync/cg01/Prod/A431_Avicca_gracev2/060_Prod/mission2/GraceTHD-MCD/sources/gracethd-mcd-v2beta2b.ods'#$Valeurs.$E$254]" office:value-type="string" office:string-value="AB" calcext:value-type="string">
            <text:p>AB</text:p>
          </table:table-cell>
          <table:table-cell table:style-name="ce18" table:formula="of:=['file:///D:/cglocal/sync/cg01/Prod/A431_Avicca_gracev2/060_Prod/mission2/GraceTHD-MCD/sources/gracethd-mcd-v2beta2b.ods'#$Valeurs.$F$254]" office:value-type="string" office:string-value="ABANDONNE" calcext:value-type="string">
            <text:p>ABANDONNE</text:p>
          </table:table-cell>
          <table:table-cell table:style-name="ce18" table:formula="of:=['file:///D:/cglocal/sync/cg01/Prod/A431_Avicca_gracev2/060_Prod/mission2/GraceTHD-MCD/sources/gracethd-mcd-v2beta2b.ods'#$Valeurs.$G$254]" office:value-type="string" office:string-value="Le PM est abandonne. Cet etat doit apparaitre pendant 3 mois." calcext:value-type="string">
            <text:p>Le PM est abandonne. Cet etat doit apparaitre pendant 3 mois.</text:p>
          </table:table-cell>
          <table:table-cell table:number-columns-repeated="1019"/>
        </table:table-row>
        <table:table-row table:style-name="ro1">
          <table:table-cell table:style-name="ce18" table:formula="of:=['file:///D:/cglocal/sync/cg01/Prod/A431_Avicca_gracev2/060_Prod/mission2/GraceTHD-MCD/sources/gracethd-mcd-v2beta2b.ods'#$Valeurs.$D$255]" office:value-type="string" office:string-value="l_occupation_type" calcext:value-type="string">
            <text:p>l_occupation_type</text:p>
          </table:table-cell>
          <table:table-cell table:style-name="ce18" table:formula="of:=['file:///D:/cglocal/sync/cg01/Prod/A431_Avicca_gracev2/060_Prod/mission2/GraceTHD-MCD/sources/gracethd-mcd-v2beta2b.ods'#$Valeurs.$E$255]" office:value-type="string" office:string-value="0" calcext:value-type="string">
            <text:p>0</text:p>
          </table:table-cell>
          <table:table-cell table:style-name="ce18" table:formula="of:=['file:///D:/cglocal/sync/cg01/Prod/A431_Avicca_gracev2/060_Prod/mission2/GraceTHD-MCD/sources/gracethd-mcd-v2beta2b.ods'#$Valeurs.$F$255]" office:value-type="string" office:string-value="VIDE" calcext:value-type="string">
            <text:p>VIDE</text:p>
          </table:table-cell>
          <table:table-cell table:style-name="ce18" table:formula="of:=['file:///D:/cglocal/sync/cg01/Prod/A431_Avicca_gracev2/060_Prod/mission2/GraceTHD-MCD/sources/gracethd-mcd-v2beta2b.ods'#$Valeurs.$G$255]" office:value-type="string" office:string-value="Infrastructure vide" calcext:value-type="string">
            <text:p>Infrastructure vide</text:p>
          </table:table-cell>
          <table:table-cell table:number-columns-repeated="1019"/>
        </table:table-row>
        <table:table-row table:style-name="ro3">
          <table:table-cell table:style-name="ce18" table:formula="of:=['file:///D:/cglocal/sync/cg01/Prod/A431_Avicca_gracev2/060_Prod/mission2/GraceTHD-MCD/sources/gracethd-mcd-v2beta2b.ods'#$Valeurs.$D$256]" office:value-type="string" office:string-value="l_occupation_type" calcext:value-type="string">
            <text:p>l_occupation_type</text:p>
          </table:table-cell>
          <table:table-cell table:style-name="ce18" table:formula="of:=['file:///D:/cglocal/sync/cg01/Prod/A431_Avicca_gracev2/060_Prod/mission2/GraceTHD-MCD/sources/gracethd-mcd-v2beta2b.ods'#$Valeurs.$E$256]" office:value-type="string" office:string-value="1.1" calcext:value-type="string">
            <text:p>1.1</text:p>
          </table:table-cell>
          <table:table-cell table:style-name="ce18" table:formula="of:=['file:///D:/cglocal/sync/cg01/Prod/A431_Avicca_gracev2/060_Prod/mission2/GraceTHD-MCD/sources/gracethd-mcd-v2beta2b.ods'#$Valeurs.$F$256]" office:value-type="string" office:string-value="NON VIDE EXPLOITABLE" calcext:value-type="string">
            <text:p>NON VIDE EXPLOITABLE</text:p>
          </table:table-cell>
          <table:table-cell table:style-name="ce18" table:formula="of:=['file:///D:/cglocal/sync/cg01/Prod/A431_Avicca_gracev2/060_Prod/mission2/GraceTHD-MCD/sources/gracethd-mcd-v2beta2b.ods'#$Valeurs.$G$256]" office:value-type="string" office:string-value="Infrastructure non vide mais exploitable car rangee" calcext:value-type="string">
            <text:p>Infrastructure non vide mais exploitable car rangee</text:p>
          </table:table-cell>
          <table:table-cell table:number-columns-repeated="1019"/>
        </table:table-row>
        <table:table-row table:style-name="ro3">
          <table:table-cell table:style-name="ce18" table:formula="of:=['file:///D:/cglocal/sync/cg01/Prod/A431_Avicca_gracev2/060_Prod/mission2/GraceTHD-MCD/sources/gracethd-mcd-v2beta2b.ods'#$Valeurs.$D$257]" office:value-type="string" office:string-value="l_occupation_type" calcext:value-type="string">
            <text:p>l_occupation_type</text:p>
          </table:table-cell>
          <table:table-cell table:style-name="ce18" table:formula="of:=['file:///D:/cglocal/sync/cg01/Prod/A431_Avicca_gracev2/060_Prod/mission2/GraceTHD-MCD/sources/gracethd-mcd-v2beta2b.ods'#$Valeurs.$E$257]" office:value-type="string" office:string-value="1.2" calcext:value-type="string">
            <text:p>1.2</text:p>
          </table:table-cell>
          <table:table-cell table:style-name="ce18" table:formula="of:=['file:///D:/cglocal/sync/cg01/Prod/A431_Avicca_gracev2/060_Prod/mission2/GraceTHD-MCD/sources/gracethd-mcd-v2beta2b.ods'#$Valeurs.$F$257]" office:value-type="string" office:string-value="NON VIDE NON EXPLOITABLE" calcext:value-type="string">
            <text:p>NON VIDE NON EXPLOITABLE</text:p>
          </table:table-cell>
          <table:table-cell table:style-name="ce18" table:formula="of:=['file:///D:/cglocal/sync/cg01/Prod/A431_Avicca_gracev2/060_Prod/mission2/GraceTHD-MCD/sources/gracethd-mcd-v2beta2b.ods'#$Valeurs.$G$257]" office:value-type="string" office:string-value="Infrastructure non vide mais non exploitable car non rangee" calcext:value-type="string">
            <text:p>Infrastructure non vide mais non exploitable car non rangee</text:p>
          </table:table-cell>
          <table:table-cell table:number-columns-repeated="1019"/>
        </table:table-row>
        <table:table-row table:style-name="ro1">
          <table:table-cell table:style-name="ce18" table:formula="of:=['file:///D:/cglocal/sync/cg01/Prod/A431_Avicca_gracev2/060_Prod/mission2/GraceTHD-MCD/sources/gracethd-mcd-v2beta2b.ods'#$Valeurs.$D$258]" office:value-type="string" office:string-value="l_occupation_type" calcext:value-type="string">
            <text:p>l_occupation_type</text:p>
          </table:table-cell>
          <table:table-cell table:style-name="ce18" table:formula="of:=['file:///D:/cglocal/sync/cg01/Prod/A431_Avicca_gracev2/060_Prod/mission2/GraceTHD-MCD/sources/gracethd-mcd-v2beta2b.ods'#$Valeurs.$E$258]" office:value-type="string" office:string-value="2" calcext:value-type="string">
            <text:p>2</text:p>
          </table:table-cell>
          <table:table-cell table:style-name="ce18" table:formula="of:=['file:///D:/cglocal/sync/cg01/Prod/A431_Avicca_gracev2/060_Prod/mission2/GraceTHD-MCD/sources/gracethd-mcd-v2beta2b.ods'#$Valeurs.$F$258]" office:value-type="string" office:string-value="SATUREE" calcext:value-type="string">
            <text:p>SATUREE</text:p>
          </table:table-cell>
          <table:table-cell table:style-name="ce18" table:formula="of:=['file:///D:/cglocal/sync/cg01/Prod/A431_Avicca_gracev2/060_Prod/mission2/GraceTHD-MCD/sources/gracethd-mcd-v2beta2b.ods'#$Valeurs.$G$258]" office:value-type="string" office:string-value="Infrastructure saturee" calcext:value-type="string">
            <text:p>Infrastructure saturee</text:p>
          </table:table-cell>
          <table:table-cell table:number-columns-repeated="1019"/>
        </table:table-row>
        <table:table-row table:style-name="ro1">
          <table:table-cell table:style-name="ce18" table:formula="of:=['file:///D:/cglocal/sync/cg01/Prod/A431_Avicca_gracev2/060_Prod/mission2/GraceTHD-MCD/sources/gracethd-mcd-v2beta2b.ods'#$Valeurs.$D$259]" office:value-type="string" office:string-value="l_passage_type" calcext:value-type="string">
            <text:p>l_passage_type</text:p>
          </table:table-cell>
          <table:table-cell table:style-name="ce18" table:formula="of:=['file:///D:/cglocal/sync/cg01/Prod/A431_Avicca_gracev2/060_Prod/mission2/GraceTHD-MCD/sources/gracethd-mcd-v2beta2b.ods'#$Valeurs.$E$259]" office:value-type="string" office:string-value="ACC" calcext:value-type="string">
            <text:p>ACC</text:p>
          </table:table-cell>
          <table:table-cell table:style-name="ce18" table:formula="of:=['file:///D:/cglocal/sync/cg01/Prod/A431_Avicca_gracev2/060_Prod/mission2/GraceTHD-MCD/sources/gracethd-mcd-v2beta2b.ods'#$Valeurs.$F$259]" office:value-type="string" office:string-value="ACCOTEMENT" calcext:value-type="string">
            <text:p>ACCOTEMEN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60]" office:value-type="string" office:string-value="l_passage_type" calcext:value-type="string">
            <text:p>l_passage_type</text:p>
          </table:table-cell>
          <table:table-cell table:style-name="ce18" table:formula="of:=['file:///D:/cglocal/sync/cg01/Prod/A431_Avicca_gracev2/060_Prod/mission2/GraceTHD-MCD/sources/gracethd-mcd-v2beta2b.ods'#$Valeurs.$E$260]" office:value-type="string" office:string-value="CHAU" calcext:value-type="string">
            <text:p>CHAU</text:p>
          </table:table-cell>
          <table:table-cell table:style-name="ce18" table:formula="of:=['file:///D:/cglocal/sync/cg01/Prod/A431_Avicca_gracev2/060_Prod/mission2/GraceTHD-MCD/sources/gracethd-mcd-v2beta2b.ods'#$Valeurs.$F$260]" office:value-type="string" office:string-value="CHAUSSEE" calcext:value-type="string">
            <text:p>C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61]" office:value-type="string" office:string-value="l_passage_type" calcext:value-type="string">
            <text:p>l_passage_type</text:p>
          </table:table-cell>
          <table:table-cell table:style-name="ce18" table:formula="of:=['file:///D:/cglocal/sync/cg01/Prod/A431_Avicca_gracev2/060_Prod/mission2/GraceTHD-MCD/sources/gracethd-mcd-v2beta2b.ods'#$Valeurs.$E$261]" office:value-type="string" office:string-value="TROT" calcext:value-type="string">
            <text:p>TROT</text:p>
          </table:table-cell>
          <table:table-cell table:style-name="ce18" table:formula="of:=['file:///D:/cglocal/sync/cg01/Prod/A431_Avicca_gracev2/060_Prod/mission2/GraceTHD-MCD/sources/gracethd-mcd-v2beta2b.ods'#$Valeurs.$F$261]" office:value-type="string" office:string-value="TROTTOIR" calcext:value-type="string">
            <text:p>TROTTOIR</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62]" office:value-type="string" office:string-value="l_passage_type" calcext:value-type="string">
            <text:p>l_passage_type</text:p>
          </table:table-cell>
          <table:table-cell table:style-name="ce18" table:formula="of:=['file:///D:/cglocal/sync/cg01/Prod/A431_Avicca_gracev2/060_Prod/mission2/GraceTHD-MCD/sources/gracethd-mcd-v2beta2b.ods'#$Valeurs.$E$262]" office:value-type="string" office:string-value="TER" calcext:value-type="string">
            <text:p>TER</text:p>
          </table:table-cell>
          <table:table-cell table:style-name="ce18" table:formula="of:=['file:///D:/cglocal/sync/cg01/Prod/A431_Avicca_gracev2/060_Prod/mission2/GraceTHD-MCD/sources/gracethd-mcd-v2beta2b.ods'#$Valeurs.$F$262]" office:value-type="string" office:string-value="TERRE" calcext:value-type="string">
            <text:p>TER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63]" office:value-type="string" office:string-value="l_passage_type" calcext:value-type="string">
            <text:p>l_passage_type</text:p>
          </table:table-cell>
          <table:table-cell table:style-name="ce18" table:formula="of:=['file:///D:/cglocal/sync/cg01/Prod/A431_Avicca_gracev2/060_Prod/mission2/GraceTHD-MCD/sources/gracethd-mcd-v2beta2b.ods'#$Valeurs.$E$263]" office:value-type="string" office:string-value="EMP" calcext:value-type="string">
            <text:p>EMP</text:p>
          </table:table-cell>
          <table:table-cell table:style-name="ce18" table:formula="of:=['file:///D:/cglocal/sync/cg01/Prod/A431_Avicca_gracev2/060_Prod/mission2/GraceTHD-MCD/sources/gracethd-mcd-v2beta2b.ods'#$Valeurs.$F$263]" office:value-type="string" office:string-value="EMPIERRE" calcext:value-type="string">
            <text:p>EMPIER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64]" office:value-type="string" office:string-value="l_passage_type" calcext:value-type="string">
            <text:p>l_passage_type</text:p>
          </table:table-cell>
          <table:table-cell table:style-name="ce18" table:formula="of:=['file:///D:/cglocal/sync/cg01/Prod/A431_Avicca_gracev2/060_Prod/mission2/GraceTHD-MCD/sources/gracethd-mcd-v2beta2b.ods'#$Valeurs.$E$264]" office:value-type="string" office:string-value="PON" calcext:value-type="string">
            <text:p>PON</text:p>
          </table:table-cell>
          <table:table-cell table:style-name="ce18" table:formula="of:=['file:///D:/cglocal/sync/cg01/Prod/A431_Avicca_gracev2/060_Prod/mission2/GraceTHD-MCD/sources/gracethd-mcd-v2beta2b.ods'#$Valeurs.$F$264]" office:value-type="string" office:string-value="PONT" calcext:value-type="string">
            <text:p>PON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65]" office:value-type="string" office:string-value="l_passage_type" calcext:value-type="string">
            <text:p>l_passage_type</text:p>
          </table:table-cell>
          <table:table-cell table:style-name="ce18" table:formula="of:=['file:///D:/cglocal/sync/cg01/Prod/A431_Avicca_gracev2/060_Prod/mission2/GraceTHD-MCD/sources/gracethd-mcd-v2beta2b.ods'#$Valeurs.$E$265]" office:value-type="string" office:string-value="SNC" calcext:value-type="string">
            <text:p>SNC</text:p>
          </table:table-cell>
          <table:table-cell table:style-name="ce18" table:formula="of:=['file:///D:/cglocal/sync/cg01/Prod/A431_Avicca_gracev2/060_Prod/mission2/GraceTHD-MCD/sources/gracethd-mcd-v2beta2b.ods'#$Valeurs.$F$265]" office:value-type="string" office:string-value="PASSAGE SNCF" calcext:value-type="string">
            <text:p>PASSAGE SNCF</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66]" office:value-type="string" office:string-value="l_passage_type" calcext:value-type="string">
            <text:p>l_passage_type</text:p>
          </table:table-cell>
          <table:table-cell table:style-name="ce18" table:formula="of:=['file:///D:/cglocal/sync/cg01/Prod/A431_Avicca_gracev2/060_Prod/mission2/GraceTHD-MCD/sources/gracethd-mcd-v2beta2b.ods'#$Valeurs.$E$266]" office:value-type="string" office:string-value="CAN" calcext:value-type="string">
            <text:p>CAN</text:p>
          </table:table-cell>
          <table:table-cell table:style-name="ce18" table:formula="of:=['file:///D:/cglocal/sync/cg01/Prod/A431_Avicca_gracev2/060_Prod/mission2/GraceTHD-MCD/sources/gracethd-mcd-v2beta2b.ods'#$Valeurs.$F$266]" office:value-type="string" office:string-value="CANIVEAU TECHNIQUE" calcext:value-type="string">
            <text:p>CANIVEAU TECH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67]" office:value-type="string" office:string-value="l_passage_type" calcext:value-type="string">
            <text:p>l_passage_type</text:p>
          </table:table-cell>
          <table:table-cell table:style-name="ce18" table:formula="of:=['file:///D:/cglocal/sync/cg01/Prod/A431_Avicca_gracev2/060_Prod/mission2/GraceTHD-MCD/sources/gracethd-mcd-v2beta2b.ods'#$Valeurs.$E$267]" office:value-type="string" office:string-value="PAV" calcext:value-type="string">
            <text:p>PAV</text:p>
          </table:table-cell>
          <table:table-cell table:style-name="ce18" table:formula="of:=['file:///D:/cglocal/sync/cg01/Prod/A431_Avicca_gracev2/060_Prod/mission2/GraceTHD-MCD/sources/gracethd-mcd-v2beta2b.ods'#$Valeurs.$F$267]" office:value-type="string" office:string-value="PAVES" calcext:value-type="string">
            <text:p>PAVES</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68]" office:value-type="string" office:string-value="l_passage_type" calcext:value-type="string">
            <text:p>l_passage_type</text:p>
          </table:table-cell>
          <table:table-cell table:style-name="ce18" table:formula="of:=['file:///D:/cglocal/sync/cg01/Prod/A431_Avicca_gracev2/060_Prod/mission2/GraceTHD-MCD/sources/gracethd-mcd-v2beta2b.ods'#$Valeurs.$E$268]" office:value-type="string" office:string-value="NC" calcext:value-type="string">
            <text:p>NC</text:p>
          </table:table-cell>
          <table:table-cell table:style-name="ce18" table:formula="of:=['file:///D:/cglocal/sync/cg01/Prod/A431_Avicca_gracev2/060_Prod/mission2/GraceTHD-MCD/sources/gracethd-mcd-v2beta2b.ods'#$Valeurs.$F$268]" office:value-type="string" office:string-value="NON COMMUNIQUE" calcext:value-type="string">
            <text:p>NON COMMU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69]" office:value-type="string" office:string-value="l_pose_type" calcext:value-type="string">
            <text:p>l_pose_type</text:p>
          </table:table-cell>
          <table:table-cell table:style-name="ce18" table:formula="of:=['file:///D:/cglocal/sync/cg01/Prod/A431_Avicca_gracev2/060_Prod/mission2/GraceTHD-MCD/sources/gracethd-mcd-v2beta2b.ods'#$Valeurs.$E$269]" office:value-type="string" office:string-value="NC" calcext:value-type="string">
            <text:p>NC</text:p>
          </table:table-cell>
          <table:table-cell table:style-name="ce18" table:formula="of:=['file:///D:/cglocal/sync/cg01/Prod/A431_Avicca_gracev2/060_Prod/mission2/GraceTHD-MCD/sources/gracethd-mcd-v2beta2b.ods'#$Valeurs.$F$269]" office:value-type="string" office:string-value="NON COMMUNIQUE" calcext:value-type="string">
            <text:p>NON COMMU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70]" office:value-type="string" office:string-value="l_pose_type" calcext:value-type="string">
            <text:p>l_pose_type</text:p>
          </table:table-cell>
          <table:table-cell table:style-name="ce18" table:formula="of:=['file:///D:/cglocal/sync/cg01/Prod/A431_Avicca_gracev2/060_Prod/mission2/GraceTHD-MCD/sources/gracethd-mcd-v2beta2b.ods'#$Valeurs.$E$270]" office:value-type="string" office:string-value="TRA" calcext:value-type="string">
            <text:p>TRA</text:p>
          </table:table-cell>
          <table:table-cell table:style-name="ce18" table:formula="of:=['file:///D:/cglocal/sync/cg01/Prod/A431_Avicca_gracev2/060_Prod/mission2/GraceTHD-MCD/sources/gracethd-mcd-v2beta2b.ods'#$Valeurs.$F$270]" office:value-type="string" office:string-value="TRADITIONNELLE" calcext:value-type="string">
            <text:p>TRADITIONNELL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71]" office:value-type="string" office:string-value="l_pose_type" calcext:value-type="string">
            <text:p>l_pose_type</text:p>
          </table:table-cell>
          <table:table-cell table:style-name="ce18" table:formula="of:=['file:///D:/cglocal/sync/cg01/Prod/A431_Avicca_gracev2/060_Prod/mission2/GraceTHD-MCD/sources/gracethd-mcd-v2beta2b.ods'#$Valeurs.$E$271]" office:value-type="string" office:string-value="MEC" calcext:value-type="string">
            <text:p>MEC</text:p>
          </table:table-cell>
          <table:table-cell table:style-name="ce18" table:formula="of:=['file:///D:/cglocal/sync/cg01/Prod/A431_Avicca_gracev2/060_Prod/mission2/GraceTHD-MCD/sources/gracethd-mcd-v2beta2b.ods'#$Valeurs.$F$271]" office:value-type="string" office:string-value="MECANISEE" calcext:value-type="string">
            <text:p>MECANI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72]" office:value-type="string" office:string-value="l_pose_type" calcext:value-type="string">
            <text:p>l_pose_type</text:p>
          </table:table-cell>
          <table:table-cell table:style-name="ce18" table:formula="of:=['file:///D:/cglocal/sync/cg01/Prod/A431_Avicca_gracev2/060_Prod/mission2/GraceTHD-MCD/sources/gracethd-mcd-v2beta2b.ods'#$Valeurs.$E$272]" office:value-type="string" office:string-value="MIC" calcext:value-type="string">
            <text:p>MIC</text:p>
          </table:table-cell>
          <table:table-cell table:style-name="ce18" table:formula="of:=['file:///D:/cglocal/sync/cg01/Prod/A431_Avicca_gracev2/060_Prod/mission2/GraceTHD-MCD/sources/gracethd-mcd-v2beta2b.ods'#$Valeurs.$F$272]" office:value-type="string" office:string-value="MICRO TRANCHEE" calcext:value-type="string">
            <text:p>MICRO TRANCH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73]" office:value-type="string" office:string-value="l_pose_type" calcext:value-type="string">
            <text:p>l_pose_type</text:p>
          </table:table-cell>
          <table:table-cell table:style-name="ce18" table:formula="of:=['file:///D:/cglocal/sync/cg01/Prod/A431_Avicca_gracev2/060_Prod/mission2/GraceTHD-MCD/sources/gracethd-mcd-v2beta2b.ods'#$Valeurs.$E$273]" office:value-type="string" office:string-value="FOR" calcext:value-type="string">
            <text:p>FOR</text:p>
          </table:table-cell>
          <table:table-cell table:style-name="ce18" table:formula="of:=['file:///D:/cglocal/sync/cg01/Prod/A431_Avicca_gracev2/060_Prod/mission2/GraceTHD-MCD/sources/gracethd-mcd-v2beta2b.ods'#$Valeurs.$F$273]" office:value-type="string" office:string-value="FORAGE DIRIGE" calcext:value-type="string">
            <text:p>FORAGE DIRIG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74]" office:value-type="string" office:string-value="l_pose_type" calcext:value-type="string">
            <text:p>l_pose_type</text:p>
          </table:table-cell>
          <table:table-cell table:style-name="ce18" table:formula="of:=['file:///D:/cglocal/sync/cg01/Prod/A431_Avicca_gracev2/060_Prod/mission2/GraceTHD-MCD/sources/gracethd-mcd-v2beta2b.ods'#$Valeurs.$E$274]" office:value-type="string" office:string-value="ENS" calcext:value-type="string">
            <text:p>ENS</text:p>
          </table:table-cell>
          <table:table-cell table:style-name="ce18" table:formula="of:=['file:///D:/cglocal/sync/cg01/Prod/A431_Avicca_gracev2/060_Prod/mission2/GraceTHD-MCD/sources/gracethd-mcd-v2beta2b.ods'#$Valeurs.$F$274]" office:value-type="string" office:string-value="ENSOUILLAGE" calcext:value-type="string">
            <text:p>ENSOUILLAG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75]" office:value-type="string" office:string-value="l_pose_type" calcext:value-type="string">
            <text:p>l_pose_type</text:p>
          </table:table-cell>
          <table:table-cell table:style-name="ce18" table:formula="of:=['file:///D:/cglocal/sync/cg01/Prod/A431_Avicca_gracev2/060_Prod/mission2/GraceTHD-MCD/sources/gracethd-mcd-v2beta2b.ods'#$Valeurs.$E$275]" office:value-type="string" office:string-value="FON" calcext:value-type="string">
            <text:p>FON</text:p>
          </table:table-cell>
          <table:table-cell table:style-name="ce18" table:formula="of:=['file:///D:/cglocal/sync/cg01/Prod/A431_Avicca_gracev2/060_Prod/mission2/GraceTHD-MCD/sources/gracethd-mcd-v2beta2b.ods'#$Valeurs.$F$275]" office:value-type="string" office:string-value="FONÇAGE" calcext:value-type="string">
            <text:p>FONÇAG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76]" office:value-type="string" office:string-value="l_pose_type" calcext:value-type="string">
            <text:p>l_pose_type</text:p>
          </table:table-cell>
          <table:table-cell table:style-name="ce18" table:formula="of:=['file:///D:/cglocal/sync/cg01/Prod/A431_Avicca_gracev2/060_Prod/mission2/GraceTHD-MCD/sources/gracethd-mcd-v2beta2b.ods'#$Valeurs.$E$276]" office:value-type="string" office:string-value="ENC" calcext:value-type="string">
            <text:p>ENC</text:p>
          </table:table-cell>
          <table:table-cell table:style-name="ce18" table:formula="of:=['file:///D:/cglocal/sync/cg01/Prod/A431_Avicca_gracev2/060_Prod/mission2/GraceTHD-MCD/sources/gracethd-mcd-v2beta2b.ods'#$Valeurs.$F$276]" office:value-type="string" office:string-value="ENCORBELLEMENT" calcext:value-type="string">
            <text:p>ENCORBELLEMEN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77]" office:value-type="string" office:string-value="l_pose_type" calcext:value-type="string">
            <text:p>l_pose_type</text:p>
          </table:table-cell>
          <table:table-cell table:style-name="ce18" table:formula="of:=['file:///D:/cglocal/sync/cg01/Prod/A431_Avicca_gracev2/060_Prod/mission2/GraceTHD-MCD/sources/gracethd-mcd-v2beta2b.ods'#$Valeurs.$E$277]" office:value-type="string" office:string-value="STU" calcext:value-type="string">
            <text:p>STU</text:p>
          </table:table-cell>
          <table:table-cell table:style-name="ce18" table:formula="of:=['file:///D:/cglocal/sync/cg01/Prod/A431_Avicca_gracev2/060_Prod/mission2/GraceTHD-MCD/sources/gracethd-mcd-v2beta2b.ods'#$Valeurs.$F$277]" office:value-type="string" office:string-value="SOUS-TUBAGE" calcext:value-type="string">
            <text:p>SOUS-TUBAGE</text:p>
          </table:table-cell>
          <table:table-cell table:style-name="ce18" table:formula="of:=['file:///D:/cglocal/sync/cg01/Prod/A431_Avicca_gracev2/060_Prod/mission2/GraceTHD-MCD/sources/gracethd-mcd-v2beta2b.ods'#$Valeurs.$G$277]" office:value-type="string" office:string-value="Sous-tubage infra existante" calcext:value-type="string">
            <text:p>Sous-tubage infra existante</text:p>
          </table:table-cell>
          <table:table-cell table:number-columns-repeated="1019"/>
        </table:table-row>
        <table:table-row table:style-name="ro1">
          <table:table-cell table:style-name="ce18" table:formula="of:=['file:///D:/cglocal/sync/cg01/Prod/A431_Avicca_gracev2/060_Prod/mission2/GraceTHD-MCD/sources/gracethd-mcd-v2beta2b.ods'#$Valeurs.$D$278]" office:value-type="string" office:string-value="l_position_fonction" calcext:value-type="string">
            <text:p>l_position_fonction</text:p>
          </table:table-cell>
          <table:table-cell table:style-name="ce18" table:formula="of:=['file:///D:/cglocal/sync/cg01/Prod/A431_Avicca_gracev2/060_Prod/mission2/GraceTHD-MCD/sources/gracethd-mcd-v2beta2b.ods'#$Valeurs.$E$278]" office:value-type="string" office:string-value="CO" calcext:value-type="string">
            <text:p>CO</text:p>
          </table:table-cell>
          <table:table-cell table:style-name="ce18" table:formula="of:=['file:///D:/cglocal/sync/cg01/Prod/A431_Avicca_gracev2/060_Prod/mission2/GraceTHD-MCD/sources/gracethd-mcd-v2beta2b.ods'#$Valeurs.$F$278]" office:value-type="string" office:string-value="CONNECTEUR" calcext:value-type="string">
            <text:p>CONNECTEUR</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79]" office:value-type="string" office:string-value="l_position_fonction" calcext:value-type="string">
            <text:p>l_position_fonction</text:p>
          </table:table-cell>
          <table:table-cell table:style-name="ce18" table:formula="of:=['file:///D:/cglocal/sync/cg01/Prod/A431_Avicca_gracev2/060_Prod/mission2/GraceTHD-MCD/sources/gracethd-mcd-v2beta2b.ods'#$Valeurs.$E$279]" office:value-type="string" office:string-value="EP" calcext:value-type="string">
            <text:p>EP</text:p>
          </table:table-cell>
          <table:table-cell table:style-name="ce18" table:formula="of:=['file:///D:/cglocal/sync/cg01/Prod/A431_Avicca_gracev2/060_Prod/mission2/GraceTHD-MCD/sources/gracethd-mcd-v2beta2b.ods'#$Valeurs.$F$279]" office:value-type="string" office:string-value="EPISSURE" calcext:value-type="string">
            <text:p>EPISSU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80]" office:value-type="string" office:string-value="l_position_fonction" calcext:value-type="string">
            <text:p>l_position_fonction</text:p>
          </table:table-cell>
          <table:table-cell table:style-name="ce18" table:formula="of:=['file:///D:/cglocal/sync/cg01/Prod/A431_Avicca_gracev2/060_Prod/mission2/GraceTHD-MCD/sources/gracethd-mcd-v2beta2b.ods'#$Valeurs.$E$280]" office:value-type="string" office:string-value="PI" calcext:value-type="string">
            <text:p>PI</text:p>
          </table:table-cell>
          <table:table-cell table:style-name="ce18" table:formula="of:=['file:///D:/cglocal/sync/cg01/Prod/A431_Avicca_gracev2/060_Prod/mission2/GraceTHD-MCD/sources/gracethd-mcd-v2beta2b.ods'#$Valeurs.$F$280]" office:value-type="string" office:string-value="PIGTAIL" calcext:value-type="string">
            <text:p>PIGTAIL</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81]" office:value-type="string" office:string-value="l_position_fonction" calcext:value-type="string">
            <text:p>l_position_fonction</text:p>
          </table:table-cell>
          <table:table-cell table:style-name="ce18" table:formula="of:=['file:///D:/cglocal/sync/cg01/Prod/A431_Avicca_gracev2/060_Prod/mission2/GraceTHD-MCD/sources/gracethd-mcd-v2beta2b.ods'#$Valeurs.$E$281]" office:value-type="string" office:string-value="AT" calcext:value-type="string">
            <text:p>AT</text:p>
          </table:table-cell>
          <table:table-cell table:style-name="ce18" table:formula="of:=['file:///D:/cglocal/sync/cg01/Prod/A431_Avicca_gracev2/060_Prod/mission2/GraceTHD-MCD/sources/gracethd-mcd-v2beta2b.ods'#$Valeurs.$F$281]" office:value-type="string" office:string-value="ATTENTE" calcext:value-type="string">
            <text:p>ATTENT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82]" office:value-type="string" office:string-value="l_position_fonction" calcext:value-type="string">
            <text:p>l_position_fonction</text:p>
          </table:table-cell>
          <table:table-cell table:style-name="ce18" table:formula="of:=['file:///D:/cglocal/sync/cg01/Prod/A431_Avicca_gracev2/060_Prod/mission2/GraceTHD-MCD/sources/gracethd-mcd-v2beta2b.ods'#$Valeurs.$E$282]" office:value-type="string" office:string-value="PA" calcext:value-type="string">
            <text:p>PA</text:p>
          </table:table-cell>
          <table:table-cell table:style-name="ce18" table:formula="of:=['file:///D:/cglocal/sync/cg01/Prod/A431_Avicca_gracev2/060_Prod/mission2/GraceTHD-MCD/sources/gracethd-mcd-v2beta2b.ods'#$Valeurs.$F$282]" office:value-type="string" office:string-value="PASSAGE" calcext:value-type="string">
            <text:p>PASSAG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83]" office:value-type="string" office:string-value="l_position_type" calcext:value-type="string">
            <text:p>l_position_type</text:p>
          </table:table-cell>
          <table:table-cell table:style-name="ce18" table:formula="of:=['file:///D:/cglocal/sync/cg01/Prod/A431_Avicca_gracev2/060_Prod/mission2/GraceTHD-MCD/sources/gracethd-mcd-v2beta2b.ods'#$Valeurs.$E$283]" office:value-type="string" office:string-value="CSA" calcext:value-type="string">
            <text:p>CSA</text:p>
          </table:table-cell>
          <table:table-cell table:style-name="ce18" table:formula="of:=['file:///D:/cglocal/sync/cg01/Prod/A431_Avicca_gracev2/060_Prod/mission2/GraceTHD-MCD/sources/gracethd-mcd-v2beta2b.ods'#$Valeurs.$F$283]" office:value-type="string" office:string-value="CONNECTEUR SC-APC" calcext:value-type="string">
            <text:p>CONNECTEUR SC-AP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84]" office:value-type="string" office:string-value="l_position_type" calcext:value-type="string">
            <text:p>l_position_type</text:p>
          </table:table-cell>
          <table:table-cell table:style-name="ce18" table:formula="of:=['file:///D:/cglocal/sync/cg01/Prod/A431_Avicca_gracev2/060_Prod/mission2/GraceTHD-MCD/sources/gracethd-mcd-v2beta2b.ods'#$Valeurs.$E$284]" office:value-type="string" office:string-value="CSP" calcext:value-type="string">
            <text:p>CSP</text:p>
          </table:table-cell>
          <table:table-cell table:style-name="ce18" table:formula="of:=['file:///D:/cglocal/sync/cg01/Prod/A431_Avicca_gracev2/060_Prod/mission2/GraceTHD-MCD/sources/gracethd-mcd-v2beta2b.ods'#$Valeurs.$F$284]" office:value-type="string" office:string-value="CONNECTEUR SC-PC" calcext:value-type="string">
            <text:p>CONNECTEUR SC-P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85]" office:value-type="string" office:string-value="l_position_type" calcext:value-type="string">
            <text:p>l_position_type</text:p>
          </table:table-cell>
          <table:table-cell table:style-name="ce18" table:formula="of:=['file:///D:/cglocal/sync/cg01/Prod/A431_Avicca_gracev2/060_Prod/mission2/GraceTHD-MCD/sources/gracethd-mcd-v2beta2b.ods'#$Valeurs.$E$285]" office:value-type="string" office:string-value="CFA" calcext:value-type="string">
            <text:p>CFA</text:p>
          </table:table-cell>
          <table:table-cell table:style-name="ce18" table:formula="of:=['file:///D:/cglocal/sync/cg01/Prod/A431_Avicca_gracev2/060_Prod/mission2/GraceTHD-MCD/sources/gracethd-mcd-v2beta2b.ods'#$Valeurs.$F$285]" office:value-type="string" office:string-value="CONNECTEUR FC-APC" calcext:value-type="string">
            <text:p>CONNECTEUR FC-AP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86]" office:value-type="string" office:string-value="l_position_type" calcext:value-type="string">
            <text:p>l_position_type</text:p>
          </table:table-cell>
          <table:table-cell table:style-name="ce18" table:formula="of:=['file:///D:/cglocal/sync/cg01/Prod/A431_Avicca_gracev2/060_Prod/mission2/GraceTHD-MCD/sources/gracethd-mcd-v2beta2b.ods'#$Valeurs.$E$286]" office:value-type="string" office:string-value="CFP" calcext:value-type="string">
            <text:p>CFP</text:p>
          </table:table-cell>
          <table:table-cell table:style-name="ce18" table:formula="of:=['file:///D:/cglocal/sync/cg01/Prod/A431_Avicca_gracev2/060_Prod/mission2/GraceTHD-MCD/sources/gracethd-mcd-v2beta2b.ods'#$Valeurs.$F$286]" office:value-type="string" office:string-value="CONNECTEUR FC-PC" calcext:value-type="string">
            <text:p>CONNECTEUR FC-P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87]" office:value-type="string" office:string-value="l_position_type" calcext:value-type="string">
            <text:p>l_position_type</text:p>
          </table:table-cell>
          <table:table-cell table:style-name="ce18" table:formula="of:=['file:///D:/cglocal/sync/cg01/Prod/A431_Avicca_gracev2/060_Prod/mission2/GraceTHD-MCD/sources/gracethd-mcd-v2beta2b.ods'#$Valeurs.$E$287]" office:value-type="string" office:string-value="SFU" calcext:value-type="string">
            <text:p>SFU</text:p>
          </table:table-cell>
          <table:table-cell table:style-name="ce18" table:formula="of:=['file:///D:/cglocal/sync/cg01/Prod/A431_Avicca_gracev2/060_Prod/mission2/GraceTHD-MCD/sources/gracethd-mcd-v2beta2b.ods'#$Valeurs.$F$287]" office:value-type="string" office:string-value="SOUDURE FUSION" calcext:value-type="string">
            <text:p>SOUDURE FUSI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88]" office:value-type="string" office:string-value="l_position_type" calcext:value-type="string">
            <text:p>l_position_type</text:p>
          </table:table-cell>
          <table:table-cell table:style-name="ce18" table:formula="of:=['file:///D:/cglocal/sync/cg01/Prod/A431_Avicca_gracev2/060_Prod/mission2/GraceTHD-MCD/sources/gracethd-mcd-v2beta2b.ods'#$Valeurs.$E$288]" office:value-type="string" office:string-value="SME" calcext:value-type="string">
            <text:p>SME</text:p>
          </table:table-cell>
          <table:table-cell table:style-name="ce18" table:formula="of:=['file:///D:/cglocal/sync/cg01/Prod/A431_Avicca_gracev2/060_Prod/mission2/GraceTHD-MCD/sources/gracethd-mcd-v2beta2b.ods'#$Valeurs.$F$288]" office:value-type="string" office:string-value="SOUDURE MECANIQUE" calcext:value-type="string">
            <text:p>SOUDURE MECA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89]" office:value-type="string" office:string-value="l_propriete_type" calcext:value-type="string">
            <text:p>l_propriete_type</text:p>
          </table:table-cell>
          <table:table-cell table:style-name="ce18" table:formula="of:=['file:///D:/cglocal/sync/cg01/Prod/A431_Avicca_gracev2/060_Prod/mission2/GraceTHD-MCD/sources/gracethd-mcd-v2beta2b.ods'#$Valeurs.$E$289]" office:value-type="string" office:string-value="CST" calcext:value-type="string">
            <text:p>CST</text:p>
          </table:table-cell>
          <table:table-cell table:style-name="ce18" table:formula="of:=['file:///D:/cglocal/sync/cg01/Prod/A431_Avicca_gracev2/060_Prod/mission2/GraceTHD-MCD/sources/gracethd-mcd-v2beta2b.ods'#$Valeurs.$F$289]" office:value-type="string" office:string-value="CONSTRUCTION" calcext:value-type="string">
            <text:p>CONSTRUCTI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90]" office:value-type="string" office:string-value="l_propriete_type" calcext:value-type="string">
            <text:p>l_propriete_type</text:p>
          </table:table-cell>
          <table:table-cell table:style-name="ce18" table:formula="of:=['file:///D:/cglocal/sync/cg01/Prod/A431_Avicca_gracev2/060_Prod/mission2/GraceTHD-MCD/sources/gracethd-mcd-v2beta2b.ods'#$Valeurs.$E$290]" office:value-type="string" office:string-value="RAC" calcext:value-type="string">
            <text:p>RAC</text:p>
          </table:table-cell>
          <table:table-cell table:style-name="ce18" table:formula="of:=['file:///D:/cglocal/sync/cg01/Prod/A431_Avicca_gracev2/060_Prod/mission2/GraceTHD-MCD/sources/gracethd-mcd-v2beta2b.ods'#$Valeurs.$F$290]" office:value-type="string" office:string-value="RACHAT" calcext:value-type="string">
            <text:p>RACHA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91]" office:value-type="string" office:string-value="l_propriete_type" calcext:value-type="string">
            <text:p>l_propriete_type</text:p>
          </table:table-cell>
          <table:table-cell table:style-name="ce18" table:formula="of:=['file:///D:/cglocal/sync/cg01/Prod/A431_Avicca_gracev2/060_Prod/mission2/GraceTHD-MCD/sources/gracethd-mcd-v2beta2b.ods'#$Valeurs.$E$291]" office:value-type="string" office:string-value="CES" calcext:value-type="string">
            <text:p>CES</text:p>
          </table:table-cell>
          <table:table-cell table:style-name="ce18" table:formula="of:=['file:///D:/cglocal/sync/cg01/Prod/A431_Avicca_gracev2/060_Prod/mission2/GraceTHD-MCD/sources/gracethd-mcd-v2beta2b.ods'#$Valeurs.$F$291]" office:value-type="string" office:string-value="CESSION" calcext:value-type="string">
            <text:p>CESSI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92]" office:value-type="string" office:string-value="l_propriete_type" calcext:value-type="string">
            <text:p>l_propriete_type</text:p>
          </table:table-cell>
          <table:table-cell table:style-name="ce18" table:formula="of:=['file:///D:/cglocal/sync/cg01/Prod/A431_Avicca_gracev2/060_Prod/mission2/GraceTHD-MCD/sources/gracethd-mcd-v2beta2b.ods'#$Valeurs.$E$292]" office:value-type="string" office:string-value="IRU" calcext:value-type="string">
            <text:p>IRU</text:p>
          </table:table-cell>
          <table:table-cell table:style-name="ce18" table:formula="of:=['file:///D:/cglocal/sync/cg01/Prod/A431_Avicca_gracev2/060_Prod/mission2/GraceTHD-MCD/sources/gracethd-mcd-v2beta2b.ods'#$Valeurs.$F$292]" office:value-type="string" office:string-value="IRU" calcext:value-type="string">
            <text:p>IRU</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93]" office:value-type="string" office:string-value="l_propriete_type" calcext:value-type="string">
            <text:p>l_propriete_type</text:p>
          </table:table-cell>
          <table:table-cell table:style-name="ce18" table:formula="of:=['file:///D:/cglocal/sync/cg01/Prod/A431_Avicca_gracev2/060_Prod/mission2/GraceTHD-MCD/sources/gracethd-mcd-v2beta2b.ods'#$Valeurs.$E$293]" office:value-type="string" office:string-value="LOC" calcext:value-type="string">
            <text:p>LOC</text:p>
          </table:table-cell>
          <table:table-cell table:style-name="ce18" table:formula="of:=['file:///D:/cglocal/sync/cg01/Prod/A431_Avicca_gracev2/060_Prod/mission2/GraceTHD-MCD/sources/gracethd-mcd-v2beta2b.ods'#$Valeurs.$F$293]" office:value-type="string" office:string-value="LOCATION" calcext:value-type="string">
            <text:p>LOCATI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94]" office:value-type="string" office:string-value="l_propriete_type" calcext:value-type="string">
            <text:p>l_propriete_type</text:p>
          </table:table-cell>
          <table:table-cell table:style-name="ce18" table:formula="of:=['file:///D:/cglocal/sync/cg01/Prod/A431_Avicca_gracev2/060_Prod/mission2/GraceTHD-MCD/sources/gracethd-mcd-v2beta2b.ods'#$Valeurs.$E$294]" office:value-type="string" office:string-value="OCC" calcext:value-type="string">
            <text:p>OCC</text:p>
          </table:table-cell>
          <table:table-cell table:style-name="ce18" table:formula="of:=['file:///D:/cglocal/sync/cg01/Prod/A431_Avicca_gracev2/060_Prod/mission2/GraceTHD-MCD/sources/gracethd-mcd-v2beta2b.ods'#$Valeurs.$F$294]" office:value-type="string" office:string-value="OCCUPATION" calcext:value-type="string">
            <text:p>OCCUPATION</text:p>
          </table:table-cell>
          <table:table-cell table:style-name="ce18" table:formula="of:=['file:///D:/cglocal/sync/cg01/Prod/A431_Avicca_gracev2/060_Prod/mission2/GraceTHD-MCD/sources/gracethd-mcd-v2beta2b.ods'#$Valeurs.$G$294]" office:value-type="string" office:string-value="Convention d occupation" calcext:value-type="string">
            <text:p>Convention d occupation</text:p>
          </table:table-cell>
          <table:table-cell table:number-columns-repeated="1019"/>
        </table:table-row>
        <table:table-row table:style-name="ro1">
          <table:table-cell table:style-name="ce18" table:formula="of:=['file:///D:/cglocal/sync/cg01/Prod/A431_Avicca_gracev2/060_Prod/mission2/GraceTHD-MCD/sources/gracethd-mcd-v2beta2b.ods'#$Valeurs.$D$295]" office:value-type="string" office:string-value="l_ptech_nature" calcext:value-type="string">
            <text:p>l_ptech_nature</text:p>
          </table:table-cell>
          <table:table-cell table:style-name="ce18" table:formula="of:=['file:///D:/cglocal/sync/cg01/Prod/A431_Avicca_gracev2/060_Prod/mission2/GraceTHD-MCD/sources/gracethd-mcd-v2beta2b.ods'#$Valeurs.$E$295]" office:value-type="string" office:string-value="A1" calcext:value-type="string">
            <text:p>A1</text:p>
          </table:table-cell>
          <table:table-cell table:style-name="ce18" table:formula="of:=['file:///D:/cglocal/sync/cg01/Prod/A431_Avicca_gracev2/060_Prod/mission2/GraceTHD-MCD/sources/gracethd-mcd-v2beta2b.ods'#$Valeurs.$F$295]" office:value-type="string" office:string-value="CHAMBRE A1" calcext:value-type="string">
            <text:p>CHAMBRE A1</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96]" office:value-type="string" office:string-value="l_ptech_nature" calcext:value-type="string">
            <text:p>l_ptech_nature</text:p>
          </table:table-cell>
          <table:table-cell table:style-name="ce18" table:formula="of:=['file:///D:/cglocal/sync/cg01/Prod/A431_Avicca_gracev2/060_Prod/mission2/GraceTHD-MCD/sources/gracethd-mcd-v2beta2b.ods'#$Valeurs.$E$296]" office:value-type="string" office:string-value="A2" calcext:value-type="string">
            <text:p>A2</text:p>
          </table:table-cell>
          <table:table-cell table:style-name="ce18" table:formula="of:=['file:///D:/cglocal/sync/cg01/Prod/A431_Avicca_gracev2/060_Prod/mission2/GraceTHD-MCD/sources/gracethd-mcd-v2beta2b.ods'#$Valeurs.$F$296]" office:value-type="string" office:string-value="CHAMBRE A2" calcext:value-type="string">
            <text:p>CHAMBRE A2</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97]" office:value-type="string" office:string-value="l_ptech_nature" calcext:value-type="string">
            <text:p>l_ptech_nature</text:p>
          </table:table-cell>
          <table:table-cell table:style-name="ce18" table:formula="of:=['file:///D:/cglocal/sync/cg01/Prod/A431_Avicca_gracev2/060_Prod/mission2/GraceTHD-MCD/sources/gracethd-mcd-v2beta2b.ods'#$Valeurs.$E$297]" office:value-type="string" office:string-value="A3" calcext:value-type="string">
            <text:p>A3</text:p>
          </table:table-cell>
          <table:table-cell table:style-name="ce18" table:formula="of:=['file:///D:/cglocal/sync/cg01/Prod/A431_Avicca_gracev2/060_Prod/mission2/GraceTHD-MCD/sources/gracethd-mcd-v2beta2b.ods'#$Valeurs.$F$297]" office:value-type="string" office:string-value="CHAMBRE A3" calcext:value-type="string">
            <text:p>CHAMBRE A3</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98]" office:value-type="string" office:string-value="l_ptech_nature" calcext:value-type="string">
            <text:p>l_ptech_nature</text:p>
          </table:table-cell>
          <table:table-cell table:style-name="ce18" table:formula="of:=['file:///D:/cglocal/sync/cg01/Prod/A431_Avicca_gracev2/060_Prod/mission2/GraceTHD-MCD/sources/gracethd-mcd-v2beta2b.ods'#$Valeurs.$E$298]" office:value-type="string" office:string-value="A4" calcext:value-type="string">
            <text:p>A4</text:p>
          </table:table-cell>
          <table:table-cell table:style-name="ce18" table:formula="of:=['file:///D:/cglocal/sync/cg01/Prod/A431_Avicca_gracev2/060_Prod/mission2/GraceTHD-MCD/sources/gracethd-mcd-v2beta2b.ods'#$Valeurs.$F$298]" office:value-type="string" office:string-value="CHAMBRE A4" calcext:value-type="string">
            <text:p>CHAMBRE A4</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299]" office:value-type="string" office:string-value="l_ptech_nature" calcext:value-type="string">
            <text:p>l_ptech_nature</text:p>
          </table:table-cell>
          <table:table-cell table:style-name="ce18" table:formula="of:=['file:///D:/cglocal/sync/cg01/Prod/A431_Avicca_gracev2/060_Prod/mission2/GraceTHD-MCD/sources/gracethd-mcd-v2beta2b.ods'#$Valeurs.$E$299]" office:value-type="string" office:string-value="B1" calcext:value-type="string">
            <text:p>B1</text:p>
          </table:table-cell>
          <table:table-cell table:style-name="ce18" table:formula="of:=['file:///D:/cglocal/sync/cg01/Prod/A431_Avicca_gracev2/060_Prod/mission2/GraceTHD-MCD/sources/gracethd-mcd-v2beta2b.ods'#$Valeurs.$F$299]" office:value-type="string" office:string-value="CHAMBRE B1" calcext:value-type="string">
            <text:p>CHAMBRE B1</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00]" office:value-type="string" office:string-value="l_ptech_nature" calcext:value-type="string">
            <text:p>l_ptech_nature</text:p>
          </table:table-cell>
          <table:table-cell table:style-name="ce18" table:formula="of:=['file:///D:/cglocal/sync/cg01/Prod/A431_Avicca_gracev2/060_Prod/mission2/GraceTHD-MCD/sources/gracethd-mcd-v2beta2b.ods'#$Valeurs.$E$300]" office:value-type="string" office:string-value="B2" calcext:value-type="string">
            <text:p>B2</text:p>
          </table:table-cell>
          <table:table-cell table:style-name="ce18" table:formula="of:=['file:///D:/cglocal/sync/cg01/Prod/A431_Avicca_gracev2/060_Prod/mission2/GraceTHD-MCD/sources/gracethd-mcd-v2beta2b.ods'#$Valeurs.$F$300]" office:value-type="string" office:string-value="CHAMBRE B2" calcext:value-type="string">
            <text:p>CHAMBRE B2</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01]" office:value-type="string" office:string-value="l_ptech_nature" calcext:value-type="string">
            <text:p>l_ptech_nature</text:p>
          </table:table-cell>
          <table:table-cell table:style-name="ce18" table:formula="of:=['file:///D:/cglocal/sync/cg01/Prod/A431_Avicca_gracev2/060_Prod/mission2/GraceTHD-MCD/sources/gracethd-mcd-v2beta2b.ods'#$Valeurs.$E$301]" office:value-type="string" office:string-value="B3" calcext:value-type="string">
            <text:p>B3</text:p>
          </table:table-cell>
          <table:table-cell table:style-name="ce18" table:formula="of:=['file:///D:/cglocal/sync/cg01/Prod/A431_Avicca_gracev2/060_Prod/mission2/GraceTHD-MCD/sources/gracethd-mcd-v2beta2b.ods'#$Valeurs.$F$301]" office:value-type="string" office:string-value="CHAMBRE B3" calcext:value-type="string">
            <text:p>CHAMBRE B3</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02]" office:value-type="string" office:string-value="l_ptech_nature" calcext:value-type="string">
            <text:p>l_ptech_nature</text:p>
          </table:table-cell>
          <table:table-cell table:style-name="ce18" table:formula="of:=['file:///D:/cglocal/sync/cg01/Prod/A431_Avicca_gracev2/060_Prod/mission2/GraceTHD-MCD/sources/gracethd-mcd-v2beta2b.ods'#$Valeurs.$E$302]" office:value-type="string" office:string-value="B4" calcext:value-type="string">
            <text:p>B4</text:p>
          </table:table-cell>
          <table:table-cell table:style-name="ce18" table:formula="of:=['file:///D:/cglocal/sync/cg01/Prod/A431_Avicca_gracev2/060_Prod/mission2/GraceTHD-MCD/sources/gracethd-mcd-v2beta2b.ods'#$Valeurs.$F$302]" office:value-type="string" office:string-value="CHAMBRE B4" calcext:value-type="string">
            <text:p>CHAMBRE B4</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03]" office:value-type="string" office:string-value="l_ptech_nature" calcext:value-type="string">
            <text:p>l_ptech_nature</text:p>
          </table:table-cell>
          <table:table-cell table:style-name="ce18" table:formula="of:=['file:///D:/cglocal/sync/cg01/Prod/A431_Avicca_gracev2/060_Prod/mission2/GraceTHD-MCD/sources/gracethd-mcd-v2beta2b.ods'#$Valeurs.$E$303]" office:value-type="string" office:string-value="C1" calcext:value-type="string">
            <text:p>C1</text:p>
          </table:table-cell>
          <table:table-cell table:style-name="ce18" table:formula="of:=['file:///D:/cglocal/sync/cg01/Prod/A431_Avicca_gracev2/060_Prod/mission2/GraceTHD-MCD/sources/gracethd-mcd-v2beta2b.ods'#$Valeurs.$F$303]" office:value-type="string" office:string-value="CHAMBRE C1" calcext:value-type="string">
            <text:p>CHAMBRE C1</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04]" office:value-type="string" office:string-value="l_ptech_nature" calcext:value-type="string">
            <text:p>l_ptech_nature</text:p>
          </table:table-cell>
          <table:table-cell table:style-name="ce18" table:formula="of:=['file:///D:/cglocal/sync/cg01/Prod/A431_Avicca_gracev2/060_Prod/mission2/GraceTHD-MCD/sources/gracethd-mcd-v2beta2b.ods'#$Valeurs.$E$304]" office:value-type="string" office:string-value="C2" calcext:value-type="string">
            <text:p>C2</text:p>
          </table:table-cell>
          <table:table-cell table:style-name="ce18" table:formula="of:=['file:///D:/cglocal/sync/cg01/Prod/A431_Avicca_gracev2/060_Prod/mission2/GraceTHD-MCD/sources/gracethd-mcd-v2beta2b.ods'#$Valeurs.$F$304]" office:value-type="string" office:string-value="CHAMBRE C2" calcext:value-type="string">
            <text:p>CHAMBRE C2</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05]" office:value-type="string" office:string-value="l_ptech_nature" calcext:value-type="string">
            <text:p>l_ptech_nature</text:p>
          </table:table-cell>
          <table:table-cell table:style-name="ce18" table:formula="of:=['file:///D:/cglocal/sync/cg01/Prod/A431_Avicca_gracev2/060_Prod/mission2/GraceTHD-MCD/sources/gracethd-mcd-v2beta2b.ods'#$Valeurs.$E$305]" office:value-type="string" office:string-value="C3" calcext:value-type="string">
            <text:p>C3</text:p>
          </table:table-cell>
          <table:table-cell table:style-name="ce18" table:formula="of:=['file:///D:/cglocal/sync/cg01/Prod/A431_Avicca_gracev2/060_Prod/mission2/GraceTHD-MCD/sources/gracethd-mcd-v2beta2b.ods'#$Valeurs.$F$305]" office:value-type="string" office:string-value="CHAMBRE C3" calcext:value-type="string">
            <text:p>CHAMBRE C3</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06]" office:value-type="string" office:string-value="l_ptech_nature" calcext:value-type="string">
            <text:p>l_ptech_nature</text:p>
          </table:table-cell>
          <table:table-cell table:style-name="ce18" table:formula="of:=['file:///D:/cglocal/sync/cg01/Prod/A431_Avicca_gracev2/060_Prod/mission2/GraceTHD-MCD/sources/gracethd-mcd-v2beta2b.ods'#$Valeurs.$E$306]" office:value-type="string" office:string-value="C4" calcext:value-type="string">
            <text:p>C4</text:p>
          </table:table-cell>
          <table:table-cell table:style-name="ce18" table:formula="of:=['file:///D:/cglocal/sync/cg01/Prod/A431_Avicca_gracev2/060_Prod/mission2/GraceTHD-MCD/sources/gracethd-mcd-v2beta2b.ods'#$Valeurs.$F$306]" office:value-type="string" office:string-value="CHAMBRE C4" calcext:value-type="string">
            <text:p>CHAMBRE C4</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07]" office:value-type="string" office:string-value="l_ptech_nature" calcext:value-type="string">
            <text:p>l_ptech_nature</text:p>
          </table:table-cell>
          <table:table-cell table:style-name="ce18" table:formula="of:=['file:///D:/cglocal/sync/cg01/Prod/A431_Avicca_gracev2/060_Prod/mission2/GraceTHD-MCD/sources/gracethd-mcd-v2beta2b.ods'#$Valeurs.$E$307]" office:value-type="string" office:string-value="D1" calcext:value-type="string">
            <text:p>D1</text:p>
          </table:table-cell>
          <table:table-cell table:style-name="ce18" table:formula="of:=['file:///D:/cglocal/sync/cg01/Prod/A431_Avicca_gracev2/060_Prod/mission2/GraceTHD-MCD/sources/gracethd-mcd-v2beta2b.ods'#$Valeurs.$F$307]" office:value-type="string" office:string-value="CHAMBRE D1" calcext:value-type="string">
            <text:p>CHAMBRE D1</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08]" office:value-type="string" office:string-value="l_ptech_nature" calcext:value-type="string">
            <text:p>l_ptech_nature</text:p>
          </table:table-cell>
          <table:table-cell table:style-name="ce18" table:formula="of:=['file:///D:/cglocal/sync/cg01/Prod/A431_Avicca_gracev2/060_Prod/mission2/GraceTHD-MCD/sources/gracethd-mcd-v2beta2b.ods'#$Valeurs.$E$308]" office:value-type="string" office:string-value="D2" calcext:value-type="string">
            <text:p>D2</text:p>
          </table:table-cell>
          <table:table-cell table:style-name="ce18" table:formula="of:=['file:///D:/cglocal/sync/cg01/Prod/A431_Avicca_gracev2/060_Prod/mission2/GraceTHD-MCD/sources/gracethd-mcd-v2beta2b.ods'#$Valeurs.$F$308]" office:value-type="string" office:string-value="CHAMBRE D2" calcext:value-type="string">
            <text:p>CHAMBRE D2</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09]" office:value-type="string" office:string-value="l_ptech_nature" calcext:value-type="string">
            <text:p>l_ptech_nature</text:p>
          </table:table-cell>
          <table:table-cell table:style-name="ce18" table:formula="of:=['file:///D:/cglocal/sync/cg01/Prod/A431_Avicca_gracev2/060_Prod/mission2/GraceTHD-MCD/sources/gracethd-mcd-v2beta2b.ods'#$Valeurs.$E$309]" office:value-type="string" office:string-value="D3" calcext:value-type="string">
            <text:p>D3</text:p>
          </table:table-cell>
          <table:table-cell table:style-name="ce18" table:formula="of:=['file:///D:/cglocal/sync/cg01/Prod/A431_Avicca_gracev2/060_Prod/mission2/GraceTHD-MCD/sources/gracethd-mcd-v2beta2b.ods'#$Valeurs.$F$309]" office:value-type="string" office:string-value="CHAMBRE D3" calcext:value-type="string">
            <text:p>CHAMBRE D3</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10]" office:value-type="string" office:string-value="l_ptech_nature" calcext:value-type="string">
            <text:p>l_ptech_nature</text:p>
          </table:table-cell>
          <table:table-cell table:style-name="ce18" table:formula="of:=['file:///D:/cglocal/sync/cg01/Prod/A431_Avicca_gracev2/060_Prod/mission2/GraceTHD-MCD/sources/gracethd-mcd-v2beta2b.ods'#$Valeurs.$E$310]" office:value-type="string" office:string-value="D4" calcext:value-type="string">
            <text:p>D4</text:p>
          </table:table-cell>
          <table:table-cell table:style-name="ce18" table:formula="of:=['file:///D:/cglocal/sync/cg01/Prod/A431_Avicca_gracev2/060_Prod/mission2/GraceTHD-MCD/sources/gracethd-mcd-v2beta2b.ods'#$Valeurs.$F$310]" office:value-type="string" office:string-value="CHAMBRE D4" calcext:value-type="string">
            <text:p>CHAMBRE D4</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11]" office:value-type="string" office:string-value="l_ptech_nature" calcext:value-type="string">
            <text:p>l_ptech_nature</text:p>
          </table:table-cell>
          <table:table-cell table:style-name="ce18" table:formula="of:=['file:///D:/cglocal/sync/cg01/Prod/A431_Avicca_gracev2/060_Prod/mission2/GraceTHD-MCD/sources/gracethd-mcd-v2beta2b.ods'#$Valeurs.$E$311]" office:value-type="string" office:string-value="E1" calcext:value-type="string">
            <text:p>E1</text:p>
          </table:table-cell>
          <table:table-cell table:style-name="ce18" table:formula="of:=['file:///D:/cglocal/sync/cg01/Prod/A431_Avicca_gracev2/060_Prod/mission2/GraceTHD-MCD/sources/gracethd-mcd-v2beta2b.ods'#$Valeurs.$F$311]" office:value-type="string" office:string-value="CHAMBRE E1" calcext:value-type="string">
            <text:p>CHAMBRE E1</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12]" office:value-type="string" office:string-value="l_ptech_nature" calcext:value-type="string">
            <text:p>l_ptech_nature</text:p>
          </table:table-cell>
          <table:table-cell table:style-name="ce18" table:formula="of:=['file:///D:/cglocal/sync/cg01/Prod/A431_Avicca_gracev2/060_Prod/mission2/GraceTHD-MCD/sources/gracethd-mcd-v2beta2b.ods'#$Valeurs.$E$312]" office:value-type="string" office:string-value="E2" calcext:value-type="string">
            <text:p>E2</text:p>
          </table:table-cell>
          <table:table-cell table:style-name="ce18" table:formula="of:=['file:///D:/cglocal/sync/cg01/Prod/A431_Avicca_gracev2/060_Prod/mission2/GraceTHD-MCD/sources/gracethd-mcd-v2beta2b.ods'#$Valeurs.$F$312]" office:value-type="string" office:string-value="CHAMBRE E2" calcext:value-type="string">
            <text:p>CHAMBRE E2</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13]" office:value-type="string" office:string-value="l_ptech_nature" calcext:value-type="string">
            <text:p>l_ptech_nature</text:p>
          </table:table-cell>
          <table:table-cell table:style-name="ce18" table:formula="of:=['file:///D:/cglocal/sync/cg01/Prod/A431_Avicca_gracev2/060_Prod/mission2/GraceTHD-MCD/sources/gracethd-mcd-v2beta2b.ods'#$Valeurs.$E$313]" office:value-type="string" office:string-value="E3" calcext:value-type="string">
            <text:p>E3</text:p>
          </table:table-cell>
          <table:table-cell table:style-name="ce18" table:formula="of:=['file:///D:/cglocal/sync/cg01/Prod/A431_Avicca_gracev2/060_Prod/mission2/GraceTHD-MCD/sources/gracethd-mcd-v2beta2b.ods'#$Valeurs.$F$313]" office:value-type="string" office:string-value="CHAMBRE E3" calcext:value-type="string">
            <text:p>CHAMBRE E3</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14]" office:value-type="string" office:string-value="l_ptech_nature" calcext:value-type="string">
            <text:p>l_ptech_nature</text:p>
          </table:table-cell>
          <table:table-cell table:style-name="ce18" table:formula="of:=['file:///D:/cglocal/sync/cg01/Prod/A431_Avicca_gracev2/060_Prod/mission2/GraceTHD-MCD/sources/gracethd-mcd-v2beta2b.ods'#$Valeurs.$E$314]" office:value-type="string" office:string-value="E4" calcext:value-type="string">
            <text:p>E4</text:p>
          </table:table-cell>
          <table:table-cell table:style-name="ce18" table:formula="of:=['file:///D:/cglocal/sync/cg01/Prod/A431_Avicca_gracev2/060_Prod/mission2/GraceTHD-MCD/sources/gracethd-mcd-v2beta2b.ods'#$Valeurs.$F$314]" office:value-type="string" office:string-value="CHAMBRE E4" calcext:value-type="string">
            <text:p>CHAMBRE E4</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15]" office:value-type="string" office:string-value="l_ptech_nature" calcext:value-type="string">
            <text:p>l_ptech_nature</text:p>
          </table:table-cell>
          <table:table-cell table:style-name="ce18" table:formula="of:=['file:///D:/cglocal/sync/cg01/Prod/A431_Avicca_gracev2/060_Prod/mission2/GraceTHD-MCD/sources/gracethd-mcd-v2beta2b.ods'#$Valeurs.$E$315]" office:value-type="string" office:string-value="J2C" calcext:value-type="string">
            <text:p>J2C</text:p>
          </table:table-cell>
          <table:table-cell table:style-name="ce18" table:formula="of:=['file:///D:/cglocal/sync/cg01/Prod/A431_Avicca_gracev2/060_Prod/mission2/GraceTHD-MCD/sources/gracethd-mcd-v2beta2b.ods'#$Valeurs.$F$315]" office:value-type="string" office:string-value="CHAMBRE J2C" calcext:value-type="string">
            <text:p>CHAMBRE J2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16]" office:value-type="string" office:string-value="l_ptech_nature" calcext:value-type="string">
            <text:p>l_ptech_nature</text:p>
          </table:table-cell>
          <table:table-cell table:style-name="ce18" table:formula="of:=['file:///D:/cglocal/sync/cg01/Prod/A431_Avicca_gracev2/060_Prod/mission2/GraceTHD-MCD/sources/gracethd-mcd-v2beta2b.ods'#$Valeurs.$E$316]" office:value-type="string" office:string-value="J2CR" calcext:value-type="string">
            <text:p>J2CR</text:p>
          </table:table-cell>
          <table:table-cell table:style-name="ce18" table:formula="of:=['file:///D:/cglocal/sync/cg01/Prod/A431_Avicca_gracev2/060_Prod/mission2/GraceTHD-MCD/sources/gracethd-mcd-v2beta2b.ods'#$Valeurs.$F$316]" office:value-type="string" office:string-value="CHAMBRE J2C REHAUSSEE" calcext:value-type="string">
            <text:p>CHAMBRE J2C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17]" office:value-type="string" office:string-value="l_ptech_nature" calcext:value-type="string">
            <text:p>l_ptech_nature</text:p>
          </table:table-cell>
          <table:table-cell table:style-name="ce18" table:formula="of:=['file:///D:/cglocal/sync/cg01/Prod/A431_Avicca_gracev2/060_Prod/mission2/GraceTHD-MCD/sources/gracethd-mcd-v2beta2b.ods'#$Valeurs.$E$317]" office:value-type="string" office:string-value="K1C" calcext:value-type="string">
            <text:p>K1C</text:p>
          </table:table-cell>
          <table:table-cell table:style-name="ce18" table:formula="of:=['file:///D:/cglocal/sync/cg01/Prod/A431_Avicca_gracev2/060_Prod/mission2/GraceTHD-MCD/sources/gracethd-mcd-v2beta2b.ods'#$Valeurs.$F$317]" office:value-type="string" office:string-value="CHAMBRE K1C" calcext:value-type="string">
            <text:p>CHAMBRE K1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18]" office:value-type="string" office:string-value="l_ptech_nature" calcext:value-type="string">
            <text:p>l_ptech_nature</text:p>
          </table:table-cell>
          <table:table-cell table:style-name="ce18" table:formula="of:=['file:///D:/cglocal/sync/cg01/Prod/A431_Avicca_gracev2/060_Prod/mission2/GraceTHD-MCD/sources/gracethd-mcd-v2beta2b.ods'#$Valeurs.$E$318]" office:value-type="string" office:string-value="K1CR" calcext:value-type="string">
            <text:p>K1CR</text:p>
          </table:table-cell>
          <table:table-cell table:style-name="ce18" table:formula="of:=['file:///D:/cglocal/sync/cg01/Prod/A431_Avicca_gracev2/060_Prod/mission2/GraceTHD-MCD/sources/gracethd-mcd-v2beta2b.ods'#$Valeurs.$F$318]" office:value-type="string" office:string-value="CHAMBRE K1C REHAUSSEE" calcext:value-type="string">
            <text:p>CHAMBRE K1C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19]" office:value-type="string" office:string-value="l_ptech_nature" calcext:value-type="string">
            <text:p>l_ptech_nature</text:p>
          </table:table-cell>
          <table:table-cell table:style-name="ce18" table:formula="of:=['file:///D:/cglocal/sync/cg01/Prod/A431_Avicca_gracev2/060_Prod/mission2/GraceTHD-MCD/sources/gracethd-mcd-v2beta2b.ods'#$Valeurs.$E$319]" office:value-type="string" office:string-value="K2C" calcext:value-type="string">
            <text:p>K2C</text:p>
          </table:table-cell>
          <table:table-cell table:style-name="ce18" table:formula="of:=['file:///D:/cglocal/sync/cg01/Prod/A431_Avicca_gracev2/060_Prod/mission2/GraceTHD-MCD/sources/gracethd-mcd-v2beta2b.ods'#$Valeurs.$F$319]" office:value-type="string" office:string-value="CHAMBRE K2C" calcext:value-type="string">
            <text:p>CHAMBRE K2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20]" office:value-type="string" office:string-value="l_ptech_nature" calcext:value-type="string">
            <text:p>l_ptech_nature</text:p>
          </table:table-cell>
          <table:table-cell table:style-name="ce18" table:formula="of:=['file:///D:/cglocal/sync/cg01/Prod/A431_Avicca_gracev2/060_Prod/mission2/GraceTHD-MCD/sources/gracethd-mcd-v2beta2b.ods'#$Valeurs.$E$320]" office:value-type="string" office:string-value="K2CR" calcext:value-type="string">
            <text:p>K2CR</text:p>
          </table:table-cell>
          <table:table-cell table:style-name="ce18" table:formula="of:=['file:///D:/cglocal/sync/cg01/Prod/A431_Avicca_gracev2/060_Prod/mission2/GraceTHD-MCD/sources/gracethd-mcd-v2beta2b.ods'#$Valeurs.$F$320]" office:value-type="string" office:string-value="CHAMBRE K2C REHAUSSEE" calcext:value-type="string">
            <text:p>CHAMBRE K2C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21]" office:value-type="string" office:string-value="l_ptech_nature" calcext:value-type="string">
            <text:p>l_ptech_nature</text:p>
          </table:table-cell>
          <table:table-cell table:style-name="ce18" table:formula="of:=['file:///D:/cglocal/sync/cg01/Prod/A431_Avicca_gracev2/060_Prod/mission2/GraceTHD-MCD/sources/gracethd-mcd-v2beta2b.ods'#$Valeurs.$E$321]" office:value-type="string" office:string-value="K3C" calcext:value-type="string">
            <text:p>K3C</text:p>
          </table:table-cell>
          <table:table-cell table:style-name="ce18" table:formula="of:=['file:///D:/cglocal/sync/cg01/Prod/A431_Avicca_gracev2/060_Prod/mission2/GraceTHD-MCD/sources/gracethd-mcd-v2beta2b.ods'#$Valeurs.$F$321]" office:value-type="string" office:string-value="CHAMBRE K3C" calcext:value-type="string">
            <text:p>CHAMBRE K3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22]" office:value-type="string" office:string-value="l_ptech_nature" calcext:value-type="string">
            <text:p>l_ptech_nature</text:p>
          </table:table-cell>
          <table:table-cell table:style-name="ce18" table:formula="of:=['file:///D:/cglocal/sync/cg01/Prod/A431_Avicca_gracev2/060_Prod/mission2/GraceTHD-MCD/sources/gracethd-mcd-v2beta2b.ods'#$Valeurs.$E$322]" office:value-type="string" office:string-value="K3CR" calcext:value-type="string">
            <text:p>K3CR</text:p>
          </table:table-cell>
          <table:table-cell table:style-name="ce18" table:formula="of:=['file:///D:/cglocal/sync/cg01/Prod/A431_Avicca_gracev2/060_Prod/mission2/GraceTHD-MCD/sources/gracethd-mcd-v2beta2b.ods'#$Valeurs.$F$322]" office:value-type="string" office:string-value="CHAMBRE K3C REHAUSSEE" calcext:value-type="string">
            <text:p>CHAMBRE K3C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23]" office:value-type="string" office:string-value="l_ptech_nature" calcext:value-type="string">
            <text:p>l_ptech_nature</text:p>
          </table:table-cell>
          <table:table-cell table:style-name="ce18" table:formula="of:=['file:///D:/cglocal/sync/cg01/Prod/A431_Avicca_gracev2/060_Prod/mission2/GraceTHD-MCD/sources/gracethd-mcd-v2beta2b.ods'#$Valeurs.$E$323]" office:value-type="string" office:string-value="L0T" calcext:value-type="string">
            <text:p>L0T</text:p>
          </table:table-cell>
          <table:table-cell table:style-name="ce18" table:formula="of:=['file:///D:/cglocal/sync/cg01/Prod/A431_Avicca_gracev2/060_Prod/mission2/GraceTHD-MCD/sources/gracethd-mcd-v2beta2b.ods'#$Valeurs.$F$323]" office:value-type="string" office:string-value="CHAMBRE L0T" calcext:value-type="string">
            <text:p>CHAMBRE L0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24]" office:value-type="string" office:string-value="l_ptech_nature" calcext:value-type="string">
            <text:p>l_ptech_nature</text:p>
          </table:table-cell>
          <table:table-cell table:style-name="ce18" table:formula="of:=['file:///D:/cglocal/sync/cg01/Prod/A431_Avicca_gracev2/060_Prod/mission2/GraceTHD-MCD/sources/gracethd-mcd-v2beta2b.ods'#$Valeurs.$E$324]" office:value-type="string" office:string-value="L0TR" calcext:value-type="string">
            <text:p>L0TR</text:p>
          </table:table-cell>
          <table:table-cell table:style-name="ce18" table:formula="of:=['file:///D:/cglocal/sync/cg01/Prod/A431_Avicca_gracev2/060_Prod/mission2/GraceTHD-MCD/sources/gracethd-mcd-v2beta2b.ods'#$Valeurs.$F$324]" office:value-type="string" office:string-value="CHAMBRE L0T REHAUSSEE" calcext:value-type="string">
            <text:p>CHAMBRE L0T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25]" office:value-type="string" office:string-value="l_ptech_nature" calcext:value-type="string">
            <text:p>l_ptech_nature</text:p>
          </table:table-cell>
          <table:table-cell table:style-name="ce18" table:formula="of:=['file:///D:/cglocal/sync/cg01/Prod/A431_Avicca_gracev2/060_Prod/mission2/GraceTHD-MCD/sources/gracethd-mcd-v2beta2b.ods'#$Valeurs.$E$325]" office:value-type="string" office:string-value="L1C" calcext:value-type="string">
            <text:p>L1C</text:p>
          </table:table-cell>
          <table:table-cell table:style-name="ce18" table:formula="of:=['file:///D:/cglocal/sync/cg01/Prod/A431_Avicca_gracev2/060_Prod/mission2/GraceTHD-MCD/sources/gracethd-mcd-v2beta2b.ods'#$Valeurs.$F$325]" office:value-type="string" office:string-value="CHAMBRE L1C" calcext:value-type="string">
            <text:p>CHAMBRE L1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26]" office:value-type="string" office:string-value="l_ptech_nature" calcext:value-type="string">
            <text:p>l_ptech_nature</text:p>
          </table:table-cell>
          <table:table-cell table:style-name="ce18" table:formula="of:=['file:///D:/cglocal/sync/cg01/Prod/A431_Avicca_gracev2/060_Prod/mission2/GraceTHD-MCD/sources/gracethd-mcd-v2beta2b.ods'#$Valeurs.$E$326]" office:value-type="string" office:string-value="L1T" calcext:value-type="string">
            <text:p>L1T</text:p>
          </table:table-cell>
          <table:table-cell table:style-name="ce18" table:formula="of:=['file:///D:/cglocal/sync/cg01/Prod/A431_Avicca_gracev2/060_Prod/mission2/GraceTHD-MCD/sources/gracethd-mcd-v2beta2b.ods'#$Valeurs.$F$326]" office:value-type="string" office:string-value="CHAMBRE L1T" calcext:value-type="string">
            <text:p>CHAMBRE L1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27]" office:value-type="string" office:string-value="l_ptech_nature" calcext:value-type="string">
            <text:p>l_ptech_nature</text:p>
          </table:table-cell>
          <table:table-cell table:style-name="ce18" table:formula="of:=['file:///D:/cglocal/sync/cg01/Prod/A431_Avicca_gracev2/060_Prod/mission2/GraceTHD-MCD/sources/gracethd-mcd-v2beta2b.ods'#$Valeurs.$E$327]" office:value-type="string" office:string-value="L1TR" calcext:value-type="string">
            <text:p>L1TR</text:p>
          </table:table-cell>
          <table:table-cell table:style-name="ce18" table:formula="of:=['file:///D:/cglocal/sync/cg01/Prod/A431_Avicca_gracev2/060_Prod/mission2/GraceTHD-MCD/sources/gracethd-mcd-v2beta2b.ods'#$Valeurs.$F$327]" office:value-type="string" office:string-value="CHAMBRE L1T REHAUSSEE" calcext:value-type="string">
            <text:p>CHAMBRE L1T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28]" office:value-type="string" office:string-value="l_ptech_nature" calcext:value-type="string">
            <text:p>l_ptech_nature</text:p>
          </table:table-cell>
          <table:table-cell table:style-name="ce18" table:formula="of:=['file:///D:/cglocal/sync/cg01/Prod/A431_Avicca_gracev2/060_Prod/mission2/GraceTHD-MCD/sources/gracethd-mcd-v2beta2b.ods'#$Valeurs.$E$328]" office:value-type="string" office:string-value="L2C" calcext:value-type="string">
            <text:p>L2C</text:p>
          </table:table-cell>
          <table:table-cell table:style-name="ce18" table:formula="of:=['file:///D:/cglocal/sync/cg01/Prod/A431_Avicca_gracev2/060_Prod/mission2/GraceTHD-MCD/sources/gracethd-mcd-v2beta2b.ods'#$Valeurs.$F$328]" office:value-type="string" office:string-value="CHAMBRE L2C" calcext:value-type="string">
            <text:p>CHAMBRE L2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29]" office:value-type="string" office:string-value="l_ptech_nature" calcext:value-type="string">
            <text:p>l_ptech_nature</text:p>
          </table:table-cell>
          <table:table-cell table:style-name="ce18" table:formula="of:=['file:///D:/cglocal/sync/cg01/Prod/A431_Avicca_gracev2/060_Prod/mission2/GraceTHD-MCD/sources/gracethd-mcd-v2beta2b.ods'#$Valeurs.$E$329]" office:value-type="string" office:string-value="L2T" calcext:value-type="string">
            <text:p>L2T</text:p>
          </table:table-cell>
          <table:table-cell table:style-name="ce18" table:formula="of:=['file:///D:/cglocal/sync/cg01/Prod/A431_Avicca_gracev2/060_Prod/mission2/GraceTHD-MCD/sources/gracethd-mcd-v2beta2b.ods'#$Valeurs.$F$329]" office:value-type="string" office:string-value="CHAMBRE L2T" calcext:value-type="string">
            <text:p>CHAMBRE L2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30]" office:value-type="string" office:string-value="l_ptech_nature" calcext:value-type="string">
            <text:p>l_ptech_nature</text:p>
          </table:table-cell>
          <table:table-cell table:style-name="ce18" table:formula="of:=['file:///D:/cglocal/sync/cg01/Prod/A431_Avicca_gracev2/060_Prod/mission2/GraceTHD-MCD/sources/gracethd-mcd-v2beta2b.ods'#$Valeurs.$E$330]" office:value-type="string" office:string-value="L2TR" calcext:value-type="string">
            <text:p>L2TR</text:p>
          </table:table-cell>
          <table:table-cell table:style-name="ce18" table:formula="of:=['file:///D:/cglocal/sync/cg01/Prod/A431_Avicca_gracev2/060_Prod/mission2/GraceTHD-MCD/sources/gracethd-mcd-v2beta2b.ods'#$Valeurs.$F$330]" office:value-type="string" office:string-value="CHAMBRE L2T REHAUSSEE" calcext:value-type="string">
            <text:p>CHAMBRE L2T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31]" office:value-type="string" office:string-value="l_ptech_nature" calcext:value-type="string">
            <text:p>l_ptech_nature</text:p>
          </table:table-cell>
          <table:table-cell table:style-name="ce18" table:formula="of:=['file:///D:/cglocal/sync/cg01/Prod/A431_Avicca_gracev2/060_Prod/mission2/GraceTHD-MCD/sources/gracethd-mcd-v2beta2b.ods'#$Valeurs.$E$331]" office:value-type="string" office:string-value="L3C" calcext:value-type="string">
            <text:p>L3C</text:p>
          </table:table-cell>
          <table:table-cell table:style-name="ce18" table:formula="of:=['file:///D:/cglocal/sync/cg01/Prod/A431_Avicca_gracev2/060_Prod/mission2/GraceTHD-MCD/sources/gracethd-mcd-v2beta2b.ods'#$Valeurs.$F$331]" office:value-type="string" office:string-value="CHAMBRE L3C" calcext:value-type="string">
            <text:p>CHAMBRE L3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32]" office:value-type="string" office:string-value="l_ptech_nature" calcext:value-type="string">
            <text:p>l_ptech_nature</text:p>
          </table:table-cell>
          <table:table-cell table:style-name="ce18" table:formula="of:=['file:///D:/cglocal/sync/cg01/Prod/A431_Avicca_gracev2/060_Prod/mission2/GraceTHD-MCD/sources/gracethd-mcd-v2beta2b.ods'#$Valeurs.$E$332]" office:value-type="string" office:string-value="L3T" calcext:value-type="string">
            <text:p>L3T</text:p>
          </table:table-cell>
          <table:table-cell table:style-name="ce18" table:formula="of:=['file:///D:/cglocal/sync/cg01/Prod/A431_Avicca_gracev2/060_Prod/mission2/GraceTHD-MCD/sources/gracethd-mcd-v2beta2b.ods'#$Valeurs.$F$332]" office:value-type="string" office:string-value="CHAMBRE L3T" calcext:value-type="string">
            <text:p>CHAMBRE L3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33]" office:value-type="string" office:string-value="l_ptech_nature" calcext:value-type="string">
            <text:p>l_ptech_nature</text:p>
          </table:table-cell>
          <table:table-cell table:style-name="ce18" table:formula="of:=['file:///D:/cglocal/sync/cg01/Prod/A431_Avicca_gracev2/060_Prod/mission2/GraceTHD-MCD/sources/gracethd-mcd-v2beta2b.ods'#$Valeurs.$E$333]" office:value-type="string" office:string-value="L3TR" calcext:value-type="string">
            <text:p>L3TR</text:p>
          </table:table-cell>
          <table:table-cell table:style-name="ce18" table:formula="of:=['file:///D:/cglocal/sync/cg01/Prod/A431_Avicca_gracev2/060_Prod/mission2/GraceTHD-MCD/sources/gracethd-mcd-v2beta2b.ods'#$Valeurs.$F$333]" office:value-type="string" office:string-value="CHAMBRE L3T REHAUSSEE" calcext:value-type="string">
            <text:p>CHAMBRE L3T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34]" office:value-type="string" office:string-value="l_ptech_nature" calcext:value-type="string">
            <text:p>l_ptech_nature</text:p>
          </table:table-cell>
          <table:table-cell table:style-name="ce18" table:formula="of:=['file:///D:/cglocal/sync/cg01/Prod/A431_Avicca_gracev2/060_Prod/mission2/GraceTHD-MCD/sources/gracethd-mcd-v2beta2b.ods'#$Valeurs.$E$334]" office:value-type="string" office:string-value="L4C" calcext:value-type="string">
            <text:p>L4C</text:p>
          </table:table-cell>
          <table:table-cell table:style-name="ce18" table:formula="of:=['file:///D:/cglocal/sync/cg01/Prod/A431_Avicca_gracev2/060_Prod/mission2/GraceTHD-MCD/sources/gracethd-mcd-v2beta2b.ods'#$Valeurs.$F$334]" office:value-type="string" office:string-value="CHAMBRE L4C" calcext:value-type="string">
            <text:p>CHAMBRE L4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35]" office:value-type="string" office:string-value="l_ptech_nature" calcext:value-type="string">
            <text:p>l_ptech_nature</text:p>
          </table:table-cell>
          <table:table-cell table:style-name="ce18" table:formula="of:=['file:///D:/cglocal/sync/cg01/Prod/A431_Avicca_gracev2/060_Prod/mission2/GraceTHD-MCD/sources/gracethd-mcd-v2beta2b.ods'#$Valeurs.$E$335]" office:value-type="string" office:string-value="L4T" calcext:value-type="string">
            <text:p>L4T</text:p>
          </table:table-cell>
          <table:table-cell table:style-name="ce18" table:formula="of:=['file:///D:/cglocal/sync/cg01/Prod/A431_Avicca_gracev2/060_Prod/mission2/GraceTHD-MCD/sources/gracethd-mcd-v2beta2b.ods'#$Valeurs.$F$335]" office:value-type="string" office:string-value="CHAMBRE L4T" calcext:value-type="string">
            <text:p>CHAMBRE L4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36]" office:value-type="string" office:string-value="l_ptech_nature" calcext:value-type="string">
            <text:p>l_ptech_nature</text:p>
          </table:table-cell>
          <table:table-cell table:style-name="ce18" table:formula="of:=['file:///D:/cglocal/sync/cg01/Prod/A431_Avicca_gracev2/060_Prod/mission2/GraceTHD-MCD/sources/gracethd-mcd-v2beta2b.ods'#$Valeurs.$E$336]" office:value-type="string" office:string-value="L4TR" calcext:value-type="string">
            <text:p>L4TR</text:p>
          </table:table-cell>
          <table:table-cell table:style-name="ce18" table:formula="of:=['file:///D:/cglocal/sync/cg01/Prod/A431_Avicca_gracev2/060_Prod/mission2/GraceTHD-MCD/sources/gracethd-mcd-v2beta2b.ods'#$Valeurs.$F$336]" office:value-type="string" office:string-value="CHAMBRE L4T REHAUSSEE" calcext:value-type="string">
            <text:p>CHAMBRE L4T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37]" office:value-type="string" office:string-value="l_ptech_nature" calcext:value-type="string">
            <text:p>l_ptech_nature</text:p>
          </table:table-cell>
          <table:table-cell table:style-name="ce18" table:formula="of:=['file:///D:/cglocal/sync/cg01/Prod/A431_Avicca_gracev2/060_Prod/mission2/GraceTHD-MCD/sources/gracethd-mcd-v2beta2b.ods'#$Valeurs.$E$337]" office:value-type="string" office:string-value="L5C" calcext:value-type="string">
            <text:p>L5C</text:p>
          </table:table-cell>
          <table:table-cell table:style-name="ce18" table:formula="of:=['file:///D:/cglocal/sync/cg01/Prod/A431_Avicca_gracev2/060_Prod/mission2/GraceTHD-MCD/sources/gracethd-mcd-v2beta2b.ods'#$Valeurs.$F$337]" office:value-type="string" office:string-value="CHAMBRE L5C" calcext:value-type="string">
            <text:p>CHAMBRE L5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38]" office:value-type="string" office:string-value="l_ptech_nature" calcext:value-type="string">
            <text:p>l_ptech_nature</text:p>
          </table:table-cell>
          <table:table-cell table:style-name="ce18" table:formula="of:=['file:///D:/cglocal/sync/cg01/Prod/A431_Avicca_gracev2/060_Prod/mission2/GraceTHD-MCD/sources/gracethd-mcd-v2beta2b.ods'#$Valeurs.$E$338]" office:value-type="string" office:string-value="L5T" calcext:value-type="string">
            <text:p>L5T</text:p>
          </table:table-cell>
          <table:table-cell table:style-name="ce18" table:formula="of:=['file:///D:/cglocal/sync/cg01/Prod/A431_Avicca_gracev2/060_Prod/mission2/GraceTHD-MCD/sources/gracethd-mcd-v2beta2b.ods'#$Valeurs.$F$338]" office:value-type="string" office:string-value="CHAMBRE L5T" calcext:value-type="string">
            <text:p>CHAMBRE L5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39]" office:value-type="string" office:string-value="l_ptech_nature" calcext:value-type="string">
            <text:p>l_ptech_nature</text:p>
          </table:table-cell>
          <table:table-cell table:style-name="ce18" table:formula="of:=['file:///D:/cglocal/sync/cg01/Prod/A431_Avicca_gracev2/060_Prod/mission2/GraceTHD-MCD/sources/gracethd-mcd-v2beta2b.ods'#$Valeurs.$E$339]" office:value-type="string" office:string-value="L5TR" calcext:value-type="string">
            <text:p>L5TR</text:p>
          </table:table-cell>
          <table:table-cell table:style-name="ce18" table:formula="of:=['file:///D:/cglocal/sync/cg01/Prod/A431_Avicca_gracev2/060_Prod/mission2/GraceTHD-MCD/sources/gracethd-mcd-v2beta2b.ods'#$Valeurs.$F$339]" office:value-type="string" office:string-value="CHAMBRE L5T REHAUSSEE" calcext:value-type="string">
            <text:p>CHAMBRE L5T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40]" office:value-type="string" office:string-value="l_ptech_nature" calcext:value-type="string">
            <text:p>l_ptech_nature</text:p>
          </table:table-cell>
          <table:table-cell table:style-name="ce18" table:formula="of:=['file:///D:/cglocal/sync/cg01/Prod/A431_Avicca_gracev2/060_Prod/mission2/GraceTHD-MCD/sources/gracethd-mcd-v2beta2b.ods'#$Valeurs.$E$340]" office:value-type="string" office:string-value="L6T" calcext:value-type="string">
            <text:p>L6T</text:p>
          </table:table-cell>
          <table:table-cell table:style-name="ce18" table:formula="of:=['file:///D:/cglocal/sync/cg01/Prod/A431_Avicca_gracev2/060_Prod/mission2/GraceTHD-MCD/sources/gracethd-mcd-v2beta2b.ods'#$Valeurs.$F$340]" office:value-type="string" office:string-value="CHAMBRE L6T" calcext:value-type="string">
            <text:p>CHAMBRE L6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41]" office:value-type="string" office:string-value="l_ptech_nature" calcext:value-type="string">
            <text:p>l_ptech_nature</text:p>
          </table:table-cell>
          <table:table-cell table:style-name="ce18" table:formula="of:=['file:///D:/cglocal/sync/cg01/Prod/A431_Avicca_gracev2/060_Prod/mission2/GraceTHD-MCD/sources/gracethd-mcd-v2beta2b.ods'#$Valeurs.$E$341]" office:value-type="string" office:string-value="L6TR" calcext:value-type="string">
            <text:p>L6TR</text:p>
          </table:table-cell>
          <table:table-cell table:style-name="ce18" table:formula="of:=['file:///D:/cglocal/sync/cg01/Prod/A431_Avicca_gracev2/060_Prod/mission2/GraceTHD-MCD/sources/gracethd-mcd-v2beta2b.ods'#$Valeurs.$F$341]" office:value-type="string" office:string-value="CHAMBRE L6T REHAUSSEE" calcext:value-type="string">
            <text:p>CHAMBRE L6T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42]" office:value-type="string" office:string-value="l_ptech_nature" calcext:value-type="string">
            <text:p>l_ptech_nature</text:p>
          </table:table-cell>
          <table:table-cell table:style-name="ce18" table:formula="of:=['file:///D:/cglocal/sync/cg01/Prod/A431_Avicca_gracev2/060_Prod/mission2/GraceTHD-MCD/sources/gracethd-mcd-v2beta2b.ods'#$Valeurs.$E$342]" office:value-type="string" office:string-value="M1C" calcext:value-type="string">
            <text:p>M1C</text:p>
          </table:table-cell>
          <table:table-cell table:style-name="ce18" table:formula="of:=['file:///D:/cglocal/sync/cg01/Prod/A431_Avicca_gracev2/060_Prod/mission2/GraceTHD-MCD/sources/gracethd-mcd-v2beta2b.ods'#$Valeurs.$F$342]" office:value-type="string" office:string-value="CHAMBRE M1C" calcext:value-type="string">
            <text:p>CHAMBRE M1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43]" office:value-type="string" office:string-value="l_ptech_nature" calcext:value-type="string">
            <text:p>l_ptech_nature</text:p>
          </table:table-cell>
          <table:table-cell table:style-name="ce18" table:formula="of:=['file:///D:/cglocal/sync/cg01/Prod/A431_Avicca_gracev2/060_Prod/mission2/GraceTHD-MCD/sources/gracethd-mcd-v2beta2b.ods'#$Valeurs.$E$343]" office:value-type="string" office:string-value="M1CR" calcext:value-type="string">
            <text:p>M1CR</text:p>
          </table:table-cell>
          <table:table-cell table:style-name="ce18" table:formula="of:=['file:///D:/cglocal/sync/cg01/Prod/A431_Avicca_gracev2/060_Prod/mission2/GraceTHD-MCD/sources/gracethd-mcd-v2beta2b.ods'#$Valeurs.$F$343]" office:value-type="string" office:string-value="CHAMBRE M1C REHAUSSEE" calcext:value-type="string">
            <text:p>CHAMBRE M1C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44]" office:value-type="string" office:string-value="l_ptech_nature" calcext:value-type="string">
            <text:p>l_ptech_nature</text:p>
          </table:table-cell>
          <table:table-cell table:style-name="ce18" table:formula="of:=['file:///D:/cglocal/sync/cg01/Prod/A431_Avicca_gracev2/060_Prod/mission2/GraceTHD-MCD/sources/gracethd-mcd-v2beta2b.ods'#$Valeurs.$E$344]" office:value-type="string" office:string-value="M2T" calcext:value-type="string">
            <text:p>M2T</text:p>
          </table:table-cell>
          <table:table-cell table:style-name="ce18" table:formula="of:=['file:///D:/cglocal/sync/cg01/Prod/A431_Avicca_gracev2/060_Prod/mission2/GraceTHD-MCD/sources/gracethd-mcd-v2beta2b.ods'#$Valeurs.$F$344]" office:value-type="string" office:string-value="CHAMBRE M2T" calcext:value-type="string">
            <text:p>CHAMBRE M2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45]" office:value-type="string" office:string-value="l_ptech_nature" calcext:value-type="string">
            <text:p>l_ptech_nature</text:p>
          </table:table-cell>
          <table:table-cell table:style-name="ce18" table:formula="of:=['file:///D:/cglocal/sync/cg01/Prod/A431_Avicca_gracev2/060_Prod/mission2/GraceTHD-MCD/sources/gracethd-mcd-v2beta2b.ods'#$Valeurs.$E$345]" office:value-type="string" office:string-value="M2TR" calcext:value-type="string">
            <text:p>M2TR</text:p>
          </table:table-cell>
          <table:table-cell table:style-name="ce18" table:formula="of:=['file:///D:/cglocal/sync/cg01/Prod/A431_Avicca_gracev2/060_Prod/mission2/GraceTHD-MCD/sources/gracethd-mcd-v2beta2b.ods'#$Valeurs.$F$345]" office:value-type="string" office:string-value="CHAMBRE M2T REHAUSSEE" calcext:value-type="string">
            <text:p>CHAMBRE M2T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46]" office:value-type="string" office:string-value="l_ptech_nature" calcext:value-type="string">
            <text:p>l_ptech_nature</text:p>
          </table:table-cell>
          <table:table-cell table:style-name="ce18" table:formula="of:=['file:///D:/cglocal/sync/cg01/Prod/A431_Avicca_gracev2/060_Prod/mission2/GraceTHD-MCD/sources/gracethd-mcd-v2beta2b.ods'#$Valeurs.$E$346]" office:value-type="string" office:string-value="M3C" calcext:value-type="string">
            <text:p>M3C</text:p>
          </table:table-cell>
          <table:table-cell table:style-name="ce18" table:formula="of:=['file:///D:/cglocal/sync/cg01/Prod/A431_Avicca_gracev2/060_Prod/mission2/GraceTHD-MCD/sources/gracethd-mcd-v2beta2b.ods'#$Valeurs.$F$346]" office:value-type="string" office:string-value="CHAMBRE M3C" calcext:value-type="string">
            <text:p>CHAMBRE M3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47]" office:value-type="string" office:string-value="l_ptech_nature" calcext:value-type="string">
            <text:p>l_ptech_nature</text:p>
          </table:table-cell>
          <table:table-cell table:style-name="ce18" table:formula="of:=['file:///D:/cglocal/sync/cg01/Prod/A431_Avicca_gracev2/060_Prod/mission2/GraceTHD-MCD/sources/gracethd-mcd-v2beta2b.ods'#$Valeurs.$E$347]" office:value-type="string" office:string-value="M3CR" calcext:value-type="string">
            <text:p>M3CR</text:p>
          </table:table-cell>
          <table:table-cell table:style-name="ce18" table:formula="of:=['file:///D:/cglocal/sync/cg01/Prod/A431_Avicca_gracev2/060_Prod/mission2/GraceTHD-MCD/sources/gracethd-mcd-v2beta2b.ods'#$Valeurs.$F$347]" office:value-type="string" office:string-value="CHAMBRE M3C REHAUSSEE" calcext:value-type="string">
            <text:p>CHAMBRE M3C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48]" office:value-type="string" office:string-value="l_ptech_nature" calcext:value-type="string">
            <text:p>l_ptech_nature</text:p>
          </table:table-cell>
          <table:table-cell table:style-name="ce18" table:formula="of:=['file:///D:/cglocal/sync/cg01/Prod/A431_Avicca_gracev2/060_Prod/mission2/GraceTHD-MCD/sources/gracethd-mcd-v2beta2b.ods'#$Valeurs.$E$348]" office:value-type="string" office:string-value="P1C" calcext:value-type="string">
            <text:p>P1C</text:p>
          </table:table-cell>
          <table:table-cell table:style-name="ce18" table:formula="of:=['file:///D:/cglocal/sync/cg01/Prod/A431_Avicca_gracev2/060_Prod/mission2/GraceTHD-MCD/sources/gracethd-mcd-v2beta2b.ods'#$Valeurs.$F$348]" office:value-type="string" office:string-value="CHAMBRE P1C" calcext:value-type="string">
            <text:p>CHAMBRE P1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49]" office:value-type="string" office:string-value="l_ptech_nature" calcext:value-type="string">
            <text:p>l_ptech_nature</text:p>
          </table:table-cell>
          <table:table-cell table:style-name="ce18" table:formula="of:=['file:///D:/cglocal/sync/cg01/Prod/A431_Avicca_gracev2/060_Prod/mission2/GraceTHD-MCD/sources/gracethd-mcd-v2beta2b.ods'#$Valeurs.$E$349]" office:value-type="string" office:string-value="P1CR" calcext:value-type="string">
            <text:p>P1CR</text:p>
          </table:table-cell>
          <table:table-cell table:style-name="ce18" table:formula="of:=['file:///D:/cglocal/sync/cg01/Prod/A431_Avicca_gracev2/060_Prod/mission2/GraceTHD-MCD/sources/gracethd-mcd-v2beta2b.ods'#$Valeurs.$F$349]" office:value-type="string" office:string-value="CHAMBRE P1C REHAUSSEE" calcext:value-type="string">
            <text:p>CHAMBRE P1C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50]" office:value-type="string" office:string-value="l_ptech_nature" calcext:value-type="string">
            <text:p>l_ptech_nature</text:p>
          </table:table-cell>
          <table:table-cell table:style-name="ce18" table:formula="of:=['file:///D:/cglocal/sync/cg01/Prod/A431_Avicca_gracev2/060_Prod/mission2/GraceTHD-MCD/sources/gracethd-mcd-v2beta2b.ods'#$Valeurs.$E$350]" office:value-type="string" office:string-value="P1T" calcext:value-type="string">
            <text:p>P1T</text:p>
          </table:table-cell>
          <table:table-cell table:style-name="ce18" table:formula="of:=['file:///D:/cglocal/sync/cg01/Prod/A431_Avicca_gracev2/060_Prod/mission2/GraceTHD-MCD/sources/gracethd-mcd-v2beta2b.ods'#$Valeurs.$F$350]" office:value-type="string" office:string-value="CHAMBRE P1T" calcext:value-type="string">
            <text:p>CHAMBRE P1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51]" office:value-type="string" office:string-value="l_ptech_nature" calcext:value-type="string">
            <text:p>l_ptech_nature</text:p>
          </table:table-cell>
          <table:table-cell table:style-name="ce18" table:formula="of:=['file:///D:/cglocal/sync/cg01/Prod/A431_Avicca_gracev2/060_Prod/mission2/GraceTHD-MCD/sources/gracethd-mcd-v2beta2b.ods'#$Valeurs.$E$351]" office:value-type="string" office:string-value="P1TR" calcext:value-type="string">
            <text:p>P1TR</text:p>
          </table:table-cell>
          <table:table-cell table:style-name="ce18" table:formula="of:=['file:///D:/cglocal/sync/cg01/Prod/A431_Avicca_gracev2/060_Prod/mission2/GraceTHD-MCD/sources/gracethd-mcd-v2beta2b.ods'#$Valeurs.$F$351]" office:value-type="string" office:string-value="CHAMBRE P1T REHAUSSEE" calcext:value-type="string">
            <text:p>CHAMBRE P1T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52]" office:value-type="string" office:string-value="l_ptech_nature" calcext:value-type="string">
            <text:p>l_ptech_nature</text:p>
          </table:table-cell>
          <table:table-cell table:style-name="ce18" table:formula="of:=['file:///D:/cglocal/sync/cg01/Prod/A431_Avicca_gracev2/060_Prod/mission2/GraceTHD-MCD/sources/gracethd-mcd-v2beta2b.ods'#$Valeurs.$E$352]" office:value-type="string" office:string-value="P2C" calcext:value-type="string">
            <text:p>P2C</text:p>
          </table:table-cell>
          <table:table-cell table:style-name="ce18" table:formula="of:=['file:///D:/cglocal/sync/cg01/Prod/A431_Avicca_gracev2/060_Prod/mission2/GraceTHD-MCD/sources/gracethd-mcd-v2beta2b.ods'#$Valeurs.$F$352]" office:value-type="string" office:string-value="CHAMBRE P2C" calcext:value-type="string">
            <text:p>CHAMBRE P2C</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53]" office:value-type="string" office:string-value="l_ptech_nature" calcext:value-type="string">
            <text:p>l_ptech_nature</text:p>
          </table:table-cell>
          <table:table-cell table:style-name="ce18" table:formula="of:=['file:///D:/cglocal/sync/cg01/Prod/A431_Avicca_gracev2/060_Prod/mission2/GraceTHD-MCD/sources/gracethd-mcd-v2beta2b.ods'#$Valeurs.$E$353]" office:value-type="string" office:string-value="P2CR" calcext:value-type="string">
            <text:p>P2CR</text:p>
          </table:table-cell>
          <table:table-cell table:style-name="ce18" table:formula="of:=['file:///D:/cglocal/sync/cg01/Prod/A431_Avicca_gracev2/060_Prod/mission2/GraceTHD-MCD/sources/gracethd-mcd-v2beta2b.ods'#$Valeurs.$F$353]" office:value-type="string" office:string-value="CHAMBRE P2C REHAUSSEE" calcext:value-type="string">
            <text:p>CHAMBRE P2C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54]" office:value-type="string" office:string-value="l_ptech_nature" calcext:value-type="string">
            <text:p>l_ptech_nature</text:p>
          </table:table-cell>
          <table:table-cell table:style-name="ce18" table:formula="of:=['file:///D:/cglocal/sync/cg01/Prod/A431_Avicca_gracev2/060_Prod/mission2/GraceTHD-MCD/sources/gracethd-mcd-v2beta2b.ods'#$Valeurs.$E$354]" office:value-type="string" office:string-value="P2T" calcext:value-type="string">
            <text:p>P2T</text:p>
          </table:table-cell>
          <table:table-cell table:style-name="ce18" table:formula="of:=['file:///D:/cglocal/sync/cg01/Prod/A431_Avicca_gracev2/060_Prod/mission2/GraceTHD-MCD/sources/gracethd-mcd-v2beta2b.ods'#$Valeurs.$F$354]" office:value-type="string" office:string-value="CHAMBRE P2T" calcext:value-type="string">
            <text:p>CHAMBRE P2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55]" office:value-type="string" office:string-value="l_ptech_nature" calcext:value-type="string">
            <text:p>l_ptech_nature</text:p>
          </table:table-cell>
          <table:table-cell table:style-name="ce18" table:formula="of:=['file:///D:/cglocal/sync/cg01/Prod/A431_Avicca_gracev2/060_Prod/mission2/GraceTHD-MCD/sources/gracethd-mcd-v2beta2b.ods'#$Valeurs.$E$355]" office:value-type="string" office:string-value="P2TR" calcext:value-type="string">
            <text:p>P2TR</text:p>
          </table:table-cell>
          <table:table-cell table:style-name="ce18" table:formula="of:=['file:///D:/cglocal/sync/cg01/Prod/A431_Avicca_gracev2/060_Prod/mission2/GraceTHD-MCD/sources/gracethd-mcd-v2beta2b.ods'#$Valeurs.$F$355]" office:value-type="string" office:string-value="CHAMBRE P2T REHAUSSEE" calcext:value-type="string">
            <text:p>CHAMBRE P2T REHAUSSE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56]" office:value-type="string" office:string-value="l_ptech_nature" calcext:value-type="string">
            <text:p>l_ptech_nature</text:p>
          </table:table-cell>
          <table:table-cell table:style-name="ce18" table:formula="of:=['file:///D:/cglocal/sync/cg01/Prod/A431_Avicca_gracev2/060_Prod/mission2/GraceTHD-MCD/sources/gracethd-mcd-v2beta2b.ods'#$Valeurs.$E$356]" office:value-type="string" office:string-value="PBOI" calcext:value-type="string">
            <text:p>PBOI</text:p>
          </table:table-cell>
          <table:table-cell table:style-name="ce18" table:formula="of:=['file:///D:/cglocal/sync/cg01/Prod/A431_Avicca_gracev2/060_Prod/mission2/GraceTHD-MCD/sources/gracethd-mcd-v2beta2b.ods'#$Valeurs.$F$356]" office:value-type="string" office:string-value="POTEAU BOIS" calcext:value-type="string">
            <text:p>POTEAU BOIS</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57]" office:value-type="string" office:string-value="l_ptech_nature" calcext:value-type="string">
            <text:p>l_ptech_nature</text:p>
          </table:table-cell>
          <table:table-cell table:style-name="ce18" table:formula="of:=['file:///D:/cglocal/sync/cg01/Prod/A431_Avicca_gracev2/060_Prod/mission2/GraceTHD-MCD/sources/gracethd-mcd-v2beta2b.ods'#$Valeurs.$E$357]" office:value-type="string" office:string-value="PBET" calcext:value-type="string">
            <text:p>PBET</text:p>
          </table:table-cell>
          <table:table-cell table:style-name="ce18" table:formula="of:=['file:///D:/cglocal/sync/cg01/Prod/A431_Avicca_gracev2/060_Prod/mission2/GraceTHD-MCD/sources/gracethd-mcd-v2beta2b.ods'#$Valeurs.$F$357]" office:value-type="string" office:string-value="POTEAU BETON" calcext:value-type="string">
            <text:p>POTEAU BET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58]" office:value-type="string" office:string-value="l_ptech_nature" calcext:value-type="string">
            <text:p>l_ptech_nature</text:p>
          </table:table-cell>
          <table:table-cell table:style-name="ce18" table:formula="of:=['file:///D:/cglocal/sync/cg01/Prod/A431_Avicca_gracev2/060_Prod/mission2/GraceTHD-MCD/sources/gracethd-mcd-v2beta2b.ods'#$Valeurs.$E$358]" office:value-type="string" office:string-value="PMET" calcext:value-type="string">
            <text:p>PMET</text:p>
          </table:table-cell>
          <table:table-cell table:style-name="ce18" table:formula="of:=['file:///D:/cglocal/sync/cg01/Prod/A431_Avicca_gracev2/060_Prod/mission2/GraceTHD-MCD/sources/gracethd-mcd-v2beta2b.ods'#$Valeurs.$F$358]" office:value-type="string" office:string-value="POTEAU METAL" calcext:value-type="string">
            <text:p>POTEAU METAL</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59]" office:value-type="string" office:string-value="l_ptech_nature" calcext:value-type="string">
            <text:p>l_ptech_nature</text:p>
          </table:table-cell>
          <table:table-cell table:style-name="ce18" table:formula="of:=['file:///D:/cglocal/sync/cg01/Prod/A431_Avicca_gracev2/060_Prod/mission2/GraceTHD-MCD/sources/gracethd-mcd-v2beta2b.ods'#$Valeurs.$E$359]" office:value-type="string" office:string-value="PIND" calcext:value-type="string">
            <text:p>PIND</text:p>
          </table:table-cell>
          <table:table-cell table:style-name="ce18" table:formula="of:=['file:///D:/cglocal/sync/cg01/Prod/A431_Avicca_gracev2/060_Prod/mission2/GraceTHD-MCD/sources/gracethd-mcd-v2beta2b.ods'#$Valeurs.$F$359]" office:value-type="string" office:string-value="POTEAU INDETERMINE" calcext:value-type="string">
            <text:p>POTEAU INDETERMIN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60]" office:value-type="string" office:string-value="l_ptech_nature" calcext:value-type="string">
            <text:p>l_ptech_nature</text:p>
          </table:table-cell>
          <table:table-cell table:style-name="ce18" table:formula="of:=['file:///D:/cglocal/sync/cg01/Prod/A431_Avicca_gracev2/060_Prod/mission2/GraceTHD-MCD/sources/gracethd-mcd-v2beta2b.ods'#$Valeurs.$E$360]" office:value-type="string" office:string-value="POTL" calcext:value-type="string">
            <text:p>POTL</text:p>
          </table:table-cell>
          <table:table-cell table:style-name="ce18" table:formula="of:=['file:///D:/cglocal/sync/cg01/Prod/A431_Avicca_gracev2/060_Prod/mission2/GraceTHD-MCD/sources/gracethd-mcd-v2beta2b.ods'#$Valeurs.$F$360]" office:value-type="string" office:string-value="POTELET" calcext:value-type="string">
            <text:p>POTELE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61]" office:value-type="string" office:string-value="l_ptech_nature" calcext:value-type="string">
            <text:p>l_ptech_nature</text:p>
          </table:table-cell>
          <table:table-cell table:style-name="ce18" table:formula="of:=['file:///D:/cglocal/sync/cg01/Prod/A431_Avicca_gracev2/060_Prod/mission2/GraceTHD-MCD/sources/gracethd-mcd-v2beta2b.ods'#$Valeurs.$E$361]" office:value-type="string" office:string-value="R1T" calcext:value-type="string">
            <text:p>R1T</text:p>
          </table:table-cell>
          <table:table-cell table:style-name="ce18" table:formula="of:=['file:///D:/cglocal/sync/cg01/Prod/A431_Avicca_gracev2/060_Prod/mission2/GraceTHD-MCD/sources/gracethd-mcd-v2beta2b.ods'#$Valeurs.$F$361]" office:value-type="string" office:string-value="CHAMBRE R1T" calcext:value-type="string">
            <text:p>CHAMBRE R1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62]" office:value-type="string" office:string-value="l_ptech_nature" calcext:value-type="string">
            <text:p>l_ptech_nature</text:p>
          </table:table-cell>
          <table:table-cell table:style-name="ce18" table:formula="of:=['file:///D:/cglocal/sync/cg01/Prod/A431_Avicca_gracev2/060_Prod/mission2/GraceTHD-MCD/sources/gracethd-mcd-v2beta2b.ods'#$Valeurs.$E$362]" office:value-type="string" office:string-value="R2T" calcext:value-type="string">
            <text:p>R2T</text:p>
          </table:table-cell>
          <table:table-cell table:style-name="ce18" table:formula="of:=['file:///D:/cglocal/sync/cg01/Prod/A431_Avicca_gracev2/060_Prod/mission2/GraceTHD-MCD/sources/gracethd-mcd-v2beta2b.ods'#$Valeurs.$F$362]" office:value-type="string" office:string-value="CHAMBRE R2T" calcext:value-type="string">
            <text:p>CHAMBRE R2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63]" office:value-type="string" office:string-value="l_ptech_nature" calcext:value-type="string">
            <text:p>l_ptech_nature</text:p>
          </table:table-cell>
          <table:table-cell table:style-name="ce18" table:formula="of:=['file:///D:/cglocal/sync/cg01/Prod/A431_Avicca_gracev2/060_Prod/mission2/GraceTHD-MCD/sources/gracethd-mcd-v2beta2b.ods'#$Valeurs.$E$363]" office:value-type="string" office:string-value="R3T" calcext:value-type="string">
            <text:p>R3T</text:p>
          </table:table-cell>
          <table:table-cell table:style-name="ce18" table:formula="of:=['file:///D:/cglocal/sync/cg01/Prod/A431_Avicca_gracev2/060_Prod/mission2/GraceTHD-MCD/sources/gracethd-mcd-v2beta2b.ods'#$Valeurs.$F$363]" office:value-type="string" office:string-value="CHAMBRE R3T" calcext:value-type="string">
            <text:p>CHAMBRE R3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64]" office:value-type="string" office:string-value="l_ptech_nature" calcext:value-type="string">
            <text:p>l_ptech_nature</text:p>
          </table:table-cell>
          <table:table-cell table:style-name="ce18" table:formula="of:=['file:///D:/cglocal/sync/cg01/Prod/A431_Avicca_gracev2/060_Prod/mission2/GraceTHD-MCD/sources/gracethd-mcd-v2beta2b.ods'#$Valeurs.$E$364]" office:value-type="string" office:string-value="BOU" calcext:value-type="string">
            <text:p>BOU</text:p>
          </table:table-cell>
          <table:table-cell table:style-name="ce18" table:formula="of:=['file:///D:/cglocal/sync/cg01/Prod/A431_Avicca_gracev2/060_Prod/mission2/GraceTHD-MCD/sources/gracethd-mcd-v2beta2b.ods'#$Valeurs.$F$364]" office:value-type="string" office:string-value="BOUCHON" calcext:value-type="string">
            <text:p>BOUCH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65]" office:value-type="string" office:string-value="l_ptech_nature" calcext:value-type="string">
            <text:p>l_ptech_nature</text:p>
          </table:table-cell>
          <table:table-cell table:style-name="ce18" table:formula="of:=['file:///D:/cglocal/sync/cg01/Prod/A431_Avicca_gracev2/060_Prod/mission2/GraceTHD-MCD/sources/gracethd-mcd-v2beta2b.ods'#$Valeurs.$E$365]" office:value-type="string" office:string-value="REG" calcext:value-type="string">
            <text:p>REG</text:p>
          </table:table-cell>
          <table:table-cell table:style-name="ce18" table:formula="of:=['file:///D:/cglocal/sync/cg01/Prod/A431_Avicca_gracev2/060_Prod/mission2/GraceTHD-MCD/sources/gracethd-mcd-v2beta2b.ods'#$Valeurs.$F$365]" office:value-type="string" office:string-value="REGARD 30X30" calcext:value-type="string">
            <text:p>REGARD 30X30</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66]" office:value-type="string" office:string-value="l_ptech_nature" calcext:value-type="string">
            <text:p>l_ptech_nature</text:p>
          </table:table-cell>
          <table:table-cell table:style-name="ce18" table:formula="of:=['file:///D:/cglocal/sync/cg01/Prod/A431_Avicca_gracev2/060_Prod/mission2/GraceTHD-MCD/sources/gracethd-mcd-v2beta2b.ods'#$Valeurs.$E$366]" office:value-type="string" office:string-value="OHN" calcext:value-type="string">
            <text:p>OHN</text:p>
          </table:table-cell>
          <table:table-cell table:style-name="ce18" table:formula="of:=['file:///D:/cglocal/sync/cg01/Prod/A431_Avicca_gracev2/060_Prod/mission2/GraceTHD-MCD/sources/gracethd-mcd-v2beta2b.ods'#$Valeurs.$F$366]" office:value-type="string" office:string-value="OUVRAGE HORS NORMES" calcext:value-type="string">
            <text:p>OUVRAGE HORS NORMES</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67]" office:value-type="string" office:string-value="l_ptech_nature" calcext:value-type="string">
            <text:p>l_ptech_nature</text:p>
          </table:table-cell>
          <table:table-cell table:style-name="ce18" table:formula="of:=['file:///D:/cglocal/sync/cg01/Prod/A431_Avicca_gracev2/060_Prod/mission2/GraceTHD-MCD/sources/gracethd-mcd-v2beta2b.ods'#$Valeurs.$E$367]" office:value-type="string" office:string-value="TRA" calcext:value-type="string">
            <text:p>TRA</text:p>
          </table:table-cell>
          <table:table-cell table:style-name="ce18" table:formula="of:=['file:///D:/cglocal/sync/cg01/Prod/A431_Avicca_gracev2/060_Prod/mission2/GraceTHD-MCD/sources/gracethd-mcd-v2beta2b.ods'#$Valeurs.$F$367]" office:value-type="string" office:string-value="TRAVERSE" calcext:value-type="string">
            <text:p>TRAVERS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68]" office:value-type="string" office:string-value="l_ptech_nature" calcext:value-type="string">
            <text:p>l_ptech_nature</text:p>
          </table:table-cell>
          <table:table-cell table:style-name="ce18" table:formula="of:=['file:///D:/cglocal/sync/cg01/Prod/A431_Avicca_gracev2/060_Prod/mission2/GraceTHD-MCD/sources/gracethd-mcd-v2beta2b.ods'#$Valeurs.$E$368]" office:value-type="string" office:string-value="CRO" calcext:value-type="string">
            <text:p>CRO</text:p>
          </table:table-cell>
          <table:table-cell table:style-name="ce18" table:formula="of:=['file:///D:/cglocal/sync/cg01/Prod/A431_Avicca_gracev2/060_Prod/mission2/GraceTHD-MCD/sources/gracethd-mcd-v2beta2b.ods'#$Valeurs.$F$368]" office:value-type="string" office:string-value="CROCHET" calcext:value-type="string">
            <text:p>CROCHE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69]" office:value-type="string" office:string-value="l_ptech_nature" calcext:value-type="string">
            <text:p>l_ptech_nature</text:p>
          </table:table-cell>
          <table:table-cell table:style-name="ce18" table:formula="of:=['file:///D:/cglocal/sync/cg01/Prod/A431_Avicca_gracev2/060_Prod/mission2/GraceTHD-MCD/sources/gracethd-mcd-v2beta2b.ods'#$Valeurs.$E$369]" office:value-type="string" office:string-value="BAL" calcext:value-type="string">
            <text:p>BAL</text:p>
          </table:table-cell>
          <table:table-cell table:style-name="ce18" table:formula="of:=['file:///D:/cglocal/sync/cg01/Prod/A431_Avicca_gracev2/060_Prod/mission2/GraceTHD-MCD/sources/gracethd-mcd-v2beta2b.ods'#$Valeurs.$F$369]" office:value-type="string" office:string-value="BALCON" calcext:value-type="string">
            <text:p>BALC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70]" office:value-type="string" office:string-value="l_ptech_nature" calcext:value-type="string">
            <text:p>l_ptech_nature</text:p>
          </table:table-cell>
          <table:table-cell table:style-name="ce18" table:formula="of:=['file:///D:/cglocal/sync/cg01/Prod/A431_Avicca_gracev2/060_Prod/mission2/GraceTHD-MCD/sources/gracethd-mcd-v2beta2b.ods'#$Valeurs.$E$370]" office:value-type="string" office:string-value="FAI" calcext:value-type="string">
            <text:p>FAI</text:p>
          </table:table-cell>
          <table:table-cell table:style-name="ce18" table:formula="of:=['file:///D:/cglocal/sync/cg01/Prod/A431_Avicca_gracev2/060_Prod/mission2/GraceTHD-MCD/sources/gracethd-mcd-v2beta2b.ods'#$Valeurs.$F$370]" office:value-type="string" office:string-value="FAITIERE" calcext:value-type="string">
            <text:p>FAITIE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71]" office:value-type="string" office:string-value="l_ptech_nature" calcext:value-type="string">
            <text:p>l_ptech_nature</text:p>
          </table:table-cell>
          <table:table-cell table:style-name="ce18" table:formula="of:=['file:///D:/cglocal/sync/cg01/Prod/A431_Avicca_gracev2/060_Prod/mission2/GraceTHD-MCD/sources/gracethd-mcd-v2beta2b.ods'#$Valeurs.$E$371]" office:value-type="string" office:string-value="STR" calcext:value-type="string">
            <text:p>STR</text:p>
          </table:table-cell>
          <table:table-cell table:style-name="ce18" table:formula="of:=['file:///D:/cglocal/sync/cg01/Prod/A431_Avicca_gracev2/060_Prod/mission2/GraceTHD-MCD/sources/gracethd-mcd-v2beta2b.ods'#$Valeurs.$F$371]" office:value-type="string" office:string-value="SOUTERRAIN" calcext:value-type="string">
            <text:p>SOUTERRAI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72]" office:value-type="string" office:string-value="l_ptech_nature" calcext:value-type="string">
            <text:p>l_ptech_nature</text:p>
          </table:table-cell>
          <table:table-cell table:style-name="ce18" table:formula="of:=['file:///D:/cglocal/sync/cg01/Prod/A431_Avicca_gracev2/060_Prod/mission2/GraceTHD-MCD/sources/gracethd-mcd-v2beta2b.ods'#$Valeurs.$E$372]" office:value-type="string" office:string-value="SSO" calcext:value-type="string">
            <text:p>SSO</text:p>
          </table:table-cell>
          <table:table-cell table:style-name="ce18" table:formula="of:=['file:///D:/cglocal/sync/cg01/Prod/A431_Avicca_gracev2/060_Prod/mission2/GraceTHD-MCD/sources/gracethd-mcd-v2beta2b.ods'#$Valeurs.$F$372]" office:value-type="string" office:string-value="SOUS-SOL" calcext:value-type="string">
            <text:p>SOUS-SOL</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373]" office:value-type="string" office:string-value="l_ptech_nature" calcext:value-type="string">
            <text:p>l_ptech_nature</text:p>
          </table:table-cell>
          <table:table-cell table:style-name="ce18" table:formula="of:=['file:///D:/cglocal/sync/cg01/Prod/A431_Avicca_gracev2/060_Prod/mission2/GraceTHD-MCD/sources/gracethd-mcd-v2beta2b.ods'#$Valeurs.$E$373]" office:value-type="string" office:string-value="Y" calcext:value-type="string">
            <text:p>Y</text:p>
          </table:table-cell>
          <table:table-cell table:style-name="ce18" table:formula="of:=['file:///D:/cglocal/sync/cg01/Prod/A431_Avicca_gracev2/060_Prod/mission2/GraceTHD-MCD/sources/gracethd-mcd-v2beta2b.ods'#$Valeurs.$F$373]" office:value-type="string" office:string-value="SITE MANCHONNAGE Y" calcext:value-type="string">
            <text:p>SITE MANCHONNAGE Y</text:p>
          </table:table-cell>
          <table:table-cell table:style-name="ce18" table:formula="of:=['file:///D:/cglocal/sync/cg01/Prod/A431_Avicca_gracev2/060_Prod/mission2/GraceTHD-MCD/sources/gracethd-mcd-v2beta2b.ods'#$Valeurs.$G$373]" office:value-type="string" office:string-value="Fenêtre ouverture sur fourreaux existant pour mise en Y" calcext:value-type="string">
            <text:p>Fenêtre ouverture sur fourreaux existant pour mise en Y</text:p>
          </table:table-cell>
          <table:table-cell table:number-columns-repeated="1019"/>
        </table:table-row>
        <table:table-row table:style-name="ro1">
          <table:table-cell table:style-name="ce18" table:formula="of:=['file:///D:/cglocal/sync/cg01/Prod/A431_Avicca_gracev2/060_Prod/mission2/GraceTHD-MCD/sources/gracethd-mcd-v2beta2b.ods'#$Valeurs.$D$374]" office:value-type="string" office:string-value="l_ptech_nature" calcext:value-type="string">
            <text:p>l_ptech_nature</text:p>
          </table:table-cell>
          <table:table-cell table:style-name="ce18" table:formula="of:=['file:///D:/cglocal/sync/cg01/Prod/A431_Avicca_gracev2/060_Prod/mission2/GraceTHD-MCD/sources/gracethd-mcd-v2beta2b.ods'#$Valeurs.$E$374]" office:value-type="string" office:string-value="IND" calcext:value-type="string">
            <text:p>IND</text:p>
          </table:table-cell>
          <table:table-cell table:style-name="ce18" table:formula="of:=['file:///D:/cglocal/sync/cg01/Prod/A431_Avicca_gracev2/060_Prod/mission2/GraceTHD-MCD/sources/gracethd-mcd-v2beta2b.ods'#$Valeurs.$F$374]" office:value-type="string" office:string-value="INDETERMINE" calcext:value-type="string">
            <text:p>INDETERMIN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75]" office:value-type="string" office:string-value="l_ptech_type_log" calcext:value-type="string">
            <text:p>l_ptech_type_log</text:p>
          </table:table-cell>
          <table:table-cell table:style-name="ce18" table:formula="of:=['file:///D:/cglocal/sync/cg01/Prod/A431_Avicca_gracev2/060_Prod/mission2/GraceTHD-MCD/sources/gracethd-mcd-v2beta2b.ods'#$Valeurs.$E$375]" office:value-type="string" office:string-value="T" calcext:value-type="string">
            <text:p>T</text:p>
          </table:table-cell>
          <table:table-cell table:style-name="ce18" table:formula="of:=['file:///D:/cglocal/sync/cg01/Prod/A431_Avicca_gracev2/060_Prod/mission2/GraceTHD-MCD/sources/gracethd-mcd-v2beta2b.ods'#$Valeurs.$F$375]" office:value-type="string" office:string-value="TIRAGE" calcext:value-type="string">
            <text:p>TIRAG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76]" office:value-type="string" office:string-value="l_ptech_type_log" calcext:value-type="string">
            <text:p>l_ptech_type_log</text:p>
          </table:table-cell>
          <table:table-cell table:style-name="ce18" table:formula="of:=['file:///D:/cglocal/sync/cg01/Prod/A431_Avicca_gracev2/060_Prod/mission2/GraceTHD-MCD/sources/gracethd-mcd-v2beta2b.ods'#$Valeurs.$E$376]" office:value-type="string" office:string-value="R" calcext:value-type="string">
            <text:p>R</text:p>
          </table:table-cell>
          <table:table-cell table:style-name="ce18" table:formula="of:=['file:///D:/cglocal/sync/cg01/Prod/A431_Avicca_gracev2/060_Prod/mission2/GraceTHD-MCD/sources/gracethd-mcd-v2beta2b.ods'#$Valeurs.$F$376]" office:value-type="string" office:string-value="RACCORDEMENT" calcext:value-type="string">
            <text:p>RACCORDEMEN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77]" office:value-type="string" office:string-value="l_ptech_type_phy" calcext:value-type="string">
            <text:p>l_ptech_type_phy</text:p>
          </table:table-cell>
          <table:table-cell table:style-name="ce18" table:formula="of:=['file:///D:/cglocal/sync/cg01/Prod/A431_Avicca_gracev2/060_Prod/mission2/GraceTHD-MCD/sources/gracethd-mcd-v2beta2b.ods'#$Valeurs.$E$377]" office:value-type="string" office:string-value="A" calcext:value-type="string">
            <text:p>A</text:p>
          </table:table-cell>
          <table:table-cell table:style-name="ce18" table:formula="of:=['file:///D:/cglocal/sync/cg01/Prod/A431_Avicca_gracev2/060_Prod/mission2/GraceTHD-MCD/sources/gracethd-mcd-v2beta2b.ods'#$Valeurs.$F$377]" office:value-type="string" office:string-value="APPUI" calcext:value-type="string">
            <text:p>APPUI</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78]" office:value-type="string" office:string-value="l_ptech_type_phy" calcext:value-type="string">
            <text:p>l_ptech_type_phy</text:p>
          </table:table-cell>
          <table:table-cell table:style-name="ce18" table:formula="of:=['file:///D:/cglocal/sync/cg01/Prod/A431_Avicca_gracev2/060_Prod/mission2/GraceTHD-MCD/sources/gracethd-mcd-v2beta2b.ods'#$Valeurs.$E$378]" office:value-type="string" office:string-value="C" calcext:value-type="string">
            <text:p>C</text:p>
          </table:table-cell>
          <table:table-cell table:style-name="ce18" table:formula="of:=['file:///D:/cglocal/sync/cg01/Prod/A431_Avicca_gracev2/060_Prod/mission2/GraceTHD-MCD/sources/gracethd-mcd-v2beta2b.ods'#$Valeurs.$F$378]" office:value-type="string" office:string-value="CHAMBRE" calcext:value-type="string">
            <text:p>CHAMB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79]" office:value-type="string" office:string-value="l_ptech_type_phy" calcext:value-type="string">
            <text:p>l_ptech_type_phy</text:p>
          </table:table-cell>
          <table:table-cell table:style-name="ce18" table:formula="of:=['file:///D:/cglocal/sync/cg01/Prod/A431_Avicca_gracev2/060_Prod/mission2/GraceTHD-MCD/sources/gracethd-mcd-v2beta2b.ods'#$Valeurs.$E$379]" office:value-type="string" office:string-value="Z" calcext:value-type="string">
            <text:p>Z</text:p>
          </table:table-cell>
          <table:table-cell table:style-name="ce18" table:formula="of:=['file:///D:/cglocal/sync/cg01/Prod/A431_Avicca_gracev2/060_Prod/mission2/GraceTHD-MCD/sources/gracethd-mcd-v2beta2b.ods'#$Valeurs.$F$379]" office:value-type="string" office:string-value="AUTRE" calcext:value-type="string">
            <text:p>AUT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80]" office:value-type="string" office:string-value="l_qualite_info" calcext:value-type="string">
            <text:p>l_qualite_info</text:p>
          </table:table-cell>
          <table:table-cell table:style-name="ce18" table:formula="of:=['file:///D:/cglocal/sync/cg01/Prod/A431_Avicca_gracev2/060_Prod/mission2/GraceTHD-MCD/sources/gracethd-mcd-v2beta2b.ods'#$Valeurs.$E$380]" office:value-type="string" office:string-value="VA" calcext:value-type="string">
            <text:p>VA</text:p>
          </table:table-cell>
          <table:table-cell table:style-name="ce18" table:formula="of:=['file:///D:/cglocal/sync/cg01/Prod/A431_Avicca_gracev2/060_Prod/mission2/GraceTHD-MCD/sources/gracethd-mcd-v2beta2b.ods'#$Valeurs.$F$380]" office:value-type="string" office:string-value="VALIDE" calcext:value-type="string">
            <text:p>VALID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81]" office:value-type="string" office:string-value="l_qualite_info" calcext:value-type="string">
            <text:p>l_qualite_info</text:p>
          </table:table-cell>
          <table:table-cell table:style-name="ce18" table:formula="of:=['file:///D:/cglocal/sync/cg01/Prod/A431_Avicca_gracev2/060_Prod/mission2/GraceTHD-MCD/sources/gracethd-mcd-v2beta2b.ods'#$Valeurs.$E$381]" office:value-type="string" office:string-value="TH" calcext:value-type="string">
            <text:p>TH</text:p>
          </table:table-cell>
          <table:table-cell table:style-name="ce18" table:formula="of:=['file:///D:/cglocal/sync/cg01/Prod/A431_Avicca_gracev2/060_Prod/mission2/GraceTHD-MCD/sources/gracethd-mcd-v2beta2b.ods'#$Valeurs.$F$381]" office:value-type="string" office:string-value="THEORIQUE" calcext:value-type="string">
            <text:p>THEOR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82]" office:value-type="string" office:string-value="l_qualite_info" calcext:value-type="string">
            <text:p>l_qualite_info</text:p>
          </table:table-cell>
          <table:table-cell table:style-name="ce18" table:formula="of:=['file:///D:/cglocal/sync/cg01/Prod/A431_Avicca_gracev2/060_Prod/mission2/GraceTHD-MCD/sources/gracethd-mcd-v2beta2b.ods'#$Valeurs.$E$382]" office:value-type="string" office:string-value="NC" calcext:value-type="string">
            <text:p>NC</text:p>
          </table:table-cell>
          <table:table-cell table:style-name="ce18" table:formula="of:=['file:///D:/cglocal/sync/cg01/Prod/A431_Avicca_gracev2/060_Prod/mission2/GraceTHD-MCD/sources/gracethd-mcd-v2beta2b.ods'#$Valeurs.$F$382]" office:value-type="string" office:string-value="NON COMMUNIQUE" calcext:value-type="string">
            <text:p>NON COMMU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83]" office:value-type="string" office:string-value="l_reference_etat" calcext:value-type="string">
            <text:p>l_reference_etat</text:p>
          </table:table-cell>
          <table:table-cell table:style-name="ce18" table:formula="of:=['file:///D:/cglocal/sync/cg01/Prod/A431_Avicca_gracev2/060_Prod/mission2/GraceTHD-MCD/sources/gracethd-mcd-v2beta2b.ods'#$Valeurs.$E$383]" office:value-type="string" office:string-value="A" calcext:value-type="string">
            <text:p>A</text:p>
          </table:table-cell>
          <table:table-cell table:style-name="ce18" table:formula="of:=['file:///D:/cglocal/sync/cg01/Prod/A431_Avicca_gracev2/060_Prod/mission2/GraceTHD-MCD/sources/gracethd-mcd-v2beta2b.ods'#$Valeurs.$F$383]" office:value-type="string" office:string-value="ACTIVE" calcext:value-type="string">
            <text:p>ACTIV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84]" office:value-type="string" office:string-value="l_reference_etat" calcext:value-type="string">
            <text:p>l_reference_etat</text:p>
          </table:table-cell>
          <table:table-cell table:style-name="ce18" table:formula="of:=['file:///D:/cglocal/sync/cg01/Prod/A431_Avicca_gracev2/060_Prod/mission2/GraceTHD-MCD/sources/gracethd-mcd-v2beta2b.ods'#$Valeurs.$E$384]" office:value-type="string" office:string-value="N" calcext:value-type="string">
            <text:p>N</text:p>
          </table:table-cell>
          <table:table-cell table:style-name="ce18" table:formula="of:=['file:///D:/cglocal/sync/cg01/Prod/A431_Avicca_gracev2/060_Prod/mission2/GraceTHD-MCD/sources/gracethd-mcd-v2beta2b.ods'#$Valeurs.$F$384]" office:value-type="string" office:string-value="NON DISPONIBLE" calcext:value-type="string">
            <text:p>NON DISPONIBL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85]" office:value-type="string" office:string-value="l_reference_type" calcext:value-type="string">
            <text:p>l_reference_type</text:p>
          </table:table-cell>
          <table:table-cell table:style-name="ce18" table:formula="of:=['file:///D:/cglocal/sync/cg01/Prod/A431_Avicca_gracev2/060_Prod/mission2/GraceTHD-MCD/sources/gracethd-mcd-v2beta2b.ods'#$Valeurs.$E$385]" office:value-type="string" office:string-value="BA" calcext:value-type="string">
            <text:p>BA</text:p>
          </table:table-cell>
          <table:table-cell table:style-name="ce18" table:formula="of:=['file:///D:/cglocal/sync/cg01/Prod/A431_Avicca_gracev2/060_Prod/mission2/GraceTHD-MCD/sources/gracethd-mcd-v2beta2b.ods'#$Valeurs.$F$385]" office:value-type="string" office:string-value="BAIE" calcext:value-type="string">
            <text:p>BAI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86]" office:value-type="string" office:string-value="l_reference_type" calcext:value-type="string">
            <text:p>l_reference_type</text:p>
          </table:table-cell>
          <table:table-cell table:style-name="ce18" table:formula="of:=['file:///D:/cglocal/sync/cg01/Prod/A431_Avicca_gracev2/060_Prod/mission2/GraceTHD-MCD/sources/gracethd-mcd-v2beta2b.ods'#$Valeurs.$E$386]" office:value-type="string" office:string-value="BP" calcext:value-type="string">
            <text:p>BP</text:p>
          </table:table-cell>
          <table:table-cell table:style-name="ce18" table:formula="of:=['file:///D:/cglocal/sync/cg01/Prod/A431_Avicca_gracev2/060_Prod/mission2/GraceTHD-MCD/sources/gracethd-mcd-v2beta2b.ods'#$Valeurs.$F$386]" office:value-type="string" office:string-value="BPE" calcext:value-type="string">
            <text:p>BP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87]" office:value-type="string" office:string-value="l_reference_type" calcext:value-type="string">
            <text:p>l_reference_type</text:p>
          </table:table-cell>
          <table:table-cell table:style-name="ce18" table:formula="of:=['file:///D:/cglocal/sync/cg01/Prod/A431_Avicca_gracev2/060_Prod/mission2/GraceTHD-MCD/sources/gracethd-mcd-v2beta2b.ods'#$Valeurs.$E$387]" office:value-type="string" office:string-value="CA" calcext:value-type="string">
            <text:p>CA</text:p>
          </table:table-cell>
          <table:table-cell table:style-name="ce18" table:formula="of:=['file:///D:/cglocal/sync/cg01/Prod/A431_Avicca_gracev2/060_Prod/mission2/GraceTHD-MCD/sources/gracethd-mcd-v2beta2b.ods'#$Valeurs.$F$387]" office:value-type="string" office:string-value="CABLE" calcext:value-type="string">
            <text:p>CABL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88]" office:value-type="string" office:string-value="l_reference_type" calcext:value-type="string">
            <text:p>l_reference_type</text:p>
          </table:table-cell>
          <table:table-cell table:style-name="ce18" table:formula="of:=['file:///D:/cglocal/sync/cg01/Prod/A431_Avicca_gracev2/060_Prod/mission2/GraceTHD-MCD/sources/gracethd-mcd-v2beta2b.ods'#$Valeurs.$E$388]" office:value-type="string" office:string-value="CS" calcext:value-type="string">
            <text:p>CS</text:p>
          </table:table-cell>
          <table:table-cell table:style-name="ce18" table:formula="of:=['file:///D:/cglocal/sync/cg01/Prod/A431_Avicca_gracev2/060_Prod/mission2/GraceTHD-MCD/sources/gracethd-mcd-v2beta2b.ods'#$Valeurs.$F$388]" office:value-type="string" office:string-value="CASSETTE" calcext:value-type="string">
            <text:p>CASSETT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89]" office:value-type="string" office:string-value="l_reference_type" calcext:value-type="string">
            <text:p>l_reference_type</text:p>
          </table:table-cell>
          <table:table-cell table:style-name="ce18" table:formula="of:=['file:///D:/cglocal/sync/cg01/Prod/A431_Avicca_gracev2/060_Prod/mission2/GraceTHD-MCD/sources/gracethd-mcd-v2beta2b.ods'#$Valeurs.$E$389]" office:value-type="string" office:string-value="EQ" calcext:value-type="string">
            <text:p>EQ</text:p>
          </table:table-cell>
          <table:table-cell table:style-name="ce18" table:formula="of:=['file:///D:/cglocal/sync/cg01/Prod/A431_Avicca_gracev2/060_Prod/mission2/GraceTHD-MCD/sources/gracethd-mcd-v2beta2b.ods'#$Valeurs.$F$389]" office:value-type="string" office:string-value="EQUIPEMENT" calcext:value-type="string">
            <text:p>EQUIPEMEN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90]" office:value-type="string" office:string-value="l_reference_type" calcext:value-type="string">
            <text:p>l_reference_type</text:p>
          </table:table-cell>
          <table:table-cell table:style-name="ce18" table:formula="of:=['file:///D:/cglocal/sync/cg01/Prod/A431_Avicca_gracev2/060_Prod/mission2/GraceTHD-MCD/sources/gracethd-mcd-v2beta2b.ods'#$Valeurs.$E$390]" office:value-type="string" office:string-value="PT" calcext:value-type="string">
            <text:p>PT</text:p>
          </table:table-cell>
          <table:table-cell table:style-name="ce18" table:formula="of:=['file:///D:/cglocal/sync/cg01/Prod/A431_Avicca_gracev2/060_Prod/mission2/GraceTHD-MCD/sources/gracethd-mcd-v2beta2b.ods'#$Valeurs.$F$390]" office:value-type="string" office:string-value="POINT TECHNIQUE" calcext:value-type="string">
            <text:p>POINT TECH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91]" office:value-type="string" office:string-value="l_reference_type" calcext:value-type="string">
            <text:p>l_reference_type</text:p>
          </table:table-cell>
          <table:table-cell table:style-name="ce18" table:formula="of:=['file:///D:/cglocal/sync/cg01/Prod/A431_Avicca_gracev2/060_Prod/mission2/GraceTHD-MCD/sources/gracethd-mcd-v2beta2b.ods'#$Valeurs.$E$391]" office:value-type="string" office:string-value="TI" calcext:value-type="string">
            <text:p>TI</text:p>
          </table:table-cell>
          <table:table-cell table:style-name="ce18" table:formula="of:=['file:///D:/cglocal/sync/cg01/Prod/A431_Avicca_gracev2/060_Prod/mission2/GraceTHD-MCD/sources/gracethd-mcd-v2beta2b.ods'#$Valeurs.$F$391]" office:value-type="string" office:string-value="TIROIR" calcext:value-type="string">
            <text:p>TIROIR</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92]" office:value-type="string" office:string-value="l_site_emission_type" calcext:value-type="string">
            <text:p>l_site_emission_type</text:p>
          </table:table-cell>
          <table:table-cell table:style-name="ce18" table:formula="of:=['file:///D:/cglocal/sync/cg01/Prod/A431_Avicca_gracev2/060_Prod/mission2/GraceTHD-MCD/sources/gracethd-mcd-v2beta2b.ods'#$Valeurs.$E$392]" office:value-type="string" office:string-value="RADIO" calcext:value-type="string">
            <text:p>RADIO</text:p>
          </table:table-cell>
          <table:table-cell table:style-name="ce18" table:formula="of:=['file:///D:/cglocal/sync/cg01/Prod/A431_Avicca_gracev2/060_Prod/mission2/GraceTHD-MCD/sources/gracethd-mcd-v2beta2b.ods'#$Valeurs.$F$392]" office:value-type="string" office:string-value="RADIODIFFUSION" calcext:value-type="string">
            <text:p>RADIODIFFUSI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93]" office:value-type="string" office:string-value="l_site_emission_type" calcext:value-type="string">
            <text:p>l_site_emission_type</text:p>
          </table:table-cell>
          <table:table-cell table:style-name="ce18" table:formula="of:=['file:///D:/cglocal/sync/cg01/Prod/A431_Avicca_gracev2/060_Prod/mission2/GraceTHD-MCD/sources/gracethd-mcd-v2beta2b.ods'#$Valeurs.$E$393]" office:value-type="string" office:string-value="TEL" calcext:value-type="string">
            <text:p>TEL</text:p>
          </table:table-cell>
          <table:table-cell table:style-name="ce18" table:formula="of:=['file:///D:/cglocal/sync/cg01/Prod/A431_Avicca_gracev2/060_Prod/mission2/GraceTHD-MCD/sources/gracethd-mcd-v2beta2b.ods'#$Valeurs.$F$393]" office:value-type="string" office:string-value="RADIO TELEPHONIE" calcext:value-type="string">
            <text:p>RADIO TELEPHONI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94]" office:value-type="string" office:string-value="l_site_emission_type" calcext:value-type="string">
            <text:p>l_site_emission_type</text:p>
          </table:table-cell>
          <table:table-cell table:style-name="ce18" table:formula="of:=['file:///D:/cglocal/sync/cg01/Prod/A431_Avicca_gracev2/060_Prod/mission2/GraceTHD-MCD/sources/gracethd-mcd-v2beta2b.ods'#$Valeurs.$E$394]" office:value-type="string" office:string-value="BLR" calcext:value-type="string">
            <text:p>BLR</text:p>
          </table:table-cell>
          <table:table-cell table:style-name="ce18" table:formula="of:=['file:///D:/cglocal/sync/cg01/Prod/A431_Avicca_gracev2/060_Prod/mission2/GraceTHD-MCD/sources/gracethd-mcd-v2beta2b.ods'#$Valeurs.$F$394]" office:value-type="string" office:string-value="BOUCLE LOCALE RADIO" calcext:value-type="string">
            <text:p>BOUCLE LOCALE RADI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95]" office:value-type="string" office:string-value="l_site_emission_type" calcext:value-type="string">
            <text:p>l_site_emission_type</text:p>
          </table:table-cell>
          <table:table-cell table:style-name="ce18" table:formula="of:=['file:///D:/cglocal/sync/cg01/Prod/A431_Avicca_gracev2/060_Prod/mission2/GraceTHD-MCD/sources/gracethd-mcd-v2beta2b.ods'#$Valeurs.$E$395]" office:value-type="string" office:string-value="FH" calcext:value-type="string">
            <text:p>FH</text:p>
          </table:table-cell>
          <table:table-cell table:style-name="ce18" table:formula="of:=['file:///D:/cglocal/sync/cg01/Prod/A431_Avicca_gracev2/060_Prod/mission2/GraceTHD-MCD/sources/gracethd-mcd-v2beta2b.ods'#$Valeurs.$F$395]" office:value-type="string" office:string-value="FAISCEAU HERTZIEN" calcext:value-type="string">
            <text:p>FAISCEAU HERTZIE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96]" office:value-type="string" office:string-value="l_site_emission_type" calcext:value-type="string">
            <text:p>l_site_emission_type</text:p>
          </table:table-cell>
          <table:table-cell table:style-name="ce18" table:formula="of:=['file:///D:/cglocal/sync/cg01/Prod/A431_Avicca_gracev2/060_Prod/mission2/GraceTHD-MCD/sources/gracethd-mcd-v2beta2b.ods'#$Valeurs.$E$396]" office:value-type="string" office:string-value="WIFI" calcext:value-type="string">
            <text:p>WIFI</text:p>
          </table:table-cell>
          <table:table-cell table:style-name="ce18" table:formula="of:=['file:///D:/cglocal/sync/cg01/Prod/A431_Avicca_gracev2/060_Prod/mission2/GraceTHD-MCD/sources/gracethd-mcd-v2beta2b.ods'#$Valeurs.$F$396]" office:value-type="string" office:string-value="WIFI" calcext:value-type="string">
            <text:p>WIFI</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97]" office:value-type="string" office:string-value="l_site_emission_type" calcext:value-type="string">
            <text:p>l_site_emission_type</text:p>
          </table:table-cell>
          <table:table-cell table:style-name="ce18" table:formula="of:=['file:///D:/cglocal/sync/cg01/Prod/A431_Avicca_gracev2/060_Prod/mission2/GraceTHD-MCD/sources/gracethd-mcd-v2beta2b.ods'#$Valeurs.$E$397]" office:value-type="string" office:string-value="WIMAX" calcext:value-type="string">
            <text:p>WIMAX</text:p>
          </table:table-cell>
          <table:table-cell table:style-name="ce18" table:formula="of:=['file:///D:/cglocal/sync/cg01/Prod/A431_Avicca_gracev2/060_Prod/mission2/GraceTHD-MCD/sources/gracethd-mcd-v2beta2b.ods'#$Valeurs.$F$397]" office:value-type="string" office:string-value="WIMAX" calcext:value-type="string">
            <text:p>WIMAX</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398]" office:value-type="string" office:string-value="l_site_type_log" calcext:value-type="string">
            <text:p>l_site_type_log</text:p>
          </table:table-cell>
          <table:table-cell table:style-name="ce18" table:formula="of:=['file:///D:/cglocal/sync/cg01/Prod/A431_Avicca_gracev2/060_Prod/mission2/GraceTHD-MCD/sources/gracethd-mcd-v2beta2b.ods'#$Valeurs.$E$398]" office:value-type="string" office:string-value="NRA" calcext:value-type="string">
            <text:p>NRA</text:p>
          </table:table-cell>
          <table:table-cell table:style-name="ce18" table:formula="of:=['file:///D:/cglocal/sync/cg01/Prod/A431_Avicca_gracev2/060_Prod/mission2/GraceTHD-MCD/sources/gracethd-mcd-v2beta2b.ods'#$Valeurs.$F$398]" office:value-type="string" office:string-value="NŒUD RACCORDEMENT D ABONNES" calcext:value-type="string">
            <text:p>NŒUD RACCORDEMENT D ABONNES</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399]" office:value-type="string" office:string-value="l_site_type_log" calcext:value-type="string">
            <text:p>l_site_type_log</text:p>
          </table:table-cell>
          <table:table-cell table:style-name="ce18" table:formula="of:=['file:///D:/cglocal/sync/cg01/Prod/A431_Avicca_gracev2/060_Prod/mission2/GraceTHD-MCD/sources/gracethd-mcd-v2beta2b.ods'#$Valeurs.$E$399]" office:value-type="string" office:string-value="NRAHD" calcext:value-type="string">
            <text:p>NRAHD</text:p>
          </table:table-cell>
          <table:table-cell table:style-name="ce18" table:formula="of:=['file:///D:/cglocal/sync/cg01/Prod/A431_Avicca_gracev2/060_Prod/mission2/GraceTHD-MCD/sources/gracethd-mcd-v2beta2b.ods'#$Valeurs.$F$399]" office:value-type="string" office:string-value="NŒUD RACCORDEMENT D ABONNES - HAUT DEBIT" calcext:value-type="string">
            <text:p>NŒUD RACCORDEMENT D ABONNES - HAUT DEBIT</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400]" office:value-type="string" office:string-value="l_site_type_log" calcext:value-type="string">
            <text:p>l_site_type_log</text:p>
          </table:table-cell>
          <table:table-cell table:style-name="ce18" table:formula="of:=['file:///D:/cglocal/sync/cg01/Prod/A431_Avicca_gracev2/060_Prod/mission2/GraceTHD-MCD/sources/gracethd-mcd-v2beta2b.ods'#$Valeurs.$E$400]" office:value-type="string" office:string-value="NRAMED" calcext:value-type="string">
            <text:p>NRAMED</text:p>
          </table:table-cell>
          <table:table-cell table:style-name="ce18" table:formula="of:=['file:///D:/cglocal/sync/cg01/Prod/A431_Avicca_gracev2/060_Prod/mission2/GraceTHD-MCD/sources/gracethd-mcd-v2beta2b.ods'#$Valeurs.$F$400]" office:value-type="string" office:string-value="NŒUD RACCORDEMENT D ABONNES - MONTEE EN DEBIT" calcext:value-type="string">
            <text:p>NŒUD RACCORDEMENT D ABONNES - MONTEE EN DEBIT</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401]" office:value-type="string" office:string-value="l_site_type_log" calcext:value-type="string">
            <text:p>l_site_type_log</text:p>
          </table:table-cell>
          <table:table-cell table:style-name="ce18" table:formula="of:=['file:///D:/cglocal/sync/cg01/Prod/A431_Avicca_gracev2/060_Prod/mission2/GraceTHD-MCD/sources/gracethd-mcd-v2beta2b.ods'#$Valeurs.$E$401]" office:value-type="string" office:string-value="NRAZO" calcext:value-type="string">
            <text:p>NRAZO</text:p>
          </table:table-cell>
          <table:table-cell table:style-name="ce18" table:formula="of:=['file:///D:/cglocal/sync/cg01/Prod/A431_Avicca_gracev2/060_Prod/mission2/GraceTHD-MCD/sources/gracethd-mcd-v2beta2b.ods'#$Valeurs.$F$401]" office:value-type="string" office:string-value="NŒUD RACCORDEMENT D ABONNES - ZONE D OMBRE" calcext:value-type="string">
            <text:p>NŒUD RACCORDEMENT D ABONNES - ZONE D OMB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02]" office:value-type="string" office:string-value="l_site_type_log" calcext:value-type="string">
            <text:p>l_site_type_log</text:p>
          </table:table-cell>
          <table:table-cell table:style-name="ce18" table:formula="of:=['file:///D:/cglocal/sync/cg01/Prod/A431_Avicca_gracev2/060_Prod/mission2/GraceTHD-MCD/sources/gracethd-mcd-v2beta2b.ods'#$Valeurs.$E$402]" office:value-type="string" office:string-value="SRP" calcext:value-type="string">
            <text:p>SRP</text:p>
          </table:table-cell>
          <table:table-cell table:style-name="ce18" table:formula="of:=['file:///D:/cglocal/sync/cg01/Prod/A431_Avicca_gracev2/060_Prod/mission2/GraceTHD-MCD/sources/gracethd-mcd-v2beta2b.ods'#$Valeurs.$F$402]" office:value-type="string" office:string-value="SOUS-REPARTITEUR CUIVRE PRIMAIRE" calcext:value-type="string">
            <text:p>SOUS-REPARTITEUR CUIVRE PRIMAI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03]" office:value-type="string" office:string-value="l_site_type_log" calcext:value-type="string">
            <text:p>l_site_type_log</text:p>
          </table:table-cell>
          <table:table-cell table:style-name="ce18" table:formula="of:=['file:///D:/cglocal/sync/cg01/Prod/A431_Avicca_gracev2/060_Prod/mission2/GraceTHD-MCD/sources/gracethd-mcd-v2beta2b.ods'#$Valeurs.$E$403]" office:value-type="string" office:string-value="SRS" calcext:value-type="string">
            <text:p>SRS</text:p>
          </table:table-cell>
          <table:table-cell table:style-name="ce18" table:formula="of:=['file:///D:/cglocal/sync/cg01/Prod/A431_Avicca_gracev2/060_Prod/mission2/GraceTHD-MCD/sources/gracethd-mcd-v2beta2b.ods'#$Valeurs.$F$403]" office:value-type="string" office:string-value="SOUS-REPARTITEUR CUIVRE SECONDAIRE" calcext:value-type="string">
            <text:p>SOUS-REPARTITEUR CUIVRE SECONDAI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04]" office:value-type="string" office:string-value="l_site_type_log" calcext:value-type="string">
            <text:p>l_site_type_log</text:p>
          </table:table-cell>
          <table:table-cell table:style-name="ce18" table:formula="of:=['file:///D:/cglocal/sync/cg01/Prod/A431_Avicca_gracev2/060_Prod/mission2/GraceTHD-MCD/sources/gracethd-mcd-v2beta2b.ods'#$Valeurs.$E$404]" office:value-type="string" office:string-value="SRT" calcext:value-type="string">
            <text:p>SRT</text:p>
          </table:table-cell>
          <table:table-cell table:style-name="ce18" table:formula="of:=['file:///D:/cglocal/sync/cg01/Prod/A431_Avicca_gracev2/060_Prod/mission2/GraceTHD-MCD/sources/gracethd-mcd-v2beta2b.ods'#$Valeurs.$F$404]" office:value-type="string" office:string-value="SOUS-REPARTITEUR CUIVRE TERTIAIRE" calcext:value-type="string">
            <text:p>SOUS-REPARTITEUR CUIVRE TERTIAIR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05]" office:value-type="string" office:string-value="l_site_type_log" calcext:value-type="string">
            <text:p>l_site_type_log</text:p>
          </table:table-cell>
          <table:table-cell table:style-name="ce18" table:formula="of:=['file:///D:/cglocal/sync/cg01/Prod/A431_Avicca_gracev2/060_Prod/mission2/GraceTHD-MCD/sources/gracethd-mcd-v2beta2b.ods'#$Valeurs.$E$405]" office:value-type="string" office:string-value="NRO" calcext:value-type="string">
            <text:p>NRO</text:p>
          </table:table-cell>
          <table:table-cell table:style-name="ce18" table:formula="of:=['file:///D:/cglocal/sync/cg01/Prod/A431_Avicca_gracev2/060_Prod/mission2/GraceTHD-MCD/sources/gracethd-mcd-v2beta2b.ods'#$Valeurs.$F$405]" office:value-type="string" office:string-value="NŒUD RACCORDEMENT OPTIQUE" calcext:value-type="string">
            <text:p>NŒUD RACCORDEMENT OPT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06]" office:value-type="string" office:string-value="l_site_type_log" calcext:value-type="string">
            <text:p>l_site_type_log</text:p>
          </table:table-cell>
          <table:table-cell table:style-name="ce18" table:formula="of:=['file:///D:/cglocal/sync/cg01/Prod/A431_Avicca_gracev2/060_Prod/mission2/GraceTHD-MCD/sources/gracethd-mcd-v2beta2b.ods'#$Valeurs.$E$406]" office:value-type="string" office:string-value="SRO" calcext:value-type="string">
            <text:p>SRO</text:p>
          </table:table-cell>
          <table:table-cell table:style-name="ce18" table:formula="of:=['file:///D:/cglocal/sync/cg01/Prod/A431_Avicca_gracev2/060_Prod/mission2/GraceTHD-MCD/sources/gracethd-mcd-v2beta2b.ods'#$Valeurs.$F$406]" office:value-type="string" office:string-value="SOUS-REPARTITEUR OPTIQUE" calcext:value-type="string">
            <text:p>SOUS-REPARTITEUR OPTIQUE</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407]" office:value-type="string" office:string-value="l_site_type_log" calcext:value-type="string">
            <text:p>l_site_type_log</text:p>
          </table:table-cell>
          <table:table-cell table:style-name="ce18" table:formula="of:=['file:///D:/cglocal/sync/cg01/Prod/A431_Avicca_gracev2/060_Prod/mission2/GraceTHD-MCD/sources/gracethd-mcd-v2beta2b.ods'#$Valeurs.$E$407]" office:value-type="string" office:string-value="BRASSAGE" calcext:value-type="string">
            <text:p>BRASSAGE</text:p>
          </table:table-cell>
          <table:table-cell table:style-name="ce18" table:formula="of:=['file:///D:/cglocal/sync/cg01/Prod/A431_Avicca_gracev2/060_Prod/mission2/GraceTHD-MCD/sources/gracethd-mcd-v2beta2b.ods'#$Valeurs.$F$407]" office:value-type="string" office:string-value="SITE DE BRASSAGE" calcext:value-type="string">
            <text:p>SITE DE BRASSAGE</text:p>
          </table:table-cell>
          <table:table-cell table:style-name="ce18" table:formula="of:=['file:///D:/cglocal/sync/cg01/Prod/A431_Avicca_gracev2/060_Prod/mission2/GraceTHD-MCD/sources/gracethd-mcd-v2beta2b.ods'#$Valeurs.$G$407]" office:value-type="string" office:string-value="Site non prevu pour heberger des equipements actifs (surtout longue distance)" calcext:value-type="string">
            <text:p>Site non prevu pour heberger des equipements actifs (surtout longue distance)</text:p>
          </table:table-cell>
          <table:table-cell table:number-columns-repeated="1019"/>
        </table:table-row>
        <table:table-row table:style-name="ro3">
          <table:table-cell table:style-name="ce18" table:formula="of:=['file:///D:/cglocal/sync/cg01/Prod/A431_Avicca_gracev2/060_Prod/mission2/GraceTHD-MCD/sources/gracethd-mcd-v2beta2b.ods'#$Valeurs.$D$408]" office:value-type="string" office:string-value="l_site_type_log" calcext:value-type="string">
            <text:p>l_site_type_log</text:p>
          </table:table-cell>
          <table:table-cell table:style-name="ce18" table:formula="of:=['file:///D:/cglocal/sync/cg01/Prod/A431_Avicca_gracev2/060_Prod/mission2/GraceTHD-MCD/sources/gracethd-mcd-v2beta2b.ods'#$Valeurs.$E$408]" office:value-type="string" office:string-value="CLIENT" calcext:value-type="string">
            <text:p>CLIENT</text:p>
          </table:table-cell>
          <table:table-cell table:style-name="ce18" table:formula="of:=['file:///D:/cglocal/sync/cg01/Prod/A431_Avicca_gracev2/060_Prod/mission2/GraceTHD-MCD/sources/gracethd-mcd-v2beta2b.ods'#$Valeurs.$F$408]" office:value-type="string" office:string-value="SITE CLIENT" calcext:value-type="string">
            <text:p>SITE CLIENT</text:p>
          </table:table-cell>
          <table:table-cell table:style-name="ce18" table:formula="of:=['file:///D:/cglocal/sync/cg01/Prod/A431_Avicca_gracev2/060_Prod/mission2/GraceTHD-MCD/sources/gracethd-mcd-v2beta2b.ods'#$Valeurs.$G$408]" office:value-type="string" office:string-value="Site entreprise ou administration qui n est pas un site utilisateur final (SUF). " calcext:value-type="string">
            <text:p>Site entreprise ou administration qui n est pas un site utilisateur final (SUF). </text:p>
          </table:table-cell>
          <table:table-cell table:number-columns-repeated="1019"/>
        </table:table-row>
        <table:table-row table:style-name="ro3">
          <table:table-cell table:style-name="ce18" table:formula="of:=['file:///D:/cglocal/sync/cg01/Prod/A431_Avicca_gracev2/060_Prod/mission2/GraceTHD-MCD/sources/gracethd-mcd-v2beta2b.ods'#$Valeurs.$D$409]" office:value-type="string" office:string-value="l_site_type_log" calcext:value-type="string">
            <text:p>l_site_type_log</text:p>
          </table:table-cell>
          <table:table-cell table:style-name="ce18" table:formula="of:=['file:///D:/cglocal/sync/cg01/Prod/A431_Avicca_gracev2/060_Prod/mission2/GraceTHD-MCD/sources/gracethd-mcd-v2beta2b.ods'#$Valeurs.$E$409]" office:value-type="string" office:string-value="HEBERG" calcext:value-type="string">
            <text:p>HEBERG</text:p>
          </table:table-cell>
          <table:table-cell table:style-name="ce18" table:formula="of:=['file:///D:/cglocal/sync/cg01/Prod/A431_Avicca_gracev2/060_Prod/mission2/GraceTHD-MCD/sources/gracethd-mcd-v2beta2b.ods'#$Valeurs.$F$409]" office:value-type="string" office:string-value="SITE HEBERGEMENT" calcext:value-type="string">
            <text:p>SITE HEBERGEMENT</text:p>
          </table:table-cell>
          <table:table-cell table:style-name="ce18" table:formula="of:=['file:///D:/cglocal/sync/cg01/Prod/A431_Avicca_gracev2/060_Prod/mission2/GraceTHD-MCD/sources/gracethd-mcd-v2beta2b.ods'#$Valeurs.$G$409]" office:value-type="string" office:string-value="Site d hebergement d equipements actifs qui n est pas un NRO (hors architecture FTTH). " calcext:value-type="string">
            <text:p>Site d hebergement d equipements actifs qui n est pas un NRO (hors architecture FTTH). </text:p>
          </table:table-cell>
          <table:table-cell table:number-columns-repeated="1019"/>
        </table:table-row>
        <table:table-row table:style-name="ro1">
          <table:table-cell table:style-name="ce18" table:formula="of:=['file:///D:/cglocal/sync/cg01/Prod/A431_Avicca_gracev2/060_Prod/mission2/GraceTHD-MCD/sources/gracethd-mcd-v2beta2b.ods'#$Valeurs.$D$410]" office:value-type="string" office:string-value="l_site_type_phy" calcext:value-type="string">
            <text:p>l_site_type_phy</text:p>
          </table:table-cell>
          <table:table-cell table:style-name="ce18" table:formula="of:=['file:///D:/cglocal/sync/cg01/Prod/A431_Avicca_gracev2/060_Prod/mission2/GraceTHD-MCD/sources/gracethd-mcd-v2beta2b.ods'#$Valeurs.$E$410]" office:value-type="string" office:string-value="ADR" calcext:value-type="string">
            <text:p>ADR</text:p>
          </table:table-cell>
          <table:table-cell table:style-name="ce18" table:formula="of:=['file:///D:/cglocal/sync/cg01/Prod/A431_Avicca_gracev2/060_Prod/mission2/GraceTHD-MCD/sources/gracethd-mcd-v2beta2b.ods'#$Valeurs.$F$410]" office:value-type="string" office:string-value="ARMOIRE DE RUE" calcext:value-type="string">
            <text:p>ARMOIRE DE R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11]" office:value-type="string" office:string-value="l_site_type_phy" calcext:value-type="string">
            <text:p>l_site_type_phy</text:p>
          </table:table-cell>
          <table:table-cell table:style-name="ce18" table:formula="of:=['file:///D:/cglocal/sync/cg01/Prod/A431_Avicca_gracev2/060_Prod/mission2/GraceTHD-MCD/sources/gracethd-mcd-v2beta2b.ods'#$Valeurs.$E$411]" office:value-type="string" office:string-value="BAT" calcext:value-type="string">
            <text:p>BAT</text:p>
          </table:table-cell>
          <table:table-cell table:style-name="ce18" table:formula="of:=['file:///D:/cglocal/sync/cg01/Prod/A431_Avicca_gracev2/060_Prod/mission2/GraceTHD-MCD/sources/gracethd-mcd-v2beta2b.ods'#$Valeurs.$F$411]" office:value-type="string" office:string-value="BATIMENT" calcext:value-type="string">
            <text:p>BATIMENT</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12]" office:value-type="string" office:string-value="l_site_type_phy" calcext:value-type="string">
            <text:p>l_site_type_phy</text:p>
          </table:table-cell>
          <table:table-cell table:style-name="ce18" table:formula="of:=['file:///D:/cglocal/sync/cg01/Prod/A431_Avicca_gracev2/060_Prod/mission2/GraceTHD-MCD/sources/gracethd-mcd-v2beta2b.ods'#$Valeurs.$E$412]" office:value-type="string" office:string-value="SHE" calcext:value-type="string">
            <text:p>SHE</text:p>
          </table:table-cell>
          <table:table-cell table:style-name="ce18" table:formula="of:=['file:///D:/cglocal/sync/cg01/Prod/A431_Avicca_gracev2/060_Prod/mission2/GraceTHD-MCD/sources/gracethd-mcd-v2beta2b.ods'#$Valeurs.$F$412]" office:value-type="string" office:string-value="SHELTER" calcext:value-type="string">
            <text:p>SHELTER</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13]" office:value-type="string" office:string-value="l_sro_etat" calcext:value-type="string">
            <text:p>l_sro_etat</text:p>
          </table:table-cell>
          <table:table-cell table:style-name="ce18" table:formula="of:=['file:///D:/cglocal/sync/cg01/Prod/A431_Avicca_gracev2/060_Prod/mission2/GraceTHD-MCD/sources/gracethd-mcd-v2beta2b.ods'#$Valeurs.$E$413]" office:value-type="string" office:string-value="PL" calcext:value-type="string">
            <text:p>PL</text:p>
          </table:table-cell>
          <table:table-cell table:style-name="ce18" table:formula="of:=['file:///D:/cglocal/sync/cg01/Prod/A431_Avicca_gracev2/060_Prod/mission2/GraceTHD-MCD/sources/gracethd-mcd-v2beta2b.ods'#$Valeurs.$F$413]" office:value-type="string" office:string-value="PLANIFIE" calcext:value-type="string">
            <text:p>PLANIFIE</text:p>
          </table:table-cell>
          <table:table-cell table:style-name="ce18"/>
          <table:table-cell table:number-columns-repeated="1019"/>
        </table:table-row>
        <table:table-row table:style-name="ro12">
          <table:table-cell table:style-name="ce18" table:formula="of:=['file:///D:/cglocal/sync/cg01/Prod/A431_Avicca_gracev2/060_Prod/mission2/GraceTHD-MCD/sources/gracethd-mcd-v2beta2b.ods'#$Valeurs.$D$414]" office:value-type="string" office:string-value="l_sro_etat" calcext:value-type="string">
            <text:p>l_sro_etat</text:p>
          </table:table-cell>
          <table:table-cell table:style-name="ce18" table:formula="of:=['file:///D:/cglocal/sync/cg01/Prod/A431_Avicca_gracev2/060_Prod/mission2/GraceTHD-MCD/sources/gracethd-mcd-v2beta2b.ods'#$Valeurs.$E$414]" office:value-type="string" office:string-value="EC" calcext:value-type="string">
            <text:p>EC</text:p>
          </table:table-cell>
          <table:table-cell table:style-name="ce18" table:formula="of:=['file:///D:/cglocal/sync/cg01/Prod/A431_Avicca_gracev2/060_Prod/mission2/GraceTHD-MCD/sources/gracethd-mcd-v2beta2b.ods'#$Valeurs.$F$414]" office:value-type="string" office:string-value="EN COURS DE DEPLOIEMENT" calcext:value-type="string">
            <text:p>EN COURS DE DEPLOIEMENT</text:p>
          </table:table-cell>
          <table:table-cell table:style-name="ce18" table:formula="of:=['file:///D:/cglocal/sync/cg01/Prod/A431_Avicca_gracev2/060_Prod/mission2/GraceTHD-MCD/sources/gracethd-mcd-v2beta2b.ods'#$Valeurs.$G$414]" office:value-type="string" office:string-value="En cours d installation, sans qu une definition precise n ait ete partagee en Interop. " calcext:value-type="string">
            <text:p>En cours d installation, sans qu une definition precise n ait ete partagee en Interop. </text:p>
          </table:table-cell>
          <table:table-cell table:number-columns-repeated="1019"/>
        </table:table-row>
        <table:table-row table:style-name="ro3">
          <table:table-cell table:style-name="ce18" table:formula="of:=['file:///D:/cglocal/sync/cg01/Prod/A431_Avicca_gracev2/060_Prod/mission2/GraceTHD-MCD/sources/gracethd-mcd-v2beta2b.ods'#$Valeurs.$D$415]" office:value-type="string" office:string-value="l_sro_etat" calcext:value-type="string">
            <text:p>l_sro_etat</text:p>
          </table:table-cell>
          <table:table-cell table:style-name="ce18" table:formula="of:=['file:///D:/cglocal/sync/cg01/Prod/A431_Avicca_gracev2/060_Prod/mission2/GraceTHD-MCD/sources/gracethd-mcd-v2beta2b.ods'#$Valeurs.$E$415]" office:value-type="string" office:string-value="DP" calcext:value-type="string">
            <text:p>DP</text:p>
          </table:table-cell>
          <table:table-cell table:style-name="ce18" table:formula="of:=['file:///D:/cglocal/sync/cg01/Prod/A431_Avicca_gracev2/060_Prod/mission2/GraceTHD-MCD/sources/gracethd-mcd-v2beta2b.ods'#$Valeurs.$F$415]" office:value-type="string" office:string-value="DEPLOYE" calcext:value-type="string">
            <text:p>DEPLOYE</text:p>
          </table:table-cell>
          <table:table-cell table:style-name="ce18" table:formula="of:=['file:///D:/cglocal/sync/cg01/Prod/A431_Avicca_gracev2/060_Prod/mission2/GraceTHD-MCD/sources/gracethd-mcd-v2beta2b.ods'#$Valeurs.$G$415]" office:value-type="string" office:string-value="Installe. Doit alors etre mis a disposition des operateurs ayant achete le PM. " calcext:value-type="string">
            <text:p>Installe. Doit alors etre mis a disposition des operateurs ayant achete le PM. </text:p>
          </table:table-cell>
          <table:table-cell table:number-columns-repeated="1019"/>
        </table:table-row>
        <table:table-row table:style-name="ro3">
          <table:table-cell table:style-name="ce18" table:formula="of:=['file:///D:/cglocal/sync/cg01/Prod/A431_Avicca_gracev2/060_Prod/mission2/GraceTHD-MCD/sources/gracethd-mcd-v2beta2b.ods'#$Valeurs.$D$416]" office:value-type="string" office:string-value="l_sro_etat" calcext:value-type="string">
            <text:p>l_sro_etat</text:p>
          </table:table-cell>
          <table:table-cell table:style-name="ce18" table:formula="of:=['file:///D:/cglocal/sync/cg01/Prod/A431_Avicca_gracev2/060_Prod/mission2/GraceTHD-MCD/sources/gracethd-mcd-v2beta2b.ods'#$Valeurs.$E$416]" office:value-type="string" office:string-value="AB" calcext:value-type="string">
            <text:p>AB</text:p>
          </table:table-cell>
          <table:table-cell table:style-name="ce18" table:formula="of:=['file:///D:/cglocal/sync/cg01/Prod/A431_Avicca_gracev2/060_Prod/mission2/GraceTHD-MCD/sources/gracethd-mcd-v2beta2b.ods'#$Valeurs.$F$416]" office:value-type="string" office:string-value="ABANDONNE" calcext:value-type="string">
            <text:p>ABANDONNE</text:p>
          </table:table-cell>
          <table:table-cell table:style-name="ce18" table:formula="of:=['file:///D:/cglocal/sync/cg01/Prod/A431_Avicca_gracev2/060_Prod/mission2/GraceTHD-MCD/sources/gracethd-mcd-v2beta2b.ods'#$Valeurs.$G$416]" office:value-type="string" office:string-value="Le PM est abandonne. Cet etat doit apparaitre pendant 3 mois." calcext:value-type="string">
            <text:p>Le PM est abandonne. Cet etat doit apparaitre pendant 3 mois.</text:p>
          </table:table-cell>
          <table:table-cell table:number-columns-repeated="1019"/>
        </table:table-row>
        <table:table-row table:style-name="ro3">
          <table:table-cell table:style-name="ce18" table:formula="of:=['file:///D:/cglocal/sync/cg01/Prod/A431_Avicca_gracev2/060_Prod/mission2/GraceTHD-MCD/sources/gracethd-mcd-v2beta2b.ods'#$Valeurs.$D$417]" office:value-type="string" office:string-value="l_sro_emplacement" calcext:value-type="string">
            <text:p>l_sro_emplacement</text:p>
          </table:table-cell>
          <table:table-cell table:style-name="ce18" table:formula="of:=['file:///D:/cglocal/sync/cg01/Prod/A431_Avicca_gracev2/060_Prod/mission2/GraceTHD-MCD/sources/gracethd-mcd-v2beta2b.ods'#$Valeurs.$E$417]" office:value-type="string" office:string-value="ADR" calcext:value-type="string">
            <text:p>ADR</text:p>
          </table:table-cell>
          <table:table-cell table:style-name="ce18" table:formula="of:=['file:///D:/cglocal/sync/cg01/Prod/A431_Avicca_gracev2/060_Prod/mission2/GraceTHD-MCD/sources/gracethd-mcd-v2beta2b.ods'#$Valeurs.$F$417]" office:value-type="string" office:string-value="PME-ARMOIRE DE RUE" calcext:value-type="string">
            <text:p>PME-ARMOIRE DE RUE</text:p>
          </table:table-cell>
          <table:table-cell table:style-name="ce18" table:formula="of:=['file:///D:/cglocal/sync/cg01/Prod/A431_Avicca_gracev2/060_Prod/mission2/GraceTHD-MCD/sources/gracethd-mcd-v2beta2b.ods'#$Valeurs.$G$417]" office:value-type="string" office:string-value="PM Exterieur au sens de la reglementation, contenu dans une armoire de rue. " calcext:value-type="string">
            <text:p>PM Exterieur au sens de la reglementation, contenu dans une armoire de rue. </text:p>
          </table:table-cell>
          <table:table-cell table:number-columns-repeated="1019"/>
        </table:table-row>
        <table:table-row table:style-name="ro3">
          <table:table-cell table:style-name="ce18" table:formula="of:=['file:///D:/cglocal/sync/cg01/Prod/A431_Avicca_gracev2/060_Prod/mission2/GraceTHD-MCD/sources/gracethd-mcd-v2beta2b.ods'#$Valeurs.$D$418]" office:value-type="string" office:string-value="l_sro_emplacement" calcext:value-type="string">
            <text:p>l_sro_emplacement</text:p>
          </table:table-cell>
          <table:table-cell table:style-name="ce18" table:formula="of:=['file:///D:/cglocal/sync/cg01/Prod/A431_Avicca_gracev2/060_Prod/mission2/GraceTHD-MCD/sources/gracethd-mcd-v2beta2b.ods'#$Valeurs.$E$418]" office:value-type="string" office:string-value="SHE" calcext:value-type="string">
            <text:p>SHE</text:p>
          </table:table-cell>
          <table:table-cell table:style-name="ce18" table:formula="of:=['file:///D:/cglocal/sync/cg01/Prod/A431_Avicca_gracev2/060_Prod/mission2/GraceTHD-MCD/sources/gracethd-mcd-v2beta2b.ods'#$Valeurs.$F$418]" office:value-type="string" office:string-value="PME-SHELTER" calcext:value-type="string">
            <text:p>PME-SHELTER</text:p>
          </table:table-cell>
          <table:table-cell table:style-name="ce18" table:formula="of:=['file:///D:/cglocal/sync/cg01/Prod/A431_Avicca_gracev2/060_Prod/mission2/GraceTHD-MCD/sources/gracethd-mcd-v2beta2b.ods'#$Valeurs.$G$418]" office:value-type="string" office:string-value="PM Exterieur au sens de la reglementation, contenu dans un shelter" calcext:value-type="string">
            <text:p>PM Exterieur au sens de la reglementation, contenu dans un shelter</text:p>
          </table:table-cell>
          <table:table-cell table:number-columns-repeated="1019"/>
        </table:table-row>
        <table:table-row table:style-name="ro5">
          <table:table-cell table:style-name="ce18" table:formula="of:=['file:///D:/cglocal/sync/cg01/Prod/A431_Avicca_gracev2/060_Prod/mission2/GraceTHD-MCD/sources/gracethd-mcd-v2beta2b.ods'#$Valeurs.$D$419]" office:value-type="string" office:string-value="l_sro_emplacement" calcext:value-type="string">
            <text:p>l_sro_emplacement</text:p>
          </table:table-cell>
          <table:table-cell table:style-name="ce18" table:formula="of:=['file:///D:/cglocal/sync/cg01/Prod/A431_Avicca_gracev2/060_Prod/mission2/GraceTHD-MCD/sources/gracethd-mcd-v2beta2b.ods'#$Valeurs.$E$419]" office:value-type="string" office:string-value="LTE" calcext:value-type="string">
            <text:p>LTE</text:p>
          </table:table-cell>
          <table:table-cell table:style-name="ce18" table:formula="of:=['file:///D:/cglocal/sync/cg01/Prod/A431_Avicca_gracev2/060_Prod/mission2/GraceTHD-MCD/sources/gracethd-mcd-v2beta2b.ods'#$Valeurs.$F$419]" office:value-type="string" office:string-value="PME-LOCAL TECHNIQUE" calcext:value-type="string">
            <text:p>PME-LOCAL TECHNIQUE</text:p>
          </table:table-cell>
          <table:table-cell table:style-name="ce18" table:formula="of:=['file:///D:/cglocal/sync/cg01/Prod/A431_Avicca_gracev2/060_Prod/mission2/GraceTHD-MCD/sources/gracethd-mcd-v2beta2b.ods'#$Valeurs.$G$419]" office:value-type="string" office:string-value="PM Exterieur au sens de la reglementation, contenu dans un local technique, par exemple NRO. " calcext:value-type="string">
            <text:p>PM Exterieur au sens de la reglementation, contenu dans un local technique, par exemple NRO. </text:p>
          </table:table-cell>
          <table:table-cell table:number-columns-repeated="1019"/>
        </table:table-row>
        <table:table-row table:style-name="ro5">
          <table:table-cell table:style-name="ce18" table:formula="of:=['file:///D:/cglocal/sync/cg01/Prod/A431_Avicca_gracev2/060_Prod/mission2/GraceTHD-MCD/sources/gracethd-mcd-v2beta2b.ods'#$Valeurs.$D$420]" office:value-type="string" office:string-value="l_sro_emplacement" calcext:value-type="string">
            <text:p>l_sro_emplacement</text:p>
          </table:table-cell>
          <table:table-cell table:style-name="ce18" table:formula="of:=['file:///D:/cglocal/sync/cg01/Prod/A431_Avicca_gracev2/060_Prod/mission2/GraceTHD-MCD/sources/gracethd-mcd-v2beta2b.ods'#$Valeurs.$E$420]" office:value-type="string" office:string-value="PME" calcext:value-type="string">
            <text:p>PME</text:p>
          </table:table-cell>
          <table:table-cell table:style-name="ce18" table:formula="of:=['file:///D:/cglocal/sync/cg01/Prod/A431_Avicca_gracev2/060_Prod/mission2/GraceTHD-MCD/sources/gracethd-mcd-v2beta2b.ods'#$Valeurs.$F$420]" office:value-type="string" office:string-value="PM-EXTERIEUR" calcext:value-type="string">
            <text:p>PM-EXTERIEUR</text:p>
          </table:table-cell>
          <table:table-cell table:style-name="ce18" table:formula="of:=['file:///D:/cglocal/sync/cg01/Prod/A431_Avicca_gracev2/060_Prod/mission2/GraceTHD-MCD/sources/gracethd-mcd-v2beta2b.ods'#$Valeurs.$G$420]" office:value-type="string" office:string-value="PM Exterieur au sens de la reglementation, dont l information du contenu n est pas disponible dans le SI de l OI. " calcext:value-type="string">
            <text:p>PM Exterieur au sens de la reglementation, dont l information du contenu n est pas disponible dans le SI de l OI. </text:p>
          </table:table-cell>
          <table:table-cell table:number-columns-repeated="1019"/>
        </table:table-row>
        <table:table-row table:style-name="ro5">
          <table:table-cell table:style-name="ce18" table:formula="of:=['file:///D:/cglocal/sync/cg01/Prod/A431_Avicca_gracev2/060_Prod/mission2/GraceTHD-MCD/sources/gracethd-mcd-v2beta2b.ods'#$Valeurs.$D$421]" office:value-type="string" office:string-value="l_sro_emplacement" calcext:value-type="string">
            <text:p>l_sro_emplacement</text:p>
          </table:table-cell>
          <table:table-cell table:style-name="ce18" table:formula="of:=['file:///D:/cglocal/sync/cg01/Prod/A431_Avicca_gracev2/060_Prod/mission2/GraceTHD-MCD/sources/gracethd-mcd-v2beta2b.ods'#$Valeurs.$E$421]" office:value-type="string" office:string-value="PMI" calcext:value-type="string">
            <text:p>PMI</text:p>
          </table:table-cell>
          <table:table-cell table:style-name="ce18" table:formula="of:=['file:///D:/cglocal/sync/cg01/Prod/A431_Avicca_gracev2/060_Prod/mission2/GraceTHD-MCD/sources/gracethd-mcd-v2beta2b.ods'#$Valeurs.$F$421]" office:value-type="string" office:string-value="PM-INTERIEUR" calcext:value-type="string">
            <text:p>PM-INTERIEUR</text:p>
          </table:table-cell>
          <table:table-cell table:style-name="ce18" table:formula="of:=['file:///D:/cglocal/sync/cg01/Prod/A431_Avicca_gracev2/060_Prod/mission2/GraceTHD-MCD/sources/gracethd-mcd-v2beta2b.ods'#$Valeurs.$G$421]" office:value-type="string" office:string-value="Situe dans une partie privative necessitant l accord d un tiers (syndic, gestionnaire) en plus de l accord de l OI. " calcext:value-type="string">
            <text:p>Situe dans une partie privative necessitant l accord d un tiers (syndic, gestionnaire) en plus de l accord de l OI. </text:p>
          </table:table-cell>
          <table:table-cell table:number-columns-repeated="1019"/>
        </table:table-row>
        <table:table-row table:style-name="ro4">
          <table:table-cell table:style-name="ce18" table:formula="of:=['file:///D:/cglocal/sync/cg01/Prod/A431_Avicca_gracev2/060_Prod/mission2/GraceTHD-MCD/sources/gracethd-mcd-v2beta2b.ods'#$Valeurs.$D$422]" office:value-type="string" office:string-value="l_statut" calcext:value-type="string">
            <text:p>l_statut</text:p>
          </table:table-cell>
          <table:table-cell table:style-name="ce18" table:formula="of:=['file:///D:/cglocal/sync/cg01/Prod/A431_Avicca_gracev2/060_Prod/mission2/GraceTHD-MCD/sources/gracethd-mcd-v2beta2b.ods'#$Valeurs.$E$422]" office:value-type="string" office:string-value="PRE" calcext:value-type="string">
            <text:p>PRE</text:p>
          </table:table-cell>
          <table:table-cell table:style-name="ce18" table:formula="of:=['file:///D:/cglocal/sync/cg01/Prod/A431_Avicca_gracev2/060_Prod/mission2/GraceTHD-MCD/sources/gracethd-mcd-v2beta2b.ods'#$Valeurs.$F$422]" office:value-type="string" office:string-value="ETUDE PRELIMINAIRE" calcext:value-type="string">
            <text:p>ETUDE PRELIMINAIRE</text:p>
          </table:table-cell>
          <table:table-cell table:style-name="ce18" table:formula="of:=['file:///D:/cglocal/sync/cg01/Prod/A431_Avicca_gracev2/060_Prod/mission2/GraceTHD-MCD/sources/gracethd-mcd-v2beta2b.ods'#$Valeurs.$G$422]" office:value-type="string" office:string-value="Resultat de l etude preliminaire, au sens du decret d application de la loi MOP (n°93-1268 du 29 nov. 1993) : premiere etude de faisabilite pour la construction d ouvrages neufs" calcext:value-type="string">
            <text:p>Resultat de l etude preliminaire, au sens du decret d application de la loi MOP (n°93-1268 du 29 nov. 1993) : premiere etude de faisabilite pour la construction d ouvrages neufs</text:p>
          </table:table-cell>
          <table:table-cell table:number-columns-repeated="1019"/>
        </table:table-row>
        <table:table-row table:style-name="ro7">
          <table:table-cell table:style-name="ce18" table:formula="of:=['file:///D:/cglocal/sync/cg01/Prod/A431_Avicca_gracev2/060_Prod/mission2/GraceTHD-MCD/sources/gracethd-mcd-v2beta2b.ods'#$Valeurs.$D$423]" office:value-type="string" office:string-value="l_statut" calcext:value-type="string">
            <text:p>l_statut</text:p>
          </table:table-cell>
          <table:table-cell table:style-name="ce18" table:formula="of:=['file:///D:/cglocal/sync/cg01/Prod/A431_Avicca_gracev2/060_Prod/mission2/GraceTHD-MCD/sources/gracethd-mcd-v2beta2b.ods'#$Valeurs.$E$423]" office:value-type="string" office:string-value="DIA" calcext:value-type="string">
            <text:p>DIA</text:p>
          </table:table-cell>
          <table:table-cell table:style-name="ce18" table:formula="of:=['file:///D:/cglocal/sync/cg01/Prod/A431_Avicca_gracev2/060_Prod/mission2/GraceTHD-MCD/sources/gracethd-mcd-v2beta2b.ods'#$Valeurs.$F$423]" office:value-type="string" office:string-value="ETUDE DE DIAGNOSTIC" calcext:value-type="string">
            <text:p>ETUDE DE DIAGNOSTIC</text:p>
          </table:table-cell>
          <table:table-cell table:style-name="ce18" table:formula="of:=['file:///D:/cglocal/sync/cg01/Prod/A431_Avicca_gracev2/060_Prod/mission2/GraceTHD-MCD/sources/gracethd-mcd-v2beta2b.ods'#$Valeurs.$G$423]" office:value-type="string" office:string-value="Resultat de l etude de diagnostic, au sens du decret d application de la loi MOP (n°93-1268 du 29 nov. 1993) : pour une operation de reutilisation ou de rehabilitation d un ouvrage existant, etat des lieux, analyse technique, etudes complementaires"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number-columns-repeated="1019"/>
        </table:table-row>
        <table:table-row table:style-name="ro4">
          <table:table-cell table:style-name="ce18" table:formula="of:=['file:///D:/cglocal/sync/cg01/Prod/A431_Avicca_gracev2/060_Prod/mission2/GraceTHD-MCD/sources/gracethd-mcd-v2beta2b.ods'#$Valeurs.$D$424]" office:value-type="string" office:string-value="l_statut" calcext:value-type="string">
            <text:p>l_statut</text:p>
          </table:table-cell>
          <table:table-cell table:style-name="ce18" table:formula="of:=['file:///D:/cglocal/sync/cg01/Prod/A431_Avicca_gracev2/060_Prod/mission2/GraceTHD-MCD/sources/gracethd-mcd-v2beta2b.ods'#$Valeurs.$E$424]" office:value-type="string" office:string-value="AVP" calcext:value-type="string">
            <text:p>AVP</text:p>
          </table:table-cell>
          <table:table-cell table:style-name="ce18" table:formula="of:=['file:///D:/cglocal/sync/cg01/Prod/A431_Avicca_gracev2/060_Prod/mission2/GraceTHD-MCD/sources/gracethd-mcd-v2beta2b.ods'#$Valeurs.$F$424]" office:value-type="string" office:string-value="AVANT-PROJET" calcext:value-type="string">
            <text:p>AVANT-PROJET</text:p>
          </table:table-cell>
          <table:table-cell table:style-name="ce18" table:formula="of:=['file:///D:/cglocal/sync/cg01/Prod/A431_Avicca_gracev2/060_Prod/mission2/GraceTHD-MCD/sources/gracethd-mcd-v2beta2b.ods'#$Valeurs.$G$424]" office:value-type="string" office:string-value="Resultat de l etude d avant-Projet, au sens du decret d application de la loi MOP (n°93-1268 du 29 nov. 1993) : confirmation de la faisabilite, premiere implantation de l ouvrage, autorisations administratives" calcext:value-type="string">
            <text:p>Resultat de l etude d avant-Projet, au sens du decret d application de la loi MOP (n°93-1268 du 29 nov. 1993) : confirmation de la faisabilite, premiere implantation de l ouvrage, autorisations administratives</text:p>
          </table:table-cell>
          <table:table-cell table:number-columns-repeated="1019"/>
        </table:table-row>
        <table:table-row table:style-name="ro11">
          <table:table-cell table:style-name="ce18" table:formula="of:=['file:///D:/cglocal/sync/cg01/Prod/A431_Avicca_gracev2/060_Prod/mission2/GraceTHD-MCD/sources/gracethd-mcd-v2beta2b.ods'#$Valeurs.$D$425]" office:value-type="string" office:string-value="l_statut" calcext:value-type="string">
            <text:p>l_statut</text:p>
          </table:table-cell>
          <table:table-cell table:style-name="ce18" table:formula="of:=['file:///D:/cglocal/sync/cg01/Prod/A431_Avicca_gracev2/060_Prod/mission2/GraceTHD-MCD/sources/gracethd-mcd-v2beta2b.ods'#$Valeurs.$E$425]" office:value-type="string" office:string-value="PRO" calcext:value-type="string">
            <text:p>PRO</text:p>
          </table:table-cell>
          <table:table-cell table:style-name="ce18" table:formula="of:=['file:///D:/cglocal/sync/cg01/Prod/A431_Avicca_gracev2/060_Prod/mission2/GraceTHD-MCD/sources/gracethd-mcd-v2beta2b.ods'#$Valeurs.$F$425]" office:value-type="string" office:string-value="PROJET" calcext:value-type="string">
            <text:p>PROJET</text:p>
          </table:table-cell>
          <table:table-cell table:style-name="ce18" table:formula="of:=['file:///D:/cglocal/sync/cg01/Prod/A431_Avicca_gracev2/060_Prod/mission2/GraceTHD-MCD/sources/gracethd-mcd-v2beta2b.ods'#$Valeurs.$G$425]" office:value-type="string" office:string-value="Resultat de l etude de projet, au sens du decret d application de la loi MOP (n°93-1268 du 29 nov. 1993) : precise les choix techniques, fixe l implantation topographique, les caracteristiques et le dimensionnement" calcext:value-type="string">
            <text:p>Resultat de l etude de projet, au sens du decret d application de la loi MOP (n°93-1268 du 29 nov. 1993) : precise les choix techniques, fixe l implantation topographique, les caracteristiques et le dimensionnement</text:p>
          </table:table-cell>
          <table:table-cell table:number-columns-repeated="1019"/>
        </table:table-row>
        <table:table-row table:style-name="ro4">
          <table:table-cell table:style-name="ce18" table:formula="of:=['file:///D:/cglocal/sync/cg01/Prod/A431_Avicca_gracev2/060_Prod/mission2/GraceTHD-MCD/sources/gracethd-mcd-v2beta2b.ods'#$Valeurs.$D$426]" office:value-type="string" office:string-value="l_statut" calcext:value-type="string">
            <text:p>l_statut</text:p>
          </table:table-cell>
          <table:table-cell table:style-name="ce18" table:formula="of:=['file:///D:/cglocal/sync/cg01/Prod/A431_Avicca_gracev2/060_Prod/mission2/GraceTHD-MCD/sources/gracethd-mcd-v2beta2b.ods'#$Valeurs.$E$426]" office:value-type="string" office:string-value="ACT" calcext:value-type="string">
            <text:p>ACT</text:p>
          </table:table-cell>
          <table:table-cell table:style-name="ce18" table:formula="of:=['file:///D:/cglocal/sync/cg01/Prod/A431_Avicca_gracev2/060_Prod/mission2/GraceTHD-MCD/sources/gracethd-mcd-v2beta2b.ods'#$Valeurs.$F$426]" office:value-type="string" office:string-value="PASSATION DES MARCHES DE TRAVAUX" calcext:value-type="string">
            <text:p>PASSATION DES MARCHES DE TRAVAUX</text:p>
          </table:table-cell>
          <table:table-cell table:style-name="ce18" table:formula="of:=['file:///D:/cglocal/sync/cg01/Prod/A431_Avicca_gracev2/060_Prod/mission2/GraceTHD-MCD/sources/gracethd-mcd-v2beta2b.ods'#$Valeurs.$G$426]" office:value-type="string" office:string-value="Resultat de la mission d assistance a la passation des marches de travaux, au sens du decret d application de la loi MOP (n°93-1268 du 29 nov. 1993) : mise a jour eventuelle de l etude projet " calcext:value-type="string">
            <text:p>Resultat de la mission d assistance a la passation des marches de travaux, au sens du decret d application de la loi MOP (n°93-1268 du 29 nov. 1993) : mise a jour eventuelle de l etude projet </text:p>
          </table:table-cell>
          <table:table-cell table:number-columns-repeated="1019"/>
        </table:table-row>
        <table:table-row table:style-name="ro7">
          <table:table-cell table:style-name="ce18" table:formula="of:=['file:///D:/cglocal/sync/cg01/Prod/A431_Avicca_gracev2/060_Prod/mission2/GraceTHD-MCD/sources/gracethd-mcd-v2beta2b.ods'#$Valeurs.$D$427]" office:value-type="string" office:string-value="l_statut" calcext:value-type="string">
            <text:p>l_statut</text:p>
          </table:table-cell>
          <table:table-cell table:style-name="ce18" table:formula="of:=['file:///D:/cglocal/sync/cg01/Prod/A431_Avicca_gracev2/060_Prod/mission2/GraceTHD-MCD/sources/gracethd-mcd-v2beta2b.ods'#$Valeurs.$E$427]" office:value-type="string" office:string-value="EXE" calcext:value-type="string">
            <text:p>EXE</text:p>
          </table:table-cell>
          <table:table-cell table:style-name="ce18" table:formula="of:=['file:///D:/cglocal/sync/cg01/Prod/A431_Avicca_gracev2/060_Prod/mission2/GraceTHD-MCD/sources/gracethd-mcd-v2beta2b.ods'#$Valeurs.$F$427]" office:value-type="string" office:string-value="ETUDE D EXECUTION" calcext:value-type="string">
            <text:p>ETUDE D EXECUTION</text:p>
          </table:table-cell>
          <table:table-cell table:style-name="ce18" table:formula="of:=['file:///D:/cglocal/sync/cg01/Prod/A431_Avicca_gracev2/060_Prod/mission2/GraceTHD-MCD/sources/gracethd-mcd-v2beta2b.ods'#$Valeurs.$G$427]" office:value-type="string" office:string-value="Resultat de l etude d execution, au sens du decret d application de la loi MOP (n°93-1268 du 29 nov. 1993) : elaboration des documents a l usage du chantier. Le resultat de cette etude donne generalement lieu a un VISA du maître d oeuvre."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number-columns-repeated="1019"/>
        </table:table-row>
        <table:table-row table:style-name="ro7">
          <table:table-cell table:style-name="ce18" table:formula="of:=['file:///D:/cglocal/sync/cg01/Prod/A431_Avicca_gracev2/060_Prod/mission2/GraceTHD-MCD/sources/gracethd-mcd-v2beta2b.ods'#$Valeurs.$D$428]" office:value-type="string" office:string-value="l_statut" calcext:value-type="string">
            <text:p>l_statut</text:p>
          </table:table-cell>
          <table:table-cell table:style-name="ce18" table:formula="of:=['file:///D:/cglocal/sync/cg01/Prod/A431_Avicca_gracev2/060_Prod/mission2/GraceTHD-MCD/sources/gracethd-mcd-v2beta2b.ods'#$Valeurs.$E$428]" office:value-type="string" office:string-value="TVX" calcext:value-type="string">
            <text:p>TVX</text:p>
          </table:table-cell>
          <table:table-cell table:style-name="ce18" table:formula="of:=['file:///D:/cglocal/sync/cg01/Prod/A431_Avicca_gracev2/060_Prod/mission2/GraceTHD-MCD/sources/gracethd-mcd-v2beta2b.ods'#$Valeurs.$F$428]" office:value-type="string" office:string-value="TRAVAUX" calcext:value-type="string">
            <text:p>TRAVAUX</text:p>
          </table:table-cell>
          <table:table-cell table:style-name="ce18" table:formula="of:=['file:///D:/cglocal/sync/cg01/Prod/A431_Avicca_gracev2/060_Prod/mission2/GraceTHD-MCD/sources/gracethd-mcd-v2beta2b.ods'#$Valeurs.$G$428]" office:value-type="string" office:string-value="Resultat des missions de direction de l execution des travaux, d ordonnancement, de coordination et de pilotage ; ainsi que les operations prealables a la reception des travaux, au sens du decret d application de la loi MOP (n°93-1268 du 29 nov. 1993)" calcext: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cell table:number-columns-repeated="1019"/>
        </table:table-row>
        <table:table-row table:style-name="ro7">
          <table:table-cell table:style-name="ce18" table:formula="of:=['file:///D:/cglocal/sync/cg01/Prod/A431_Avicca_gracev2/060_Prod/mission2/GraceTHD-MCD/sources/gracethd-mcd-v2beta2b.ods'#$Valeurs.$D$429]" office:value-type="string" office:string-value="l_statut" calcext:value-type="string">
            <text:p>l_statut</text:p>
          </table:table-cell>
          <table:table-cell table:style-name="ce18" table:formula="of:=['file:///D:/cglocal/sync/cg01/Prod/A431_Avicca_gracev2/060_Prod/mission2/GraceTHD-MCD/sources/gracethd-mcd-v2beta2b.ods'#$Valeurs.$E$429]" office:value-type="string" office:string-value="REC" calcext:value-type="string">
            <text:p>REC</text:p>
          </table:table-cell>
          <table:table-cell table:style-name="ce18" table:formula="of:=['file:///D:/cglocal/sync/cg01/Prod/A431_Avicca_gracev2/060_Prod/mission2/GraceTHD-MCD/sources/gracethd-mcd-v2beta2b.ods'#$Valeurs.$F$429]" office:value-type="string" office:string-value="RECOLEMENT" calcext:value-type="string">
            <text:p>RECOLEMENT</text:p>
          </table:table-cell>
          <table:table-cell table:style-name="ce18" table:formula="of:=['file:///D:/cglocal/sync/cg01/Prod/A431_Avicca_gracev2/060_Prod/mission2/GraceTHD-MCD/sources/gracethd-mcd-v2beta2b.ods'#$Valeurs.$G$429]" office:value-type="string" office:string-value="Resultat de la mission d assistance a la reception des travaux, au sens du decret d application de la loi MOP (n°93-1268 du 29 nov. 1993) : inclus le recolement des ouvrages et la realisation du Dossier des Ouvrages Executes"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number-columns-repeated="1019"/>
        </table:table-row>
        <table:table-row table:style-name="ro4">
          <table:table-cell table:style-name="ce18" table:formula="of:=['file:///D:/cglocal/sync/cg01/Prod/A431_Avicca_gracev2/060_Prod/mission2/GraceTHD-MCD/sources/gracethd-mcd-v2beta2b.ods'#$Valeurs.$D$430]" office:value-type="string" office:string-value="l_statut" calcext:value-type="string">
            <text:p>l_statut</text:p>
          </table:table-cell>
          <table:table-cell table:style-name="ce18" table:formula="of:=['file:///D:/cglocal/sync/cg01/Prod/A431_Avicca_gracev2/060_Prod/mission2/GraceTHD-MCD/sources/gracethd-mcd-v2beta2b.ods'#$Valeurs.$E$430]" office:value-type="string" office:string-value="MCO" calcext:value-type="string">
            <text:p>MCO</text:p>
          </table:table-cell>
          <table:table-cell table:style-name="ce18" table:formula="of:=['file:///D:/cglocal/sync/cg01/Prod/A431_Avicca_gracev2/060_Prod/mission2/GraceTHD-MCD/sources/gracethd-mcd-v2beta2b.ods'#$Valeurs.$F$430]" office:value-type="string" office:string-value="MAINTIENT EN CONDITIONS OPERATIONNELLES" calcext:value-type="string">
            <text:p>MAINTIENT EN CONDITIONS OPERATIONNELLES</text:p>
          </table:table-cell>
          <table:table-cell table:style-name="ce18" table:formula="of:=['file:///D:/cglocal/sync/cg01/Prod/A431_Avicca_gracev2/060_Prod/mission2/GraceTHD-MCD/sources/gracethd-mcd-v2beta2b.ods'#$Valeurs.$G$430]" office:value-type="string" office:string-value="Le statut MCO permet d identifier les objets qui font l objet d une operation de maintenance, avant le passage en statut REC une fois l operation achevee et son recolement realise"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2">
          <table:table-cell table:style-name="ce18" table:formula="of:=['file:///D:/cglocal/sync/cg01/Prod/A431_Avicca_gracev2/060_Prod/mission2/GraceTHD-MCD/sources/gracethd-mcd-v2beta2b.ods'#$Valeurs.$D$431]" office:value-type="string" office:string-value="l_suf_racco" calcext:value-type="string">
            <text:p>l_suf_racco</text:p>
          </table:table-cell>
          <table:table-cell table:style-name="ce18" table:formula="of:=['file:///D:/cglocal/sync/cg01/Prod/A431_Avicca_gracev2/060_Prod/mission2/GraceTHD-MCD/sources/gracethd-mcd-v2beta2b.ods'#$Valeurs.$E$431]" office:value-type="string" office:string-value="AB" calcext:value-type="string">
            <text:p>AB</text:p>
          </table:table-cell>
          <table:table-cell table:style-name="ce18" table:formula="of:=['file:///D:/cglocal/sync/cg01/Prod/A431_Avicca_gracev2/060_Prod/mission2/GraceTHD-MCD/sources/gracethd-mcd-v2beta2b.ods'#$Valeurs.$F$431]" office:value-type="string" office:string-value="ABONNE" calcext:value-type="string">
            <text:p>ABONNE</text:p>
          </table:table-cell>
          <table:table-cell table:style-name="ce18" table:formula="of:=['file:///D:/cglocal/sync/cg01/Prod/A431_Avicca_gracev2/060_Prod/mission2/GraceTHD-MCD/sources/gracethd-mcd-v2beta2b.ods'#$Valeurs.$G$431]" office:value-type="string" office:string-value="Logement dont l occupant a souscrit un abonnement a une offre d un operateur commercial sur un reseau en fibre optique jusqu a l abonne. " calcext:value-type="string">
            <text:p>Logement dont l occupant a souscrit un abonnement a une offre d un operateur commercial sur un reseau en fibre optique jusqu a l abonne. </text:p>
          </table:table-cell>
          <table:table-cell table:number-columns-repeated="1019"/>
        </table:table-row>
        <table:table-row table:style-name="ro3">
          <table:table-cell table:style-name="ce18" table:formula="of:=['file:///D:/cglocal/sync/cg01/Prod/A431_Avicca_gracev2/060_Prod/mission2/GraceTHD-MCD/sources/gracethd-mcd-v2beta2b.ods'#$Valeurs.$D$432]" office:value-type="string" office:string-value="l_suf_racco" calcext:value-type="string">
            <text:p>l_suf_racco</text:p>
          </table:table-cell>
          <table:table-cell table:style-name="ce18" table:formula="of:=['file:///D:/cglocal/sync/cg01/Prod/A431_Avicca_gracev2/060_Prod/mission2/GraceTHD-MCD/sources/gracethd-mcd-v2beta2b.ods'#$Valeurs.$E$432]" office:value-type="string" office:string-value="RA" calcext:value-type="string">
            <text:p>RA</text:p>
          </table:table-cell>
          <table:table-cell table:style-name="ce18" table:formula="of:=['file:///D:/cglocal/sync/cg01/Prod/A431_Avicca_gracev2/060_Prod/mission2/GraceTHD-MCD/sources/gracethd-mcd-v2beta2b.ods'#$Valeurs.$F$432]" office:value-type="string" office:string-value="RACCORDE" calcext:value-type="string">
            <text:p>RACCORDE</text:p>
          </table:table-cell>
          <table:table-cell table:style-name="ce18" table:formula="of:=['file:///D:/cglocal/sync/cg01/Prod/A431_Avicca_gracev2/060_Prod/mission2/GraceTHD-MCD/sources/gracethd-mcd-v2beta2b.ods'#$Valeurs.$G$432]" office:value-type="string" office:string-value="Logement pour lequel il existe une continuite entre le PM et la PTO. " calcext:value-type="string">
            <text:p>Logement pour lequel il existe une continuite entre le PM et la PTO. </text:p>
          </table:table-cell>
          <table:table-cell table:number-columns-repeated="1019"/>
        </table:table-row>
        <table:table-row table:style-name="ro5">
          <table:table-cell table:style-name="ce18" table:formula="of:=['file:///D:/cglocal/sync/cg01/Prod/A431_Avicca_gracev2/060_Prod/mission2/GraceTHD-MCD/sources/gracethd-mcd-v2beta2b.ods'#$Valeurs.$D$433]" office:value-type="string" office:string-value="l_suf_racco" calcext:value-type="string">
            <text:p>l_suf_racco</text:p>
          </table:table-cell>
          <table:table-cell table:style-name="ce18" table:formula="of:=['file:///D:/cglocal/sync/cg01/Prod/A431_Avicca_gracev2/060_Prod/mission2/GraceTHD-MCD/sources/gracethd-mcd-v2beta2b.ods'#$Valeurs.$E$433]" office:value-type="string" office:string-value="RB" calcext:value-type="string">
            <text:p>RB</text:p>
          </table:table-cell>
          <table:table-cell table:style-name="ce18" table:formula="of:=['file:///D:/cglocal/sync/cg01/Prod/A431_Avicca_gracev2/060_Prod/mission2/GraceTHD-MCD/sources/gracethd-mcd-v2beta2b.ods'#$Valeurs.$F$433]" office:value-type="string" office:string-value="RACCORDABLE" calcext:value-type="string">
            <text:p>RACCORDABLE</text:p>
          </table:table-cell>
          <table:table-cell table:style-name="ce18" table:formula="of:=['file:///D:/cglocal/sync/cg01/Prod/A431_Avicca_gracev2/060_Prod/mission2/GraceTHD-MCD/sources/gracethd-mcd-v2beta2b.ods'#$Valeurs.$G$433]" office:value-type="string" office:string-value="Logement pour lequel il existe une continuite optique entre le PM et le PBO, ou entre le PM et la PTO si le PBO est absent. " calcext:value-type="string">
            <text:p>Logement pour lequel il existe une continuite optique entre le PM et le PBO, ou entre le PM et la PTO si le PBO est absent. </text:p>
          </table:table-cell>
          <table:table-cell table:number-columns-repeated="1019"/>
        </table:table-row>
        <table:table-row table:style-name="ro7">
          <table:table-cell table:style-name="ce18" table:formula="of:=['file:///D:/cglocal/sync/cg01/Prod/A431_Avicca_gracev2/060_Prod/mission2/GraceTHD-MCD/sources/gracethd-mcd-v2beta2b.ods'#$Valeurs.$D$434]" office:value-type="string" office:string-value="l_suf_racco" calcext:value-type="string">
            <text:p>l_suf_racco</text:p>
          </table:table-cell>
          <table:table-cell table:style-name="ce18" table:formula="of:=['file:///D:/cglocal/sync/cg01/Prod/A431_Avicca_gracev2/060_Prod/mission2/GraceTHD-MCD/sources/gracethd-mcd-v2beta2b.ods'#$Valeurs.$E$434]" office:value-type="string" office:string-value="EL" calcext:value-type="string">
            <text:p>EL</text:p>
          </table:table-cell>
          <table:table-cell table:style-name="ce18" table:formula="of:=['file:///D:/cglocal/sync/cg01/Prod/A431_Avicca_gracev2/060_Prod/mission2/GraceTHD-MCD/sources/gracethd-mcd-v2beta2b.ods'#$Valeurs.$F$434]" office:value-type="string" office:string-value="ELIGIBLE" calcext:value-type="string">
            <text:p>ELIGIBLE</text:p>
          </table:table-cell>
          <table:table-cell table:style-name="ce18" table:formula="of:=['file:///D:/cglocal/sync/cg01/Prod/A431_Avicca_gracev2/060_Prod/mission2/GraceTHD-MCD/sources/gracethd-mcd-v2beta2b.ods'#$Valeurs.$G$434]" office:value-type="string" office:string-value="Logement pour lequel au moins un operateur a relie le point de mutualisation a son NRO, et pour lequel il manque seulement le raccordement final et un eventuel  brassage au PM pour avoir une continuite optique entre le NRO et la PTO. "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3">
          <table:table-cell table:style-name="ce18" table:formula="of:=['file:///D:/cglocal/sync/cg01/Prod/A431_Avicca_gracev2/060_Prod/mission2/GraceTHD-MCD/sources/gracethd-mcd-v2beta2b.ods'#$Valeurs.$D$435]" office:value-type="string" office:string-value="l_suf_racco" calcext:value-type="string">
            <text:p>l_suf_racco</text:p>
          </table:table-cell>
          <table:table-cell table:style-name="ce18" table:formula="of:=['file:///D:/cglocal/sync/cg01/Prod/A431_Avicca_gracev2/060_Prod/mission2/GraceTHD-MCD/sources/gracethd-mcd-v2beta2b.ods'#$Valeurs.$E$435]" office:value-type="string" office:string-value="EM" calcext:value-type="string">
            <text:p>EM</text:p>
          </table:table-cell>
          <table:table-cell table:style-name="ce18" table:formula="of:=['file:///D:/cglocal/sync/cg01/Prod/A431_Avicca_gracev2/060_Prod/mission2/GraceTHD-MCD/sources/gracethd-mcd-v2beta2b.ods'#$Valeurs.$F$435]" office:value-type="string" office:string-value="ELIGIBLE MUTUALISE" calcext:value-type="string">
            <text:p>ELIGIBLE MUTUALISE</text:p>
          </table:table-cell>
          <table:table-cell table:style-name="ce18" table:formula="of:=['file:///D:/cglocal/sync/cg01/Prod/A431_Avicca_gracev2/060_Prod/mission2/GraceTHD-MCD/sources/gracethd-mcd-v2beta2b.ods'#$Valeurs.$G$435]" office:value-type="string" office:string-value="Logement eligible pour lequel plusieurs operateurs ont relie le PM a leur NRO. " calcext:value-type="string">
            <text:p>Logement eligible pour lequel plusieurs operateurs ont relie le PM a leur NRO. </text:p>
          </table:table-cell>
          <table:table-cell table:number-columns-repeated="1019"/>
        </table:table-row>
        <table:table-row table:style-name="ro2">
          <table:table-cell table:style-name="ce18" table:formula="of:=['file:///D:/cglocal/sync/cg01/Prod/A431_Avicca_gracev2/060_Prod/mission2/GraceTHD-MCD/sources/gracethd-mcd-v2beta2b.ods'#$Valeurs.$D$436]" office:value-type="string" office:string-value="l_suf_racco" calcext:value-type="string">
            <text:p>l_suf_racco</text:p>
          </table:table-cell>
          <table:table-cell table:style-name="ce18" table:formula="of:=['file:///D:/cglocal/sync/cg01/Prod/A431_Avicca_gracev2/060_Prod/mission2/GraceTHD-MCD/sources/gracethd-mcd-v2beta2b.ods'#$Valeurs.$E$436]" office:value-type="string" office:string-value="PR" calcext:value-type="string">
            <text:p>PR</text:p>
          </table:table-cell>
          <table:table-cell table:style-name="ce18" table:formula="of:=['file:///D:/cglocal/sync/cg01/Prod/A431_Avicca_gracev2/060_Prod/mission2/GraceTHD-MCD/sources/gracethd-mcd-v2beta2b.ods'#$Valeurs.$F$436]" office:value-type="string" office:string-value="PROGRAMME" calcext:value-type="string">
            <text:p>PROGRAMME</text:p>
          </table:table-cell>
          <table:table-cell table:style-name="ce18" table:formula="of:=['file:///D:/cglocal/sync/cg01/Prod/A431_Avicca_gracev2/060_Prod/mission2/GraceTHD-MCD/sources/gracethd-mcd-v2beta2b.ods'#$Valeurs.$G$436]" office:value-type="string" office:string-value="Logement situe dans la zone arriere d un PM pour lequel le PM a ete installe et mis  a disposition des operateurs tiers, au sens de l annexe OO de la decision 2009-1106. "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1">
          <table:table-cell table:style-name="ce18" table:formula="of:=['file:///D:/cglocal/sync/cg01/Prod/A431_Avicca_gracev2/060_Prod/mission2/GraceTHD-MCD/sources/gracethd-mcd-v2beta2b.ods'#$Valeurs.$D$437]" office:value-type="string" office:string-value="l_suf_type" calcext:value-type="string">
            <text:p>l_suf_type</text:p>
          </table:table-cell>
          <table:table-cell table:style-name="ce18" table:formula="of:=['file:///D:/cglocal/sync/cg01/Prod/A431_Avicca_gracev2/060_Prod/mission2/GraceTHD-MCD/sources/gracethd-mcd-v2beta2b.ods'#$Valeurs.$E$437]" office:value-type="string" office:string-value="R" calcext:value-type="string">
            <text:p>R</text:p>
          </table:table-cell>
          <table:table-cell table:style-name="ce18" table:formula="of:=['file:///D:/cglocal/sync/cg01/Prod/A431_Avicca_gracev2/060_Prod/mission2/GraceTHD-MCD/sources/gracethd-mcd-v2beta2b.ods'#$Valeurs.$F$437]" office:value-type="string" office:string-value="RESIDENTIEL" calcext:value-type="string">
            <text:p>RESIDENTIEL</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38]" office:value-type="string" office:string-value="l_suf_type" calcext:value-type="string">
            <text:p>l_suf_type</text:p>
          </table:table-cell>
          <table:table-cell table:style-name="ce18" table:formula="of:=['file:///D:/cglocal/sync/cg01/Prod/A431_Avicca_gracev2/060_Prod/mission2/GraceTHD-MCD/sources/gracethd-mcd-v2beta2b.ods'#$Valeurs.$E$438]" office:value-type="string" office:string-value="P" calcext:value-type="string">
            <text:p>P</text:p>
          </table:table-cell>
          <table:table-cell table:style-name="ce18" table:formula="of:=['file:///D:/cglocal/sync/cg01/Prod/A431_Avicca_gracev2/060_Prod/mission2/GraceTHD-MCD/sources/gracethd-mcd-v2beta2b.ods'#$Valeurs.$F$438]" office:value-type="string" office:string-value="PROFESSIONNEL" calcext:value-type="string">
            <text:p>PROFESSIONNEL</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39]" office:value-type="string" office:string-value="l_suf_type" calcext:value-type="string">
            <text:p>l_suf_type</text:p>
          </table:table-cell>
          <table:table-cell table:style-name="ce18" table:formula="of:=['file:///D:/cglocal/sync/cg01/Prod/A431_Avicca_gracev2/060_Prod/mission2/GraceTHD-MCD/sources/gracethd-mcd-v2beta2b.ods'#$Valeurs.$E$439]" office:value-type="string" office:string-value="O" calcext:value-type="string">
            <text:p>O</text:p>
          </table:table-cell>
          <table:table-cell table:style-name="ce18" table:formula="of:=['file:///D:/cglocal/sync/cg01/Prod/A431_Avicca_gracev2/060_Prod/mission2/GraceTHD-MCD/sources/gracethd-mcd-v2beta2b.ods'#$Valeurs.$F$439]" office:value-type="string" office:string-value="OPERATEUR" calcext:value-type="string">
            <text:p>OPERATEUR</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40]" office:value-type="string" office:string-value="l_suf_type" calcext:value-type="string">
            <text:p>l_suf_type</text:p>
          </table:table-cell>
          <table:table-cell table:style-name="ce18" table:formula="of:=['file:///D:/cglocal/sync/cg01/Prod/A431_Avicca_gracev2/060_Prod/mission2/GraceTHD-MCD/sources/gracethd-mcd-v2beta2b.ods'#$Valeurs.$E$440]" office:value-type="string" office:string-value="T" calcext:value-type="string">
            <text:p>T</text:p>
          </table:table-cell>
          <table:table-cell table:style-name="ce18" table:formula="of:=['file:///D:/cglocal/sync/cg01/Prod/A431_Avicca_gracev2/060_Prod/mission2/GraceTHD-MCD/sources/gracethd-mcd-v2beta2b.ods'#$Valeurs.$F$440]" office:value-type="string" office:string-value="TECHNIQUE" calcext:value-type="string">
            <text:p>TECHN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41]" office:value-type="string" office:string-value="l_technologie_type" calcext:value-type="string">
            <text:p>l_technologie_type</text:p>
          </table:table-cell>
          <table:table-cell table:style-name="ce18" table:formula="of:=['file:///D:/cglocal/sync/cg01/Prod/A431_Avicca_gracev2/060_Prod/mission2/GraceTHD-MCD/sources/gracethd-mcd-v2beta2b.ods'#$Valeurs.$E$441]" office:value-type="string" office:string-value="CUT" calcext:value-type="string">
            <text:p>CUT</text:p>
          </table:table-cell>
          <table:table-cell table:style-name="ce18" table:formula="of:=['file:///D:/cglocal/sync/cg01/Prod/A431_Avicca_gracev2/060_Prod/mission2/GraceTHD-MCD/sources/gracethd-mcd-v2beta2b.ods'#$Valeurs.$F$441]" office:value-type="string" office:string-value="CUIVRE TELECOM" calcext:value-type="string">
            <text:p>CUIVRE TELECOM</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42]" office:value-type="string" office:string-value="l_technologie_type" calcext:value-type="string">
            <text:p>l_technologie_type</text:p>
          </table:table-cell>
          <table:table-cell table:style-name="ce18" table:formula="of:=['file:///D:/cglocal/sync/cg01/Prod/A431_Avicca_gracev2/060_Prod/mission2/GraceTHD-MCD/sources/gracethd-mcd-v2beta2b.ods'#$Valeurs.$E$442]" office:value-type="string" office:string-value="OPT" calcext:value-type="string">
            <text:p>OPT</text:p>
          </table:table-cell>
          <table:table-cell table:style-name="ce18" table:formula="of:=['file:///D:/cglocal/sync/cg01/Prod/A431_Avicca_gracev2/060_Prod/mission2/GraceTHD-MCD/sources/gracethd-mcd-v2beta2b.ods'#$Valeurs.$F$442]" office:value-type="string" office:string-value="OPTIQUE" calcext:value-type="string">
            <text:p>OPTIQU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43]" office:value-type="string" office:string-value="l_technologie_type" calcext:value-type="string">
            <text:p>l_technologie_type</text:p>
          </table:table-cell>
          <table:table-cell table:style-name="ce18" table:formula="of:=['file:///D:/cglocal/sync/cg01/Prod/A431_Avicca_gracev2/060_Prod/mission2/GraceTHD-MCD/sources/gracethd-mcd-v2beta2b.ods'#$Valeurs.$E$443]" office:value-type="string" office:string-value="COA" calcext:value-type="string">
            <text:p>COA</text:p>
          </table:table-cell>
          <table:table-cell table:style-name="ce18" table:formula="of:=['file:///D:/cglocal/sync/cg01/Prod/A431_Avicca_gracev2/060_Prod/mission2/GraceTHD-MCD/sources/gracethd-mcd-v2beta2b.ods'#$Valeurs.$F$443]" office:value-type="string" office:string-value="COAXIAL" calcext:value-type="string">
            <text:p>COAXIAL</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44]" office:value-type="string" office:string-value="l_technologie_type" calcext:value-type="string">
            <text:p>l_technologie_type</text:p>
          </table:table-cell>
          <table:table-cell table:style-name="ce18" table:formula="of:=['file:///D:/cglocal/sync/cg01/Prod/A431_Avicca_gracev2/060_Prod/mission2/GraceTHD-MCD/sources/gracethd-mcd-v2beta2b.ods'#$Valeurs.$E$444]" office:value-type="string" office:string-value="ECL" calcext:value-type="string">
            <text:p>ECL</text:p>
          </table:table-cell>
          <table:table-cell table:style-name="ce18" table:formula="of:=['file:///D:/cglocal/sync/cg01/Prod/A431_Avicca_gracev2/060_Prod/mission2/GraceTHD-MCD/sources/gracethd-mcd-v2beta2b.ods'#$Valeurs.$F$444]" office:value-type="string" office:string-value="ECLAIRAGE" calcext:value-type="string">
            <text:p>ECLAIRAG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45]" office:value-type="string" office:string-value="l_technologie_type" calcext:value-type="string">
            <text:p>l_technologie_type</text:p>
          </table:table-cell>
          <table:table-cell table:style-name="ce18" table:formula="of:=['file:///D:/cglocal/sync/cg01/Prod/A431_Avicca_gracev2/060_Prod/mission2/GraceTHD-MCD/sources/gracethd-mcd-v2beta2b.ods'#$Valeurs.$E$445]" office:value-type="string" office:string-value="ELE" calcext:value-type="string">
            <text:p>ELE</text:p>
          </table:table-cell>
          <table:table-cell table:style-name="ce18" table:formula="of:=['file:///D:/cglocal/sync/cg01/Prod/A431_Avicca_gracev2/060_Prod/mission2/GraceTHD-MCD/sources/gracethd-mcd-v2beta2b.ods'#$Valeurs.$F$445]" office:value-type="string" office:string-value="ELECTRICITE" calcext:value-type="string">
            <text:p>ELECTRICIT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46]" office:value-type="string" office:string-value="l_technologie_type" calcext:value-type="string">
            <text:p>l_technologie_type</text:p>
          </table:table-cell>
          <table:table-cell table:style-name="ce18" table:formula="of:=['file:///D:/cglocal/sync/cg01/Prod/A431_Avicca_gracev2/060_Prod/mission2/GraceTHD-MCD/sources/gracethd-mcd-v2beta2b.ods'#$Valeurs.$E$446]" office:value-type="string" office:string-value="VID" calcext:value-type="string">
            <text:p>VID</text:p>
          </table:table-cell>
          <table:table-cell table:style-name="ce18" table:formula="of:=['file:///D:/cglocal/sync/cg01/Prod/A431_Avicca_gracev2/060_Prod/mission2/GraceTHD-MCD/sources/gracethd-mcd-v2beta2b.ods'#$Valeurs.$F$446]" office:value-type="string" office:string-value="VIDEO PROTECTION" calcext:value-type="string">
            <text:p>VIDEO PROTECTION</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47]" office:value-type="string" office:string-value="l_technologie_type" calcext:value-type="string">
            <text:p>l_technologie_type</text:p>
          </table:table-cell>
          <table:table-cell table:style-name="ce18" table:formula="of:=['file:///D:/cglocal/sync/cg01/Prod/A431_Avicca_gracev2/060_Prod/mission2/GraceTHD-MCD/sources/gracethd-mcd-v2beta2b.ods'#$Valeurs.$E$447]" office:value-type="string" office:string-value="RAD" calcext:value-type="string">
            <text:p>RAD</text:p>
          </table:table-cell>
          <table:table-cell table:style-name="ce18" table:formula="of:=['file:///D:/cglocal/sync/cg01/Prod/A431_Avicca_gracev2/060_Prod/mission2/GraceTHD-MCD/sources/gracethd-mcd-v2beta2b.ods'#$Valeurs.$F$447]" office:value-type="string" office:string-value="RADIO" calcext:value-type="string">
            <text:p>RADIO</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48]" office:value-type="string" office:string-value="l_tiroir_type" calcext:value-type="string">
            <text:p>l_tiroir_type</text:p>
          </table:table-cell>
          <table:table-cell table:style-name="ce18" table:formula="of:=['file:///D:/cglocal/sync/cg01/Prod/A431_Avicca_gracev2/060_Prod/mission2/GraceTHD-MCD/sources/gracethd-mcd-v2beta2b.ods'#$Valeurs.$E$448]" office:value-type="string" office:string-value="TIROIR" calcext:value-type="string">
            <text:p>TIROIR</text:p>
          </table:table-cell>
          <table:table-cell table:style-name="ce18" table:formula="of:=['file:///D:/cglocal/sync/cg01/Prod/A431_Avicca_gracev2/060_Prod/mission2/GraceTHD-MCD/sources/gracethd-mcd-v2beta2b.ods'#$Valeurs.$F$448]" office:value-type="string" office:string-value="TIROIR" calcext:value-type="string">
            <text:p>TIROIR</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49]" office:value-type="string" office:string-value="l_tiroir_type" calcext:value-type="string">
            <text:p>l_tiroir_type</text:p>
          </table:table-cell>
          <table:table-cell table:style-name="ce18" table:formula="of:=['file:///D:/cglocal/sync/cg01/Prod/A431_Avicca_gracev2/060_Prod/mission2/GraceTHD-MCD/sources/gracethd-mcd-v2beta2b.ods'#$Valeurs.$E$449]" office:value-type="string" office:string-value="TETE" calcext:value-type="string">
            <text:p>TETE</text:p>
          </table:table-cell>
          <table:table-cell table:style-name="ce18" table:formula="of:=['file:///D:/cglocal/sync/cg01/Prod/A431_Avicca_gracev2/060_Prod/mission2/GraceTHD-MCD/sources/gracethd-mcd-v2beta2b.ods'#$Valeurs.$F$449]" office:value-type="string" office:string-value="TETE DE CABLE" calcext:value-type="string">
            <text:p>TETE DE CABL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50]" office:value-type="string" office:string-value="l_tube" calcext:value-type="string">
            <text:p>l_tube</text:p>
          </table:table-cell>
          <table:table-cell table:style-name="ce18" table:formula="of:=['file:///D:/cglocal/sync/cg01/Prod/A431_Avicca_gracev2/060_Prod/mission2/GraceTHD-MCD/sources/gracethd-mcd-v2beta2b.ods'#$Valeurs.$E$450]" office:value-type="float" office:value="1" calcext:value-type="float">
            <text:p>1</text:p>
          </table:table-cell>
          <table:table-cell table:style-name="ce18" table:formula="of:=['file:///D:/cglocal/sync/cg01/Prod/A431_Avicca_gracev2/060_Prod/mission2/GraceTHD-MCD/sources/gracethd-mcd-v2beta2b.ods'#$Valeurs.$F$450]" office:value-type="string" office:string-value="SOUS FAISCEAU ROUGE UNE BAGUE COURTE" calcext:value-type="string">
            <text:p>SOUS FAISCEAU ROUGE UNE BAGUE COURTE</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451]" office:value-type="string" office:string-value="l_tube" calcext:value-type="string">
            <text:p>l_tube</text:p>
          </table:table-cell>
          <table:table-cell table:style-name="ce18" table:formula="of:=['file:///D:/cglocal/sync/cg01/Prod/A431_Avicca_gracev2/060_Prod/mission2/GraceTHD-MCD/sources/gracethd-mcd-v2beta2b.ods'#$Valeurs.$E$451]" office:value-type="float" office:value="2" calcext:value-type="float">
            <text:p>2</text:p>
          </table:table-cell>
          <table:table-cell table:style-name="ce18" table:formula="of:=['file:///D:/cglocal/sync/cg01/Prod/A431_Avicca_gracev2/060_Prod/mission2/GraceTHD-MCD/sources/gracethd-mcd-v2beta2b.ods'#$Valeurs.$F$451]" office:value-type="string" office:string-value="SOUS FAISCEAU BLEU DEUX BAGUES COURTES" calcext:value-type="string">
            <text:p>SOUS FAISCEAU BLEU DEUX BAGUES COURTES</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452]" office:value-type="string" office:string-value="l_tube" calcext:value-type="string">
            <text:p>l_tube</text:p>
          </table:table-cell>
          <table:table-cell table:style-name="ce18" table:formula="of:=['file:///D:/cglocal/sync/cg01/Prod/A431_Avicca_gracev2/060_Prod/mission2/GraceTHD-MCD/sources/gracethd-mcd-v2beta2b.ods'#$Valeurs.$E$452]" office:value-type="float" office:value="3" calcext:value-type="float">
            <text:p>3</text:p>
          </table:table-cell>
          <table:table-cell table:style-name="ce18" table:formula="of:=['file:///D:/cglocal/sync/cg01/Prod/A431_Avicca_gracev2/060_Prod/mission2/GraceTHD-MCD/sources/gracethd-mcd-v2beta2b.ods'#$Valeurs.$F$452]" office:value-type="string" office:string-value="SOUS FAISCEAU VERT TROIS BAGUES COURTES" calcext:value-type="string">
            <text:p>SOUS FAISCEAU VERT TROIS BAGUES COURTES</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453]" office:value-type="string" office:string-value="l_tube" calcext:value-type="string">
            <text:p>l_tube</text:p>
          </table:table-cell>
          <table:table-cell table:style-name="ce18" table:formula="of:=['file:///D:/cglocal/sync/cg01/Prod/A431_Avicca_gracev2/060_Prod/mission2/GraceTHD-MCD/sources/gracethd-mcd-v2beta2b.ods'#$Valeurs.$E$453]" office:value-type="float" office:value="4" calcext:value-type="float">
            <text:p>4</text:p>
          </table:table-cell>
          <table:table-cell table:style-name="ce18" table:formula="of:=['file:///D:/cglocal/sync/cg01/Prod/A431_Avicca_gracev2/060_Prod/mission2/GraceTHD-MCD/sources/gracethd-mcd-v2beta2b.ods'#$Valeurs.$F$453]" office:value-type="string" office:string-value="SOUS FAISCEAU JAUNE QUATRE BAGUES COURTES" calcext:value-type="string">
            <text:p>SOUS FAISCEAU JAUNE QUATRE BAGUES COURTES</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54]" office:value-type="string" office:string-value="l_tube" calcext:value-type="string">
            <text:p>l_tube</text:p>
          </table:table-cell>
          <table:table-cell table:style-name="ce18" table:formula="of:=['file:///D:/cglocal/sync/cg01/Prod/A431_Avicca_gracev2/060_Prod/mission2/GraceTHD-MCD/sources/gracethd-mcd-v2beta2b.ods'#$Valeurs.$E$454]" office:value-type="float" office:value="5" calcext:value-type="float">
            <text:p>5</text:p>
          </table:table-cell>
          <table:table-cell table:style-name="ce18" table:formula="of:=['file:///D:/cglocal/sync/cg01/Prod/A431_Avicca_gracev2/060_Prod/mission2/GraceTHD-MCD/sources/gracethd-mcd-v2beta2b.ods'#$Valeurs.$F$454]" office:value-type="string" office:string-value="SOUS FAISCEAU VIOLET UNE BAGUE LONGUE" calcext:value-type="string">
            <text:p>SOUS FAISCEAU VIOLET UNE BAGUE LONGUE</text:p>
          </table:table-cell>
          <table:table-cell table:style-name="ce18"/>
          <table:table-cell table:number-columns-repeated="1019"/>
        </table:table-row>
        <table:table-row table:style-name="ro3">
          <table:table-cell table:style-name="ce18" table:formula="of:=['file:///D:/cglocal/sync/cg01/Prod/A431_Avicca_gracev2/060_Prod/mission2/GraceTHD-MCD/sources/gracethd-mcd-v2beta2b.ods'#$Valeurs.$D$455]" office:value-type="string" office:string-value="l_tube" calcext:value-type="string">
            <text:p>l_tube</text:p>
          </table:table-cell>
          <table:table-cell table:style-name="ce18" table:formula="of:=['file:///D:/cglocal/sync/cg01/Prod/A431_Avicca_gracev2/060_Prod/mission2/GraceTHD-MCD/sources/gracethd-mcd-v2beta2b.ods'#$Valeurs.$E$455]" office:value-type="float" office:value="6" calcext:value-type="float">
            <text:p>6</text:p>
          </table:table-cell>
          <table:table-cell table:style-name="ce18" table:formula="of:=['file:///D:/cglocal/sync/cg01/Prod/A431_Avicca_gracev2/060_Prod/mission2/GraceTHD-MCD/sources/gracethd-mcd-v2beta2b.ods'#$Valeurs.$F$455]" office:value-type="string" office:string-value="SOUS FAISCEAU BLANC UNE BAGUE LONGUE ET UNE BAGUE COURTE" calcext:value-type="string">
            <text:p>SOUS FAISCEAU BLANC UNE BAGUE LONGUE ET UNE BAGUE COURT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56]" office:value-type="string" office:string-value="l_zone_densite" calcext:value-type="string">
            <text:p>l_zone_densite</text:p>
          </table:table-cell>
          <table:table-cell table:style-name="ce18" table:formula="of:=['file:///D:/cglocal/sync/cg01/Prod/A431_Avicca_gracev2/060_Prod/mission2/GraceTHD-MCD/sources/gracethd-mcd-v2beta2b.ods'#$Valeurs.$E$456]" office:value-type="float" office:value="1" calcext:value-type="float">
            <text:p>1</text:p>
          </table:table-cell>
          <table:table-cell table:style-name="ce18" table:formula="of:=['file:///D:/cglocal/sync/cg01/Prod/A431_Avicca_gracev2/060_Prod/mission2/GraceTHD-MCD/sources/gracethd-mcd-v2beta2b.ods'#$Valeurs.$F$456]" office:value-type="string" office:string-value="ZTD HAUTE DENSITE" calcext:value-type="string">
            <text:p>ZTD HAUTE DENSIT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57]" office:value-type="string" office:string-value="l_zone_densite" calcext:value-type="string">
            <text:p>l_zone_densite</text:p>
          </table:table-cell>
          <table:table-cell table:style-name="ce18" table:formula="of:=['file:///D:/cglocal/sync/cg01/Prod/A431_Avicca_gracev2/060_Prod/mission2/GraceTHD-MCD/sources/gracethd-mcd-v2beta2b.ods'#$Valeurs.$E$457]" office:value-type="float" office:value="2" calcext:value-type="float">
            <text:p>2</text:p>
          </table:table-cell>
          <table:table-cell table:style-name="ce18" table:formula="of:=['file:///D:/cglocal/sync/cg01/Prod/A431_Avicca_gracev2/060_Prod/mission2/GraceTHD-MCD/sources/gracethd-mcd-v2beta2b.ods'#$Valeurs.$F$457]" office:value-type="string" office:string-value="ZTD BASSE DENSITE" calcext:value-type="string">
            <text:p>ZTD BASSE DENSITE</text:p>
          </table:table-cell>
          <table:table-cell table:style-name="ce18"/>
          <table:table-cell table:number-columns-repeated="1019"/>
        </table:table-row>
        <table:table-row table:style-name="ro1">
          <table:table-cell table:style-name="ce18" table:formula="of:=['file:///D:/cglocal/sync/cg01/Prod/A431_Avicca_gracev2/060_Prod/mission2/GraceTHD-MCD/sources/gracethd-mcd-v2beta2b.ods'#$Valeurs.$D$458]" office:value-type="string" office:string-value="l_zone_densite" calcext:value-type="string">
            <text:p>l_zone_densite</text:p>
          </table:table-cell>
          <table:table-cell table:style-name="ce18" table:formula="of:=['file:///D:/cglocal/sync/cg01/Prod/A431_Avicca_gracev2/060_Prod/mission2/GraceTHD-MCD/sources/gracethd-mcd-v2beta2b.ods'#$Valeurs.$E$458]" office:value-type="float" office:value="3" calcext:value-type="float">
            <text:p>3</text:p>
          </table:table-cell>
          <table:table-cell table:style-name="ce18" table:formula="of:=['file:///D:/cglocal/sync/cg01/Prod/A431_Avicca_gracev2/060_Prod/mission2/GraceTHD-MCD/sources/gracethd-mcd-v2beta2b.ods'#$Valeurs.$F$458]" office:value-type="string" office:string-value="ZMD" calcext:value-type="string">
            <text:p>ZMD</text:p>
          </table:table-cell>
          <table:table-cell table:style-name="ce18"/>
          <table:table-cell table:number-columns-repeated="1019"/>
        </table:table-row>
        <table:table-row table:style-name="ro1" table:number-rows-repeated="1048117">
          <table:table-cell table:number-columns-repeated="1023"/>
        </table:table-row>
        <table:table-row table:style-name="ro1">
          <table:table-cell table:number-columns-repeated="1023"/>
        </table:table-row>
      </table:table>
      <table:table table:name="'file:///D:/cglocal/sync/cg01/Prod/A431_Avicca_gracev2/060_Prod/mission2/GraceTHD-MCD/sources/gracethd-mcd-v2beta2b.ods'#Valeurs" table:print="false" table:style-name="ta_extref">
        <table:table-source xlink:type="simple" xlink:href="../../sources/gracethd-mcd-v2beta2b.ods" table:table-name="Valeurs" table:mode="copy-results-only"/>
        <table:table-column table:number-columns-repeated="7"/>
        <table:table-row>
          <table:table-cell table:number-columns-repeated="3"/>
          <table:table-cell table:style-name="ce1" office:value-type="string">
            <text:p>TABLE</text:p>
          </table:table-cell>
          <table:table-cell table:style-name="ce1" office:value-type="string">
            <text:p>code</text:p>
          </table:table-cell>
          <table:table-cell table:style-name="ce1" office:value-type="string">
            <text:p>libelle</text:p>
          </table:table-cell>
          <table:table-cell table:style-name="ce1" office:value-type="string">
            <text:p>definition</text:p>
          </table:table-cell>
        </table:table-row>
        <table:table-row>
          <table:table-cell table:number-columns-repeated="3"/>
          <table:table-cell table:style-name="ce1" office:value-type="string">
            <text:p>l_adresse_etat</text:p>
          </table:table-cell>
          <table:table-cell table:style-name="ce1" office:value-type="string">
            <text:p>CI</text:p>
          </table:table-cell>
          <table:table-cell table:style-name="ce1" office:value-type="string">
            <text:p>CIBLE</text:p>
          </table:table-cell>
        </table:table-row>
        <table:table-row>
          <table:table-cell table:number-columns-repeated="3"/>
          <table:table-cell table:style-name="ce1" office:value-type="string">
            <text:p>l_adresse_etat</text:p>
          </table:table-cell>
          <table:table-cell table:style-name="ce1" office:value-type="string">
            <text:p>SI</text:p>
          </table:table-cell>
          <table:table-cell table:style-name="ce1" office:value-type="string">
            <text:p>SIGNE</text:p>
          </table:table-cell>
        </table:table-row>
        <table:table-row>
          <table:table-cell table:number-columns-repeated="3"/>
          <table:table-cell table:style-name="ce1" office:value-type="string">
            <text:p>l_adresse_etat</text:p>
          </table:table-cell>
          <table:table-cell table:style-name="ce1" office:value-type="string">
            <text:p>EC</text:p>
          </table:table-cell>
          <table:table-cell table:style-name="ce1" office:value-type="string">
            <text:p>EN COURS DE DEPLOIEMENT</text:p>
          </table:table-cell>
        </table:table-row>
        <table:table-row>
          <table:table-cell table:number-columns-repeated="3"/>
          <table:table-cell table:style-name="ce1" office:value-type="string">
            <text:p>l_adresse_etat</text:p>
          </table:table-cell>
          <table:table-cell table:style-name="ce1" office:value-type="string">
            <text:p>DE</text:p>
          </table:table-cell>
          <table:table-cell table:style-name="ce1" office:value-type="string">
            <text:p>DEPLOYE</text:p>
          </table:table-cell>
        </table:table-row>
        <table:table-row>
          <table:table-cell table:number-columns-repeated="3"/>
          <table:table-cell table:style-name="ce1" office:value-type="string">
            <text:p>l_adresse_etat</text:p>
          </table:table-cell>
          <table:table-cell table:style-name="ce1" office:value-type="string">
            <text:p>AB</text:p>
          </table:table-cell>
          <table:table-cell table:style-name="ce1" office:value-type="string">
            <text:p>ABANDONNE</text:p>
          </table:table-cell>
        </table:table-row>
        <table:table-row>
          <table:table-cell table:number-columns-repeated="3"/>
          <table:table-cell table:style-name="ce1" office:value-type="string">
            <text:p>l_baie_type</text:p>
          </table:table-cell>
          <table:table-cell table:style-name="ce1" office:value-type="string">
            <text:p>BAIE</text:p>
          </table:table-cell>
          <table:table-cell table:style-name="ce1" office:value-type="string">
            <text:p>BAIE</text:p>
          </table:table-cell>
        </table:table-row>
        <table:table-row>
          <table:table-cell table:number-columns-repeated="3"/>
          <table:table-cell table:style-name="ce1" office:value-type="string">
            <text:p>l_baie_type</text:p>
          </table:table-cell>
          <table:table-cell table:style-name="ce1" office:value-type="string">
            <text:p>FERME</text:p>
          </table:table-cell>
          <table:table-cell table:style-name="ce1" office:value-type="string">
            <text:p>FERME</text:p>
          </table:table-cell>
        </table:table-row>
        <table:table-row>
          <table:table-cell table:number-columns-repeated="3"/>
          <table:table-cell table:style-name="ce1" office:value-type="string">
            <text:p>l_bp_racco</text:p>
          </table:table-cell>
          <table:table-cell table:style-name="ce1" office:value-type="string">
            <text:p>FCLI01</text:p>
          </table:table-cell>
          <table:table-cell table:style-name="ce1" office:value-type="string">
            <text:p>CLIENT : CONTACT ERRONE</text:p>
          </table:table-cell>
          <table:table-cell table:style-name="ce1" office:value-type="string">
            <text:p>Le client ne peut être joint, exemple son nom ou ses coordonnées téléphoniques sont erronnées
Utilisé dans le cas de raccordement par l OI</text:p>
          </table:table-cell>
        </table:table-row>
        <table:table-row>
          <table:table-cell table:number-columns-repeated="3"/>
          <table:table-cell table:style-name="ce1" office:value-type="string">
            <text:p>l_bp_racco</text:p>
          </table:table-cell>
          <table:table-cell table:style-name="ce1" office:value-type="string">
            <text:p>FCLI02</text:p>
          </table:table-cell>
          <table:table-cell table:style-name="ce1" office:value-type="string">
            <text:p>CLIENT : CLIENT INJOIGNABLE IMPOSSIBLE DE PRENDRE RDV</text:p>
          </table:table-cell>
          <table:table-cell table:style-name="ce1" office:value-type="string">
            <text:p>Les coordonnées ne sont pas nécessairement erronnées mais le client n est pas joignable (ne répond pas). La définition précise de ne répond pas n est pas normalisée Interop
Utilisé dans le cas de raccordement par l OI</text:p>
          </table:table-cell>
        </table:table-row>
        <table:table-row>
          <table:table-cell table:number-columns-repeated="3"/>
          <table:table-cell table:style-name="ce1" office:value-type="string">
            <text:p>l_bp_racco</text:p>
          </table:table-cell>
          <table:table-cell table:style-name="ce1" office:value-type="string">
            <text:p>FCLI03</text:p>
          </table:table-cell>
          <table:table-cell table:style-name="ce1" office:value-type="string">
            <text:p>CLIENT : CLIENT N HABITE PAS A L ADRESSE INDIQUEE</text:p>
          </table:table-cell>
          <table:table-cell table:style-name="ce1" office:value-type="string">
            <text:p>Le RDV a été pris, lors du déplacement le technicien constate que le client n habite pas à l adresse indiquée par l OC</text:p>
          </table:table-cell>
        </table:table-row>
        <table:table-row>
          <table:table-cell table:number-columns-repeated="3"/>
          <table:table-cell table:style-name="ce1" office:value-type="string">
            <text:p>l_bp_racco</text:p>
          </table:table-cell>
          <table:table-cell table:style-name="ce1" office:value-type="string">
            <text:p>FCLI04</text:p>
          </table:table-cell>
          <table:table-cell table:style-name="ce1" office:value-type="string">
            <text:p>CLIENT : DEMANDE ANNULATION DE LA COMMANDE PAR LE CLIENT FINAL</text:p>
          </table:table-cell>
          <table:table-cell table:style-name="ce1" office:value-type="string">
            <text:p>Que ce soit en amont du RDV ou lors du RDV, le client demande à annuler sa commande
Utilisé dans le cas de raccordement par l OI</text:p>
          </table:table-cell>
        </table:table-row>
        <table:table-row>
          <table:table-cell table:number-columns-repeated="3"/>
          <table:table-cell table:style-name="ce1" office:value-type="string">
            <text:p>l_bp_racco</text:p>
          </table:table-cell>
          <table:table-cell table:style-name="ce1" office:value-type="string">
            <text:p>FCLI05</text:p>
          </table:table-cell>
          <table:table-cell table:style-name="ce1" office:value-type="string">
            <text:p>CLIENT : REFUS TRAVAUX CLIENT </text:p>
          </table:table-cell>
          <table:table-cell table:style-name="ce1" office:value-type="string">
            <text:p>Que ce soit en amont du RDV ou lors du RDV, le client refuse les travaux (percement, etc.) 
Utilisé dans le cas de raccordement par l OI</text:p>
          </table:table-cell>
        </table:table-row>
        <table:table-row>
          <table:table-cell table:number-columns-repeated="3"/>
          <table:table-cell table:style-name="ce1" office:value-type="string">
            <text:p>l_bp_racco</text:p>
          </table:table-cell>
          <table:table-cell table:style-name="ce1" office:value-type="string">
            <text:p>FCLI06</text:p>
          </table:table-cell>
          <table:table-cell table:style-name="ce1" office:value-type="string">
            <text:p>CLIENT : REFUS GESTIONNAIRE IMMEUBLE</text:p>
          </table:table-cell>
          <table:table-cell table:style-name="ce1" office:value-type="string">
            <text:p>Lors du raccordement client, un passage en apparent sur le palier est nécessaire et a été refusé par le gestionnaire (par exemple car les goulottes sont saturées ou le palier a été refait)</text:p>
          </table:table-cell>
        </table:table-row>
        <table:table-row>
          <table:table-cell table:number-columns-repeated="3"/>
          <table:table-cell table:style-name="ce1" office:value-type="string">
            <text:p>l_bp_racco</text:p>
          </table:table-cell>
          <table:table-cell table:style-name="ce1" office:value-type="string">
            <text:p>FCLI07</text:p>
          </table:table-cell>
          <table:table-cell table:style-name="ce1" office:value-type="string">
            <text:p>CLIENT : CLIENT ABSENT LORS DE L INTERVENTION</text:p>
          </table:table-cell>
          <table:table-cell table:style-name="ce1" office:value-type="string">
            <text:p>Lors du RDV, le client est absent
Utilisé dans le cas de raccordement par l OI</text:p>
          </table:table-cell>
        </table:table-row>
        <table:table-row>
          <table:table-cell table:number-columns-repeated="3"/>
          <table:table-cell table:style-name="ce1" office:value-type="string">
            <text:p>l_bp_racco</text:p>
          </table:table-cell>
          <table:table-cell table:style-name="ce1" office:value-type="string">
            <text:p>FADR01</text:p>
          </table:table-cell>
          <table:table-cell table:style-name="ce1" office:value-type="string">
            <text:p>ADRESSE : CODE ADRESSE IMMEUBLE INEXISTANT DANS LE REFERENTIEL OI</text:p>
          </table:table-cell>
          <table:table-cell table:style-name="ce1" office:value-type="string">
            <text:p>L OC envoie des codes adresses inexistants de l OI
Les informations d adresse sont contrôlées dans l ordre suivant :
1 Hexaclé 
2 INSEE/RIVOLI/NUM VOIE/ COMPL VOIE
3 Triplet Hexavia/numéro de voie /complément de voie 
4 coordonnées xy 
… (cf Interop)</text:p>
          </table:table-cell>
        </table:table-row>
        <table:table-row>
          <table:table-cell table:number-columns-repeated="3"/>
          <table:table-cell table:style-name="ce1" office:value-type="string">
            <text:p>l_bp_racco</text:p>
          </table:table-cell>
          <table:table-cell table:style-name="ce1" office:value-type="string">
            <text:p>FADR02</text:p>
          </table:table-cell>
          <table:table-cell table:style-name="ce1" office:value-type="string">
            <text:p>ADRESSE : BATIMENT MANQUANT OU INEXISTANT DANS LE REFERENTIEL OI</text:p>
          </table:table-cell>
          <table:table-cell table:style-name="ce1" office:value-type="string">
            <text:p>L adresse a été reconnue mais le batiment est manquant ou inexistant dans le référentiel de l OI</text:p>
          </table:table-cell>
        </table:table-row>
        <table:table-row>
          <table:table-cell table:number-columns-repeated="3"/>
          <table:table-cell table:style-name="ce1" office:value-type="string">
            <text:p>l_bp_racco</text:p>
          </table:table-cell>
          <table:table-cell table:style-name="ce1" office:value-type="string">
            <text:p>FADR03</text:p>
          </table:table-cell>
          <table:table-cell table:style-name="ce1" office:value-type="string">
            <text:p>ADRESSE : ESCALIER MANQUANT OU INEXISTANT DANS LE REFERENTIEL OI</text:p>
          </table:table-cell>
          <table:table-cell table:style-name="ce1" office:value-type="string">
            <text:p>L adresse et le batiment ont été reconnus mais l escalier est manquant ou inexistant dans le référentiel de l OI</text:p>
          </table:table-cell>
        </table:table-row>
        <table:table-row>
          <table:table-cell table:number-columns-repeated="3"/>
          <table:table-cell table:style-name="ce1" office:value-type="string">
            <text:p>l_bp_racco</text:p>
          </table:table-cell>
          <table:table-cell table:style-name="ce1" office:value-type="string">
            <text:p>FADR04</text:p>
          </table:table-cell>
          <table:table-cell table:style-name="ce1" office:value-type="string">
            <text:p>ADRESSE : ETAGE MANQUANT OU INEXISTANT DANS LE REFERENTIEL OI</text:p>
          </table:table-cell>
          <table:table-cell table:style-name="ce1" office:value-type="string">
            <text:p>L adresse, le batiment et l escalier ont été reconnus mais l étage est manquant ou inexistant dans le référentiel de l OI</text:p>
          </table:table-cell>
        </table:table-row>
        <table:table-row>
          <table:table-cell table:number-columns-repeated="3"/>
          <table:table-cell table:style-name="ce1" office:value-type="string">
            <text:p>l_bp_racco</text:p>
          </table:table-cell>
          <table:table-cell table:style-name="ce1" office:value-type="string">
            <text:p>FIMP01</text:p>
          </table:table-cell>
          <table:table-cell table:style-name="ce1" office:value-type="string">
            <text:p>TRAITEMENT IMPOSSIBLE : PTO REQUISE</text:p>
          </table:table-cell>
          <table:table-cell table:style-name="ce1" office:value-type="string">
            <text:p>L OC est tenu de passer une référence PTO dans sa commande. L OI refuse la commande.</text:p>
          </table:table-cell>
        </table:table-row>
        <table:table-row>
          <table:table-cell table:number-columns-repeated="3"/>
          <table:table-cell table:style-name="ce1" office:value-type="string">
            <text:p>l_bp_racco</text:p>
          </table:table-cell>
          <table:table-cell table:style-name="ce1" office:value-type="string">
            <text:p>FIMP02</text:p>
          </table:table-cell>
          <table:table-cell table:style-name="ce1" office:value-type="string">
            <text:p>TRAITEMENT IMPOSSIBLE : PTO INEXISTANTE DANS LE REFERENTIEL OI</text:p>
          </table:table-cell>
          <table:table-cell table:style-name="ce1" office:value-type="string">
            <text:p>L OC a fourni une référence PTO dans sa commande mais elle est inconnue de l OI</text:p>
          </table:table-cell>
        </table:table-row>
        <table:table-row>
          <table:table-cell table:number-columns-repeated="3"/>
          <table:table-cell table:style-name="ce1" office:value-type="string">
            <text:p>l_bp_racco</text:p>
          </table:table-cell>
          <table:table-cell table:style-name="ce1" office:value-type="string">
            <text:p>FIMP03</text:p>
          </table:table-cell>
          <table:table-cell table:style-name="ce1" office:value-type="string">
            <text:p>TRAITEMENT IMPOSSIBLE : PTO INCONNUE A L ADRESSE</text:p>
          </table:table-cell>
          <table:table-cell table:style-name="ce1" office:value-type="string">
            <text:p>L OC a fourni une référence PTO dans sa commande, elle est connue de l OI mais est incohérente par rapport à l adresse complète (y compris batiment/escalier/étage) dans le référentiel de l OI</text:p>
          </table:table-cell>
        </table:table-row>
        <table:table-row>
          <table:table-cell table:number-columns-repeated="3"/>
          <table:table-cell table:style-name="ce1" office:value-type="string">
            <text:p>l_bp_racco</text:p>
          </table:table-cell>
          <table:table-cell table:style-name="ce1" office:value-type="string">
            <text:p>FIMP04</text:p>
          </table:table-cell>
          <table:table-cell table:style-name="ce1" office:value-type="string">
            <text:p>TRAITEMENT IMPOSSIBLE : REF PRESTATION PM INEXISTANTE DANS LE REFERENTIEL OI</text:p>
          </table:table-cell>
          <table:table-cell table:style-name="ce1" office:value-type="string">
            <text:p>L OC a renvoyé une référence prestation PM inconnue de l OI (exemple l OC se trompe dans la référence PM ou l OI n a pas communiqué un changement de référence PM)</text:p>
          </table:table-cell>
        </table:table-row>
        <table:table-row>
          <table:table-cell table:number-columns-repeated="3"/>
          <table:table-cell table:style-name="ce1" office:value-type="string">
            <text:p>l_bp_racco</text:p>
          </table:table-cell>
          <table:table-cell table:style-name="ce1" office:value-type="string">
            <text:p>FIMP05</text:p>
          </table:table-cell>
          <table:table-cell table:style-name="ce1" office:value-type="string">
            <text:p>TRAITEMENT IMPOSSIBLE : REF PRESTATION PM ET ADRESSE INCOHERENTES</text:p>
          </table:table-cell>
          <table:table-cell table:style-name="ce1" office:value-type="string">
            <text:p>La reference prestation PM existe mais n est pas cohérente avec l adresse communiquée</text:p>
          </table:table-cell>
        </table:table-row>
        <table:table-row>
          <table:table-cell table:number-columns-repeated="3"/>
          <table:table-cell table:style-name="ce1" office:value-type="string">
            <text:p>l_bp_racco</text:p>
          </table:table-cell>
          <table:table-cell table:style-name="ce1" office:value-type="string">
            <text:p>FIMP06</text:p>
          </table:table-cell>
          <table:table-cell table:style-name="ce1" office:value-type="string">
            <text:p>TRAITEMENT IMPOSSIBLE : TYPE DE COMMANDE IRRECEVABLE SUR CETTE REF PRESTATION PM</text:p>
          </table:table-cell>
          <table:table-cell table:style-name="ce1" office:value-type="string">
            <text:p>La reference prestation PM existe, elle est cohérente avec l adresse communiquée mais elle est irrecevable (par exemple le type de commande est incompatible avec le choix de cofinancement ou de location du PM)</text:p>
          </table:table-cell>
        </table:table-row>
        <table:table-row>
          <table:table-cell table:number-columns-repeated="3"/>
          <table:table-cell table:style-name="ce1" office:value-type="string">
            <text:p>l_bp_racco</text:p>
          </table:table-cell>
          <table:table-cell table:style-name="ce1" office:value-type="string">
            <text:p>FIMP07</text:p>
          </table:table-cell>
          <table:table-cell table:style-name="ce1" office:value-type="string">
            <text:p>TRAITEMENT IMPOSSIBLE : PM INEXISTANT DANS LE REFERENTIEL OI</text:p>
          </table:table-cell>
          <table:table-cell table:style-name="ce1" office:value-type="string">
            <text:p>L OC envoie une commande d accès sur un PM inexistant dans le référentiel de l OI (exemple changement de reference PM par l OI non communiqué à l OC ou erreur de l OC dans l envoi de la référence)</text:p>
          </table:table-cell>
        </table:table-row>
        <table:table-row>
          <table:table-cell table:number-columns-repeated="3"/>
          <table:table-cell table:style-name="ce1" office:value-type="string">
            <text:p>l_bp_racco</text:p>
          </table:table-cell>
          <table:table-cell table:style-name="ce1" office:value-type="string">
            <text:p>FIMP08</text:p>
          </table:table-cell>
          <table:table-cell table:style-name="ce1" office:value-type="string">
            <text:p>TRAITEMENT IMPOSSIBLE : PM ET ADRESSE INCOHERENTS</text:p>
          </table:table-cell>
          <table:table-cell table:style-name="ce1" office:value-type="string">
            <text:p>L OC envoie une commande d accès sur un PM connu dans le référentiel de l OI mais incohérent avec l adresse</text:p>
          </table:table-cell>
        </table:table-row>
        <table:table-row>
          <table:table-cell table:number-columns-repeated="3"/>
          <table:table-cell table:style-name="ce1" office:value-type="string">
            <text:p>l_bp_racco</text:p>
          </table:table-cell>
          <table:table-cell table:style-name="ce1" office:value-type="string">
            <text:p>FIMP09</text:p>
          </table:table-cell>
          <table:table-cell table:style-name="ce1" office:value-type="string">
            <text:p>TRAITEMENT IMPOSSIBLE : COMMANDE IRRECEVABLE SUR CE PM</text:p>
          </table:table-cell>
          <table:table-cell table:style-name="ce1" office:value-type="string">
            <text:p>L OC n est pas adducté au PM ou il n a pas retourné toutes les infos ou documents attendus ou l OI n a pas intégré les données retournées par l OC ou l OI rejette la commande qui est passée avant la date de MESC ARCEP</text:p>
          </table:table-cell>
        </table:table-row>
        <table:table-row>
          <table:table-cell table:number-columns-repeated="3"/>
          <table:table-cell table:style-name="ce1" office:value-type="string">
            <text:p>l_bp_racco</text:p>
          </table:table-cell>
          <table:table-cell table:style-name="ce1" office:value-type="string">
            <text:p>FIMP10</text:p>
          </table:table-cell>
          <table:table-cell table:style-name="ce1" office:value-type="string">
            <text:p>TRAITEMENT IMPOSSIBLE : COMMANDE IRRECEVABLE SUR CETTE ADRESSE</text:p>
          </table:table-cell>
          <table:table-cell table:style-name="ce1" office:value-type="string">
            <text:p>L adresse n a pas été mise à disposition à l OC (le CR MAD n a pas été emis sur cette adresse)</text:p>
          </table:table-cell>
        </table:table-row>
        <table:table-row>
          <table:table-cell table:number-columns-repeated="3"/>
          <table:table-cell table:style-name="ce1" office:value-type="string">
            <text:p>l_bp_racco</text:p>
          </table:table-cell>
          <table:table-cell table:style-name="ce1" office:value-type="string">
            <text:p>FIMP11</text:p>
          </table:table-cell>
          <table:table-cell table:style-name="ce1" office:value-type="string">
            <text:p>TRAITEMENT IMPOSSIBLE : ADRESSE INELIGIBLE TEMPORAIREMENT</text:p>
          </table:table-cell>
          <table:table-cell table:style-name="ce1" office:value-type="string">
            <text:p>Le site est temporairement ineligible par exemple en maintenance</text:p>
          </table:table-cell>
        </table:table-row>
        <table:table-row>
          <table:table-cell table:number-columns-repeated="3"/>
          <table:table-cell table:style-name="ce1" office:value-type="string">
            <text:p>l_bp_racco</text:p>
          </table:table-cell>
          <table:table-cell table:style-name="ce1" office:value-type="string">
            <text:p>FIMP12</text:p>
          </table:table-cell>
          <table:table-cell table:style-name="ce1" office:value-type="string">
            <text:p>TRAITEMENT IMPOSSIBLE : TYPE COMMANDE ERRONNE</text:p>
          </table:table-cell>
          <table:table-cell table:style-name="ce1" office:value-type="string">
            <text:p>La valeur du champ TypeCommandeDemande n est pas une des valeurs attendues </text:p>
          </table:table-cell>
        </table:table-row>
        <table:table-row>
          <table:table-cell table:number-columns-repeated="3"/>
          <table:table-cell table:style-name="ce1" office:value-type="string">
            <text:p>l_bp_racco</text:p>
          </table:table-cell>
          <table:table-cell table:style-name="ce1" office:value-type="string">
            <text:p>FIMP13</text:p>
          </table:table-cell>
          <table:table-cell table:style-name="ce1" office:value-type="string">
            <text:p>TRAITEMENT IMPOSSIBLE : IDENTIFIANT COMMANDE INTERNE OC DEJA UTILISE</text:p>
          </table:table-cell>
          <table:table-cell table:style-name="ce1" office:value-type="string">
            <text:p>L OC envoie une commande en utilisant une commande interne déjà envoyée. Il s agit potentiellement d un doublon de commande</text:p>
          </table:table-cell>
        </table:table-row>
        <table:table-row>
          <table:table-cell table:number-columns-repeated="3"/>
          <table:table-cell table:style-name="ce1" office:value-type="string">
            <text:p>l_bp_racco</text:p>
          </table:table-cell>
          <table:table-cell table:style-name="ce1" office:value-type="string">
            <text:p>FIMP14</text:p>
          </table:table-cell>
          <table:table-cell table:style-name="ce1" office:value-type="string">
            <text:p>TRAITEMENT IMPOSSIBLE : IDENTIFIANT COMMANDE INTERNE OC INCONNUE</text:p>
          </table:table-cell>
          <table:table-cell table:style-name="ce1" office:value-type="string">
            <text:p>L OC annule ou résilie une commande en utilisant un identifiant inconnu de l OI </text:p>
          </table:table-cell>
        </table:table-row>
        <table:table-row>
          <table:table-cell table:number-columns-repeated="3"/>
          <table:table-cell table:style-name="ce1" office:value-type="string">
            <text:p>l_bp_racco</text:p>
          </table:table-cell>
          <table:table-cell table:style-name="ce1" office:value-type="string">
            <text:p>FIMP15</text:p>
          </table:table-cell>
          <table:table-cell table:style-name="ce1" office:value-type="string">
            <text:p>TRAITEMENT IMPOSSIBLE : CHAMPS OBLIGATOIRES MANQUANTS</text:p>
          </table:table-cell>
          <table:table-cell table:style-name="ce1" office:value-type="string">
            <text:p>L OC envoie une commande incomplète 
Bonne pratique : l opérateur emetteur du flux de rejet indique dans le champ commentaire du rejet le premier champ obligatoire manquant</text:p>
          </table:table-cell>
        </table:table-row>
        <table:table-row>
          <table:table-cell table:number-columns-repeated="3"/>
          <table:table-cell table:style-name="ce1" office:value-type="string">
            <text:p>l_bp_racco</text:p>
          </table:table-cell>
          <table:table-cell table:style-name="ce1" office:value-type="string">
            <text:p>FIMP16</text:p>
          </table:table-cell>
          <table:table-cell table:style-name="ce1" office:value-type="string">
            <text:p>TRAITEMENT IMPOSSIBLE : CHAMPS INCOHERENTS</text:p>
          </table:table-cell>
          <table:table-cell table:style-name="ce1" office:value-type="string">
            <text:p>L OC envoie la commande avec une erreur de format (exemple chaine de caractère envoyée vs date attendue, champ présent non attendu...) ... (cf Interop)</text:p>
          </table:table-cell>
        </table:table-row>
        <table:table-row>
          <table:table-cell table:number-columns-repeated="3"/>
          <table:table-cell table:style-name="ce1" office:value-type="string">
            <text:p>l_bp_racco</text:p>
          </table:table-cell>
          <table:table-cell table:style-name="ce1" office:value-type="string">
            <text:p>FIMP17</text:p>
          </table:table-cell>
          <table:table-cell table:style-name="ce1" office:value-type="string">
            <text:p>TRAITEMENT IMPOSSIBLE : PTO INEXISTANTE</text:p>
          </table:table-cell>
          <table:table-cell table:style-name="ce1" office:value-type="string">
            <text:p>Lorsqu une commande a été passée avec PTO posée, qu elle n exite pas dans le logement et que le problème n a pas pu être résolu par un reprovisionning à chaud. </text:p>
          </table:table-cell>
        </table:table-row>
        <table:table-row>
          <table:table-cell table:number-columns-repeated="3"/>
          <table:table-cell table:style-name="ce1" office:value-type="string">
            <text:p>l_bp_racco</text:p>
          </table:table-cell>
          <table:table-cell table:style-name="ce1" office:value-type="string">
            <text:p>FIMP18</text:p>
          </table:table-cell>
          <table:table-cell table:style-name="ce1" office:value-type="string">
            <text:p>TRAITEMENT IMPOSSIBLE : PTO EXISTANTE</text:p>
          </table:table-cell>
          <table:table-cell table:style-name="ce1" office: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row>
        <table:table-row>
          <table:table-cell table:number-columns-repeated="3"/>
          <table:table-cell table:style-name="ce1" office:value-type="string">
            <text:p>l_bp_racco</text:p>
          </table:table-cell>
          <table:table-cell table:style-name="ce1" office:value-type="string">
            <text:p>FIMP19</text:p>
          </table:table-cell>
          <table:table-cell table:style-name="ce1" office:value-type="string">
            <text:p>TRAITEMENT IMPOSSIBLE : PTO DEJA AFFECTEE A L OC</text:p>
          </table:table-cell>
          <table:table-cell table:style-name="ce1" office: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row>
        <table:table-row>
          <table:table-cell table:number-columns-repeated="3"/>
          <table:table-cell table:style-name="ce1" office:value-type="string">
            <text:p>l_bp_racco</text:p>
          </table:table-cell>
          <table:table-cell table:style-name="ce1" office:value-type="string">
            <text:p>FINT01</text:p>
          </table:table-cell>
          <table:table-cell table:style-name="ce1" office:value-type="string">
            <text:p>ECHEC PRODUCTION : PB OU PM SATURE</text:p>
          </table:table-cell>
          <table:table-cell table:style-name="ce1" office:value-type="string">
            <text:p>L OI signifie à l OC qu il n est pas en mesure de fournir une route optique parce que vu de son SI le PB ou le PM est saturé</text:p>
          </table:table-cell>
        </table:table-row>
        <table:table-row>
          <table:table-cell table:number-columns-repeated="3"/>
          <table:table-cell table:style-name="ce1" office:value-type="string">
            <text:p>l_bp_racco</text:p>
          </table:table-cell>
          <table:table-cell table:style-name="ce1" office:value-type="string">
            <text:p>FINT02</text:p>
          </table:table-cell>
          <table:table-cell table:style-name="ce1" office:value-type="string">
            <text:p>ECHEC PRODUCTION : SATURATION VIRTUELLE PB OU PM</text:p>
          </table:table-cell>
          <table:table-cell table:style-name="ce1" office:value-type="string">
            <text:p>L OI signifie à l OC qu il n est pas en mesure de fournir une route optique en raison d une saturation virtuelle identifiée mais non traitée simultanément. ... (cf Interop)</text:p>
          </table:table-cell>
        </table:table-row>
        <table:table-row>
          <table:table-cell table:number-columns-repeated="3"/>
          <table:table-cell table:style-name="ce1" office:value-type="string">
            <text:p>l_bp_racco</text:p>
          </table:table-cell>
          <table:table-cell table:style-name="ce1" office:value-type="string">
            <text:p>FINT03</text:p>
          </table:table-cell>
          <table:table-cell table:style-name="ce1" office:value-type="string">
            <text:p>ECHEC PRODUCTION : HOTLINE OI INJOIGNABLE</text:p>
          </table:table-cell>
          <table:table-cell table:style-name="ce1" office:value-type="string">
            <text:p>L OC n a pas réussi à joindre la hotline sur le terrain et envoi un code rejet à l OI pour passer en reprovisionning à froid. </text:p>
          </table:table-cell>
        </table:table-row>
        <table:table-row>
          <table:table-cell table:number-columns-repeated="3"/>
          <table:table-cell table:style-name="ce1" office:value-type="string">
            <text:p>l_bp_racco</text:p>
          </table:table-cell>
          <table:table-cell table:style-name="ce1" office:value-type="string">
            <text:p>FINT04</text:p>
          </table:table-cell>
          <table:table-cell table:style-name="ce1" office:value-type="string">
            <text:p>ECHEC PRODUCTION : ABSENCE DE CONTINUITE OPTIQUE</text:p>
          </table:table-cell>
          <table:table-cell table:style-name="ce1" office:value-type="string">
            <text:p>L OC constate sur le terrain qu il n y a pas de continuité sur la fibre et n a pas pu obtenir une nouvelle route optique via la hotline</text:p>
          </table:table-cell>
        </table:table-row>
        <table:table-row>
          <table:table-cell table:number-columns-repeated="3"/>
          <table:table-cell table:style-name="ce1" office:value-type="string">
            <text:p>l_bp_racco</text:p>
          </table:table-cell>
          <table:table-cell table:style-name="ce1" office:value-type="string">
            <text:p>FINT05</text:p>
          </table:table-cell>
          <table:table-cell table:style-name="ce1" office:value-type="string">
            <text:p>ECHEC PRODUCTION : AFFAIBLISSEMENT TROP IMPORTANT</text:p>
          </table:table-cell>
          <table:table-cell table:style-name="ce1" office:value-type="string">
            <text:p>L OC constate sur le terrain que l affaiblissement sur la fibre est hors norme et n a pas pu obtenir correction via la hotline</text:p>
          </table:table-cell>
        </table:table-row>
        <table:table-row>
          <table:table-cell table:number-columns-repeated="3"/>
          <table:table-cell table:style-name="ce1" office:value-type="string">
            <text:p>l_bp_racco</text:p>
          </table:table-cell>
          <table:table-cell table:style-name="ce1" office:value-type="string">
            <text:p>FINT06</text:p>
          </table:table-cell>
          <table:table-cell table:style-name="ce1" office:value-type="string">
            <text:p>ECHEC PRODUCTION : ROUTE OPTIQUE DEJA UTILISEE</text:p>
          </table:table-cell>
          <table:table-cell table:style-name="ce1" office:value-type="string">
            <text:p>L OC constate sur le terrain que la route qui lui a été transmise est déjà soudée pour un autre raccordement et n a pas pu obtenir une route optique appropriée via la hotline</text:p>
          </table:table-cell>
        </table:table-row>
        <table:table-row>
          <table:table-cell table:number-columns-repeated="3"/>
          <table:table-cell table:style-name="ce1" office:value-type="string">
            <text:p>l_bp_racco</text:p>
          </table:table-cell>
          <table:table-cell table:style-name="ce1" office:value-type="string">
            <text:p>FINT07</text:p>
          </table:table-cell>
          <table:table-cell table:style-name="ce1" office:value-type="string">
            <text:p>ECHEC PRODUCTION : INFORMATIONS ROUTE OPTIQUE ERRONEES</text:p>
          </table:table-cell>
          <table:table-cell table:style-name="ce1" office:value-type="string">
            <text:p>L OC constate sur le terrain que la route optique donnée n existe pas et n a pas pu obtenir une route optique appropriée</text:p>
          </table:table-cell>
        </table:table-row>
        <table:table-row>
          <table:table-cell table:number-columns-repeated="3"/>
          <table:table-cell table:style-name="ce1" office:value-type="string">
            <text:p>l_bp_racco</text:p>
          </table:table-cell>
          <table:table-cell table:style-name="ce1" office:value-type="string">
            <text:p>FINT08</text:p>
          </table:table-cell>
          <table:table-cell table:style-name="ce1" office:value-type="string">
            <text:p>ECHEC PRODUCTION : POSITION BRASSAGE BAIE OPERATEUR INTROUVABLE</text:p>
          </table:table-cell>
          <table:table-cell table:style-name="ce1" office:value-type="string">
            <text:p>Dans le cas d un brassage par l OI, l OI signale à l OC une position de brassage introuvable</text:p>
          </table:table-cell>
        </table:table-row>
        <table:table-row>
          <table:table-cell table:number-columns-repeated="3"/>
          <table:table-cell table:style-name="ce1" office:value-type="string">
            <text:p>l_bp_racco</text:p>
          </table:table-cell>
          <table:table-cell table:style-name="ce1" office:value-type="string">
            <text:p>FINT09</text:p>
          </table:table-cell>
          <table:table-cell table:style-name="ce1" office:value-type="string">
            <text:p>ECHEC PRODUCTION : POSITION BRASSAGE BAIE OPERATEUR DÉJÀ UTILISEE</text:p>
          </table:table-cell>
          <table:table-cell table:style-name="ce1" office:value-type="string">
            <text:p>Dans le cas d un brassage par l OI, l OI signale à l OC une position de brassage déjà utilisée</text:p>
          </table:table-cell>
        </table:table-row>
        <table:table-row>
          <table:table-cell table:number-columns-repeated="3"/>
          <table:table-cell table:style-name="ce1" office:value-type="string">
            <text:p>l_bp_racco</text:p>
          </table:table-cell>
          <table:table-cell table:style-name="ce1" office:value-type="string">
            <text:p>FINT10</text:p>
          </table:table-cell>
          <table:table-cell table:style-name="ce1" office:value-type="string">
            <text:p>ECHEC PRODUCTION : AUTRE PROBLEME TECHNIQUE</text:p>
          </table:table-cell>
          <table:table-cell table:style-name="ce1" office:value-type="string">
            <text:p>Autre problème technique constaté lors de l intervention de raccordement et n étant pas référencé dans les motifs de rejets</text:p>
          </table:table-cell>
        </table:table-row>
        <table:table-row>
          <table:table-cell table:number-columns-repeated="3"/>
          <table:table-cell table:style-name="ce1" office:value-type="string">
            <text:p>l_bp_racco</text:p>
          </table:table-cell>
          <table:table-cell table:style-name="ce1" office:value-type="string">
            <text:p>FINT11</text:p>
          </table:table-cell>
          <table:table-cell table:style-name="ce1" office:value-type="string">
            <text:p>ECHEC PRODUCTION : INFRA TIERS INDISPONIBLE OU DELAI</text:p>
          </table:table-cell>
          <table:table-cell table:style-name="ce1" office:value-type="string">
            <text:p>Dans le cas d un raccordement necessitant l utilisation d infrastructure tiers (poteau, fourreau), ces infra ne sont pas utilisable (bouchée, cassée, …) ou le délais de mise à disposition de ces infra est très important</text:p>
          </table:table-cell>
        </table:table-row>
        <table:table-row>
          <table:table-cell table:number-columns-repeated="3"/>
          <table:table-cell table:style-name="ce1" office:value-type="string">
            <text:p>l_bp_racco</text:p>
          </table:table-cell>
          <table:table-cell table:style-name="ce1" office:value-type="string">
            <text:p>FINT12</text:p>
          </table:table-cell>
          <table:table-cell table:style-name="ce1" office:value-type="string">
            <text:p>ECHEC PRODUCTION : PBO NON CONFORME</text:p>
          </table:table-cell>
          <table:table-cell table:style-name="ce1" office:value-type="string">
            <text:p>Dans le cas où le raccordement est impossible en raison d un problème lié au PBO (exemple : PBO mal fixé, fibre trop courte pour souder..)</text:p>
          </table:table-cell>
        </table:table-row>
        <table:table-row>
          <table:table-cell table:number-columns-repeated="3"/>
          <table:table-cell table:style-name="ce1" office:value-type="string">
            <text:p>l_bp_racco</text:p>
          </table:table-cell>
          <table:table-cell table:style-name="ce1" office:value-type="string">
            <text:p>FINT13</text:p>
          </table:table-cell>
          <table:table-cell table:style-name="ce1" office:value-type="string">
            <text:p>ECHEC PRODUCTION : DEFAUT DE VERTICALITE</text:p>
          </table:table-cell>
          <table:table-cell table:style-name="ce1" office:value-type="string">
            <text:p>Dans le cas d un problème physique identifié sur la colonne montante (exemple colonne HS, vandalisme…). Ce code permet de qualifier les problèmes collectifs c est-à-dire pouvant impacter plusieurs fibres.</text:p>
          </table:table-cell>
        </table:table-row>
        <table:table-row>
          <table:table-cell table:number-columns-repeated="3"/>
          <table:table-cell table:style-name="ce1" office:value-type="string">
            <text:p>l_bp_racco</text:p>
          </table:table-cell>
          <table:table-cell table:style-name="ce1" office:value-type="string">
            <text:p>FAUT01</text:p>
          </table:table-cell>
          <table:table-cell table:style-name="ce1" office:value-type="string">
            <text:p>AUTRE MOTIF : COMMENTAIRES LIBRES</text:p>
          </table:table-cell>
          <table:table-cell table:style-name="ce1" office:value-type="string">
            <text:p>Autre motif technique hors constatation de problème sur le terrain</text:p>
          </table:table-cell>
        </table:table-row>
        <table:table-row>
          <table:table-cell table:number-columns-repeated="3"/>
          <table:table-cell table:style-name="ce1" office:value-type="string">
            <text:p>l_bp_racco</text:p>
          </table:table-cell>
          <table:table-cell table:style-name="ce1" office:value-type="string">
            <text:p>FRDV01</text:p>
          </table:table-cell>
          <table:table-cell table:style-name="ce1" office:value-type="string">
            <text:p>RDV : NOMBRE MAX DE MODIFICATIONS DE RDV DEPASSE</text:p>
          </table:table-cell>
          <table:table-cell table:style-name="ce1" office:value-type="string">
            <text:p>Dans le cas d un raccordment par l OI et d une demande de RDV manuelle, l OC a dépassé le nombre maximum de modifications de RDV autorisé contractuellement par l OI... (cf Interop)</text:p>
          </table:table-cell>
        </table:table-row>
        <table:table-row>
          <table:table-cell table:number-columns-repeated="3"/>
          <table:table-cell table:style-name="ce1" office:value-type="string">
            <text:p>l_bp_racco</text:p>
          </table:table-cell>
          <table:table-cell table:style-name="ce1" office:value-type="string">
            <text:p>FRDV02</text:p>
          </table:table-cell>
          <table:table-cell table:style-name="ce1" office:value-type="string">
            <text:p>RDV : PAS DE PLAGES DE RDV DISPONIBLES SUR CES CRENEAUX</text:p>
          </table:table-cell>
          <table:table-cell table:style-name="ce1" office: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row>
        <table:table-row>
          <table:table-cell table:number-columns-repeated="3"/>
          <table:table-cell table:style-name="ce1" office:value-type="string">
            <text:p>l_bp_racco</text:p>
          </table:table-cell>
          <table:table-cell table:style-name="ce1" office:value-type="string">
            <text:p>FRDV03</text:p>
          </table:table-cell>
          <table:table-cell table:style-name="ce1" office:value-type="string">
            <text:p>RDV : PLAGE DE RDV NON RESERVEE</text:p>
          </table:table-cell>
          <table:table-cell table:style-name="ce1" office:value-type="string">
            <text:p>Dans le cas d un raccordement par l OI, l OC a dépassé le délai pour passer sa commande. La réservation du RDV n a donc pas été confirmée par l OI</text:p>
          </table:table-cell>
        </table:table-row>
        <table:table-row>
          <table:table-cell table:number-columns-repeated="3"/>
          <table:table-cell table:style-name="ce1" office:value-type="string">
            <text:p>l_bp_racco</text:p>
          </table:table-cell>
          <table:table-cell table:style-name="ce1" office:value-type="string">
            <text:p>FRDV04</text:p>
          </table:table-cell>
          <table:table-cell table:style-name="ce1" office:value-type="string">
            <text:p>RDV : ETAT RDV NON VALIDE </text:p>
          </table:table-cell>
          <table:table-cell table:style-name="ce1" office:value-type="string">
            <text:p>Dans le cas où la commande est passée avec un rdv dont l’état n’est pas valide, par exemple annulé, terminé, ...
</text:p>
          </table:table-cell>
        </table:table-row>
        <table:table-row>
          <table:table-cell table:number-columns-repeated="3"/>
          <table:table-cell table:style-name="ce1" office:value-type="string">
            <text:p>l_bp_racco</text:p>
          </table:table-cell>
          <table:table-cell table:style-name="ce1" office:value-type="string">
            <text:p>FRDV05</text:p>
          </table:table-cell>
          <table:table-cell table:style-name="ce1" office:value-type="string">
            <text:p>RDV : RDV SUR PRODUIT NON FTTH </text:p>
          </table:table-cell>
          <table:table-cell table:style-name="ce1" office:value-type="string">
            <text:p>Dans le cas où la commande est passée avec un rdv qui a été pris sur un produit autre que le produit accès FTTH</text:p>
          </table:table-cell>
        </table:table-row>
        <table:table-row>
          <table:table-cell table:number-columns-repeated="3"/>
          <table:table-cell table:style-name="ce1" office:value-type="string">
            <text:p>l_bp_racco</text:p>
          </table:table-cell>
          <table:table-cell table:style-name="ce1" office:value-type="string">
            <text:p>FRDV06</text:p>
          </table:table-cell>
          <table:table-cell table:style-name="ce1" office:value-type="string">
            <text:p>RDV : RDV SUR ADRESSE DIFFERENTE</text:p>
          </table:table-cell>
          <table:table-cell table:style-name="ce1" office:value-type="string">
            <text:p>Dans le cas où la commande est passée avec un rdv qui a été pris sur une autre adresse que celle de la commande (exemple n° ou nom de rue différents de l adresse de la commande)</text:p>
          </table:table-cell>
        </table:table-row>
        <table:table-row>
          <table:table-cell table:number-columns-repeated="3"/>
          <table:table-cell table:style-name="ce1" office:value-type="string">
            <text:p>l_bp_type_log</text:p>
          </table:table-cell>
          <table:table-cell table:style-name="ce1" office:value-type="string">
            <text:p>BPE</text:p>
          </table:table-cell>
          <table:table-cell table:style-name="ce1" office:value-type="string">
            <text:p>BOITIER PROTECTION EPISSURE</text:p>
          </table:table-cell>
        </table:table-row>
        <table:table-row>
          <table:table-cell table:number-columns-repeated="3"/>
          <table:table-cell table:style-name="ce1" office:value-type="string">
            <text:p>l_bp_type_log</text:p>
          </table:table-cell>
          <table:table-cell table:style-name="ce1" office:value-type="string">
            <text:p>PTO</text:p>
          </table:table-cell>
          <table:table-cell table:style-name="ce1" office:value-type="string">
            <text:p>POINT DE TERMINAISON OPTIQUE</text:p>
          </table:table-cell>
        </table:table-row>
        <table:table-row>
          <table:table-cell table:number-columns-repeated="3"/>
          <table:table-cell table:style-name="ce1" office:value-type="string">
            <text:p>l_bp_type_log</text:p>
          </table:table-cell>
          <table:table-cell table:style-name="ce1" office:value-type="string">
            <text:p>PBO</text:p>
          </table:table-cell>
          <table:table-cell table:style-name="ce1" office:value-type="string">
            <text:p>POINT DE BRANCHEMENT OPTIQUE</text:p>
          </table:table-cell>
        </table:table-row>
        <table:table-row>
          <table:table-cell table:number-columns-repeated="3"/>
          <table:table-cell table:style-name="ce1" office:value-type="string">
            <text:p>l_bp_type_log</text:p>
          </table:table-cell>
          <table:table-cell table:style-name="ce1" office:value-type="string">
            <text:p>DTI</text:p>
          </table:table-cell>
          <table:table-cell table:style-name="ce1" office:value-type="string">
            <text:p>DISPOSITIF DE TERMINAISON INTERIEUR OPTIQUE</text:p>
          </table:table-cell>
          <table:table-cell table:style-name="ce1" office:value-type="string">
            <text:p>PTO pose par le constructeur d immeuble. </text:p>
          </table:table-cell>
        </table:table-row>
        <table:table-row>
          <table:table-cell table:number-columns-repeated="3"/>
          <table:table-cell table:style-name="ce1" office:value-type="string">
            <text:p>l_bp_type_phy</text:p>
          </table:table-cell>
          <table:table-cell table:style-name="ce1" office:value-type="string">
            <text:p>B006</text:p>
          </table:table-cell>
          <table:table-cell table:style-name="ce1" office:value-type="string">
            <text:p>BPE 6FO</text:p>
          </table:table-cell>
        </table:table-row>
        <table:table-row>
          <table:table-cell table:number-columns-repeated="3"/>
          <table:table-cell table:style-name="ce1" office:value-type="string">
            <text:p>l_bp_type_phy</text:p>
          </table:table-cell>
          <table:table-cell table:style-name="ce1" office:value-type="string">
            <text:p>B012</text:p>
          </table:table-cell>
          <table:table-cell table:style-name="ce1" office:value-type="string">
            <text:p>BPE 12FO</text:p>
          </table:table-cell>
        </table:table-row>
        <table:table-row>
          <table:table-cell table:number-columns-repeated="3"/>
          <table:table-cell table:style-name="ce1" office:value-type="string">
            <text:p>l_bp_type_phy</text:p>
          </table:table-cell>
          <table:table-cell table:style-name="ce1" office:value-type="string">
            <text:p>B024</text:p>
          </table:table-cell>
          <table:table-cell table:style-name="ce1" office:value-type="string">
            <text:p>BPE 24FO</text:p>
          </table:table-cell>
        </table:table-row>
        <table:table-row>
          <table:table-cell table:number-columns-repeated="3"/>
          <table:table-cell table:style-name="ce1" office:value-type="string">
            <text:p>l_bp_type_phy</text:p>
          </table:table-cell>
          <table:table-cell table:style-name="ce1" office:value-type="string">
            <text:p>B048</text:p>
          </table:table-cell>
          <table:table-cell table:style-name="ce1" office:value-type="string">
            <text:p>BPE 48FO</text:p>
          </table:table-cell>
        </table:table-row>
        <table:table-row>
          <table:table-cell table:number-columns-repeated="3"/>
          <table:table-cell table:style-name="ce1" office:value-type="string">
            <text:p>l_bp_type_phy</text:p>
          </table:table-cell>
          <table:table-cell table:style-name="ce1" office:value-type="string">
            <text:p>B072</text:p>
          </table:table-cell>
          <table:table-cell table:style-name="ce1" office:value-type="string">
            <text:p>BPE 72FO</text:p>
          </table:table-cell>
        </table:table-row>
        <table:table-row>
          <table:table-cell table:number-columns-repeated="3"/>
          <table:table-cell table:style-name="ce1" office:value-type="string">
            <text:p>l_bp_type_phy</text:p>
          </table:table-cell>
          <table:table-cell table:style-name="ce1" office:value-type="string">
            <text:p>B096</text:p>
          </table:table-cell>
          <table:table-cell table:style-name="ce1" office:value-type="string">
            <text:p>BPE 96FO</text:p>
          </table:table-cell>
        </table:table-row>
        <table:table-row>
          <table:table-cell table:number-columns-repeated="3"/>
          <table:table-cell table:style-name="ce1" office:value-type="string">
            <text:p>l_bp_type_phy</text:p>
          </table:table-cell>
          <table:table-cell table:style-name="ce1" office:value-type="string">
            <text:p>B144</text:p>
          </table:table-cell>
          <table:table-cell table:style-name="ce1" office:value-type="string">
            <text:p>BPE 144FO</text:p>
          </table:table-cell>
        </table:table-row>
        <table:table-row>
          <table:table-cell table:number-columns-repeated="3"/>
          <table:table-cell table:style-name="ce1" office:value-type="string">
            <text:p>l_bp_type_phy</text:p>
          </table:table-cell>
          <table:table-cell table:style-name="ce1" office:value-type="string">
            <text:p>B288</text:p>
          </table:table-cell>
          <table:table-cell table:style-name="ce1" office:value-type="string">
            <text:p>BPE 288FO</text:p>
          </table:table-cell>
        </table:table-row>
        <table:table-row>
          <table:table-cell table:number-columns-repeated="3"/>
          <table:table-cell table:style-name="ce1" office:value-type="string">
            <text:p>l_bp_type_phy</text:p>
          </table:table-cell>
          <table:table-cell table:style-name="ce1" office:value-type="string">
            <text:p>B576</text:p>
          </table:table-cell>
          <table:table-cell table:style-name="ce1" office:value-type="string">
            <text:p>BPE 576FO</text:p>
          </table:table-cell>
        </table:table-row>
        <table:table-row>
          <table:table-cell table:number-columns-repeated="3"/>
          <table:table-cell table:style-name="ce1" office:value-type="string">
            <text:p>l_bp_type_phy</text:p>
          </table:table-cell>
          <table:table-cell table:style-name="ce1" office:value-type="string">
            <text:p>COF</text:p>
          </table:table-cell>
          <table:table-cell table:style-name="ce1" office:value-type="string">
            <text:p>COFFRET</text:p>
          </table:table-cell>
        </table:table-row>
        <table:table-row>
          <table:table-cell table:number-columns-repeated="3"/>
          <table:table-cell table:style-name="ce1" office:value-type="string">
            <text:p>l_bp_type_phy</text:p>
          </table:table-cell>
          <table:table-cell table:style-name="ce1" office:value-type="string">
            <text:p>AUTR</text:p>
          </table:table-cell>
          <table:table-cell table:style-name="ce1" office:value-type="string">
            <text:p>AUTRE</text:p>
          </table:table-cell>
        </table:table-row>
        <table:table-row>
          <table:table-cell table:number-columns-repeated="3"/>
          <table:table-cell table:style-name="ce1" office:value-type="string">
            <text:p>l_cable_type</text:p>
          </table:table-cell>
          <table:table-cell table:style-name="ce1" office:value-type="string">
            <text:p>C</text:p>
          </table:table-cell>
          <table:table-cell table:style-name="ce1" office:value-type="string">
            <text:p>CABLE</text:p>
          </table:table-cell>
        </table:table-row>
        <table:table-row>
          <table:table-cell table:number-columns-repeated="3"/>
          <table:table-cell table:style-name="ce1" office:value-type="string">
            <text:p>l_cable_type</text:p>
          </table:table-cell>
          <table:table-cell table:style-name="ce1" office:value-type="string">
            <text:p>B</text:p>
          </table:table-cell>
          <table:table-cell table:style-name="ce1" office:value-type="string">
            <text:p>BREAKOUT</text:p>
          </table:table-cell>
        </table:table-row>
        <table:table-row>
          <table:table-cell table:number-columns-repeated="3"/>
          <table:table-cell table:style-name="ce1" office:value-type="string">
            <text:p>l_cable_type</text:p>
          </table:table-cell>
          <table:table-cell table:style-name="ce1" office:value-type="string">
            <text:p>J</text:p>
          </table:table-cell>
          <table:table-cell table:style-name="ce1" office:value-type="string">
            <text:p>JARRETIERE</text:p>
          </table:table-cell>
        </table:table-row>
        <table:table-row>
          <table:table-cell table:number-columns-repeated="3"/>
          <table:table-cell table:style-name="ce1" office:value-type="string">
            <text:p>l_cassette_type</text:p>
          </table:table-cell>
          <table:table-cell table:style-name="ce1" office:value-type="string">
            <text:p>P</text:p>
          </table:table-cell>
          <table:table-cell table:style-name="ce1" office:value-type="string">
            <text:p>PLATEAU DE LOVAGE BPE</text:p>
          </table:table-cell>
        </table:table-row>
        <table:table-row>
          <table:table-cell table:number-columns-repeated="3"/>
          <table:table-cell table:style-name="ce1" office:value-type="string">
            <text:p>l_cassette_type</text:p>
          </table:table-cell>
          <table:table-cell table:style-name="ce1" office:value-type="string">
            <text:p>E</text:p>
          </table:table-cell>
          <table:table-cell table:style-name="ce1" office:value-type="string">
            <text:p>EPISSURE</text:p>
          </table:table-cell>
        </table:table-row>
        <table:table-row>
          <table:table-cell table:number-columns-repeated="3"/>
          <table:table-cell table:style-name="ce1" office:value-type="string">
            <text:p>l_cassette_type</text:p>
          </table:table-cell>
          <table:table-cell table:style-name="ce1" office:value-type="string">
            <text:p>S</text:p>
          </table:table-cell>
          <table:table-cell table:style-name="ce1" office:value-type="string">
            <text:p>SPLITTER</text:p>
          </table:table-cell>
        </table:table-row>
        <table:table-row>
          <table:table-cell table:number-columns-repeated="3"/>
          <table:table-cell table:style-name="ce1" office:value-type="string">
            <text:p>l_cassette_type</text:p>
          </table:table-cell>
          <table:table-cell table:style-name="ce1" office:value-type="string">
            <text:p>C</text:p>
          </table:table-cell>
          <table:table-cell table:style-name="ce1" office:value-type="string">
            <text:p>CONNECTEUR</text:p>
          </table:table-cell>
        </table:table-row>
        <table:table-row>
          <table:table-cell table:number-columns-repeated="3"/>
          <table:table-cell table:style-name="ce1" office:value-type="string">
            <text:p>l_clim_type</text:p>
          </table:table-cell>
          <table:table-cell table:style-name="ce2" office:value-type="string">
            <text:p>SANS</text:p>
          </table:table-cell>
          <table:table-cell table:style-name="ce1" office:value-type="string">
            <text:p>SANS</text:p>
          </table:table-cell>
        </table:table-row>
        <table:table-row>
          <table:table-cell table:number-columns-repeated="3"/>
          <table:table-cell table:style-name="ce1" office:value-type="string">
            <text:p>l_clim_type</text:p>
          </table:table-cell>
          <table:table-cell table:style-name="ce2" office:value-type="string">
            <text:p>VENTIL</text:p>
          </table:table-cell>
          <table:table-cell table:style-name="ce1" office:value-type="string">
            <text:p>VENTILLATION</text:p>
          </table:table-cell>
        </table:table-row>
        <table:table-row>
          <table:table-cell table:number-columns-repeated="3"/>
          <table:table-cell table:style-name="ce1" office:value-type="string">
            <text:p>l_clim_type</text:p>
          </table:table-cell>
          <table:table-cell table:style-name="ce2" office:value-type="string">
            <text:p>CLIM</text:p>
          </table:table-cell>
          <table:table-cell table:style-name="ce1" office:value-type="string">
            <text:p>CLIMATISATION</text:p>
          </table:table-cell>
        </table:table-row>
        <table:table-row>
          <table:table-cell table:number-columns-repeated="3"/>
          <table:table-cell table:style-name="ce1" office:value-type="string">
            <text:p>l_conduite_type</text:p>
          </table:table-cell>
          <table:table-cell table:style-name="ce1" office:value-type="string">
            <text:p>PEHD</text:p>
          </table:table-cell>
          <table:table-cell table:style-name="ce1" office:value-type="string">
            <text:p>PEHD</text:p>
          </table:table-cell>
        </table:table-row>
        <table:table-row>
          <table:table-cell table:number-columns-repeated="3"/>
          <table:table-cell table:style-name="ce1" office:value-type="string">
            <text:p>l_conduite_type</text:p>
          </table:table-cell>
          <table:table-cell table:style-name="ce1" office:value-type="string">
            <text:p>PVC</text:p>
          </table:table-cell>
          <table:table-cell table:style-name="ce1" office:value-type="string">
            <text:p>PVC</text:p>
          </table:table-cell>
        </table:table-row>
        <table:table-row>
          <table:table-cell table:number-columns-repeated="3"/>
          <table:table-cell table:style-name="ce1" office:value-type="string">
            <text:p>l_conduite_type</text:p>
          </table:table-cell>
          <table:table-cell table:style-name="ce1" office:value-type="string">
            <text:p>TPC</text:p>
          </table:table-cell>
          <table:table-cell table:style-name="ce1" office:value-type="string">
            <text:p>TPC</text:p>
          </table:table-cell>
        </table:table-row>
        <table:table-row>
          <table:table-cell table:number-columns-repeated="3"/>
          <table:table-cell table:style-name="ce1" office:value-type="string">
            <text:p>l_conduite_type</text:p>
          </table:table-cell>
          <table:table-cell table:style-name="ce1" office:value-type="string">
            <text:p>CUC</text:p>
          </table:table-cell>
          <table:table-cell table:style-name="ce1" office:value-type="string">
            <text:p>CONDUITE UNITAIRE CIMENT</text:p>
          </table:table-cell>
        </table:table-row>
        <table:table-row>
          <table:table-cell table:number-columns-repeated="3"/>
          <table:table-cell table:style-name="ce1" office:value-type="string">
            <text:p>l_conduite_type</text:p>
          </table:table-cell>
          <table:table-cell table:style-name="ce1" office:value-type="string">
            <text:p>CAN</text:p>
          </table:table-cell>
          <table:table-cell table:style-name="ce1" office:value-type="string">
            <text:p>ALVEOLE DE CANIVEAU</text:p>
          </table:table-cell>
          <table:table-cell table:style-name="ce1" office:value-type="string">
            <text:p>Possibilite de realiser des masques pour les caniveaux. </text:p>
          </table:table-cell>
        </table:table-row>
        <table:table-row>
          <table:table-cell table:number-columns-repeated="3"/>
          <table:table-cell table:style-name="ce1" office:value-type="string">
            <text:p>l_conduite_type</text:p>
          </table:table-cell>
          <table:table-cell table:style-name="ce1" office:value-type="string">
            <text:p>GOU</text:p>
          </table:table-cell>
          <table:table-cell table:style-name="ce1" office:value-type="string">
            <text:p>ALVEOLE DE GOULOTTE</text:p>
          </table:table-cell>
          <table:table-cell table:style-name="ce1" office:value-type="string">
            <text:p>Possibilite de realiser des masques pour les goulottes avec multiples alveoles. </text:p>
          </table:table-cell>
        </table:table-row>
        <table:table-row>
          <table:table-cell table:number-columns-repeated="3"/>
          <table:table-cell table:style-name="ce1" office:value-type="string">
            <text:p>l_conduite_type</text:p>
          </table:table-cell>
          <table:table-cell table:style-name="ce1" office:value-type="string">
            <text:p>AER</text:p>
          </table:table-cell>
          <table:table-cell table:style-name="ce1" office:value-type="string">
            <text:p>CONDUITE AERIENNE VIRTUELLE</text:p>
          </table:table-cell>
          <table:table-cell table:style-name="ce1" office:value-type="string">
            <text:p>Utilise pour creer la relation entre le cable et le cheminement dans le cas de cheminement aerien. </text:p>
          </table:table-cell>
        </table:table-row>
        <table:table-row>
          <table:table-cell table:number-columns-repeated="3"/>
          <table:table-cell table:style-name="ce1" office:value-type="string">
            <text:p>l_conduite_type</text:p>
          </table:table-cell>
          <table:table-cell table:style-name="ce1" office:value-type="string">
            <text:p>AUTRE</text:p>
          </table:table-cell>
          <table:table-cell table:style-name="ce1" office:value-type="string">
            <text:p>AUTRE</text:p>
          </table:table-cell>
        </table:table-row>
        <table:table-row>
          <table:table-cell table:number-columns-repeated="3"/>
          <table:table-cell table:style-name="ce1" office:value-type="string">
            <text:p>l_conduite_type</text:p>
          </table:table-cell>
          <table:table-cell table:style-name="ce1" office:value-type="string">
            <text:p>NC</text:p>
          </table:table-cell>
          <table:table-cell table:style-name="ce1" office:value-type="string">
            <text:p>NON COMMUNIQUE</text:p>
          </table:table-cell>
        </table:table-row>
        <table:table-row>
          <table:table-cell table:number-columns-repeated="3"/>
          <table:table-cell table:style-name="ce1" office:value-type="string">
            <text:p>l_doc_tab</text:p>
          </table:table-cell>
          <table:table-cell table:style-name="ce1" office:value-type="string">
            <text:p>CB</text:p>
          </table:table-cell>
          <table:table-cell table:style-name="ce1" office:value-type="string">
            <text:p>CABLE</text:p>
          </table:table-cell>
        </table:table-row>
        <table:table-row>
          <table:table-cell table:number-columns-repeated="3"/>
          <table:table-cell table:style-name="ce1" office:value-type="string">
            <text:p>l_doc_tab</text:p>
          </table:table-cell>
          <table:table-cell table:style-name="ce1" office:value-type="string">
            <text:p>CD</text:p>
          </table:table-cell>
          <table:table-cell table:style-name="ce1" office:value-type="string">
            <text:p>CONDUITE</text:p>
          </table:table-cell>
        </table:table-row>
        <table:table-row>
          <table:table-cell table:number-columns-repeated="3"/>
          <table:table-cell table:style-name="ce1" office:value-type="string">
            <text:p>l_doc_tab</text:p>
          </table:table-cell>
          <table:table-cell table:style-name="ce1" office:value-type="string">
            <text:p>BP</text:p>
          </table:table-cell>
          <table:table-cell table:style-name="ce1" office:value-type="string">
            <text:p>ELEMENT BRANCHEMENT PASSIF</text:p>
          </table:table-cell>
        </table:table-row>
        <table:table-row>
          <table:table-cell table:number-columns-repeated="3"/>
          <table:table-cell table:style-name="ce1" office:value-type="string">
            <text:p>l_doc_tab</text:p>
          </table:table-cell>
          <table:table-cell table:style-name="ce1" office:value-type="string">
            <text:p>MQ</text:p>
          </table:table-cell>
          <table:table-cell table:style-name="ce1" office:value-type="string">
            <text:p>MASQUE</text:p>
          </table:table-cell>
        </table:table-row>
        <table:table-row>
          <table:table-cell table:number-columns-repeated="3"/>
          <table:table-cell table:style-name="ce1" office:value-type="string">
            <text:p>l_doc_tab</text:p>
          </table:table-cell>
          <table:table-cell table:style-name="ce1" office:value-type="string">
            <text:p>ND</text:p>
          </table:table-cell>
          <table:table-cell table:style-name="ce1" office:value-type="string">
            <text:p>NOEUD</text:p>
          </table:table-cell>
        </table:table-row>
        <table:table-row>
          <table:table-cell table:number-columns-repeated="3"/>
          <table:table-cell table:style-name="ce1" office:value-type="string">
            <text:p>l_doc_tab</text:p>
          </table:table-cell>
          <table:table-cell table:style-name="ce1" office:value-type="string">
            <text:p>PT</text:p>
          </table:table-cell>
          <table:table-cell table:style-name="ce1" office:value-type="string">
            <text:p>POINT TECHNIQUE</text:p>
          </table:table-cell>
        </table:table-row>
        <table:table-row>
          <table:table-cell table:number-columns-repeated="3"/>
          <table:table-cell table:style-name="ce1" office:value-type="string">
            <text:p>l_doc_tab</text:p>
          </table:table-cell>
          <table:table-cell table:style-name="ce1" office:value-type="string">
            <text:p>ST</text:p>
          </table:table-cell>
          <table:table-cell table:style-name="ce1" office:value-type="string">
            <text:p>SITE TECHNIQUE</text:p>
          </table:table-cell>
        </table:table-row>
        <table:table-row>
          <table:table-cell table:number-columns-repeated="3"/>
          <table:table-cell table:style-name="ce1" office:value-type="string">
            <text:p>l_doc_tab</text:p>
          </table:table-cell>
          <table:table-cell table:style-name="ce1" office:value-type="string">
            <text:p>SF</text:p>
          </table:table-cell>
          <table:table-cell table:style-name="ce1" office:value-type="string">
            <text:p>SITEUTILISATEUR FINAL</text:p>
          </table:table-cell>
        </table:table-row>
        <table:table-row>
          <table:table-cell table:number-columns-repeated="3"/>
          <table:table-cell table:style-name="ce1" office:value-type="string">
            <text:p>l_doc_tab</text:p>
          </table:table-cell>
          <table:table-cell table:style-name="ce1" office:value-type="string">
            <text:p>LT</text:p>
          </table:table-cell>
          <table:table-cell table:style-name="ce1" office:value-type="string">
            <text:p>LOCAL TECHNIQUE</text:p>
          </table:table-cell>
        </table:table-row>
        <table:table-row>
          <table:table-cell table:number-columns-repeated="3"/>
          <table:table-cell table:style-name="ce1" office:value-type="string">
            <text:p>l_doc_tab</text:p>
          </table:table-cell>
          <table:table-cell table:style-name="ce1" office:value-type="string">
            <text:p>AD</text:p>
          </table:table-cell>
          <table:table-cell table:style-name="ce1" office:value-type="string">
            <text:p>ADRESSE</text:p>
          </table:table-cell>
        </table:table-row>
        <table:table-row>
          <table:table-cell table:number-columns-repeated="3"/>
          <table:table-cell table:style-name="ce1" office:value-type="string">
            <text:p>l_doc_tab</text:p>
          </table:table-cell>
          <table:table-cell table:style-name="ce1" office:value-type="string">
            <text:p>BA</text:p>
          </table:table-cell>
          <table:table-cell table:style-name="ce1" office:value-type="string">
            <text:p>BAIE</text:p>
          </table:table-cell>
        </table:table-row>
        <table:table-row>
          <table:table-cell table:number-columns-repeated="3"/>
          <table:table-cell table:style-name="ce1" office:value-type="string">
            <text:p>l_doc_tab</text:p>
          </table:table-cell>
          <table:table-cell table:style-name="ce1" office:value-type="string">
            <text:p>CS</text:p>
          </table:table-cell>
          <table:table-cell table:style-name="ce1" office:value-type="string">
            <text:p>CASSETTE</text:p>
          </table:table-cell>
        </table:table-row>
        <table:table-row>
          <table:table-cell table:number-columns-repeated="3"/>
          <table:table-cell table:style-name="ce1" office:value-type="string">
            <text:p>l_doc_tab</text:p>
          </table:table-cell>
          <table:table-cell table:style-name="ce1" office:value-type="string">
            <text:p>EQ</text:p>
          </table:table-cell>
          <table:table-cell table:style-name="ce1" office:value-type="string">
            <text:p>EQUIPEMENT</text:p>
          </table:table-cell>
        </table:table-row>
        <table:table-row>
          <table:table-cell table:number-columns-repeated="3"/>
          <table:table-cell table:style-name="ce1" office:value-type="string">
            <text:p>l_doc_tab</text:p>
          </table:table-cell>
          <table:table-cell table:style-name="ce1" office:value-type="string">
            <text:p>TI</text:p>
          </table:table-cell>
          <table:table-cell table:style-name="ce1" office:value-type="string">
            <text:p>TIROIR</text:p>
          </table:table-cell>
        </table:table-row>
        <table:table-row>
          <table:table-cell table:number-columns-repeated="3"/>
          <table:table-cell table:style-name="ce1" office:value-type="string">
            <text:p>l_doc_tab</text:p>
          </table:table-cell>
          <table:table-cell table:style-name="ce1" office:value-type="string">
            <text:p>OR</text:p>
          </table:table-cell>
          <table:table-cell table:style-name="ce1" office:value-type="string">
            <text:p>ORGANISME</text:p>
          </table:table-cell>
        </table:table-row>
        <table:table-row>
          <table:table-cell table:number-columns-repeated="3"/>
          <table:table-cell table:style-name="ce1" office:value-type="string">
            <text:p>l_doc_tab</text:p>
          </table:table-cell>
          <table:table-cell table:style-name="ce1" office:value-type="string">
            <text:p>ZN</text:p>
          </table:table-cell>
          <table:table-cell table:style-name="ce1" office:value-type="string">
            <text:p>ZONE DE NRO</text:p>
          </table:table-cell>
        </table:table-row>
        <table:table-row>
          <table:table-cell table:number-columns-repeated="3"/>
          <table:table-cell table:style-name="ce1" office:value-type="string">
            <text:p>l_doc_tab</text:p>
          </table:table-cell>
          <table:table-cell table:style-name="ce1" office:value-type="string">
            <text:p>ZD</text:p>
          </table:table-cell>
          <table:table-cell table:style-name="ce1" office:value-type="string">
            <text:p>ZONE DE DEPLOIEMENT</text:p>
          </table:table-cell>
        </table:table-row>
        <table:table-row>
          <table:table-cell table:number-columns-repeated="3"/>
          <table:table-cell table:style-name="ce1" office:value-type="string">
            <text:p>l_doc_tab</text:p>
          </table:table-cell>
          <table:table-cell table:style-name="ce1" office:value-type="string">
            <text:p>ZS</text:p>
          </table:table-cell>
          <table:table-cell table:style-name="ce1" office:value-type="string">
            <text:p>ZONE DE SRO</text:p>
          </table:table-cell>
        </table:table-row>
        <table:table-row>
          <table:table-cell table:number-columns-repeated="3"/>
          <table:table-cell table:style-name="ce1" office:value-type="string">
            <text:p>l_doc_tab</text:p>
          </table:table-cell>
          <table:table-cell table:style-name="ce1" office:value-type="string">
            <text:p>RF</text:p>
          </table:table-cell>
          <table:table-cell table:style-name="ce1" office:value-type="string">
            <text:p>REFERENCE</text:p>
          </table:table-cell>
        </table:table-row>
        <table:table-row>
          <table:table-cell table:number-columns-repeated="3"/>
          <table:table-cell table:style-name="ce1" office:value-type="string">
            <text:p>l_doc_tab</text:p>
          </table:table-cell>
          <table:table-cell table:style-name="ce1" office:value-type="string">
            <text:p>RT</text:p>
          </table:table-cell>
          <table:table-cell table:style-name="ce1" office:value-type="string">
            <text:p>ROUTE OPTIQUE</text:p>
          </table:table-cell>
        </table:table-row>
        <table:table-row>
          <table:table-cell table:number-columns-repeated="3"/>
          <table:table-cell table:style-name="ce1" office:value-type="string">
            <text:p>l_doc_tab</text:p>
          </table:table-cell>
          <table:table-cell table:style-name="ce1" office:value-type="string">
            <text:p>CM</text:p>
          </table:table-cell>
          <table:table-cell table:style-name="ce1" office:value-type="string">
            <text:p>CHEMINEMENT</text:p>
          </table:table-cell>
        </table:table-row>
        <table:table-row>
          <table:table-cell table:number-columns-repeated="3"/>
          <table:table-cell table:style-name="ce1" office:value-type="string">
            <text:p>l_doc_tab</text:p>
          </table:table-cell>
          <table:table-cell table:style-name="ce1" office:value-type="string">
            <text:p>FO</text:p>
          </table:table-cell>
          <table:table-cell table:style-name="ce1" office:value-type="string">
            <text:p>FIBRE</text:p>
          </table:table-cell>
        </table:table-row>
        <table:table-row>
          <table:table-cell table:number-columns-repeated="3"/>
          <table:table-cell table:style-name="ce1" office:value-type="string">
            <text:p>l_doc_tab</text:p>
          </table:table-cell>
          <table:table-cell table:style-name="ce1" office:value-type="string">
            <text:p>PS</text:p>
          </table:table-cell>
          <table:table-cell table:style-name="ce1" office:value-type="string">
            <text:p>POSITION</text:p>
          </table:table-cell>
        </table:table-row>
        <table:table-row>
          <table:table-cell table:number-columns-repeated="3"/>
          <table:table-cell table:style-name="ce1" office:value-type="string">
            <text:p>l_doc_tab</text:p>
          </table:table-cell>
          <table:table-cell table:style-name="ce1" office:value-type="string">
            <text:p>SE</text:p>
          </table:table-cell>
          <table:table-cell table:style-name="ce1" office:value-type="string">
            <text:p>SITE EMISSION</text:p>
          </table:table-cell>
        </table:table-row>
        <table:table-row>
          <table:table-cell table:number-columns-repeated="3"/>
          <table:table-cell table:style-name="ce1" office:value-type="string">
            <text:p>l_doc_tab</text:p>
          </table:table-cell>
          <table:table-cell table:style-name="ce1" office:value-type="string">
            <text:p>LV</text:p>
          </table:table-cell>
          <table:table-cell table:style-name="ce1" office:value-type="string">
            <text:p>LOVE</text:p>
          </table:table-cell>
        </table:table-row>
        <table:table-row>
          <table:table-cell table:number-columns-repeated="3"/>
          <table:table-cell table:style-name="ce1" office:value-type="string">
            <text:p>l_doc_tab</text:p>
          </table:table-cell>
          <table:table-cell table:style-name="ce1" office:value-type="string">
            <text:p>ZP</text:p>
          </table:table-cell>
          <table:table-cell table:style-name="ce1" office:value-type="string">
            <text:p>ZONE ARRIERE DE PBO</text:p>
          </table:table-cell>
        </table:table-row>
        <table:table-row>
          <table:table-cell table:number-columns-repeated="3"/>
          <table:table-cell table:style-name="ce1" office:value-type="string">
            <text:p>l_doc_tab</text:p>
          </table:table-cell>
          <table:table-cell table:style-name="ce1" office:value-type="string">
            <text:p>ZC</text:p>
          </table:table-cell>
          <table:table-cell table:style-name="ce1" office:value-type="string">
            <text:p>ZONE COAX</text:p>
          </table:table-cell>
        </table:table-row>
        <table:table-row>
          <table:table-cell table:number-columns-repeated="3"/>
          <table:table-cell table:style-name="ce1" office:value-type="string">
            <text:p>l_doc_type</text:p>
          </table:table-cell>
          <table:table-cell table:style-name="ce1" office:value-type="string">
            <text:p>DIG</text:p>
          </table:table-cell>
          <table:table-cell table:style-name="ce1" office:value-type="string">
            <text:p>DOSSIER D INGENIERIE : REGLES D INGENIERIE UTILISEES</text:p>
          </table:table-cell>
        </table:table-row>
        <table:table-row>
          <table:table-cell table:number-columns-repeated="3"/>
          <table:table-cell table:style-name="ce1" office:value-type="string">
            <text:p>l_doc_type</text:p>
          </table:table-cell>
          <table:table-cell table:style-name="ce1" office:value-type="string">
            <text:p>ETU</text:p>
          </table:table-cell>
          <table:table-cell table:style-name="ce1" office:value-type="string">
            <text:p>RAPPORT D ETUDE</text:p>
          </table:table-cell>
        </table:table-row>
        <table:table-row>
          <table:table-cell table:number-columns-repeated="3"/>
          <table:table-cell table:style-name="ce1" office:value-type="string">
            <text:p>l_doc_type</text:p>
          </table:table-cell>
          <table:table-cell table:style-name="ce1" office:value-type="string">
            <text:p>PSI</text:p>
          </table:table-cell>
          <table:table-cell table:style-name="ce1" office:value-type="string">
            <text:p>PLAN DE SITUATION, SYNOPTIQUE GEOGRAPHIQUE</text:p>
          </table:table-cell>
        </table:table-row>
        <table:table-row>
          <table:table-cell table:number-columns-repeated="3"/>
          <table:table-cell table:style-name="ce1" office:value-type="string">
            <text:p>l_doc_type</text:p>
          </table:table-cell>
          <table:table-cell table:style-name="ce1" office:value-type="string">
            <text:p>PPH</text:p>
          </table:table-cell>
          <table:table-cell table:style-name="ce1" office:value-type="string">
            <text:p>PLAN DE PHASAGE</text:p>
          </table:table-cell>
        </table:table-row>
        <table:table-row>
          <table:table-cell table:number-columns-repeated="3"/>
          <table:table-cell table:style-name="ce1" office:value-type="string">
            <text:p>l_doc_type</text:p>
          </table:table-cell>
          <table:table-cell table:style-name="ce1" office:value-type="string">
            <text:p>PCB</text:p>
          </table:table-cell>
          <table:table-cell table:style-name="ce1" office:value-type="string">
            <text:p>PLAN DE CABLAGE</text:p>
          </table:table-cell>
        </table:table-row>
        <table:table-row>
          <table:table-cell table:number-columns-repeated="3"/>
          <table:table-cell table:style-name="ce1" office:value-type="string">
            <text:p>l_doc_type</text:p>
          </table:table-cell>
          <table:table-cell table:style-name="ce1" office:value-type="string">
            <text:p>PMQ</text:p>
          </table:table-cell>
          <table:table-cell table:style-name="ce1" office:value-type="string">
            <text:p>PLAN DE MASQUE OU FICHE FOA</text:p>
          </table:table-cell>
        </table:table-row>
        <table:table-row>
          <table:table-cell table:number-columns-repeated="3"/>
          <table:table-cell table:style-name="ce1" office:value-type="string">
            <text:p>l_doc_type</text:p>
          </table:table-cell>
          <table:table-cell table:style-name="ce1" office:value-type="string">
            <text:p>DPO</text:p>
          </table:table-cell>
          <table:table-cell table:style-name="ce1" office:value-type="string">
            <text:p>DOSSIER APPUIS AERIENS</text:p>
          </table:table-cell>
        </table:table-row>
        <table:table-row>
          <table:table-cell table:number-columns-repeated="3"/>
          <table:table-cell table:style-name="ce1" office:value-type="string">
            <text:p>l_doc_type</text:p>
          </table:table-cell>
          <table:table-cell table:style-name="ce1" office:value-type="string">
            <text:p>FOT</text:p>
          </table:table-cell>
          <table:table-cell table:style-name="ce1" office:value-type="string">
            <text:p>PHOTO</text:p>
          </table:table-cell>
        </table:table-row>
        <table:table-row>
          <table:table-cell table:number-columns-repeated="3"/>
          <table:table-cell table:style-name="ce1" office:value-type="string">
            <text:p>l_doc_type</text:p>
          </table:table-cell>
          <table:table-cell table:style-name="ce1" office:value-type="string">
            <text:p>PGC</text:p>
          </table:table-cell>
          <table:table-cell table:style-name="ce1" office:value-type="string">
            <text:p>PLAN DE GENIE CIVIL</text:p>
          </table:table-cell>
        </table:table-row>
        <table:table-row>
          <table:table-cell table:number-columns-repeated="3"/>
          <table:table-cell table:style-name="ce1" office:value-type="string">
            <text:p>l_doc_type</text:p>
          </table:table-cell>
          <table:table-cell table:style-name="ce1" office:value-type="string">
            <text:p>DLV</text:p>
          </table:table-cell>
          <table:table-cell table:style-name="ce1" office:value-type="string">
            <text:p>DOSSIER DE LEVE OU D INVESTIGATIONS COMPLEMENTAIRES</text:p>
          </table:table-cell>
        </table:table-row>
        <table:table-row>
          <table:table-cell table:number-columns-repeated="3"/>
          <table:table-cell table:style-name="ce1" office:value-type="string">
            <text:p>l_doc_type</text:p>
          </table:table-cell>
          <table:table-cell table:style-name="ce1" office:value-type="string">
            <text:p>SGC</text:p>
          </table:table-cell>
          <table:table-cell table:style-name="ce1" office:value-type="string">
            <text:p>DETAIL OU SCHEMA DE GENIE CIVIL</text:p>
          </table:table-cell>
        </table:table-row>
        <table:table-row>
          <table:table-cell table:number-columns-repeated="3"/>
          <table:table-cell table:style-name="ce1" office:value-type="string">
            <text:p>l_doc_type</text:p>
          </table:table-cell>
          <table:table-cell table:style-name="ce1" office:value-type="string">
            <text:p>DPI</text:p>
          </table:table-cell>
          <table:table-cell table:style-name="ce1" office:value-type="string">
            <text:p>DOSSIER DE PIQUETAGE</text:p>
          </table:table-cell>
        </table:table-row>
        <table:table-row>
          <table:table-cell table:number-columns-repeated="3"/>
          <table:table-cell table:style-name="ce1" office:value-type="string">
            <text:p>l_doc_type</text:p>
          </table:table-cell>
          <table:table-cell table:style-name="ce1" office:value-type="string">
            <text:p>DBL</text:p>
          </table:table-cell>
          <table:table-cell table:style-name="ce1" office:value-type="string">
            <text:p>DOSSIER DE RELEVE BOITES AUX LETTRES</text:p>
          </table:table-cell>
        </table:table-row>
        <table:table-row>
          <table:table-cell table:number-columns-repeated="3"/>
          <table:table-cell table:style-name="ce1" office:value-type="string">
            <text:p>l_doc_type</text:p>
          </table:table-cell>
          <table:table-cell table:style-name="ce1" office:value-type="string">
            <text:p>KRV</text:p>
          </table:table-cell>
          <table:table-cell table:style-name="ce1" office:value-type="string">
            <text:p>RÈGLEMENT DE VOIRIE</text:p>
          </table:table-cell>
        </table:table-row>
        <table:table-row>
          <table:table-cell table:number-columns-repeated="3"/>
          <table:table-cell table:style-name="ce1" office:value-type="string">
            <text:p>l_doc_type</text:p>
          </table:table-cell>
          <table:table-cell table:style-name="ce1" office:value-type="string">
            <text:p>CPV</text:p>
          </table:table-cell>
          <table:table-cell table:style-name="ce1" office:value-type="string">
            <text:p>PERMISSION OU AUTORISATION DE VOIRIE</text:p>
          </table:table-cell>
        </table:table-row>
        <table:table-row>
          <table:table-cell table:number-columns-repeated="3"/>
          <table:table-cell table:style-name="ce1" office:value-type="string">
            <text:p>l_doc_type</text:p>
          </table:table-cell>
          <table:table-cell table:style-name="ce1" office:value-type="string">
            <text:p>DTT</text:p>
          </table:table-cell>
          <table:table-cell table:style-name="ce1" office:value-type="string">
            <text:p>DT EMISES DANS LE CADRE DU PROJET DE DEPLOIEMENT</text:p>
          </table:table-cell>
        </table:table-row>
        <table:table-row>
          <table:table-cell table:number-columns-repeated="3"/>
          <table:table-cell table:style-name="ce1" office:value-type="string">
            <text:p>l_doc_type</text:p>
          </table:table-cell>
          <table:table-cell table:style-name="ce1" office:value-type="string">
            <text:p>DIT</text:p>
          </table:table-cell>
          <table:table-cell table:style-name="ce1" office:value-type="string">
            <text:p>DICT EMISES DANS LE CADRE DU PROJET DE DEPLOIEMENT</text:p>
          </table:table-cell>
        </table:table-row>
        <table:table-row>
          <table:table-cell table:number-columns-repeated="3"/>
          <table:table-cell table:style-name="ce1" office:value-type="string">
            <text:p>l_doc_type</text:p>
          </table:table-cell>
          <table:table-cell table:style-name="ce1" office:value-type="string">
            <text:p>DAM</text:p>
          </table:table-cell>
          <table:table-cell table:style-name="ce1" office:value-type="string">
            <text:p>DIAGNOSTIC AMIANTE ENROBE</text:p>
          </table:table-cell>
        </table:table-row>
        <table:table-row>
          <table:table-cell table:number-columns-repeated="3"/>
          <table:table-cell table:style-name="ce1" office:value-type="string">
            <text:p>l_doc_type</text:p>
          </table:table-cell>
          <table:table-cell table:style-name="ce1" office:value-type="string">
            <text:p>CIN</text:p>
          </table:table-cell>
          <table:table-cell table:style-name="ce1" office:value-type="string">
            <text:p>CONTRAT OU CONVENTION DE LOCATION/CESSION/ACHAT/OCCUPATION D INFRASTRUCTURE</text:p>
          </table:table-cell>
        </table:table-row>
        <table:table-row>
          <table:table-cell table:number-columns-repeated="3"/>
          <table:table-cell table:style-name="ce1" office:value-type="string">
            <text:p>l_doc_type</text:p>
          </table:table-cell>
          <table:table-cell table:style-name="ce1" office:value-type="string">
            <text:p>CMU</text:p>
          </table:table-cell>
          <table:table-cell table:style-name="ce1" office:value-type="string">
            <text:p>CONTRAT OU CONVENTION DE CO-CONSTRUCTION OU MUTUALISATION DE TRAVAUX</text:p>
          </table:table-cell>
        </table:table-row>
        <table:table-row>
          <table:table-cell table:number-columns-repeated="3"/>
          <table:table-cell table:style-name="ce1" office:value-type="string">
            <text:p>l_doc_type</text:p>
          </table:table-cell>
          <table:table-cell table:style-name="ce1" office:value-type="string">
            <text:p>DIP</text:p>
          </table:table-cell>
          <table:table-cell table:style-name="ce1" office:value-type="string">
            <text:p>DOSSIER D IMPLANTATION (SRO, NRO, BPI…)</text:p>
          </table:table-cell>
        </table:table-row>
        <table:table-row>
          <table:table-cell table:number-columns-repeated="3"/>
          <table:table-cell table:style-name="ce1" office:value-type="string">
            <text:p>l_doc_type</text:p>
          </table:table-cell>
          <table:table-cell table:style-name="ce1" office:value-type="string">
            <text:p>SOP</text:p>
          </table:table-cell>
          <table:table-cell table:style-name="ce1" office:value-type="string">
            <text:p>SYNOPTIQUE OPTIQUE</text:p>
          </table:table-cell>
        </table:table-row>
        <table:table-row>
          <table:table-cell table:number-columns-repeated="3"/>
          <table:table-cell table:style-name="ce1" office:value-type="string">
            <text:p>l_doc_type</text:p>
          </table:table-cell>
          <table:table-cell table:style-name="ce1" office:value-type="string">
            <text:p>SBP</text:p>
          </table:table-cell>
          <table:table-cell table:style-name="ce1" office:value-type="string">
            <text:p>PLAN DE BOITE, OU AUTRE ELEMENT DE BRANCHEMENT PASSIF</text:p>
          </table:table-cell>
        </table:table-row>
        <table:table-row>
          <table:table-cell table:number-columns-repeated="3"/>
          <table:table-cell table:style-name="ce1" office:value-type="string">
            <text:p>l_doc_type</text:p>
          </table:table-cell>
          <table:table-cell table:style-name="ce1" office:value-type="string">
            <text:p>SRA</text:p>
          </table:table-cell>
          <table:table-cell table:style-name="ce1" office:value-type="string">
            <text:p>SCHEMA DE RACCORDEMENT (BAIE, ARMOIRE, REPARTITEUR…)</text:p>
          </table:table-cell>
        </table:table-row>
        <table:table-row>
          <table:table-cell table:number-columns-repeated="3"/>
          <table:table-cell table:style-name="ce1" office:value-type="string">
            <text:p>l_doc_type</text:p>
          </table:table-cell>
          <table:table-cell table:style-name="ce1" office:value-type="string">
            <text:p>KEQ</text:p>
          </table:table-cell>
          <table:table-cell table:style-name="ce1" office:value-type="string">
            <text:p>DOCUMENTATION TECHNIQUE D EQUIPEMENT</text:p>
          </table:table-cell>
        </table:table-row>
        <table:table-row>
          <table:table-cell table:number-columns-repeated="3"/>
          <table:table-cell table:style-name="ce1" office:value-type="string">
            <text:p>l_doc_type</text:p>
          </table:table-cell>
          <table:table-cell table:style-name="ce1" office:value-type="string">
            <text:p>CIM</text:p>
          </table:table-cell>
          <table:table-cell table:style-name="ce1" office:value-type="string">
            <text:p>CONVENTION THD IMMEUBLE</text:p>
          </table:table-cell>
        </table:table-row>
        <table:table-row>
          <table:table-cell table:number-columns-repeated="3"/>
          <table:table-cell table:style-name="ce1" office:value-type="string">
            <text:p>l_doc_type</text:p>
          </table:table-cell>
          <table:table-cell table:style-name="ce1" office:value-type="string">
            <text:p>CIS</text:p>
          </table:table-cell>
          <table:table-cell table:style-name="ce1" office:value-type="string">
            <text:p>CONVENTION CADRE BAILLEUR SOCIAL</text:p>
          </table:table-cell>
        </table:table-row>
        <table:table-row>
          <table:table-cell table:number-columns-repeated="3"/>
          <table:table-cell table:style-name="ce1" office:value-type="string">
            <text:p>l_doc_type</text:p>
          </table:table-cell>
          <table:table-cell table:style-name="ce1" office:value-type="string">
            <text:p>CDS</text:p>
          </table:table-cell>
          <table:table-cell table:style-name="ce1" office:value-type="string">
            <text:p>RÈGLEMENT DE SERVICE</text:p>
          </table:table-cell>
        </table:table-row>
        <table:table-row>
          <table:table-cell table:number-columns-repeated="3"/>
          <table:table-cell table:style-name="ce1" office:value-type="string">
            <text:p>l_doc_type</text:p>
          </table:table-cell>
          <table:table-cell table:style-name="ce1" office:value-type="string">
            <text:p>COC</text:p>
          </table:table-cell>
          <table:table-cell table:style-name="ce1" office:value-type="string">
            <text:p>AUTRE CONVENTION D OCCUPATION EMPRISE PRIVEE</text:p>
          </table:table-cell>
        </table:table-row>
        <table:table-row>
          <table:table-cell table:number-columns-repeated="3"/>
          <table:table-cell table:style-name="ce1" office:value-type="string">
            <text:p>l_doc_type</text:p>
          </table:table-cell>
          <table:table-cell table:style-name="ce1" office:value-type="string">
            <text:p>MRF</text:p>
          </table:table-cell>
          <table:table-cell table:style-name="ce1" office:value-type="string">
            <text:p>MESURE DE REFLECTOMETRIE</text:p>
          </table:table-cell>
        </table:table-row>
        <table:table-row>
          <table:table-cell table:number-columns-repeated="3"/>
          <table:table-cell table:style-name="ce1" office:value-type="string">
            <text:p>l_doc_type</text:p>
          </table:table-cell>
          <table:table-cell table:style-name="ce1" office:value-type="string">
            <text:p>MFX</text:p>
          </table:table-cell>
          <table:table-cell table:style-name="ce1" office:value-type="string">
            <text:p>TEST D ETANCHEITE DE FOURREAUX ET/OU TESTS DE MANDRINAGE, AIGUILLAGE</text:p>
          </table:table-cell>
        </table:table-row>
        <table:table-row>
          <table:table-cell table:number-columns-repeated="3"/>
          <table:table-cell table:style-name="ce1" office:value-type="string">
            <text:p>l_doc_type</text:p>
          </table:table-cell>
          <table:table-cell table:style-name="ce1" office:value-type="string">
            <text:p>RGC</text:p>
          </table:table-cell>
          <table:table-cell table:style-name="ce1" office:value-type="string">
            <text:p>PV DE RECEPTION GENIE CIVIL</text:p>
          </table:table-cell>
        </table:table-row>
        <table:table-row>
          <table:table-cell table:number-columns-repeated="3"/>
          <table:table-cell table:style-name="ce1" office:value-type="string">
            <text:p>l_doc_type</text:p>
          </table:table-cell>
          <table:table-cell table:style-name="ce1" office:value-type="string">
            <text:p>DIF</text:p>
          </table:table-cell>
          <table:table-cell table:style-name="ce1" office:value-type="string">
            <text:p>DOSSIER INFRASTRUCTURE D ACCUEIL</text:p>
          </table:table-cell>
        </table:table-row>
        <table:table-row>
          <table:table-cell table:number-columns-repeated="3"/>
          <table:table-cell table:style-name="ce1" office:value-type="string">
            <text:p>l_doc_type</text:p>
          </table:table-cell>
          <table:table-cell table:style-name="ce1" office:value-type="string">
            <text:p>DCB</text:p>
          </table:table-cell>
          <table:table-cell table:style-name="ce1" office:value-type="string">
            <text:p>DOSSIER DE CABLAGE</text:p>
          </table:table-cell>
        </table:table-row>
        <table:table-row>
          <table:table-cell table:number-columns-repeated="3"/>
          <table:table-cell table:style-name="ce1" office:value-type="string">
            <text:p>l_doc_type</text:p>
          </table:table-cell>
          <table:table-cell table:style-name="ce1" office:value-type="string">
            <text:p>DOP</text:p>
          </table:table-cell>
          <table:table-cell table:style-name="ce1" office:value-type="string">
            <text:p>DOSSIER OPTIQUE</text:p>
          </table:table-cell>
        </table:table-row>
        <table:table-row>
          <table:table-cell table:number-columns-repeated="3"/>
          <table:table-cell table:style-name="ce1" office:value-type="string">
            <text:p>l_doc_type</text:p>
          </table:table-cell>
          <table:table-cell table:style-name="ce1" office:value-type="string">
            <text:p>DPR</text:p>
          </table:table-cell>
          <table:table-cell table:style-name="ce1" office:value-type="string">
            <text:p>DOSSIER DE PROJET</text:p>
          </table:table-cell>
        </table:table-row>
        <table:table-row>
          <table:table-cell table:number-columns-repeated="3"/>
          <table:table-cell table:style-name="ce1" office:value-type="string">
            <text:p>l_doc_type</text:p>
          </table:table-cell>
          <table:table-cell table:style-name="ce1" office:value-type="string">
            <text:p>DLG</text:p>
          </table:table-cell>
          <table:table-cell table:style-name="ce1" office:value-type="string">
            <text:p>DOSSIER DE LIVRABLES GRACETHD</text:p>
          </table:table-cell>
        </table:table-row>
        <table:table-row>
          <table:table-cell table:number-columns-repeated="3"/>
          <table:table-cell table:style-name="ce1" office:value-type="string">
            <text:p>l_doc_type</text:p>
          </table:table-cell>
          <table:table-cell table:style-name="ce1" office:value-type="string">
            <text:p>DCI</text:p>
          </table:table-cell>
          <table:table-cell table:style-name="ce1" office:value-type="string">
            <text:p>DOSSIER DE COMMANDE POUR LOCATION/OCCUPATION D INFRASTRUCTURE</text:p>
          </table:table-cell>
        </table:table-row>
        <table:table-row>
          <table:table-cell table:number-columns-repeated="3"/>
          <table:table-cell table:style-name="ce1" office:value-type="string">
            <text:p>l_doc_type</text:p>
          </table:table-cell>
          <table:table-cell table:style-name="ce1" office:value-type="string">
            <text:p>DCS</text:p>
          </table:table-cell>
          <table:table-cell table:style-name="ce1" office:value-type="string">
            <text:p>DOSSIER DE CREATION DE SITE</text:p>
          </table:table-cell>
        </table:table-row>
        <table:table-row>
          <table:table-cell table:number-columns-repeated="3"/>
          <table:table-cell table:style-name="ce1" office:value-type="string">
            <text:p>l_doc_type</text:p>
          </table:table-cell>
          <table:table-cell table:style-name="ce1" office:value-type="string">
            <text:p>DRS</text:p>
          </table:table-cell>
          <table:table-cell table:style-name="ce1" office:value-type="string">
            <text:p>DOSSIER DE RACCORDEMENT DE SITE</text:p>
          </table:table-cell>
        </table:table-row>
        <table:table-row>
          <table:table-cell table:number-columns-repeated="3"/>
          <table:table-cell table:style-name="ce1" office:value-type="string">
            <text:p>l_doc_type</text:p>
          </table:table-cell>
          <table:table-cell table:style-name="ce1" office:value-type="string">
            <text:p>KPL</text:p>
          </table:table-cell>
          <table:table-cell table:style-name="ce1" office:value-type="string">
            <text:p>PLAN LOCAL D URBANISME</text:p>
          </table:table-cell>
        </table:table-row>
        <table:table-row>
          <table:table-cell table:number-columns-repeated="3"/>
          <table:table-cell table:style-name="ce1" office:value-type="string">
            <text:p>l_doc_type</text:p>
          </table:table-cell>
          <table:table-cell table:style-name="ce1" office:value-type="string">
            <text:p>RFR</text:p>
          </table:table-cell>
          <table:table-cell table:style-name="ce1" office:value-type="string">
            <text:p>FICHE DE RECETTE</text:p>
          </table:table-cell>
        </table:table-row>
        <table:table-row>
          <table:table-cell table:number-columns-repeated="3"/>
          <table:table-cell table:style-name="ce1" office:value-type="string">
            <text:p>l_doc_type</text:p>
          </table:table-cell>
          <table:table-cell table:style-name="ce1" office:value-type="string">
            <text:p>RVR</text:p>
          </table:table-cell>
          <table:table-cell table:style-name="ce1" office:value-type="string">
            <text:p>PV DE RECEPTION DE VOIRIE</text:p>
          </table:table-cell>
        </table:table-row>
        <table:table-row>
          <table:table-cell table:number-columns-repeated="3"/>
          <table:table-cell table:style-name="ce1" office:value-type="string">
            <text:p>l_etat_type</text:p>
          </table:table-cell>
          <table:table-cell table:style-name="ce2" office:value-type="string">
            <text:p>HS</text:p>
          </table:table-cell>
          <table:table-cell table:style-name="ce1" office:value-type="string">
            <text:p>A CHANGER</text:p>
          </table:table-cell>
          <table:table-cell table:style-name="ce1" office:value-type="string">
            <text:p>L infrastructure doit etre changee car la moindre intervention peut etre prejudiciable a la fourniture du service</text:p>
          </table:table-cell>
        </table:table-row>
        <table:table-row>
          <table:table-cell table:number-columns-repeated="3"/>
          <table:table-cell table:style-name="ce1" office:value-type="string">
            <text:p>l_etat_type</text:p>
          </table:table-cell>
          <table:table-cell table:style-name="ce2" office:value-type="string">
            <text:p>ME</text:p>
          </table:table-cell>
          <table:table-cell table:style-name="ce1" office:value-type="string">
            <text:p>MAUVAIS ETAT</text:p>
          </table:table-cell>
          <table:table-cell table:style-name="ce1" office:value-type="string">
            <text:p>Mauvais etat general de l infrastructure qui ne permet pas certaines interventions</text:p>
          </table:table-cell>
        </table:table-row>
        <table:table-row>
          <table:table-cell table:number-columns-repeated="3"/>
          <table:table-cell table:style-name="ce1" office:value-type="string">
            <text:p>l_etat_type</text:p>
          </table:table-cell>
          <table:table-cell table:style-name="ce2" office:value-type="string">
            <text:p>OK</text:p>
          </table:table-cell>
          <table:table-cell table:style-name="ce1" office:value-type="string">
            <text:p>BON ETAT</text:p>
          </table:table-cell>
          <table:table-cell table:style-name="ce1" office:value-type="string">
            <text:p>Bon etat general qui permet de realiser toute operation de maintenance, d exploitation ou d evolution</text:p>
          </table:table-cell>
        </table:table-row>
        <table:table-row>
          <table:table-cell table:number-columns-repeated="3"/>
          <table:table-cell table:style-name="ce1" office:value-type="string">
            <text:p>l_etat_type</text:p>
          </table:table-cell>
          <table:table-cell table:style-name="ce2" office:value-type="string">
            <text:p>NC</text:p>
          </table:table-cell>
          <table:table-cell table:style-name="ce1" office:value-type="string">
            <text:p>NON CONCERNE</text:p>
          </table:table-cell>
        </table:table-row>
        <table:table-row>
          <table:table-cell table:number-columns-repeated="3"/>
          <table:table-cell table:style-name="ce1" office:value-type="string">
            <text:p>l_fo_color</text:p>
          </table:table-cell>
          <table:table-cell table:style-name="ce1" office:value-type="float" office:value="1">
            <text:p>1</text:p>
          </table:table-cell>
          <table:table-cell table:style-name="ce1" office:value-type="string">
            <text:p>ROUGE (R)</text:p>
          </table:table-cell>
          <table:table-cell table:style-name="ce1" office:value-type="string">
            <text:p>#FF0000</text:p>
          </table:table-cell>
        </table:table-row>
        <table:table-row>
          <table:table-cell table:number-columns-repeated="3"/>
          <table:table-cell table:style-name="ce1" office:value-type="string">
            <text:p>l_fo_color</text:p>
          </table:table-cell>
          <table:table-cell table:style-name="ce1" office:value-type="float" office:value="2">
            <text:p>2</text:p>
          </table:table-cell>
          <table:table-cell table:style-name="ce1" office:value-type="string">
            <text:p>BLEU (BL)</text:p>
          </table:table-cell>
          <table:table-cell table:style-name="ce1" office:value-type="string">
            <text:p>#0070C0</text:p>
          </table:table-cell>
        </table:table-row>
        <table:table-row>
          <table:table-cell table:number-columns-repeated="3"/>
          <table:table-cell table:style-name="ce1" office:value-type="string">
            <text:p>l_fo_color</text:p>
          </table:table-cell>
          <table:table-cell table:style-name="ce1" office:value-type="float" office:value="3">
            <text:p>3</text:p>
          </table:table-cell>
          <table:table-cell table:style-name="ce1" office:value-type="string">
            <text:p>VERT (VE)</text:p>
          </table:table-cell>
          <table:table-cell table:style-name="ce1" office:value-type="string">
            <text:p>#92D050</text:p>
          </table:table-cell>
        </table:table-row>
        <table:table-row>
          <table:table-cell table:number-columns-repeated="3"/>
          <table:table-cell table:style-name="ce1" office:value-type="string">
            <text:p>l_fo_color</text:p>
          </table:table-cell>
          <table:table-cell table:style-name="ce1" office:value-type="float" office:value="4">
            <text:p>4</text:p>
          </table:table-cell>
          <table:table-cell table:style-name="ce1" office:value-type="string">
            <text:p>JAUNE (J)</text:p>
          </table:table-cell>
          <table:table-cell table:style-name="ce1" office:value-type="string">
            <text:p>#FFFF00</text:p>
          </table:table-cell>
        </table:table-row>
        <table:table-row>
          <table:table-cell table:number-columns-repeated="3"/>
          <table:table-cell table:style-name="ce1" office:value-type="string">
            <text:p>l_fo_color</text:p>
          </table:table-cell>
          <table:table-cell table:style-name="ce1" office:value-type="float" office:value="5">
            <text:p>5</text:p>
          </table:table-cell>
          <table:table-cell table:style-name="ce1" office:value-type="string">
            <text:p>VIOLET (V)</text:p>
          </table:table-cell>
          <table:table-cell table:style-name="ce1" office:value-type="string">
            <text:p>#7638A3</text:p>
          </table:table-cell>
        </table:table-row>
        <table:table-row>
          <table:table-cell table:number-columns-repeated="3"/>
          <table:table-cell table:style-name="ce1" office:value-type="string">
            <text:p>l_fo_color</text:p>
          </table:table-cell>
          <table:table-cell table:style-name="ce1" office:value-type="float" office:value="6">
            <text:p>6</text:p>
          </table:table-cell>
          <table:table-cell table:style-name="ce1" office:value-type="string">
            <text:p>BLANC (B)</text:p>
          </table:table-cell>
          <table:table-cell table:style-name="ce1" office:value-type="string">
            <text:p>#FFFFFF</text:p>
          </table:table-cell>
        </table:table-row>
        <table:table-row>
          <table:table-cell table:number-columns-repeated="3"/>
          <table:table-cell table:style-name="ce1" office:value-type="string">
            <text:p>l_fo_color</text:p>
          </table:table-cell>
          <table:table-cell table:style-name="ce1" office:value-type="float" office:value="7">
            <text:p>7</text:p>
          </table:table-cell>
          <table:table-cell table:style-name="ce1" office:value-type="string">
            <text:p>ORANGE (OR)</text:p>
          </table:table-cell>
          <table:table-cell table:style-name="ce1" office:value-type="string">
            <text:p>#FFC000</text:p>
          </table:table-cell>
        </table:table-row>
        <table:table-row>
          <table:table-cell table:number-columns-repeated="3"/>
          <table:table-cell table:style-name="ce1" office:value-type="string">
            <text:p>l_fo_color</text:p>
          </table:table-cell>
          <table:table-cell table:style-name="ce1" office:value-type="float" office:value="8">
            <text:p>8</text:p>
          </table:table-cell>
          <table:table-cell table:style-name="ce1" office:value-type="string">
            <text:p>GRIS (GR)</text:p>
          </table:table-cell>
          <table:table-cell table:style-name="ce1" office:value-type="string">
            <text:p>#C1C1C1</text:p>
          </table:table-cell>
        </table:table-row>
        <table:table-row>
          <table:table-cell table:number-columns-repeated="3"/>
          <table:table-cell table:style-name="ce1" office:value-type="string">
            <text:p>l_fo_color</text:p>
          </table:table-cell>
          <table:table-cell table:style-name="ce1" office:value-type="float" office:value="9">
            <text:p>9</text:p>
          </table:table-cell>
          <table:table-cell table:style-name="ce1" office:value-type="string">
            <text:p>MARRON (BR)</text:p>
          </table:table-cell>
          <table:table-cell table:style-name="ce1" office:value-type="string">
            <text:p>#993300</text:p>
          </table:table-cell>
        </table:table-row>
        <table:table-row>
          <table:table-cell table:number-columns-repeated="3"/>
          <table:table-cell table:style-name="ce1" office:value-type="string">
            <text:p>l_fo_color</text:p>
          </table:table-cell>
          <table:table-cell table:style-name="ce1" office:value-type="float" office:value="10">
            <text:p>10</text:p>
          </table:table-cell>
          <table:table-cell table:style-name="ce1" office:value-type="string">
            <text:p>NOIR (N)</text:p>
          </table:table-cell>
          <table:table-cell table:style-name="ce1" office:value-type="string">
            <text:p>#000000</text:p>
          </table:table-cell>
        </table:table-row>
        <table:table-row>
          <table:table-cell table:number-columns-repeated="3"/>
          <table:table-cell table:style-name="ce1" office:value-type="string">
            <text:p>l_fo_color</text:p>
          </table:table-cell>
          <table:table-cell table:style-name="ce1" office:value-type="float" office:value="11">
            <text:p>11</text:p>
          </table:table-cell>
          <table:table-cell table:style-name="ce1" office:value-type="string">
            <text:p>TURQUOISE (TU)</text:p>
          </table:table-cell>
          <table:table-cell table:style-name="ce1" office:value-type="string">
            <text:p>#00B0F0</text:p>
          </table:table-cell>
        </table:table-row>
        <table:table-row>
          <table:table-cell table:number-columns-repeated="3"/>
          <table:table-cell table:style-name="ce1" office:value-type="string">
            <text:p>l_fo_color</text:p>
          </table:table-cell>
          <table:table-cell table:style-name="ce1" office:value-type="float" office:value="12">
            <text:p>12</text:p>
          </table:table-cell>
          <table:table-cell table:style-name="ce1" office:value-type="string">
            <text:p>ROSE (RS)</text:p>
          </table:table-cell>
          <table:table-cell table:style-name="ce1" office:value-type="string">
            <text:p>#FF65CC</text:p>
          </table:table-cell>
        </table:table-row>
        <table:table-row>
          <table:table-cell table:number-columns-repeated="3"/>
          <table:table-cell table:style-name="ce1" office:value-type="string">
            <text:p>l_fo_type</text:p>
          </table:table-cell>
          <table:table-cell table:style-name="ce1" office:value-type="string">
            <text:p>G651</text:p>
          </table:table-cell>
          <table:table-cell table:style-name="ce1" office:value-type="string">
            <text:p>G651</text:p>
          </table:table-cell>
        </table:table-row>
        <table:table-row>
          <table:table-cell table:number-columns-repeated="3"/>
          <table:table-cell table:style-name="ce1" office:value-type="string">
            <text:p>l_fo_type</text:p>
          </table:table-cell>
          <table:table-cell table:style-name="ce1" office:value-type="string">
            <text:p>G652A</text:p>
          </table:table-cell>
          <table:table-cell table:style-name="ce1" office:value-type="string">
            <text:p>G652A</text:p>
          </table:table-cell>
        </table:table-row>
        <table:table-row>
          <table:table-cell table:number-columns-repeated="3"/>
          <table:table-cell table:style-name="ce1" office:value-type="string">
            <text:p>l_fo_type</text:p>
          </table:table-cell>
          <table:table-cell table:style-name="ce1" office:value-type="string">
            <text:p>G652B</text:p>
          </table:table-cell>
          <table:table-cell table:style-name="ce1" office:value-type="string">
            <text:p>G652B</text:p>
          </table:table-cell>
        </table:table-row>
        <table:table-row>
          <table:table-cell table:number-columns-repeated="3"/>
          <table:table-cell table:style-name="ce1" office:value-type="string">
            <text:p>l_fo_type</text:p>
          </table:table-cell>
          <table:table-cell table:style-name="ce1" office:value-type="string">
            <text:p>G652C</text:p>
          </table:table-cell>
          <table:table-cell table:style-name="ce1" office:value-type="string">
            <text:p>G652C</text:p>
          </table:table-cell>
        </table:table-row>
        <table:table-row>
          <table:table-cell table:number-columns-repeated="3"/>
          <table:table-cell table:style-name="ce1" office:value-type="string">
            <text:p>l_fo_type</text:p>
          </table:table-cell>
          <table:table-cell table:style-name="ce1" office:value-type="string">
            <text:p>G652D</text:p>
          </table:table-cell>
          <table:table-cell table:style-name="ce1" office:value-type="string">
            <text:p>G652D</text:p>
          </table:table-cell>
        </table:table-row>
        <table:table-row>
          <table:table-cell table:number-columns-repeated="3"/>
          <table:table-cell table:style-name="ce1" office:value-type="string">
            <text:p>l_fo_type</text:p>
          </table:table-cell>
          <table:table-cell table:style-name="ce1" office:value-type="string">
            <text:p>G653</text:p>
          </table:table-cell>
          <table:table-cell table:style-name="ce1" office:value-type="string">
            <text:p>G653</text:p>
          </table:table-cell>
        </table:table-row>
        <table:table-row>
          <table:table-cell table:number-columns-repeated="3"/>
          <table:table-cell table:style-name="ce1" office:value-type="string">
            <text:p>l_fo_type</text:p>
          </table:table-cell>
          <table:table-cell table:style-name="ce1" office:value-type="string">
            <text:p>G655</text:p>
          </table:table-cell>
          <table:table-cell table:style-name="ce1" office:value-type="string">
            <text:p>G655</text:p>
          </table:table-cell>
        </table:table-row>
        <table:table-row>
          <table:table-cell table:number-columns-repeated="3"/>
          <table:table-cell table:style-name="ce1" office:value-type="string">
            <text:p>l_fo_type</text:p>
          </table:table-cell>
          <table:table-cell table:style-name="ce1" office:value-type="string">
            <text:p>G656</text:p>
          </table:table-cell>
          <table:table-cell table:style-name="ce1" office:value-type="string">
            <text:p>G656</text:p>
          </table:table-cell>
        </table:table-row>
        <table:table-row>
          <table:table-cell table:number-columns-repeated="3"/>
          <table:table-cell table:style-name="ce1" office:value-type="string">
            <text:p>l_fo_type</text:p>
          </table:table-cell>
          <table:table-cell table:style-name="ce1" office:value-type="string">
            <text:p>G657</text:p>
          </table:table-cell>
          <table:table-cell table:style-name="ce1" office:value-type="string">
            <text:p>G657</text:p>
          </table:table-cell>
        </table:table-row>
        <table:table-row>
          <table:table-cell table:number-columns-repeated="3"/>
          <table:table-cell table:style-name="ce1" office:value-type="string">
            <text:p>l_fo_type</text:p>
          </table:table-cell>
          <table:table-cell table:style-name="ce1" office:value-type="string">
            <text:p>G657A</text:p>
          </table:table-cell>
          <table:table-cell table:style-name="ce1" office:value-type="string">
            <text:p>G657A</text:p>
          </table:table-cell>
        </table:table-row>
        <table:table-row>
          <table:table-cell table:number-columns-repeated="3"/>
          <table:table-cell table:style-name="ce1" office:value-type="string">
            <text:p>l_fo_type</text:p>
          </table:table-cell>
          <table:table-cell table:style-name="ce1" office:value-type="string">
            <text:p>G657B</text:p>
          </table:table-cell>
          <table:table-cell table:style-name="ce1" office:value-type="string">
            <text:p>G657B</text:p>
          </table:table-cell>
        </table:table-row>
        <table:table-row>
          <table:table-cell table:number-columns-repeated="3"/>
          <table:table-cell table:style-name="ce1" office:value-type="string">
            <text:p>l_fo_type</text:p>
          </table:table-cell>
          <table:table-cell table:style-name="ce1" office:value-type="string">
            <text:p>G657A2</text:p>
          </table:table-cell>
          <table:table-cell table:style-name="ce1" office:value-type="string">
            <text:p>G657A2</text:p>
          </table:table-cell>
        </table:table-row>
        <table:table-row>
          <table:table-cell table:number-columns-repeated="3"/>
          <table:table-cell table:style-name="ce1" office:value-type="string">
            <text:p>l_geoloc_classe</text:p>
          </table:table-cell>
          <table:table-cell table:style-name="ce1" office:value-type="string">
            <text:p>A</text:p>
          </table:table-cell>
          <table:table-cell table:style-name="ce1" office:value-type="string">
            <text:p>Classe de précision A</text:p>
          </table:table-cell>
          <table:table-cell table:style-name="ce1" office: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row>
        <table:table-row>
          <table:table-cell table:number-columns-repeated="3"/>
          <table:table-cell table:style-name="ce1" office:value-type="string">
            <text:p>l_geoloc_classe</text:p>
          </table:table-cell>
          <table:table-cell table:style-name="ce1" office:value-type="string">
            <text:p>AP</text:p>
          </table:table-cell>
          <table:table-cell table:style-name="ce1" office:value-type="string">
            <text:p>Classe de précision A, en planimétrie uniquement</text:p>
          </table:table-cell>
          <table:table-cell table:style-name="ce1" office:value-type="string">
            <text:p>Idem classe A, mais uniquement pour les valeurs x et y (hors z)</text:p>
          </table:table-cell>
        </table:table-row>
        <table:table-row>
          <table:table-cell table:number-columns-repeated="3"/>
          <table:table-cell table:style-name="ce1" office:value-type="string">
            <text:p>l_geoloc_classe</text:p>
          </table:table-cell>
          <table:table-cell table:style-name="ce1" office:value-type="string">
            <text:p>B</text:p>
          </table:table-cell>
          <table:table-cell table:style-name="ce1" office:value-type="string">
            <text:p>Classe de précision B</text:p>
          </table:table-cell>
          <table:table-cell table:style-name="ce1" office: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row>
        <table:table-row>
          <table:table-cell table:number-columns-repeated="3"/>
          <table:table-cell table:style-name="ce1" office:value-type="string">
            <text:p>l_geoloc_classe</text:p>
          </table:table-cell>
          <table:table-cell table:style-name="ce1" office:value-type="string">
            <text:p>C</text:p>
          </table:table-cell>
          <table:table-cell table:style-name="ce1" office:value-type="string">
            <text:p>Classe de précision C</text:p>
          </table:table-cell>
          <table:table-cell table:style-name="ce1" office: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row>
        <table:table-row>
          <table:table-cell table:number-columns-repeated="3"/>
          <table:table-cell table:style-name="ce1" office:value-type="string">
            <text:p>l_geoloc_mode</text:p>
          </table:table-cell>
          <table:table-cell table:style-name="ce1" office:value-type="string">
            <text:p>LTRO</text:p>
          </table:table-cell>
          <table:table-cell table:style-name="ce1" office:value-type="string">
            <text:p>LEVE DURANT LA POSE</text:p>
          </table:table-cell>
          <table:table-cell table:style-name="ce1" office:value-type="string">
            <text:p>Objet positionne grace à un leve durant la phase travaux. Dans le cas de tranchee, ce leve a ete realise tranchee ouverte.</text:p>
          </table:table-cell>
        </table:table-row>
        <table:table-row>
          <table:table-cell table:number-columns-repeated="3"/>
          <table:table-cell table:style-name="ce1" office:value-type="string">
            <text:p>l_geoloc_mode</text:p>
          </table:table-cell>
          <table:table-cell table:style-name="ce1" office:value-type="string">
            <text:p>LVIS</text:p>
          </table:table-cell>
          <table:table-cell table:style-name="ce1" office:value-type="string">
            <text:p>LEVE APRES LA POSE</text:p>
          </table:table-cell>
          <table:table-cell table:style-name="ce1" office:value-type="string">
            <text:p>Objet positionne grace a un leve. Dans le cas d une tranchee, uniquement les elements visibles ont ete leves (rustines sur le revetement, chambres encadrantes). Des cotations prises pendant la pose ont permis de completer ce lever.</text:p>
          </table:table-cell>
        </table:table-row>
        <table:table-row>
          <table:table-cell table:number-columns-repeated="3"/>
          <table:table-cell table:style-name="ce1" office:value-type="string">
            <text:p>l_geoloc_mode</text:p>
          </table:table-cell>
          <table:table-cell table:style-name="ce1" office:value-type="string">
            <text:p>DETC</text:p>
          </table:table-cell>
          <table:table-cell table:style-name="ce1" office:value-type="string">
            <text:p>LEVE AVEC DETECTION</text:p>
          </table:table-cell>
          <table:table-cell table:style-name="ce1" office:value-type="string">
            <text:p>Un appareil de detection a ete utilise pour positionner les elements à lever.</text:p>
          </table:table-cell>
        </table:table-row>
        <table:table-row>
          <table:table-cell table:number-columns-repeated="3"/>
          <table:table-cell table:style-name="ce1" office:value-type="string">
            <text:p>l_geoloc_mode</text:p>
          </table:table-cell>
          <table:table-cell table:style-name="ce1" office:value-type="string">
            <text:p>FDPL</text:p>
          </table:table-cell>
          <table:table-cell table:style-name="ce1" office:value-type="string">
            <text:p>COTATION PAR RAPPORT A UN LEVE DE GEOMETRE</text:p>
          </table:table-cell>
          <table:table-cell table:style-name="ce1" office:value-type="string">
            <text:p>Objet implante en reportant des cotations prises par rapport à un fond de plan precedemment leve.</text:p>
          </table:table-cell>
        </table:table-row>
        <table:table-row>
          <table:table-cell table:number-columns-repeated="3"/>
          <table:table-cell table:style-name="ce1" office:value-type="string">
            <text:p>l_geoloc_mode</text:p>
          </table:table-cell>
          <table:table-cell table:style-name="ce1" office:value-type="string">
            <text:p>CBDU</text:p>
          </table:table-cell>
          <table:table-cell table:style-name="ce1" office:value-type="string">
            <text:p>COTATION PAR RAPPORT A UN FOND DE PLAN TIERS TYPE BDU</text:p>
          </table:table-cell>
          <table:table-cell table:style-name="ce1" office:value-type="string">
            <text:p>Objet implante en reportant des cotations prises par rapport au meilleur fond de plan actuellement disponible.</text:p>
          </table:table-cell>
        </table:table-row>
        <table:table-row>
          <table:table-cell table:number-columns-repeated="3"/>
          <table:table-cell table:style-name="ce1" office:value-type="string">
            <text:p>l_geoloc_mode</text:p>
          </table:table-cell>
          <table:table-cell table:style-name="ce1" office:value-type="string">
            <text:p>CADA</text:p>
          </table:table-cell>
          <table:table-cell table:style-name="ce1" office:value-type="string">
            <text:p>POSITIONNEMENT SUR CADASTRE</text:p>
          </table:table-cell>
          <table:table-cell table:style-name="ce1" office:value-type="string">
            <text:p>Objet positionne par rapport aux planches cadastrales.</text:p>
          </table:table-cell>
        </table:table-row>
        <table:table-row>
          <table:table-cell table:number-columns-repeated="3"/>
          <table:table-cell table:style-name="ce1" office:value-type="string">
            <text:p>l_geoloc_mode</text:p>
          </table:table-cell>
          <table:table-cell table:style-name="ce1" office:value-type="string">
            <text:p>ORTO</text:p>
          </table:table-cell>
          <table:table-cell table:style-name="ce1" office:value-type="string">
            <text:p>POSITIONNEMENT SUR ORTHOPHOTOGRAPHIE OU FOND DE PLAN CARTOGRAPHIQUE</text:p>
          </table:table-cell>
          <table:table-cell table:style-name="ce1" office:value-type="string">
            <text:p>Objet positionne par rapport à des orthophotos, ou des fonds cartographiques type RGE, FRANCE RASTER, OSM ou Bing</text:p>
          </table:table-cell>
        </table:table-row>
        <table:table-row>
          <table:table-cell table:number-columns-repeated="3"/>
          <table:table-cell table:style-name="ce1" office:value-type="string">
            <text:p>l_geoloc_mode</text:p>
          </table:table-cell>
          <table:table-cell table:style-name="ce1" office:value-type="string">
            <text:p>INDT</text:p>
          </table:table-cell>
          <table:table-cell table:style-name="ce1" office:value-type="string">
            <text:p>INDETERMINE</text:p>
          </table:table-cell>
        </table:table-row>
        <table:table-row>
          <table:table-cell table:number-columns-repeated="3"/>
          <table:table-cell table:style-name="ce1" office:value-type="string">
            <text:p>l_immeuble_type</text:p>
          </table:table-cell>
          <table:table-cell table:style-name="ce1" office:value-type="string">
            <text:p>P</text:p>
          </table:table-cell>
          <table:table-cell table:style-name="ce1" office:value-type="string">
            <text:p>PAVILLON</text:p>
          </table:table-cell>
        </table:table-row>
        <table:table-row>
          <table:table-cell table:number-columns-repeated="3"/>
          <table:table-cell table:style-name="ce1" office:value-type="string">
            <text:p>l_immeuble_type</text:p>
          </table:table-cell>
          <table:table-cell table:style-name="ce1" office:value-type="string">
            <text:p>I</text:p>
          </table:table-cell>
          <table:table-cell table:style-name="ce1" office:value-type="string">
            <text:p>IMMEUBLE</text:p>
          </table:table-cell>
        </table:table-row>
        <table:table-row>
          <table:table-cell table:number-columns-repeated="3"/>
          <table:table-cell table:style-name="ce1" office:value-type="string">
            <text:p>l_implantation_type</text:p>
          </table:table-cell>
          <table:table-cell table:style-name="ce2" office:value-type="string">
            <text:p>0</text:p>
          </table:table-cell>
          <table:table-cell table:style-name="ce1" office:value-type="string">
            <text:p>AERIEN TELECOM</text:p>
          </table:table-cell>
        </table:table-row>
        <table:table-row>
          <table:table-cell table:number-columns-repeated="3"/>
          <table:table-cell table:style-name="ce1" office:value-type="string">
            <text:p>l_implantation_type</text:p>
          </table:table-cell>
          <table:table-cell table:style-name="ce2" office:value-type="string">
            <text:p>1</text:p>
          </table:table-cell>
          <table:table-cell table:style-name="ce1" office:value-type="string">
            <text:p>AERIEN ENERGIE</text:p>
          </table:table-cell>
        </table:table-row>
        <table:table-row>
          <table:table-cell table:number-columns-repeated="3"/>
          <table:table-cell table:style-name="ce1" office:value-type="string">
            <text:p>l_implantation_type</text:p>
          </table:table-cell>
          <table:table-cell table:style-name="ce2" office:value-type="string">
            <text:p>2</text:p>
          </table:table-cell>
          <table:table-cell table:style-name="ce1" office:value-type="string">
            <text:p>FACADE</text:p>
          </table:table-cell>
        </table:table-row>
        <table:table-row>
          <table:table-cell table:number-columns-repeated="3"/>
          <table:table-cell table:style-name="ce1" office:value-type="string">
            <text:p>l_implantation_type</text:p>
          </table:table-cell>
          <table:table-cell table:style-name="ce2" office:value-type="string">
            <text:p>3</text:p>
          </table:table-cell>
          <table:table-cell table:style-name="ce1" office:value-type="string">
            <text:p>IMMEUBLE</text:p>
          </table:table-cell>
        </table:table-row>
        <table:table-row>
          <table:table-cell table:number-columns-repeated="3"/>
          <table:table-cell table:style-name="ce1" office:value-type="string">
            <text:p>l_implantation_type</text:p>
          </table:table-cell>
          <table:table-cell table:style-name="ce2" office:value-type="string">
            <text:p>4</text:p>
          </table:table-cell>
          <table:table-cell table:style-name="ce1" office:value-type="string">
            <text:p>PLEINE TERRE</text:p>
          </table:table-cell>
        </table:table-row>
        <table:table-row>
          <table:table-cell table:number-columns-repeated="3"/>
          <table:table-cell table:style-name="ce1" office:value-type="string">
            <text:p>l_implantation_type</text:p>
          </table:table-cell>
          <table:table-cell table:style-name="ce2" office:value-type="string">
            <text:p>5</text:p>
          </table:table-cell>
          <table:table-cell table:style-name="ce1" office:value-type="string">
            <text:p>CANIVEAU</text:p>
          </table:table-cell>
        </table:table-row>
        <table:table-row>
          <table:table-cell table:number-columns-repeated="3"/>
          <table:table-cell table:style-name="ce1" office:value-type="string">
            <text:p>l_implantation_type</text:p>
          </table:table-cell>
          <table:table-cell table:style-name="ce2" office:value-type="string">
            <text:p>6</text:p>
          </table:table-cell>
          <table:table-cell table:style-name="ce1" office:value-type="string">
            <text:p>GALERIE</text:p>
          </table:table-cell>
        </table:table-row>
        <table:table-row>
          <table:table-cell table:number-columns-repeated="3"/>
          <table:table-cell table:style-name="ce1" office:value-type="string">
            <text:p>l_implantation_type</text:p>
          </table:table-cell>
          <table:table-cell table:style-name="ce2" office:value-type="string">
            <text:p>7</text:p>
          </table:table-cell>
          <table:table-cell table:style-name="ce1" office:value-type="string">
            <text:p>CONDUITE</text:p>
          </table:table-cell>
        </table:table-row>
        <table:table-row>
          <table:table-cell table:number-columns-repeated="3"/>
          <table:table-cell table:style-name="ce1" office:value-type="string">
            <text:p>l_implantation_type</text:p>
          </table:table-cell>
          <table:table-cell table:style-name="ce2" office:value-type="string">
            <text:p>8</text:p>
          </table:table-cell>
          <table:table-cell table:style-name="ce1" office:value-type="string">
            <text:p>EGOUT</text:p>
          </table:table-cell>
        </table:table-row>
        <table:table-row>
          <table:table-cell table:number-columns-repeated="3"/>
          <table:table-cell table:style-name="ce1" office:value-type="string">
            <text:p>l_implantation_type</text:p>
          </table:table-cell>
          <table:table-cell table:style-name="ce2" office:value-type="string">
            <text:p>9</text:p>
          </table:table-cell>
          <table:table-cell table:style-name="ce1" office:value-type="string">
            <text:p>SPECIFIQUE</text:p>
          </table:table-cell>
        </table:table-row>
        <table:table-row>
          <table:table-cell table:number-columns-repeated="3"/>
          <table:table-cell table:style-name="ce1" office:value-type="string">
            <text:p>l_infra_nature</text:p>
          </table:table-cell>
          <table:table-cell table:style-name="ce1" office:value-type="string">
            <text:p>ASS</text:p>
          </table:table-cell>
          <table:table-cell table:style-name="ce1" office:value-type="string">
            <text:p>ASSAINISSEMENT</text:p>
          </table:table-cell>
        </table:table-row>
        <table:table-row>
          <table:table-cell table:number-columns-repeated="3"/>
          <table:table-cell table:style-name="ce1" office:value-type="string">
            <text:p>l_infra_nature</text:p>
          </table:table-cell>
          <table:table-cell table:style-name="ce1" office:value-type="string">
            <text:p>EAU</text:p>
          </table:table-cell>
          <table:table-cell table:style-name="ce1" office:value-type="string">
            <text:p>EAU</text:p>
          </table:table-cell>
        </table:table-row>
        <table:table-row>
          <table:table-cell table:number-columns-repeated="3"/>
          <table:table-cell table:style-name="ce1" office:value-type="string">
            <text:p>l_infra_nature</text:p>
          </table:table-cell>
          <table:table-cell table:style-name="ce1" office:value-type="string">
            <text:p>ELE</text:p>
          </table:table-cell>
          <table:table-cell table:style-name="ce1" office:value-type="string">
            <text:p>ELECTRICITE</text:p>
          </table:table-cell>
        </table:table-row>
        <table:table-row>
          <table:table-cell table:number-columns-repeated="3"/>
          <table:table-cell table:style-name="ce1" office:value-type="string">
            <text:p>l_infra_nature</text:p>
          </table:table-cell>
          <table:table-cell table:style-name="ce1" office:value-type="string">
            <text:p>GAZ</text:p>
          </table:table-cell>
          <table:table-cell table:style-name="ce1" office:value-type="string">
            <text:p>GAZ</text:p>
          </table:table-cell>
        </table:table-row>
        <table:table-row>
          <table:table-cell table:number-columns-repeated="3"/>
          <table:table-cell table:style-name="ce1" office:value-type="string">
            <text:p>l_infra_nature</text:p>
          </table:table-cell>
          <table:table-cell table:style-name="ce1" office:value-type="string">
            <text:p>NC</text:p>
          </table:table-cell>
          <table:table-cell table:style-name="ce1" office:value-type="string">
            <text:p>NON COMMUNIQUE</text:p>
          </table:table-cell>
        </table:table-row>
        <table:table-row>
          <table:table-cell table:number-columns-repeated="3"/>
          <table:table-cell table:style-name="ce1" office:value-type="string">
            <text:p>l_infra_nature</text:p>
          </table:table-cell>
          <table:table-cell table:style-name="ce1" office:value-type="string">
            <text:p>TEL</text:p>
          </table:table-cell>
          <table:table-cell table:style-name="ce1" office:value-type="string">
            <text:p>TELECOM</text:p>
          </table:table-cell>
        </table:table-row>
        <table:table-row>
          <table:table-cell table:number-columns-repeated="3"/>
          <table:table-cell table:style-name="ce1" office:value-type="string">
            <text:p>l_infra_nature</text:p>
          </table:table-cell>
          <table:table-cell table:style-name="ce1" office:value-type="string">
            <text:p>HTZ</text:p>
          </table:table-cell>
          <table:table-cell table:style-name="ce1" office:value-type="string">
            <text:p>HERZIEN</text:p>
          </table:table-cell>
          <table:table-cell table:style-name="ce1" office:value-type="string">
            <text:p>Faisceau hertzien. </text:p>
          </table:table-cell>
        </table:table-row>
        <table:table-row>
          <table:table-cell table:number-columns-repeated="3"/>
          <table:table-cell table:style-name="ce1" office:value-type="string">
            <text:p>l_infra_type_log</text:p>
          </table:table-cell>
          <table:table-cell table:style-name="ce1" office:value-type="string">
            <text:p>CX</text:p>
          </table:table-cell>
          <table:table-cell table:style-name="ce1" office:value-type="string">
            <text:p>COLLECTE TRANSPORT DISTRIBUTION</text:p>
          </table:table-cell>
        </table:table-row>
        <table:table-row>
          <table:table-cell table:number-columns-repeated="3"/>
          <table:table-cell table:style-name="ce1" office:value-type="string">
            <text:p>l_infra_type_log</text:p>
          </table:table-cell>
          <table:table-cell table:style-name="ce2" office:value-type="string">
            <text:p>CO</text:p>
          </table:table-cell>
          <table:table-cell table:style-name="ce1" office:value-type="string">
            <text:p>COLLECTE</text:p>
          </table:table-cell>
          <table:table-cell table:style-name="ce1" office:value-type="string">
            <text:p>Liaison entre les PM</text:p>
          </table:table-cell>
        </table:table-row>
        <table:table-row>
          <table:table-cell table:number-columns-repeated="3"/>
          <table:table-cell table:style-name="ce1" office:value-type="string">
            <text:p>l_infra_type_log</text:p>
          </table:table-cell>
          <table:table-cell table:style-name="ce2" office:value-type="string">
            <text:p>CT</text:p>
          </table:table-cell>
          <table:table-cell table:style-name="ce1" office:value-type="string">
            <text:p>COLLECTE TRANSPORT</text:p>
          </table:table-cell>
        </table:table-row>
        <table:table-row>
          <table:table-cell table:number-columns-repeated="3"/>
          <table:table-cell table:style-name="ce1" office:value-type="string">
            <text:p>l_infra_type_log</text:p>
          </table:table-cell>
          <table:table-cell table:style-name="ce2" office:value-type="string">
            <text:p>CD</text:p>
          </table:table-cell>
          <table:table-cell table:style-name="ce1" office:value-type="string">
            <text:p>COLLECTE DISTRIBUTION</text:p>
          </table:table-cell>
        </table:table-row>
        <table:table-row>
          <table:table-cell table:number-columns-repeated="3"/>
          <table:table-cell table:style-name="ce1" office:value-type="string">
            <text:p>l_infra_type_log</text:p>
          </table:table-cell>
          <table:table-cell table:style-name="ce2" office:value-type="string">
            <text:p>TD</text:p>
          </table:table-cell>
          <table:table-cell table:style-name="ce1" office:value-type="string">
            <text:p>TRANSPORT DISTRIBUTION</text:p>
          </table:table-cell>
          <table:table-cell table:style-name="ce1" office:value-type="string">
            <text:p>Mutualisation des fonctions transport et distribution</text:p>
          </table:table-cell>
        </table:table-row>
        <table:table-row>
          <table:table-cell table:number-columns-repeated="3"/>
          <table:table-cell table:style-name="ce1" office:value-type="string">
            <text:p>l_infra_type_log</text:p>
          </table:table-cell>
          <table:table-cell table:style-name="ce2" office:value-type="string">
            <text:p>TR</text:p>
          </table:table-cell>
          <table:table-cell table:style-name="ce1" office:value-type="string">
            <text:p>TRANSPORT</text:p>
          </table:table-cell>
          <table:table-cell table:style-name="ce1" office:value-type="string">
            <text:p>&gt; 144Fo</text:p>
          </table:table-cell>
        </table:table-row>
        <table:table-row>
          <table:table-cell table:number-columns-repeated="3"/>
          <table:table-cell table:style-name="ce1" office:value-type="string">
            <text:p>l_infra_type_log</text:p>
          </table:table-cell>
          <table:table-cell table:style-name="ce2" office:value-type="string">
            <text:p>DI</text:p>
          </table:table-cell>
          <table:table-cell table:style-name="ce1" office:value-type="string">
            <text:p>DISTRIBUTION</text:p>
          </table:table-cell>
          <table:table-cell table:style-name="ce1" office:value-type="string">
            <text:p>&lt;= 144Fo</text:p>
          </table:table-cell>
        </table:table-row>
        <table:table-row>
          <table:table-cell table:number-columns-repeated="3"/>
          <table:table-cell table:style-name="ce1" office:value-type="string">
            <text:p>l_infra_type_log</text:p>
          </table:table-cell>
          <table:table-cell table:style-name="ce2" office:value-type="string">
            <text:p>RA</text:p>
          </table:table-cell>
          <table:table-cell table:style-name="ce1" office:value-type="string">
            <text:p>RACCORDEMENT FINAL</text:p>
          </table:table-cell>
          <table:table-cell table:style-name="ce1" office:value-type="string">
            <text:p>Entre le client et le point de branchement optique</text:p>
          </table:table-cell>
        </table:table-row>
        <table:table-row>
          <table:table-cell table:number-columns-repeated="3"/>
          <table:table-cell table:style-name="ce1" office:value-type="string">
            <text:p>l_infra_type_log</text:p>
          </table:table-cell>
          <table:table-cell table:style-name="ce2" office:value-type="string">
            <text:p>BM</text:p>
          </table:table-cell>
          <table:table-cell table:style-name="ce1" office:value-type="string">
            <text:p>BOUCLE METROPOLITAINE</text:p>
          </table:table-cell>
        </table:table-row>
        <table:table-row>
          <table:table-cell table:number-columns-repeated="3"/>
          <table:table-cell table:style-name="ce1" office:value-type="string">
            <text:p>l_infra_type_log</text:p>
          </table:table-cell>
          <table:table-cell table:style-name="ce2" office:value-type="string">
            <text:p>LH</text:p>
          </table:table-cell>
          <table:table-cell table:style-name="ce1" office:value-type="string">
            <text:p>LONGUE DISTANCE (LONG HAUL)</text:p>
          </table:table-cell>
        </table:table-row>
        <table:table-row>
          <table:table-cell table:number-columns-repeated="3"/>
          <table:table-cell table:style-name="ce1" office:value-type="string">
            <text:p>l_infra_type_log</text:p>
          </table:table-cell>
          <table:table-cell table:style-name="ce2" office:value-type="string">
            <text:p>NC</text:p>
          </table:table-cell>
          <table:table-cell table:style-name="ce1" office:value-type="string">
            <text:p>NON COMMUNIQUE</text:p>
          </table:table-cell>
        </table:table-row>
        <table:table-row>
          <table:table-cell table:number-columns-repeated="3"/>
          <table:table-cell table:style-name="ce1" office:value-type="string">
            <text:p>l_masque_face</text:p>
          </table:table-cell>
          <table:table-cell table:style-name="ce1" office:value-type="string">
            <text:p>A</text:p>
          </table:table-cell>
          <table:table-cell table:style-name="ce1" office:value-type="string">
            <text:p>A</text:p>
          </table:table-cell>
        </table:table-row>
        <table:table-row>
          <table:table-cell table:number-columns-repeated="3"/>
          <table:table-cell table:style-name="ce1" office:value-type="string">
            <text:p>l_masque_face</text:p>
          </table:table-cell>
          <table:table-cell table:style-name="ce1" office:value-type="string">
            <text:p>B</text:p>
          </table:table-cell>
          <table:table-cell table:style-name="ce1" office:value-type="string">
            <text:p>B</text:p>
          </table:table-cell>
        </table:table-row>
        <table:table-row>
          <table:table-cell table:number-columns-repeated="3"/>
          <table:table-cell table:style-name="ce1" office:value-type="string">
            <text:p>l_masque_face</text:p>
          </table:table-cell>
          <table:table-cell table:style-name="ce1" office:value-type="string">
            <text:p>C</text:p>
          </table:table-cell>
          <table:table-cell table:style-name="ce1" office:value-type="string">
            <text:p>C</text:p>
          </table:table-cell>
        </table:table-row>
        <table:table-row>
          <table:table-cell table:number-columns-repeated="3"/>
          <table:table-cell table:style-name="ce1" office:value-type="string">
            <text:p>l_masque_face</text:p>
          </table:table-cell>
          <table:table-cell table:style-name="ce1" office:value-type="string">
            <text:p>D</text:p>
          </table:table-cell>
          <table:table-cell table:style-name="ce1" office:value-type="string">
            <text:p>D</text:p>
          </table:table-cell>
        </table:table-row>
        <table:table-row>
          <table:table-cell table:number-columns-repeated="3"/>
          <table:table-cell table:style-name="ce1" office:value-type="string">
            <text:p>l_masque_face</text:p>
          </table:table-cell>
          <table:table-cell table:style-name="ce1" office:value-type="string">
            <text:p>E</text:p>
          </table:table-cell>
          <table:table-cell table:style-name="ce1" office:value-type="string">
            <text:p>E</text:p>
          </table:table-cell>
        </table:table-row>
        <table:table-row>
          <table:table-cell table:number-columns-repeated="3"/>
          <table:table-cell table:style-name="ce1" office:value-type="string">
            <text:p>l_masque_face</text:p>
          </table:table-cell>
          <table:table-cell table:style-name="ce1" office:value-type="string">
            <text:p>F</text:p>
          </table:table-cell>
          <table:table-cell table:style-name="ce1" office:value-type="string">
            <text:p>F</text:p>
          </table:table-cell>
        </table:table-row>
        <table:table-row>
          <table:table-cell table:number-columns-repeated="3"/>
          <table:table-cell table:style-name="ce1" office:value-type="string">
            <text:p>l_masque_face</text:p>
          </table:table-cell>
          <table:table-cell table:style-name="ce1" office:value-type="string">
            <text:p>G</text:p>
          </table:table-cell>
          <table:table-cell table:style-name="ce1" office:value-type="string">
            <text:p>G</text:p>
          </table:table-cell>
        </table:table-row>
        <table:table-row>
          <table:table-cell table:number-columns-repeated="3"/>
          <table:table-cell table:style-name="ce1" office:value-type="string">
            <text:p>l_masque_face</text:p>
          </table:table-cell>
          <table:table-cell table:style-name="ce1" office:value-type="string">
            <text:p>H</text:p>
          </table:table-cell>
          <table:table-cell table:style-name="ce1" office:value-type="string">
            <text:p>H</text:p>
          </table:table-cell>
        </table:table-row>
        <table:table-row>
          <table:table-cell table:number-columns-repeated="3"/>
          <table:table-cell table:style-name="ce1" office:value-type="string">
            <text:p>l_masque_face</text:p>
          </table:table-cell>
          <table:table-cell table:style-name="ce1" office:value-type="string">
            <text:p>I</text:p>
          </table:table-cell>
          <table:table-cell table:style-name="ce1" office:value-type="string">
            <text:p>I</text:p>
          </table:table-cell>
        </table:table-row>
        <table:table-row>
          <table:table-cell table:number-columns-repeated="3"/>
          <table:table-cell table:style-name="ce1" office:value-type="string">
            <text:p>l_masque_face</text:p>
          </table:table-cell>
          <table:table-cell table:style-name="ce1" office:value-type="string">
            <text:p>J</text:p>
          </table:table-cell>
          <table:table-cell table:style-name="ce1" office:value-type="string">
            <text:p>J</text:p>
          </table:table-cell>
        </table:table-row>
        <table:table-row>
          <table:table-cell table:number-columns-repeated="3"/>
          <table:table-cell table:style-name="ce1" office:value-type="string">
            <text:p>l_noeud_type</text:p>
          </table:table-cell>
          <table:table-cell table:style-name="ce1" office:value-type="string">
            <text:p>PT</text:p>
          </table:table-cell>
          <table:table-cell table:style-name="ce1" office:value-type="string">
            <text:p>POINT TECHNIQUE</text:p>
          </table:table-cell>
        </table:table-row>
        <table:table-row>
          <table:table-cell table:number-columns-repeated="3"/>
          <table:table-cell table:style-name="ce1" office:value-type="string">
            <text:p>l_noeud_type</text:p>
          </table:table-cell>
          <table:table-cell table:style-name="ce1" office:value-type="string">
            <text:p>ST</text:p>
          </table:table-cell>
          <table:table-cell table:style-name="ce1" office:value-type="string">
            <text:p>SITE TECHNIQUE</text:p>
          </table:table-cell>
        </table:table-row>
        <table:table-row>
          <table:table-cell table:number-columns-repeated="3"/>
          <table:table-cell table:style-name="ce1" office:value-type="string">
            <text:p>l_noeud_type</text:p>
          </table:table-cell>
          <table:table-cell table:style-name="ce1" office:value-type="string">
            <text:p>SF</text:p>
          </table:table-cell>
          <table:table-cell table:style-name="ce1" office:value-type="string">
            <text:p>SITE UTILISATEUR FINAL</text:p>
          </table:table-cell>
        </table:table-row>
        <table:table-row>
          <table:table-cell table:number-columns-repeated="3"/>
          <table:table-cell table:style-name="ce1" office:value-type="string">
            <text:p>l_noeud_type</text:p>
          </table:table-cell>
          <table:table-cell table:style-name="ce1" office:value-type="string">
            <text:p>SE</text:p>
          </table:table-cell>
          <table:table-cell table:style-name="ce1" office:value-type="string">
            <text:p>SITE EMISSION</text:p>
          </table:table-cell>
        </table:table-row>
        <table:table-row>
          <table:table-cell table:number-columns-repeated="3"/>
          <table:table-cell table:style-name="ce1" office:value-type="string">
            <text:p>l_noeud_type</text:p>
          </table:table-cell>
          <table:table-cell table:style-name="ce1" office:value-type="string">
            <text:p>SP</text:p>
          </table:table-cell>
          <table:table-cell table:style-name="ce1" office:value-type="string">
            <text:p>SPECIFIQUE</text:p>
          </table:table-cell>
        </table:table-row>
        <table:table-row>
          <table:table-cell table:number-columns-repeated="3"/>
          <table:table-cell table:style-name="ce1" office:value-type="string">
            <text:p>l_nro_type</text:p>
          </table:table-cell>
          <table:table-cell table:style-name="ce1" office:value-type="string">
            <text:p>PON</text:p>
          </table:table-cell>
          <table:table-cell table:style-name="ce1" office:value-type="string">
            <text:p>NRO-PON</text:p>
          </table:table-cell>
        </table:table-row>
        <table:table-row>
          <table:table-cell table:number-columns-repeated="3"/>
          <table:table-cell table:style-name="ce1" office:value-type="string">
            <text:p>l_nro_type</text:p>
          </table:table-cell>
          <table:table-cell table:style-name="ce1" office:value-type="string">
            <text:p>PTP</text:p>
          </table:table-cell>
          <table:table-cell table:style-name="ce1" office:value-type="string">
            <text:p>NRO-PTP</text:p>
          </table:table-cell>
        </table:table-row>
        <table:table-row>
          <table:table-cell table:number-columns-repeated="3"/>
          <table:table-cell table:style-name="ce1" office:value-type="string">
            <text:p>l_nro_type</text:p>
          </table:table-cell>
          <table:table-cell table:style-name="ce1" office:value-type="string">
            <text:p>PON-PTP</text:p>
          </table:table-cell>
          <table:table-cell table:style-name="ce1" office:value-type="string">
            <text:p>NRO-PON-PTP</text:p>
          </table:table-cell>
        </table:table-row>
        <table:table-row>
          <table:table-cell table:number-columns-repeated="3"/>
          <table:table-cell table:style-name="ce1" office:value-type="string">
            <text:p>l_nro_etat</text:p>
          </table:table-cell>
          <table:table-cell table:style-name="ce1" office:value-type="string">
            <text:p>PL</text:p>
          </table:table-cell>
          <table:table-cell table:style-name="ce1" office:value-type="string">
            <text:p>PLANIFIE</text:p>
          </table:table-cell>
        </table:table-row>
        <table:table-row>
          <table:table-cell table:number-columns-repeated="3"/>
          <table:table-cell table:style-name="ce1" office:value-type="string">
            <text:p>l_nro_etat</text:p>
          </table:table-cell>
          <table:table-cell table:style-name="ce1" office:value-type="string">
            <text:p>EC</text:p>
          </table:table-cell>
          <table:table-cell table:style-name="ce1" office:value-type="string">
            <text:p>EN COURS DE DEPLOIEMENT</text:p>
          </table:table-cell>
          <table:table-cell table:style-name="ce1" office:value-type="string">
            <text:p>En cours d installation, sans qu une definition precise n ait ete partagee en Interop. </text:p>
          </table:table-cell>
        </table:table-row>
        <table:table-row>
          <table:table-cell table:number-columns-repeated="3"/>
          <table:table-cell table:style-name="ce1" office:value-type="string">
            <text:p>l_nro_etat</text:p>
          </table:table-cell>
          <table:table-cell table:style-name="ce1" office:value-type="string">
            <text:p>DP</text:p>
          </table:table-cell>
          <table:table-cell table:style-name="ce1" office:value-type="string">
            <text:p>DEPLOYE</text:p>
          </table:table-cell>
          <table:table-cell table:style-name="ce1" office:value-type="string">
            <text:p>Installe. Doit alors etre mis a disposition des operateurs ayant achete le PM. </text:p>
          </table:table-cell>
        </table:table-row>
        <table:table-row>
          <table:table-cell table:number-columns-repeated="3"/>
          <table:table-cell table:style-name="ce1" office:value-type="string">
            <text:p>l_nro_etat</text:p>
          </table:table-cell>
          <table:table-cell table:style-name="ce1" office:value-type="string">
            <text:p>AB</text:p>
          </table:table-cell>
          <table:table-cell table:style-name="ce1" office:value-type="string">
            <text:p>ABANDONNE</text:p>
          </table:table-cell>
          <table:table-cell table:style-name="ce1" office:value-type="string">
            <text:p>Le PM est abandonne. Cet etat doit apparaitre pendant 3 mois.</text:p>
          </table:table-cell>
        </table:table-row>
        <table:table-row>
          <table:table-cell table:number-columns-repeated="3"/>
          <table:table-cell table:style-name="ce1" office:value-type="string">
            <text:p>l_occupation_type</text:p>
          </table:table-cell>
          <table:table-cell table:style-name="ce2" office:value-type="string">
            <text:p>0</text:p>
          </table:table-cell>
          <table:table-cell table:style-name="ce1" office:value-type="string">
            <text:p>VIDE</text:p>
          </table:table-cell>
          <table:table-cell table:style-name="ce1" office:value-type="string">
            <text:p>Infrastructure vide</text:p>
          </table:table-cell>
        </table:table-row>
        <table:table-row>
          <table:table-cell table:number-columns-repeated="3"/>
          <table:table-cell table:style-name="ce1" office:value-type="string">
            <text:p>l_occupation_type</text:p>
          </table:table-cell>
          <table:table-cell table:style-name="ce2" office:value-type="string">
            <text:p>1.1</text:p>
          </table:table-cell>
          <table:table-cell table:style-name="ce1" office:value-type="string">
            <text:p>NON VIDE EXPLOITABLE</text:p>
          </table:table-cell>
          <table:table-cell table:style-name="ce1" office:value-type="string">
            <text:p>Infrastructure non vide mais exploitable car rangee</text:p>
          </table:table-cell>
        </table:table-row>
        <table:table-row>
          <table:table-cell table:number-columns-repeated="3"/>
          <table:table-cell table:style-name="ce1" office:value-type="string">
            <text:p>l_occupation_type</text:p>
          </table:table-cell>
          <table:table-cell table:style-name="ce2" office:value-type="string">
            <text:p>1.2</text:p>
          </table:table-cell>
          <table:table-cell table:style-name="ce1" office:value-type="string">
            <text:p>NON VIDE NON EXPLOITABLE</text:p>
          </table:table-cell>
          <table:table-cell table:style-name="ce1" office:value-type="string">
            <text:p>Infrastructure non vide mais non exploitable car non rangee</text:p>
          </table:table-cell>
        </table:table-row>
        <table:table-row>
          <table:table-cell table:number-columns-repeated="3"/>
          <table:table-cell table:style-name="ce1" office:value-type="string">
            <text:p>l_occupation_type</text:p>
          </table:table-cell>
          <table:table-cell table:style-name="ce2" office:value-type="string">
            <text:p>2</text:p>
          </table:table-cell>
          <table:table-cell table:style-name="ce1" office:value-type="string">
            <text:p>SATUREE</text:p>
          </table:table-cell>
          <table:table-cell table:style-name="ce1" office:value-type="string">
            <text:p>Infrastructure saturee</text:p>
          </table:table-cell>
        </table:table-row>
        <table:table-row>
          <table:table-cell table:number-columns-repeated="3"/>
          <table:table-cell table:style-name="ce1" office:value-type="string">
            <text:p>l_passage_type</text:p>
          </table:table-cell>
          <table:table-cell table:style-name="ce1" office:value-type="string">
            <text:p>ACC</text:p>
          </table:table-cell>
          <table:table-cell table:style-name="ce1" office:value-type="string">
            <text:p>ACCOTEMENT</text:p>
          </table:table-cell>
        </table:table-row>
        <table:table-row>
          <table:table-cell table:number-columns-repeated="3"/>
          <table:table-cell table:style-name="ce1" office:value-type="string">
            <text:p>l_passage_type</text:p>
          </table:table-cell>
          <table:table-cell table:style-name="ce1" office:value-type="string">
            <text:p>CHAU</text:p>
          </table:table-cell>
          <table:table-cell table:style-name="ce1" office:value-type="string">
            <text:p>CHAUSSEE</text:p>
          </table:table-cell>
        </table:table-row>
        <table:table-row>
          <table:table-cell table:number-columns-repeated="3"/>
          <table:table-cell table:style-name="ce1" office:value-type="string">
            <text:p>l_passage_type</text:p>
          </table:table-cell>
          <table:table-cell table:style-name="ce1" office:value-type="string">
            <text:p>TROT</text:p>
          </table:table-cell>
          <table:table-cell table:style-name="ce1" office:value-type="string">
            <text:p>TROTTOIR</text:p>
          </table:table-cell>
        </table:table-row>
        <table:table-row>
          <table:table-cell table:number-columns-repeated="3"/>
          <table:table-cell table:style-name="ce1" office:value-type="string">
            <text:p>l_passage_type</text:p>
          </table:table-cell>
          <table:table-cell table:style-name="ce1" office:value-type="string">
            <text:p>TER</text:p>
          </table:table-cell>
          <table:table-cell table:style-name="ce1" office:value-type="string">
            <text:p>TERRE</text:p>
          </table:table-cell>
        </table:table-row>
        <table:table-row>
          <table:table-cell table:number-columns-repeated="3"/>
          <table:table-cell table:style-name="ce1" office:value-type="string">
            <text:p>l_passage_type</text:p>
          </table:table-cell>
          <table:table-cell table:style-name="ce1" office:value-type="string">
            <text:p>EMP</text:p>
          </table:table-cell>
          <table:table-cell table:style-name="ce1" office:value-type="string">
            <text:p>EMPIERRE</text:p>
          </table:table-cell>
        </table:table-row>
        <table:table-row>
          <table:table-cell table:number-columns-repeated="3"/>
          <table:table-cell table:style-name="ce1" office:value-type="string">
            <text:p>l_passage_type</text:p>
          </table:table-cell>
          <table:table-cell table:style-name="ce1" office:value-type="string">
            <text:p>PON</text:p>
          </table:table-cell>
          <table:table-cell table:style-name="ce1" office:value-type="string">
            <text:p>PONT</text:p>
          </table:table-cell>
        </table:table-row>
        <table:table-row>
          <table:table-cell table:number-columns-repeated="3"/>
          <table:table-cell table:style-name="ce1" office:value-type="string">
            <text:p>l_passage_type</text:p>
          </table:table-cell>
          <table:table-cell table:style-name="ce1" office:value-type="string">
            <text:p>SNC</text:p>
          </table:table-cell>
          <table:table-cell table:style-name="ce1" office:value-type="string">
            <text:p>PASSAGE SNCF</text:p>
          </table:table-cell>
        </table:table-row>
        <table:table-row>
          <table:table-cell table:number-columns-repeated="3"/>
          <table:table-cell table:style-name="ce1" office:value-type="string">
            <text:p>l_passage_type</text:p>
          </table:table-cell>
          <table:table-cell table:style-name="ce1" office:value-type="string">
            <text:p>CAN</text:p>
          </table:table-cell>
          <table:table-cell table:style-name="ce1" office:value-type="string">
            <text:p>CANIVEAU TECHNIQUE</text:p>
          </table:table-cell>
        </table:table-row>
        <table:table-row>
          <table:table-cell table:number-columns-repeated="3"/>
          <table:table-cell table:style-name="ce1" office:value-type="string">
            <text:p>l_passage_type</text:p>
          </table:table-cell>
          <table:table-cell table:style-name="ce1" office:value-type="string">
            <text:p>PAV</text:p>
          </table:table-cell>
          <table:table-cell table:style-name="ce1" office:value-type="string">
            <text:p>PAVES</text:p>
          </table:table-cell>
        </table:table-row>
        <table:table-row>
          <table:table-cell table:number-columns-repeated="3"/>
          <table:table-cell table:style-name="ce1" office:value-type="string">
            <text:p>l_passage_type</text:p>
          </table:table-cell>
          <table:table-cell table:style-name="ce1" office:value-type="string">
            <text:p>NC</text:p>
          </table:table-cell>
          <table:table-cell table:style-name="ce1" office:value-type="string">
            <text:p>NON COMMUNIQUE</text:p>
          </table:table-cell>
        </table:table-row>
        <table:table-row>
          <table:table-cell table:number-columns-repeated="3"/>
          <table:table-cell table:style-name="ce1" office:value-type="string">
            <text:p>l_pose_type</text:p>
          </table:table-cell>
          <table:table-cell table:style-name="ce1" office:value-type="string">
            <text:p>NC</text:p>
          </table:table-cell>
          <table:table-cell table:style-name="ce1" office:value-type="string">
            <text:p>NON COMMUNIQUE</text:p>
          </table:table-cell>
        </table:table-row>
        <table:table-row>
          <table:table-cell table:number-columns-repeated="3"/>
          <table:table-cell table:style-name="ce1" office:value-type="string">
            <text:p>l_pose_type</text:p>
          </table:table-cell>
          <table:table-cell table:style-name="ce1" office:value-type="string">
            <text:p>TRA</text:p>
          </table:table-cell>
          <table:table-cell table:style-name="ce1" office:value-type="string">
            <text:p>TRADITIONNELLE</text:p>
          </table:table-cell>
        </table:table-row>
        <table:table-row>
          <table:table-cell table:number-columns-repeated="3"/>
          <table:table-cell table:style-name="ce1" office:value-type="string">
            <text:p>l_pose_type</text:p>
          </table:table-cell>
          <table:table-cell table:style-name="ce1" office:value-type="string">
            <text:p>MEC</text:p>
          </table:table-cell>
          <table:table-cell table:style-name="ce1" office:value-type="string">
            <text:p>MECANISEE</text:p>
          </table:table-cell>
        </table:table-row>
        <table:table-row>
          <table:table-cell table:number-columns-repeated="3"/>
          <table:table-cell table:style-name="ce1" office:value-type="string">
            <text:p>l_pose_type</text:p>
          </table:table-cell>
          <table:table-cell table:style-name="ce1" office:value-type="string">
            <text:p>MIC</text:p>
          </table:table-cell>
          <table:table-cell table:style-name="ce1" office:value-type="string">
            <text:p>MICRO TRANCHEE</text:p>
          </table:table-cell>
        </table:table-row>
        <table:table-row>
          <table:table-cell table:number-columns-repeated="3"/>
          <table:table-cell table:style-name="ce1" office:value-type="string">
            <text:p>l_pose_type</text:p>
          </table:table-cell>
          <table:table-cell table:style-name="ce1" office:value-type="string">
            <text:p>FOR</text:p>
          </table:table-cell>
          <table:table-cell table:style-name="ce1" office:value-type="string">
            <text:p>FORAGE DIRIGE</text:p>
          </table:table-cell>
        </table:table-row>
        <table:table-row>
          <table:table-cell table:number-columns-repeated="3"/>
          <table:table-cell table:style-name="ce1" office:value-type="string">
            <text:p>l_pose_type</text:p>
          </table:table-cell>
          <table:table-cell table:style-name="ce1" office:value-type="string">
            <text:p>ENS</text:p>
          </table:table-cell>
          <table:table-cell table:style-name="ce1" office:value-type="string">
            <text:p>ENSOUILLAGE</text:p>
          </table:table-cell>
        </table:table-row>
        <table:table-row>
          <table:table-cell table:number-columns-repeated="3"/>
          <table:table-cell table:style-name="ce1" office:value-type="string">
            <text:p>l_pose_type</text:p>
          </table:table-cell>
          <table:table-cell table:style-name="ce1" office:value-type="string">
            <text:p>FON</text:p>
          </table:table-cell>
          <table:table-cell table:style-name="ce1" office:value-type="string">
            <text:p>FONÇAGE</text:p>
          </table:table-cell>
        </table:table-row>
        <table:table-row>
          <table:table-cell table:number-columns-repeated="3"/>
          <table:table-cell table:style-name="ce1" office:value-type="string">
            <text:p>l_pose_type</text:p>
          </table:table-cell>
          <table:table-cell table:style-name="ce1" office:value-type="string">
            <text:p>ENC</text:p>
          </table:table-cell>
          <table:table-cell table:style-name="ce1" office:value-type="string">
            <text:p>ENCORBELLEMENT</text:p>
          </table:table-cell>
        </table:table-row>
        <table:table-row>
          <table:table-cell table:number-columns-repeated="3"/>
          <table:table-cell table:style-name="ce1" office:value-type="string">
            <text:p>l_pose_type</text:p>
          </table:table-cell>
          <table:table-cell table:style-name="ce1" office:value-type="string">
            <text:p>STU</text:p>
          </table:table-cell>
          <table:table-cell table:style-name="ce1" office:value-type="string">
            <text:p>SOUS-TUBAGE</text:p>
          </table:table-cell>
          <table:table-cell table:style-name="ce1" office:value-type="string">
            <text:p>Sous-tubage infra existante</text:p>
          </table:table-cell>
        </table:table-row>
        <table:table-row>
          <table:table-cell table:number-columns-repeated="3"/>
          <table:table-cell table:style-name="ce1" office:value-type="string">
            <text:p>l_position_fonction</text:p>
          </table:table-cell>
          <table:table-cell table:style-name="ce1" office:value-type="string">
            <text:p>CO</text:p>
          </table:table-cell>
          <table:table-cell table:style-name="ce1" office:value-type="string">
            <text:p>CONNECTEUR</text:p>
          </table:table-cell>
        </table:table-row>
        <table:table-row>
          <table:table-cell table:number-columns-repeated="3"/>
          <table:table-cell table:style-name="ce1" office:value-type="string">
            <text:p>l_position_fonction</text:p>
          </table:table-cell>
          <table:table-cell table:style-name="ce1" office:value-type="string">
            <text:p>EP</text:p>
          </table:table-cell>
          <table:table-cell table:style-name="ce1" office:value-type="string">
            <text:p>EPISSURE</text:p>
          </table:table-cell>
        </table:table-row>
        <table:table-row>
          <table:table-cell table:number-columns-repeated="3"/>
          <table:table-cell table:style-name="ce1" office:value-type="string">
            <text:p>l_position_fonction</text:p>
          </table:table-cell>
          <table:table-cell table:style-name="ce1" office:value-type="string">
            <text:p>PI</text:p>
          </table:table-cell>
          <table:table-cell table:style-name="ce1" office:value-type="string">
            <text:p>PIGTAIL</text:p>
          </table:table-cell>
        </table:table-row>
        <table:table-row>
          <table:table-cell table:number-columns-repeated="3"/>
          <table:table-cell table:style-name="ce1" office:value-type="string">
            <text:p>l_position_fonction</text:p>
          </table:table-cell>
          <table:table-cell table:style-name="ce1" office:value-type="string">
            <text:p>AT</text:p>
          </table:table-cell>
          <table:table-cell table:style-name="ce1" office:value-type="string">
            <text:p>ATTENTE</text:p>
          </table:table-cell>
        </table:table-row>
        <table:table-row>
          <table:table-cell table:number-columns-repeated="3"/>
          <table:table-cell table:style-name="ce1" office:value-type="string">
            <text:p>l_position_fonction</text:p>
          </table:table-cell>
          <table:table-cell table:style-name="ce1" office:value-type="string">
            <text:p>PA</text:p>
          </table:table-cell>
          <table:table-cell table:style-name="ce1" office:value-type="string">
            <text:p>PASSAGE</text:p>
          </table:table-cell>
        </table:table-row>
        <table:table-row>
          <table:table-cell table:number-columns-repeated="3"/>
          <table:table-cell table:style-name="ce1" office:value-type="string">
            <text:p>l_position_type</text:p>
          </table:table-cell>
          <table:table-cell table:style-name="ce1" office:value-type="string">
            <text:p>CSA</text:p>
          </table:table-cell>
          <table:table-cell table:style-name="ce1" office:value-type="string">
            <text:p>CONNECTEUR SC-APC</text:p>
          </table:table-cell>
        </table:table-row>
        <table:table-row>
          <table:table-cell table:number-columns-repeated="3"/>
          <table:table-cell table:style-name="ce1" office:value-type="string">
            <text:p>l_position_type</text:p>
          </table:table-cell>
          <table:table-cell table:style-name="ce1" office:value-type="string">
            <text:p>CSP</text:p>
          </table:table-cell>
          <table:table-cell table:style-name="ce1" office:value-type="string">
            <text:p>CONNECTEUR SC-PC</text:p>
          </table:table-cell>
        </table:table-row>
        <table:table-row>
          <table:table-cell table:number-columns-repeated="3"/>
          <table:table-cell table:style-name="ce1" office:value-type="string">
            <text:p>l_position_type</text:p>
          </table:table-cell>
          <table:table-cell table:style-name="ce1" office:value-type="string">
            <text:p>CFA</text:p>
          </table:table-cell>
          <table:table-cell table:style-name="ce1" office:value-type="string">
            <text:p>CONNECTEUR FC-APC</text:p>
          </table:table-cell>
        </table:table-row>
        <table:table-row>
          <table:table-cell table:number-columns-repeated="3"/>
          <table:table-cell table:style-name="ce1" office:value-type="string">
            <text:p>l_position_type</text:p>
          </table:table-cell>
          <table:table-cell table:style-name="ce1" office:value-type="string">
            <text:p>CFP</text:p>
          </table:table-cell>
          <table:table-cell table:style-name="ce1" office:value-type="string">
            <text:p>CONNECTEUR FC-PC</text:p>
          </table:table-cell>
        </table:table-row>
        <table:table-row>
          <table:table-cell table:number-columns-repeated="3"/>
          <table:table-cell table:style-name="ce1" office:value-type="string">
            <text:p>l_position_type</text:p>
          </table:table-cell>
          <table:table-cell table:style-name="ce1" office:value-type="string">
            <text:p>SFU</text:p>
          </table:table-cell>
          <table:table-cell table:style-name="ce1" office:value-type="string">
            <text:p>SOUDURE FUSION</text:p>
          </table:table-cell>
        </table:table-row>
        <table:table-row>
          <table:table-cell table:number-columns-repeated="3"/>
          <table:table-cell table:style-name="ce1" office:value-type="string">
            <text:p>l_position_type</text:p>
          </table:table-cell>
          <table:table-cell table:style-name="ce1" office:value-type="string">
            <text:p>SME</text:p>
          </table:table-cell>
          <table:table-cell table:style-name="ce1" office:value-type="string">
            <text:p>SOUDURE MECANIQUE</text:p>
          </table:table-cell>
        </table:table-row>
        <table:table-row>
          <table:table-cell table:number-columns-repeated="3"/>
          <table:table-cell table:style-name="ce1" office:value-type="string">
            <text:p>l_propriete_type</text:p>
          </table:table-cell>
          <table:table-cell table:style-name="ce1" office:value-type="string">
            <text:p>CST</text:p>
          </table:table-cell>
          <table:table-cell table:style-name="ce1" office:value-type="string">
            <text:p>CONSTRUCTION</text:p>
          </table:table-cell>
        </table:table-row>
        <table:table-row>
          <table:table-cell table:number-columns-repeated="3"/>
          <table:table-cell table:style-name="ce1" office:value-type="string">
            <text:p>l_propriete_type</text:p>
          </table:table-cell>
          <table:table-cell table:style-name="ce1" office:value-type="string">
            <text:p>RAC</text:p>
          </table:table-cell>
          <table:table-cell table:style-name="ce1" office:value-type="string">
            <text:p>RACHAT</text:p>
          </table:table-cell>
        </table:table-row>
        <table:table-row>
          <table:table-cell table:number-columns-repeated="3"/>
          <table:table-cell table:style-name="ce1" office:value-type="string">
            <text:p>l_propriete_type</text:p>
          </table:table-cell>
          <table:table-cell table:style-name="ce1" office:value-type="string">
            <text:p>CES</text:p>
          </table:table-cell>
          <table:table-cell table:style-name="ce1" office:value-type="string">
            <text:p>CESSION</text:p>
          </table:table-cell>
        </table:table-row>
        <table:table-row>
          <table:table-cell table:number-columns-repeated="3"/>
          <table:table-cell table:style-name="ce1" office:value-type="string">
            <text:p>l_propriete_type</text:p>
          </table:table-cell>
          <table:table-cell table:style-name="ce1" office:value-type="string">
            <text:p>IRU</text:p>
          </table:table-cell>
          <table:table-cell table:style-name="ce1" office:value-type="string">
            <text:p>IRU</text:p>
          </table:table-cell>
        </table:table-row>
        <table:table-row>
          <table:table-cell table:number-columns-repeated="3"/>
          <table:table-cell table:style-name="ce1" office:value-type="string">
            <text:p>l_propriete_type</text:p>
          </table:table-cell>
          <table:table-cell table:style-name="ce1" office:value-type="string">
            <text:p>LOC</text:p>
          </table:table-cell>
          <table:table-cell table:style-name="ce1" office:value-type="string">
            <text:p>LOCATION</text:p>
          </table:table-cell>
        </table:table-row>
        <table:table-row>
          <table:table-cell table:number-columns-repeated="3"/>
          <table:table-cell table:style-name="ce1" office:value-type="string">
            <text:p>l_propriete_type</text:p>
          </table:table-cell>
          <table:table-cell table:style-name="ce1" office:value-type="string">
            <text:p>OCC</text:p>
          </table:table-cell>
          <table:table-cell table:style-name="ce1" office:value-type="string">
            <text:p>OCCUPATION</text:p>
          </table:table-cell>
          <table:table-cell table:style-name="ce1" office:value-type="string">
            <text:p>Convention d occupation</text:p>
          </table:table-cell>
        </table:table-row>
        <table:table-row>
          <table:table-cell table:number-columns-repeated="3"/>
          <table:table-cell table:style-name="ce1" office:value-type="string">
            <text:p>l_ptech_nature</text:p>
          </table:table-cell>
          <table:table-cell table:style-name="ce1" office:value-type="string">
            <text:p>A1</text:p>
          </table:table-cell>
          <table:table-cell table:style-name="ce1" office:value-type="string">
            <text:p>CHAMBRE A1</text:p>
          </table:table-cell>
        </table:table-row>
        <table:table-row>
          <table:table-cell table:number-columns-repeated="3"/>
          <table:table-cell table:style-name="ce1" office:value-type="string">
            <text:p>l_ptech_nature</text:p>
          </table:table-cell>
          <table:table-cell table:style-name="ce1" office:value-type="string">
            <text:p>A2</text:p>
          </table:table-cell>
          <table:table-cell table:style-name="ce1" office:value-type="string">
            <text:p>CHAMBRE A2</text:p>
          </table:table-cell>
        </table:table-row>
        <table:table-row>
          <table:table-cell table:number-columns-repeated="3"/>
          <table:table-cell table:style-name="ce1" office:value-type="string">
            <text:p>l_ptech_nature</text:p>
          </table:table-cell>
          <table:table-cell table:style-name="ce1" office:value-type="string">
            <text:p>A3</text:p>
          </table:table-cell>
          <table:table-cell table:style-name="ce1" office:value-type="string">
            <text:p>CHAMBRE A3</text:p>
          </table:table-cell>
        </table:table-row>
        <table:table-row>
          <table:table-cell table:number-columns-repeated="3"/>
          <table:table-cell table:style-name="ce1" office:value-type="string">
            <text:p>l_ptech_nature</text:p>
          </table:table-cell>
          <table:table-cell table:style-name="ce1" office:value-type="string">
            <text:p>A4</text:p>
          </table:table-cell>
          <table:table-cell table:style-name="ce1" office:value-type="string">
            <text:p>CHAMBRE A4</text:p>
          </table:table-cell>
        </table:table-row>
        <table:table-row>
          <table:table-cell table:number-columns-repeated="3"/>
          <table:table-cell table:style-name="ce1" office:value-type="string">
            <text:p>l_ptech_nature</text:p>
          </table:table-cell>
          <table:table-cell table:style-name="ce1" office:value-type="string">
            <text:p>B1</text:p>
          </table:table-cell>
          <table:table-cell table:style-name="ce1" office:value-type="string">
            <text:p>CHAMBRE B1</text:p>
          </table:table-cell>
        </table:table-row>
        <table:table-row>
          <table:table-cell table:number-columns-repeated="3"/>
          <table:table-cell table:style-name="ce1" office:value-type="string">
            <text:p>l_ptech_nature</text:p>
          </table:table-cell>
          <table:table-cell table:style-name="ce1" office:value-type="string">
            <text:p>B2</text:p>
          </table:table-cell>
          <table:table-cell table:style-name="ce1" office:value-type="string">
            <text:p>CHAMBRE B2</text:p>
          </table:table-cell>
        </table:table-row>
        <table:table-row>
          <table:table-cell table:number-columns-repeated="3"/>
          <table:table-cell table:style-name="ce1" office:value-type="string">
            <text:p>l_ptech_nature</text:p>
          </table:table-cell>
          <table:table-cell table:style-name="ce1" office:value-type="string">
            <text:p>B3</text:p>
          </table:table-cell>
          <table:table-cell table:style-name="ce1" office:value-type="string">
            <text:p>CHAMBRE B3</text:p>
          </table:table-cell>
        </table:table-row>
        <table:table-row>
          <table:table-cell table:number-columns-repeated="3"/>
          <table:table-cell table:style-name="ce1" office:value-type="string">
            <text:p>l_ptech_nature</text:p>
          </table:table-cell>
          <table:table-cell table:style-name="ce1" office:value-type="string">
            <text:p>B4</text:p>
          </table:table-cell>
          <table:table-cell table:style-name="ce1" office:value-type="string">
            <text:p>CHAMBRE B4</text:p>
          </table:table-cell>
        </table:table-row>
        <table:table-row>
          <table:table-cell table:number-columns-repeated="3"/>
          <table:table-cell table:style-name="ce1" office:value-type="string">
            <text:p>l_ptech_nature</text:p>
          </table:table-cell>
          <table:table-cell table:style-name="ce1" office:value-type="string">
            <text:p>C1</text:p>
          </table:table-cell>
          <table:table-cell table:style-name="ce1" office:value-type="string">
            <text:p>CHAMBRE C1</text:p>
          </table:table-cell>
        </table:table-row>
        <table:table-row>
          <table:table-cell table:number-columns-repeated="3"/>
          <table:table-cell table:style-name="ce1" office:value-type="string">
            <text:p>l_ptech_nature</text:p>
          </table:table-cell>
          <table:table-cell table:style-name="ce1" office:value-type="string">
            <text:p>C2</text:p>
          </table:table-cell>
          <table:table-cell table:style-name="ce1" office:value-type="string">
            <text:p>CHAMBRE C2</text:p>
          </table:table-cell>
        </table:table-row>
        <table:table-row>
          <table:table-cell table:number-columns-repeated="3"/>
          <table:table-cell table:style-name="ce1" office:value-type="string">
            <text:p>l_ptech_nature</text:p>
          </table:table-cell>
          <table:table-cell table:style-name="ce1" office:value-type="string">
            <text:p>C3</text:p>
          </table:table-cell>
          <table:table-cell table:style-name="ce1" office:value-type="string">
            <text:p>CHAMBRE C3</text:p>
          </table:table-cell>
        </table:table-row>
        <table:table-row>
          <table:table-cell table:number-columns-repeated="3"/>
          <table:table-cell table:style-name="ce1" office:value-type="string">
            <text:p>l_ptech_nature</text:p>
          </table:table-cell>
          <table:table-cell table:style-name="ce1" office:value-type="string">
            <text:p>C4</text:p>
          </table:table-cell>
          <table:table-cell table:style-name="ce1" office:value-type="string">
            <text:p>CHAMBRE C4</text:p>
          </table:table-cell>
        </table:table-row>
        <table:table-row>
          <table:table-cell table:number-columns-repeated="3"/>
          <table:table-cell table:style-name="ce1" office:value-type="string">
            <text:p>l_ptech_nature</text:p>
          </table:table-cell>
          <table:table-cell table:style-name="ce1" office:value-type="string">
            <text:p>D1</text:p>
          </table:table-cell>
          <table:table-cell table:style-name="ce1" office:value-type="string">
            <text:p>CHAMBRE D1</text:p>
          </table:table-cell>
        </table:table-row>
        <table:table-row>
          <table:table-cell table:number-columns-repeated="3"/>
          <table:table-cell table:style-name="ce1" office:value-type="string">
            <text:p>l_ptech_nature</text:p>
          </table:table-cell>
          <table:table-cell table:style-name="ce1" office:value-type="string">
            <text:p>D2</text:p>
          </table:table-cell>
          <table:table-cell table:style-name="ce1" office:value-type="string">
            <text:p>CHAMBRE D2</text:p>
          </table:table-cell>
        </table:table-row>
        <table:table-row>
          <table:table-cell table:number-columns-repeated="3"/>
          <table:table-cell table:style-name="ce1" office:value-type="string">
            <text:p>l_ptech_nature</text:p>
          </table:table-cell>
          <table:table-cell table:style-name="ce1" office:value-type="string">
            <text:p>D3</text:p>
          </table:table-cell>
          <table:table-cell table:style-name="ce1" office:value-type="string">
            <text:p>CHAMBRE D3</text:p>
          </table:table-cell>
        </table:table-row>
        <table:table-row>
          <table:table-cell table:number-columns-repeated="3"/>
          <table:table-cell table:style-name="ce1" office:value-type="string">
            <text:p>l_ptech_nature</text:p>
          </table:table-cell>
          <table:table-cell table:style-name="ce1" office:value-type="string">
            <text:p>D4</text:p>
          </table:table-cell>
          <table:table-cell table:style-name="ce1" office:value-type="string">
            <text:p>CHAMBRE D4</text:p>
          </table:table-cell>
        </table:table-row>
        <table:table-row>
          <table:table-cell table:number-columns-repeated="3"/>
          <table:table-cell table:style-name="ce1" office:value-type="string">
            <text:p>l_ptech_nature</text:p>
          </table:table-cell>
          <table:table-cell table:style-name="ce1" office:value-type="string">
            <text:p>E1</text:p>
          </table:table-cell>
          <table:table-cell table:style-name="ce1" office:value-type="string">
            <text:p>CHAMBRE E1</text:p>
          </table:table-cell>
        </table:table-row>
        <table:table-row>
          <table:table-cell table:number-columns-repeated="3"/>
          <table:table-cell table:style-name="ce1" office:value-type="string">
            <text:p>l_ptech_nature</text:p>
          </table:table-cell>
          <table:table-cell table:style-name="ce1" office:value-type="string">
            <text:p>E2</text:p>
          </table:table-cell>
          <table:table-cell table:style-name="ce1" office:value-type="string">
            <text:p>CHAMBRE E2</text:p>
          </table:table-cell>
        </table:table-row>
        <table:table-row>
          <table:table-cell table:number-columns-repeated="3"/>
          <table:table-cell table:style-name="ce1" office:value-type="string">
            <text:p>l_ptech_nature</text:p>
          </table:table-cell>
          <table:table-cell table:style-name="ce1" office:value-type="string">
            <text:p>E3</text:p>
          </table:table-cell>
          <table:table-cell table:style-name="ce1" office:value-type="string">
            <text:p>CHAMBRE E3</text:p>
          </table:table-cell>
        </table:table-row>
        <table:table-row>
          <table:table-cell table:number-columns-repeated="3"/>
          <table:table-cell table:style-name="ce1" office:value-type="string">
            <text:p>l_ptech_nature</text:p>
          </table:table-cell>
          <table:table-cell table:style-name="ce1" office:value-type="string">
            <text:p>E4</text:p>
          </table:table-cell>
          <table:table-cell table:style-name="ce1" office:value-type="string">
            <text:p>CHAMBRE E4</text:p>
          </table:table-cell>
        </table:table-row>
        <table:table-row>
          <table:table-cell table:number-columns-repeated="3"/>
          <table:table-cell table:style-name="ce1" office:value-type="string">
            <text:p>l_ptech_nature</text:p>
          </table:table-cell>
          <table:table-cell table:style-name="ce1" office:value-type="string">
            <text:p>J2C</text:p>
          </table:table-cell>
          <table:table-cell table:style-name="ce1" office:value-type="string">
            <text:p>CHAMBRE J2C</text:p>
          </table:table-cell>
        </table:table-row>
        <table:table-row>
          <table:table-cell table:number-columns-repeated="3"/>
          <table:table-cell table:style-name="ce1" office:value-type="string">
            <text:p>l_ptech_nature</text:p>
          </table:table-cell>
          <table:table-cell table:style-name="ce1" office:value-type="string">
            <text:p>J2CR</text:p>
          </table:table-cell>
          <table:table-cell table:style-name="ce1" office:value-type="string">
            <text:p>CHAMBRE J2C REHAUSSEE</text:p>
          </table:table-cell>
        </table:table-row>
        <table:table-row>
          <table:table-cell table:number-columns-repeated="3"/>
          <table:table-cell table:style-name="ce1" office:value-type="string">
            <text:p>l_ptech_nature</text:p>
          </table:table-cell>
          <table:table-cell table:style-name="ce1" office:value-type="string">
            <text:p>K1C</text:p>
          </table:table-cell>
          <table:table-cell table:style-name="ce1" office:value-type="string">
            <text:p>CHAMBRE K1C</text:p>
          </table:table-cell>
        </table:table-row>
        <table:table-row>
          <table:table-cell table:number-columns-repeated="3"/>
          <table:table-cell table:style-name="ce1" office:value-type="string">
            <text:p>l_ptech_nature</text:p>
          </table:table-cell>
          <table:table-cell table:style-name="ce1" office:value-type="string">
            <text:p>K1CR</text:p>
          </table:table-cell>
          <table:table-cell table:style-name="ce1" office:value-type="string">
            <text:p>CHAMBRE K1C REHAUSSEE</text:p>
          </table:table-cell>
        </table:table-row>
        <table:table-row>
          <table:table-cell table:number-columns-repeated="3"/>
          <table:table-cell table:style-name="ce1" office:value-type="string">
            <text:p>l_ptech_nature</text:p>
          </table:table-cell>
          <table:table-cell table:style-name="ce1" office:value-type="string">
            <text:p>K2C</text:p>
          </table:table-cell>
          <table:table-cell table:style-name="ce1" office:value-type="string">
            <text:p>CHAMBRE K2C</text:p>
          </table:table-cell>
        </table:table-row>
        <table:table-row>
          <table:table-cell table:number-columns-repeated="3"/>
          <table:table-cell table:style-name="ce1" office:value-type="string">
            <text:p>l_ptech_nature</text:p>
          </table:table-cell>
          <table:table-cell table:style-name="ce1" office:value-type="string">
            <text:p>K2CR</text:p>
          </table:table-cell>
          <table:table-cell table:style-name="ce1" office:value-type="string">
            <text:p>CHAMBRE K2C REHAUSSEE</text:p>
          </table:table-cell>
        </table:table-row>
        <table:table-row>
          <table:table-cell table:number-columns-repeated="3"/>
          <table:table-cell table:style-name="ce1" office:value-type="string">
            <text:p>l_ptech_nature</text:p>
          </table:table-cell>
          <table:table-cell table:style-name="ce1" office:value-type="string">
            <text:p>K3C</text:p>
          </table:table-cell>
          <table:table-cell table:style-name="ce1" office:value-type="string">
            <text:p>CHAMBRE K3C</text:p>
          </table:table-cell>
        </table:table-row>
        <table:table-row>
          <table:table-cell table:number-columns-repeated="3"/>
          <table:table-cell table:style-name="ce1" office:value-type="string">
            <text:p>l_ptech_nature</text:p>
          </table:table-cell>
          <table:table-cell table:style-name="ce1" office:value-type="string">
            <text:p>K3CR</text:p>
          </table:table-cell>
          <table:table-cell table:style-name="ce1" office:value-type="string">
            <text:p>CHAMBRE K3C REHAUSSEE</text:p>
          </table:table-cell>
        </table:table-row>
        <table:table-row>
          <table:table-cell table:number-columns-repeated="3"/>
          <table:table-cell table:style-name="ce1" office:value-type="string">
            <text:p>l_ptech_nature</text:p>
          </table:table-cell>
          <table:table-cell table:style-name="ce1" office:value-type="string">
            <text:p>L0T</text:p>
          </table:table-cell>
          <table:table-cell table:style-name="ce1" office:value-type="string">
            <text:p>CHAMBRE L0T</text:p>
          </table:table-cell>
        </table:table-row>
        <table:table-row>
          <table:table-cell table:number-columns-repeated="3"/>
          <table:table-cell table:style-name="ce1" office:value-type="string">
            <text:p>l_ptech_nature</text:p>
          </table:table-cell>
          <table:table-cell table:style-name="ce1" office:value-type="string">
            <text:p>L0TR</text:p>
          </table:table-cell>
          <table:table-cell table:style-name="ce1" office:value-type="string">
            <text:p>CHAMBRE L0T REHAUSSEE</text:p>
          </table:table-cell>
        </table:table-row>
        <table:table-row>
          <table:table-cell table:number-columns-repeated="3"/>
          <table:table-cell table:style-name="ce1" office:value-type="string">
            <text:p>l_ptech_nature</text:p>
          </table:table-cell>
          <table:table-cell table:style-name="ce1" office:value-type="string">
            <text:p>L1C</text:p>
          </table:table-cell>
          <table:table-cell table:style-name="ce1" office:value-type="string">
            <text:p>CHAMBRE L1C</text:p>
          </table:table-cell>
        </table:table-row>
        <table:table-row>
          <table:table-cell table:number-columns-repeated="3"/>
          <table:table-cell table:style-name="ce1" office:value-type="string">
            <text:p>l_ptech_nature</text:p>
          </table:table-cell>
          <table:table-cell table:style-name="ce1" office:value-type="string">
            <text:p>L1T</text:p>
          </table:table-cell>
          <table:table-cell table:style-name="ce1" office:value-type="string">
            <text:p>CHAMBRE L1T</text:p>
          </table:table-cell>
        </table:table-row>
        <table:table-row>
          <table:table-cell table:number-columns-repeated="3"/>
          <table:table-cell table:style-name="ce1" office:value-type="string">
            <text:p>l_ptech_nature</text:p>
          </table:table-cell>
          <table:table-cell table:style-name="ce1" office:value-type="string">
            <text:p>L1TR</text:p>
          </table:table-cell>
          <table:table-cell table:style-name="ce1" office:value-type="string">
            <text:p>CHAMBRE L1T REHAUSSEE</text:p>
          </table:table-cell>
        </table:table-row>
        <table:table-row>
          <table:table-cell table:number-columns-repeated="3"/>
          <table:table-cell table:style-name="ce1" office:value-type="string">
            <text:p>l_ptech_nature</text:p>
          </table:table-cell>
          <table:table-cell table:style-name="ce1" office:value-type="string">
            <text:p>L2C</text:p>
          </table:table-cell>
          <table:table-cell table:style-name="ce1" office:value-type="string">
            <text:p>CHAMBRE L2C</text:p>
          </table:table-cell>
        </table:table-row>
        <table:table-row>
          <table:table-cell table:number-columns-repeated="3"/>
          <table:table-cell table:style-name="ce1" office:value-type="string">
            <text:p>l_ptech_nature</text:p>
          </table:table-cell>
          <table:table-cell table:style-name="ce1" office:value-type="string">
            <text:p>L2T</text:p>
          </table:table-cell>
          <table:table-cell table:style-name="ce1" office:value-type="string">
            <text:p>CHAMBRE L2T</text:p>
          </table:table-cell>
        </table:table-row>
        <table:table-row>
          <table:table-cell table:number-columns-repeated="3"/>
          <table:table-cell table:style-name="ce1" office:value-type="string">
            <text:p>l_ptech_nature</text:p>
          </table:table-cell>
          <table:table-cell table:style-name="ce1" office:value-type="string">
            <text:p>L2TR</text:p>
          </table:table-cell>
          <table:table-cell table:style-name="ce1" office:value-type="string">
            <text:p>CHAMBRE L2T REHAUSSEE</text:p>
          </table:table-cell>
        </table:table-row>
        <table:table-row>
          <table:table-cell table:number-columns-repeated="3"/>
          <table:table-cell table:style-name="ce1" office:value-type="string">
            <text:p>l_ptech_nature</text:p>
          </table:table-cell>
          <table:table-cell table:style-name="ce1" office:value-type="string">
            <text:p>L3C</text:p>
          </table:table-cell>
          <table:table-cell table:style-name="ce1" office:value-type="string">
            <text:p>CHAMBRE L3C</text:p>
          </table:table-cell>
        </table:table-row>
        <table:table-row>
          <table:table-cell table:number-columns-repeated="3"/>
          <table:table-cell table:style-name="ce1" office:value-type="string">
            <text:p>l_ptech_nature</text:p>
          </table:table-cell>
          <table:table-cell table:style-name="ce1" office:value-type="string">
            <text:p>L3T</text:p>
          </table:table-cell>
          <table:table-cell table:style-name="ce1" office:value-type="string">
            <text:p>CHAMBRE L3T</text:p>
          </table:table-cell>
        </table:table-row>
        <table:table-row>
          <table:table-cell table:number-columns-repeated="3"/>
          <table:table-cell table:style-name="ce1" office:value-type="string">
            <text:p>l_ptech_nature</text:p>
          </table:table-cell>
          <table:table-cell table:style-name="ce1" office:value-type="string">
            <text:p>L3TR</text:p>
          </table:table-cell>
          <table:table-cell table:style-name="ce1" office:value-type="string">
            <text:p>CHAMBRE L3T REHAUSSEE</text:p>
          </table:table-cell>
        </table:table-row>
        <table:table-row>
          <table:table-cell table:number-columns-repeated="3"/>
          <table:table-cell table:style-name="ce1" office:value-type="string">
            <text:p>l_ptech_nature</text:p>
          </table:table-cell>
          <table:table-cell table:style-name="ce1" office:value-type="string">
            <text:p>L4C</text:p>
          </table:table-cell>
          <table:table-cell table:style-name="ce1" office:value-type="string">
            <text:p>CHAMBRE L4C</text:p>
          </table:table-cell>
        </table:table-row>
        <table:table-row>
          <table:table-cell table:number-columns-repeated="3"/>
          <table:table-cell table:style-name="ce1" office:value-type="string">
            <text:p>l_ptech_nature</text:p>
          </table:table-cell>
          <table:table-cell table:style-name="ce1" office:value-type="string">
            <text:p>L4T</text:p>
          </table:table-cell>
          <table:table-cell table:style-name="ce1" office:value-type="string">
            <text:p>CHAMBRE L4T</text:p>
          </table:table-cell>
        </table:table-row>
        <table:table-row>
          <table:table-cell table:number-columns-repeated="3"/>
          <table:table-cell table:style-name="ce1" office:value-type="string">
            <text:p>l_ptech_nature</text:p>
          </table:table-cell>
          <table:table-cell table:style-name="ce1" office:value-type="string">
            <text:p>L4TR</text:p>
          </table:table-cell>
          <table:table-cell table:style-name="ce1" office:value-type="string">
            <text:p>CHAMBRE L4T REHAUSSEE</text:p>
          </table:table-cell>
        </table:table-row>
        <table:table-row>
          <table:table-cell table:number-columns-repeated="3"/>
          <table:table-cell table:style-name="ce1" office:value-type="string">
            <text:p>l_ptech_nature</text:p>
          </table:table-cell>
          <table:table-cell table:style-name="ce1" office:value-type="string">
            <text:p>L5C</text:p>
          </table:table-cell>
          <table:table-cell table:style-name="ce1" office:value-type="string">
            <text:p>CHAMBRE L5C</text:p>
          </table:table-cell>
        </table:table-row>
        <table:table-row>
          <table:table-cell table:number-columns-repeated="3"/>
          <table:table-cell table:style-name="ce1" office:value-type="string">
            <text:p>l_ptech_nature</text:p>
          </table:table-cell>
          <table:table-cell table:style-name="ce1" office:value-type="string">
            <text:p>L5T</text:p>
          </table:table-cell>
          <table:table-cell table:style-name="ce1" office:value-type="string">
            <text:p>CHAMBRE L5T</text:p>
          </table:table-cell>
        </table:table-row>
        <table:table-row>
          <table:table-cell table:number-columns-repeated="3"/>
          <table:table-cell table:style-name="ce1" office:value-type="string">
            <text:p>l_ptech_nature</text:p>
          </table:table-cell>
          <table:table-cell table:style-name="ce1" office:value-type="string">
            <text:p>L5TR</text:p>
          </table:table-cell>
          <table:table-cell table:style-name="ce1" office:value-type="string">
            <text:p>CHAMBRE L5T REHAUSSEE</text:p>
          </table:table-cell>
        </table:table-row>
        <table:table-row>
          <table:table-cell table:number-columns-repeated="3"/>
          <table:table-cell table:style-name="ce1" office:value-type="string">
            <text:p>l_ptech_nature</text:p>
          </table:table-cell>
          <table:table-cell table:style-name="ce1" office:value-type="string">
            <text:p>L6T</text:p>
          </table:table-cell>
          <table:table-cell table:style-name="ce1" office:value-type="string">
            <text:p>CHAMBRE L6T</text:p>
          </table:table-cell>
        </table:table-row>
        <table:table-row>
          <table:table-cell table:number-columns-repeated="3"/>
          <table:table-cell table:style-name="ce1" office:value-type="string">
            <text:p>l_ptech_nature</text:p>
          </table:table-cell>
          <table:table-cell table:style-name="ce1" office:value-type="string">
            <text:p>L6TR</text:p>
          </table:table-cell>
          <table:table-cell table:style-name="ce1" office:value-type="string">
            <text:p>CHAMBRE L6T REHAUSSEE</text:p>
          </table:table-cell>
        </table:table-row>
        <table:table-row>
          <table:table-cell table:number-columns-repeated="3"/>
          <table:table-cell table:style-name="ce1" office:value-type="string">
            <text:p>l_ptech_nature</text:p>
          </table:table-cell>
          <table:table-cell table:style-name="ce1" office:value-type="string">
            <text:p>M1C</text:p>
          </table:table-cell>
          <table:table-cell table:style-name="ce1" office:value-type="string">
            <text:p>CHAMBRE M1C</text:p>
          </table:table-cell>
        </table:table-row>
        <table:table-row>
          <table:table-cell table:number-columns-repeated="3"/>
          <table:table-cell table:style-name="ce1" office:value-type="string">
            <text:p>l_ptech_nature</text:p>
          </table:table-cell>
          <table:table-cell table:style-name="ce1" office:value-type="string">
            <text:p>M1CR</text:p>
          </table:table-cell>
          <table:table-cell table:style-name="ce1" office:value-type="string">
            <text:p>CHAMBRE M1C REHAUSSEE</text:p>
          </table:table-cell>
        </table:table-row>
        <table:table-row>
          <table:table-cell table:number-columns-repeated="3"/>
          <table:table-cell table:style-name="ce1" office:value-type="string">
            <text:p>l_ptech_nature</text:p>
          </table:table-cell>
          <table:table-cell table:style-name="ce1" office:value-type="string">
            <text:p>M2T</text:p>
          </table:table-cell>
          <table:table-cell table:style-name="ce1" office:value-type="string">
            <text:p>CHAMBRE M2T</text:p>
          </table:table-cell>
        </table:table-row>
        <table:table-row>
          <table:table-cell table:number-columns-repeated="3"/>
          <table:table-cell table:style-name="ce1" office:value-type="string">
            <text:p>l_ptech_nature</text:p>
          </table:table-cell>
          <table:table-cell table:style-name="ce1" office:value-type="string">
            <text:p>M2TR</text:p>
          </table:table-cell>
          <table:table-cell table:style-name="ce1" office:value-type="string">
            <text:p>CHAMBRE M2T REHAUSSEE</text:p>
          </table:table-cell>
        </table:table-row>
        <table:table-row>
          <table:table-cell table:number-columns-repeated="3"/>
          <table:table-cell table:style-name="ce1" office:value-type="string">
            <text:p>l_ptech_nature</text:p>
          </table:table-cell>
          <table:table-cell table:style-name="ce1" office:value-type="string">
            <text:p>M3C</text:p>
          </table:table-cell>
          <table:table-cell table:style-name="ce1" office:value-type="string">
            <text:p>CHAMBRE M3C</text:p>
          </table:table-cell>
        </table:table-row>
        <table:table-row>
          <table:table-cell table:number-columns-repeated="3"/>
          <table:table-cell table:style-name="ce1" office:value-type="string">
            <text:p>l_ptech_nature</text:p>
          </table:table-cell>
          <table:table-cell table:style-name="ce1" office:value-type="string">
            <text:p>M3CR</text:p>
          </table:table-cell>
          <table:table-cell table:style-name="ce1" office:value-type="string">
            <text:p>CHAMBRE M3C REHAUSSEE</text:p>
          </table:table-cell>
        </table:table-row>
        <table:table-row>
          <table:table-cell table:number-columns-repeated="3"/>
          <table:table-cell table:style-name="ce1" office:value-type="string">
            <text:p>l_ptech_nature</text:p>
          </table:table-cell>
          <table:table-cell table:style-name="ce1" office:value-type="string">
            <text:p>P1C</text:p>
          </table:table-cell>
          <table:table-cell table:style-name="ce1" office:value-type="string">
            <text:p>CHAMBRE P1C</text:p>
          </table:table-cell>
        </table:table-row>
        <table:table-row>
          <table:table-cell table:number-columns-repeated="3"/>
          <table:table-cell table:style-name="ce1" office:value-type="string">
            <text:p>l_ptech_nature</text:p>
          </table:table-cell>
          <table:table-cell table:style-name="ce1" office:value-type="string">
            <text:p>P1CR</text:p>
          </table:table-cell>
          <table:table-cell table:style-name="ce1" office:value-type="string">
            <text:p>CHAMBRE P1C REHAUSSEE</text:p>
          </table:table-cell>
        </table:table-row>
        <table:table-row>
          <table:table-cell table:number-columns-repeated="3"/>
          <table:table-cell table:style-name="ce1" office:value-type="string">
            <text:p>l_ptech_nature</text:p>
          </table:table-cell>
          <table:table-cell table:style-name="ce1" office:value-type="string">
            <text:p>P1T</text:p>
          </table:table-cell>
          <table:table-cell table:style-name="ce1" office:value-type="string">
            <text:p>CHAMBRE P1T</text:p>
          </table:table-cell>
        </table:table-row>
        <table:table-row>
          <table:table-cell table:number-columns-repeated="3"/>
          <table:table-cell table:style-name="ce1" office:value-type="string">
            <text:p>l_ptech_nature</text:p>
          </table:table-cell>
          <table:table-cell table:style-name="ce1" office:value-type="string">
            <text:p>P1TR</text:p>
          </table:table-cell>
          <table:table-cell table:style-name="ce1" office:value-type="string">
            <text:p>CHAMBRE P1T REHAUSSEE</text:p>
          </table:table-cell>
        </table:table-row>
        <table:table-row>
          <table:table-cell table:number-columns-repeated="3"/>
          <table:table-cell table:style-name="ce1" office:value-type="string">
            <text:p>l_ptech_nature</text:p>
          </table:table-cell>
          <table:table-cell table:style-name="ce1" office:value-type="string">
            <text:p>P2C</text:p>
          </table:table-cell>
          <table:table-cell table:style-name="ce1" office:value-type="string">
            <text:p>CHAMBRE P2C</text:p>
          </table:table-cell>
        </table:table-row>
        <table:table-row>
          <table:table-cell table:number-columns-repeated="3"/>
          <table:table-cell table:style-name="ce1" office:value-type="string">
            <text:p>l_ptech_nature</text:p>
          </table:table-cell>
          <table:table-cell table:style-name="ce1" office:value-type="string">
            <text:p>P2CR</text:p>
          </table:table-cell>
          <table:table-cell table:style-name="ce1" office:value-type="string">
            <text:p>CHAMBRE P2C REHAUSSEE</text:p>
          </table:table-cell>
        </table:table-row>
        <table:table-row>
          <table:table-cell table:number-columns-repeated="3"/>
          <table:table-cell table:style-name="ce1" office:value-type="string">
            <text:p>l_ptech_nature</text:p>
          </table:table-cell>
          <table:table-cell table:style-name="ce1" office:value-type="string">
            <text:p>P2T</text:p>
          </table:table-cell>
          <table:table-cell table:style-name="ce1" office:value-type="string">
            <text:p>CHAMBRE P2T</text:p>
          </table:table-cell>
        </table:table-row>
        <table:table-row>
          <table:table-cell table:number-columns-repeated="3"/>
          <table:table-cell table:style-name="ce1" office:value-type="string">
            <text:p>l_ptech_nature</text:p>
          </table:table-cell>
          <table:table-cell table:style-name="ce1" office:value-type="string">
            <text:p>P2TR</text:p>
          </table:table-cell>
          <table:table-cell table:style-name="ce1" office:value-type="string">
            <text:p>CHAMBRE P2T REHAUSSEE</text:p>
          </table:table-cell>
        </table:table-row>
        <table:table-row>
          <table:table-cell table:number-columns-repeated="3"/>
          <table:table-cell table:style-name="ce1" office:value-type="string">
            <text:p>l_ptech_nature</text:p>
          </table:table-cell>
          <table:table-cell table:style-name="ce2" office:value-type="string">
            <text:p>PBOI</text:p>
          </table:table-cell>
          <table:table-cell table:style-name="ce1" office:value-type="string">
            <text:p>POTEAU BOIS</text:p>
          </table:table-cell>
        </table:table-row>
        <table:table-row>
          <table:table-cell table:number-columns-repeated="3"/>
          <table:table-cell table:style-name="ce1" office:value-type="string">
            <text:p>l_ptech_nature</text:p>
          </table:table-cell>
          <table:table-cell table:style-name="ce2" office:value-type="string">
            <text:p>PBET</text:p>
          </table:table-cell>
          <table:table-cell table:style-name="ce1" office:value-type="string">
            <text:p>POTEAU BETON</text:p>
          </table:table-cell>
        </table:table-row>
        <table:table-row>
          <table:table-cell table:number-columns-repeated="3"/>
          <table:table-cell table:style-name="ce1" office:value-type="string">
            <text:p>l_ptech_nature</text:p>
          </table:table-cell>
          <table:table-cell table:style-name="ce2" office:value-type="string">
            <text:p>PMET</text:p>
          </table:table-cell>
          <table:table-cell table:style-name="ce1" office:value-type="string">
            <text:p>POTEAU METAL</text:p>
          </table:table-cell>
        </table:table-row>
        <table:table-row>
          <table:table-cell table:number-columns-repeated="3"/>
          <table:table-cell table:style-name="ce1" office:value-type="string">
            <text:p>l_ptech_nature</text:p>
          </table:table-cell>
          <table:table-cell table:style-name="ce2" office:value-type="string">
            <text:p>PIND</text:p>
          </table:table-cell>
          <table:table-cell table:style-name="ce1" office:value-type="string">
            <text:p>POTEAU INDETERMINE</text:p>
          </table:table-cell>
        </table:table-row>
        <table:table-row>
          <table:table-cell table:number-columns-repeated="3"/>
          <table:table-cell table:style-name="ce1" office:value-type="string">
            <text:p>l_ptech_nature</text:p>
          </table:table-cell>
          <table:table-cell table:style-name="ce2" office:value-type="string">
            <text:p>POTL</text:p>
          </table:table-cell>
          <table:table-cell table:style-name="ce1" office:value-type="string">
            <text:p>POTELET</text:p>
          </table:table-cell>
        </table:table-row>
        <table:table-row>
          <table:table-cell table:number-columns-repeated="3"/>
          <table:table-cell table:style-name="ce1" office:value-type="string">
            <text:p>l_ptech_nature</text:p>
          </table:table-cell>
          <table:table-cell table:style-name="ce2" office:value-type="string">
            <text:p>R1T</text:p>
          </table:table-cell>
          <table:table-cell table:style-name="ce1" office:value-type="string">
            <text:p>CHAMBRE R1T</text:p>
          </table:table-cell>
        </table:table-row>
        <table:table-row>
          <table:table-cell table:number-columns-repeated="3"/>
          <table:table-cell table:style-name="ce1" office:value-type="string">
            <text:p>l_ptech_nature</text:p>
          </table:table-cell>
          <table:table-cell table:style-name="ce2" office:value-type="string">
            <text:p>R2T</text:p>
          </table:table-cell>
          <table:table-cell table:style-name="ce1" office:value-type="string">
            <text:p>CHAMBRE R2T</text:p>
          </table:table-cell>
        </table:table-row>
        <table:table-row>
          <table:table-cell table:number-columns-repeated="3"/>
          <table:table-cell table:style-name="ce1" office:value-type="string">
            <text:p>l_ptech_nature</text:p>
          </table:table-cell>
          <table:table-cell table:style-name="ce2" office:value-type="string">
            <text:p>R3T</text:p>
          </table:table-cell>
          <table:table-cell table:style-name="ce1" office:value-type="string">
            <text:p>CHAMBRE R3T</text:p>
          </table:table-cell>
        </table:table-row>
        <table:table-row>
          <table:table-cell table:number-columns-repeated="3"/>
          <table:table-cell table:style-name="ce1" office:value-type="string">
            <text:p>l_ptech_nature</text:p>
          </table:table-cell>
          <table:table-cell table:style-name="ce2" office:value-type="string">
            <text:p>BOU</text:p>
          </table:table-cell>
          <table:table-cell table:style-name="ce1" office:value-type="string">
            <text:p>BOUCHON</text:p>
          </table:table-cell>
        </table:table-row>
        <table:table-row>
          <table:table-cell table:number-columns-repeated="3"/>
          <table:table-cell table:style-name="ce1" office:value-type="string">
            <text:p>l_ptech_nature</text:p>
          </table:table-cell>
          <table:table-cell table:style-name="ce2" office:value-type="string">
            <text:p>REG</text:p>
          </table:table-cell>
          <table:table-cell table:style-name="ce1" office:value-type="string">
            <text:p>REGARD 30X30</text:p>
          </table:table-cell>
        </table:table-row>
        <table:table-row>
          <table:table-cell table:number-columns-repeated="3"/>
          <table:table-cell table:style-name="ce1" office:value-type="string">
            <text:p>l_ptech_nature</text:p>
          </table:table-cell>
          <table:table-cell table:style-name="ce1" office:value-type="string">
            <text:p>OHN</text:p>
          </table:table-cell>
          <table:table-cell table:style-name="ce1" office:value-type="string">
            <text:p>OUVRAGE HORS NORMES</text:p>
          </table:table-cell>
        </table:table-row>
        <table:table-row>
          <table:table-cell table:number-columns-repeated="3"/>
          <table:table-cell table:style-name="ce1" office:value-type="string">
            <text:p>l_ptech_nature</text:p>
          </table:table-cell>
          <table:table-cell table:style-name="ce1" office:value-type="string">
            <text:p>TRA</text:p>
          </table:table-cell>
          <table:table-cell table:style-name="ce1" office:value-type="string">
            <text:p>TRAVERSE</text:p>
          </table:table-cell>
        </table:table-row>
        <table:table-row>
          <table:table-cell table:number-columns-repeated="3"/>
          <table:table-cell table:style-name="ce1" office:value-type="string">
            <text:p>l_ptech_nature</text:p>
          </table:table-cell>
          <table:table-cell table:style-name="ce1" office:value-type="string">
            <text:p>CRO</text:p>
          </table:table-cell>
          <table:table-cell table:style-name="ce1" office:value-type="string">
            <text:p>CROCHET</text:p>
          </table:table-cell>
        </table:table-row>
        <table:table-row>
          <table:table-cell table:number-columns-repeated="3"/>
          <table:table-cell table:style-name="ce1" office:value-type="string">
            <text:p>l_ptech_nature</text:p>
          </table:table-cell>
          <table:table-cell table:style-name="ce1" office:value-type="string">
            <text:p>BAL</text:p>
          </table:table-cell>
          <table:table-cell table:style-name="ce1" office:value-type="string">
            <text:p>BALCON</text:p>
          </table:table-cell>
        </table:table-row>
        <table:table-row>
          <table:table-cell table:number-columns-repeated="3"/>
          <table:table-cell table:style-name="ce1" office:value-type="string">
            <text:p>l_ptech_nature</text:p>
          </table:table-cell>
          <table:table-cell table:style-name="ce1" office:value-type="string">
            <text:p>FAI</text:p>
          </table:table-cell>
          <table:table-cell table:style-name="ce1" office:value-type="string">
            <text:p>FAITIERE</text:p>
          </table:table-cell>
        </table:table-row>
        <table:table-row>
          <table:table-cell table:number-columns-repeated="3"/>
          <table:table-cell table:style-name="ce1" office:value-type="string">
            <text:p>l_ptech_nature</text:p>
          </table:table-cell>
          <table:table-cell table:style-name="ce1" office:value-type="string">
            <text:p>STR</text:p>
          </table:table-cell>
          <table:table-cell table:style-name="ce1" office:value-type="string">
            <text:p>SOUTERRAIN</text:p>
          </table:table-cell>
        </table:table-row>
        <table:table-row>
          <table:table-cell table:number-columns-repeated="3"/>
          <table:table-cell table:style-name="ce1" office:value-type="string">
            <text:p>l_ptech_nature</text:p>
          </table:table-cell>
          <table:table-cell table:style-name="ce1" office:value-type="string">
            <text:p>SSO</text:p>
          </table:table-cell>
          <table:table-cell table:style-name="ce1" office:value-type="string">
            <text:p>SOUS-SOL</text:p>
          </table:table-cell>
        </table:table-row>
        <table:table-row>
          <table:table-cell table:number-columns-repeated="3"/>
          <table:table-cell table:style-name="ce1" office:value-type="string">
            <text:p>l_ptech_nature</text:p>
          </table:table-cell>
          <table:table-cell table:style-name="ce1" office:value-type="string">
            <text:p>Y</text:p>
          </table:table-cell>
          <table:table-cell table:style-name="ce1" office:value-type="string">
            <text:p>SITE MANCHONNAGE Y</text:p>
          </table:table-cell>
          <table:table-cell table:style-name="ce1" office:value-type="string">
            <text:p>Fenêtre ouverture sur fourreaux existant pour mise en Y</text:p>
          </table:table-cell>
        </table:table-row>
        <table:table-row>
          <table:table-cell table:number-columns-repeated="3"/>
          <table:table-cell table:style-name="ce1" office:value-type="string">
            <text:p>l_ptech_nature</text:p>
          </table:table-cell>
          <table:table-cell table:style-name="ce2" office:value-type="string">
            <text:p>IND</text:p>
          </table:table-cell>
          <table:table-cell table:style-name="ce1" office:value-type="string">
            <text:p>INDETERMINE</text:p>
          </table:table-cell>
        </table:table-row>
        <table:table-row>
          <table:table-cell table:number-columns-repeated="3"/>
          <table:table-cell table:style-name="ce1" office:value-type="string">
            <text:p>l_ptech_type_log</text:p>
          </table:table-cell>
          <table:table-cell table:style-name="ce1" office:value-type="string">
            <text:p>T</text:p>
          </table:table-cell>
          <table:table-cell table:style-name="ce1" office:value-type="string">
            <text:p>TIRAGE</text:p>
          </table:table-cell>
        </table:table-row>
        <table:table-row>
          <table:table-cell table:number-columns-repeated="3"/>
          <table:table-cell table:style-name="ce1" office:value-type="string">
            <text:p>l_ptech_type_log</text:p>
          </table:table-cell>
          <table:table-cell table:style-name="ce1" office:value-type="string">
            <text:p>R</text:p>
          </table:table-cell>
          <table:table-cell table:style-name="ce1" office:value-type="string">
            <text:p>RACCORDEMENT</text:p>
          </table:table-cell>
        </table:table-row>
        <table:table-row>
          <table:table-cell table:number-columns-repeated="3"/>
          <table:table-cell table:style-name="ce1" office:value-type="string">
            <text:p>l_ptech_type_phy</text:p>
          </table:table-cell>
          <table:table-cell table:style-name="ce1" office:value-type="string">
            <text:p>A</text:p>
          </table:table-cell>
          <table:table-cell table:style-name="ce1" office:value-type="string">
            <text:p>APPUI</text:p>
          </table:table-cell>
        </table:table-row>
        <table:table-row>
          <table:table-cell table:number-columns-repeated="3"/>
          <table:table-cell table:style-name="ce1" office:value-type="string">
            <text:p>l_ptech_type_phy</text:p>
          </table:table-cell>
          <table:table-cell table:style-name="ce1" office:value-type="string">
            <text:p>C</text:p>
          </table:table-cell>
          <table:table-cell table:style-name="ce1" office:value-type="string">
            <text:p>CHAMBRE</text:p>
          </table:table-cell>
        </table:table-row>
        <table:table-row>
          <table:table-cell table:number-columns-repeated="3"/>
          <table:table-cell table:style-name="ce1" office:value-type="string">
            <text:p>l_ptech_type_phy</text:p>
          </table:table-cell>
          <table:table-cell table:style-name="ce1" office:value-type="string">
            <text:p>Z</text:p>
          </table:table-cell>
          <table:table-cell table:style-name="ce1" office:value-type="string">
            <text:p>AUTRE</text:p>
          </table:table-cell>
        </table:table-row>
        <table:table-row>
          <table:table-cell table:number-columns-repeated="3"/>
          <table:table-cell table:style-name="ce1" office:value-type="string">
            <text:p>l_qualite_info</text:p>
          </table:table-cell>
          <table:table-cell table:style-name="ce1" office:value-type="string">
            <text:p>VA</text:p>
          </table:table-cell>
          <table:table-cell table:style-name="ce1" office:value-type="string">
            <text:p>VALIDE</text:p>
          </table:table-cell>
        </table:table-row>
        <table:table-row>
          <table:table-cell table:number-columns-repeated="3"/>
          <table:table-cell table:style-name="ce1" office:value-type="string">
            <text:p>l_qualite_info</text:p>
          </table:table-cell>
          <table:table-cell table:style-name="ce1" office:value-type="string">
            <text:p>TH</text:p>
          </table:table-cell>
          <table:table-cell table:style-name="ce1" office:value-type="string">
            <text:p>THEORIQUE</text:p>
          </table:table-cell>
        </table:table-row>
        <table:table-row>
          <table:table-cell table:number-columns-repeated="3"/>
          <table:table-cell table:style-name="ce1" office:value-type="string">
            <text:p>l_qualite_info</text:p>
          </table:table-cell>
          <table:table-cell table:style-name="ce1" office:value-type="string">
            <text:p>NC</text:p>
          </table:table-cell>
          <table:table-cell table:style-name="ce1" office:value-type="string">
            <text:p>NON COMMUNIQUE</text:p>
          </table:table-cell>
        </table:table-row>
        <table:table-row>
          <table:table-cell table:number-columns-repeated="3"/>
          <table:table-cell table:style-name="ce1" office:value-type="string">
            <text:p>l_reference_etat</text:p>
          </table:table-cell>
          <table:table-cell table:style-name="ce1" office:value-type="string">
            <text:p>A</text:p>
          </table:table-cell>
          <table:table-cell table:style-name="ce1" office:value-type="string">
            <text:p>ACTIVE</text:p>
          </table:table-cell>
        </table:table-row>
        <table:table-row>
          <table:table-cell table:number-columns-repeated="3"/>
          <table:table-cell table:style-name="ce1" office:value-type="string">
            <text:p>l_reference_etat</text:p>
          </table:table-cell>
          <table:table-cell table:style-name="ce1" office:value-type="string">
            <text:p>N</text:p>
          </table:table-cell>
          <table:table-cell table:style-name="ce1" office:value-type="string">
            <text:p>NON DISPONIBLE</text:p>
          </table:table-cell>
        </table:table-row>
        <table:table-row>
          <table:table-cell table:number-columns-repeated="3"/>
          <table:table-cell table:style-name="ce1" office:value-type="string">
            <text:p>l_reference_type</text:p>
          </table:table-cell>
          <table:table-cell table:style-name="ce1" office:value-type="string">
            <text:p>BA</text:p>
          </table:table-cell>
          <table:table-cell table:style-name="ce1" office:value-type="string">
            <text:p>BAIE</text:p>
          </table:table-cell>
        </table:table-row>
        <table:table-row>
          <table:table-cell table:number-columns-repeated="3"/>
          <table:table-cell table:style-name="ce1" office:value-type="string">
            <text:p>l_reference_type</text:p>
          </table:table-cell>
          <table:table-cell table:style-name="ce1" office:value-type="string">
            <text:p>BP</text:p>
          </table:table-cell>
          <table:table-cell table:style-name="ce1" office:value-type="string">
            <text:p>BPE</text:p>
          </table:table-cell>
        </table:table-row>
        <table:table-row>
          <table:table-cell table:number-columns-repeated="3"/>
          <table:table-cell table:style-name="ce1" office:value-type="string">
            <text:p>l_reference_type</text:p>
          </table:table-cell>
          <table:table-cell table:style-name="ce1" office:value-type="string">
            <text:p>CA</text:p>
          </table:table-cell>
          <table:table-cell table:style-name="ce1" office:value-type="string">
            <text:p>CABLE</text:p>
          </table:table-cell>
        </table:table-row>
        <table:table-row>
          <table:table-cell table:number-columns-repeated="3"/>
          <table:table-cell table:style-name="ce1" office:value-type="string">
            <text:p>l_reference_type</text:p>
          </table:table-cell>
          <table:table-cell table:style-name="ce1" office:value-type="string">
            <text:p>CS</text:p>
          </table:table-cell>
          <table:table-cell table:style-name="ce1" office:value-type="string">
            <text:p>CASSETTE</text:p>
          </table:table-cell>
        </table:table-row>
        <table:table-row>
          <table:table-cell table:number-columns-repeated="3"/>
          <table:table-cell table:style-name="ce1" office:value-type="string">
            <text:p>l_reference_type</text:p>
          </table:table-cell>
          <table:table-cell table:style-name="ce1" office:value-type="string">
            <text:p>EQ</text:p>
          </table:table-cell>
          <table:table-cell table:style-name="ce1" office:value-type="string">
            <text:p>EQUIPEMENT</text:p>
          </table:table-cell>
        </table:table-row>
        <table:table-row>
          <table:table-cell table:number-columns-repeated="3"/>
          <table:table-cell table:style-name="ce1" office:value-type="string">
            <text:p>l_reference_type</text:p>
          </table:table-cell>
          <table:table-cell table:style-name="ce1" office:value-type="string">
            <text:p>PT</text:p>
          </table:table-cell>
          <table:table-cell table:style-name="ce1" office:value-type="string">
            <text:p>POINT TECHNIQUE</text:p>
          </table:table-cell>
        </table:table-row>
        <table:table-row>
          <table:table-cell table:number-columns-repeated="3"/>
          <table:table-cell table:style-name="ce1" office:value-type="string">
            <text:p>l_reference_type</text:p>
          </table:table-cell>
          <table:table-cell table:style-name="ce1" office:value-type="string">
            <text:p>TI</text:p>
          </table:table-cell>
          <table:table-cell table:style-name="ce1" office:value-type="string">
            <text:p>TIROIR</text:p>
          </table:table-cell>
        </table:table-row>
        <table:table-row>
          <table:table-cell table:number-columns-repeated="3"/>
          <table:table-cell table:style-name="ce1" office:value-type="string">
            <text:p>l_site_emission_type</text:p>
          </table:table-cell>
          <table:table-cell table:style-name="ce2" office:value-type="string">
            <text:p>RADIO</text:p>
          </table:table-cell>
          <table:table-cell table:style-name="ce1" office:value-type="string">
            <text:p>RADIODIFFUSION</text:p>
          </table:table-cell>
        </table:table-row>
        <table:table-row>
          <table:table-cell table:number-columns-repeated="3"/>
          <table:table-cell table:style-name="ce1" office:value-type="string">
            <text:p>l_site_emission_type</text:p>
          </table:table-cell>
          <table:table-cell table:style-name="ce2" office:value-type="string">
            <text:p>TEL</text:p>
          </table:table-cell>
          <table:table-cell table:style-name="ce1" office:value-type="string">
            <text:p>RADIO TELEPHONIE</text:p>
          </table:table-cell>
        </table:table-row>
        <table:table-row>
          <table:table-cell table:number-columns-repeated="3"/>
          <table:table-cell table:style-name="ce1" office:value-type="string">
            <text:p>l_site_emission_type</text:p>
          </table:table-cell>
          <table:table-cell table:style-name="ce2" office:value-type="string">
            <text:p>BLR</text:p>
          </table:table-cell>
          <table:table-cell table:style-name="ce1" office:value-type="string">
            <text:p>BOUCLE LOCALE RADIO</text:p>
          </table:table-cell>
        </table:table-row>
        <table:table-row>
          <table:table-cell table:number-columns-repeated="3"/>
          <table:table-cell table:style-name="ce1" office:value-type="string">
            <text:p>l_site_emission_type</text:p>
          </table:table-cell>
          <table:table-cell table:style-name="ce2" office:value-type="string">
            <text:p>FH</text:p>
          </table:table-cell>
          <table:table-cell table:style-name="ce1" office:value-type="string">
            <text:p>FAISCEAU HERTZIEN</text:p>
          </table:table-cell>
        </table:table-row>
        <table:table-row>
          <table:table-cell table:number-columns-repeated="3"/>
          <table:table-cell table:style-name="ce1" office:value-type="string">
            <text:p>l_site_emission_type</text:p>
          </table:table-cell>
          <table:table-cell table:style-name="ce2" office:value-type="string">
            <text:p>WIFI</text:p>
          </table:table-cell>
          <table:table-cell table:style-name="ce1" office:value-type="string">
            <text:p>WIFI</text:p>
          </table:table-cell>
        </table:table-row>
        <table:table-row>
          <table:table-cell table:number-columns-repeated="3"/>
          <table:table-cell table:style-name="ce1" office:value-type="string">
            <text:p>l_site_emission_type</text:p>
          </table:table-cell>
          <table:table-cell table:style-name="ce2" office:value-type="string">
            <text:p>WIMAX</text:p>
          </table:table-cell>
          <table:table-cell table:style-name="ce1" office:value-type="string">
            <text:p>WIMAX</text:p>
          </table:table-cell>
        </table:table-row>
        <table:table-row>
          <table:table-cell table:number-columns-repeated="3"/>
          <table:table-cell table:style-name="ce1" office:value-type="string">
            <text:p>l_site_type_log</text:p>
          </table:table-cell>
          <table:table-cell table:style-name="ce2" office:value-type="string">
            <text:p>NRA</text:p>
          </table:table-cell>
          <table:table-cell table:style-name="ce1" office:value-type="string">
            <text:p>NŒUD RACCORDEMENT D ABONNES</text:p>
          </table:table-cell>
        </table:table-row>
        <table:table-row>
          <table:table-cell table:number-columns-repeated="3"/>
          <table:table-cell table:style-name="ce1" office:value-type="string">
            <text:p>l_site_type_log</text:p>
          </table:table-cell>
          <table:table-cell table:style-name="ce2" office:value-type="string">
            <text:p>NRAHD</text:p>
          </table:table-cell>
          <table:table-cell table:style-name="ce1" office:value-type="string">
            <text:p>NŒUD RACCORDEMENT D ABONNES - HAUT DEBIT</text:p>
          </table:table-cell>
        </table:table-row>
        <table:table-row>
          <table:table-cell table:number-columns-repeated="3"/>
          <table:table-cell table:style-name="ce1" office:value-type="string">
            <text:p>l_site_type_log</text:p>
          </table:table-cell>
          <table:table-cell table:style-name="ce2" office:value-type="string">
            <text:p>NRAMED</text:p>
          </table:table-cell>
          <table:table-cell table:style-name="ce1" office:value-type="string">
            <text:p>NŒUD RACCORDEMENT D ABONNES - MONTEE EN DEBIT</text:p>
          </table:table-cell>
        </table:table-row>
        <table:table-row>
          <table:table-cell table:number-columns-repeated="3"/>
          <table:table-cell table:style-name="ce1" office:value-type="string">
            <text:p>l_site_type_log</text:p>
          </table:table-cell>
          <table:table-cell table:style-name="ce2" office:value-type="string">
            <text:p>NRAZO</text:p>
          </table:table-cell>
          <table:table-cell table:style-name="ce1" office:value-type="string">
            <text:p>NŒUD RACCORDEMENT D ABONNES - ZONE D OMBRE</text:p>
          </table:table-cell>
        </table:table-row>
        <table:table-row>
          <table:table-cell table:number-columns-repeated="3"/>
          <table:table-cell table:style-name="ce1" office:value-type="string">
            <text:p>l_site_type_log</text:p>
          </table:table-cell>
          <table:table-cell table:style-name="ce2" office:value-type="string">
            <text:p>SRP</text:p>
          </table:table-cell>
          <table:table-cell table:style-name="ce1" office:value-type="string">
            <text:p>SOUS-REPARTITEUR CUIVRE PRIMAIRE</text:p>
          </table:table-cell>
        </table:table-row>
        <table:table-row>
          <table:table-cell table:number-columns-repeated="3"/>
          <table:table-cell table:style-name="ce1" office:value-type="string">
            <text:p>l_site_type_log</text:p>
          </table:table-cell>
          <table:table-cell table:style-name="ce2" office:value-type="string">
            <text:p>SRS</text:p>
          </table:table-cell>
          <table:table-cell table:style-name="ce1" office:value-type="string">
            <text:p>SOUS-REPARTITEUR CUIVRE SECONDAIRE</text:p>
          </table:table-cell>
        </table:table-row>
        <table:table-row>
          <table:table-cell table:number-columns-repeated="3"/>
          <table:table-cell table:style-name="ce1" office:value-type="string">
            <text:p>l_site_type_log</text:p>
          </table:table-cell>
          <table:table-cell table:style-name="ce2" office:value-type="string">
            <text:p>SRT</text:p>
          </table:table-cell>
          <table:table-cell table:style-name="ce1" office:value-type="string">
            <text:p>SOUS-REPARTITEUR CUIVRE TERTIAIRE</text:p>
          </table:table-cell>
        </table:table-row>
        <table:table-row>
          <table:table-cell table:number-columns-repeated="3"/>
          <table:table-cell table:style-name="ce1" office:value-type="string">
            <text:p>l_site_type_log</text:p>
          </table:table-cell>
          <table:table-cell table:style-name="ce2" office:value-type="string">
            <text:p>NRO</text:p>
          </table:table-cell>
          <table:table-cell table:style-name="ce1" office:value-type="string">
            <text:p>NŒUD RACCORDEMENT OPTIQUE</text:p>
          </table:table-cell>
        </table:table-row>
        <table:table-row>
          <table:table-cell table:number-columns-repeated="3"/>
          <table:table-cell table:style-name="ce1" office:value-type="string">
            <text:p>l_site_type_log</text:p>
          </table:table-cell>
          <table:table-cell table:style-name="ce2" office:value-type="string">
            <text:p>SRO</text:p>
          </table:table-cell>
          <table:table-cell table:style-name="ce1" office:value-type="string">
            <text:p>SOUS-REPARTITEUR OPTIQUE</text:p>
          </table:table-cell>
        </table:table-row>
        <table:table-row>
          <table:table-cell table:number-columns-repeated="3"/>
          <table:table-cell table:style-name="ce1" office:value-type="string">
            <text:p>l_site_type_log</text:p>
          </table:table-cell>
          <table:table-cell table:style-name="ce2" office:value-type="string">
            <text:p>BRASSAGE</text:p>
          </table:table-cell>
          <table:table-cell table:style-name="ce1" office:value-type="string">
            <text:p>SITE DE BRASSAGE</text:p>
          </table:table-cell>
          <table:table-cell table:style-name="ce1" office:value-type="string">
            <text:p>Site non prevu pour heberger des equipements actifs (surtout longue distance)</text:p>
          </table:table-cell>
        </table:table-row>
        <table:table-row>
          <table:table-cell table:number-columns-repeated="3"/>
          <table:table-cell table:style-name="ce1" office:value-type="string">
            <text:p>l_site_type_log</text:p>
          </table:table-cell>
          <table:table-cell table:style-name="ce2" office:value-type="string">
            <text:p>CLIENT</text:p>
          </table:table-cell>
          <table:table-cell table:style-name="ce1" office:value-type="string">
            <text:p>SITE CLIENT</text:p>
          </table:table-cell>
          <table:table-cell table:style-name="ce1" office:value-type="string">
            <text:p>Site entreprise ou administration qui n est pas un site utilisateur final (SUF). </text:p>
          </table:table-cell>
        </table:table-row>
        <table:table-row>
          <table:table-cell table:number-columns-repeated="3"/>
          <table:table-cell table:style-name="ce1" office:value-type="string">
            <text:p>l_site_type_log</text:p>
          </table:table-cell>
          <table:table-cell table:style-name="ce2" office:value-type="string">
            <text:p>HEBERG</text:p>
          </table:table-cell>
          <table:table-cell table:style-name="ce1" office:value-type="string">
            <text:p>SITE HEBERGEMENT</text:p>
          </table:table-cell>
          <table:table-cell table:style-name="ce1" office:value-type="string">
            <text:p>Site d hebergement d equipements actifs qui n est pas un NRO (hors architecture FTTH). </text:p>
          </table:table-cell>
        </table:table-row>
        <table:table-row>
          <table:table-cell table:number-columns-repeated="3"/>
          <table:table-cell table:style-name="ce1" office:value-type="string">
            <text:p>l_site_type_phy</text:p>
          </table:table-cell>
          <table:table-cell table:style-name="ce1" office:value-type="string">
            <text:p>ADR</text:p>
          </table:table-cell>
          <table:table-cell table:style-name="ce1" office:value-type="string">
            <text:p>ARMOIRE DE RUE</text:p>
          </table:table-cell>
        </table:table-row>
        <table:table-row>
          <table:table-cell table:number-columns-repeated="3"/>
          <table:table-cell table:style-name="ce1" office:value-type="string">
            <text:p>l_site_type_phy</text:p>
          </table:table-cell>
          <table:table-cell table:style-name="ce1" office:value-type="string">
            <text:p>BAT</text:p>
          </table:table-cell>
          <table:table-cell table:style-name="ce1" office:value-type="string">
            <text:p>BATIMENT</text:p>
          </table:table-cell>
        </table:table-row>
        <table:table-row>
          <table:table-cell table:number-columns-repeated="3"/>
          <table:table-cell table:style-name="ce1" office:value-type="string">
            <text:p>l_site_type_phy</text:p>
          </table:table-cell>
          <table:table-cell table:style-name="ce1" office:value-type="string">
            <text:p>SHE</text:p>
          </table:table-cell>
          <table:table-cell table:style-name="ce1" office:value-type="string">
            <text:p>SHELTER</text:p>
          </table:table-cell>
        </table:table-row>
        <table:table-row>
          <table:table-cell table:number-columns-repeated="3"/>
          <table:table-cell table:style-name="ce1" office:value-type="string">
            <text:p>l_sro_etat</text:p>
          </table:table-cell>
          <table:table-cell table:style-name="ce1" office:value-type="string">
            <text:p>PL</text:p>
          </table:table-cell>
          <table:table-cell table:style-name="ce1" office:value-type="string">
            <text:p>PLANIFIE</text:p>
          </table:table-cell>
        </table:table-row>
        <table:table-row>
          <table:table-cell table:number-columns-repeated="3"/>
          <table:table-cell table:style-name="ce1" office:value-type="string">
            <text:p>l_sro_etat</text:p>
          </table:table-cell>
          <table:table-cell table:style-name="ce1" office:value-type="string">
            <text:p>EC</text:p>
          </table:table-cell>
          <table:table-cell table:style-name="ce1" office:value-type="string">
            <text:p>EN COURS DE DEPLOIEMENT</text:p>
          </table:table-cell>
          <table:table-cell table:style-name="ce1" office:value-type="string">
            <text:p>En cours d installation, sans qu une definition precise n ait ete partagee en Interop. </text:p>
          </table:table-cell>
        </table:table-row>
        <table:table-row>
          <table:table-cell table:number-columns-repeated="3"/>
          <table:table-cell table:style-name="ce1" office:value-type="string">
            <text:p>l_sro_etat</text:p>
          </table:table-cell>
          <table:table-cell table:style-name="ce1" office:value-type="string">
            <text:p>DP</text:p>
          </table:table-cell>
          <table:table-cell table:style-name="ce1" office:value-type="string">
            <text:p>DEPLOYE</text:p>
          </table:table-cell>
          <table:table-cell table:style-name="ce1" office:value-type="string">
            <text:p>Installe. Doit alors etre mis a disposition des operateurs ayant achete le PM. </text:p>
          </table:table-cell>
        </table:table-row>
        <table:table-row>
          <table:table-cell table:number-columns-repeated="3"/>
          <table:table-cell table:style-name="ce1" office:value-type="string">
            <text:p>l_sro_etat</text:p>
          </table:table-cell>
          <table:table-cell table:style-name="ce1" office:value-type="string">
            <text:p>AB</text:p>
          </table:table-cell>
          <table:table-cell table:style-name="ce1" office:value-type="string">
            <text:p>ABANDONNE</text:p>
          </table:table-cell>
          <table:table-cell table:style-name="ce1" office:value-type="string">
            <text:p>Le PM est abandonne. Cet etat doit apparaitre pendant 3 mois.</text:p>
          </table:table-cell>
        </table:table-row>
        <table:table-row>
          <table:table-cell table:number-columns-repeated="3"/>
          <table:table-cell table:style-name="ce1" office:value-type="string">
            <text:p>l_sro_emplacement</text:p>
          </table:table-cell>
          <table:table-cell table:style-name="ce1" office:value-type="string">
            <text:p>ADR</text:p>
          </table:table-cell>
          <table:table-cell table:style-name="ce1" office:value-type="string">
            <text:p>PME-ARMOIRE DE RUE</text:p>
          </table:table-cell>
          <table:table-cell table:style-name="ce1" office:value-type="string">
            <text:p>PM Exterieur au sens de la reglementation, contenu dans une armoire de rue. </text:p>
          </table:table-cell>
        </table:table-row>
        <table:table-row>
          <table:table-cell table:number-columns-repeated="3"/>
          <table:table-cell table:style-name="ce1" office:value-type="string">
            <text:p>l_sro_emplacement</text:p>
          </table:table-cell>
          <table:table-cell table:style-name="ce1" office:value-type="string">
            <text:p>SHE</text:p>
          </table:table-cell>
          <table:table-cell table:style-name="ce1" office:value-type="string">
            <text:p>PME-SHELTER</text:p>
          </table:table-cell>
          <table:table-cell table:style-name="ce1" office:value-type="string">
            <text:p>PM Exterieur au sens de la reglementation, contenu dans un shelter</text:p>
          </table:table-cell>
        </table:table-row>
        <table:table-row>
          <table:table-cell table:number-columns-repeated="3"/>
          <table:table-cell table:style-name="ce1" office:value-type="string">
            <text:p>l_sro_emplacement</text:p>
          </table:table-cell>
          <table:table-cell table:style-name="ce1" office:value-type="string">
            <text:p>LTE</text:p>
          </table:table-cell>
          <table:table-cell table:style-name="ce1" office:value-type="string">
            <text:p>PME-LOCAL TECHNIQUE</text:p>
          </table:table-cell>
          <table:table-cell table:style-name="ce1" office:value-type="string">
            <text:p>PM Exterieur au sens de la reglementation, contenu dans un local technique, par exemple NRO. </text:p>
          </table:table-cell>
        </table:table-row>
        <table:table-row>
          <table:table-cell table:number-columns-repeated="3"/>
          <table:table-cell table:style-name="ce1" office:value-type="string">
            <text:p>l_sro_emplacement</text:p>
          </table:table-cell>
          <table:table-cell table:style-name="ce1" office:value-type="string">
            <text:p>PME</text:p>
          </table:table-cell>
          <table:table-cell table:style-name="ce1" office:value-type="string">
            <text:p>PM-EXTERIEUR</text:p>
          </table:table-cell>
          <table:table-cell table:style-name="ce1" office:value-type="string">
            <text:p>PM Exterieur au sens de la reglementation, dont l information du contenu n est pas disponible dans le SI de l OI. </text:p>
          </table:table-cell>
        </table:table-row>
        <table:table-row>
          <table:table-cell table:number-columns-repeated="3"/>
          <table:table-cell table:style-name="ce1" office:value-type="string">
            <text:p>l_sro_emplacement</text:p>
          </table:table-cell>
          <table:table-cell table:style-name="ce1" office:value-type="string">
            <text:p>PMI</text:p>
          </table:table-cell>
          <table:table-cell table:style-name="ce1" office:value-type="string">
            <text:p>PM-INTERIEUR</text:p>
          </table:table-cell>
          <table:table-cell table:style-name="ce1" office:value-type="string">
            <text:p>Situe dans une partie privative necessitant l accord d un tiers (syndic, gestionnaire) en plus de l accord de l OI. </text:p>
          </table:table-cell>
        </table:table-row>
        <table:table-row>
          <table:table-cell table:number-columns-repeated="3"/>
          <table:table-cell table:style-name="ce1" office:value-type="string">
            <text:p>l_statut</text:p>
          </table:table-cell>
          <table:table-cell table:style-name="ce1" office:value-type="string">
            <text:p>PRE</text:p>
          </table:table-cell>
          <table:table-cell table:style-name="ce1" office:value-type="string">
            <text:p>ETUDE PRELIMINAIRE</text:p>
          </table:table-cell>
          <table:table-cell table:style-name="ce1" office:value-type="string">
            <text:p>Resultat de l etude preliminaire, au sens du decret d application de la loi MOP (n°93-1268 du 29 nov. 1993) : premiere etude de faisabilite pour la construction d ouvrages neufs</text:p>
          </table:table-cell>
        </table:table-row>
        <table:table-row>
          <table:table-cell table:number-columns-repeated="3"/>
          <table:table-cell table:style-name="ce1" office:value-type="string">
            <text:p>l_statut</text:p>
          </table:table-cell>
          <table:table-cell table:style-name="ce1" office:value-type="string">
            <text:p>DIA</text:p>
          </table:table-cell>
          <table:table-cell table:style-name="ce1" office:value-type="string">
            <text:p>ETUDE DE DIAGNOSTIC</text:p>
          </table:table-cell>
          <table:table-cell table:style-name="ce1" office: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row>
        <table:table-row>
          <table:table-cell table:number-columns-repeated="3"/>
          <table:table-cell table:style-name="ce1" office:value-type="string">
            <text:p>l_statut</text:p>
          </table:table-cell>
          <table:table-cell table:style-name="ce1" office:value-type="string">
            <text:p>AVP</text:p>
          </table:table-cell>
          <table:table-cell table:style-name="ce1" office:value-type="string">
            <text:p>AVANT-PROJET</text:p>
          </table:table-cell>
          <table:table-cell table:style-name="ce1" office:value-type="string">
            <text:p>Resultat de l etude d avant-Projet, au sens du decret d application de la loi MOP (n°93-1268 du 29 nov. 1993) : confirmation de la faisabilite, premiere implantation de l ouvrage, autorisations administratives</text:p>
          </table:table-cell>
        </table:table-row>
        <table:table-row>
          <table:table-cell table:number-columns-repeated="3"/>
          <table:table-cell table:style-name="ce1" office:value-type="string">
            <text:p>l_statut</text:p>
          </table:table-cell>
          <table:table-cell table:style-name="ce1" office:value-type="string">
            <text:p>PRO</text:p>
          </table:table-cell>
          <table:table-cell table:style-name="ce1" office:value-type="string">
            <text:p>PROJET</text:p>
          </table:table-cell>
          <table:table-cell table:style-name="ce1" office:value-type="string">
            <text:p>Resultat de l etude de projet, au sens du decret d application de la loi MOP (n°93-1268 du 29 nov. 1993) : precise les choix techniques, fixe l implantation topographique, les caracteristiques et le dimensionnement</text:p>
          </table:table-cell>
        </table:table-row>
        <table:table-row>
          <table:table-cell table:number-columns-repeated="3"/>
          <table:table-cell table:style-name="ce1" office:value-type="string">
            <text:p>l_statut</text:p>
          </table:table-cell>
          <table:table-cell table:style-name="ce1" office:value-type="string">
            <text:p>ACT</text:p>
          </table:table-cell>
          <table:table-cell table:style-name="ce1" office:value-type="string">
            <text:p>PASSATION DES MARCHES DE TRAVAUX</text:p>
          </table:table-cell>
          <table:table-cell table:style-name="ce1" office:value-type="string">
            <text:p>Resultat de la mission d assistance a la passation des marches de travaux, au sens du decret d application de la loi MOP (n°93-1268 du 29 nov. 1993) : mise a jour eventuelle de l etude projet </text:p>
          </table:table-cell>
        </table:table-row>
        <table:table-row>
          <table:table-cell table:number-columns-repeated="3"/>
          <table:table-cell table:style-name="ce1" office:value-type="string">
            <text:p>l_statut</text:p>
          </table:table-cell>
          <table:table-cell table:style-name="ce1" office:value-type="string">
            <text:p>EXE</text:p>
          </table:table-cell>
          <table:table-cell table:style-name="ce1" office:value-type="string">
            <text:p>ETUDE D EXECUTION</text:p>
          </table:table-cell>
          <table:table-cell table:style-name="ce1" office: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row>
        <table:table-row>
          <table:table-cell table:number-columns-repeated="3"/>
          <table:table-cell table:style-name="ce1" office:value-type="string">
            <text:p>l_statut</text:p>
          </table:table-cell>
          <table:table-cell table:style-name="ce1" office:value-type="string">
            <text:p>TVX</text:p>
          </table:table-cell>
          <table:table-cell table:style-name="ce1" office:value-type="string">
            <text:p>TRAVAUX</text:p>
          </table:table-cell>
          <table:table-cell table:style-name="ce1" office: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row>
        <table:table-row>
          <table:table-cell table:number-columns-repeated="3"/>
          <table:table-cell table:style-name="ce1" office:value-type="string">
            <text:p>l_statut</text:p>
          </table:table-cell>
          <table:table-cell table:style-name="ce1" office:value-type="string">
            <text:p>REC</text:p>
          </table:table-cell>
          <table:table-cell table:style-name="ce1" office:value-type="string">
            <text:p>RECOLEMENT</text:p>
          </table:table-cell>
          <table:table-cell table:style-name="ce1" office:value-type="string">
            <text:p>Resultat de la mission d assistance a la reception des travaux, au sens du decret d application de la loi MOP (n°93-1268 du 29 nov. 1993) : inclus le recolement des ouvrages et la realisation du Dossier des Ouvrages Executes</text:p>
          </table:table-cell>
        </table:table-row>
        <table:table-row>
          <table:table-cell table:number-columns-repeated="3"/>
          <table:table-cell table:style-name="ce1" office:value-type="string">
            <text:p>l_statut</text:p>
          </table:table-cell>
          <table:table-cell table:style-name="ce1" office:value-type="string">
            <text:p>MCO</text:p>
          </table:table-cell>
          <table:table-cell table:style-name="ce1" office:value-type="string">
            <text:p>MAINTIENT EN CONDITIONS OPERATIONNELLES</text:p>
          </table:table-cell>
          <table:table-cell table:style-name="ce1" office:value-type="string">
            <text:p>Le statut MCO permet d identifier les objets qui font l objet d une operation de maintenance, avant le passage en statut REC une fois l operation achevee et son recolement realise</text:p>
          </table:table-cell>
        </table:table-row>
        <table:table-row>
          <table:table-cell table:number-columns-repeated="3"/>
          <table:table-cell table:style-name="ce1" office:value-type="string">
            <text:p>l_suf_racco</text:p>
          </table:table-cell>
          <table:table-cell table:style-name="ce2" office:value-type="string">
            <text:p>AB</text:p>
          </table:table-cell>
          <table:table-cell table:style-name="ce1" office:value-type="string">
            <text:p>ABONNE</text:p>
          </table:table-cell>
          <table:table-cell table:style-name="ce1" office:value-type="string">
            <text:p>Logement dont l occupant a souscrit un abonnement a une offre d un operateur commercial sur un reseau en fibre optique jusqu a l abonne. </text:p>
          </table:table-cell>
        </table:table-row>
        <table:table-row>
          <table:table-cell table:number-columns-repeated="3"/>
          <table:table-cell table:style-name="ce1" office:value-type="string">
            <text:p>l_suf_racco</text:p>
          </table:table-cell>
          <table:table-cell table:style-name="ce2" office:value-type="string">
            <text:p>RA</text:p>
          </table:table-cell>
          <table:table-cell table:style-name="ce1" office:value-type="string">
            <text:p>RACCORDE</text:p>
          </table:table-cell>
          <table:table-cell table:style-name="ce1" office:value-type="string">
            <text:p>Logement pour lequel il existe une continuite entre le PM et la PTO. </text:p>
          </table:table-cell>
        </table:table-row>
        <table:table-row>
          <table:table-cell table:number-columns-repeated="3"/>
          <table:table-cell table:style-name="ce1" office:value-type="string">
            <text:p>l_suf_racco</text:p>
          </table:table-cell>
          <table:table-cell table:style-name="ce2" office:value-type="string">
            <text:p>RB</text:p>
          </table:table-cell>
          <table:table-cell table:style-name="ce1" office:value-type="string">
            <text:p>RACCORDABLE</text:p>
          </table:table-cell>
          <table:table-cell table:style-name="ce1" office:value-type="string">
            <text:p>Logement pour lequel il existe une continuite optique entre le PM et le PBO, ou entre le PM et la PTO si le PBO est absent. </text:p>
          </table:table-cell>
        </table:table-row>
        <table:table-row>
          <table:table-cell table:number-columns-repeated="3"/>
          <table:table-cell table:style-name="ce1" office:value-type="string">
            <text:p>l_suf_racco</text:p>
          </table:table-cell>
          <table:table-cell table:style-name="ce2" office:value-type="string">
            <text:p>EL</text:p>
          </table:table-cell>
          <table:table-cell table:style-name="ce1" office:value-type="string">
            <text:p>ELIGIBLE</text:p>
          </table:table-cell>
          <table:table-cell table:style-name="ce1" office:value-type="string">
            <text:p>Logement pour lequel au moins un operateur a relie le point de mutualisation a son NRO, et pour lequel il manque seulement le raccordement final et un eventuel  brassage au PM pour avoir une continuite optique entre le NRO et la PTO. </text:p>
          </table:table-cell>
        </table:table-row>
        <table:table-row>
          <table:table-cell table:number-columns-repeated="3"/>
          <table:table-cell table:style-name="ce1" office:value-type="string">
            <text:p>l_suf_racco</text:p>
          </table:table-cell>
          <table:table-cell table:style-name="ce2" office:value-type="string">
            <text:p>EM</text:p>
          </table:table-cell>
          <table:table-cell table:style-name="ce1" office:value-type="string">
            <text:p>ELIGIBLE MUTUALISE</text:p>
          </table:table-cell>
          <table:table-cell table:style-name="ce1" office:value-type="string">
            <text:p>Logement eligible pour lequel plusieurs operateurs ont relie le PM a leur NRO. </text:p>
          </table:table-cell>
        </table:table-row>
        <table:table-row>
          <table:table-cell table:number-columns-repeated="3"/>
          <table:table-cell table:style-name="ce1" office:value-type="string">
            <text:p>l_suf_racco</text:p>
          </table:table-cell>
          <table:table-cell table:style-name="ce2" office:value-type="string">
            <text:p>PR</text:p>
          </table:table-cell>
          <table:table-cell table:style-name="ce1" office:value-type="string">
            <text:p>PROGRAMME</text:p>
          </table:table-cell>
          <table:table-cell table:style-name="ce1" office:value-type="string">
            <text:p>Logement situe dans la zone arriere d un PM pour lequel le PM a ete installe et mis  a disposition des operateurs tiers, au sens de l annexe OO de la decision 2009-1106. </text:p>
          </table:table-cell>
        </table:table-row>
        <table:table-row>
          <table:table-cell table:number-columns-repeated="3"/>
          <table:table-cell table:style-name="ce1" office:value-type="string">
            <text:p>l_suf_type</text:p>
          </table:table-cell>
          <table:table-cell table:style-name="ce1" office:value-type="string">
            <text:p>R</text:p>
          </table:table-cell>
          <table:table-cell table:style-name="ce1" office:value-type="string">
            <text:p>RESIDENTIEL</text:p>
          </table:table-cell>
        </table:table-row>
        <table:table-row>
          <table:table-cell table:number-columns-repeated="3"/>
          <table:table-cell table:style-name="ce1" office:value-type="string">
            <text:p>l_suf_type</text:p>
          </table:table-cell>
          <table:table-cell table:style-name="ce1" office:value-type="string">
            <text:p>P</text:p>
          </table:table-cell>
          <table:table-cell table:style-name="ce1" office:value-type="string">
            <text:p>PROFESSIONNEL</text:p>
          </table:table-cell>
        </table:table-row>
        <table:table-row>
          <table:table-cell table:number-columns-repeated="3"/>
          <table:table-cell table:style-name="ce1" office:value-type="string">
            <text:p>l_suf_type</text:p>
          </table:table-cell>
          <table:table-cell table:style-name="ce1" office:value-type="string">
            <text:p>O</text:p>
          </table:table-cell>
          <table:table-cell table:style-name="ce1" office:value-type="string">
            <text:p>OPERATEUR</text:p>
          </table:table-cell>
        </table:table-row>
        <table:table-row>
          <table:table-cell table:number-columns-repeated="3"/>
          <table:table-cell table:style-name="ce1" office:value-type="string">
            <text:p>l_suf_type</text:p>
          </table:table-cell>
          <table:table-cell table:style-name="ce1" office:value-type="string">
            <text:p>T</text:p>
          </table:table-cell>
          <table:table-cell table:style-name="ce1" office:value-type="string">
            <text:p>TECHNIQUE</text:p>
          </table:table-cell>
        </table:table-row>
        <table:table-row>
          <table:table-cell table:number-columns-repeated="3"/>
          <table:table-cell table:style-name="ce1" office:value-type="string">
            <text:p>l_technologie_type</text:p>
          </table:table-cell>
          <table:table-cell table:style-name="ce2" office:value-type="string">
            <text:p>CUT</text:p>
          </table:table-cell>
          <table:table-cell table:style-name="ce1" office:value-type="string">
            <text:p>CUIVRE TELECOM</text:p>
          </table:table-cell>
        </table:table-row>
        <table:table-row>
          <table:table-cell table:number-columns-repeated="3"/>
          <table:table-cell table:style-name="ce1" office:value-type="string">
            <text:p>l_technologie_type</text:p>
          </table:table-cell>
          <table:table-cell table:style-name="ce2" office:value-type="string">
            <text:p>OPT</text:p>
          </table:table-cell>
          <table:table-cell table:style-name="ce1" office:value-type="string">
            <text:p>OPTIQUE</text:p>
          </table:table-cell>
        </table:table-row>
        <table:table-row>
          <table:table-cell table:number-columns-repeated="3"/>
          <table:table-cell table:style-name="ce1" office:value-type="string">
            <text:p>l_technologie_type</text:p>
          </table:table-cell>
          <table:table-cell table:style-name="ce2" office:value-type="string">
            <text:p>COA</text:p>
          </table:table-cell>
          <table:table-cell table:style-name="ce1" office:value-type="string">
            <text:p>COAXIAL</text:p>
          </table:table-cell>
        </table:table-row>
        <table:table-row>
          <table:table-cell table:number-columns-repeated="3"/>
          <table:table-cell table:style-name="ce1" office:value-type="string">
            <text:p>l_technologie_type</text:p>
          </table:table-cell>
          <table:table-cell table:style-name="ce2" office:value-type="string">
            <text:p>ECL</text:p>
          </table:table-cell>
          <table:table-cell table:style-name="ce1" office:value-type="string">
            <text:p>ECLAIRAGE</text:p>
          </table:table-cell>
        </table:table-row>
        <table:table-row>
          <table:table-cell table:number-columns-repeated="3"/>
          <table:table-cell table:style-name="ce1" office:value-type="string">
            <text:p>l_technologie_type</text:p>
          </table:table-cell>
          <table:table-cell table:style-name="ce2" office:value-type="string">
            <text:p>ELE</text:p>
          </table:table-cell>
          <table:table-cell table:style-name="ce1" office:value-type="string">
            <text:p>ELECTRICITE</text:p>
          </table:table-cell>
        </table:table-row>
        <table:table-row>
          <table:table-cell table:number-columns-repeated="3"/>
          <table:table-cell table:style-name="ce1" office:value-type="string">
            <text:p>l_technologie_type</text:p>
          </table:table-cell>
          <table:table-cell table:style-name="ce2" office:value-type="string">
            <text:p>VID</text:p>
          </table:table-cell>
          <table:table-cell table:style-name="ce1" office:value-type="string">
            <text:p>VIDEO PROTECTION</text:p>
          </table:table-cell>
        </table:table-row>
        <table:table-row>
          <table:table-cell table:number-columns-repeated="3"/>
          <table:table-cell table:style-name="ce1" office:value-type="string">
            <text:p>l_technologie_type</text:p>
          </table:table-cell>
          <table:table-cell table:style-name="ce2" office:value-type="string">
            <text:p>RAD</text:p>
          </table:table-cell>
          <table:table-cell table:style-name="ce1" office:value-type="string">
            <text:p>RADIO</text:p>
          </table:table-cell>
        </table:table-row>
        <table:table-row>
          <table:table-cell table:number-columns-repeated="3"/>
          <table:table-cell table:style-name="ce1" office:value-type="string">
            <text:p>l_tiroir_type</text:p>
          </table:table-cell>
          <table:table-cell table:style-name="ce1" office:value-type="string">
            <text:p>TIROIR</text:p>
          </table:table-cell>
          <table:table-cell table:style-name="ce1" office:value-type="string">
            <text:p>TIROIR</text:p>
          </table:table-cell>
        </table:table-row>
        <table:table-row>
          <table:table-cell table:number-columns-repeated="3"/>
          <table:table-cell table:style-name="ce1" office:value-type="string">
            <text:p>l_tiroir_type</text:p>
          </table:table-cell>
          <table:table-cell table:style-name="ce1" office:value-type="string">
            <text:p>TETE</text:p>
          </table:table-cell>
          <table:table-cell table:style-name="ce1" office:value-type="string">
            <text:p>TETE DE CABLE</text:p>
          </table:table-cell>
        </table:table-row>
        <table:table-row>
          <table:table-cell table:number-columns-repeated="3"/>
          <table:table-cell table:style-name="ce1" office:value-type="string">
            <text:p>l_tube</text:p>
          </table:table-cell>
          <table:table-cell table:style-name="ce1" office:value-type="float" office:value="1">
            <text:p>1</text:p>
          </table:table-cell>
          <table:table-cell table:style-name="ce1" office:value-type="string">
            <text:p>SOUS FAISCEAU ROUGE UNE BAGUE COURTE</text:p>
          </table:table-cell>
        </table:table-row>
        <table:table-row>
          <table:table-cell table:number-columns-repeated="3"/>
          <table:table-cell table:style-name="ce1" office:value-type="string">
            <text:p>l_tube</text:p>
          </table:table-cell>
          <table:table-cell table:style-name="ce1" office:value-type="float" office:value="2">
            <text:p>2</text:p>
          </table:table-cell>
          <table:table-cell table:style-name="ce1" office:value-type="string">
            <text:p>SOUS FAISCEAU BLEU DEUX BAGUES COURTES</text:p>
          </table:table-cell>
        </table:table-row>
        <table:table-row>
          <table:table-cell table:number-columns-repeated="3"/>
          <table:table-cell table:style-name="ce1" office:value-type="string">
            <text:p>l_tube</text:p>
          </table:table-cell>
          <table:table-cell table:style-name="ce1" office:value-type="float" office:value="3">
            <text:p>3</text:p>
          </table:table-cell>
          <table:table-cell table:style-name="ce1" office:value-type="string">
            <text:p>SOUS FAISCEAU VERT TROIS BAGUES COURTES</text:p>
          </table:table-cell>
        </table:table-row>
        <table:table-row>
          <table:table-cell table:number-columns-repeated="3"/>
          <table:table-cell table:style-name="ce1" office:value-type="string">
            <text:p>l_tube</text:p>
          </table:table-cell>
          <table:table-cell table:style-name="ce1" office:value-type="float" office:value="4">
            <text:p>4</text:p>
          </table:table-cell>
          <table:table-cell table:style-name="ce1" office:value-type="string">
            <text:p>SOUS FAISCEAU JAUNE QUATRE BAGUES COURTES</text:p>
          </table:table-cell>
        </table:table-row>
        <table:table-row>
          <table:table-cell table:number-columns-repeated="3"/>
          <table:table-cell table:style-name="ce1" office:value-type="string">
            <text:p>l_tube</text:p>
          </table:table-cell>
          <table:table-cell table:style-name="ce1" office:value-type="float" office:value="5">
            <text:p>5</text:p>
          </table:table-cell>
          <table:table-cell table:style-name="ce1" office:value-type="string">
            <text:p>SOUS FAISCEAU VIOLET UNE BAGUE LONGUE</text:p>
          </table:table-cell>
        </table:table-row>
        <table:table-row>
          <table:table-cell table:number-columns-repeated="3"/>
          <table:table-cell table:style-name="ce1" office:value-type="string">
            <text:p>l_tube</text:p>
          </table:table-cell>
          <table:table-cell table:style-name="ce1" office:value-type="float" office:value="6">
            <text:p>6</text:p>
          </table:table-cell>
          <table:table-cell table:style-name="ce1" office:value-type="string">
            <text:p>SOUS FAISCEAU BLANC UNE BAGUE LONGUE ET UNE BAGUE COURTE</text:p>
          </table:table-cell>
        </table:table-row>
        <table:table-row>
          <table:table-cell table:number-columns-repeated="3"/>
          <table:table-cell table:style-name="ce1" office:value-type="string">
            <text:p>l_zone_densite</text:p>
          </table:table-cell>
          <table:table-cell table:style-name="ce1" office:value-type="float" office:value="1">
            <text:p>1</text:p>
          </table:table-cell>
          <table:table-cell table:style-name="ce1" office:value-type="string">
            <text:p>ZTD HAUTE DENSITE</text:p>
          </table:table-cell>
        </table:table-row>
        <table:table-row>
          <table:table-cell table:number-columns-repeated="3"/>
          <table:table-cell table:style-name="ce1" office:value-type="string">
            <text:p>l_zone_densite</text:p>
          </table:table-cell>
          <table:table-cell table:style-name="ce1" office:value-type="float" office:value="2">
            <text:p>2</text:p>
          </table:table-cell>
          <table:table-cell table:style-name="ce1" office:value-type="string">
            <text:p>ZTD BASSE DENSITE</text:p>
          </table:table-cell>
        </table:table-row>
        <table:table-row>
          <table:table-cell table:number-columns-repeated="3"/>
          <table:table-cell table:style-name="ce1" office:value-type="string">
            <text:p>l_zone_densite</text:p>
          </table:table-cell>
          <table:table-cell table:style-name="ce1" office:value-type="float" office:value="3">
            <text:p>3</text:p>
          </table:table-cell>
          <table:table-cell table:style-name="ce1" office:value-type="string">
            <text:p>ZM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11" svg:font-family="Arial1"/>
    <style:font-face style:name="F" svg:font-family="" style:font-family-generic="roman"/>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3">00/00/0000</text:date>, <text:time style:data-style-name="N2" text:time-value="16:17:41.7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5-08-03T16:48:32.012000000</dc:date>
    <meta:editing-duration>PT16H39M28S</meta:editing-duration>
    <meta:editing-cycles>21</meta:editing-cycles>
    <meta:generator>LibreOffice/4.3.7.2$Windows_x86 LibreOffice_project/8a35821d8636a03b8bf4e15b48f59794652c68ba</meta:generator>
    <meta:document-statistic meta:table-count="3" meta:cell-count="4087" meta:object-count="0"/>
  </office:meta>
</office:document-meta>
</file>